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29mm"/>
    </style:style>
    <style:style style:name="co4" style:family="table-column">
      <style:table-column-properties fo:break-before="auto" style:column-width="8.55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" style:family="table-cell" style:parent-style-name="Default" style:data-style-name="N100">
      <style:text-properties style:text-position="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mm"/>
    </style:style>
    <style:style style:name="ce36" style:family="table-cell" style:parent-style-name="Default">
      <style:table-cell-properties fo:border="none" style:vertical-align="middle"/>
    </style:style>
    <style:style style:name="ce37" style:family="table-cell" style:parent-style-name="Default" style:data-style-name="N100">
      <style:table-cell-properties style:vertical-align="midd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none" fo:background-color="#e2e9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5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53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5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5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61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2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AES-128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29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32</text:p>
          </table:table-cell>
          <table:table-cell table:style-name="ce19" office:value-type="string" calcext:value-type="string">
            <text:p>88</text:p>
          </table:table-cell>
          <table:table-cell table:style-name="ce19" office:value-type="string" calcext:value-type="string">
            <text:p>31</text:p>
          </table:table-cell>
          <table:table-cell table:style-name="ce24" office:value-type="string" calcext:value-type="string">
            <text:p>E0</text:p>
          </table:table-cell>
          <table:table-cell table:style-name="ce30" office:value-type="string" calcext:value-type="string">
            <text:p>2B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AB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51]" office:value-type="string" office:string-value="39" calcext:value-type="string">
            <text:p>39</text:p>
          </table:table-cell>
          <table:table-cell table:style-name="ce34" table:formula="of:=[.O51]" office:value-type="string" office:string-value="02" calcext:value-type="string">
            <text:p>02</text:p>
          </table:table-cell>
          <table:table-cell table:style-name="ce34" table:formula="of:=[.P51]" office:value-type="string" office:string-value="DC" calcext:value-type="string">
            <text:p>DC</text:p>
          </table:table-cell>
          <table:table-cell table:style-name="ce35" table:formula="of:=[.Q51]" office:value-type="string" office:string-value="19" calcext:value-type="string">
            <text:p>19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3243F6A8885A308D313198A2E0370734" calcext:value-type="string" table:number-columns-spanned="9" table:number-rows-spanned="1">
            <text:p>3243F6A8885A308D313198A2E0370734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8"/>
        </table:table-row>
        <table:table-row table:style-name="ro3">
          <table:table-cell table:style-name="ce7"/>
          <table:table-cell table:style-name="ce13" office:value-type="string" calcext:value-type="string">
            <text:p>43</text:p>
          </table:table-cell>
          <table:table-cell table:style-name="ce19" office:value-type="string" calcext:value-type="string">
            <text:p>5A</text:p>
          </table:table-cell>
          <table:table-cell table:style-name="ce19" office:value-type="string" calcext:value-type="string">
            <text:p>31</text:p>
          </table:table-cell>
          <table:table-cell table:style-name="ce24" office:value-type="string" calcext:value-type="string">
            <text:p>37</text:p>
          </table:table-cell>
          <table:table-cell table:style-name="ce30" office:value-type="string" calcext:value-type="string">
            <text:p>7E</text:p>
          </table:table-cell>
          <table:table-cell table:style-name="ce19" office:value-type="string" calcext:value-type="string">
            <text:p>AE</text:p>
          </table:table-cell>
          <table:table-cell table:style-name="ce19" office:value-type="string" calcext:value-type="string">
            <text:p>F7</text:p>
          </table:table-cell>
          <table:table-cell table:style-name="ce24" office:value-type="string" calcext:value-type="string">
            <text:p>CF</text:p>
          </table:table-cell>
          <table:table-cell table:style-name="ce33" table:formula="of:=[.N52]" office:value-type="string" office:string-value="25" calcext:value-type="string">
            <text:p>25</text:p>
          </table:table-cell>
          <table:table-cell table:style-name="ce34" table:formula="of:=[.O52]" office:value-type="string" office:string-value="DC" calcext:value-type="string">
            <text:p>DC</text:p>
          </table:table-cell>
          <table:table-cell table:style-name="ce34" table:formula="of:=[.P52]" office:value-type="string" office:string-value="11" calcext:value-type="string">
            <text:p>11</text:p>
          </table:table-cell>
          <table:table-cell table:style-name="ce35" table:formula="of:=[.Q52]" office:value-type="string" office:string-value="6A" calcext:value-type="string">
            <text:p>6A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)" office:value-type="string" office:string-value="2B7E151628AED2A6ABF7158809CF4F3C" calcext:value-type="string" table:number-columns-spanned="9" table:number-rows-spanned="1">
            <text:p>2B7E151628AED2A6ABF7158809CF4F3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F6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98</text:p>
          </table:table-cell>
          <table:table-cell table:style-name="ce24" office:value-type="string" calcext:value-type="string">
            <text:p>07</text:p>
          </table:table-cell>
          <table:table-cell table:style-name="ce30" office:value-type="string" calcext:value-type="string">
            <text:p>15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15</text:p>
          </table:table-cell>
          <table:table-cell table:style-name="ce24" office:value-type="string" calcext:value-type="string">
            <text:p>4F</text:p>
          </table:table-cell>
          <table:table-cell table:style-name="ce33" table:formula="of:=[.N53]" office:value-type="string" office:string-value="84" calcext:value-type="string">
            <text:p>84</text:p>
          </table:table-cell>
          <table:table-cell table:style-name="ce34" table:formula="of:=[.O53]" office:value-type="string" office:string-value="09" calcext:value-type="string">
            <text:p>09</text:p>
          </table:table-cell>
          <table:table-cell table:style-name="ce34" table:formula="of:=[.P53]" office:value-type="string" office:string-value="85" calcext:value-type="string">
            <text:p>85</text:p>
          </table:table-cell>
          <table:table-cell table:style-name="ce35" table:formula="of:=[.Q53]" office:value-type="string" office:string-value="0B" calcext:value-type="string">
            <text:p>0B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J5];[.J6];[.J7];[.J8];[.K5];[.K6];[.K7];[.K8];[.L5];[.L6];[.L7];[.L8];[.M5];[.M6];[.M7];[.M8])" office:value-type="string" office:string-value="3925841D02DC09FBDC118597196A0B32" calcext:value-type="string" table:number-columns-spanned="9" table:number-rows-spanned="1">
            <text:p>3925841D02DC09FBDC118597196A0B32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A8</text:p>
          </table:table-cell>
          <table:table-cell table:style-name="ce19" office:value-type="string" calcext:value-type="string">
            <text:p>8D</text:p>
          </table:table-cell>
          <table:table-cell table:style-name="ce19" office:value-type="string" calcext:value-type="string">
            <text:p>A2</text:p>
          </table:table-cell>
          <table:table-cell table:style-name="ce24" office:value-type="string" calcext:value-type="string">
            <text:p>34</text:p>
          </table:table-cell>
          <table:table-cell table:style-name="ce30" office:value-type="string" calcext:value-type="string">
            <text:p>16</text:p>
          </table:table-cell>
          <table:table-cell table:style-name="ce19" office:value-type="string" calcext:value-type="string">
            <text:p>A6</text:p>
          </table:table-cell>
          <table:table-cell table:style-name="ce19" office:value-type="string" calcext:value-type="string">
            <text:p>88</text:p>
          </table:table-cell>
          <table:table-cell table:style-name="ce24" office:value-type="string" calcext:value-type="string">
            <text:p>3C</text:p>
          </table:table-cell>
          <table:table-cell table:style-name="ce33" table:formula="of:=[.N54]" office:value-type="string" office:string-value="1D" calcext:value-type="string">
            <text:p>1D</text:p>
          </table:table-cell>
          <table:table-cell table:style-name="ce34" table:formula="of:=[.O54]" office:value-type="string" office:string-value="FB" calcext:value-type="string">
            <text:p>FB</text:p>
          </table:table-cell>
          <table:table-cell table:style-name="ce34" table:formula="of:=[.P54]" office:value-type="string" office:string-value="97" calcext:value-type="string">
            <text:p>97</text:p>
          </table:table-cell>
          <table:table-cell table:style-name="ce35" table:formula="of:=[.Q54]" office:value-type="string" office:string-value="32" calcext:value-type="string">
            <text:p>32</text:p>
          </table:table-cell>
          <table:table-cell table:style-name="ce37" table:number-columns-repeated="2"/>
          <table:table-cell table:style-name="ce41" table:number-columns-repeated="4"/>
          <table:table-cell table:style-name="ce37"/>
          <table:table-cell table:style-name="ce41" table:number-columns-repeated="4"/>
          <table:table-cell/>
          <table:table-cell table:style-name="ce37"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19" calcext:value-type="string">
            <text:p>19</text:p>
          </table:table-cell>
          <table:table-cell table:style-name="ce21" table:formula="of:=BASE(BITXOR(IF(AND(HEX2DEC([.C5]) &gt;= 0; HEX2DEC([.C5]) &lt;= 255); HEX2DEC([.C5]); 0/0); HEX2DEC([.S11])); 16; 2)" office:value-type="string" office:string-value="A0" calcext:value-type="string">
            <text:p>A0</text:p>
          </table:table-cell>
          <table:table-cell table:style-name="ce21" table:formula="of:=BASE(BITXOR(IF(AND(HEX2DEC([.D5]) &gt;= 0; HEX2DEC([.D5]) &lt;= 255); HEX2DEC([.D5]); 0/0); HEX2DEC([.T11])); 16; 2)" office:value-type="string" office:string-value="9A" calcext:value-type="string">
            <text:p>9A</text:p>
          </table:table-cell>
          <table:table-cell table:style-name="ce26" table:formula="of:=BASE(BITXOR(IF(AND(HEX2DEC([.E5]) &gt;= 0; HEX2DEC([.E5]) &lt;= 255); HEX2DEC([.E5]); 0/0); HEX2DEC([.U11])); 16; 2)" office:value-type="string" office:string-value="E9" calcext:value-type="string">
            <text:p>E9</text:p>
          </table:table-cell>
          <table:table-cell table:style-name="ce15" table:formula="of:=IF(AND(HEX2DEC([.F5]) &gt;= 0; HEX2DEC([.F5]) &lt;= 255); BASE(HEX2DEC([.F5]);16;2); 0/0)" office:value-type="string" office:string-value="2B" calcext:value-type="string">
            <text:p>2B</text:p>
          </table:table-cell>
          <table:table-cell table:style-name="ce21" table:formula="of:=IF(AND(HEX2DEC([.G5]) &gt;= 0; HEX2DEC([.G5]) &lt;= 255); BASE(HEX2DEC([.G5]);16;2); 0/0)" office:value-type="string" office:string-value="28" calcext:value-type="string">
            <text:p>28</text:p>
          </table:table-cell>
          <table:table-cell table:style-name="ce21" table:formula="of:=IF(AND(HEX2DEC([.H5]) &gt;= 0; HEX2DEC([.H5]) &lt;= 255); BASE(HEX2DEC([.H5]);16;2); 0/0)" office:value-type="string" office:string-value="AB" calcext:value-type="string">
            <text:p>AB</text:p>
          </table:table-cell>
          <table:table-cell table:style-name="ce26" table:formula="of:=IF(AND(HEX2DEC([.I5]) &gt;= 0; HEX2DEC([.I5]) &lt;= 255); BASE(HEX2DEC([.I5]);16;2); 0/0)" office:value-type="string" office:string-value="09" calcext:value-type="string">
            <text:p>09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3D" calcext:value-type="string">
            <text:p>3D</text:p>
          </table:table-cell>
          <table:table-cell table:style-name="ce22" table:formula="of:=BASE(BITXOR(IF(AND(HEX2DEC([.C6]) &gt;= 0; HEX2DEC([.C6]) &lt;= 255); HEX2DEC([.C6]); 0/0); HEX2DEC([.S12])); 16; 2)" office:value-type="string" office:string-value="F4" calcext:value-type="string">
            <text:p>F4</text:p>
          </table:table-cell>
          <table:table-cell table:style-name="ce22" table:formula="of:=BASE(BITXOR(IF(AND(HEX2DEC([.D6]) &gt;= 0; HEX2DEC([.D6]) &lt;= 255); HEX2DEC([.D6]); 0/0); HEX2DEC([.T12])); 16; 2)" office:value-type="string" office:string-value="C6" calcext:value-type="string">
            <text:p>C6</text:p>
          </table:table-cell>
          <table:table-cell table:style-name="ce27" table:formula="of:=BASE(BITXOR(IF(AND(HEX2DEC([.E6]) &gt;= 0; HEX2DEC([.E6]) &lt;= 255); HEX2DEC([.E6]); 0/0); HEX2DEC([.U12])); 16; 2)" office:value-type="string" office:string-value="F8" calcext:value-type="string">
            <text:p>F8</text:p>
          </table:table-cell>
          <table:table-cell table:style-name="ce16" table:formula="of:=IF(AND(HEX2DEC([.F6]) &gt;= 0; HEX2DEC([.F6]) &lt;= 255); BASE(HEX2DEC([.F6]);16;2); 0/0)" office:value-type="string" office:string-value="7E" calcext:value-type="string">
            <text:p>7E</text:p>
          </table:table-cell>
          <table:table-cell table:style-name="ce22" table:formula="of:=IF(AND(HEX2DEC([.G6]) &gt;= 0; HEX2DEC([.G6]) &lt;= 255); BASE(HEX2DEC([.G6]);16;2); 0/0)" office:value-type="string" office:string-value="AE" calcext:value-type="string">
            <text:p>AE</text:p>
          </table:table-cell>
          <table:table-cell table:style-name="ce22" table:formula="of:=IF(AND(HEX2DEC([.H6]) &gt;= 0; HEX2DEC([.H6]) &lt;= 255); BASE(HEX2DEC([.H6]);16;2); 0/0)" office:value-type="string" office:string-value="F7" calcext:value-type="string">
            <text:p>F7</text:p>
          </table:table-cell>
          <table:table-cell table:style-name="ce27" table:formula="of:=IF(AND(HEX2DEC([.I6]) &gt;= 0; HEX2DEC([.I6]) &lt;= 255); BASE(HEX2DEC([.I6]);16;2); 0/0)" office:value-type="string" office:string-value="CF" calcext:value-type="string">
            <text:p>C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E3" calcext:value-type="string">
            <text:p>E3</text:p>
          </table:table-cell>
          <table:table-cell table:style-name="ce22" table:formula="of:=BASE(BITXOR(IF(AND(HEX2DEC([.C7]) &gt;= 0; HEX2DEC([.C7]) &lt;= 255); HEX2DEC([.C7]); 0/0); HEX2DEC([.S13])); 16; 2)" office:value-type="string" office:string-value="E2" calcext:value-type="string">
            <text:p>E2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 calcext:value-type="string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48" calcext:value-type="string">
            <text:p>48</text:p>
          </table:table-cell>
          <table:table-cell table:style-name="ce16" table:formula="of:=IF(AND(HEX2DEC([.F7]) &gt;= 0; HEX2DEC([.F7]) &lt;= 255); BASE(HEX2DEC([.F7]);16;2); 0/0)" office:value-type="string" office:string-value="15" calcext:value-type="string">
            <text:p>15</text:p>
          </table:table-cell>
          <table:table-cell table:style-name="ce22" table:formula="of:=IF(AND(HEX2DEC([.G7]) &gt;= 0; HEX2DEC([.G7]) &lt;= 255); BASE(HEX2DEC([.G7]);16;2); 0/0)" office:value-type="string" office:string-value="D2" calcext:value-type="string">
            <text:p>D2</text:p>
          </table:table-cell>
          <table:table-cell table:style-name="ce22" table:formula="of:=IF(AND(HEX2DEC([.H7]) &gt;= 0; HEX2DEC([.H7]) &lt;= 255); BASE(HEX2DEC([.H7]);16;2); 0/0)" office:value-type="string" office:string-value="15" calcext:value-type="string">
            <text:p>15</text:p>
          </table:table-cell>
          <table:table-cell table:style-name="ce27" table:formula="of:=IF(AND(HEX2DEC([.I7]) &gt;= 0; HEX2DEC([.I7]) &lt;= 255); BASE(HEX2DEC([.I7]);16;2); 0/0)" office:value-type="string" office:string-value="4F" calcext:value-type="string">
            <text:p>4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BE" calcext:value-type="string">
            <text:p>BE</text:p>
          </table:table-cell>
          <table:table-cell table:style-name="ce23" table:formula="of:=BASE(BITXOR(IF(AND(HEX2DEC([.C8]) &gt;= 0; HEX2DEC([.C8]) &lt;= 255); HEX2DEC([.C8]); 0/0); HEX2DEC([.S14])); 16; 2)" office:value-type="string" office:string-value="2B" calcext:value-type="string">
            <text:p>2B</text:p>
          </table:table-cell>
          <table:table-cell table:style-name="ce23" table:formula="of:=BASE(BITXOR(IF(AND(HEX2DEC([.D8]) &gt;= 0; HEX2DEC([.D8]) &lt;= 255); HEX2DEC([.D8]); 0/0); HEX2DEC([.T14])); 16; 2)" office:value-type="string" office:string-value="2A" calcext:value-type="string">
            <text:p>2A</text:p>
          </table:table-cell>
          <table:table-cell table:style-name="ce28" table:formula="of:=BASE(BITXOR(IF(AND(HEX2DEC([.E8]) &gt;= 0; HEX2DEC([.E8]) &lt;= 255); HEX2DEC([.E8]); 0/0); HEX2DEC([.U14])); 16; 2)" office:value-type="string" office:string-value="08" calcext:value-type="string">
            <text:p>08</text:p>
          </table:table-cell>
          <table:table-cell table:style-name="ce17" table:formula="of:=IF(AND(HEX2DEC([.F8]) &gt;= 0; HEX2DEC([.F8]) &lt;= 255); BASE(HEX2DEC([.F8]);16;2); 0/0)" office:value-type="string" office:string-value="16" calcext:value-type="string">
            <text:p>16</text:p>
          </table:table-cell>
          <table:table-cell table:style-name="ce23" table:formula="of:=IF(AND(HEX2DEC([.G8]) &gt;= 0; HEX2DEC([.G8]) &lt;= 255); BASE(HEX2DEC([.G8]);16;2); 0/0)" office:value-type="string" office:string-value="A6" calcext:value-type="string">
            <text:p>A6</text:p>
          </table:table-cell>
          <table:table-cell table:style-name="ce23" table:formula="of:=IF(AND(HEX2DEC([.H8]) &gt;= 0; HEX2DEC([.H8]) &lt;= 255); BASE(HEX2DEC([.H8]);16;2); 0/0)" office:value-type="string" office:string-value="88" calcext:value-type="string">
            <text:p>88</text:p>
          </table:table-cell>
          <table:table-cell table:style-name="ce28" table:formula="of:=IF(AND(HEX2DEC([.I8]) &gt;= 0; HEX2DEC([.I8]) &lt;= 255); BASE(HEX2DEC([.I8]);16;2); 0/0)" office:value-type="string" office:string-value="3C" calcext:value-type="string">
            <text:p>3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D4" calcext:value-type="string">
            <text:p>D4</text:p>
          </table:table-cell>
          <table:table-cell table:style-name="ce21" table:formula="of:=VLOOKUP([.O11]; [Tables.$A$2:.$B$257]; 2; 1)" office:value-type="string" office:string-value="E0" calcext:value-type="string">
            <text:p>E0</text:p>
          </table:table-cell>
          <table:table-cell table:style-name="ce21" table:formula="of:=VLOOKUP([.P11]; [Tables.$A$2:.$B$257]; 2; 1)" office:value-type="string" office:string-value="B8" calcext:value-type="string">
            <text:p>B8</text:p>
          </table:table-cell>
          <table:table-cell table:style-name="ce26" table:formula="of:=VLOOKUP([.Q11]; [Tables.$A$2:.$B$257]; 2; 1)" office:value-type="string" office:string-value="1E" calcext:value-type="string">
            <text:p>1E</text:p>
          </table:table-cell>
          <table:table-cell table:style-name="ce15" table:formula="of:=[.B15]" office:value-type="string" office:string-value="D4" calcext:value-type="string">
            <text:p>D4</text:p>
          </table:table-cell>
          <table:table-cell table:style-name="ce21" table:formula="of:=[.C15]" office:value-type="string" office:string-value="E0" calcext:value-type="string">
            <text:p>E0</text:p>
          </table:table-cell>
          <table:table-cell table:style-name="ce21" table:formula="of:=[.D15]" office:value-type="string" office:string-value="B8" calcext:value-type="string">
            <text:p>B8</text:p>
          </table:table-cell>
          <table:table-cell table:style-name="ce26" table:formula="of:=[.E15]" office:value-type="string" office:string-value="1E" calcext:value-type="string">
            <text:p>1E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04" calcext:value-type="string">
            <text:p>04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E0" calcext:value-type="string">
            <text:p>E0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48" calcext:value-type="string">
            <text:p>48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28" calcext:value-type="string">
            <text:p>28</text:p>
          </table:table-cell>
          <table:table-cell table:style-name="ce15" table:formula="of:=BASE(BITXOR(HEX2DEC([.J15]); HEX2DEC([.R15])); 16; 2)" office:value-type="string" office:string-value="A4" calcext:value-type="string">
            <text:p>A4</text:p>
          </table:table-cell>
          <table:table-cell table:style-name="ce21" table:formula="of:=BASE(BITXOR(HEX2DEC([.K15]); HEX2DEC([.S15])); 16; 2)" office:value-type="string" office:string-value="68" calcext:value-type="string">
            <text:p>68</text:p>
          </table:table-cell>
          <table:table-cell table:style-name="ce21" table:formula="of:=BASE(BITXOR(HEX2DEC([.L15]); HEX2DEC([.T15])); 16; 2)" office:value-type="string" office:string-value="6B" calcext:value-type="string">
            <text:p>6B</text:p>
          </table:table-cell>
          <table:table-cell table:style-name="ce26" table:formula="of:=BASE(BITXOR(HEX2DEC([.M15]); HEX2DEC([.U15])); 16; 2)" office:value-type="string" office:string-value="02" calcext:value-type="string">
            <text:p>02</text:p>
          </table:table-cell>
          <table:table-cell table:style-name="ce15" table:formula="of:=BASE(BITXOR(BITXOR(HEX2DEC(VLOOKUP([.U12]; [Tables.$A$2:.$B$257]; 2; 1)); HEX2DEC([.V15])); HEX2DEC([.R11])); 16; 2)" office:value-type="string" office:string-value="A0" calcext:value-type="string">
            <text:p>A0</text:p>
          </table:table-cell>
          <table:table-cell table:style-name="ce21" table:formula="of:=BASE(BITXOR(HEX2DEC([.R15]); HEX2DEC([.S11])); 16; 2)" office:value-type="string" office:string-value="88" calcext:value-type="string">
            <text:p>88</text:p>
          </table:table-cell>
          <table:table-cell table:style-name="ce21" table:formula="of:=BASE(BITXOR(HEX2DEC([.S15]); HEX2DEC([.T11])); 16; 2)" office:value-type="string" office:string-value="23" calcext:value-type="string">
            <text:p>23</text:p>
          </table:table-cell>
          <table:table-cell table:style-name="ce26" table:formula="of:=BASE(BITXOR(HEX2DEC([.T15]); HEX2DEC([.U11])); 16; 2)" office:value-type="string" office:string-value="2A" calcext:value-type="string">
            <text:p>2A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27" calcext:value-type="string">
            <text:p>27</text:p>
          </table:table-cell>
          <table:table-cell table:style-name="ce22" table:formula="of:=VLOOKUP([.O12]; [Tables.$A$2:.$B$257]; 2; 1)" office:value-type="string" office:string-value="BF" calcext:value-type="string">
            <text:p>BF</text:p>
          </table:table-cell>
          <table:table-cell table:style-name="ce22" table:formula="of:=VLOOKUP([.P12]; [Tables.$A$2:.$B$257]; 2; 1)" office:value-type="string" office:string-value="B4" calcext:value-type="string">
            <text:p>B4</text:p>
          </table:table-cell>
          <table:table-cell table:style-name="ce27" table:formula="of:=VLOOKUP([.Q12]; [Tables.$A$2:.$B$257]; 2; 1)" office:value-type="string" office:string-value="41" calcext:value-type="string">
            <text:p>41</text:p>
          </table:table-cell>
          <table:table-cell table:style-name="ce16" table:formula="of:=[.C16]" office:value-type="string" office:string-value="BF" calcext:value-type="string">
            <text:p>BF</text:p>
          </table:table-cell>
          <table:table-cell table:style-name="ce22" table:formula="of:=[.D16]" office:value-type="string" office:string-value="B4" calcext:value-type="string">
            <text:p>B4</text:p>
          </table:table-cell>
          <table:table-cell table:style-name="ce22" table:formula="of:=[.E16]" office:value-type="string" office:string-value="41" calcext:value-type="string">
            <text:p>41</text:p>
          </table:table-cell>
          <table:table-cell table:style-name="ce27" table:formula="of:=[.B16]" office:value-type="string" office:string-value="27" calcext:value-type="string">
            <text:p>27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66" calcext:value-type="string">
            <text:p>66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CB" calcext:value-type="string">
            <text:p>CB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F8" calcext:value-type="string">
            <text:p>F8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06" calcext:value-type="string">
            <text:p>06</text:p>
          </table:table-cell>
          <table:table-cell table:style-name="ce16" table:formula="of:=BASE(BITXOR(HEX2DEC([.J16]); HEX2DEC([.R16])); 16; 2)" office:value-type="string" office:string-value="9C" calcext:value-type="string">
            <text:p>9C</text:p>
          </table:table-cell>
          <table:table-cell table:style-name="ce22" table:formula="of:=BASE(BITXOR(HEX2DEC([.K16]); HEX2DEC([.S16])); 16; 2)" office:value-type="string" office:string-value="9F" calcext:value-type="string">
            <text:p>9F</text:p>
          </table:table-cell>
          <table:table-cell table:style-name="ce22" table:formula="of:=BASE(BITXOR(HEX2DEC([.L16]); HEX2DEC([.T16])); 16; 2)" office:value-type="string" office:string-value="5B" calcext:value-type="string">
            <text:p>5B</text:p>
          </table:table-cell>
          <table:table-cell table:style-name="ce27" table:formula="of:=BASE(BITXOR(HEX2DEC([.M16]); HEX2DEC([.U16])); 16; 2)" office:value-type="string" office:string-value="6A" calcext:value-type="string">
            <text:p>6A</text:p>
          </table:table-cell>
          <table:table-cell table:style-name="ce16" table:formula="of:=BASE(BITXOR(HEX2DEC(VLOOKUP([.U13]; [Tables.$A$2:.$B$257]; 2; 1)); HEX2DEC([.R12])); 16; 2)" office:value-type="string" office:string-value="FA" calcext:value-type="string">
            <text:p>FA</text:p>
          </table:table-cell>
          <table:table-cell table:style-name="ce22" table:formula="of:=BASE(BITXOR(HEX2DEC([.R16]); HEX2DEC([.S12])); 16; 2)" office:value-type="string" office:string-value="54" calcext:value-type="string">
            <text:p>54</text:p>
          </table:table-cell>
          <table:table-cell table:style-name="ce22" table:formula="of:=BASE(BITXOR(HEX2DEC([.S16]); HEX2DEC([.T12])); 16; 2)" office:value-type="string" office:string-value="A3" calcext:value-type="string">
            <text:p>A3</text:p>
          </table:table-cell>
          <table:table-cell table:style-name="ce27" table:formula="of:=BASE(BITXOR(HEX2DEC([.T16]); HEX2DEC([.U12])); 16; 2)" office:value-type="string" office:string-value="6C" calcext:value-type="string">
            <text:p>6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11" calcext:value-type="string">
            <text:p>11</text:p>
          </table:table-cell>
          <table:table-cell table:style-name="ce22" table:formula="of:=VLOOKUP([.O13]; [Tables.$A$2:.$B$257]; 2; 1)" office:value-type="string" office:string-value="98" calcext:value-type="string">
            <text:p>98</text:p>
          </table:table-cell>
          <table:table-cell table:style-name="ce22" table:formula="of:=VLOOKUP([.P13]; [Tables.$A$2:.$B$257]; 2; 1)" office:value-type="string" office:string-value="5D" calcext:value-type="string">
            <text:p>5D</text:p>
          </table:table-cell>
          <table:table-cell table:style-name="ce27" table:formula="of:=VLOOKUP([.Q13]; [Tables.$A$2:.$B$257]; 2; 1)" office:value-type="string" office:string-value="52" calcext:value-type="string">
            <text:p>52</text:p>
          </table:table-cell>
          <table:table-cell table:style-name="ce16" table:formula="of:=[.D17]" office:value-type="string" office:string-value="5D" calcext:value-type="string">
            <text:p>5D</text:p>
          </table:table-cell>
          <table:table-cell table:style-name="ce22" table:formula="of:=[.E17]" office:value-type="string" office:string-value="52" calcext:value-type="string">
            <text:p>52</text:p>
          </table:table-cell>
          <table:table-cell table:style-name="ce22" table:formula="of:=[.B17]" office:value-type="string" office:string-value="11" calcext:value-type="string">
            <text:p>11</text:p>
          </table:table-cell>
          <table:table-cell table:style-name="ce27" table:formula="of:=[.C17]" office:value-type="string" office:string-value="98" calcext:value-type="string">
            <text:p>98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81" calcext:value-type="string">
            <text:p>81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19" calcext:value-type="string">
            <text:p>19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D3" calcext:value-type="string">
            <text:p>D3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26" calcext:value-type="string">
            <text:p>26</text:p>
          </table:table-cell>
          <table:table-cell table:style-name="ce16" table:formula="of:=BASE(BITXOR(HEX2DEC([.J17]); HEX2DEC([.R17])); 16; 2)" office:value-type="string" office:string-value="7F" calcext:value-type="string">
            <text:p>7F</text:p>
          </table:table-cell>
          <table:table-cell table:style-name="ce22" table:formula="of:=BASE(BITXOR(HEX2DEC([.K17]); HEX2DEC([.S17])); 16; 2)" office:value-type="string" office:string-value="35" calcext:value-type="string">
            <text:p>35</text:p>
          </table:table-cell>
          <table:table-cell table:style-name="ce22" table:formula="of:=BASE(BITXOR(HEX2DEC([.L17]); HEX2DEC([.T17])); 16; 2)" office:value-type="string" office:string-value="EA" calcext:value-type="string">
            <text:p>EA</text:p>
          </table:table-cell>
          <table:table-cell table:style-name="ce27" table:formula="of:=BASE(BITXOR(HEX2DEC([.M17]); HEX2DEC([.U17])); 16; 2)" office:value-type="string" office:string-value="50" calcext:value-type="string">
            <text:p>50</text:p>
          </table:table-cell>
          <table:table-cell table:style-name="ce16" table:formula="of:=BASE(BITXOR(HEX2DEC(VLOOKUP([.U14]; [Tables.$A$2:.$B$257]; 2; 1)); HEX2DEC([.R13])); 16; 2)" office:value-type="string" office:string-value="FE" calcext:value-type="string">
            <text:p>FE</text:p>
          </table:table-cell>
          <table:table-cell table:style-name="ce22" table:formula="of:=BASE(BITXOR(HEX2DEC([.R17]); HEX2DEC([.S13])); 16; 2)" office:value-type="string" office:string-value="2C" calcext:value-type="string">
            <text:p>2C</text:p>
          </table:table-cell>
          <table:table-cell table:style-name="ce22" table:formula="of:=BASE(BITXOR(HEX2DEC([.S17]); HEX2DEC([.T13])); 16; 2)" office:value-type="string" office:string-value="39" calcext:value-type="string">
            <text:p>39</text:p>
          </table:table-cell>
          <table:table-cell table:style-name="ce27" table:formula="of:=BASE(BITXOR(HEX2DEC([.T17]); HEX2DEC([.U13])); 16; 2)" office:value-type="string" office:string-value="76" calcext:value-type="string">
            <text:p>7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AE" calcext:value-type="string">
            <text:p>AE</text:p>
          </table:table-cell>
          <table:table-cell table:style-name="ce23" table:formula="of:=VLOOKUP([.O14]; [Tables.$A$2:.$B$257]; 2; 1)" office:value-type="string" office:string-value="F1" calcext:value-type="string">
            <text:p>F1</text:p>
          </table:table-cell>
          <table:table-cell table:style-name="ce23" table:formula="of:=VLOOKUP([.P14]; [Tables.$A$2:.$B$257]; 2; 1)" office:value-type="string" office:string-value="E5" calcext:value-type="string">
            <text:p>E5</text:p>
          </table:table-cell>
          <table:table-cell table:style-name="ce28" table:formula="of:=VLOOKUP([.Q14]; [Tables.$A$2:.$B$257]; 2; 1)" office:value-type="string" office:string-value="30" calcext:value-type="string">
            <text:p>30</text:p>
          </table:table-cell>
          <table:table-cell table:style-name="ce17" table:formula="of:=[.E18]" office:value-type="string" office:string-value="30" calcext:value-type="string">
            <text:p>30</text:p>
          </table:table-cell>
          <table:table-cell table:style-name="ce23" table:formula="of:=[.B18]" office:value-type="string" office:string-value="AE" calcext:value-type="string">
            <text:p>AE</text:p>
          </table:table-cell>
          <table:table-cell table:style-name="ce23" table:formula="of:=[.C18]" office:value-type="string" office:string-value="F1" calcext:value-type="string">
            <text:p>F1</text:p>
          </table:table-cell>
          <table:table-cell table:style-name="ce28" table:formula="of:=[.D18]" office:value-type="string" office:string-value="E5" calcext:value-type="string">
            <text:p>E5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E5" calcext:value-type="string">
            <text:p>E5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9A" calcext:value-type="string">
            <text:p>9A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7A" calcext:value-type="string">
            <text:p>7A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4C" calcext:value-type="string">
            <text:p>4C</text:p>
          </table:table-cell>
          <table:table-cell table:style-name="ce17" table:formula="of:=BASE(BITXOR(HEX2DEC([.J18]); HEX2DEC([.R18])); 16; 2)" office:value-type="string" office:string-value="F2" calcext:value-type="string">
            <text:p>F2</text:p>
          </table:table-cell>
          <table:table-cell table:style-name="ce23" table:formula="of:=BASE(BITXOR(HEX2DEC([.K18]); HEX2DEC([.S18])); 16; 2)" office:value-type="string" office:string-value="2B" calcext:value-type="string">
            <text:p>2B</text:p>
          </table:table-cell>
          <table:table-cell table:style-name="ce23" table:formula="of:=BASE(BITXOR(HEX2DEC([.L18]); HEX2DEC([.T18])); 16; 2)" office:value-type="string" office:string-value="43" calcext:value-type="string">
            <text:p>43</text:p>
          </table:table-cell>
          <table:table-cell table:style-name="ce28" table:formula="of:=BASE(BITXOR(HEX2DEC([.M18]); HEX2DEC([.U18])); 16; 2)" office:value-type="string" office:string-value="49" calcext:value-type="string">
            <text:p>49</text:p>
          </table:table-cell>
          <table:table-cell table:style-name="ce17" table:formula="of:=BASE(BITXOR(HEX2DEC(VLOOKUP([.U11]; [Tables.$A$2:.$B$257]; 2; 1)); HEX2DEC([.R14])); 16; 2)" office:value-type="string" office:string-value="17" calcext:value-type="string">
            <text:p>17</text:p>
          </table:table-cell>
          <table:table-cell table:style-name="ce23" table:formula="of:=BASE(BITXOR(HEX2DEC([.R18]); HEX2DEC([.S14])); 16; 2)" office:value-type="string" office:string-value="B1" calcext:value-type="string">
            <text:p>B1</text:p>
          </table:table-cell>
          <table:table-cell table:style-name="ce23" table:formula="of:=BASE(BITXOR(HEX2DEC([.S18]); HEX2DEC([.T14])); 16; 2)" office:value-type="string" office:string-value="39" calcext:value-type="string">
            <text:p>39</text:p>
          </table:table-cell>
          <table:table-cell table:style-name="ce28" table:formula="of:=BASE(BITXOR(HEX2DEC([.T18]); HEX2DEC([.U14])); 16; 2)" office:value-type="string" office:string-value="05" calcext:value-type="string">
            <text:p>0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49" calcext:value-type="string">
            <text:p>49</text:p>
          </table:table-cell>
          <table:table-cell table:style-name="ce21" table:formula="of:=VLOOKUP([.O15]; [Tables.$A$2:.$B$257]; 2; 1)" office:value-type="string" office:string-value="45" calcext:value-type="string">
            <text:p>45</text:p>
          </table:table-cell>
          <table:table-cell table:style-name="ce21" table:formula="of:=VLOOKUP([.P15]; [Tables.$A$2:.$B$257]; 2; 1)" office:value-type="string" office:string-value="7F" calcext:value-type="string">
            <text:p>7F</text:p>
          </table:table-cell>
          <table:table-cell table:style-name="ce26" table:formula="of:=VLOOKUP([.Q15]; [Tables.$A$2:.$B$257]; 2; 1)" office:value-type="string" office:string-value="77" calcext:value-type="string">
            <text:p>77</text:p>
          </table:table-cell>
          <table:table-cell table:style-name="ce15" table:formula="of:=[.B19]" office:value-type="string" office:string-value="49" calcext:value-type="string">
            <text:p>49</text:p>
          </table:table-cell>
          <table:table-cell table:style-name="ce21" table:formula="of:=[.C19]" office:value-type="string" office:string-value="45" calcext:value-type="string">
            <text:p>45</text:p>
          </table:table-cell>
          <table:table-cell table:style-name="ce21" table:formula="of:=[.D19]" office:value-type="string" office:string-value="7F" calcext:value-type="string">
            <text:p>7F</text:p>
          </table:table-cell>
          <table:table-cell table:style-name="ce26" table:formula="of:=[.E19]" office:value-type="string" office:string-value="77" calcext:value-type="string">
            <text:p>77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58" calcext:value-type="string">
            <text:p>58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1B" calcext:value-type="string">
            <text:p>1B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DB" calcext:value-type="string">
            <text:p>DB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1B" calcext:value-type="string">
            <text:p>1B</text:p>
          </table:table-cell>
          <table:table-cell table:style-name="ce15" table:formula="of:=BASE(BITXOR(HEX2DEC([.J19]); HEX2DEC([.R19])); 16; 2)" office:value-type="string" office:string-value="AA" calcext:value-type="string">
            <text:p>AA</text:p>
          </table:table-cell>
          <table:table-cell table:style-name="ce21" table:formula="of:=BASE(BITXOR(HEX2DEC([.K19]); HEX2DEC([.S19])); 16; 2)" office:value-type="string" office:string-value="61" calcext:value-type="string">
            <text:p>61</text:p>
          </table:table-cell>
          <table:table-cell table:style-name="ce21" table:formula="of:=BASE(BITXOR(HEX2DEC([.L19]); HEX2DEC([.T19])); 16; 2)" office:value-type="string" office:string-value="82" calcext:value-type="string">
            <text:p>82</text:p>
          </table:table-cell>
          <table:table-cell table:style-name="ce26" table:formula="of:=BASE(BITXOR(HEX2DEC([.M19]); HEX2DEC([.U19])); 16; 2)" office:value-type="string" office:string-value="68" calcext:value-type="string">
            <text:p>68</text:p>
          </table:table-cell>
          <table:table-cell table:style-name="ce15" table:formula="of:=BASE(BITXOR(BITXOR(HEX2DEC(VLOOKUP([.U16]; [Tables.$A$2:.$B$257]; 2; 1)); HEX2DEC([.V19])); HEX2DEC([.R15])); 16; 2)" office:value-type="string" office:string-value="F2" calcext:value-type="string">
            <text:p>F2</text:p>
          </table:table-cell>
          <table:table-cell table:style-name="ce21" table:formula="of:=BASE(BITXOR(HEX2DEC([.R19]); HEX2DEC([.S15])); 16; 2)" office:value-type="string" office:string-value="7A" calcext:value-type="string">
            <text:p>7A</text:p>
          </table:table-cell>
          <table:table-cell table:style-name="ce21" table:formula="of:=BASE(BITXOR(HEX2DEC([.S19]); HEX2DEC([.T15])); 16; 2)" office:value-type="string" office:string-value="59" calcext:value-type="string">
            <text:p>59</text:p>
          </table:table-cell>
          <table:table-cell table:style-name="ce26" table:formula="of:=BASE(BITXOR(HEX2DEC([.T19]); HEX2DEC([.U15])); 16; 2)" office:value-type="string" office:string-value="73" calcext:value-type="string">
            <text:p>73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DE" calcext:value-type="string">
            <text:p>DE</text:p>
          </table:table-cell>
          <table:table-cell table:style-name="ce22" table:formula="of:=VLOOKUP([.O16]; [Tables.$A$2:.$B$257]; 2; 1)" office:value-type="string" office:string-value="DB" calcext:value-type="string">
            <text:p>DB</text:p>
          </table:table-cell>
          <table:table-cell table:style-name="ce22" table:formula="of:=VLOOKUP([.P16]; [Tables.$A$2:.$B$257]; 2; 1)" office:value-type="string" office:string-value="39" calcext:value-type="string">
            <text:p>39</text:p>
          </table:table-cell>
          <table:table-cell table:style-name="ce27" table:formula="of:=VLOOKUP([.Q16]; [Tables.$A$2:.$B$257]; 2; 1)" office:value-type="string" office:string-value="02" calcext:value-type="string">
            <text:p>02</text:p>
          </table:table-cell>
          <table:table-cell table:style-name="ce16" table:formula="of:=[.C20]" office:value-type="string" office:string-value="DB" calcext:value-type="string">
            <text:p>DB</text:p>
          </table:table-cell>
          <table:table-cell table:style-name="ce22" table:formula="of:=[.D20]" office:value-type="string" office:string-value="39" calcext:value-type="string">
            <text:p>39</text:p>
          </table:table-cell>
          <table:table-cell table:style-name="ce22" table:formula="of:=[.E20]" office:value-type="string" office:string-value="02" calcext:value-type="string">
            <text:p>02</text:p>
          </table:table-cell>
          <table:table-cell table:style-name="ce27" table:formula="of:=[.B20]" office:value-type="string" office:string-value="DE" calcext:value-type="string">
            <text:p>DE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4D" calcext:value-type="string">
            <text:p>4D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4B" calcext:value-type="string">
            <text:p>4B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E7" calcext:value-type="string">
            <text:p>E7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6B" calcext:value-type="string">
            <text:p>6B</text:p>
          </table:table-cell>
          <table:table-cell table:style-name="ce16" table:formula="of:=BASE(BITXOR(HEX2DEC([.J20]); HEX2DEC([.R20])); 16; 2)" office:value-type="string" office:string-value="8F" calcext:value-type="string">
            <text:p>8F</text:p>
          </table:table-cell>
          <table:table-cell table:style-name="ce22" table:formula="of:=BASE(BITXOR(HEX2DEC([.K20]); HEX2DEC([.S20])); 16; 2)" office:value-type="string" office:string-value="DD" calcext:value-type="string">
            <text:p>DD</text:p>
          </table:table-cell>
          <table:table-cell table:style-name="ce22" table:formula="of:=BASE(BITXOR(HEX2DEC([.L20]); HEX2DEC([.T20])); 16; 2)" office:value-type="string" office:string-value="D2" calcext:value-type="string">
            <text:p>D2</text:p>
          </table:table-cell>
          <table:table-cell table:style-name="ce27" table:formula="of:=BASE(BITXOR(HEX2DEC([.M20]); HEX2DEC([.U20])); 16; 2)" office:value-type="string" office:string-value="32" calcext:value-type="string">
            <text:p>32</text:p>
          </table:table-cell>
          <table:table-cell table:style-name="ce16" table:formula="of:=BASE(BITXOR(HEX2DEC(VLOOKUP([.U17]; [Tables.$A$2:.$B$257]; 2; 1)); HEX2DEC([.R16])); 16; 2)" office:value-type="string" office:string-value="C2" calcext:value-type="string">
            <text:p>C2</text:p>
          </table:table-cell>
          <table:table-cell table:style-name="ce22" table:formula="of:=BASE(BITXOR(HEX2DEC([.R20]); HEX2DEC([.S16])); 16; 2)" office:value-type="string" office:string-value="96" calcext:value-type="string">
            <text:p>96</text:p>
          </table:table-cell>
          <table:table-cell table:style-name="ce22" table:formula="of:=BASE(BITXOR(HEX2DEC([.S20]); HEX2DEC([.T16])); 16; 2)" office:value-type="string" office:string-value="35" calcext:value-type="string">
            <text:p>35</text:p>
          </table:table-cell>
          <table:table-cell table:style-name="ce27" table:formula="of:=BASE(BITXOR(HEX2DEC([.T20]); HEX2DEC([.U16])); 16; 2)" office:value-type="string" office:string-value="59" calcext:value-type="string">
            <text:p>5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D2" calcext:value-type="string">
            <text:p>D2</text:p>
          </table:table-cell>
          <table:table-cell table:style-name="ce22" table:formula="of:=VLOOKUP([.O17]; [Tables.$A$2:.$B$257]; 2; 1)" office:value-type="string" office:string-value="96" calcext:value-type="string">
            <text:p>96</text:p>
          </table:table-cell>
          <table:table-cell table:style-name="ce22" table:formula="of:=VLOOKUP([.P17]; [Tables.$A$2:.$B$257]; 2; 1)" office:value-type="string" office:string-value="87" calcext:value-type="string">
            <text:p>87</text:p>
          </table:table-cell>
          <table:table-cell table:style-name="ce27" table:formula="of:=VLOOKUP([.Q17]; [Tables.$A$2:.$B$257]; 2; 1)" office:value-type="string" office:string-value="53" calcext:value-type="string">
            <text:p>53</text:p>
          </table:table-cell>
          <table:table-cell table:style-name="ce16" table:formula="of:=[.D21]" office:value-type="string" office:string-value="87" calcext:value-type="string">
            <text:p>87</text:p>
          </table:table-cell>
          <table:table-cell table:style-name="ce22" table:formula="of:=[.E21]" office:value-type="string" office:string-value="53" calcext:value-type="string">
            <text:p>53</text:p>
          </table:table-cell>
          <table:table-cell table:style-name="ce22" table:formula="of:=[.B21]" office:value-type="string" office:string-value="D2" calcext:value-type="string">
            <text:p>D2</text:p>
          </table:table-cell>
          <table:table-cell table:style-name="ce27" table:formula="of:=[.C21]" office:value-type="string" office:string-value="96" calcext:value-type="string">
            <text:p>96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CA" calcext:value-type="string">
            <text:p>CA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5A" calcext:value-type="string">
            <text:p>5A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CA" calcext:value-type="string">
            <text:p>CA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B0" calcext:value-type="string">
            <text:p>B0</text:p>
          </table:table-cell>
          <table:table-cell table:style-name="ce16" table:formula="of:=BASE(BITXOR(HEX2DEC([.J21]); HEX2DEC([.R21])); 16; 2)" office:value-type="string" office:string-value="5F" calcext:value-type="string">
            <text:p>5F</text:p>
          </table:table-cell>
          <table:table-cell table:style-name="ce22" table:formula="of:=BASE(BITXOR(HEX2DEC([.K21]); HEX2DEC([.S21])); 16; 2)" office:value-type="string" office:string-value="E3" calcext:value-type="string">
            <text:p>E3</text:p>
          </table:table-cell>
          <table:table-cell table:style-name="ce22" table:formula="of:=BASE(BITXOR(HEX2DEC([.L21]); HEX2DEC([.T21])); 16; 2)" office:value-type="string" office:string-value="4A" calcext:value-type="string">
            <text:p>4A</text:p>
          </table:table-cell>
          <table:table-cell table:style-name="ce27" table:formula="of:=BASE(BITXOR(HEX2DEC([.M21]); HEX2DEC([.U21])); 16; 2)" office:value-type="string" office:string-value="46" calcext:value-type="string">
            <text:p>46</text:p>
          </table:table-cell>
          <table:table-cell table:style-name="ce16" table:formula="of:=BASE(BITXOR(HEX2DEC(VLOOKUP([.U18]; [Tables.$A$2:.$B$257]; 2; 1)); HEX2DEC([.R17])); 16; 2)" office:value-type="string" office:string-value="95" calcext:value-type="string">
            <text:p>95</text:p>
          </table:table-cell>
          <table:table-cell table:style-name="ce22" table:formula="of:=BASE(BITXOR(HEX2DEC([.R21]); HEX2DEC([.S17])); 16; 2)" office:value-type="string" office:string-value="B9" calcext:value-type="string">
            <text:p>B9</text:p>
          </table:table-cell>
          <table:table-cell table:style-name="ce22" table:formula="of:=BASE(BITXOR(HEX2DEC([.S21]); HEX2DEC([.T17])); 16; 2)" office:value-type="string" office:string-value="80" calcext:value-type="string">
            <text:p>80</text:p>
          </table:table-cell>
          <table:table-cell table:style-name="ce27" table:formula="of:=BASE(BITXOR(HEX2DEC([.T21]); HEX2DEC([.U17])); 16; 2)" office:value-type="string" office:string-value="F6" calcext:value-type="string">
            <text:p>F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89" calcext:value-type="string">
            <text:p>89</text:p>
          </table:table-cell>
          <table:table-cell table:style-name="ce23" table:formula="of:=VLOOKUP([.O18]; [Tables.$A$2:.$B$257]; 2; 1)" office:value-type="string" office:string-value="F1" calcext:value-type="string">
            <text:p>F1</text:p>
          </table:table-cell>
          <table:table-cell table:style-name="ce23" table:formula="of:=VLOOKUP([.P18]; [Tables.$A$2:.$B$257]; 2; 1)" office:value-type="string" office:string-value="1A" calcext:value-type="string">
            <text:p>1A</text:p>
          </table:table-cell>
          <table:table-cell table:style-name="ce28" table:formula="of:=VLOOKUP([.Q18]; [Tables.$A$2:.$B$257]; 2; 1)" office:value-type="string" office:string-value="3B" calcext:value-type="string">
            <text:p>3B</text:p>
          </table:table-cell>
          <table:table-cell table:style-name="ce17" table:formula="of:=[.E22]" office:value-type="string" office:string-value="3B" calcext:value-type="string">
            <text:p>3B</text:p>
          </table:table-cell>
          <table:table-cell table:style-name="ce23" table:formula="of:=[.B22]" office:value-type="string" office:string-value="89" calcext:value-type="string">
            <text:p>89</text:p>
          </table:table-cell>
          <table:table-cell table:style-name="ce23" table:formula="of:=[.C22]" office:value-type="string" office:string-value="F1" calcext:value-type="string">
            <text:p>F1</text:p>
          </table:table-cell>
          <table:table-cell table:style-name="ce28" table:formula="of:=[.D22]" office:value-type="string" office:string-value="1A" calcext:value-type="string">
            <text:p>1A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F1" calcext:value-type="string">
            <text:p>F1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AC" calcext:value-type="string">
            <text:p>AC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A8" calcext:value-type="string">
            <text:p>A8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E5" calcext:value-type="string">
            <text:p>E5</text:p>
          </table:table-cell>
          <table:table-cell table:style-name="ce17" table:formula="of:=BASE(BITXOR(HEX2DEC([.J22]); HEX2DEC([.R22])); 16; 2)" office:value-type="string" office:string-value="03" calcext:value-type="string">
            <text:p>03</text:p>
          </table:table-cell>
          <table:table-cell table:style-name="ce23" table:formula="of:=BASE(BITXOR(HEX2DEC([.K22]); HEX2DEC([.S22])); 16; 2)" office:value-type="string" office:string-value="EF" calcext:value-type="string">
            <text:p>EF</text:p>
          </table:table-cell>
          <table:table-cell table:style-name="ce23" table:formula="of:=BASE(BITXOR(HEX2DEC([.L22]); HEX2DEC([.T22])); 16; 2)" office:value-type="string" office:string-value="D2" calcext:value-type="string">
            <text:p>D2</text:p>
          </table:table-cell>
          <table:table-cell table:style-name="ce28" table:formula="of:=BASE(BITXOR(HEX2DEC([.M22]); HEX2DEC([.U22])); 16; 2)" office:value-type="string" office:string-value="9A" calcext:value-type="string">
            <text:p>9A</text:p>
          </table:table-cell>
          <table:table-cell table:style-name="ce17" table:formula="of:=BASE(BITXOR(HEX2DEC(VLOOKUP([.U15]; [Tables.$A$2:.$B$257]; 2; 1)); HEX2DEC([.R18])); 16; 2)" office:value-type="string" office:string-value="F2" calcext:value-type="string">
            <text:p>F2</text:p>
          </table:table-cell>
          <table:table-cell table:style-name="ce23" table:formula="of:=BASE(BITXOR(HEX2DEC([.R22]); HEX2DEC([.S18])); 16; 2)" office:value-type="string" office:string-value="43" calcext:value-type="string">
            <text:p>43</text:p>
          </table:table-cell>
          <table:table-cell table:style-name="ce23" table:formula="of:=BASE(BITXOR(HEX2DEC([.S22]); HEX2DEC([.T18])); 16; 2)" office:value-type="string" office:string-value="7A" calcext:value-type="string">
            <text:p>7A</text:p>
          </table:table-cell>
          <table:table-cell table:style-name="ce28" table:formula="of:=BASE(BITXOR(HEX2DEC([.T22]); HEX2DEC([.U18])); 16; 2)" office:value-type="string" office:string-value="7F" calcext:value-type="string">
            <text:p>7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AC" calcext:value-type="string">
            <text:p>AC</text:p>
          </table:table-cell>
          <table:table-cell table:style-name="ce21" table:formula="of:=VLOOKUP([.O19]; [Tables.$A$2:.$B$257]; 2; 1)" office:value-type="string" office:string-value="EF" calcext:value-type="string">
            <text:p>EF</text:p>
          </table:table-cell>
          <table:table-cell table:style-name="ce21" table:formula="of:=VLOOKUP([.P19]; [Tables.$A$2:.$B$257]; 2; 1)" office:value-type="string" office:string-value="13" calcext:value-type="string">
            <text:p>13</text:p>
          </table:table-cell>
          <table:table-cell table:style-name="ce26" table:formula="of:=VLOOKUP([.Q19]; [Tables.$A$2:.$B$257]; 2; 1)" office:value-type="string" office:string-value="45" calcext:value-type="string">
            <text:p>45</text:p>
          </table:table-cell>
          <table:table-cell table:style-name="ce15" table:formula="of:=[.B23]" office:value-type="string" office:string-value="AC" calcext:value-type="string">
            <text:p>AC</text:p>
          </table:table-cell>
          <table:table-cell table:style-name="ce21" table:formula="of:=[.C23]" office:value-type="string" office:string-value="EF" calcext:value-type="string">
            <text:p>EF</text:p>
          </table:table-cell>
          <table:table-cell table:style-name="ce21" table:formula="of:=[.D23]" office:value-type="string" office:string-value="13" calcext:value-type="string">
            <text:p>13</text:p>
          </table:table-cell>
          <table:table-cell table:style-name="ce26" table:formula="of:=[.E23]" office:value-type="string" office:string-value="45" calcext:value-type="string">
            <text:p>45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75" calcext:value-type="string">
            <text:p>75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20" calcext:value-type="string">
            <text:p>20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53" calcext:value-type="string">
            <text:p>53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BB" calcext:value-type="string">
            <text:p>BB</text:p>
          </table:table-cell>
          <table:table-cell table:style-name="ce15" table:formula="of:=BASE(BITXOR(HEX2DEC([.J23]); HEX2DEC([.R23])); 16; 2)" office:value-type="string" office:string-value="48" calcext:value-type="string">
            <text:p>48</text:p>
          </table:table-cell>
          <table:table-cell table:style-name="ce21" table:formula="of:=BASE(BITXOR(HEX2DEC([.K23]); HEX2DEC([.S23])); 16; 2)" office:value-type="string" office:string-value="67" calcext:value-type="string">
            <text:p>67</text:p>
          </table:table-cell>
          <table:table-cell table:style-name="ce21" table:formula="of:=BASE(BITXOR(HEX2DEC([.L23]); HEX2DEC([.T23])); 16; 2)" office:value-type="string" office:string-value="4D" calcext:value-type="string">
            <text:p>4D</text:p>
          </table:table-cell>
          <table:table-cell table:style-name="ce26" table:formula="of:=BASE(BITXOR(HEX2DEC([.M23]); HEX2DEC([.U23])); 16; 2)" office:value-type="string" office:string-value="D6" calcext:value-type="string">
            <text:p>D6</text:p>
          </table:table-cell>
          <table:table-cell table:style-name="ce15" table:formula="of:=BASE(BITXOR(BITXOR(HEX2DEC(VLOOKUP([.U20]; [Tables.$A$2:.$B$257]; 2; 1)); HEX2DEC([.V23])); HEX2DEC([.R19])); 16; 2)" office:value-type="string" office:string-value="3D" calcext:value-type="string">
            <text:p>3D</text:p>
          </table:table-cell>
          <table:table-cell table:style-name="ce21" table:formula="of:=BASE(BITXOR(HEX2DEC([.R23]); HEX2DEC([.S19])); 16; 2)" office:value-type="string" office:string-value="47" calcext:value-type="string">
            <text:p>47</text:p>
          </table:table-cell>
          <table:table-cell table:style-name="ce21" table:formula="of:=BASE(BITXOR(HEX2DEC([.S23]); HEX2DEC([.T19])); 16; 2)" office:value-type="string" office:string-value="1E" calcext:value-type="string">
            <text:p>1E</text:p>
          </table:table-cell>
          <table:table-cell table:style-name="ce26" table:formula="of:=BASE(BITXOR(HEX2DEC([.T23]); HEX2DEC([.U19])); 16; 2)" office:value-type="string" office:string-value="6D" calcext:value-type="string">
            <text:p>6D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73" calcext:value-type="string">
            <text:p>73</text:p>
          </table:table-cell>
          <table:table-cell table:style-name="ce22" table:formula="of:=VLOOKUP([.O20]; [Tables.$A$2:.$B$257]; 2; 1)" office:value-type="string" office:string-value="C1" calcext:value-type="string">
            <text:p>C1</text:p>
          </table:table-cell>
          <table:table-cell table:style-name="ce22" table:formula="of:=VLOOKUP([.P20]; [Tables.$A$2:.$B$257]; 2; 1)" office:value-type="string" office:string-value="B5" calcext:value-type="string">
            <text:p>B5</text:p>
          </table:table-cell>
          <table:table-cell table:style-name="ce27" table:formula="of:=VLOOKUP([.Q20]; [Tables.$A$2:.$B$257]; 2; 1)" office:value-type="string" office:string-value="23" calcext:value-type="string">
            <text:p>23</text:p>
          </table:table-cell>
          <table:table-cell table:style-name="ce16" table:formula="of:=[.C24]" office:value-type="string" office:string-value="C1" calcext:value-type="string">
            <text:p>C1</text:p>
          </table:table-cell>
          <table:table-cell table:style-name="ce22" table:formula="of:=[.D24]" office:value-type="string" office:string-value="B5" calcext:value-type="string">
            <text:p>B5</text:p>
          </table:table-cell>
          <table:table-cell table:style-name="ce22" table:formula="of:=[.E24]" office:value-type="string" office:string-value="23" calcext:value-type="string">
            <text:p>23</text:p>
          </table:table-cell>
          <table:table-cell table:style-name="ce27" table:formula="of:=[.B24]" office:value-type="string" office:string-value="73" calcext:value-type="string">
            <text:p>73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EC" calcext:value-type="string">
            <text:p>EC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0B" calcext:value-type="string">
            <text:p>0B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C0" calcext:value-type="string">
            <text:p>C0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25" calcext:value-type="string">
            <text:p>25</text:p>
          </table:table-cell>
          <table:table-cell table:style-name="ce16" table:formula="of:=BASE(BITXOR(HEX2DEC([.J24]); HEX2DEC([.R24])); 16; 2)" office:value-type="string" office:string-value="6C" calcext:value-type="string">
            <text:p>6C</text:p>
          </table:table-cell>
          <table:table-cell table:style-name="ce22" table:formula="of:=BASE(BITXOR(HEX2DEC([.K24]); HEX2DEC([.S24])); 16; 2)" office:value-type="string" office:string-value="1D" calcext:value-type="string">
            <text:p>1D</text:p>
          </table:table-cell>
          <table:table-cell table:style-name="ce22" table:formula="of:=BASE(BITXOR(HEX2DEC([.L24]); HEX2DEC([.T24])); 16; 2)" office:value-type="string" office:string-value="E3" calcext:value-type="string">
            <text:p>E3</text:p>
          </table:table-cell>
          <table:table-cell table:style-name="ce27" table:formula="of:=BASE(BITXOR(HEX2DEC([.M24]); HEX2DEC([.U24])); 16; 2)" office:value-type="string" office:string-value="5F" calcext:value-type="string">
            <text:p>5F</text:p>
          </table:table-cell>
          <table:table-cell table:style-name="ce16" table:formula="of:=BASE(BITXOR(HEX2DEC(VLOOKUP([.U21]; [Tables.$A$2:.$B$257]; 2; 1)); HEX2DEC([.R20])); 16; 2)" office:value-type="string" office:string-value="80" calcext:value-type="string">
            <text:p>80</text:p>
          </table:table-cell>
          <table:table-cell table:style-name="ce22" table:formula="of:=BASE(BITXOR(HEX2DEC([.R24]); HEX2DEC([.S20])); 16; 2)" office:value-type="string" office:string-value="16" calcext:value-type="string">
            <text:p>16</text:p>
          </table:table-cell>
          <table:table-cell table:style-name="ce22" table:formula="of:=BASE(BITXOR(HEX2DEC([.S24]); HEX2DEC([.T20])); 16; 2)" office:value-type="string" office:string-value="23" calcext:value-type="string">
            <text:p>23</text:p>
          </table:table-cell>
          <table:table-cell table:style-name="ce27" table:formula="of:=BASE(BITXOR(HEX2DEC([.T24]); HEX2DEC([.U20])); 16; 2)" office:value-type="string" office:string-value="7A" calcext:value-type="string">
            <text:p>7A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CF" calcext:value-type="string">
            <text:p>CF</text:p>
          </table:table-cell>
          <table:table-cell table:style-name="ce22" table:formula="of:=VLOOKUP([.O21]; [Tables.$A$2:.$B$257]; 2; 1)" office:value-type="string" office:string-value="11" calcext:value-type="string">
            <text:p>11</text:p>
          </table:table-cell>
          <table:table-cell table:style-name="ce22" table:formula="of:=VLOOKUP([.P21]; [Tables.$A$2:.$B$257]; 2; 1)" office:value-type="string" office:string-value="D6" calcext:value-type="string">
            <text:p>D6</text:p>
          </table:table-cell>
          <table:table-cell table:style-name="ce27" table:formula="of:=VLOOKUP([.Q21]; [Tables.$A$2:.$B$257]; 2; 1)" office:value-type="string" office:string-value="5A" calcext:value-type="string">
            <text:p>5A</text:p>
          </table:table-cell>
          <table:table-cell table:style-name="ce16" table:formula="of:=[.D25]" office:value-type="string" office:string-value="D6" calcext:value-type="string">
            <text:p>D6</text:p>
          </table:table-cell>
          <table:table-cell table:style-name="ce22" table:formula="of:=[.E25]" office:value-type="string" office:string-value="5A" calcext:value-type="string">
            <text:p>5A</text:p>
          </table:table-cell>
          <table:table-cell table:style-name="ce22" table:formula="of:=[.B25]" office:value-type="string" office:string-value="CF" calcext:value-type="string">
            <text:p>CF</text:p>
          </table:table-cell>
          <table:table-cell table:style-name="ce27" table:formula="of:=[.C25]" office:value-type="string" office:string-value="11" calcext:value-type="string">
            <text:p>11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09" calcext:value-type="string">
            <text:p>09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63" calcext:value-type="string">
            <text:p>63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CF" calcext:value-type="string">
            <text:p>CF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D0" calcext:value-type="string">
            <text:p>D0</text:p>
          </table:table-cell>
          <table:table-cell table:style-name="ce16" table:formula="of:=BASE(BITXOR(HEX2DEC([.J25]); HEX2DEC([.R25])); 16; 2)" office:value-type="string" office:string-value="4E" calcext:value-type="string">
            <text:p>4E</text:p>
          </table:table-cell>
          <table:table-cell table:style-name="ce22" table:formula="of:=BASE(BITXOR(HEX2DEC([.K25]); HEX2DEC([.S25])); 16; 2)" office:value-type="string" office:string-value="9D" calcext:value-type="string">
            <text:p>9D</text:p>
          </table:table-cell>
          <table:table-cell table:style-name="ce22" table:formula="of:=BASE(BITXOR(HEX2DEC([.L25]); HEX2DEC([.T25])); 16; 2)" office:value-type="string" office:string-value="B1" calcext:value-type="string">
            <text:p>B1</text:p>
          </table:table-cell>
          <table:table-cell table:style-name="ce27" table:formula="of:=BASE(BITXOR(HEX2DEC([.M25]); HEX2DEC([.U25])); 16; 2)" office:value-type="string" office:string-value="58" calcext:value-type="string">
            <text:p>58</text:p>
          </table:table-cell>
          <table:table-cell table:style-name="ce16" table:formula="of:=BASE(BITXOR(HEX2DEC(VLOOKUP([.U22]; [Tables.$A$2:.$B$257]; 2; 1)); HEX2DEC([.R21])); 16; 2)" office:value-type="string" office:string-value="47" calcext:value-type="string">
            <text:p>47</text:p>
          </table:table-cell>
          <table:table-cell table:style-name="ce22" table:formula="of:=BASE(BITXOR(HEX2DEC([.R25]); HEX2DEC([.S21])); 16; 2)" office:value-type="string" office:string-value="FE" calcext:value-type="string">
            <text:p>FE</text:p>
          </table:table-cell>
          <table:table-cell table:style-name="ce22" table:formula="of:=BASE(BITXOR(HEX2DEC([.S25]); HEX2DEC([.T21])); 16; 2)" office:value-type="string" office:string-value="7E" calcext:value-type="string">
            <text:p>7E</text:p>
          </table:table-cell>
          <table:table-cell table:style-name="ce27" table:formula="of:=BASE(BITXOR(HEX2DEC([.T25]); HEX2DEC([.U21])); 16; 2)" office:value-type="string" office:string-value="88" calcext:value-type="string">
            <text:p>8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7B" calcext:value-type="string">
            <text:p>7B</text:p>
          </table:table-cell>
          <table:table-cell table:style-name="ce23" table:formula="of:=VLOOKUP([.O22]; [Tables.$A$2:.$B$257]; 2; 1)" office:value-type="string" office:string-value="DF" calcext:value-type="string">
            <text:p>DF</text:p>
          </table:table-cell>
          <table:table-cell table:style-name="ce23" table:formula="of:=VLOOKUP([.P22]; [Tables.$A$2:.$B$257]; 2; 1)" office:value-type="string" office:string-value="B5" calcext:value-type="string">
            <text:p>B5</text:p>
          </table:table-cell>
          <table:table-cell table:style-name="ce28" table:formula="of:=VLOOKUP([.Q22]; [Tables.$A$2:.$B$257]; 2; 1)" office:value-type="string" office:string-value="B8" calcext:value-type="string">
            <text:p>B8</text:p>
          </table:table-cell>
          <table:table-cell table:style-name="ce17" table:formula="of:=[.E26]" office:value-type="string" office:string-value="B8" calcext:value-type="string">
            <text:p>B8</text:p>
          </table:table-cell>
          <table:table-cell table:style-name="ce23" table:formula="of:=[.B26]" office:value-type="string" office:string-value="7B" calcext:value-type="string">
            <text:p>7B</text:p>
          </table:table-cell>
          <table:table-cell table:style-name="ce23" table:formula="of:=[.C26]" office:value-type="string" office:string-value="DF" calcext:value-type="string">
            <text:p>DF</text:p>
          </table:table-cell>
          <table:table-cell table:style-name="ce28" table:formula="of:=[.D26]" office:value-type="string" office:string-value="B5" calcext:value-type="string">
            <text:p>B5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93" calcext:value-type="string">
            <text:p>93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33" calcext:value-type="string">
            <text:p>33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7C" calcext:value-type="string">
            <text:p>7C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DC" calcext:value-type="string">
            <text:p>DC</text:p>
          </table:table-cell>
          <table:table-cell table:style-name="ce17" table:formula="of:=BASE(BITXOR(HEX2DEC([.J26]); HEX2DEC([.R26])); 16; 2)" office:value-type="string" office:string-value="EE" calcext:value-type="string">
            <text:p>EE</text:p>
          </table:table-cell>
          <table:table-cell table:style-name="ce23" table:formula="of:=BASE(BITXOR(HEX2DEC([.K26]); HEX2DEC([.S26])); 16; 2)" office:value-type="string" office:string-value="0D" calcext:value-type="string">
            <text:p>0D</text:p>
          </table:table-cell>
          <table:table-cell table:style-name="ce23" table:formula="of:=BASE(BITXOR(HEX2DEC([.L26]); HEX2DEC([.T26])); 16; 2)" office:value-type="string" office:string-value="38" calcext:value-type="string">
            <text:p>38</text:p>
          </table:table-cell>
          <table:table-cell table:style-name="ce28" table:formula="of:=BASE(BITXOR(HEX2DEC([.M26]); HEX2DEC([.U26])); 16; 2)" office:value-type="string" office:string-value="E7" calcext:value-type="string">
            <text:p>E7</text:p>
          </table:table-cell>
          <table:table-cell table:style-name="ce17" table:formula="of:=BASE(BITXOR(HEX2DEC(VLOOKUP([.U19]; [Tables.$A$2:.$B$257]; 2; 1)); HEX2DEC([.R22])); 16; 2)" office:value-type="string" office:string-value="7D" calcext:value-type="string">
            <text:p>7D</text:p>
          </table:table-cell>
          <table:table-cell table:style-name="ce23" table:formula="of:=BASE(BITXOR(HEX2DEC([.R26]); HEX2DEC([.S22])); 16; 2)" office:value-type="string" office:string-value="3E" calcext:value-type="string">
            <text:p>3E</text:p>
          </table:table-cell>
          <table:table-cell table:style-name="ce23" table:formula="of:=BASE(BITXOR(HEX2DEC([.S26]); HEX2DEC([.T22])); 16; 2)" office:value-type="string" office:string-value="44" calcext:value-type="string">
            <text:p>44</text:p>
          </table:table-cell>
          <table:table-cell table:style-name="ce28" table:formula="of:=BASE(BITXOR(HEX2DEC([.T26]); HEX2DEC([.U22])); 16; 2)" office:value-type="string" office:string-value="3B" calcext:value-type="string">
            <text:p>3B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52" calcext:value-type="string">
            <text:p>52</text:p>
          </table:table-cell>
          <table:table-cell table:style-name="ce21" table:formula="of:=VLOOKUP([.O23]; [Tables.$A$2:.$B$257]; 2; 1)" office:value-type="string" office:string-value="85" calcext:value-type="string">
            <text:p>85</text:p>
          </table:table-cell>
          <table:table-cell table:style-name="ce21" table:formula="of:=VLOOKUP([.P23]; [Tables.$A$2:.$B$257]; 2; 1)" office:value-type="string" office:string-value="E3" calcext:value-type="string">
            <text:p>E3</text:p>
          </table:table-cell>
          <table:table-cell table:style-name="ce26" table:formula="of:=VLOOKUP([.Q23]; [Tables.$A$2:.$B$257]; 2; 1)" office:value-type="string" office:string-value="F6" calcext:value-type="string">
            <text:p>F6</text:p>
          </table:table-cell>
          <table:table-cell table:style-name="ce15" table:formula="of:=[.B27]" office:value-type="string" office:string-value="52" calcext:value-type="string">
            <text:p>52</text:p>
          </table:table-cell>
          <table:table-cell table:style-name="ce21" table:formula="of:=[.C27]" office:value-type="string" office:string-value="85" calcext:value-type="string">
            <text:p>85</text:p>
          </table:table-cell>
          <table:table-cell table:style-name="ce21" table:formula="of:=[.D27]" office:value-type="string" office:string-value="E3" calcext:value-type="string">
            <text:p>E3</text:p>
          </table:table-cell>
          <table:table-cell table:style-name="ce26" table:formula="of:=[.E27]" office:value-type="string" office:string-value="F6" calcext:value-type="string">
            <text:p>F6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0F" calcext:value-type="string">
            <text:p>0F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60" calcext:value-type="string">
            <text:p>60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6F" calcext:value-type="string">
            <text:p>6F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5E" calcext:value-type="string">
            <text:p>5E</text:p>
          </table:table-cell>
          <table:table-cell table:style-name="ce15" table:formula="of:=BASE(BITXOR(HEX2DEC([.J27]); HEX2DEC([.R27])); 16; 2)" office:value-type="string" office:string-value="E0" calcext:value-type="string">
            <text:p>E0</text:p>
          </table:table-cell>
          <table:table-cell table:style-name="ce21" table:formula="of:=BASE(BITXOR(HEX2DEC([.K27]); HEX2DEC([.S27])); 16; 2)" office:value-type="string" office:string-value="C8" calcext:value-type="string">
            <text:p>C8</text:p>
          </table:table-cell>
          <table:table-cell table:style-name="ce21" table:formula="of:=BASE(BITXOR(HEX2DEC([.L27]); HEX2DEC([.T27])); 16; 2)" office:value-type="string" office:string-value="D9" calcext:value-type="string">
            <text:p>D9</text:p>
          </table:table-cell>
          <table:table-cell table:style-name="ce26" table:formula="of:=BASE(BITXOR(HEX2DEC([.M27]); HEX2DEC([.U27])); 16; 2)" office:value-type="string" office:string-value="85" calcext:value-type="string">
            <text:p>85</text:p>
          </table:table-cell>
          <table:table-cell table:style-name="ce15" table:formula="of:=BASE(BITXOR(BITXOR(HEX2DEC(VLOOKUP([.U24]; [Tables.$A$2:.$B$257]; 2; 1)); HEX2DEC([.V27])); HEX2DEC([.R23])); 16; 2)" office:value-type="string" office:string-value="EF" calcext:value-type="string">
            <text:p>EF</text:p>
          </table:table-cell>
          <table:table-cell table:style-name="ce21" table:formula="of:=BASE(BITXOR(HEX2DEC([.R27]); HEX2DEC([.S23])); 16; 2)" office:value-type="string" office:string-value="A8" calcext:value-type="string">
            <text:p>A8</text:p>
          </table:table-cell>
          <table:table-cell table:style-name="ce21" table:formula="of:=BASE(BITXOR(HEX2DEC([.S27]); HEX2DEC([.T23])); 16; 2)" office:value-type="string" office:string-value="B6" calcext:value-type="string">
            <text:p>B6</text:p>
          </table:table-cell>
          <table:table-cell table:style-name="ce26" table:formula="of:=BASE(BITXOR(HEX2DEC([.T27]); HEX2DEC([.U23])); 16; 2)" office:value-type="string" office:string-value="DB" calcext:value-type="string">
            <text:p>DB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50" calcext:value-type="string">
            <text:p>50</text:p>
          </table:table-cell>
          <table:table-cell table:style-name="ce22" table:formula="of:=VLOOKUP([.O24]; [Tables.$A$2:.$B$257]; 2; 1)" office:value-type="string" office:string-value="A4" calcext:value-type="string">
            <text:p>A4</text:p>
          </table:table-cell>
          <table:table-cell table:style-name="ce22" table:formula="of:=VLOOKUP([.P24]; [Tables.$A$2:.$B$257]; 2; 1)" office:value-type="string" office:string-value="11" calcext:value-type="string">
            <text:p>11</text:p>
          </table:table-cell>
          <table:table-cell table:style-name="ce27" table:formula="of:=VLOOKUP([.Q24]; [Tables.$A$2:.$B$257]; 2; 1)" office:value-type="string" office:string-value="CF" calcext:value-type="string">
            <text:p>CF</text:p>
          </table:table-cell>
          <table:table-cell table:style-name="ce16" table:formula="of:=[.C28]" office:value-type="string" office:string-value="A4" calcext:value-type="string">
            <text:p>A4</text:p>
          </table:table-cell>
          <table:table-cell table:style-name="ce22" table:formula="of:=[.D28]" office:value-type="string" office:string-value="11" calcext:value-type="string">
            <text:p>11</text:p>
          </table:table-cell>
          <table:table-cell table:style-name="ce22" table:formula="of:=[.E28]" office:value-type="string" office:string-value="CF" calcext:value-type="string">
            <text:p>CF</text:p>
          </table:table-cell>
          <table:table-cell table:style-name="ce27" table:formula="of:=[.B28]" office:value-type="string" office:string-value="50" calcext:value-type="string">
            <text:p>50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D6" calcext:value-type="string">
            <text:p>D6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31" calcext:value-type="string">
            <text:p>31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C0" calcext:value-type="string">
            <text:p>C0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B3" calcext:value-type="string">
            <text:p>B3</text:p>
          </table:table-cell>
          <table:table-cell table:style-name="ce16" table:formula="of:=BASE(BITXOR(HEX2DEC([.J28]); HEX2DEC([.R28])); 16; 2)" office:value-type="string" office:string-value="92" calcext:value-type="string">
            <text:p>92</text:p>
          </table:table-cell>
          <table:table-cell table:style-name="ce22" table:formula="of:=BASE(BITXOR(HEX2DEC([.K28]); HEX2DEC([.S28])); 16; 2)" office:value-type="string" office:string-value="63" calcext:value-type="string">
            <text:p>63</text:p>
          </table:table-cell>
          <table:table-cell table:style-name="ce22" table:formula="of:=BASE(BITXOR(HEX2DEC([.L28]); HEX2DEC([.T28])); 16; 2)" office:value-type="string" office:string-value="B1" calcext:value-type="string">
            <text:p>B1</text:p>
          </table:table-cell>
          <table:table-cell table:style-name="ce27" table:formula="of:=BASE(BITXOR(HEX2DEC([.M28]); HEX2DEC([.U28])); 16; 2)" office:value-type="string" office:string-value="B8" calcext:value-type="string">
            <text:p>B8</text:p>
          </table:table-cell>
          <table:table-cell table:style-name="ce16" table:formula="of:=BASE(BITXOR(HEX2DEC(VLOOKUP([.U25]; [Tables.$A$2:.$B$257]; 2; 1)); HEX2DEC([.R24])); 16; 2)" office:value-type="string" office:string-value="44" calcext:value-type="string">
            <text:p>44</text:p>
          </table:table-cell>
          <table:table-cell table:style-name="ce22" table:formula="of:=BASE(BITXOR(HEX2DEC([.R28]); HEX2DEC([.S24])); 16; 2)" office:value-type="string" office:string-value="52" calcext:value-type="string">
            <text:p>52</text:p>
          </table:table-cell>
          <table:table-cell table:style-name="ce22" table:formula="of:=BASE(BITXOR(HEX2DEC([.S28]); HEX2DEC([.T24])); 16; 2)" office:value-type="string" office:string-value="71" calcext:value-type="string">
            <text:p>71</text:p>
          </table:table-cell>
          <table:table-cell table:style-name="ce27" table:formula="of:=BASE(BITXOR(HEX2DEC([.T28]); HEX2DEC([.U24])); 16; 2)" office:value-type="string" office:string-value="0B" calcext:value-type="string">
            <text:p>0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2F" calcext:value-type="string">
            <text:p>2F</text:p>
          </table:table-cell>
          <table:table-cell table:style-name="ce22" table:formula="of:=VLOOKUP([.O25]; [Tables.$A$2:.$B$257]; 2; 1)" office:value-type="string" office:string-value="5E" calcext:value-type="string">
            <text:p>5E</text:p>
          </table:table-cell>
          <table:table-cell table:style-name="ce22" table:formula="of:=VLOOKUP([.P25]; [Tables.$A$2:.$B$257]; 2; 1)" office:value-type="string" office:string-value="C8" calcext:value-type="string">
            <text:p>C8</text:p>
          </table:table-cell>
          <table:table-cell table:style-name="ce27" table:formula="of:=VLOOKUP([.Q25]; [Tables.$A$2:.$B$257]; 2; 1)" office:value-type="string" office:string-value="6A" calcext:value-type="string">
            <text:p>6A</text:p>
          </table:table-cell>
          <table:table-cell table:style-name="ce16" table:formula="of:=[.D29]" office:value-type="string" office:string-value="C8" calcext:value-type="string">
            <text:p>C8</text:p>
          </table:table-cell>
          <table:table-cell table:style-name="ce22" table:formula="of:=[.E29]" office:value-type="string" office:string-value="6A" calcext:value-type="string">
            <text:p>6A</text:p>
          </table:table-cell>
          <table:table-cell table:style-name="ce22" table:formula="of:=[.B29]" office:value-type="string" office:string-value="2F" calcext:value-type="string">
            <text:p>2F</text:p>
          </table:table-cell>
          <table:table-cell table:style-name="ce27" table:formula="of:=[.C29]" office:value-type="string" office:string-value="5E" calcext:value-type="string">
            <text:p>5E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DA" calcext:value-type="string">
            <text:p>DA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38" calcext:value-type="string">
            <text:p>38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10" calcext:value-type="string">
            <text:p>10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13" calcext:value-type="string">
            <text:p>13</text:p>
          </table:table-cell>
          <table:table-cell table:style-name="ce16" table:formula="of:=BASE(BITXOR(HEX2DEC([.J29]); HEX2DEC([.R29])); 16; 2)" office:value-type="string" office:string-value="7F" calcext:value-type="string">
            <text:p>7F</text:p>
          </table:table-cell>
          <table:table-cell table:style-name="ce22" table:formula="of:=BASE(BITXOR(HEX2DEC([.K29]); HEX2DEC([.S29])); 16; 2)" office:value-type="string" office:string-value="63" calcext:value-type="string">
            <text:p>63</text:p>
          </table:table-cell>
          <table:table-cell table:style-name="ce22" table:formula="of:=BASE(BITXOR(HEX2DEC([.L29]); HEX2DEC([.T29])); 16; 2)" office:value-type="string" office:string-value="35" calcext:value-type="string">
            <text:p>35</text:p>
          </table:table-cell>
          <table:table-cell table:style-name="ce27" table:formula="of:=BASE(BITXOR(HEX2DEC([.M29]); HEX2DEC([.U29])); 16; 2)" office:value-type="string" office:string-value="BE" calcext:value-type="string">
            <text:p>BE</text:p>
          </table:table-cell>
          <table:table-cell table:style-name="ce16" table:formula="of:=BASE(BITXOR(HEX2DEC(VLOOKUP([.U26]; [Tables.$A$2:.$B$257]; 2; 1)); HEX2DEC([.R25])); 16; 2)" office:value-type="string" office:string-value="A5" calcext:value-type="string">
            <text:p>A5</text:p>
          </table:table-cell>
          <table:table-cell table:style-name="ce22" table:formula="of:=BASE(BITXOR(HEX2DEC([.R29]); HEX2DEC([.S25])); 16; 2)" office:value-type="string" office:string-value="5B" calcext:value-type="string">
            <text:p>5B</text:p>
          </table:table-cell>
          <table:table-cell table:style-name="ce22" table:formula="of:=BASE(BITXOR(HEX2DEC([.S29]); HEX2DEC([.T25])); 16; 2)" office:value-type="string" office:string-value="25" calcext:value-type="string">
            <text:p>25</text:p>
          </table:table-cell>
          <table:table-cell table:style-name="ce27" table:formula="of:=BASE(BITXOR(HEX2DEC([.T29]); HEX2DEC([.U25])); 16; 2)" office:value-type="string" office:string-value="AD" calcext:value-type="string">
            <text:p>A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28" calcext:value-type="string">
            <text:p>28</text:p>
          </table:table-cell>
          <table:table-cell table:style-name="ce23" table:formula="of:=VLOOKUP([.O26]; [Tables.$A$2:.$B$257]; 2; 1)" office:value-type="string" office:string-value="D7" calcext:value-type="string">
            <text:p>D7</text:p>
          </table:table-cell>
          <table:table-cell table:style-name="ce23" table:formula="of:=VLOOKUP([.P26]; [Tables.$A$2:.$B$257]; 2; 1)" office:value-type="string" office:string-value="07" calcext:value-type="string">
            <text:p>07</text:p>
          </table:table-cell>
          <table:table-cell table:style-name="ce28" table:formula="of:=VLOOKUP([.Q26]; [Tables.$A$2:.$B$257]; 2; 1)" office:value-type="string" office:string-value="94" calcext:value-type="string">
            <text:p>94</text:p>
          </table:table-cell>
          <table:table-cell table:style-name="ce17" table:formula="of:=[.E30]" office:value-type="string" office:string-value="94" calcext:value-type="string">
            <text:p>94</text:p>
          </table:table-cell>
          <table:table-cell table:style-name="ce23" table:formula="of:=[.B30]" office:value-type="string" office:string-value="28" calcext:value-type="string">
            <text:p>28</text:p>
          </table:table-cell>
          <table:table-cell table:style-name="ce23" table:formula="of:=[.C30]" office:value-type="string" office:string-value="D7" calcext:value-type="string">
            <text:p>D7</text:p>
          </table:table-cell>
          <table:table-cell table:style-name="ce28" table:formula="of:=[.D30]" office:value-type="string" office:string-value="07" calcext:value-type="string">
            <text:p>07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A9" calcext:value-type="string">
            <text:p>A9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BF" calcext:value-type="string">
            <text:p>BF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6B" calcext:value-type="string">
            <text:p>6B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01" calcext:value-type="string">
            <text:p>01</text:p>
          </table:table-cell>
          <table:table-cell table:style-name="ce17" table:formula="of:=BASE(BITXOR(HEX2DEC([.J30]); HEX2DEC([.R30])); 16; 2)" office:value-type="string" office:string-value="E8" calcext:value-type="string">
            <text:p>E8</text:p>
          </table:table-cell>
          <table:table-cell table:style-name="ce23" table:formula="of:=BASE(BITXOR(HEX2DEC([.K30]); HEX2DEC([.S30])); 16; 2)" office:value-type="string" office:string-value="C0" calcext:value-type="string">
            <text:p>C0</text:p>
          </table:table-cell>
          <table:table-cell table:style-name="ce23" table:formula="of:=BASE(BITXOR(HEX2DEC([.L30]); HEX2DEC([.T30])); 16; 2)" office:value-type="string" office:string-value="50" calcext:value-type="string">
            <text:p>50</text:p>
          </table:table-cell>
          <table:table-cell table:style-name="ce28" table:formula="of:=BASE(BITXOR(HEX2DEC([.M30]); HEX2DEC([.U30])); 16; 2)" office:value-type="string" office:string-value="01" calcext:value-type="string">
            <text:p>01</text:p>
          </table:table-cell>
          <table:table-cell table:style-name="ce17" table:formula="of:=BASE(BITXOR(HEX2DEC(VLOOKUP([.U23]; [Tables.$A$2:.$B$257]; 2; 1)); HEX2DEC([.R26])); 16; 2)" office:value-type="string" office:string-value="41" calcext:value-type="string">
            <text:p>41</text:p>
          </table:table-cell>
          <table:table-cell table:style-name="ce23" table:formula="of:=BASE(BITXOR(HEX2DEC([.R30]); HEX2DEC([.S26])); 16; 2)" office:value-type="string" office:string-value="7F" calcext:value-type="string">
            <text:p>7F</text:p>
          </table:table-cell>
          <table:table-cell table:style-name="ce23" table:formula="of:=BASE(BITXOR(HEX2DEC([.S30]); HEX2DEC([.T26])); 16; 2)" office:value-type="string" office:string-value="3B" calcext:value-type="string">
            <text:p>3B</text:p>
          </table:table-cell>
          <table:table-cell table:style-name="ce28" table:formula="of:=BASE(BITXOR(HEX2DEC([.T30]); HEX2DEC([.U26])); 16; 2)" office:value-type="string" office:string-value="00" calcext:value-type="string">
            <text:p>00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E1" calcext:value-type="string">
            <text:p>E1</text:p>
          </table:table-cell>
          <table:table-cell table:style-name="ce21" table:formula="of:=VLOOKUP([.O27]; [Tables.$A$2:.$B$257]; 2; 1)" office:value-type="string" office:string-value="E8" calcext:value-type="string">
            <text:p>E8</text:p>
          </table:table-cell>
          <table:table-cell table:style-name="ce21" table:formula="of:=VLOOKUP([.P27]; [Tables.$A$2:.$B$257]; 2; 1)" office:value-type="string" office:string-value="35" calcext:value-type="string">
            <text:p>35</text:p>
          </table:table-cell>
          <table:table-cell table:style-name="ce26" table:formula="of:=VLOOKUP([.Q27]; [Tables.$A$2:.$B$257]; 2; 1)" office:value-type="string" office:string-value="97" calcext:value-type="string">
            <text:p>97</text:p>
          </table:table-cell>
          <table:table-cell table:style-name="ce15" table:formula="of:=[.B31]" office:value-type="string" office:string-value="E1" calcext:value-type="string">
            <text:p>E1</text:p>
          </table:table-cell>
          <table:table-cell table:style-name="ce21" table:formula="of:=[.C31]" office:value-type="string" office:string-value="E8" calcext:value-type="string">
            <text:p>E8</text:p>
          </table:table-cell>
          <table:table-cell table:style-name="ce21" table:formula="of:=[.D31]" office:value-type="string" office:string-value="35" calcext:value-type="string">
            <text:p>35</text:p>
          </table:table-cell>
          <table:table-cell table:style-name="ce26" table:formula="of:=[.E31]" office:value-type="string" office:string-value="97" calcext:value-type="string">
            <text:p>97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25" calcext:value-type="string">
            <text:p>25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BD" calcext:value-type="string">
            <text:p>BD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B6" calcext:value-type="string">
            <text:p>B6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4C" calcext:value-type="string">
            <text:p>4C</text:p>
          </table:table-cell>
          <table:table-cell table:style-name="ce15" table:formula="of:=BASE(BITXOR(HEX2DEC([.J31]); HEX2DEC([.R31])); 16; 2)" office:value-type="string" office:string-value="F1" calcext:value-type="string">
            <text:p>F1</text:p>
          </table:table-cell>
          <table:table-cell table:style-name="ce21" table:formula="of:=BASE(BITXOR(HEX2DEC([.K31]); HEX2DEC([.S31])); 16; 2)" office:value-type="string" office:string-value="C1" calcext:value-type="string">
            <text:p>C1</text:p>
          </table:table-cell>
          <table:table-cell table:style-name="ce21" table:formula="of:=BASE(BITXOR(HEX2DEC([.L31]); HEX2DEC([.T31])); 16; 2)" office:value-type="string" office:string-value="7C" calcext:value-type="string">
            <text:p>7C</text:p>
          </table:table-cell>
          <table:table-cell table:style-name="ce26" table:formula="of:=BASE(BITXOR(HEX2DEC([.M31]); HEX2DEC([.U31])); 16; 2)" office:value-type="string" office:string-value="5D" calcext:value-type="string">
            <text:p>5D</text:p>
          </table:table-cell>
          <table:table-cell table:style-name="ce15" table:formula="of:=BASE(BITXOR(BITXOR(HEX2DEC(VLOOKUP([.U28]; [Tables.$A$2:.$B$257]; 2; 1)); HEX2DEC([.V31])); HEX2DEC([.R27])); 16; 2)" office:value-type="string" office:string-value="D4" calcext:value-type="string">
            <text:p>D4</text:p>
          </table:table-cell>
          <table:table-cell table:style-name="ce21" table:formula="of:=BASE(BITXOR(HEX2DEC([.R31]); HEX2DEC([.S27])); 16; 2)" office:value-type="string" office:string-value="7C" calcext:value-type="string">
            <text:p>7C</text:p>
          </table:table-cell>
          <table:table-cell table:style-name="ce21" table:formula="of:=BASE(BITXOR(HEX2DEC([.S31]); HEX2DEC([.T27])); 16; 2)" office:value-type="string" office:string-value="CA" calcext:value-type="string">
            <text:p>CA</text:p>
          </table:table-cell>
          <table:table-cell table:style-name="ce26" table:formula="of:=BASE(BITXOR(HEX2DEC([.T31]); HEX2DEC([.U27])); 16; 2)" office:value-type="string" office:string-value="11" calcext:value-type="string">
            <text:p>11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4F" calcext:value-type="string">
            <text:p>4F</text:p>
          </table:table-cell>
          <table:table-cell table:style-name="ce22" table:formula="of:=VLOOKUP([.O28]; [Tables.$A$2:.$B$257]; 2; 1)" office:value-type="string" office:string-value="FB" calcext:value-type="string">
            <text:p>FB</text:p>
          </table:table-cell>
          <table:table-cell table:style-name="ce22" table:formula="of:=VLOOKUP([.P28]; [Tables.$A$2:.$B$257]; 2; 1)" office:value-type="string" office:string-value="C8" calcext:value-type="string">
            <text:p>C8</text:p>
          </table:table-cell>
          <table:table-cell table:style-name="ce27" table:formula="of:=VLOOKUP([.Q28]; [Tables.$A$2:.$B$257]; 2; 1)" office:value-type="string" office:string-value="6C" calcext:value-type="string">
            <text:p>6C</text:p>
          </table:table-cell>
          <table:table-cell table:style-name="ce16" table:formula="of:=[.C32]" office:value-type="string" office:string-value="FB" calcext:value-type="string">
            <text:p>FB</text:p>
          </table:table-cell>
          <table:table-cell table:style-name="ce22" table:formula="of:=[.D32]" office:value-type="string" office:string-value="C8" calcext:value-type="string">
            <text:p>C8</text:p>
          </table:table-cell>
          <table:table-cell table:style-name="ce22" table:formula="of:=[.E32]" office:value-type="string" office:string-value="6C" calcext:value-type="string">
            <text:p>6C</text:p>
          </table:table-cell>
          <table:table-cell table:style-name="ce27" table:formula="of:=[.B32]" office:value-type="string" office:string-value="4F" calcext:value-type="string">
            <text:p>4F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D1" calcext:value-type="string">
            <text:p>D1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11" calcext:value-type="string">
            <text:p>11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3A" calcext:value-type="string">
            <text:p>3A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4C" calcext:value-type="string">
            <text:p>4C</text:p>
          </table:table-cell>
          <table:table-cell table:style-name="ce16" table:formula="of:=BASE(BITXOR(HEX2DEC([.J32]); HEX2DEC([.R32])); 16; 2)" office:value-type="string" office:string-value="00" calcext:value-type="string">
            <text:p>00</text:p>
          </table:table-cell>
          <table:table-cell table:style-name="ce22" table:formula="of:=BASE(BITXOR(HEX2DEC([.K32]); HEX2DEC([.S32])); 16; 2)" office:value-type="string" office:string-value="92" calcext:value-type="string">
            <text:p>92</text:p>
          </table:table-cell>
          <table:table-cell table:style-name="ce22" table:formula="of:=BASE(BITXOR(HEX2DEC([.L32]); HEX2DEC([.T32])); 16; 2)" office:value-type="string" office:string-value="C8" calcext:value-type="string">
            <text:p>C8</text:p>
          </table:table-cell>
          <table:table-cell table:style-name="ce27" table:formula="of:=BASE(BITXOR(HEX2DEC([.M32]); HEX2DEC([.U32])); 16; 2)" office:value-type="string" office:string-value="B5" calcext:value-type="string">
            <text:p>B5</text:p>
          </table:table-cell>
          <table:table-cell table:style-name="ce16" table:formula="of:=BASE(BITXOR(HEX2DEC(VLOOKUP([.U29]; [Tables.$A$2:.$B$257]; 2; 1)); HEX2DEC([.R28])); 16; 2)" office:value-type="string" office:string-value="D1" calcext:value-type="string">
            <text:p>D1</text:p>
          </table:table-cell>
          <table:table-cell table:style-name="ce22" table:formula="of:=BASE(BITXOR(HEX2DEC([.R32]); HEX2DEC([.S28])); 16; 2)" office:value-type="string" office:string-value="83" calcext:value-type="string">
            <text:p>83</text:p>
          </table:table-cell>
          <table:table-cell table:style-name="ce22" table:formula="of:=BASE(BITXOR(HEX2DEC([.S32]); HEX2DEC([.T28])); 16; 2)" office:value-type="string" office:string-value="F2" calcext:value-type="string">
            <text:p>F2</text:p>
          </table:table-cell>
          <table:table-cell table:style-name="ce27" table:formula="of:=BASE(BITXOR(HEX2DEC([.T32]); HEX2DEC([.U28])); 16; 2)" office:value-type="string" office:string-value="F9" calcext:value-type="string">
            <text:p>F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D2" calcext:value-type="string">
            <text:p>D2</text:p>
          </table:table-cell>
          <table:table-cell table:style-name="ce22" table:formula="of:=VLOOKUP([.O29]; [Tables.$A$2:.$B$257]; 2; 1)" office:value-type="string" office:string-value="FB" calcext:value-type="string">
            <text:p>FB</text:p>
          </table:table-cell>
          <table:table-cell table:style-name="ce22" table:formula="of:=VLOOKUP([.P29]; [Tables.$A$2:.$B$257]; 2; 1)" office:value-type="string" office:string-value="96" calcext:value-type="string">
            <text:p>96</text:p>
          </table:table-cell>
          <table:table-cell table:style-name="ce27" table:formula="of:=VLOOKUP([.Q29]; [Tables.$A$2:.$B$257]; 2; 1)" office:value-type="string" office:string-value="AE" calcext:value-type="string">
            <text:p>AE</text:p>
          </table:table-cell>
          <table:table-cell table:style-name="ce16" table:formula="of:=[.D33]" office:value-type="string" office:string-value="96" calcext:value-type="string">
            <text:p>96</text:p>
          </table:table-cell>
          <table:table-cell table:style-name="ce22" table:formula="of:=[.E33]" office:value-type="string" office:string-value="AE" calcext:value-type="string">
            <text:p>AE</text:p>
          </table:table-cell>
          <table:table-cell table:style-name="ce22" table:formula="of:=[.B33]" office:value-type="string" office:string-value="D2" calcext:value-type="string">
            <text:p>D2</text:p>
          </table:table-cell>
          <table:table-cell table:style-name="ce27" table:formula="of:=[.C33]" office:value-type="string" office:string-value="FB" calcext:value-type="string">
            <text:p>FB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A9" calcext:value-type="string">
            <text:p>A9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D1" calcext:value-type="string">
            <text:p>D1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33" calcext:value-type="string">
            <text:p>33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C0" calcext:value-type="string">
            <text:p>C0</text:p>
          </table:table-cell>
          <table:table-cell table:style-name="ce16" table:formula="of:=BASE(BITXOR(HEX2DEC([.J33]); HEX2DEC([.R33])); 16; 2)" office:value-type="string" office:string-value="6F" calcext:value-type="string">
            <text:p>6F</text:p>
          </table:table-cell>
          <table:table-cell table:style-name="ce22" table:formula="of:=BASE(BITXOR(HEX2DEC([.K33]); HEX2DEC([.S33])); 16; 2)" office:value-type="string" office:string-value="4C" calcext:value-type="string">
            <text:p>4C</text:p>
          </table:table-cell>
          <table:table-cell table:style-name="ce22" table:formula="of:=BASE(BITXOR(HEX2DEC([.L33]); HEX2DEC([.T33])); 16; 2)" office:value-type="string" office:string-value="8B" calcext:value-type="string">
            <text:p>8B</text:p>
          </table:table-cell>
          <table:table-cell table:style-name="ce27" table:formula="of:=BASE(BITXOR(HEX2DEC([.M33]); HEX2DEC([.U33])); 16; 2)" office:value-type="string" office:string-value="D5" calcext:value-type="string">
            <text:p>D5</text:p>
          </table:table-cell>
          <table:table-cell table:style-name="ce16" table:formula="of:=BASE(BITXOR(HEX2DEC(VLOOKUP([.U30]; [Tables.$A$2:.$B$257]; 2; 1)); HEX2DEC([.R29])); 16; 2)" office:value-type="string" office:string-value="C6" calcext:value-type="string">
            <text:p>C6</text:p>
          </table:table-cell>
          <table:table-cell table:style-name="ce22" table:formula="of:=BASE(BITXOR(HEX2DEC([.R33]); HEX2DEC([.S29])); 16; 2)" office:value-type="string" office:string-value="9D" calcext:value-type="string">
            <text:p>9D</text:p>
          </table:table-cell>
          <table:table-cell table:style-name="ce22" table:formula="of:=BASE(BITXOR(HEX2DEC([.S33]); HEX2DEC([.T29])); 16; 2)" office:value-type="string" office:string-value="B8" calcext:value-type="string">
            <text:p>B8</text:p>
          </table:table-cell>
          <table:table-cell table:style-name="ce27" table:formula="of:=BASE(BITXOR(HEX2DEC([.T33]); HEX2DEC([.U29])); 16; 2)" office:value-type="string" office:string-value="15" calcext:value-type="string">
            <text:p>1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9B" calcext:value-type="string">
            <text:p>9B</text:p>
          </table:table-cell>
          <table:table-cell table:style-name="ce23" table:formula="of:=VLOOKUP([.O30]; [Tables.$A$2:.$B$257]; 2; 1)" office:value-type="string" office:string-value="BA" calcext:value-type="string">
            <text:p>BA</text:p>
          </table:table-cell>
          <table:table-cell table:style-name="ce23" table:formula="of:=VLOOKUP([.P30]; [Tables.$A$2:.$B$257]; 2; 1)" office:value-type="string" office:string-value="53" calcext:value-type="string">
            <text:p>53</text:p>
          </table:table-cell>
          <table:table-cell table:style-name="ce28" table:formula="of:=VLOOKUP([.Q30]; [Tables.$A$2:.$B$257]; 2; 1)" office:value-type="string" office:string-value="7C" calcext:value-type="string">
            <text:p>7C</text:p>
          </table:table-cell>
          <table:table-cell table:style-name="ce17" table:formula="of:=[.E34]" office:value-type="string" office:string-value="7C" calcext:value-type="string">
            <text:p>7C</text:p>
          </table:table-cell>
          <table:table-cell table:style-name="ce23" table:formula="of:=[.B34]" office:value-type="string" office:string-value="9B" calcext:value-type="string">
            <text:p>9B</text:p>
          </table:table-cell>
          <table:table-cell table:style-name="ce23" table:formula="of:=[.C34]" office:value-type="string" office:string-value="BA" calcext:value-type="string">
            <text:p>BA</text:p>
          </table:table-cell>
          <table:table-cell table:style-name="ce28" table:formula="of:=[.D34]" office:value-type="string" office:string-value="53" calcext:value-type="string">
            <text:p>53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AD" calcext:value-type="string">
            <text:p>AD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68" calcext:value-type="string">
            <text:p>68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8E" calcext:value-type="string">
            <text:p>8E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B0" calcext:value-type="string">
            <text:p>B0</text:p>
          </table:table-cell>
          <table:table-cell table:style-name="ce17" table:formula="of:=BASE(BITXOR(HEX2DEC([.J34]); HEX2DEC([.R34])); 16; 2)" office:value-type="string" office:string-value="55" calcext:value-type="string">
            <text:p>55</text:p>
          </table:table-cell>
          <table:table-cell table:style-name="ce23" table:formula="of:=BASE(BITXOR(HEX2DEC([.K34]); HEX2DEC([.S34])); 16; 2)" office:value-type="string" office:string-value="EF" calcext:value-type="string">
            <text:p>EF</text:p>
          </table:table-cell>
          <table:table-cell table:style-name="ce23" table:formula="of:=BASE(BITXOR(HEX2DEC([.L34]); HEX2DEC([.T34])); 16; 2)" office:value-type="string" office:string-value="32" calcext:value-type="string">
            <text:p>32</text:p>
          </table:table-cell>
          <table:table-cell table:style-name="ce28" table:formula="of:=BASE(BITXOR(HEX2DEC([.M34]); HEX2DEC([.U34])); 16; 2)" office:value-type="string" office:string-value="0C" calcext:value-type="string">
            <text:p>0C</text:p>
          </table:table-cell>
          <table:table-cell table:style-name="ce17" table:formula="of:=BASE(BITXOR(HEX2DEC(VLOOKUP([.U27]; [Tables.$A$2:.$B$257]; 2; 1)); HEX2DEC([.R30])); 16; 2)" office:value-type="string" office:string-value="F8" calcext:value-type="string">
            <text:p>F8</text:p>
          </table:table-cell>
          <table:table-cell table:style-name="ce23" table:formula="of:=BASE(BITXOR(HEX2DEC([.R34]); HEX2DEC([.S30])); 16; 2)" office:value-type="string" office:string-value="87" calcext:value-type="string">
            <text:p>87</text:p>
          </table:table-cell>
          <table:table-cell table:style-name="ce23" table:formula="of:=BASE(BITXOR(HEX2DEC([.S34]); HEX2DEC([.T30])); 16; 2)" office:value-type="string" office:string-value="BC" calcext:value-type="string">
            <text:p>BC</text:p>
          </table:table-cell>
          <table:table-cell table:style-name="ce28" table:formula="of:=BASE(BITXOR(HEX2DEC([.T34]); HEX2DEC([.U30])); 16; 2)" office:value-type="string" office:string-value="BC" calcext:value-type="string">
            <text:p>B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A1" calcext:value-type="string">
            <text:p>A1</text:p>
          </table:table-cell>
          <table:table-cell table:style-name="ce21" table:formula="of:=VLOOKUP([.O31]; [Tables.$A$2:.$B$257]; 2; 1)" office:value-type="string" office:string-value="78" calcext:value-type="string">
            <text:p>78</text:p>
          </table:table-cell>
          <table:table-cell table:style-name="ce21" table:formula="of:=VLOOKUP([.P31]; [Tables.$A$2:.$B$257]; 2; 1)" office:value-type="string" office:string-value="10" calcext:value-type="string">
            <text:p>10</text:p>
          </table:table-cell>
          <table:table-cell table:style-name="ce26" table:formula="of:=VLOOKUP([.Q31]; [Tables.$A$2:.$B$257]; 2; 1)" office:value-type="string" office:string-value="4C" calcext:value-type="string">
            <text:p>4C</text:p>
          </table:table-cell>
          <table:table-cell table:style-name="ce15" table:formula="of:=[.B35]" office:value-type="string" office:string-value="A1" calcext:value-type="string">
            <text:p>A1</text:p>
          </table:table-cell>
          <table:table-cell table:style-name="ce21" table:formula="of:=[.C35]" office:value-type="string" office:string-value="78" calcext:value-type="string">
            <text:p>78</text:p>
          </table:table-cell>
          <table:table-cell table:style-name="ce21" table:formula="of:=[.D35]" office:value-type="string" office:string-value="10" calcext:value-type="string">
            <text:p>10</text:p>
          </table:table-cell>
          <table:table-cell table:style-name="ce26" table:formula="of:=[.E35]" office:value-type="string" office:string-value="4C" calcext:value-type="string">
            <text:p>4C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4B" calcext:value-type="string">
            <text:p>4B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2C" calcext:value-type="string">
            <text:p>2C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33" calcext:value-type="string">
            <text:p>33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37" calcext:value-type="string">
            <text:p>37</text:p>
          </table:table-cell>
          <table:table-cell table:style-name="ce15" table:formula="of:=BASE(BITXOR(HEX2DEC([.J35]); HEX2DEC([.R35])); 16; 2)" office:value-type="string" office:string-value="26" calcext:value-type="string">
            <text:p>26</text:p>
          </table:table-cell>
          <table:table-cell table:style-name="ce21" table:formula="of:=BASE(BITXOR(HEX2DEC([.K35]); HEX2DEC([.S35])); 16; 2)" office:value-type="string" office:string-value="3D" calcext:value-type="string">
            <text:p>3D</text:p>
          </table:table-cell>
          <table:table-cell table:style-name="ce21" table:formula="of:=BASE(BITXOR(HEX2DEC([.L35]); HEX2DEC([.T35])); 16; 2)" office:value-type="string" office:string-value="E8" calcext:value-type="string">
            <text:p>E8</text:p>
          </table:table-cell>
          <table:table-cell table:style-name="ce26" table:formula="of:=BASE(BITXOR(HEX2DEC([.M35]); HEX2DEC([.U35])); 16; 2)" office:value-type="string" office:string-value="FD" calcext:value-type="string">
            <text:p>FD</text:p>
          </table:table-cell>
          <table:table-cell table:style-name="ce15" table:formula="of:=BASE(BITXOR(BITXOR(HEX2DEC(VLOOKUP([.U32]; [Tables.$A$2:.$B$257]; 2; 1)); HEX2DEC([.V35])); HEX2DEC([.R31])); 16; 2)" office:value-type="string" office:string-value="6D" calcext:value-type="string">
            <text:p>6D</text:p>
          </table:table-cell>
          <table:table-cell table:style-name="ce21" table:formula="of:=BASE(BITXOR(HEX2DEC([.R35]); HEX2DEC([.S31])); 16; 2)" office:value-type="string" office:string-value="11" calcext:value-type="string">
            <text:p>11</text:p>
          </table:table-cell>
          <table:table-cell table:style-name="ce21" table:formula="of:=BASE(BITXOR(HEX2DEC([.S35]); HEX2DEC([.T31])); 16; 2)" office:value-type="string" office:string-value="DB" calcext:value-type="string">
            <text:p>DB</text:p>
          </table:table-cell>
          <table:table-cell table:style-name="ce26" table:formula="of:=BASE(BITXOR(HEX2DEC([.T35]); HEX2DEC([.U31])); 16; 2)" office:value-type="string" office:string-value="CA" calcext:value-type="string">
            <text:p>CA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63" calcext:value-type="string">
            <text:p>63</text:p>
          </table:table-cell>
          <table:table-cell table:style-name="ce22" table:formula="of:=VLOOKUP([.O32]; [Tables.$A$2:.$B$257]; 2; 1)" office:value-type="string" office:string-value="4F" calcext:value-type="string">
            <text:p>4F</text:p>
          </table:table-cell>
          <table:table-cell table:style-name="ce22" table:formula="of:=VLOOKUP([.P32]; [Tables.$A$2:.$B$257]; 2; 1)" office:value-type="string" office:string-value="E8" calcext:value-type="string">
            <text:p>E8</text:p>
          </table:table-cell>
          <table:table-cell table:style-name="ce27" table:formula="of:=VLOOKUP([.Q32]; [Tables.$A$2:.$B$257]; 2; 1)" office:value-type="string" office:string-value="D5" calcext:value-type="string">
            <text:p>D5</text:p>
          </table:table-cell>
          <table:table-cell table:style-name="ce16" table:formula="of:=[.C36]" office:value-type="string" office:string-value="4F" calcext:value-type="string">
            <text:p>4F</text:p>
          </table:table-cell>
          <table:table-cell table:style-name="ce22" table:formula="of:=[.D36]" office:value-type="string" office:string-value="E8" calcext:value-type="string">
            <text:p>E8</text:p>
          </table:table-cell>
          <table:table-cell table:style-name="ce22" table:formula="of:=[.E36]" office:value-type="string" office:string-value="D5" calcext:value-type="string">
            <text:p>D5</text:p>
          </table:table-cell>
          <table:table-cell table:style-name="ce27" table:formula="of:=[.B36]" office:value-type="string" office:string-value="63" calcext:value-type="string">
            <text:p>63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86" calcext:value-type="string">
            <text:p>86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4A" calcext:value-type="string">
            <text:p>4A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9D" calcext:value-type="string">
            <text:p>9D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D2" calcext:value-type="string">
            <text:p>D2</text:p>
          </table:table-cell>
          <table:table-cell table:style-name="ce16" table:formula="of:=BASE(BITXOR(HEX2DEC([.J36]); HEX2DEC([.R36])); 16; 2)" office:value-type="string" office:string-value="0E" calcext:value-type="string">
            <text:p>0E</text:p>
          </table:table-cell>
          <table:table-cell table:style-name="ce22" table:formula="of:=BASE(BITXOR(HEX2DEC([.K36]); HEX2DEC([.S36])); 16; 2)" office:value-type="string" office:string-value="41" calcext:value-type="string">
            <text:p>41</text:p>
          </table:table-cell>
          <table:table-cell table:style-name="ce22" table:formula="of:=BASE(BITXOR(HEX2DEC([.L36]); HEX2DEC([.T36])); 16; 2)" office:value-type="string" office:string-value="64" calcext:value-type="string">
            <text:p>64</text:p>
          </table:table-cell>
          <table:table-cell table:style-name="ce27" table:formula="of:=BASE(BITXOR(HEX2DEC([.M36]); HEX2DEC([.U36])); 16; 2)" office:value-type="string" office:string-value="D2" calcext:value-type="string">
            <text:p>D2</text:p>
          </table:table-cell>
          <table:table-cell table:style-name="ce16" table:formula="of:=BASE(BITXOR(HEX2DEC(VLOOKUP([.U33]; [Tables.$A$2:.$B$257]; 2; 1)); HEX2DEC([.R32])); 16; 2)" office:value-type="string" office:string-value="88" calcext:value-type="string">
            <text:p>88</text:p>
          </table:table-cell>
          <table:table-cell table:style-name="ce22" table:formula="of:=BASE(BITXOR(HEX2DEC([.R36]); HEX2DEC([.S32])); 16; 2)" office:value-type="string" office:string-value="0B" calcext:value-type="string">
            <text:p>0B</text:p>
          </table:table-cell>
          <table:table-cell table:style-name="ce22" table:formula="of:=BASE(BITXOR(HEX2DEC([.S36]); HEX2DEC([.T32])); 16; 2)" office:value-type="string" office:string-value="F9" calcext:value-type="string">
            <text:p>F9</text:p>
          </table:table-cell>
          <table:table-cell table:style-name="ce27" table:formula="of:=BASE(BITXOR(HEX2DEC([.T36]); HEX2DEC([.U32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A8" calcext:value-type="string">
            <text:p>A8</text:p>
          </table:table-cell>
          <table:table-cell table:style-name="ce22" table:formula="of:=VLOOKUP([.O33]; [Tables.$A$2:.$B$257]; 2; 1)" office:value-type="string" office:string-value="29" calcext:value-type="string">
            <text:p>29</text:p>
          </table:table-cell>
          <table:table-cell table:style-name="ce22" table:formula="of:=VLOOKUP([.P33]; [Tables.$A$2:.$B$257]; 2; 1)" office:value-type="string" office:string-value="3D" calcext:value-type="string">
            <text:p>3D</text:p>
          </table:table-cell>
          <table:table-cell table:style-name="ce27" table:formula="of:=VLOOKUP([.Q33]; [Tables.$A$2:.$B$257]; 2; 1)" office:value-type="string" office:string-value="03" calcext:value-type="string">
            <text:p>03</text:p>
          </table:table-cell>
          <table:table-cell table:style-name="ce16" table:formula="of:=[.D37]" office:value-type="string" office:string-value="3D" calcext:value-type="string">
            <text:p>3D</text:p>
          </table:table-cell>
          <table:table-cell table:style-name="ce22" table:formula="of:=[.E37]" office:value-type="string" office:string-value="03" calcext:value-type="string">
            <text:p>03</text:p>
          </table:table-cell>
          <table:table-cell table:style-name="ce22" table:formula="of:=[.B37]" office:value-type="string" office:string-value="A8" calcext:value-type="string">
            <text:p>A8</text:p>
          </table:table-cell>
          <table:table-cell table:style-name="ce27" table:formula="of:=[.C37]" office:value-type="string" office:string-value="29" calcext:value-type="string">
            <text:p>29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8D" calcext:value-type="string">
            <text:p>8D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89" calcext:value-type="string">
            <text:p>89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F4" calcext:value-type="string">
            <text:p>F4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18" calcext:value-type="string">
            <text:p>18</text:p>
          </table:table-cell>
          <table:table-cell table:style-name="ce16" table:formula="of:=BASE(BITXOR(HEX2DEC([.J37]); HEX2DEC([.R37])); 16; 2)" office:value-type="string" office:string-value="2E" calcext:value-type="string">
            <text:p>2E</text:p>
          </table:table-cell>
          <table:table-cell table:style-name="ce22" table:formula="of:=BASE(BITXOR(HEX2DEC([.K37]); HEX2DEC([.S37])); 16; 2)" office:value-type="string" office:string-value="B7" calcext:value-type="string">
            <text:p>B7</text:p>
          </table:table-cell>
          <table:table-cell table:style-name="ce22" table:formula="of:=BASE(BITXOR(HEX2DEC([.L37]); HEX2DEC([.T37])); 16; 2)" office:value-type="string" office:string-value="72" calcext:value-type="string">
            <text:p>72</text:p>
          </table:table-cell>
          <table:table-cell table:style-name="ce27" table:formula="of:=BASE(BITXOR(HEX2DEC([.M37]); HEX2DEC([.U37])); 16; 2)" office:value-type="string" office:string-value="8B" calcext:value-type="string">
            <text:p>8B</text:p>
          </table:table-cell>
          <table:table-cell table:style-name="ce16" table:formula="of:=BASE(BITXOR(HEX2DEC(VLOOKUP([.U34]; [Tables.$A$2:.$B$257]; 2; 1)); HEX2DEC([.R33])); 16; 2)" office:value-type="string" office:string-value="A3" calcext:value-type="string">
            <text:p>A3</text:p>
          </table:table-cell>
          <table:table-cell table:style-name="ce22" table:formula="of:=BASE(BITXOR(HEX2DEC([.R37]); HEX2DEC([.S33])); 16; 2)" office:value-type="string" office:string-value="3E" calcext:value-type="string">
            <text:p>3E</text:p>
          </table:table-cell>
          <table:table-cell table:style-name="ce22" table:formula="of:=BASE(BITXOR(HEX2DEC([.S37]); HEX2DEC([.T33])); 16; 2)" office:value-type="string" office:string-value="86" calcext:value-type="string">
            <text:p>86</text:p>
          </table:table-cell>
          <table:table-cell table:style-name="ce27" table:formula="of:=BASE(BITXOR(HEX2DEC([.T37]); HEX2DEC([.U33])); 16; 2)" office:value-type="string" office:string-value="93" calcext:value-type="string">
            <text:p>9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FC" calcext:value-type="string">
            <text:p>FC</text:p>
          </table:table-cell>
          <table:table-cell table:style-name="ce23" table:formula="of:=VLOOKUP([.O34]; [Tables.$A$2:.$B$257]; 2; 1)" office:value-type="string" office:string-value="DF" calcext:value-type="string">
            <text:p>DF</text:p>
          </table:table-cell>
          <table:table-cell table:style-name="ce23" table:formula="of:=VLOOKUP([.P34]; [Tables.$A$2:.$B$257]; 2; 1)" office:value-type="string" office:string-value="23" calcext:value-type="string">
            <text:p>23</text:p>
          </table:table-cell>
          <table:table-cell table:style-name="ce28" table:formula="of:=VLOOKUP([.Q34]; [Tables.$A$2:.$B$257]; 2; 1)" office:value-type="string" office:string-value="FE" calcext:value-type="string">
            <text:p>FE</text:p>
          </table:table-cell>
          <table:table-cell table:style-name="ce17" table:formula="of:=[.E38]" office:value-type="string" office:string-value="FE" calcext:value-type="string">
            <text:p>FE</text:p>
          </table:table-cell>
          <table:table-cell table:style-name="ce23" table:formula="of:=[.B38]" office:value-type="string" office:string-value="FC" calcext:value-type="string">
            <text:p>FC</text:p>
          </table:table-cell>
          <table:table-cell table:style-name="ce23" table:formula="of:=[.C38]" office:value-type="string" office:string-value="DF" calcext:value-type="string">
            <text:p>DF</text:p>
          </table:table-cell>
          <table:table-cell table:style-name="ce28" table:formula="of:=[.D38]" office:value-type="string" office:string-value="23" calcext:value-type="string">
            <text:p>23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6D" calcext:value-type="string">
            <text:p>6D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80" calcext:value-type="string">
            <text:p>80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E8" calcext:value-type="string">
            <text:p>E8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D8" calcext:value-type="string">
            <text:p>D8</text:p>
          </table:table-cell>
          <table:table-cell table:style-name="ce17" table:formula="of:=BASE(BITXOR(HEX2DEC([.J38]); HEX2DEC([.R38])); 16; 2)" office:value-type="string" office:string-value="17" calcext:value-type="string">
            <text:p>17</text:p>
          </table:table-cell>
          <table:table-cell table:style-name="ce23" table:formula="of:=BASE(BITXOR(HEX2DEC([.K38]); HEX2DEC([.S38])); 16; 2)" office:value-type="string" office:string-value="7D" calcext:value-type="string">
            <text:p>7D</text:p>
          </table:table-cell>
          <table:table-cell table:style-name="ce23" table:formula="of:=BASE(BITXOR(HEX2DEC([.L38]); HEX2DEC([.T38])); 16; 2)" office:value-type="string" office:string-value="A9" calcext:value-type="string">
            <text:p>A9</text:p>
          </table:table-cell>
          <table:table-cell table:style-name="ce28" table:formula="of:=BASE(BITXOR(HEX2DEC([.M38]); HEX2DEC([.U38])); 16; 2)" office:value-type="string" office:string-value="25" calcext:value-type="string">
            <text:p>25</text:p>
          </table:table-cell>
          <table:table-cell table:style-name="ce17" table:formula="of:=BASE(BITXOR(HEX2DEC(VLOOKUP([.U31]; [Tables.$A$2:.$B$257]; 2; 1)); HEX2DEC([.R34])); 16; 2)" office:value-type="string" office:string-value="7A" calcext:value-type="string">
            <text:p>7A</text:p>
          </table:table-cell>
          <table:table-cell table:style-name="ce23" table:formula="of:=BASE(BITXOR(HEX2DEC([.R38]); HEX2DEC([.S34])); 16; 2)" office:value-type="string" office:string-value="FD" calcext:value-type="string">
            <text:p>FD</text:p>
          </table:table-cell>
          <table:table-cell table:style-name="ce23" table:formula="of:=BASE(BITXOR(HEX2DEC([.S38]); HEX2DEC([.T34])); 16; 2)" office:value-type="string" office:string-value="41" calcext:value-type="string">
            <text:p>41</text:p>
          </table:table-cell>
          <table:table-cell table:style-name="ce28" table:formula="of:=BASE(BITXOR(HEX2DEC([.T38]); HEX2DEC([.U34])); 16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F7" calcext:value-type="string">
            <text:p>F7</text:p>
          </table:table-cell>
          <table:table-cell table:style-name="ce21" table:formula="of:=VLOOKUP([.O35]; [Tables.$A$2:.$B$257]; 2; 1)" office:value-type="string" office:string-value="27" calcext:value-type="string">
            <text:p>27</text:p>
          </table:table-cell>
          <table:table-cell table:style-name="ce21" table:formula="of:=VLOOKUP([.P35]; [Tables.$A$2:.$B$257]; 2; 1)" office:value-type="string" office:string-value="9B" calcext:value-type="string">
            <text:p>9B</text:p>
          </table:table-cell>
          <table:table-cell table:style-name="ce26" table:formula="of:=VLOOKUP([.Q35]; [Tables.$A$2:.$B$257]; 2; 1)" office:value-type="string" office:string-value="54" calcext:value-type="string">
            <text:p>54</text:p>
          </table:table-cell>
          <table:table-cell table:style-name="ce15" table:formula="of:=[.B39]" office:value-type="string" office:string-value="F7" calcext:value-type="string">
            <text:p>F7</text:p>
          </table:table-cell>
          <table:table-cell table:style-name="ce21" table:formula="of:=[.C39]" office:value-type="string" office:string-value="27" calcext:value-type="string">
            <text:p>27</text:p>
          </table:table-cell>
          <table:table-cell table:style-name="ce21" table:formula="of:=[.D39]" office:value-type="string" office:string-value="9B" calcext:value-type="string">
            <text:p>9B</text:p>
          </table:table-cell>
          <table:table-cell table:style-name="ce26" table:formula="of:=[.E39]" office:value-type="string" office:string-value="54" calcext:value-type="string">
            <text:p>54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14" calcext:value-type="string">
            <text:p>14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46" calcext:value-type="string">
            <text:p>46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27" calcext:value-type="string">
            <text:p>27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34" calcext:value-type="string">
            <text:p>34</text:p>
          </table:table-cell>
          <table:table-cell table:style-name="ce15" table:formula="of:=BASE(BITXOR(HEX2DEC([.J39]); HEX2DEC([.R39])); 16; 2)" office:value-type="string" office:string-value="5A" calcext:value-type="string">
            <text:p>5A</text:p>
          </table:table-cell>
          <table:table-cell table:style-name="ce21" table:formula="of:=BASE(BITXOR(HEX2DEC([.K39]); HEX2DEC([.S39])); 16; 2)" office:value-type="string" office:string-value="19" calcext:value-type="string">
            <text:p>19</text:p>
          </table:table-cell>
          <table:table-cell table:style-name="ce21" table:formula="of:=BASE(BITXOR(HEX2DEC([.L39]); HEX2DEC([.T39])); 16; 2)" office:value-type="string" office:string-value="A3" calcext:value-type="string">
            <text:p>A3</text:p>
          </table:table-cell>
          <table:table-cell table:style-name="ce26" table:formula="of:=BASE(BITXOR(HEX2DEC([.M39]); HEX2DEC([.U39])); 16; 2)" office:value-type="string" office:string-value="7A" calcext:value-type="string">
            <text:p>7A</text:p>
          </table:table-cell>
          <table:table-cell table:style-name="ce15" table:formula="of:=BASE(BITXOR(BITXOR(HEX2DEC(VLOOKUP([.U36]; [Tables.$A$2:.$B$257]; 2; 1)); HEX2DEC([.V39])); HEX2DEC([.R35])); 16; 2)" office:value-type="string" office:string-value="4E" calcext:value-type="string">
            <text:p>4E</text:p>
          </table:table-cell>
          <table:table-cell table:style-name="ce21" table:formula="of:=BASE(BITXOR(HEX2DEC([.R39]); HEX2DEC([.S35])); 16; 2)" office:value-type="string" office:string-value="5F" calcext:value-type="string">
            <text:p>5F</text:p>
          </table:table-cell>
          <table:table-cell table:style-name="ce21" table:formula="of:=BASE(BITXOR(HEX2DEC([.S39]); HEX2DEC([.T35])); 16; 2)" office:value-type="string" office:string-value="84" calcext:value-type="string">
            <text:p>84</text:p>
          </table:table-cell>
          <table:table-cell table:style-name="ce26" table:formula="of:=BASE(BITXOR(HEX2DEC([.T39]); HEX2DEC([.U35])); 16; 2)" office:value-type="string" office:string-value="4E" calcext:value-type="string">
            <text:p>4E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AB" calcext:value-type="string">
            <text:p>AB</text:p>
          </table:table-cell>
          <table:table-cell table:style-name="ce22" table:formula="of:=VLOOKUP([.O36]; [Tables.$A$2:.$B$257]; 2; 1)" office:value-type="string" office:string-value="83" calcext:value-type="string">
            <text:p>83</text:p>
          </table:table-cell>
          <table:table-cell table:style-name="ce22" table:formula="of:=VLOOKUP([.P36]; [Tables.$A$2:.$B$257]; 2; 1)" office:value-type="string" office:string-value="43" calcext:value-type="string">
            <text:p>43</text:p>
          </table:table-cell>
          <table:table-cell table:style-name="ce27" table:formula="of:=VLOOKUP([.Q36]; [Tables.$A$2:.$B$257]; 2; 1)" office:value-type="string" office:string-value="B5" calcext:value-type="string">
            <text:p>B5</text:p>
          </table:table-cell>
          <table:table-cell table:style-name="ce16" table:formula="of:=[.C40]" office:value-type="string" office:string-value="83" calcext:value-type="string">
            <text:p>83</text:p>
          </table:table-cell>
          <table:table-cell table:style-name="ce22" table:formula="of:=[.D40]" office:value-type="string" office:string-value="43" calcext:value-type="string">
            <text:p>43</text:p>
          </table:table-cell>
          <table:table-cell table:style-name="ce22" table:formula="of:=[.E40]" office:value-type="string" office:string-value="B5" calcext:value-type="string">
            <text:p>B5</text:p>
          </table:table-cell>
          <table:table-cell table:style-name="ce27" table:formula="of:=[.B40]" office:value-type="string" office:string-value="AB" calcext:value-type="string">
            <text:p>AB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15" calcext:value-type="string">
            <text:p>15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16" calcext:value-type="string">
            <text:p>16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46" calcext:value-type="string">
            <text:p>46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2A" calcext:value-type="string">
            <text:p>2A</text:p>
          </table:table-cell>
          <table:table-cell table:style-name="ce16" table:formula="of:=BASE(BITXOR(HEX2DEC([.J40]); HEX2DEC([.R40])); 16; 2)" office:value-type="string" office:string-value="41" calcext:value-type="string">
            <text:p>41</text:p>
          </table:table-cell>
          <table:table-cell table:style-name="ce22" table:formula="of:=BASE(BITXOR(HEX2DEC([.K40]); HEX2DEC([.S40])); 16; 2)" office:value-type="string" office:string-value="49" calcext:value-type="string">
            <text:p>49</text:p>
          </table:table-cell>
          <table:table-cell table:style-name="ce22" table:formula="of:=BASE(BITXOR(HEX2DEC([.L40]); HEX2DEC([.T40])); 16; 2)" office:value-type="string" office:string-value="E0" calcext:value-type="string">
            <text:p>E0</text:p>
          </table:table-cell>
          <table:table-cell table:style-name="ce27" table:formula="of:=BASE(BITXOR(HEX2DEC([.M40]); HEX2DEC([.U40])); 16; 2)" office:value-type="string" office:string-value="8C" calcext:value-type="string">
            <text:p>8C</text:p>
          </table:table-cell>
          <table:table-cell table:style-name="ce16" table:formula="of:=BASE(BITXOR(HEX2DEC(VLOOKUP([.U37]; [Tables.$A$2:.$B$257]; 2; 1)); HEX2DEC([.R36])); 16; 2)" office:value-type="string" office:string-value="54" calcext:value-type="string">
            <text:p>54</text:p>
          </table:table-cell>
          <table:table-cell table:style-name="ce22" table:formula="of:=BASE(BITXOR(HEX2DEC([.R40]); HEX2DEC([.S36])); 16; 2)" office:value-type="string" office:string-value="5F" calcext:value-type="string">
            <text:p>5F</text:p>
          </table:table-cell>
          <table:table-cell table:style-name="ce22" table:formula="of:=BASE(BITXOR(HEX2DEC([.S40]); HEX2DEC([.T36])); 16; 2)" office:value-type="string" office:string-value="A6" calcext:value-type="string">
            <text:p>A6</text:p>
          </table:table-cell>
          <table:table-cell table:style-name="ce27" table:formula="of:=BASE(BITXOR(HEX2DEC([.T40]); HEX2DEC([.U36])); 16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31" calcext:value-type="string">
            <text:p>31</text:p>
          </table:table-cell>
          <table:table-cell table:style-name="ce22" table:formula="of:=VLOOKUP([.O37]; [Tables.$A$2:.$B$257]; 2; 1)" office:value-type="string" office:string-value="A9" calcext:value-type="string">
            <text:p>A9</text:p>
          </table:table-cell>
          <table:table-cell table:style-name="ce22" table:formula="of:=VLOOKUP([.P37]; [Tables.$A$2:.$B$257]; 2; 1)" office:value-type="string" office:string-value="40" calcext:value-type="string">
            <text:p>40</text:p>
          </table:table-cell>
          <table:table-cell table:style-name="ce27" table:formula="of:=VLOOKUP([.Q37]; [Tables.$A$2:.$B$257]; 2; 1)" office:value-type="string" office:string-value="3D" calcext:value-type="string">
            <text:p>3D</text:p>
          </table:table-cell>
          <table:table-cell table:style-name="ce16" table:formula="of:=[.D41]" office:value-type="string" office:string-value="40" calcext:value-type="string">
            <text:p>40</text:p>
          </table:table-cell>
          <table:table-cell table:style-name="ce22" table:formula="of:=[.E41]" office:value-type="string" office:string-value="3D" calcext:value-type="string">
            <text:p>3D</text:p>
          </table:table-cell>
          <table:table-cell table:style-name="ce22" table:formula="of:=[.B41]" office:value-type="string" office:string-value="31" calcext:value-type="string">
            <text:p>31</text:p>
          </table:table-cell>
          <table:table-cell table:style-name="ce27" table:formula="of:=[.C41]" office:value-type="string" office:string-value="A9" calcext:value-type="string">
            <text:p>A9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B5" calcext:value-type="string">
            <text:p>B5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15" calcext:value-type="string">
            <text:p>15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56" calcext:value-type="string">
            <text:p>56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D8" calcext:value-type="string">
            <text:p>D8</text:p>
          </table:table-cell>
          <table:table-cell table:style-name="ce16" table:formula="of:=BASE(BITXOR(HEX2DEC([.J41]); HEX2DEC([.R41])); 16; 2)" office:value-type="string" office:string-value="42" calcext:value-type="string">
            <text:p>42</text:p>
          </table:table-cell>
          <table:table-cell table:style-name="ce22" table:formula="of:=BASE(BITXOR(HEX2DEC([.K41]); HEX2DEC([.S41])); 16; 2)" office:value-type="string" office:string-value="DC" calcext:value-type="string">
            <text:p>DC</text:p>
          </table:table-cell>
          <table:table-cell table:style-name="ce22" table:formula="of:=BASE(BITXOR(HEX2DEC([.L41]); HEX2DEC([.T41])); 16; 2)" office:value-type="string" office:string-value="19" calcext:value-type="string">
            <text:p>19</text:p>
          </table:table-cell>
          <table:table-cell table:style-name="ce27" table:formula="of:=BASE(BITXOR(HEX2DEC([.M41]); HEX2DEC([.U41])); 16; 2)" office:value-type="string" office:string-value="04" calcext:value-type="string">
            <text:p>04</text:p>
          </table:table-cell>
          <table:table-cell table:style-name="ce16" table:formula="of:=BASE(BITXOR(HEX2DEC(VLOOKUP([.U38]; [Tables.$A$2:.$B$257]; 2; 1)); HEX2DEC([.R37])); 16; 2)" office:value-type="string" office:string-value="F7" calcext:value-type="string">
            <text:p>F7</text:p>
          </table:table-cell>
          <table:table-cell table:style-name="ce22" table:formula="of:=BASE(BITXOR(HEX2DEC([.R41]); HEX2DEC([.S37])); 16; 2)" office:value-type="string" office:string-value="C9" calcext:value-type="string">
            <text:p>C9</text:p>
          </table:table-cell>
          <table:table-cell table:style-name="ce22" table:formula="of:=BASE(BITXOR(HEX2DEC([.S41]); HEX2DEC([.T37])); 16; 2)" office:value-type="string" office:string-value="4F" calcext:value-type="string">
            <text:p>4F</text:p>
          </table:table-cell>
          <table:table-cell table:style-name="ce27" table:formula="of:=BASE(BITXOR(HEX2DEC([.T41]); HEX2DEC([.U37])); 16; 2)" office:value-type="string" office:string-value="DC" calcext:value-type="string">
            <text:p>D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F0" calcext:value-type="string">
            <text:p>F0</text:p>
          </table:table-cell>
          <table:table-cell table:style-name="ce23" table:formula="of:=VLOOKUP([.O38]; [Tables.$A$2:.$B$257]; 2; 1)" office:value-type="string" office:string-value="FF" calcext:value-type="string">
            <text:p>FF</text:p>
          </table:table-cell>
          <table:table-cell table:style-name="ce23" table:formula="of:=VLOOKUP([.P38]; [Tables.$A$2:.$B$257]; 2; 1)" office:value-type="string" office:string-value="D3" calcext:value-type="string">
            <text:p>D3</text:p>
          </table:table-cell>
          <table:table-cell table:style-name="ce28" table:formula="of:=VLOOKUP([.Q38]; [Tables.$A$2:.$B$257]; 2; 1)" office:value-type="string" office:string-value="3F" calcext:value-type="string">
            <text:p>3F</text:p>
          </table:table-cell>
          <table:table-cell table:style-name="ce17" table:formula="of:=[.E42]" office:value-type="string" office:string-value="3F" calcext:value-type="string">
            <text:p>3F</text:p>
          </table:table-cell>
          <table:table-cell table:style-name="ce23" table:formula="of:=[.B42]" office:value-type="string" office:string-value="F0" calcext:value-type="string">
            <text:p>F0</text:p>
          </table:table-cell>
          <table:table-cell table:style-name="ce23" table:formula="of:=[.C42]" office:value-type="string" office:string-value="FF" calcext:value-type="string">
            <text:p>FF</text:p>
          </table:table-cell>
          <table:table-cell table:style-name="ce28" table:formula="of:=[.D42]" office:value-type="string" office:string-value="D3" calcext:value-type="string">
            <text:p>D3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BF" calcext:value-type="string">
            <text:p>BF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EC" calcext:value-type="string">
            <text:p>EC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D7" calcext:value-type="string">
            <text:p>D7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43" calcext:value-type="string">
            <text:p>43</text:p>
          </table:table-cell>
          <table:table-cell table:style-name="ce17" table:formula="of:=BASE(BITXOR(HEX2DEC([.J42]); HEX2DEC([.R42])); 16; 2)" office:value-type="string" office:string-value="B1" calcext:value-type="string">
            <text:p>B1</text:p>
          </table:table-cell>
          <table:table-cell table:style-name="ce23" table:formula="of:=BASE(BITXOR(HEX2DEC([.K42]); HEX2DEC([.S42])); 16; 2)" office:value-type="string" office:string-value="1F" calcext:value-type="string">
            <text:p>1F</text:p>
          </table:table-cell>
          <table:table-cell table:style-name="ce23" table:formula="of:=BASE(BITXOR(HEX2DEC([.L42]); HEX2DEC([.T42])); 16; 2)" office:value-type="string" office:string-value="65" calcext:value-type="string">
            <text:p>65</text:p>
          </table:table-cell>
          <table:table-cell table:style-name="ce28" table:formula="of:=BASE(BITXOR(HEX2DEC([.M42]); HEX2DEC([.U42])); 16; 2)" office:value-type="string" office:string-value="0C" calcext:value-type="string">
            <text:p>0C</text:p>
          </table:table-cell>
          <table:table-cell table:style-name="ce17" table:formula="of:=BASE(BITXOR(HEX2DEC(VLOOKUP([.U35]; [Tables.$A$2:.$B$257]; 2; 1)); HEX2DEC([.R38])); 16; 2)" office:value-type="string" office:string-value="0E" calcext:value-type="string">
            <text:p>0E</text:p>
          </table:table-cell>
          <table:table-cell table:style-name="ce23" table:formula="of:=BASE(BITXOR(HEX2DEC([.R42]); HEX2DEC([.S38])); 16; 2)" office:value-type="string" office:string-value="F3" calcext:value-type="string">
            <text:p>F3</text:p>
          </table:table-cell>
          <table:table-cell table:style-name="ce23" table:formula="of:=BASE(BITXOR(HEX2DEC([.S42]); HEX2DEC([.T38])); 16; 2)" office:value-type="string" office:string-value="B2" calcext:value-type="string">
            <text:p>B2</text:p>
          </table:table-cell>
          <table:table-cell table:style-name="ce28" table:formula="of:=BASE(BITXOR(HEX2DEC([.T42]); HEX2DEC([.U38])); 16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BE" calcext:value-type="string">
            <text:p>BE</text:p>
          </table:table-cell>
          <table:table-cell table:style-name="ce21" table:formula="of:=VLOOKUP([.O39]; [Tables.$A$2:.$B$257]; 2; 1)" office:value-type="string" office:string-value="D4" calcext:value-type="string">
            <text:p>D4</text:p>
          </table:table-cell>
          <table:table-cell table:style-name="ce21" table:formula="of:=VLOOKUP([.P39]; [Tables.$A$2:.$B$257]; 2; 1)" office:value-type="string" office:string-value="0A" calcext:value-type="string">
            <text:p>0A</text:p>
          </table:table-cell>
          <table:table-cell table:style-name="ce26" table:formula="of:=VLOOKUP([.Q39]; [Tables.$A$2:.$B$257]; 2; 1)" office:value-type="string" office:string-value="DA" calcext:value-type="string">
            <text:p>DA</text:p>
          </table:table-cell>
          <table:table-cell table:style-name="ce15" table:formula="of:=[.B43]" office:value-type="string" office:string-value="BE" calcext:value-type="string">
            <text:p>BE</text:p>
          </table:table-cell>
          <table:table-cell table:style-name="ce21" table:formula="of:=[.C43]" office:value-type="string" office:string-value="D4" calcext:value-type="string">
            <text:p>D4</text:p>
          </table:table-cell>
          <table:table-cell table:style-name="ce21" table:formula="of:=[.D43]" office:value-type="string" office:string-value="0A" calcext:value-type="string">
            <text:p>0A</text:p>
          </table:table-cell>
          <table:table-cell table:style-name="ce26" table:formula="of:=[.E43]" office:value-type="string" office:string-value="DA" calcext:value-type="string">
            <text:p>DA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00" calcext:value-type="string">
            <text:p>00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B1" calcext:value-type="string">
            <text:p>B1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54" calcext:value-type="string">
            <text:p>54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FA" calcext:value-type="string">
            <text:p>FA</text:p>
          </table:table-cell>
          <table:table-cell table:style-name="ce15" table:formula="of:=BASE(BITXOR(HEX2DEC([.J43]); HEX2DEC([.R43])); 16; 2)" office:value-type="string" office:string-value="EA" calcext:value-type="string">
            <text:p>EA</text:p>
          </table:table-cell>
          <table:table-cell table:style-name="ce21" table:formula="of:=BASE(BITXOR(HEX2DEC([.K43]); HEX2DEC([.S43])); 16; 2)" office:value-type="string" office:string-value="04" calcext:value-type="string">
            <text:p>04</text:p>
          </table:table-cell>
          <table:table-cell table:style-name="ce21" table:formula="of:=BASE(BITXOR(HEX2DEC([.L43]); HEX2DEC([.T43])); 16; 2)" office:value-type="string" office:string-value="65" calcext:value-type="string">
            <text:p>65</text:p>
          </table:table-cell>
          <table:table-cell table:style-name="ce26" table:formula="of:=BASE(BITXOR(HEX2DEC([.M43]); HEX2DEC([.U43])); 16; 2)" office:value-type="string" office:string-value="85" calcext:value-type="string">
            <text:p>85</text:p>
          </table:table-cell>
          <table:table-cell table:style-name="ce15" table:formula="of:=BASE(BITXOR(BITXOR(HEX2DEC(VLOOKUP([.U40]; [Tables.$A$2:.$B$257]; 2; 1)); HEX2DEC([.V43])); HEX2DEC([.R39])); 16; 2)" office:value-type="string" office:string-value="EA" calcext:value-type="string">
            <text:p>EA</text:p>
          </table:table-cell>
          <table:table-cell table:style-name="ce21" table:formula="of:=BASE(BITXOR(HEX2DEC([.R43]); HEX2DEC([.S39])); 16; 2)" office:value-type="string" office:string-value="B5" calcext:value-type="string">
            <text:p>B5</text:p>
          </table:table-cell>
          <table:table-cell table:style-name="ce21" table:formula="of:=BASE(BITXOR(HEX2DEC([.S43]); HEX2DEC([.T39])); 16; 2)" office:value-type="string" office:string-value="31" calcext:value-type="string">
            <text:p>31</text:p>
          </table:table-cell>
          <table:table-cell table:style-name="ce26" table:formula="of:=BASE(BITXOR(HEX2DEC([.T43]); HEX2DEC([.U39])); 16; 2)" office:value-type="string" office:string-value="7F" calcext:value-type="string">
            <text:p>7F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83" calcext:value-type="string">
            <text:p>83</text:p>
          </table:table-cell>
          <table:table-cell table:style-name="ce22" table:formula="of:=VLOOKUP([.O40]; [Tables.$A$2:.$B$257]; 2; 1)" office:value-type="string" office:string-value="3B" calcext:value-type="string">
            <text:p>3B</text:p>
          </table:table-cell>
          <table:table-cell table:style-name="ce22" table:formula="of:=VLOOKUP([.P40]; [Tables.$A$2:.$B$257]; 2; 1)" office:value-type="string" office:string-value="E1" calcext:value-type="string">
            <text:p>E1</text:p>
          </table:table-cell>
          <table:table-cell table:style-name="ce27" table:formula="of:=VLOOKUP([.Q40]; [Tables.$A$2:.$B$257]; 2; 1)" office:value-type="string" office:string-value="64" calcext:value-type="string">
            <text:p>64</text:p>
          </table:table-cell>
          <table:table-cell table:style-name="ce16" table:formula="of:=[.C44]" office:value-type="string" office:string-value="3B" calcext:value-type="string">
            <text:p>3B</text:p>
          </table:table-cell>
          <table:table-cell table:style-name="ce22" table:formula="of:=[.D44]" office:value-type="string" office:string-value="E1" calcext:value-type="string">
            <text:p>E1</text:p>
          </table:table-cell>
          <table:table-cell table:style-name="ce22" table:formula="of:=[.E44]" office:value-type="string" office:string-value="64" calcext:value-type="string">
            <text:p>64</text:p>
          </table:table-cell>
          <table:table-cell table:style-name="ce27" table:formula="of:=[.B44]" office:value-type="string" office:string-value="83" calcext:value-type="string">
            <text:p>83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51" calcext:value-type="string">
            <text:p>51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C8" calcext:value-type="string">
            <text:p>C8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76" calcext:value-type="string">
            <text:p>76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1B" calcext:value-type="string">
            <text:p>1B</text:p>
          </table:table-cell>
          <table:table-cell table:style-name="ce16" table:formula="of:=BASE(BITXOR(HEX2DEC([.J44]); HEX2DEC([.R44])); 16; 2)" office:value-type="string" office:string-value="83" calcext:value-type="string">
            <text:p>83</text:p>
          </table:table-cell>
          <table:table-cell table:style-name="ce22" table:formula="of:=BASE(BITXOR(HEX2DEC([.K44]); HEX2DEC([.S44])); 16; 2)" office:value-type="string" office:string-value="45" calcext:value-type="string">
            <text:p>45</text:p>
          </table:table-cell>
          <table:table-cell table:style-name="ce22" table:formula="of:=BASE(BITXOR(HEX2DEC([.L44]); HEX2DEC([.T44])); 16; 2)" office:value-type="string" office:string-value="5D" calcext:value-type="string">
            <text:p>5D</text:p>
          </table:table-cell>
          <table:table-cell table:style-name="ce27" table:formula="of:=BASE(BITXOR(HEX2DEC([.M44]); HEX2DEC([.U44])); 16; 2)" office:value-type="string" office:string-value="96" calcext:value-type="string">
            <text:p>96</text:p>
          </table:table-cell>
          <table:table-cell table:style-name="ce16" table:formula="of:=BASE(BITXOR(HEX2DEC(VLOOKUP([.U41]; [Tables.$A$2:.$B$257]; 2; 1)); HEX2DEC([.R40])); 16; 2)" office:value-type="string" office:string-value="D2" calcext:value-type="string">
            <text:p>D2</text:p>
          </table:table-cell>
          <table:table-cell table:style-name="ce22" table:formula="of:=BASE(BITXOR(HEX2DEC([.R44]); HEX2DEC([.S40])); 16; 2)" office:value-type="string" office:string-value="8D" calcext:value-type="string">
            <text:p>8D</text:p>
          </table:table-cell>
          <table:table-cell table:style-name="ce22" table:formula="of:=BASE(BITXOR(HEX2DEC([.S44]); HEX2DEC([.T40])); 16; 2)" office:value-type="string" office:string-value="2B" calcext:value-type="string">
            <text:p>2B</text:p>
          </table:table-cell>
          <table:table-cell table:style-name="ce27" table:formula="of:=BASE(BITXOR(HEX2DEC([.T44]); HEX2DEC([.U40])); 16; 2)" office:value-type="string" office:string-value="8D" calcext:value-type="string">
            <text:p>8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2C" calcext:value-type="string">
            <text:p>2C</text:p>
          </table:table-cell>
          <table:table-cell table:style-name="ce22" table:formula="of:=VLOOKUP([.O41]; [Tables.$A$2:.$B$257]; 2; 1)" office:value-type="string" office:string-value="86" calcext:value-type="string">
            <text:p>86</text:p>
          </table:table-cell>
          <table:table-cell table:style-name="ce22" table:formula="of:=VLOOKUP([.P41]; [Tables.$A$2:.$B$257]; 2; 1)" office:value-type="string" office:string-value="D4" calcext:value-type="string">
            <text:p>D4</text:p>
          </table:table-cell>
          <table:table-cell table:style-name="ce27" table:formula="of:=VLOOKUP([.Q41]; [Tables.$A$2:.$B$257]; 2; 1)" office:value-type="string" office:string-value="F2" calcext:value-type="string">
            <text:p>F2</text:p>
          </table:table-cell>
          <table:table-cell table:style-name="ce16" table:formula="of:=[.D45]" office:value-type="string" office:string-value="D4" calcext:value-type="string">
            <text:p>D4</text:p>
          </table:table-cell>
          <table:table-cell table:style-name="ce22" table:formula="of:=[.E45]" office:value-type="string" office:string-value="F2" calcext:value-type="string">
            <text:p>F2</text:p>
          </table:table-cell>
          <table:table-cell table:style-name="ce22" table:formula="of:=[.B45]" office:value-type="string" office:string-value="2C" calcext:value-type="string">
            <text:p>2C</text:p>
          </table:table-cell>
          <table:table-cell table:style-name="ce27" table:formula="of:=[.C45]" office:value-type="string" office:string-value="86" calcext:value-type="string">
            <text:p>86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2F" calcext:value-type="string">
            <text:p>2F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89" calcext:value-type="string">
            <text:p>89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6D" calcext:value-type="string">
            <text:p>6D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99" calcext:value-type="string">
            <text:p>99</text:p>
          </table:table-cell>
          <table:table-cell table:style-name="ce16" table:formula="of:=BASE(BITXOR(HEX2DEC([.J45]); HEX2DEC([.R45])); 16; 2)" office:value-type="string" office:string-value="5C" calcext:value-type="string">
            <text:p>5C</text:p>
          </table:table-cell>
          <table:table-cell table:style-name="ce22" table:formula="of:=BASE(BITXOR(HEX2DEC([.K45]); HEX2DEC([.S45])); 16; 2)" office:value-type="string" office:string-value="33" calcext:value-type="string">
            <text:p>33</text:p>
          </table:table-cell>
          <table:table-cell table:style-name="ce22" table:formula="of:=BASE(BITXOR(HEX2DEC([.L45]); HEX2DEC([.T45])); 16; 2)" office:value-type="string" office:string-value="98" calcext:value-type="string">
            <text:p>98</text:p>
          </table:table-cell>
          <table:table-cell table:style-name="ce27" table:formula="of:=BASE(BITXOR(HEX2DEC([.M45]); HEX2DEC([.U45])); 16; 2)" office:value-type="string" office:string-value="B0" calcext:value-type="string">
            <text:p>B0</text:p>
          </table:table-cell>
          <table:table-cell table:style-name="ce16" table:formula="of:=BASE(BITXOR(HEX2DEC(VLOOKUP([.U42]; [Tables.$A$2:.$B$257]; 2; 1)); HEX2DEC([.R41])); 16; 2)" office:value-type="string" office:string-value="73" calcext:value-type="string">
            <text:p>73</text:p>
          </table:table-cell>
          <table:table-cell table:style-name="ce22" table:formula="of:=BASE(BITXOR(HEX2DEC([.R45]); HEX2DEC([.S41])); 16; 2)" office:value-type="string" office:string-value="BA" calcext:value-type="string">
            <text:p>BA</text:p>
          </table:table-cell>
          <table:table-cell table:style-name="ce22" table:formula="of:=BASE(BITXOR(HEX2DEC([.S45]); HEX2DEC([.T41])); 16; 2)" office:value-type="string" office:string-value="F5" calcext:value-type="string">
            <text:p>F5</text:p>
          </table:table-cell>
          <table:table-cell table:style-name="ce27" table:formula="of:=BASE(BITXOR(HEX2DEC([.T45]); HEX2DEC([.U41])); 16; 2)" office:value-type="string" office:string-value="29" calcext:value-type="string">
            <text:p>2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C8" calcext:value-type="string">
            <text:p>C8</text:p>
          </table:table-cell>
          <table:table-cell table:style-name="ce23" table:formula="of:=VLOOKUP([.O42]; [Tables.$A$2:.$B$257]; 2; 1)" office:value-type="string" office:string-value="C0" calcext:value-type="string">
            <text:p>C0</text:p>
          </table:table-cell>
          <table:table-cell table:style-name="ce23" table:formula="of:=VLOOKUP([.P42]; [Tables.$A$2:.$B$257]; 2; 1)" office:value-type="string" office:string-value="4D" calcext:value-type="string">
            <text:p>4D</text:p>
          </table:table-cell>
          <table:table-cell table:style-name="ce28" table:formula="of:=VLOOKUP([.Q42]; [Tables.$A$2:.$B$257]; 2; 1)" office:value-type="string" office:string-value="FE" calcext:value-type="string">
            <text:p>FE</text:p>
          </table:table-cell>
          <table:table-cell table:style-name="ce17" table:formula="of:=[.E46]" office:value-type="string" office:string-value="FE" calcext:value-type="string">
            <text:p>FE</text:p>
          </table:table-cell>
          <table:table-cell table:style-name="ce23" table:formula="of:=[.B46]" office:value-type="string" office:string-value="C8" calcext:value-type="string">
            <text:p>C8</text:p>
          </table:table-cell>
          <table:table-cell table:style-name="ce23" table:formula="of:=[.C46]" office:value-type="string" office:string-value="C0" calcext:value-type="string">
            <text:p>C0</text:p>
          </table:table-cell>
          <table:table-cell table:style-name="ce28" table:formula="of:=[.D46]" office:value-type="string" office:string-value="4D" calcext:value-type="string">
            <text:p>4D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D1" calcext:value-type="string">
            <text:p>D1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FF" calcext:value-type="string">
            <text:p>FF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CD" calcext:value-type="string">
            <text:p>CD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EA" calcext:value-type="string">
            <text:p>EA</text:p>
          </table:table-cell>
          <table:table-cell table:style-name="ce17" table:formula="of:=BASE(BITXOR(HEX2DEC([.J46]); HEX2DEC([.R46])); 16; 2)" office:value-type="string" office:string-value="F0" calcext:value-type="string">
            <text:p>F0</text:p>
          </table:table-cell>
          <table:table-cell table:style-name="ce23" table:formula="of:=BASE(BITXOR(HEX2DEC([.K46]); HEX2DEC([.S46])); 16; 2)" office:value-type="string" office:string-value="2D" calcext:value-type="string">
            <text:p>2D</text:p>
          </table:table-cell>
          <table:table-cell table:style-name="ce23" table:formula="of:=BASE(BITXOR(HEX2DEC([.L46]); HEX2DEC([.T46])); 16; 2)" office:value-type="string" office:string-value="AD" calcext:value-type="string">
            <text:p>AD</text:p>
          </table:table-cell>
          <table:table-cell table:style-name="ce28" table:formula="of:=BASE(BITXOR(HEX2DEC([.M46]); HEX2DEC([.U46])); 16; 2)" office:value-type="string" office:string-value="C5" calcext:value-type="string">
            <text:p>C5</text:p>
          </table:table-cell>
          <table:table-cell table:style-name="ce17" table:formula="of:=BASE(BITXOR(HEX2DEC(VLOOKUP([.U39]; [Tables.$A$2:.$B$257]; 2; 1)); HEX2DEC([.R42])); 16; 2)" office:value-type="string" office:string-value="21" calcext:value-type="string">
            <text:p>21</text:p>
          </table:table-cell>
          <table:table-cell table:style-name="ce23" table:formula="of:=BASE(BITXOR(HEX2DEC([.R46]); HEX2DEC([.S42])); 16; 2)" office:value-type="string" office:string-value="D2" calcext:value-type="string">
            <text:p>D2</text:p>
          </table:table-cell>
          <table:table-cell table:style-name="ce23" table:formula="of:=BASE(BITXOR(HEX2DEC([.S46]); HEX2DEC([.T42])); 16; 2)" office:value-type="string" office:string-value="60" calcext:value-type="string">
            <text:p>60</text:p>
          </table:table-cell>
          <table:table-cell table:style-name="ce28" table:formula="of:=BASE(BITXOR(HEX2DEC([.T46]); HEX2DEC([.U42])); 16; 2)" office:value-type="string" office:string-value="2F" calcext:value-type="string">
            <text:p>2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87" calcext:value-type="string">
            <text:p>87</text:p>
          </table:table-cell>
          <table:table-cell table:style-name="ce21" table:formula="of:=VLOOKUP([.O43]; [Tables.$A$2:.$B$257]; 2; 1)" office:value-type="string" office:string-value="F2" calcext:value-type="string">
            <text:p>F2</text:p>
          </table:table-cell>
          <table:table-cell table:style-name="ce21" table:formula="of:=VLOOKUP([.P43]; [Tables.$A$2:.$B$257]; 2; 1)" office:value-type="string" office:string-value="4D" calcext:value-type="string">
            <text:p>4D</text:p>
          </table:table-cell>
          <table:table-cell table:style-name="ce26" table:formula="of:=VLOOKUP([.Q43]; [Tables.$A$2:.$B$257]; 2; 1)" office:value-type="string" office:string-value="97" calcext:value-type="string">
            <text:p>97</text:p>
          </table:table-cell>
          <table:table-cell table:style-name="ce15" table:formula="of:=[.B47]" office:value-type="string" office:string-value="87" calcext:value-type="string">
            <text:p>87</text:p>
          </table:table-cell>
          <table:table-cell table:style-name="ce21" table:formula="of:=[.C47]" office:value-type="string" office:string-value="F2" calcext:value-type="string">
            <text:p>F2</text:p>
          </table:table-cell>
          <table:table-cell table:style-name="ce21" table:formula="of:=[.D47]" office:value-type="string" office:string-value="4D" calcext:value-type="string">
            <text:p>4D</text:p>
          </table:table-cell>
          <table:table-cell table:style-name="ce26" table:formula="of:=[.E47]" office:value-type="string" office:string-value="97" calcext:value-type="string">
            <text:p>97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47" calcext:value-type="string">
            <text:p>47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40" calcext:value-type="string">
            <text:p>40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A3" calcext:value-type="string">
            <text:p>A3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4C" calcext:value-type="string">
            <text:p>4C</text:p>
          </table:table-cell>
          <table:table-cell table:style-name="ce15" table:formula="of:=BASE(BITXOR(HEX2DEC([.J47]); HEX2DEC([.R47])); 16; 2)" office:value-type="string" office:string-value="EB" calcext:value-type="string">
            <text:p>EB</text:p>
          </table:table-cell>
          <table:table-cell table:style-name="ce21" table:formula="of:=BASE(BITXOR(HEX2DEC([.K47]); HEX2DEC([.S47])); 16; 2)" office:value-type="string" office:string-value="59" calcext:value-type="string">
            <text:p>59</text:p>
          </table:table-cell>
          <table:table-cell table:style-name="ce21" table:formula="of:=BASE(BITXOR(HEX2DEC([.L47]); HEX2DEC([.T47])); 16; 2)" office:value-type="string" office:string-value="8B" calcext:value-type="string">
            <text:p>8B</text:p>
          </table:table-cell>
          <table:table-cell table:style-name="ce26" table:formula="of:=BASE(BITXOR(HEX2DEC([.M47]); HEX2DEC([.U47])); 16; 2)" office:value-type="string" office:string-value="1B" calcext:value-type="string">
            <text:p>1B</text:p>
          </table:table-cell>
          <table:table-cell table:style-name="ce15" table:formula="of:=BASE(BITXOR(BITXOR(HEX2DEC(VLOOKUP([.U44]; [Tables.$A$2:.$B$257]; 2; 1)); HEX2DEC([.V47])); HEX2DEC([.R43])); 16; 2)" office:value-type="string" office:string-value="AC" calcext:value-type="string">
            <text:p>AC</text:p>
          </table:table-cell>
          <table:table-cell table:style-name="ce21" table:formula="of:=BASE(BITXOR(HEX2DEC([.R47]); HEX2DEC([.S43])); 16; 2)" office:value-type="string" office:string-value="19" calcext:value-type="string">
            <text:p>19</text:p>
          </table:table-cell>
          <table:table-cell table:style-name="ce21" table:formula="of:=BASE(BITXOR(HEX2DEC([.S47]); HEX2DEC([.T43])); 16; 2)" office:value-type="string" office:string-value="28" calcext:value-type="string">
            <text:p>28</text:p>
          </table:table-cell>
          <table:table-cell table:style-name="ce26" table:formula="of:=BASE(BITXOR(HEX2DEC([.T47]); HEX2DEC([.U43])); 16; 2)" office:value-type="string" office:string-value="57" calcext:value-type="string">
            <text:p>57</text:p>
          </table:table-cell>
          <table:table-cell table:style-name="ce45" office:value-type="string" calcext:value-type="string">
            <text:p>1B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EC" calcext:value-type="string">
            <text:p>EC</text:p>
          </table:table-cell>
          <table:table-cell table:style-name="ce22" table:formula="of:=VLOOKUP([.O44]; [Tables.$A$2:.$B$257]; 2; 1)" office:value-type="string" office:string-value="6E" calcext:value-type="string">
            <text:p>6E</text:p>
          </table:table-cell>
          <table:table-cell table:style-name="ce22" table:formula="of:=VLOOKUP([.P44]; [Tables.$A$2:.$B$257]; 2; 1)" office:value-type="string" office:string-value="4C" calcext:value-type="string">
            <text:p>4C</text:p>
          </table:table-cell>
          <table:table-cell table:style-name="ce27" table:formula="of:=VLOOKUP([.Q44]; [Tables.$A$2:.$B$257]; 2; 1)" office:value-type="string" office:string-value="90" calcext:value-type="string">
            <text:p>90</text:p>
          </table:table-cell>
          <table:table-cell table:style-name="ce16" table:formula="of:=[.C48]" office:value-type="string" office:string-value="6E" calcext:value-type="string">
            <text:p>6E</text:p>
          </table:table-cell>
          <table:table-cell table:style-name="ce22" table:formula="of:=[.D48]" office:value-type="string" office:string-value="4C" calcext:value-type="string">
            <text:p>4C</text:p>
          </table:table-cell>
          <table:table-cell table:style-name="ce22" table:formula="of:=[.E48]" office:value-type="string" office:string-value="90" calcext:value-type="string">
            <text:p>90</text:p>
          </table:table-cell>
          <table:table-cell table:style-name="ce27" table:formula="of:=[.B48]" office:value-type="string" office:string-value="EC" calcext:value-type="string">
            <text:p>EC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37" calcext:value-type="string">
            <text:p>37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D4" calcext:value-type="string">
            <text:p>D4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70" calcext:value-type="string">
            <text:p>70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9F" calcext:value-type="string">
            <text:p>9F</text:p>
          </table:table-cell>
          <table:table-cell table:style-name="ce16" table:formula="of:=BASE(BITXOR(HEX2DEC([.J48]); HEX2DEC([.R48])); 16; 2)" office:value-type="string" office:string-value="40" calcext:value-type="string">
            <text:p>40</text:p>
          </table:table-cell>
          <table:table-cell table:style-name="ce22" table:formula="of:=BASE(BITXOR(HEX2DEC([.K48]); HEX2DEC([.S48])); 16; 2)" office:value-type="string" office:string-value="2E" calcext:value-type="string">
            <text:p>2E</text:p>
          </table:table-cell>
          <table:table-cell table:style-name="ce22" table:formula="of:=BASE(BITXOR(HEX2DEC([.L48]); HEX2DEC([.T48])); 16; 2)" office:value-type="string" office:string-value="A1" calcext:value-type="string">
            <text:p>A1</text:p>
          </table:table-cell>
          <table:table-cell table:style-name="ce27" table:formula="of:=BASE(BITXOR(HEX2DEC([.M48]); HEX2DEC([.U48])); 16; 2)" office:value-type="string" office:string-value="C3" calcext:value-type="string">
            <text:p>C3</text:p>
          </table:table-cell>
          <table:table-cell table:style-name="ce16" table:formula="of:=BASE(BITXOR(HEX2DEC(VLOOKUP([.U45]; [Tables.$A$2:.$B$257]; 2; 1)); HEX2DEC([.R44])); 16; 2)" office:value-type="string" office:string-value="77" calcext:value-type="string">
            <text:p>77</text:p>
          </table:table-cell>
          <table:table-cell table:style-name="ce22" table:formula="of:=BASE(BITXOR(HEX2DEC([.R48]); HEX2DEC([.S44])); 16; 2)" office:value-type="string" office:string-value="FA" calcext:value-type="string">
            <text:p>FA</text:p>
          </table:table-cell>
          <table:table-cell table:style-name="ce22" table:formula="of:=BASE(BITXOR(HEX2DEC([.S48]); HEX2DEC([.T44])); 16; 2)" office:value-type="string" office:string-value="D1" calcext:value-type="string">
            <text:p>D1</text:p>
          </table:table-cell>
          <table:table-cell table:style-name="ce27" table:formula="of:=BASE(BITXOR(HEX2DEC([.T48]); HEX2DEC([.U44])); 16; 2)" office:value-type="string" office:string-value="5C" calcext:value-type="string">
            <text:p>5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4A" calcext:value-type="string">
            <text:p>4A</text:p>
          </table:table-cell>
          <table:table-cell table:style-name="ce22" table:formula="of:=VLOOKUP([.O45]; [Tables.$A$2:.$B$257]; 2; 1)" office:value-type="string" office:string-value="C3" calcext:value-type="string">
            <text:p>C3</text:p>
          </table:table-cell>
          <table:table-cell table:style-name="ce22" table:formula="of:=VLOOKUP([.P45]; [Tables.$A$2:.$B$257]; 2; 1)" office:value-type="string" office:string-value="46" calcext:value-type="string">
            <text:p>46</text:p>
          </table:table-cell>
          <table:table-cell table:style-name="ce27" table:formula="of:=VLOOKUP([.Q45]; [Tables.$A$2:.$B$257]; 2; 1)" office:value-type="string" office:string-value="E7" calcext:value-type="string">
            <text:p>E7</text:p>
          </table:table-cell>
          <table:table-cell table:style-name="ce16" table:formula="of:=[.D49]" office:value-type="string" office:string-value="46" calcext:value-type="string">
            <text:p>46</text:p>
          </table:table-cell>
          <table:table-cell table:style-name="ce22" table:formula="of:=[.E49]" office:value-type="string" office:string-value="E7" calcext:value-type="string">
            <text:p>E7</text:p>
          </table:table-cell>
          <table:table-cell table:style-name="ce22" table:formula="of:=[.B49]" office:value-type="string" office:string-value="4A" calcext:value-type="string">
            <text:p>4A</text:p>
          </table:table-cell>
          <table:table-cell table:style-name="ce27" table:formula="of:=[.C49]" office:value-type="string" office:string-value="C3" calcext:value-type="string">
            <text:p>C3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94" calcext:value-type="string">
            <text:p>94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E4" calcext:value-type="string">
            <text:p>E4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3A" calcext:value-type="string">
            <text:p>3A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42" calcext:value-type="string">
            <text:p>42</text:p>
          </table:table-cell>
          <table:table-cell table:style-name="ce16" table:formula="of:=BASE(BITXOR(HEX2DEC([.J49]); HEX2DEC([.R49])); 16; 2)" office:value-type="string" office:string-value="F2" calcext:value-type="string">
            <text:p>F2</text:p>
          </table:table-cell>
          <table:table-cell table:style-name="ce22" table:formula="of:=BASE(BITXOR(HEX2DEC([.K49]); HEX2DEC([.S49])); 16; 2)" office:value-type="string" office:string-value="38" calcext:value-type="string">
            <text:p>38</text:p>
          </table:table-cell>
          <table:table-cell table:style-name="ce22" table:formula="of:=BASE(BITXOR(HEX2DEC([.L49]); HEX2DEC([.T49])); 16; 2)" office:value-type="string" office:string-value="13" calcext:value-type="string">
            <text:p>13</text:p>
          </table:table-cell>
          <table:table-cell table:style-name="ce27" table:formula="of:=BASE(BITXOR(HEX2DEC([.M49]); HEX2DEC([.U49])); 16; 2)" office:value-type="string" office:string-value="42" calcext:value-type="string">
            <text:p>42</text:p>
          </table:table-cell>
          <table:table-cell table:style-name="ce16" table:formula="of:=BASE(BITXOR(HEX2DEC(VLOOKUP([.U46]; [Tables.$A$2:.$B$257]; 2; 1)); HEX2DEC([.R45])); 16; 2)" office:value-type="string" office:string-value="66" calcext:value-type="string">
            <text:p>66</text:p>
          </table:table-cell>
          <table:table-cell table:style-name="ce22" table:formula="of:=BASE(BITXOR(HEX2DEC([.R49]); HEX2DEC([.S45])); 16; 2)" office:value-type="string" office:string-value="DC" calcext:value-type="string">
            <text:p>DC</text:p>
          </table:table-cell>
          <table:table-cell table:style-name="ce22" table:formula="of:=BASE(BITXOR(HEX2DEC([.S49]); HEX2DEC([.T45])); 16; 2)" office:value-type="string" office:string-value="29" calcext:value-type="string">
            <text:p>29</text:p>
          </table:table-cell>
          <table:table-cell table:style-name="ce27" table:formula="of:=BASE(BITXOR(HEX2DEC([.T49]); HEX2DEC([.U45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8C" calcext:value-type="string">
            <text:p>8C</text:p>
          </table:table-cell>
          <table:table-cell table:style-name="ce23" table:formula="of:=VLOOKUP([.O46]; [Tables.$A$2:.$B$257]; 2; 1)" office:value-type="string" office:string-value="D8" calcext:value-type="string">
            <text:p>D8</text:p>
          </table:table-cell>
          <table:table-cell table:style-name="ce23" table:formula="of:=VLOOKUP([.P46]; [Tables.$A$2:.$B$257]; 2; 1)" office:value-type="string" office:string-value="95" calcext:value-type="string">
            <text:p>95</text:p>
          </table:table-cell>
          <table:table-cell table:style-name="ce28" table:formula="of:=VLOOKUP([.Q46]; [Tables.$A$2:.$B$257]; 2; 1)" office:value-type="string" office:string-value="A6" calcext:value-type="string">
            <text:p>A6</text:p>
          </table:table-cell>
          <table:table-cell table:style-name="ce17" table:formula="of:=[.E50]" office:value-type="string" office:string-value="A6" calcext:value-type="string">
            <text:p>A6</text:p>
          </table:table-cell>
          <table:table-cell table:style-name="ce23" table:formula="of:=[.B50]" office:value-type="string" office:string-value="8C" calcext:value-type="string">
            <text:p>8C</text:p>
          </table:table-cell>
          <table:table-cell table:style-name="ce23" table:formula="of:=[.C50]" office:value-type="string" office:string-value="D8" calcext:value-type="string">
            <text:p>D8</text:p>
          </table:table-cell>
          <table:table-cell table:style-name="ce28" table:formula="of:=[.D50]" office:value-type="string" office:string-value="95" calcext:value-type="string">
            <text:p>95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ED" calcext:value-type="string">
            <text:p>ED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A5" calcext:value-type="string">
            <text:p>A5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A6" calcext:value-type="string">
            <text:p>A6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BC" calcext:value-type="string">
            <text:p>BC</text:p>
          </table:table-cell>
          <table:table-cell table:style-name="ce17" table:formula="of:=BASE(BITXOR(HEX2DEC([.J50]); HEX2DEC([.R50])); 16; 2)" office:value-type="string" office:string-value="1E" calcext:value-type="string">
            <text:p>1E</text:p>
          </table:table-cell>
          <table:table-cell table:style-name="ce23" table:formula="of:=BASE(BITXOR(HEX2DEC([.K50]); HEX2DEC([.S50])); 16; 2)" office:value-type="string" office:string-value="84" calcext:value-type="string">
            <text:p>84</text:p>
          </table:table-cell>
          <table:table-cell table:style-name="ce23" table:formula="of:=BASE(BITXOR(HEX2DEC([.L50]); HEX2DEC([.T50])); 16; 2)" office:value-type="string" office:string-value="E7" calcext:value-type="string">
            <text:p>E7</text:p>
          </table:table-cell>
          <table:table-cell table:style-name="ce28" table:formula="of:=BASE(BITXOR(HEX2DEC([.M50]); HEX2DEC([.U50])); 16; 2)" office:value-type="string" office:string-value="D2" calcext:value-type="string">
            <text:p>D2</text:p>
          </table:table-cell>
          <table:table-cell table:style-name="ce17" table:formula="of:=BASE(BITXOR(HEX2DEC(VLOOKUP([.U43]; [Tables.$A$2:.$B$257]; 2; 1)); HEX2DEC([.R46])); 16; 2)" office:value-type="string" office:string-value="F3" calcext:value-type="string">
            <text:p>F3</text:p>
          </table:table-cell>
          <table:table-cell table:style-name="ce23" table:formula="of:=BASE(BITXOR(HEX2DEC([.R50]); HEX2DEC([.S46])); 16; 2)" office:value-type="string" office:string-value="21" calcext:value-type="string">
            <text:p>21</text:p>
          </table:table-cell>
          <table:table-cell table:style-name="ce23" table:formula="of:=BASE(BITXOR(HEX2DEC([.S50]); HEX2DEC([.T46])); 16; 2)" office:value-type="string" office:string-value="41" calcext:value-type="string">
            <text:p>41</text:p>
          </table:table-cell>
          <table:table-cell table:style-name="ce28" table:formula="of:=BASE(BITXOR(HEX2DEC([.T50]); HEX2DEC([.U46])); 16; 2)" office:value-type="string" office:string-value="6E" calcext:value-type="string">
            <text:p>6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E9" calcext:value-type="string">
            <text:p>E9</text:p>
          </table:table-cell>
          <table:table-cell table:style-name="ce21" table:formula="of:=VLOOKUP([.O47]; [Tables.$A$2:.$B$257]; 2; 1)" office:value-type="string" office:string-value="CB" calcext:value-type="string">
            <text:p>CB</text:p>
          </table:table-cell>
          <table:table-cell table:style-name="ce21" table:formula="of:=VLOOKUP([.P47]; [Tables.$A$2:.$B$257]; 2; 1)" office:value-type="string" office:string-value="3D" calcext:value-type="string">
            <text:p>3D</text:p>
          </table:table-cell>
          <table:table-cell table:style-name="ce26" table:formula="of:=VLOOKUP([.Q47]; [Tables.$A$2:.$B$257]; 2; 1)" office:value-type="string" office:string-value="AF" calcext:value-type="string">
            <text:p>AF</text:p>
          </table:table-cell>
          <table:table-cell table:style-name="ce15" table:formula="of:=[.B51]" office:value-type="string" office:string-value="E9" calcext:value-type="string">
            <text:p>E9</text:p>
          </table:table-cell>
          <table:table-cell table:style-name="ce21" table:formula="of:=[.C51]" office:value-type="string" office:string-value="CB" calcext:value-type="string">
            <text:p>CB</text:p>
          </table:table-cell>
          <table:table-cell table:style-name="ce21" table:formula="of:=[.D51]" office:value-type="string" office:string-value="3D" calcext:value-type="string">
            <text:p>3D</text:p>
          </table:table-cell>
          <table:table-cell table:style-name="ce26" table:formula="of:=[.E51]" office:value-type="string" office:string-value="AF" calcext:value-type="string">
            <text:p>AF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1]); HEX2DEC([.R51])); 16; 2)" office:value-type="string" office:string-value="39" calcext:value-type="string">
            <text:p>39</text:p>
          </table:table-cell>
          <table:table-cell table:style-name="ce21" table:formula="of:=BASE(BITXOR(HEX2DEC([.G51]); HEX2DEC([.S51])); 16; 2)" office:value-type="string" office:string-value="02" calcext:value-type="string">
            <text:p>02</text:p>
          </table:table-cell>
          <table:table-cell table:style-name="ce21" table:formula="of:=BASE(BITXOR(HEX2DEC([.H51]); HEX2DEC([.T51])); 16; 2)" office:value-type="string" office:string-value="DC" calcext:value-type="string">
            <text:p>DC</text:p>
          </table:table-cell>
          <table:table-cell table:style-name="ce26" table:formula="of:=BASE(BITXOR(HEX2DEC([.I51]); HEX2DEC([.U51])); 16; 2)" office:value-type="string" office:string-value="19" calcext:value-type="string">
            <text:p>19</text:p>
          </table:table-cell>
          <table:table-cell table:style-name="ce15" table:formula="of:=BASE(BITXOR(BITXOR(HEX2DEC(VLOOKUP([.U48]; [Tables.$A$2:.$B$257]; 2; 1)); HEX2DEC([.V51])); HEX2DEC([.R47])); 16; 2)" office:value-type="string" office:string-value="D0" calcext:value-type="string">
            <text:p>D0</text:p>
          </table:table-cell>
          <table:table-cell table:style-name="ce21" table:formula="of:=BASE(BITXOR(HEX2DEC([.R51]); HEX2DEC([.S47])); 16; 2)" office:value-type="string" office:string-value="C9" calcext:value-type="string">
            <text:p>C9</text:p>
          </table:table-cell>
          <table:table-cell table:style-name="ce21" table:formula="of:=BASE(BITXOR(HEX2DEC([.S51]); HEX2DEC([.T47])); 16; 2)" office:value-type="string" office:string-value="E1" calcext:value-type="string">
            <text:p>E1</text:p>
          </table:table-cell>
          <table:table-cell table:style-name="ce26" table:formula="of:=BASE(BITXOR(HEX2DEC([.T51]); HEX2DEC([.U47])); 16; 2)" office:value-type="string" office:string-value="B6" calcext:value-type="string">
            <text:p>B6</text:p>
          </table:table-cell>
          <table:table-cell table:style-name="ce45" office:value-type="string" calcext:value-type="string">
            <text:p>36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09" calcext:value-type="string">
            <text:p>09</text:p>
          </table:table-cell>
          <table:table-cell table:style-name="ce22" table:formula="of:=VLOOKUP([.O48]; [Tables.$A$2:.$B$257]; 2; 1)" office:value-type="string" office:string-value="31" calcext:value-type="string">
            <text:p>31</text:p>
          </table:table-cell>
          <table:table-cell table:style-name="ce22" table:formula="of:=VLOOKUP([.P48]; [Tables.$A$2:.$B$257]; 2; 1)" office:value-type="string" office:string-value="32" calcext:value-type="string">
            <text:p>32</text:p>
          </table:table-cell>
          <table:table-cell table:style-name="ce27" table:formula="of:=VLOOKUP([.Q48]; [Tables.$A$2:.$B$257]; 2; 1)" office:value-type="string" office:string-value="2E" calcext:value-type="string">
            <text:p>2E</text:p>
          </table:table-cell>
          <table:table-cell table:style-name="ce16" table:formula="of:=[.C52]" office:value-type="string" office:string-value="31" calcext:value-type="string">
            <text:p>31</text:p>
          </table:table-cell>
          <table:table-cell table:style-name="ce22" table:formula="of:=[.D52]" office:value-type="string" office:string-value="32" calcext:value-type="string">
            <text:p>32</text:p>
          </table:table-cell>
          <table:table-cell table:style-name="ce22" table:formula="of:=[.E52]" office:value-type="string" office:string-value="2E" calcext:value-type="string">
            <text:p>2E</text:p>
          </table:table-cell>
          <table:table-cell table:style-name="ce27" table:formula="of:=[.B52]" office:value-type="string" office:string-value="09" calcext:value-type="string">
            <text:p>09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2]); HEX2DEC([.R52])); 16; 2)" office:value-type="string" office:string-value="25" calcext:value-type="string">
            <text:p>25</text:p>
          </table:table-cell>
          <table:table-cell table:style-name="ce22" table:formula="of:=BASE(BITXOR(HEX2DEC([.G52]); HEX2DEC([.S52])); 16; 2)" office:value-type="string" office:string-value="DC" calcext:value-type="string">
            <text:p>DC</text:p>
          </table:table-cell>
          <table:table-cell table:style-name="ce22" table:formula="of:=BASE(BITXOR(HEX2DEC([.H52]); HEX2DEC([.T52])); 16; 2)" office:value-type="string" office:string-value="11" calcext:value-type="string">
            <text:p>11</text:p>
          </table:table-cell>
          <table:table-cell table:style-name="ce27" table:formula="of:=BASE(BITXOR(HEX2DEC([.I52]); HEX2DEC([.U52])); 16; 2)" office:value-type="string" office:string-value="6A" calcext:value-type="string">
            <text:p>6A</text:p>
          </table:table-cell>
          <table:table-cell table:style-name="ce16" table:formula="of:=BASE(BITXOR(HEX2DEC(VLOOKUP([.U49]; [Tables.$A$2:.$B$257]; 2; 1)); HEX2DEC([.R48])); 16; 2)" office:value-type="string" office:string-value="14" calcext:value-type="string">
            <text:p>14</text:p>
          </table:table-cell>
          <table:table-cell table:style-name="ce22" table:formula="of:=BASE(BITXOR(HEX2DEC([.R52]); HEX2DEC([.S48])); 16; 2)" office:value-type="string" office:string-value="EE" calcext:value-type="string">
            <text:p>EE</text:p>
          </table:table-cell>
          <table:table-cell table:style-name="ce22" table:formula="of:=BASE(BITXOR(HEX2DEC([.S52]); HEX2DEC([.T48])); 16; 2)" office:value-type="string" office:string-value="3F" calcext:value-type="string">
            <text:p>3F</text:p>
          </table:table-cell>
          <table:table-cell table:style-name="ce27" table:formula="of:=BASE(BITXOR(HEX2DEC([.T52]); HEX2DEC([.U48])); 16; 2)" office:value-type="string" office:string-value="63" calcext:value-type="string">
            <text:p>6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89" calcext:value-type="string">
            <text:p>89</text:p>
          </table:table-cell>
          <table:table-cell table:style-name="ce22" table:formula="of:=VLOOKUP([.O49]; [Tables.$A$2:.$B$257]; 2; 1)" office:value-type="string" office:string-value="07" calcext:value-type="string">
            <text:p>07</text:p>
          </table:table-cell>
          <table:table-cell table:style-name="ce22" table:formula="of:=VLOOKUP([.P49]; [Tables.$A$2:.$B$257]; 2; 1)" office:value-type="string" office:string-value="7D" calcext:value-type="string">
            <text:p>7D</text:p>
          </table:table-cell>
          <table:table-cell table:style-name="ce27" table:formula="of:=VLOOKUP([.Q49]; [Tables.$A$2:.$B$257]; 2; 1)" office:value-type="string" office:string-value="2C" calcext:value-type="string">
            <text:p>2C</text:p>
          </table:table-cell>
          <table:table-cell table:style-name="ce16" table:formula="of:=[.D53]" office:value-type="string" office:string-value="7D" calcext:value-type="string">
            <text:p>7D</text:p>
          </table:table-cell>
          <table:table-cell table:style-name="ce22" table:formula="of:=[.E53]" office:value-type="string" office:string-value="2C" calcext:value-type="string">
            <text:p>2C</text:p>
          </table:table-cell>
          <table:table-cell table:style-name="ce22" table:formula="of:=[.B53]" office:value-type="string" office:string-value="89" calcext:value-type="string">
            <text:p>89</text:p>
          </table:table-cell>
          <table:table-cell table:style-name="ce27" table:formula="of:=[.C53]" office:value-type="string" office:string-value="07" calcext:value-type="string">
            <text:p>07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3]); HEX2DEC([.R53])); 16; 2)" office:value-type="string" office:string-value="84" calcext:value-type="string">
            <text:p>84</text:p>
          </table:table-cell>
          <table:table-cell table:style-name="ce22" table:formula="of:=BASE(BITXOR(HEX2DEC([.G53]); HEX2DEC([.S53])); 16; 2)" office:value-type="string" office:string-value="09" calcext:value-type="string">
            <text:p>09</text:p>
          </table:table-cell>
          <table:table-cell table:style-name="ce22" table:formula="of:=BASE(BITXOR(HEX2DEC([.H53]); HEX2DEC([.T53])); 16; 2)" office:value-type="string" office:string-value="85" calcext:value-type="string">
            <text:p>85</text:p>
          </table:table-cell>
          <table:table-cell table:style-name="ce27" table:formula="of:=BASE(BITXOR(HEX2DEC([.I53]); HEX2DEC([.U53])); 16; 2)" office:value-type="string" office:string-value="0B" calcext:value-type="string">
            <text:p>0B</text:p>
          </table:table-cell>
          <table:table-cell table:style-name="ce16" table:formula="of:=BASE(BITXOR(HEX2DEC(VLOOKUP([.U50]; [Tables.$A$2:.$B$257]; 2; 1)); HEX2DEC([.R49])); 16; 2)" office:value-type="string" office:string-value="F9" calcext:value-type="string">
            <text:p>F9</text:p>
          </table:table-cell>
          <table:table-cell table:style-name="ce22" table:formula="of:=BASE(BITXOR(HEX2DEC([.R53]); HEX2DEC([.S49])); 16; 2)" office:value-type="string" office:string-value="25" calcext:value-type="string">
            <text:p>25</text:p>
          </table:table-cell>
          <table:table-cell table:style-name="ce22" table:formula="of:=BASE(BITXOR(HEX2DEC([.S53]); HEX2DEC([.T49])); 16; 2)" office:value-type="string" office:string-value="0C" calcext:value-type="string">
            <text:p>0C</text:p>
          </table:table-cell>
          <table:table-cell table:style-name="ce27" table:formula="of:=BASE(BITXOR(HEX2DEC([.T53]); HEX2DEC([.U49])); 16; 2)" office:value-type="string" office:string-value="0C" calcext:value-type="string">
            <text:p>0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72" calcext:value-type="string">
            <text:p>72</text:p>
          </table:table-cell>
          <table:table-cell table:style-name="ce23" table:formula="of:=VLOOKUP([.O50]; [Tables.$A$2:.$B$257]; 2; 1)" office:value-type="string" office:string-value="5F" calcext:value-type="string">
            <text:p>5F</text:p>
          </table:table-cell>
          <table:table-cell table:style-name="ce23" table:formula="of:=VLOOKUP([.P50]; [Tables.$A$2:.$B$257]; 2; 1)" office:value-type="string" office:string-value="94" calcext:value-type="string">
            <text:p>94</text:p>
          </table:table-cell>
          <table:table-cell table:style-name="ce28" table:formula="of:=VLOOKUP([.Q50]; [Tables.$A$2:.$B$257]; 2; 1)" office:value-type="string" office:string-value="B5" calcext:value-type="string">
            <text:p>B5</text:p>
          </table:table-cell>
          <table:table-cell table:style-name="ce17" table:formula="of:=[.E54]" office:value-type="string" office:string-value="B5" calcext:value-type="string">
            <text:p>B5</text:p>
          </table:table-cell>
          <table:table-cell table:style-name="ce23" table:formula="of:=[.B54]" office:value-type="string" office:string-value="72" calcext:value-type="string">
            <text:p>72</text:p>
          </table:table-cell>
          <table:table-cell table:style-name="ce23" table:formula="of:=[.C54]" office:value-type="string" office:string-value="5F" calcext:value-type="string">
            <text:p>5F</text:p>
          </table:table-cell>
          <table:table-cell table:style-name="ce28" table:formula="of:=[.D54]" office:value-type="string" office:string-value="94" calcext:value-type="string">
            <text:p>94</text:p>
          </table:table-cell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HEX2DEC([.F54]); HEX2DEC([.R54])); 16; 2)" office:value-type="string" office:string-value="1D" calcext:value-type="string">
            <text:p>1D</text:p>
          </table:table-cell>
          <table:table-cell table:style-name="ce23" table:formula="of:=BASE(BITXOR(HEX2DEC([.G54]); HEX2DEC([.S54])); 16; 2)" office:value-type="string" office:string-value="FB" calcext:value-type="string">
            <text:p>FB</text:p>
          </table:table-cell>
          <table:table-cell table:style-name="ce23" table:formula="of:=BASE(BITXOR(HEX2DEC([.H54]); HEX2DEC([.T54])); 16; 2)" office:value-type="string" office:string-value="97" calcext:value-type="string">
            <text:p>97</text:p>
          </table:table-cell>
          <table:table-cell table:style-name="ce28" table:formula="of:=BASE(BITXOR(HEX2DEC([.I54]); HEX2DEC([.U54])); 16; 2)" office:value-type="string" office:string-value="32" calcext:value-type="string">
            <text:p>32</text:p>
          </table:table-cell>
          <table:table-cell table:style-name="ce17" table:formula="of:=BASE(BITXOR(HEX2DEC(VLOOKUP([.U47]; [Tables.$A$2:.$B$257]; 2; 1)); HEX2DEC([.R50])); 16; 2)" office:value-type="string" office:string-value="A8" calcext:value-type="string">
            <text:p>A8</text:p>
          </table:table-cell>
          <table:table-cell table:style-name="ce23" table:formula="of:=BASE(BITXOR(HEX2DEC([.R54]); HEX2DEC([.S50])); 16; 2)" office:value-type="string" office:string-value="89" calcext:value-type="string">
            <text:p>89</text:p>
          </table:table-cell>
          <table:table-cell table:style-name="ce23" table:formula="of:=BASE(BITXOR(HEX2DEC([.S54]); HEX2DEC([.T50])); 16; 2)" office:value-type="string" office:string-value="C8" calcext:value-type="string">
            <text:p>C8</text:p>
          </table:table-cell>
          <table:table-cell table:style-name="ce28" table:formula="of:=BASE(BITXOR(HEX2DEC([.T54]); HEX2DEC([.U50])); 16; 2)" office:value-type="string" office:string-value="A6" calcext:value-type="string">
            <text:p>A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2"/>
          <table:table-cell table:style-name="ce36"/>
          <table:table-cell table:number-columns-repeated="101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192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92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49" office:value-type="string" calcext:value-type="string" table:number-columns-spanned="6" table:number-rows-spanned="1">
            <text:p>Key (input)</text:p>
          </table:table-cell>
          <table:covered-table-cell table:number-columns-repeated="4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7"/>
        </table:table-row>
        <table:table-row table:style-name="ro3">
          <table:table-cell table:style-name="ce7"/>
          <table:table-cell table:style-name="ce13" office:value-type="string" calcext:value-type="string">
            <text:p>6B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string" calcext:value-type="string">
            <text:p>E9</text:p>
          </table:table-cell>
          <table:table-cell table:style-name="ce24" office:value-type="string" calcext:value-type="string">
            <text:p>73</text:p>
          </table:table-cell>
          <table:table-cell table:style-name="ce30" office:value-type="string" calcext:value-type="string">
            <text:p>8E</text:p>
          </table:table-cell>
          <table:table-cell table:style-name="ce19" office:value-type="string" calcext:value-type="string">
            <text:p>DA</text:p>
          </table:table-cell>
          <table:table-cell table:style-name="ce19" office:value-type="string" calcext:value-type="string">
            <text:p>C8</text:p>
          </table:table-cell>
          <table:table-cell table:style-name="ce50" office:value-type="string" calcext:value-type="string">
            <text:p>80</text:p>
          </table:table-cell>
          <table:table-cell table:style-name="ce50" office:value-type="string" calcext:value-type="string">
            <text:p>62</text:p>
          </table:table-cell>
          <table:table-cell table:style-name="ce54" office:value-type="string" calcext:value-type="string">
            <text:p>52</text:p>
          </table:table-cell>
          <table:table-cell table:style-name="ce33" table:formula="of:=[.N59]" office:value-type="string" office:string-value="BD" calcext:value-type="string">
            <text:p>BD</text:p>
          </table:table-cell>
          <table:table-cell table:style-name="ce34" table:formula="of:=[.O59]" office:value-type="string" office:string-value="6E" calcext:value-type="string">
            <text:p>6E</text:p>
          </table:table-cell>
          <table:table-cell table:style-name="ce34" table:formula="of:=[.P59]" office:value-type="string" office:string-value="F7" calcext:value-type="string">
            <text:p>F7</text:p>
          </table:table-cell>
          <table:table-cell table:style-name="ce35" table:formula="of:=[.Q59]" office:value-type="string" office:string-value="57" calcext:value-type="string">
            <text:p>5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6"/>
        </table:table-row>
        <table:table-row table:style-name="ro3">
          <table:table-cell table:style-name="ce7"/>
          <table:table-cell table:style-name="ce13" office:value-type="string" calcext:value-type="string">
            <text:p>C1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3D</text:p>
          </table:table-cell>
          <table:table-cell table:style-name="ce24" office:value-type="string" calcext:value-type="string">
            <text:p>93</text:p>
          </table:table-cell>
          <table:table-cell table:style-name="ce30" office:value-type="string" calcext:value-type="string">
            <text:p>73</text:p>
          </table:table-cell>
          <table:table-cell table:style-name="ce19" office:value-type="string" calcext:value-type="string">
            <text:p>0E</text:p>
          </table:table-cell>
          <table:table-cell table:style-name="ce19" office:value-type="string" calcext:value-type="string">
            <text:p>10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F8</text:p>
          </table:table-cell>
          <table:table-cell table:style-name="ce24" office:value-type="string" calcext:value-type="string">
            <text:p>2C</text:p>
          </table:table-cell>
          <table:table-cell table:style-name="ce33" table:formula="of:=[.N60]" office:value-type="string" office:string-value="33" calcext:value-type="string">
            <text:p>33</text:p>
          </table:table-cell>
          <table:table-cell table:style-name="ce34" table:formula="of:=[.O60]" office:value-type="string" office:string-value="45" calcext:value-type="string">
            <text:p>45</text:p>
          </table:table-cell>
          <table:table-cell table:style-name="ce34" table:formula="of:=[.P60]" office:value-type="string" office:string-value="12" calcext:value-type="string">
            <text:p>12</text:p>
          </table:table-cell>
          <table:table-cell table:style-name="ce35" table:formula="of:=[.Q60]" office:value-type="string" office:string-value="1F" calcext:value-type="string">
            <text:p>1F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)" office:value-type="string" office:string-value="8E73B0F7DA0E6452C810F32B809079E562F8EAD2522C6B7B" calcext:value-type="string" table:number-columns-spanned="13" table:number-rows-spanned="1">
            <text:p>8E73B0F7DA0E6452C810F32B809079E562F8EAD2522C6B7B</text:p>
          </table:table-cell>
          <table:covered-table-cell table:number-columns-repeated="7" table:style-name="ce39"/>
          <table:covered-table-cell table:style-name="ce43"/>
          <table:covered-table-cell table:number-columns-repeated="4" table:style-name="ce37"/>
          <table:table-cell table:style-name="ce37" table:number-columns-repeated="993"/>
        </table:table-row>
        <table:table-row table:style-name="ro3">
          <table:table-cell table:style-name="ce7"/>
          <table:table-cell table:style-name="ce13" office:value-type="string" calcext:value-type="string">
            <text:p>BE</text:p>
          </table:table-cell>
          <table:table-cell table:style-name="ce19" office:value-type="string" calcext:value-type="string">
            <text:p>9F</text:p>
          </table:table-cell>
          <table:table-cell table:style-name="ce19" office:value-type="string" calcext:value-type="string">
            <text:p>7E</text:p>
          </table:table-cell>
          <table:table-cell table:style-name="ce24" office:value-type="string" calcext:value-type="string">
            <text:p>17</text:p>
          </table:table-cell>
          <table:table-cell table:style-name="ce30" office:value-type="string" calcext:value-type="string">
            <text:p>B0</text:p>
          </table:table-cell>
          <table:table-cell table:style-name="ce19" office:value-type="string" calcext:value-type="string">
            <text:p>64</text:p>
          </table:table-cell>
          <table:table-cell table:style-name="ce19" office:value-type="string" calcext:value-type="string">
            <text:p>F3</text:p>
          </table:table-cell>
          <table:table-cell table:style-name="ce13" office:value-type="string" calcext:value-type="string">
            <text:p>79</text:p>
          </table:table-cell>
          <table:table-cell table:style-name="ce13" office:value-type="string" calcext:value-type="string">
            <text:p>EA</text:p>
          </table:table-cell>
          <table:table-cell table:style-name="ce24" office:value-type="string" calcext:value-type="string">
            <text:p>6B</text:p>
          </table:table-cell>
          <table:table-cell table:style-name="ce33" table:formula="of:=[.N61]" office:value-type="string" office:string-value="4F" calcext:value-type="string">
            <text:p>4F</text:p>
          </table:table-cell>
          <table:table-cell table:style-name="ce34" table:formula="of:=[.O61]" office:value-type="string" office:string-value="F2" calcext:value-type="string">
            <text:p>F2</text:p>
          </table:table-cell>
          <table:table-cell table:style-name="ce34" table:formula="of:=[.P61]" office:value-type="string" office:string-value="A2" calcext:value-type="string">
            <text:p>A2</text:p>
          </table:table-cell>
          <table:table-cell table:style-name="ce35" table:formula="of:=[.Q61]" office:value-type="string" office:string-value="A5" calcext:value-type="string">
            <text:p>A5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L5];[.L6];[.L7];[.L8];[.M5];[.M6];[.M7];[.M8];[.N5];[.N6];[.N7];[.N8];[.O5];[.O6];[.O7];[.O8])" office:value-type="string" office:string-value="BD334F1D6E45F25FF712A214571FA5CC" calcext:value-type="string" table:number-columns-spanned="9" table:number-rows-spanned="1">
            <text:p>BD334F1D6E45F25FF712A214571FA5C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7"/>
        </table:table-row>
        <table:table-row table:style-name="ro3">
          <table:table-cell table:style-name="ce7"/>
          <table:table-cell table:style-name="ce13" office:value-type="string" calcext:value-type="string">
            <text:p>E2</text:p>
          </table:table-cell>
          <table:table-cell table:style-name="ce19" office:value-type="string" calcext:value-type="string">
            <text:p>96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2A</text:p>
          </table:table-cell>
          <table:table-cell table:style-name="ce30" office:value-type="string" calcext:value-type="string">
            <text:p>F7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2B</text:p>
          </table:table-cell>
          <table:table-cell table:style-name="ce13" office:value-type="string" calcext:value-type="string">
            <text:p>E5</text:p>
          </table:table-cell>
          <table:table-cell table:style-name="ce13" office:value-type="string" calcext:value-type="string">
            <text:p>D2</text:p>
          </table:table-cell>
          <table:table-cell table:style-name="ce24" office:value-type="string" calcext:value-type="string">
            <text:p>7B</text:p>
          </table:table-cell>
          <table:table-cell table:style-name="ce33" table:formula="of:=[.N62]" office:value-type="string" office:string-value="1D" calcext:value-type="string">
            <text:p>1D</text:p>
          </table:table-cell>
          <table:table-cell table:style-name="ce34" table:formula="of:=[.O62]" office:value-type="string" office:string-value="5F" calcext:value-type="string">
            <text:p>5F</text:p>
          </table:table-cell>
          <table:table-cell table:style-name="ce34" table:formula="of:=[.P62]" office:value-type="string" office:string-value="14" calcext:value-type="string">
            <text:p>14</text:p>
          </table:table-cell>
          <table:table-cell table:style-name="ce35" table:formula="of:=[.Q62]" office:value-type="string" office:string-value="CC" calcext:value-type="string">
            <text:p>CC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E5" calcext:value-type="string">
            <text:p>E5</text:p>
          </table:table-cell>
          <table:table-cell table:style-name="ce21" table:formula="of:=BASE(BITXOR(IF(AND(HEX2DEC([.C5]) &gt;= 0; HEX2DEC([.C5]) &lt;= 255); HEX2DEC([.C5]); 0/0); HEX2DEC([.S11])); 16; 2)" office:value-type="string" office:string-value="F4" calcext:value-type="string">
            <text:p>F4</text:p>
          </table:table-cell>
          <table:table-cell table:style-name="ce21" table:formula="of:=BASE(BITXOR(IF(AND(HEX2DEC([.D5]) &gt;= 0; HEX2DEC([.D5]) &lt;= 255); HEX2DEC([.D5]); 0/0); HEX2DEC([.T11])); 16; 2)" office:value-type="string" office:string-value="21" calcext:value-type="string">
            <text:p>21</text:p>
          </table:table-cell>
          <table:table-cell table:style-name="ce26" table:formula="of:=BASE(BITXOR(IF(AND(HEX2DEC([.E5]) &gt;= 0; HEX2DEC([.E5]) &lt;= 255); HEX2DEC([.E5]); 0/0); HEX2DEC([.U11])); 16; 2)" office:value-type="string" office:string-value="F3" calcext:value-type="string">
            <text:p>F3</text:p>
          </table:table-cell>
          <table:table-cell table:style-name="ce15" table:formula="of:=IF(AND(HEX2DEC([.F5]) &gt;= 0; HEX2DEC([.F5]) &lt;= 255); BASE(HEX2DEC([.F5]);16;2); 0/0)" office:value-type="string" office:string-value="8E" calcext:value-type="string">
            <text:p>8E</text:p>
          </table:table-cell>
          <table:table-cell table:style-name="ce21" table:formula="of:=IF(AND(HEX2DEC([.G5]) &gt;= 0; HEX2DEC([.G5]) &lt;= 255); BASE(HEX2DEC([.G5]);16;2); 0/0)" office:value-type="string" office:string-value="DA" calcext:value-type="string">
            <text:p>DA</text:p>
          </table:table-cell>
          <table:table-cell table:style-name="ce21" table:formula="of:=IF(AND(HEX2DEC([.H5]) &gt;= 0; HEX2DEC([.H5]) &lt;= 255); BASE(HEX2DEC([.H5]);16;2); 0/0)" office:value-type="string" office:string-value="C8" calcext:value-type="string">
            <text:p>C8</text:p>
          </table:table-cell>
          <table:table-cell table:style-name="ce26" table:formula="of:=IF(AND(HEX2DEC([.I5]) &gt;= 0; HEX2DEC([.I5]) &lt;= 255); BASE(HEX2DEC([.I5]);16;2); 0/0)" office:value-type="string" office:string-value="80" calcext:value-type="string">
            <text:p>80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B2" calcext:value-type="string">
            <text:p>B2</text:p>
          </table:table-cell>
          <table:table-cell table:style-name="ce22" table:formula="of:=BASE(BITXOR(IF(AND(HEX2DEC([.C6]) &gt;= 0; HEX2DEC([.C6]) &lt;= 255); HEX2DEC([.C6]); 0/0); HEX2DEC([.S12])); 16; 2)" office:value-type="string" office:string-value="4E" calcext:value-type="string">
            <text:p>4E</text:p>
          </table:table-cell>
          <table:table-cell table:style-name="ce22" table:formula="of:=BASE(BITXOR(IF(AND(HEX2DEC([.D6]) &gt;= 0; HEX2DEC([.D6]) &lt;= 255); HEX2DEC([.D6]); 0/0); HEX2DEC([.T12])); 16; 2)" office:value-type="string" office:string-value="2D" calcext:value-type="string">
            <text:p>2D</text:p>
          </table:table-cell>
          <table:table-cell table:style-name="ce27" table:formula="of:=BASE(BITXOR(IF(AND(HEX2DEC([.E6]) &gt;= 0; HEX2DEC([.E6]) &lt;= 255); HEX2DEC([.E6]); 0/0); HEX2DEC([.U12])); 16; 2)" office:value-type="string" office:string-value="03" calcext:value-type="string">
            <text:p>03</text:p>
          </table:table-cell>
          <table:table-cell table:style-name="ce16" table:formula="of:=IF(AND(HEX2DEC([.F6]) &gt;= 0; HEX2DEC([.F6]) &lt;= 255); BASE(HEX2DEC([.F6]);16;2); 0/0)" office:value-type="string" office:string-value="73" calcext:value-type="string">
            <text:p>73</text:p>
          </table:table-cell>
          <table:table-cell table:style-name="ce22" table:formula="of:=IF(AND(HEX2DEC([.G6]) &gt;= 0; HEX2DEC([.G6]) &lt;= 255); BASE(HEX2DEC([.G6]);16;2); 0/0)" office:value-type="string" office:string-value="0E" calcext:value-type="string">
            <text:p>0E</text:p>
          </table:table-cell>
          <table:table-cell table:style-name="ce22" table:formula="of:=IF(AND(HEX2DEC([.H6]) &gt;= 0; HEX2DEC([.H6]) &lt;= 255); BASE(HEX2DEC([.H6]);16;2); 0/0)" office:value-type="string" office:string-value="10" calcext:value-type="string">
            <text:p>10</text:p>
          </table:table-cell>
          <table:table-cell table:style-name="ce27" table:formula="of:=IF(AND(HEX2DEC([.I6]) &gt;= 0; HEX2DEC([.I6]) &lt;= 255); BASE(HEX2DEC([.I6]);16;2); 0/0)" office:value-type="string" office:string-value="90" calcext:value-type="string">
            <text:p>9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0E" calcext:value-type="string">
            <text:p>0E</text:p>
          </table:table-cell>
          <table:table-cell table:style-name="ce22" table:formula="of:=BASE(BITXOR(IF(AND(HEX2DEC([.C7]) &gt;= 0; HEX2DEC([.C7]) &lt;= 255); HEX2DEC([.C7]); 0/0); HEX2DEC([.S13])); 16; 2)" office:value-type="string" office:string-value="FB" calcext:value-type="string">
            <text:p>FB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 calcext:value-type="string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6E" calcext:value-type="string">
            <text:p>6E</text:p>
          </table:table-cell>
          <table:table-cell table:style-name="ce16" table:formula="of:=IF(AND(HEX2DEC([.F7]) &gt;= 0; HEX2DEC([.F7]) &lt;= 255); BASE(HEX2DEC([.F7]);16;2); 0/0)" office:value-type="string" office:string-value="B0" calcext:value-type="string">
            <text:p>B0</text:p>
          </table:table-cell>
          <table:table-cell table:style-name="ce22" table:formula="of:=IF(AND(HEX2DEC([.G7]) &gt;= 0; HEX2DEC([.G7]) &lt;= 255); BASE(HEX2DEC([.G7]);16;2); 0/0)" office:value-type="string" office:string-value="64" calcext:value-type="string">
            <text:p>64</text:p>
          </table:table-cell>
          <table:table-cell table:style-name="ce22" table:formula="of:=IF(AND(HEX2DEC([.H7]) &gt;= 0; HEX2DEC([.H7]) &lt;= 255); BASE(HEX2DEC([.H7]);16;2); 0/0)" office:value-type="string" office:string-value="F3" calcext:value-type="string">
            <text:p>F3</text:p>
          </table:table-cell>
          <table:table-cell table:style-name="ce27" table:formula="of:=IF(AND(HEX2DEC([.I7]) &gt;= 0; HEX2DEC([.I7]) &lt;= 255); BASE(HEX2DEC([.I7]);16;2); 0/0)" office:value-type="string" office:string-value="79" calcext:value-type="string">
            <text:p>7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15" calcext:value-type="string">
            <text:p>15</text:p>
          </table:table-cell>
          <table:table-cell table:style-name="ce23" table:formula="of:=BASE(BITXOR(IF(AND(HEX2DEC([.C8]) &gt;= 0; HEX2DEC([.C8]) &lt;= 255); HEX2DEC([.C8]); 0/0); HEX2DEC([.S14])); 16; 2)" office:value-type="string" office:string-value="C4" calcext:value-type="string">
            <text:p>C4</text:p>
          </table:table-cell>
          <table:table-cell table:style-name="ce23" table:formula="of:=BASE(BITXOR(IF(AND(HEX2DEC([.D8]) &gt;= 0; HEX2DEC([.D8]) &lt;= 255); HEX2DEC([.D8]); 0/0); HEX2DEC([.T14])); 16; 2)" office:value-type="string" office:string-value="3A" calcext:value-type="string">
            <text:p>3A</text:p>
          </table:table-cell>
          <table:table-cell table:style-name="ce28" table:formula="of:=BASE(BITXOR(IF(AND(HEX2DEC([.E8]) &gt;= 0; HEX2DEC([.E8]) &lt;= 255); HEX2DEC([.E8]); 0/0); HEX2DEC([.U14])); 16; 2)" office:value-type="string" office:string-value="CF" calcext:value-type="string">
            <text:p>CF</text:p>
          </table:table-cell>
          <table:table-cell table:style-name="ce17" table:formula="of:=IF(AND(HEX2DEC([.F8]) &gt;= 0; HEX2DEC([.F8]) &lt;= 255); BASE(HEX2DEC([.F8]);16;2); 0/0)" office:value-type="string" office:string-value="F7" calcext:value-type="string">
            <text:p>F7</text:p>
          </table:table-cell>
          <table:table-cell table:style-name="ce23" table:formula="of:=IF(AND(HEX2DEC([.G8]) &gt;= 0; HEX2DEC([.G8]) &lt;= 255); BASE(HEX2DEC([.G8]);16;2); 0/0)" office:value-type="string" office:string-value="52" calcext:value-type="string">
            <text:p>52</text:p>
          </table:table-cell>
          <table:table-cell table:style-name="ce23" table:formula="of:=IF(AND(HEX2DEC([.H8]) &gt;= 0; HEX2DEC([.H8]) &lt;= 255); BASE(HEX2DEC([.H8]);16;2); 0/0)" office:value-type="string" office:string-value="2B" calcext:value-type="string">
            <text:p>2B</text:p>
          </table:table-cell>
          <table:table-cell table:style-name="ce28" table:formula="of:=IF(AND(HEX2DEC([.I8]) &gt;= 0; HEX2DEC([.I8]) &lt;= 255); BASE(HEX2DEC([.I8]);16;2); 0/0)" office:value-type="string" office:string-value="E5" calcext:value-type="string">
            <text:p>E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D9" calcext:value-type="string">
            <text:p>D9</text:p>
          </table:table-cell>
          <table:table-cell table:style-name="ce21" table:formula="of:=VLOOKUP([.O11]; [Tables.$A$2:.$B$257]; 2; 1)" office:value-type="string" office:string-value="BF" calcext:value-type="string">
            <text:p>BF</text:p>
          </table:table-cell>
          <table:table-cell table:style-name="ce21" table:formula="of:=VLOOKUP([.P11]; [Tables.$A$2:.$B$257]; 2; 1)" office:value-type="string" office:string-value="FD" calcext:value-type="string">
            <text:p>FD</text:p>
          </table:table-cell>
          <table:table-cell table:style-name="ce26" table:formula="of:=VLOOKUP([.Q11]; [Tables.$A$2:.$B$257]; 2; 1)" office:value-type="string" office:string-value="0D" calcext:value-type="string">
            <text:p>0D</text:p>
          </table:table-cell>
          <table:table-cell table:style-name="ce15" table:formula="of:=[.B15]" office:value-type="string" office:string-value="D9" calcext:value-type="string">
            <text:p>D9</text:p>
          </table:table-cell>
          <table:table-cell table:style-name="ce21" table:formula="of:=[.C15]" office:value-type="string" office:string-value="BF" calcext:value-type="string">
            <text:p>BF</text:p>
          </table:table-cell>
          <table:table-cell table:style-name="ce21" table:formula="of:=[.D15]" office:value-type="string" office:string-value="FD" calcext:value-type="string">
            <text:p>FD</text:p>
          </table:table-cell>
          <table:table-cell table:style-name="ce26" table:formula="of:=[.E15]" office:value-type="string" office:string-value="0D" calcext:value-type="string">
            <text:p>0D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0F" calcext:value-type="string">
            <text:p>0F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D0" calcext:value-type="string">
            <text:p>D0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DB" calcext:value-type="string">
            <text:p>DB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CC" calcext:value-type="string">
            <text:p>CC</text:p>
          </table:table-cell>
          <table:table-cell table:style-name="ce15" table:formula="of:=BASE(BITXOR(HEX2DEC([.J15]); HEX2DEC([.R15])); 16; 2)" office:value-type="string" office:string-value="6D" calcext:value-type="string">
            <text:p>6D</text:p>
          </table:table-cell>
          <table:table-cell table:style-name="ce21" table:formula="of:=BASE(BITXOR(HEX2DEC([.K15]); HEX2DEC([.S15])); 16; 2)" office:value-type="string" office:string-value="82" calcext:value-type="string">
            <text:p>82</text:p>
          </table:table-cell>
          <table:table-cell table:style-name="ce21" table:formula="of:=BASE(BITXOR(HEX2DEC([.L15]); HEX2DEC([.T15])); 16; 2)" office:value-type="string" office:string-value="25" calcext:value-type="string">
            <text:p>25</text:p>
          </table:table-cell>
          <table:table-cell table:style-name="ce26" table:formula="of:=BASE(BITXOR(HEX2DEC([.M15]); HEX2DEC([.U15])); 16; 2)" office:value-type="string" office:string-value="E8" calcext:value-type="string">
            <text:p>E8</text:p>
          </table:table-cell>
          <table:table-cell table:style-name="ce15" table:formula="of:=IF(AND(HEX2DEC([.J5]) &gt;= 0; HEX2DEC([.J5]) &lt;= 255); BASE(HEX2DEC([.J5]);16;2); 0/0)" office:value-type="string" office:string-value="62" calcext:value-type="string">
            <text:p>62</text:p>
          </table:table-cell>
          <table:table-cell table:style-name="ce21" table:formula="of:=IF(AND(HEX2DEC([.K5]) &gt;= 0; HEX2DEC([.K5]) &lt;= 255); BASE(HEX2DEC([.K5]);16;2); 0/0)" office:value-type="string" office:string-value="52" calcext:value-type="string">
            <text:p>52</text:p>
          </table:table-cell>
          <table:table-cell table:style-name="ce21" table:formula="of:=BASE(BITXOR(BITXOR(HEX2DEC(VLOOKUP([.S16]; [Tables.$A$2:.$B$257]; 2; 1)); HEX2DEC([.X15])); HEX2DEC([.R11])); 16; 2)" office:value-type="string" office:string-value="FE" calcext:value-type="string">
            <text:p>FE</text:p>
          </table:table-cell>
          <table:table-cell table:style-name="ce26" table:formula="of:=BASE(BITXOR(HEX2DEC([.T15]); HEX2DEC([.S11])); 16; 2)" office:value-type="string" office:string-value="24" calcext:value-type="string">
            <text:p>24</text:p>
          </table:table-cell>
          <table:table-cell table:style-name="ce45" table:number-columns-repeated="2"/>
          <table:table-cell table:style-name="ce45" office:value-type="string" calcext:value-type="string">
            <text:p>01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37" calcext:value-type="string">
            <text:p>37</text:p>
          </table:table-cell>
          <table:table-cell table:style-name="ce22" table:formula="of:=VLOOKUP([.O12]; [Tables.$A$2:.$B$257]; 2; 1)" office:value-type="string" office:string-value="2F" calcext:value-type="string">
            <text:p>2F</text:p>
          </table:table-cell>
          <table:table-cell table:style-name="ce22" table:formula="of:=VLOOKUP([.P12]; [Tables.$A$2:.$B$257]; 2; 1)" office:value-type="string" office:string-value="D8" calcext:value-type="string">
            <text:p>D8</text:p>
          </table:table-cell>
          <table:table-cell table:style-name="ce27" table:formula="of:=VLOOKUP([.Q12]; [Tables.$A$2:.$B$257]; 2; 1)" office:value-type="string" office:string-value="7B" calcext:value-type="string">
            <text:p>7B</text:p>
          </table:table-cell>
          <table:table-cell table:style-name="ce16" table:formula="of:=[.C16]" office:value-type="string" office:string-value="2F" calcext:value-type="string">
            <text:p>2F</text:p>
          </table:table-cell>
          <table:table-cell table:style-name="ce22" table:formula="of:=[.D16]" office:value-type="string" office:string-value="D8" calcext:value-type="string">
            <text:p>D8</text:p>
          </table:table-cell>
          <table:table-cell table:style-name="ce22" table:formula="of:=[.E16]" office:value-type="string" office:string-value="7B" calcext:value-type="string">
            <text:p>7B</text:p>
          </table:table-cell>
          <table:table-cell table:style-name="ce27" table:formula="of:=[.B16]" office:value-type="string" office:string-value="37" calcext:value-type="string">
            <text:p>37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EA" calcext:value-type="string">
            <text:p>EA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F7" calcext:value-type="string">
            <text:p>F7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F1" calcext:value-type="string">
            <text:p>F1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F2" calcext:value-type="string">
            <text:p>F2</text:p>
          </table:table-cell>
          <table:table-cell table:style-name="ce16" table:formula="of:=BASE(BITXOR(HEX2DEC([.J16]); HEX2DEC([.R16])); 16; 2)" office:value-type="string" office:string-value="12" calcext:value-type="string">
            <text:p>12</text:p>
          </table:table-cell>
          <table:table-cell table:style-name="ce22" table:formula="of:=BASE(BITXOR(HEX2DEC([.K16]); HEX2DEC([.S16])); 16; 2)" office:value-type="string" office:string-value="DB" calcext:value-type="string">
            <text:p>DB</text:p>
          </table:table-cell>
          <table:table-cell table:style-name="ce22" table:formula="of:=BASE(BITXOR(HEX2DEC([.L16]); HEX2DEC([.T16])); 16; 2)" office:value-type="string" office:string-value="FD" calcext:value-type="string">
            <text:p>FD</text:p>
          </table:table-cell>
          <table:table-cell table:style-name="ce27" table:formula="of:=BASE(BITXOR(HEX2DEC([.M16]); HEX2DEC([.U16])); 16; 2)" office:value-type="string" office:string-value="F0" calcext:value-type="string">
            <text:p>F0</text:p>
          </table:table-cell>
          <table:table-cell table:style-name="ce16" table:formula="of:=IF(AND(HEX2DEC([.J6]) &gt;= 0; HEX2DEC([.J6]) &lt;= 255); BASE(HEX2DEC([.J6]);16;2); 0/0)" office:value-type="string" office:string-value="F8" calcext:value-type="string">
            <text:p>F8</text:p>
          </table:table-cell>
          <table:table-cell table:style-name="ce22" table:formula="of:=IF(AND(HEX2DEC([.K6]) &gt;= 0; HEX2DEC([.K6]) &lt;= 255); BASE(HEX2DEC([.K6]);16;2); 0/0)" office:value-type="string" office:string-value="2C" calcext:value-type="string">
            <text:p>2C</text:p>
          </table:table-cell>
          <table:table-cell table:style-name="ce22" table:formula="of:=BASE(BITXOR(HEX2DEC(VLOOKUP([.S17]; [Tables.$A$2:.$B$257]; 2; 1)); HEX2DEC([.R12])); 16; 2)" office:value-type="string" office:string-value="0C" calcext:value-type="string">
            <text:p>0C</text:p>
          </table:table-cell>
          <table:table-cell table:style-name="ce27" table:formula="of:=BASE(BITXOR(HEX2DEC([.T16]); HEX2DEC([.S12])); 16; 2)" office:value-type="string" office:string-value="02" calcext:value-type="string">
            <text:p>02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AB" calcext:value-type="string">
            <text:p>AB</text:p>
          </table:table-cell>
          <table:table-cell table:style-name="ce22" table:formula="of:=VLOOKUP([.O13]; [Tables.$A$2:.$B$257]; 2; 1)" office:value-type="string" office:string-value="0F" calcext:value-type="string">
            <text:p>0F</text:p>
          </table:table-cell>
          <table:table-cell table:style-name="ce22" table:formula="of:=VLOOKUP([.P13]; [Tables.$A$2:.$B$257]; 2; 1)" office:value-type="string" office:string-value="5D" calcext:value-type="string">
            <text:p>5D</text:p>
          </table:table-cell>
          <table:table-cell table:style-name="ce27" table:formula="of:=VLOOKUP([.Q13]; [Tables.$A$2:.$B$257]; 2; 1)" office:value-type="string" office:string-value="9F" calcext:value-type="string">
            <text:p>9F</text:p>
          </table:table-cell>
          <table:table-cell table:style-name="ce16" table:formula="of:=[.D17]" office:value-type="string" office:string-value="5D" calcext:value-type="string">
            <text:p>5D</text:p>
          </table:table-cell>
          <table:table-cell table:style-name="ce22" table:formula="of:=[.E17]" office:value-type="string" office:string-value="9F" calcext:value-type="string">
            <text:p>9F</text:p>
          </table:table-cell>
          <table:table-cell table:style-name="ce22" table:formula="of:=[.B17]" office:value-type="string" office:string-value="AB" calcext:value-type="string">
            <text:p>AB</text:p>
          </table:table-cell>
          <table:table-cell table:style-name="ce27" table:formula="of:=[.C17]" office:value-type="string" office:string-value="0F" calcext:value-type="string">
            <text:p>0F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C9" calcext:value-type="string">
            <text:p>C9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A9" calcext:value-type="string">
            <text:p>A9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EF" calcext:value-type="string">
            <text:p>EF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BF" calcext:value-type="string">
            <text:p>BF</text:p>
          </table:table-cell>
          <table:table-cell table:style-name="ce16" table:formula="of:=BASE(BITXOR(HEX2DEC([.J17]); HEX2DEC([.R17])); 16; 2)" office:value-type="string" office:string-value="23" calcext:value-type="string">
            <text:p>23</text:p>
          </table:table-cell>
          <table:table-cell table:style-name="ce22" table:formula="of:=BASE(BITXOR(HEX2DEC([.K17]); HEX2DEC([.S17])); 16; 2)" office:value-type="string" office:string-value="C2" calcext:value-type="string">
            <text:p>C2</text:p>
          </table:table-cell>
          <table:table-cell table:style-name="ce22" table:formula="of:=BASE(BITXOR(HEX2DEC([.L17]); HEX2DEC([.T17])); 16; 2)" office:value-type="string" office:string-value="7E" calcext:value-type="string">
            <text:p>7E</text:p>
          </table:table-cell>
          <table:table-cell table:style-name="ce27" table:formula="of:=BASE(BITXOR(HEX2DEC([.M17]); HEX2DEC([.U17])); 16; 2)" office:value-type="string" office:string-value="4A" calcext:value-type="string">
            <text:p>4A</text:p>
          </table:table-cell>
          <table:table-cell table:style-name="ce16" table:formula="of:=IF(AND(HEX2DEC([.J7]) &gt;= 0; HEX2DEC([.J7]) &lt;= 255); BASE(HEX2DEC([.J7]);16;2); 0/0)" office:value-type="string" office:string-value="EA" calcext:value-type="string">
            <text:p>EA</text:p>
          </table:table-cell>
          <table:table-cell table:style-name="ce22" table:formula="of:=IF(AND(HEX2DEC([.K7]) &gt;= 0; HEX2DEC([.K7]) &lt;= 255); BASE(HEX2DEC([.K7]);16;2); 0/0)" office:value-type="string" office:string-value="6B" calcext:value-type="string">
            <text:p>6B</text:p>
          </table:table-cell>
          <table:table-cell table:style-name="ce22" table:formula="of:=BASE(BITXOR(HEX2DEC(VLOOKUP([.S18]; [Tables.$A$2:.$B$257]; 2; 1)); HEX2DEC([.R13])); 16; 2)" office:value-type="string" office:string-value="91" calcext:value-type="string">
            <text:p>91</text:p>
          </table:table-cell>
          <table:table-cell table:style-name="ce27" table:formula="of:=BASE(BITXOR(HEX2DEC([.T17]); HEX2DEC([.S13])); 16; 2)" office:value-type="string" office:string-value="F5" calcext:value-type="string">
            <text:p>F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59" calcext:value-type="string">
            <text:p>59</text:p>
          </table:table-cell>
          <table:table-cell table:style-name="ce23" table:formula="of:=VLOOKUP([.O14]; [Tables.$A$2:.$B$257]; 2; 1)" office:value-type="string" office:string-value="1C" calcext:value-type="string">
            <text:p>1C</text:p>
          </table:table-cell>
          <table:table-cell table:style-name="ce23" table:formula="of:=VLOOKUP([.P14]; [Tables.$A$2:.$B$257]; 2; 1)" office:value-type="string" office:string-value="80" calcext:value-type="string">
            <text:p>80</text:p>
          </table:table-cell>
          <table:table-cell table:style-name="ce28" table:formula="of:=VLOOKUP([.Q14]; [Tables.$A$2:.$B$257]; 2; 1)" office:value-type="string" office:string-value="8A" calcext:value-type="string">
            <text:p>8A</text:p>
          </table:table-cell>
          <table:table-cell table:style-name="ce17" table:formula="of:=[.E18]" office:value-type="string" office:string-value="8A" calcext:value-type="string">
            <text:p>8A</text:p>
          </table:table-cell>
          <table:table-cell table:style-name="ce23" table:formula="of:=[.B18]" office:value-type="string" office:string-value="59" calcext:value-type="string">
            <text:p>59</text:p>
          </table:table-cell>
          <table:table-cell table:style-name="ce23" table:formula="of:=[.C18]" office:value-type="string" office:string-value="1C" calcext:value-type="string">
            <text:p>1C</text:p>
          </table:table-cell>
          <table:table-cell table:style-name="ce28" table:formula="of:=[.D18]" office:value-type="string" office:string-value="80" calcext:value-type="string">
            <text:p>80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0D" calcext:value-type="string">
            <text:p>0D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2F" calcext:value-type="string">
            <text:p>2F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F4" calcext:value-type="string">
            <text:p>F4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34" calcext:value-type="string">
            <text:p>34</text:p>
          </table:table-cell>
          <table:table-cell table:style-name="ce17" table:formula="of:=BASE(BITXOR(HEX2DEC([.J18]); HEX2DEC([.R18])); 16; 2)" office:value-type="string" office:string-value="DF" calcext:value-type="string">
            <text:p>DF</text:p>
          </table:table-cell>
          <table:table-cell table:style-name="ce23" table:formula="of:=BASE(BITXOR(HEX2DEC([.K18]); HEX2DEC([.S18])); 16; 2)" office:value-type="string" office:string-value="54" calcext:value-type="string">
            <text:p>54</text:p>
          </table:table-cell>
          <table:table-cell table:style-name="ce23" table:formula="of:=BASE(BITXOR(HEX2DEC([.L18]); HEX2DEC([.T18])); 16; 2)" office:value-type="string" office:string-value="03" calcext:value-type="string">
            <text:p>03</text:p>
          </table:table-cell>
          <table:table-cell table:style-name="ce28" table:formula="of:=BASE(BITXOR(HEX2DEC([.M18]); HEX2DEC([.U18])); 16; 2)" office:value-type="string" office:string-value="91" calcext:value-type="string">
            <text:p>91</text:p>
          </table:table-cell>
          <table:table-cell table:style-name="ce17" table:formula="of:=IF(AND(HEX2DEC([.J8]) &gt;= 0; HEX2DEC([.J8]) &lt;= 255); BASE(HEX2DEC([.J8]);16;2); 0/0)" office:value-type="string" office:string-value="D2" calcext:value-type="string">
            <text:p>D2</text:p>
          </table:table-cell>
          <table:table-cell table:style-name="ce23" table:formula="of:=IF(AND(HEX2DEC([.K8]) &gt;= 0; HEX2DEC([.K8]) &lt;= 255); BASE(HEX2DEC([.K8]);16;2); 0/0)" office:value-type="string" office:string-value="7B" calcext:value-type="string">
            <text:p>7B</text:p>
          </table:table-cell>
          <table:table-cell table:style-name="ce23" table:formula="of:=BASE(BITXOR(HEX2DEC(VLOOKUP([.S15]; [Tables.$A$2:.$B$257]; 2; 1)); HEX2DEC([.R14])); 16; 2)" office:value-type="string" office:string-value="F7" calcext:value-type="string">
            <text:p>F7</text:p>
          </table:table-cell>
          <table:table-cell table:style-name="ce28" table:formula="of:=BASE(BITXOR(HEX2DEC([.T18]); HEX2DEC([.S14])); 16; 2)" office:value-type="string" office:string-value="A5" calcext:value-type="string">
            <text:p>A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3C" calcext:value-type="string">
            <text:p>3C</text:p>
          </table:table-cell>
          <table:table-cell table:style-name="ce21" table:formula="of:=VLOOKUP([.O15]; [Tables.$A$2:.$B$257]; 2; 1)" office:value-type="string" office:string-value="13" calcext:value-type="string">
            <text:p>13</text:p>
          </table:table-cell>
          <table:table-cell table:style-name="ce21" table:formula="of:=VLOOKUP([.P15]; [Tables.$A$2:.$B$257]; 2; 1)" office:value-type="string" office:string-value="3F" calcext:value-type="string">
            <text:p>3F</text:p>
          </table:table-cell>
          <table:table-cell table:style-name="ce26" table:formula="of:=VLOOKUP([.Q15]; [Tables.$A$2:.$B$257]; 2; 1)" office:value-type="string" office:string-value="9B" calcext:value-type="string">
            <text:p>9B</text:p>
          </table:table-cell>
          <table:table-cell table:style-name="ce15" table:formula="of:=[.B19]" office:value-type="string" office:string-value="3C" calcext:value-type="string">
            <text:p>3C</text:p>
          </table:table-cell>
          <table:table-cell table:style-name="ce21" table:formula="of:=[.C19]" office:value-type="string" office:string-value="13" calcext:value-type="string">
            <text:p>13</text:p>
          </table:table-cell>
          <table:table-cell table:style-name="ce21" table:formula="of:=[.D19]" office:value-type="string" office:string-value="3F" calcext:value-type="string">
            <text:p>3F</text:p>
          </table:table-cell>
          <table:table-cell table:style-name="ce26" table:formula="of:=[.E19]" office:value-type="string" office:string-value="9B" calcext:value-type="string">
            <text:p>9B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DA" calcext:value-type="string">
            <text:p>DA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92" calcext:value-type="string">
            <text:p>92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F7" calcext:value-type="string">
            <text:p>F7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33" calcext:value-type="string">
            <text:p>33</text:p>
          </table:table-cell>
          <table:table-cell table:style-name="ce15" table:formula="of:=BASE(BITXOR(HEX2DEC([.J19]); HEX2DEC([.R19])); 16; 2)" office:value-type="string" office:string-value="36" calcext:value-type="string">
            <text:p>36</text:p>
          </table:table-cell>
          <table:table-cell table:style-name="ce21" table:formula="of:=BASE(BITXOR(HEX2DEC([.K19]); HEX2DEC([.S19])); 16; 2)" office:value-type="string" office:string-value="FE" calcext:value-type="string">
            <text:p>FE</text:p>
          </table:table-cell>
          <table:table-cell table:style-name="ce21" table:formula="of:=BASE(BITXOR(HEX2DEC([.L19]); HEX2DEC([.T19])); 16; 2)" office:value-type="string" office:string-value="F9" calcext:value-type="string">
            <text:p>F9</text:p>
          </table:table-cell>
          <table:table-cell table:style-name="ce26" table:formula="of:=BASE(BITXOR(HEX2DEC([.M19]); HEX2DEC([.U19])); 16; 2)" office:value-type="string" office:string-value="6F" calcext:value-type="string">
            <text:p>6F</text:p>
          </table:table-cell>
          <table:table-cell table:style-name="ce15" table:formula="of:=BASE(BITXOR(HEX2DEC([.U15]); HEX2DEC([.T11])); 16; 2)" office:value-type="string" office:string-value="EC" calcext:value-type="string">
            <text:p>EC</text:p>
          </table:table-cell>
          <table:table-cell table:style-name="ce21" table:formula="of:=BASE(BITXOR(HEX2DEC([.R19]); HEX2DEC([.U11])); 16; 2)" office:value-type="string" office:string-value="6C" calcext:value-type="string">
            <text:p>6C</text:p>
          </table:table-cell>
          <table:table-cell table:style-name="ce21" table:formula="of:=BASE(BITXOR(HEX2DEC([.S19]); HEX2DEC([.R15])); 16; 2)" office:value-type="string" office:string-value="0E" calcext:value-type="string">
            <text:p>0E</text:p>
          </table:table-cell>
          <table:table-cell table:style-name="ce26" table:formula="of:=BASE(BITXOR(HEX2DEC([.T19]); HEX2DEC([.S15])); 16; 2)" office:value-type="string" office:string-value="5C" calcext:value-type="string">
            <text:p>5C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C9" calcext:value-type="string">
            <text:p>C9</text:p>
          </table:table-cell>
          <table:table-cell table:style-name="ce22" table:formula="of:=VLOOKUP([.O16]; [Tables.$A$2:.$B$257]; 2; 1)" office:value-type="string" office:string-value="B9" calcext:value-type="string">
            <text:p>B9</text:p>
          </table:table-cell>
          <table:table-cell table:style-name="ce22" table:formula="of:=VLOOKUP([.P16]; [Tables.$A$2:.$B$257]; 2; 1)" office:value-type="string" office:string-value="54" calcext:value-type="string">
            <text:p>54</text:p>
          </table:table-cell>
          <table:table-cell table:style-name="ce27" table:formula="of:=VLOOKUP([.Q16]; [Tables.$A$2:.$B$257]; 2; 1)" office:value-type="string" office:string-value="8C" calcext:value-type="string">
            <text:p>8C</text:p>
          </table:table-cell>
          <table:table-cell table:style-name="ce16" table:formula="of:=[.C20]" office:value-type="string" office:string-value="B9" calcext:value-type="string">
            <text:p>B9</text:p>
          </table:table-cell>
          <table:table-cell table:style-name="ce22" table:formula="of:=[.D20]" office:value-type="string" office:string-value="54" calcext:value-type="string">
            <text:p>54</text:p>
          </table:table-cell>
          <table:table-cell table:style-name="ce22" table:formula="of:=[.E20]" office:value-type="string" office:string-value="8C" calcext:value-type="string">
            <text:p>8C</text:p>
          </table:table-cell>
          <table:table-cell table:style-name="ce27" table:formula="of:=[.B20]" office:value-type="string" office:string-value="C9" calcext:value-type="string">
            <text:p>C9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DA" calcext:value-type="string">
            <text:p>DA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44" calcext:value-type="string">
            <text:p>44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76" calcext:value-type="string">
            <text:p>76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06" calcext:value-type="string">
            <text:p>06</text:p>
          </table:table-cell>
          <table:table-cell table:style-name="ce16" table:formula="of:=BASE(BITXOR(HEX2DEC([.J20]); HEX2DEC([.R20])); 16; 2)" office:value-type="string" office:string-value="C8" calcext:value-type="string">
            <text:p>C8</text:p>
          </table:table-cell>
          <table:table-cell table:style-name="ce22" table:formula="of:=BASE(BITXOR(HEX2DEC([.K20]); HEX2DEC([.S20])); 16; 2)" office:value-type="string" office:string-value="C6" calcext:value-type="string">
            <text:p>C6</text:p>
          </table:table-cell>
          <table:table-cell table:style-name="ce22" table:formula="of:=BASE(BITXOR(HEX2DEC([.L20]); HEX2DEC([.T20])); 16; 2)" office:value-type="string" office:string-value="0C" calcext:value-type="string">
            <text:p>0C</text:p>
          </table:table-cell>
          <table:table-cell table:style-name="ce27" table:formula="of:=BASE(BITXOR(HEX2DEC([.M20]); HEX2DEC([.U20])); 16; 2)" office:value-type="string" office:string-value="50" calcext:value-type="string">
            <text:p>50</text:p>
          </table:table-cell>
          <table:table-cell table:style-name="ce16" table:formula="of:=BASE(BITXOR(HEX2DEC([.U16]); HEX2DEC([.T12])); 16; 2)" office:value-type="string" office:string-value="12" calcext:value-type="string">
            <text:p>12</text:p>
          </table:table-cell>
          <table:table-cell table:style-name="ce22" table:formula="of:=BASE(BITXOR(HEX2DEC([.R20]); HEX2DEC([.U12])); 16; 2)" office:value-type="string" office:string-value="82" calcext:value-type="string">
            <text:p>82</text:p>
          </table:table-cell>
          <table:table-cell table:style-name="ce22" table:formula="of:=BASE(BITXOR(HEX2DEC([.S20]); HEX2DEC([.R16])); 16; 2)" office:value-type="string" office:string-value="7A" calcext:value-type="string">
            <text:p>7A</text:p>
          </table:table-cell>
          <table:table-cell table:style-name="ce27" table:formula="of:=BASE(BITXOR(HEX2DEC([.T20]); HEX2DEC([.S16])); 16; 2)" office:value-type="string" office:string-value="56" calcext:value-type="string">
            <text:p>5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26" calcext:value-type="string">
            <text:p>26</text:p>
          </table:table-cell>
          <table:table-cell table:style-name="ce22" table:formula="of:=VLOOKUP([.O17]; [Tables.$A$2:.$B$257]; 2; 1)" office:value-type="string" office:string-value="25" calcext:value-type="string">
            <text:p>25</text:p>
          </table:table-cell>
          <table:table-cell table:style-name="ce22" table:formula="of:=VLOOKUP([.P17]; [Tables.$A$2:.$B$257]; 2; 1)" office:value-type="string" office:string-value="F3" calcext:value-type="string">
            <text:p>F3</text:p>
          </table:table-cell>
          <table:table-cell table:style-name="ce27" table:formula="of:=VLOOKUP([.Q17]; [Tables.$A$2:.$B$257]; 2; 1)" office:value-type="string" office:string-value="D6" calcext:value-type="string">
            <text:p>D6</text:p>
          </table:table-cell>
          <table:table-cell table:style-name="ce16" table:formula="of:=[.D21]" office:value-type="string" office:string-value="F3" calcext:value-type="string">
            <text:p>F3</text:p>
          </table:table-cell>
          <table:table-cell table:style-name="ce22" table:formula="of:=[.E21]" office:value-type="string" office:string-value="D6" calcext:value-type="string">
            <text:p>D6</text:p>
          </table:table-cell>
          <table:table-cell table:style-name="ce22" table:formula="of:=[.B21]" office:value-type="string" office:string-value="26" calcext:value-type="string">
            <text:p>26</text:p>
          </table:table-cell>
          <table:table-cell table:style-name="ce27" table:formula="of:=[.C21]" office:value-type="string" office:string-value="25" calcext:value-type="string">
            <text:p>25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E0" calcext:value-type="string">
            <text:p>E0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49" calcext:value-type="string">
            <text:p>49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9F" calcext:value-type="string">
            <text:p>9F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95" calcext:value-type="string">
            <text:p>95</text:p>
          </table:table-cell>
          <table:table-cell table:style-name="ce16" table:formula="of:=BASE(BITXOR(HEX2DEC([.J21]); HEX2DEC([.R21])); 16; 2)" office:value-type="string" office:string-value="E6" calcext:value-type="string">
            <text:p>E6</text:p>
          </table:table-cell>
          <table:table-cell table:style-name="ce22" table:formula="of:=BASE(BITXOR(HEX2DEC([.K21]); HEX2DEC([.S21])); 16; 2)" office:value-type="string" office:string-value="36" calcext:value-type="string">
            <text:p>36</text:p>
          </table:table-cell>
          <table:table-cell table:style-name="ce22" table:formula="of:=BASE(BITXOR(HEX2DEC([.L21]); HEX2DEC([.T21])); 16; 2)" office:value-type="string" office:string-value="0A" calcext:value-type="string">
            <text:p>0A</text:p>
          </table:table-cell>
          <table:table-cell table:style-name="ce27" table:formula="of:=BASE(BITXOR(HEX2DEC([.M21]); HEX2DEC([.U21])); 16; 2)" office:value-type="string" office:string-value="6B" calcext:value-type="string">
            <text:p>6B</text:p>
          </table:table-cell>
          <table:table-cell table:style-name="ce16" table:formula="of:=BASE(BITXOR(HEX2DEC([.U17]); HEX2DEC([.T13])); 16; 2)" office:value-type="string" office:string-value="06" calcext:value-type="string">
            <text:p>06</text:p>
          </table:table-cell>
          <table:table-cell table:style-name="ce22" table:formula="of:=BASE(BITXOR(HEX2DEC([.R21]); HEX2DEC([.U13])); 16; 2)" office:value-type="string" office:string-value="7F" calcext:value-type="string">
            <text:p>7F</text:p>
          </table:table-cell>
          <table:table-cell table:style-name="ce22" table:formula="of:=BASE(BITXOR(HEX2DEC([.S21]); HEX2DEC([.R17])); 16; 2)" office:value-type="string" office:string-value="95" calcext:value-type="string">
            <text:p>95</text:p>
          </table:table-cell>
          <table:table-cell table:style-name="ce27" table:formula="of:=BASE(BITXOR(HEX2DEC([.T21]); HEX2DEC([.S17])); 16; 2)" office:value-type="string" office:string-value="FE" calcext:value-type="string">
            <text:p>FE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9E" calcext:value-type="string">
            <text:p>9E</text:p>
          </table:table-cell>
          <table:table-cell table:style-name="ce23" table:formula="of:=VLOOKUP([.O18]; [Tables.$A$2:.$B$257]; 2; 1)" office:value-type="string" office:string-value="20" calcext:value-type="string">
            <text:p>20</text:p>
          </table:table-cell>
          <table:table-cell table:style-name="ce23" table:formula="of:=VLOOKUP([.P18]; [Tables.$A$2:.$B$257]; 2; 1)" office:value-type="string" office:string-value="7B" calcext:value-type="string">
            <text:p>7B</text:p>
          </table:table-cell>
          <table:table-cell table:style-name="ce28" table:formula="of:=VLOOKUP([.Q18]; [Tables.$A$2:.$B$257]; 2; 1)" office:value-type="string" office:string-value="81" calcext:value-type="string">
            <text:p>81</text:p>
          </table:table-cell>
          <table:table-cell table:style-name="ce17" table:formula="of:=[.E22]" office:value-type="string" office:string-value="81" calcext:value-type="string">
            <text:p>81</text:p>
          </table:table-cell>
          <table:table-cell table:style-name="ce23" table:formula="of:=[.B22]" office:value-type="string" office:string-value="9E" calcext:value-type="string">
            <text:p>9E</text:p>
          </table:table-cell>
          <table:table-cell table:style-name="ce23" table:formula="of:=[.C22]" office:value-type="string" office:string-value="20" calcext:value-type="string">
            <text:p>20</text:p>
          </table:table-cell>
          <table:table-cell table:style-name="ce28" table:formula="of:=[.D22]" office:value-type="string" office:string-value="7B" calcext:value-type="string">
            <text:p>7B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17" calcext:value-type="string">
            <text:p>17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90" calcext:value-type="string">
            <text:p>90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AB" calcext:value-type="string">
            <text:p>AB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AC" calcext:value-type="string">
            <text:p>AC</text:p>
          </table:table-cell>
          <table:table-cell table:style-name="ce17" table:formula="of:=BASE(BITXOR(HEX2DEC([.J22]); HEX2DEC([.R22])); 16; 2)" office:value-type="string" office:string-value="99" calcext:value-type="string">
            <text:p>99</text:p>
          </table:table-cell>
          <table:table-cell table:style-name="ce23" table:formula="of:=BASE(BITXOR(HEX2DEC([.K22]); HEX2DEC([.S22])); 16; 2)" office:value-type="string" office:string-value="FB" calcext:value-type="string">
            <text:p>FB</text:p>
          </table:table-cell>
          <table:table-cell table:style-name="ce23" table:formula="of:=BASE(BITXOR(HEX2DEC([.L22]); HEX2DEC([.T22])); 16; 2)" office:value-type="string" office:string-value="12" calcext:value-type="string">
            <text:p>12</text:p>
          </table:table-cell>
          <table:table-cell table:style-name="ce28" table:formula="of:=BASE(BITXOR(HEX2DEC([.M22]); HEX2DEC([.U22])); 16; 2)" office:value-type="string" office:string-value="6E" calcext:value-type="string">
            <text:p>6E</text:p>
          </table:table-cell>
          <table:table-cell table:style-name="ce17" table:formula="of:=BASE(BITXOR(HEX2DEC([.U18]); HEX2DEC([.T14])); 16; 2)" office:value-type="string" office:string-value="8E" calcext:value-type="string">
            <text:p>8E</text:p>
          </table:table-cell>
          <table:table-cell table:style-name="ce23" table:formula="of:=BASE(BITXOR(HEX2DEC([.R22]); HEX2DEC([.U14])); 16; 2)" office:value-type="string" office:string-value="6B" calcext:value-type="string">
            <text:p>6B</text:p>
          </table:table-cell>
          <table:table-cell table:style-name="ce23" table:formula="of:=BASE(BITXOR(HEX2DEC([.S22]); HEX2DEC([.R18])); 16; 2)" office:value-type="string" office:string-value="B9" calcext:value-type="string">
            <text:p>B9</text:p>
          </table:table-cell>
          <table:table-cell table:style-name="ce28" table:formula="of:=BASE(BITXOR(HEX2DEC([.T22]); HEX2DEC([.S18])); 16; 2)" office:value-type="string" office:string-value="C2" calcext:value-type="string">
            <text:p>C2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05" calcext:value-type="string">
            <text:p>05</text:p>
          </table:table-cell>
          <table:table-cell table:style-name="ce21" table:formula="of:=VLOOKUP([.O19]; [Tables.$A$2:.$B$257]; 2; 1)" office:value-type="string" office:string-value="BB" calcext:value-type="string">
            <text:p>BB</text:p>
          </table:table-cell>
          <table:table-cell table:style-name="ce21" table:formula="of:=VLOOKUP([.P19]; [Tables.$A$2:.$B$257]; 2; 1)" office:value-type="string" office:string-value="99" calcext:value-type="string">
            <text:p>99</text:p>
          </table:table-cell>
          <table:table-cell table:style-name="ce26" table:formula="of:=VLOOKUP([.Q19]; [Tables.$A$2:.$B$257]; 2; 1)" office:value-type="string" office:string-value="A8" calcext:value-type="string">
            <text:p>A8</text:p>
          </table:table-cell>
          <table:table-cell table:style-name="ce15" table:formula="of:=[.B23]" office:value-type="string" office:string-value="05" calcext:value-type="string">
            <text:p>05</text:p>
          </table:table-cell>
          <table:table-cell table:style-name="ce21" table:formula="of:=[.C23]" office:value-type="string" office:string-value="BB" calcext:value-type="string">
            <text:p>BB</text:p>
          </table:table-cell>
          <table:table-cell table:style-name="ce21" table:formula="of:=[.D23]" office:value-type="string" office:string-value="99" calcext:value-type="string">
            <text:p>99</text:p>
          </table:table-cell>
          <table:table-cell table:style-name="ce26" table:formula="of:=[.E23]" office:value-type="string" office:string-value="A8" calcext:value-type="string">
            <text:p>A8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35" calcext:value-type="string">
            <text:p>35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E5" calcext:value-type="string">
            <text:p>E5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5D" calcext:value-type="string">
            <text:p>5D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A4" calcext:value-type="string">
            <text:p>A4</text:p>
          </table:table-cell>
          <table:table-cell table:style-name="ce15" table:formula="of:=BASE(BITXOR(HEX2DEC([.J23]); HEX2DEC([.R23])); 16; 2)" office:value-type="string" office:string-value="78" calcext:value-type="string">
            <text:p>78</text:p>
          </table:table-cell>
          <table:table-cell table:style-name="ce21" table:formula="of:=BASE(BITXOR(HEX2DEC([.K23]); HEX2DEC([.S23])); 16; 2)" office:value-type="string" office:string-value="8C" calcext:value-type="string">
            <text:p>8C</text:p>
          </table:table-cell>
          <table:table-cell table:style-name="ce21" table:formula="of:=BASE(BITXOR(HEX2DEC([.L23]); HEX2DEC([.T23])); 16; 2)" office:value-type="string" office:string-value="D8" calcext:value-type="string">
            <text:p>D8</text:p>
          </table:table-cell>
          <table:table-cell table:style-name="ce26" table:formula="of:=BASE(BITXOR(HEX2DEC([.M23]); HEX2DEC([.U23])); 16; 2)" office:value-type="string" office:string-value="4D" calcext:value-type="string">
            <text:p>4D</text:p>
          </table:table-cell>
          <table:table-cell table:style-name="ce15" table:formula="of:=BASE(BITXOR(BITXOR(HEX2DEC(VLOOKUP([.U20]; [Tables.$A$2:.$B$257]; 2; 1)); HEX2DEC([.V23])); HEX2DEC([.T15])); 16; 2)" office:value-type="string" office:string-value="4D" calcext:value-type="string">
            <text:p>4D</text:p>
          </table:table-cell>
          <table:table-cell table:style-name="ce21" table:formula="of:=BASE(BITXOR(HEX2DEC([.R23]); HEX2DEC([.U15])); 16; 2)" office:value-type="string" office:string-value="69" calcext:value-type="string">
            <text:p>69</text:p>
          </table:table-cell>
          <table:table-cell table:style-name="ce21" table:formula="of:=BASE(BITXOR(HEX2DEC([.S23]); HEX2DEC([.R19])); 16; 2)" office:value-type="string" office:string-value="85" calcext:value-type="string">
            <text:p>85</text:p>
          </table:table-cell>
          <table:table-cell table:style-name="ce26" table:formula="of:=BASE(BITXOR(HEX2DEC([.T23]); HEX2DEC([.S19])); 16; 2)" office:value-type="string" office:string-value="E9" calcext:value-type="string">
            <text:p>E9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E8" calcext:value-type="string">
            <text:p>E8</text:p>
          </table:table-cell>
          <table:table-cell table:style-name="ce22" table:formula="of:=VLOOKUP([.O20]; [Tables.$A$2:.$B$257]; 2; 1)" office:value-type="string" office:string-value="B4" calcext:value-type="string">
            <text:p>B4</text:p>
          </table:table-cell>
          <table:table-cell table:style-name="ce22" table:formula="of:=VLOOKUP([.P20]; [Tables.$A$2:.$B$257]; 2; 1)" office:value-type="string" office:string-value="FE" calcext:value-type="string">
            <text:p>FE</text:p>
          </table:table-cell>
          <table:table-cell table:style-name="ce27" table:formula="of:=VLOOKUP([.Q20]; [Tables.$A$2:.$B$257]; 2; 1)" office:value-type="string" office:string-value="53" calcext:value-type="string">
            <text:p>53</text:p>
          </table:table-cell>
          <table:table-cell table:style-name="ce16" table:formula="of:=[.C24]" office:value-type="string" office:string-value="B4" calcext:value-type="string">
            <text:p>B4</text:p>
          </table:table-cell>
          <table:table-cell table:style-name="ce22" table:formula="of:=[.D24]" office:value-type="string" office:string-value="FE" calcext:value-type="string">
            <text:p>FE</text:p>
          </table:table-cell>
          <table:table-cell table:style-name="ce22" table:formula="of:=[.E24]" office:value-type="string" office:string-value="53" calcext:value-type="string">
            <text:p>53</text:p>
          </table:table-cell>
          <table:table-cell table:style-name="ce27" table:formula="of:=[.B24]" office:value-type="string" office:string-value="E8" calcext:value-type="string">
            <text:p>E8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40" calcext:value-type="string">
            <text:p>40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33" calcext:value-type="string">
            <text:p>33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B9" calcext:value-type="string">
            <text:p>B9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A5" calcext:value-type="string">
            <text:p>A5</text:p>
          </table:table-cell>
          <table:table-cell table:style-name="ce16" table:formula="of:=BASE(BITXOR(HEX2DEC([.J24]); HEX2DEC([.R24])); 16; 2)" office:value-type="string" office:string-value="F7" calcext:value-type="string">
            <text:p>F7</text:p>
          </table:table-cell>
          <table:table-cell table:style-name="ce22" table:formula="of:=BASE(BITXOR(HEX2DEC([.K24]); HEX2DEC([.S24])); 16; 2)" office:value-type="string" office:string-value="86" calcext:value-type="string">
            <text:p>86</text:p>
          </table:table-cell>
          <table:table-cell table:style-name="ce22" table:formula="of:=BASE(BITXOR(HEX2DEC([.L24]); HEX2DEC([.T24])); 16; 2)" office:value-type="string" office:string-value="1E" calcext:value-type="string">
            <text:p>1E</text:p>
          </table:table-cell>
          <table:table-cell table:style-name="ce27" table:formula="of:=BASE(BITXOR(HEX2DEC([.M24]); HEX2DEC([.U24])); 16; 2)" office:value-type="string" office:string-value="80" calcext:value-type="string">
            <text:p>80</text:p>
          </table:table-cell>
          <table:table-cell table:style-name="ce16" table:formula="of:=BASE(BITXOR(HEX2DEC(VLOOKUP([.U21]; [Tables.$A$2:.$B$257]; 2; 1)); HEX2DEC([.T16])); 16; 2)" office:value-type="string" office:string-value="B7" calcext:value-type="string">
            <text:p>B7</text:p>
          </table:table-cell>
          <table:table-cell table:style-name="ce22" table:formula="of:=BASE(BITXOR(HEX2DEC([.R24]); HEX2DEC([.U16])); 16; 2)" office:value-type="string" office:string-value="B5" calcext:value-type="string">
            <text:p>B5</text:p>
          </table:table-cell>
          <table:table-cell table:style-name="ce22" table:formula="of:=BASE(BITXOR(HEX2DEC([.S24]); HEX2DEC([.R20])); 16; 2)" office:value-type="string" office:string-value="A7" calcext:value-type="string">
            <text:p>A7</text:p>
          </table:table-cell>
          <table:table-cell table:style-name="ce27" table:formula="of:=BASE(BITXOR(HEX2DEC([.T24]); HEX2DEC([.S20])); 16; 2)" office:value-type="string" office:string-value="25" calcext:value-type="string">
            <text:p>2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8E" calcext:value-type="string">
            <text:p>8E</text:p>
          </table:table-cell>
          <table:table-cell table:style-name="ce22" table:formula="of:=VLOOKUP([.O21]; [Tables.$A$2:.$B$257]; 2; 1)" office:value-type="string" office:string-value="05" calcext:value-type="string">
            <text:p>05</text:p>
          </table:table-cell>
          <table:table-cell table:style-name="ce22" table:formula="of:=VLOOKUP([.P21]; [Tables.$A$2:.$B$257]; 2; 1)" office:value-type="string" office:string-value="67" calcext:value-type="string">
            <text:p>67</text:p>
          </table:table-cell>
          <table:table-cell table:style-name="ce27" table:formula="of:=VLOOKUP([.Q21]; [Tables.$A$2:.$B$257]; 2; 1)" office:value-type="string" office:string-value="7F" calcext:value-type="string">
            <text:p>7F</text:p>
          </table:table-cell>
          <table:table-cell table:style-name="ce16" table:formula="of:=[.D25]" office:value-type="string" office:string-value="67" calcext:value-type="string">
            <text:p>67</text:p>
          </table:table-cell>
          <table:table-cell table:style-name="ce22" table:formula="of:=[.E25]" office:value-type="string" office:string-value="7F" calcext:value-type="string">
            <text:p>7F</text:p>
          </table:table-cell>
          <table:table-cell table:style-name="ce22" table:formula="of:=[.B25]" office:value-type="string" office:string-value="8E" calcext:value-type="string">
            <text:p>8E</text:p>
          </table:table-cell>
          <table:table-cell table:style-name="ce27" table:formula="of:=[.C25]" office:value-type="string" office:string-value="05" calcext:value-type="string">
            <text:p>05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C5" calcext:value-type="string">
            <text:p>C5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92" calcext:value-type="string">
            <text:p>92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DC" calcext:value-type="string">
            <text:p>DC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0A" calcext:value-type="string">
            <text:p>0A</text:p>
          </table:table-cell>
          <table:table-cell table:style-name="ce16" table:formula="of:=BASE(BITXOR(HEX2DEC([.J25]); HEX2DEC([.R25])); 16; 2)" office:value-type="string" office:string-value="71" calcext:value-type="string">
            <text:p>71</text:p>
          </table:table-cell>
          <table:table-cell table:style-name="ce22" table:formula="of:=BASE(BITXOR(HEX2DEC([.K25]); HEX2DEC([.S25])); 16; 2)" office:value-type="string" office:string-value="D3" calcext:value-type="string">
            <text:p>D3</text:p>
          </table:table-cell>
          <table:table-cell table:style-name="ce22" table:formula="of:=BASE(BITXOR(HEX2DEC([.L25]); HEX2DEC([.T25])); 16; 2)" office:value-type="string" office:string-value="9B" calcext:value-type="string">
            <text:p>9B</text:p>
          </table:table-cell>
          <table:table-cell table:style-name="ce27" table:formula="of:=BASE(BITXOR(HEX2DEC([.M25]); HEX2DEC([.U25])); 16; 2)" office:value-type="string" office:string-value="32" calcext:value-type="string">
            <text:p>32</text:p>
          </table:table-cell>
          <table:table-cell table:style-name="ce16" table:formula="of:=BASE(BITXOR(HEX2DEC(VLOOKUP([.U22]; [Tables.$A$2:.$B$257]; 2; 1)); HEX2DEC([.T17])); 16; 2)" office:value-type="string" office:string-value="B4" calcext:value-type="string">
            <text:p>B4</text:p>
          </table:table-cell>
          <table:table-cell table:style-name="ce22" table:formula="of:=BASE(BITXOR(HEX2DEC([.R25]); HEX2DEC([.U17])); 16; 2)" office:value-type="string" office:string-value="41" calcext:value-type="string">
            <text:p>41</text:p>
          </table:table-cell>
          <table:table-cell table:style-name="ce22" table:formula="of:=BASE(BITXOR(HEX2DEC([.S25]); HEX2DEC([.R21])); 16; 2)" office:value-type="string" office:string-value="47" calcext:value-type="string">
            <text:p>47</text:p>
          </table:table-cell>
          <table:table-cell table:style-name="ce27" table:formula="of:=BASE(BITXOR(HEX2DEC([.T25]); HEX2DEC([.S21])); 16; 2)" office:value-type="string" office:string-value="38" calcext:value-type="string">
            <text:p>3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EE" calcext:value-type="string">
            <text:p>EE</text:p>
          </table:table-cell>
          <table:table-cell table:style-name="ce23" table:formula="of:=VLOOKUP([.O22]; [Tables.$A$2:.$B$257]; 2; 1)" office:value-type="string" office:string-value="0F" calcext:value-type="string">
            <text:p>0F</text:p>
          </table:table-cell>
          <table:table-cell table:style-name="ce23" table:formula="of:=VLOOKUP([.P22]; [Tables.$A$2:.$B$257]; 2; 1)" office:value-type="string" office:string-value="C9" calcext:value-type="string">
            <text:p>C9</text:p>
          </table:table-cell>
          <table:table-cell table:style-name="ce28" table:formula="of:=VLOOKUP([.Q22]; [Tables.$A$2:.$B$257]; 2; 1)" office:value-type="string" office:string-value="9F" calcext:value-type="string">
            <text:p>9F</text:p>
          </table:table-cell>
          <table:table-cell table:style-name="ce17" table:formula="of:=[.E26]" office:value-type="string" office:string-value="9F" calcext:value-type="string">
            <text:p>9F</text:p>
          </table:table-cell>
          <table:table-cell table:style-name="ce23" table:formula="of:=[.B26]" office:value-type="string" office:string-value="EE" calcext:value-type="string">
            <text:p>EE</text:p>
          </table:table-cell>
          <table:table-cell table:style-name="ce23" table:formula="of:=[.C26]" office:value-type="string" office:string-value="0F" calcext:value-type="string">
            <text:p>0F</text:p>
          </table:table-cell>
          <table:table-cell table:style-name="ce28" table:formula="of:=[.D26]" office:value-type="string" office:string-value="C9" calcext:value-type="string">
            <text:p>C9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F9" calcext:value-type="string">
            <text:p>F9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90" calcext:value-type="string">
            <text:p>90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73" calcext:value-type="string">
            <text:p>73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87" calcext:value-type="string">
            <text:p>87</text:p>
          </table:table-cell>
          <table:table-cell table:style-name="ce17" table:formula="of:=BASE(BITXOR(HEX2DEC([.J26]); HEX2DEC([.R26])); 16; 2)" office:value-type="string" office:string-value="44" calcext:value-type="string">
            <text:p>44</text:p>
          </table:table-cell>
          <table:table-cell table:style-name="ce23" table:formula="of:=BASE(BITXOR(HEX2DEC([.K26]); HEX2DEC([.S26])); 16; 2)" office:value-type="string" office:string-value="88" calcext:value-type="string">
            <text:p>88</text:p>
          </table:table-cell>
          <table:table-cell table:style-name="ce23" table:formula="of:=BASE(BITXOR(HEX2DEC([.L26]); HEX2DEC([.T26])); 16; 2)" office:value-type="string" office:string-value="E5" calcext:value-type="string">
            <text:p>E5</text:p>
          </table:table-cell>
          <table:table-cell table:style-name="ce28" table:formula="of:=BASE(BITXOR(HEX2DEC([.M26]); HEX2DEC([.U26])); 16; 2)" office:value-type="string" office:string-value="7A" calcext:value-type="string">
            <text:p>7A</text:p>
          </table:table-cell>
          <table:table-cell table:style-name="ce17" table:formula="of:=BASE(BITXOR(HEX2DEC(VLOOKUP([.U19]; [Tables.$A$2:.$B$257]; 2; 1)); HEX2DEC([.T18])); 16; 2)" office:value-type="string" office:string-value="BD" calcext:value-type="string">
            <text:p>BD</text:p>
          </table:table-cell>
          <table:table-cell table:style-name="ce23" table:formula="of:=BASE(BITXOR(HEX2DEC([.R26]); HEX2DEC([.U18])); 16; 2)" office:value-type="string" office:string-value="18" calcext:value-type="string">
            <text:p>18</text:p>
          </table:table-cell>
          <table:table-cell table:style-name="ce23" table:formula="of:=BASE(BITXOR(HEX2DEC([.S26]); HEX2DEC([.R22])); 16; 2)" office:value-type="string" office:string-value="96" calcext:value-type="string">
            <text:p>96</text:p>
          </table:table-cell>
          <table:table-cell table:style-name="ce28" table:formula="of:=BASE(BITXOR(HEX2DEC([.T26]); HEX2DEC([.S22])); 16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BC" calcext:value-type="string">
            <text:p>BC</text:p>
          </table:table-cell>
          <table:table-cell table:style-name="ce21" table:formula="of:=VLOOKUP([.O23]; [Tables.$A$2:.$B$257]; 2; 1)" office:value-type="string" office:string-value="64" calcext:value-type="string">
            <text:p>64</text:p>
          </table:table-cell>
          <table:table-cell table:style-name="ce21" table:formula="of:=VLOOKUP([.P23]; [Tables.$A$2:.$B$257]; 2; 1)" office:value-type="string" office:string-value="61" calcext:value-type="string">
            <text:p>61</text:p>
          </table:table-cell>
          <table:table-cell table:style-name="ce26" table:formula="of:=VLOOKUP([.Q23]; [Tables.$A$2:.$B$257]; 2; 1)" office:value-type="string" office:string-value="E3" calcext:value-type="string">
            <text:p>E3</text:p>
          </table:table-cell>
          <table:table-cell table:style-name="ce15" table:formula="of:=[.B27]" office:value-type="string" office:string-value="BC" calcext:value-type="string">
            <text:p>BC</text:p>
          </table:table-cell>
          <table:table-cell table:style-name="ce21" table:formula="of:=[.C27]" office:value-type="string" office:string-value="64" calcext:value-type="string">
            <text:p>64</text:p>
          </table:table-cell>
          <table:table-cell table:style-name="ce21" table:formula="of:=[.D27]" office:value-type="string" office:string-value="61" calcext:value-type="string">
            <text:p>61</text:p>
          </table:table-cell>
          <table:table-cell table:style-name="ce26" table:formula="of:=[.E27]" office:value-type="string" office:string-value="E3" calcext:value-type="string">
            <text:p>E3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61" calcext:value-type="string">
            <text:p>61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66" calcext:value-type="string">
            <text:p>66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E9" calcext:value-type="string">
            <text:p>E9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DA" calcext:value-type="string">
            <text:p>DA</text:p>
          </table:table-cell>
          <table:table-cell table:style-name="ce15" table:formula="of:=BASE(BITXOR(HEX2DEC([.J27]); HEX2DEC([.R27])); 16; 2)" office:value-type="string" office:string-value="86" calcext:value-type="string">
            <text:p>86</text:p>
          </table:table-cell>
          <table:table-cell table:style-name="ce21" table:formula="of:=BASE(BITXOR(HEX2DEC([.K27]); HEX2DEC([.S27])); 16; 2)" office:value-type="string" office:string-value="DD" calcext:value-type="string">
            <text:p>DD</text:p>
          </table:table-cell>
          <table:table-cell table:style-name="ce21" table:formula="of:=BASE(BITXOR(HEX2DEC([.L27]); HEX2DEC([.T27])); 16; 2)" office:value-type="string" office:string-value="A1" calcext:value-type="string">
            <text:p>A1</text:p>
          </table:table-cell>
          <table:table-cell table:style-name="ce26" table:formula="of:=BASE(BITXOR(HEX2DEC([.M27]); HEX2DEC([.U27])); 16; 2)" office:value-type="string" office:string-value="FB" calcext:value-type="string">
            <text:p>FB</text:p>
          </table:table-cell>
          <table:table-cell table:style-name="ce15" table:formula="of:=BASE(BITXOR(HEX2DEC([.U23]); HEX2DEC([.T19])); 16; 2)" office:value-type="string" office:string-value="E7" calcext:value-type="string">
            <text:p>E7</text:p>
          </table:table-cell>
          <table:table-cell table:style-name="ce21" table:formula="of:=BASE(BITXOR(HEX2DEC([.R27]); HEX2DEC([.U19])); 16; 2)" office:value-type="string" office:string-value="BB" calcext:value-type="string">
            <text:p>BB</text:p>
          </table:table-cell>
          <table:table-cell table:style-name="ce21" table:formula="of:=BASE(BITXOR(BITXOR(HEX2DEC(VLOOKUP([.S28]; [Tables.$A$2:.$B$257]; 2; 1)); HEX2DEC([.X27])); HEX2DEC([.R23])); 16; 2)" office:value-type="string" office:string-value="48" calcext:value-type="string">
            <text:p>48</text:p>
          </table:table-cell>
          <table:table-cell table:style-name="ce26" table:formula="of:=BASE(BITXOR(HEX2DEC([.T27]); HEX2DEC([.S23])); 16; 2)" office:value-type="string" office:string-value="21" calcext:value-type="string">
            <text:p>21</text:p>
          </table:table-cell>
          <table:table-cell table:style-name="ce45" table:number-columns-repeated="2"/>
          <table:table-cell table:style-name="ce45" office:value-type="string" calcext:value-type="string">
            <text:p>04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68" calcext:value-type="string">
            <text:p>68</text:p>
          </table:table-cell>
          <table:table-cell table:style-name="ce22" table:formula="of:=VLOOKUP([.O24]; [Tables.$A$2:.$B$257]; 2; 1)" office:value-type="string" office:string-value="44" calcext:value-type="string">
            <text:p>44</text:p>
          </table:table-cell>
          <table:table-cell table:style-name="ce22" table:formula="of:=VLOOKUP([.P24]; [Tables.$A$2:.$B$257]; 2; 1)" office:value-type="string" office:string-value="72" calcext:value-type="string">
            <text:p>72</text:p>
          </table:table-cell>
          <table:table-cell table:style-name="ce27" table:formula="of:=VLOOKUP([.Q24]; [Tables.$A$2:.$B$257]; 2; 1)" office:value-type="string" office:string-value="CD" calcext:value-type="string">
            <text:p>CD</text:p>
          </table:table-cell>
          <table:table-cell table:style-name="ce16" table:formula="of:=[.C28]" office:value-type="string" office:string-value="44" calcext:value-type="string">
            <text:p>44</text:p>
          </table:table-cell>
          <table:table-cell table:style-name="ce22" table:formula="of:=[.D28]" office:value-type="string" office:string-value="72" calcext:value-type="string">
            <text:p>72</text:p>
          </table:table-cell>
          <table:table-cell table:style-name="ce22" table:formula="of:=[.E28]" office:value-type="string" office:string-value="CD" calcext:value-type="string">
            <text:p>CD</text:p>
          </table:table-cell>
          <table:table-cell table:style-name="ce27" table:formula="of:=[.B28]" office:value-type="string" office:string-value="68" calcext:value-type="string">
            <text:p>68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D2" calcext:value-type="string">
            <text:p>D2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FE" calcext:value-type="string">
            <text:p>FE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DA" calcext:value-type="string">
            <text:p>DA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40" calcext:value-type="string">
            <text:p>40</text:p>
          </table:table-cell>
          <table:table-cell table:style-name="ce16" table:formula="of:=BASE(BITXOR(HEX2DEC([.J28]); HEX2DEC([.R28])); 16; 2)" office:value-type="string" office:string-value="8D" calcext:value-type="string">
            <text:p>8D</text:p>
          </table:table-cell>
          <table:table-cell table:style-name="ce22" table:formula="of:=BASE(BITXOR(HEX2DEC([.K28]); HEX2DEC([.S28])); 16; 2)" office:value-type="string" office:string-value="F7" calcext:value-type="string">
            <text:p>F7</text:p>
          </table:table-cell>
          <table:table-cell table:style-name="ce22" table:formula="of:=BASE(BITXOR(HEX2DEC([.L28]); HEX2DEC([.T28])); 16; 2)" office:value-type="string" office:string-value="80" calcext:value-type="string">
            <text:p>80</text:p>
          </table:table-cell>
          <table:table-cell table:style-name="ce27" table:formula="of:=BASE(BITXOR(HEX2DEC([.M28]); HEX2DEC([.U28])); 16; 2)" office:value-type="string" office:string-value="AF" calcext:value-type="string">
            <text:p>AF</text:p>
          </table:table-cell>
          <table:table-cell table:style-name="ce16" table:formula="of:=BASE(BITXOR(HEX2DEC([.U24]); HEX2DEC([.T20])); 16; 2)" office:value-type="string" office:string-value="5F" calcext:value-type="string">
            <text:p>5F</text:p>
          </table:table-cell>
          <table:table-cell table:style-name="ce22" table:formula="of:=BASE(BITXOR(HEX2DEC([.R28]); HEX2DEC([.U20])); 16; 2)" office:value-type="string" office:string-value="09" calcext:value-type="string">
            <text:p>09</text:p>
          </table:table-cell>
          <table:table-cell table:style-name="ce22" table:formula="of:=BASE(BITXOR(HEX2DEC(VLOOKUP([.S29]; [Tables.$A$2:.$B$257]; 2; 1)); HEX2DEC([.R24])); 16; 2)" office:value-type="string" office:string-value="5A" calcext:value-type="string">
            <text:p>5A</text:p>
          </table:table-cell>
          <table:table-cell table:style-name="ce27" table:formula="of:=BASE(BITXOR(HEX2DEC([.T28]); HEX2DEC([.S24])); 16; 2)" office:value-type="string" office:string-value="EF" calcext:value-type="string">
            <text:p>E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A3" calcext:value-type="string">
            <text:p>A3</text:p>
          </table:table-cell>
          <table:table-cell table:style-name="ce22" table:formula="of:=VLOOKUP([.O25]; [Tables.$A$2:.$B$257]; 2; 1)" office:value-type="string" office:string-value="66" calcext:value-type="string">
            <text:p>66</text:p>
          </table:table-cell>
          <table:table-cell table:style-name="ce22" table:formula="of:=VLOOKUP([.P25]; [Tables.$A$2:.$B$257]; 2; 1)" office:value-type="string" office:string-value="14" calcext:value-type="string">
            <text:p>14</text:p>
          </table:table-cell>
          <table:table-cell table:style-name="ce27" table:formula="of:=VLOOKUP([.Q25]; [Tables.$A$2:.$B$257]; 2; 1)" office:value-type="string" office:string-value="23" calcext:value-type="string">
            <text:p>23</text:p>
          </table:table-cell>
          <table:table-cell table:style-name="ce16" table:formula="of:=[.D29]" office:value-type="string" office:string-value="14" calcext:value-type="string">
            <text:p>14</text:p>
          </table:table-cell>
          <table:table-cell table:style-name="ce22" table:formula="of:=[.E29]" office:value-type="string" office:string-value="23" calcext:value-type="string">
            <text:p>23</text:p>
          </table:table-cell>
          <table:table-cell table:style-name="ce22" table:formula="of:=[.B29]" office:value-type="string" office:string-value="A3" calcext:value-type="string">
            <text:p>A3</text:p>
          </table:table-cell>
          <table:table-cell table:style-name="ce27" table:formula="of:=[.C29]" office:value-type="string" office:string-value="66" calcext:value-type="string">
            <text:p>66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A5" calcext:value-type="string">
            <text:p>A5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7D" calcext:value-type="string">
            <text:p>7D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A6" calcext:value-type="string">
            <text:p>A6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37" calcext:value-type="string">
            <text:p>37</text:p>
          </table:table-cell>
          <table:table-cell table:style-name="ce16" table:formula="of:=BASE(BITXOR(HEX2DEC([.J29]); HEX2DEC([.R29])); 16; 2)" office:value-type="string" office:string-value="08" calcext:value-type="string">
            <text:p>08</text:p>
          </table:table-cell>
          <table:table-cell table:style-name="ce22" table:formula="of:=BASE(BITXOR(HEX2DEC([.K29]); HEX2DEC([.S29])); 16; 2)" office:value-type="string" office:string-value="2E" calcext:value-type="string">
            <text:p>2E</text:p>
          </table:table-cell>
          <table:table-cell table:style-name="ce22" table:formula="of:=BASE(BITXOR(HEX2DEC([.L29]); HEX2DEC([.T29])); 16; 2)" office:value-type="string" office:string-value="56" calcext:value-type="string">
            <text:p>56</text:p>
          </table:table-cell>
          <table:table-cell table:style-name="ce27" table:formula="of:=BASE(BITXOR(HEX2DEC([.M29]); HEX2DEC([.U29])); 16; 2)" office:value-type="string" office:string-value="86" calcext:value-type="string">
            <text:p>86</text:p>
          </table:table-cell>
          <table:table-cell table:style-name="ce16" table:formula="of:=BASE(BITXOR(HEX2DEC([.U25]); HEX2DEC([.T21])); 16; 2)" office:value-type="string" office:string-value="AD" calcext:value-type="string">
            <text:p>AD</text:p>
          </table:table-cell>
          <table:table-cell table:style-name="ce22" table:formula="of:=BASE(BITXOR(HEX2DEC([.R29]); HEX2DEC([.U21])); 16; 2)" office:value-type="string" office:string-value="53" calcext:value-type="string">
            <text:p>53</text:p>
          </table:table-cell>
          <table:table-cell table:style-name="ce22" table:formula="of:=BASE(BITXOR(HEX2DEC(VLOOKUP([.S30]; [Tables.$A$2:.$B$257]; 2; 1)); HEX2DEC([.R25])); 16; 2)" office:value-type="string" office:string-value="F0" calcext:value-type="string">
            <text:p>F0</text:p>
          </table:table-cell>
          <table:table-cell table:style-name="ce27" table:formula="of:=BASE(BITXOR(HEX2DEC([.T29]); HEX2DEC([.S25])); 16; 2)" office:value-type="string" office:string-value="B1" calcext:value-type="string">
            <text:p>B1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1B" calcext:value-type="string">
            <text:p>1B</text:p>
          </table:table-cell>
          <table:table-cell table:style-name="ce23" table:formula="of:=VLOOKUP([.O26]; [Tables.$A$2:.$B$257]; 2; 1)" office:value-type="string" office:string-value="C4" calcext:value-type="string">
            <text:p>C4</text:p>
          </table:table-cell>
          <table:table-cell table:style-name="ce23" table:formula="of:=VLOOKUP([.P26]; [Tables.$A$2:.$B$257]; 2; 1)" office:value-type="string" office:string-value="D9" calcext:value-type="string">
            <text:p>D9</text:p>
          </table:table-cell>
          <table:table-cell table:style-name="ce28" table:formula="of:=VLOOKUP([.Q26]; [Tables.$A$2:.$B$257]; 2; 1)" office:value-type="string" office:string-value="DA" calcext:value-type="string">
            <text:p>DA</text:p>
          </table:table-cell>
          <table:table-cell table:style-name="ce17" table:formula="of:=[.E30]" office:value-type="string" office:string-value="DA" calcext:value-type="string">
            <text:p>DA</text:p>
          </table:table-cell>
          <table:table-cell table:style-name="ce23" table:formula="of:=[.B30]" office:value-type="string" office:string-value="1B" calcext:value-type="string">
            <text:p>1B</text:p>
          </table:table-cell>
          <table:table-cell table:style-name="ce23" table:formula="of:=[.C30]" office:value-type="string" office:string-value="C4" calcext:value-type="string">
            <text:p>C4</text:p>
          </table:table-cell>
          <table:table-cell table:style-name="ce28" table:formula="of:=[.D30]" office:value-type="string" office:string-value="D9" calcext:value-type="string">
            <text:p>D9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20" calcext:value-type="string">
            <text:p>20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CB" calcext:value-type="string">
            <text:p>CB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5E" calcext:value-type="string">
            <text:p>5E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99" calcext:value-type="string">
            <text:p>99</text:p>
          </table:table-cell>
          <table:table-cell table:style-name="ce17" table:formula="of:=BASE(BITXOR(HEX2DEC([.J30]); HEX2DEC([.R30])); 16; 2)" office:value-type="string" office:string-value="64" calcext:value-type="string">
            <text:p>64</text:p>
          </table:table-cell>
          <table:table-cell table:style-name="ce23" table:formula="of:=BASE(BITXOR(HEX2DEC([.K30]); HEX2DEC([.S30])); 16; 2)" office:value-type="string" office:string-value="4D" calcext:value-type="string">
            <text:p>4D</text:p>
          </table:table-cell>
          <table:table-cell table:style-name="ce23" table:formula="of:=BASE(BITXOR(HEX2DEC([.L30]); HEX2DEC([.T30])); 16; 2)" office:value-type="string" office:string-value="09" calcext:value-type="string">
            <text:p>09</text:p>
          </table:table-cell>
          <table:table-cell table:style-name="ce28" table:formula="of:=BASE(BITXOR(HEX2DEC([.M30]); HEX2DEC([.U30])); 16; 2)" office:value-type="string" office:string-value="D6" calcext:value-type="string">
            <text:p>D6</text:p>
          </table:table-cell>
          <table:table-cell table:style-name="ce17" table:formula="of:=BASE(BITXOR(HEX2DEC([.U26]); HEX2DEC([.T22])); 16; 2)" office:value-type="string" office:string-value="44" calcext:value-type="string">
            <text:p>44</text:p>
          </table:table-cell>
          <table:table-cell table:style-name="ce23" table:formula="of:=BASE(BITXOR(HEX2DEC([.R30]); HEX2DEC([.U22])); 16; 2)" office:value-type="string" office:string-value="86" calcext:value-type="string">
            <text:p>86</text:p>
          </table:table-cell>
          <table:table-cell table:style-name="ce23" table:formula="of:=BASE(BITXOR(HEX2DEC(VLOOKUP([.S27]; [Tables.$A$2:.$B$257]; 2; 1)); HEX2DEC([.R26])); 16; 2)" office:value-type="string" office:string-value="57" calcext:value-type="string">
            <text:p>57</text:p>
          </table:table-cell>
          <table:table-cell table:style-name="ce28" table:formula="of:=BASE(BITXOR(HEX2DEC([.T30]); HEX2DEC([.S26])); 16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44" calcext:value-type="string">
            <text:p>44</text:p>
          </table:table-cell>
          <table:table-cell table:style-name="ce21" table:formula="of:=VLOOKUP([.O27]; [Tables.$A$2:.$B$257]; 2; 1)" office:value-type="string" office:string-value="C1" calcext:value-type="string">
            <text:p>C1</text:p>
          </table:table-cell>
          <table:table-cell table:style-name="ce21" table:formula="of:=VLOOKUP([.P27]; [Tables.$A$2:.$B$257]; 2; 1)" office:value-type="string" office:string-value="32" calcext:value-type="string">
            <text:p>32</text:p>
          </table:table-cell>
          <table:table-cell table:style-name="ce26" table:formula="of:=VLOOKUP([.Q27]; [Tables.$A$2:.$B$257]; 2; 1)" office:value-type="string" office:string-value="0F" calcext:value-type="string">
            <text:p>0F</text:p>
          </table:table-cell>
          <table:table-cell table:style-name="ce15" table:formula="of:=[.B31]" office:value-type="string" office:string-value="44" calcext:value-type="string">
            <text:p>44</text:p>
          </table:table-cell>
          <table:table-cell table:style-name="ce21" table:formula="of:=[.C31]" office:value-type="string" office:string-value="C1" calcext:value-type="string">
            <text:p>C1</text:p>
          </table:table-cell>
          <table:table-cell table:style-name="ce21" table:formula="of:=[.D31]" office:value-type="string" office:string-value="32" calcext:value-type="string">
            <text:p>32</text:p>
          </table:table-cell>
          <table:table-cell table:style-name="ce26" table:formula="of:=[.E31]" office:value-type="string" office:string-value="0F" calcext:value-type="string">
            <text:p>0F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77" calcext:value-type="string">
            <text:p>77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D2" calcext:value-type="string">
            <text:p>D2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3C" calcext:value-type="string">
            <text:p>3C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C9" calcext:value-type="string">
            <text:p>C9</text:p>
          </table:table-cell>
          <table:table-cell table:style-name="ce15" table:formula="of:=BASE(BITXOR(HEX2DEC([.J31]); HEX2DEC([.R31])); 16; 2)" office:value-type="string" office:string-value="D3" calcext:value-type="string">
            <text:p>D3</text:p>
          </table:table-cell>
          <table:table-cell table:style-name="ce21" table:formula="of:=BASE(BITXOR(HEX2DEC([.K31]); HEX2DEC([.S31])); 16; 2)" office:value-type="string" office:string-value="9F" calcext:value-type="string">
            <text:p>9F</text:p>
          </table:table-cell>
          <table:table-cell table:style-name="ce21" table:formula="of:=BASE(BITXOR(HEX2DEC([.L31]); HEX2DEC([.T31])); 16; 2)" office:value-type="string" office:string-value="96" calcext:value-type="string">
            <text:p>96</text:p>
          </table:table-cell>
          <table:table-cell table:style-name="ce26" table:formula="of:=BASE(BITXOR(HEX2DEC([.M31]); HEX2DEC([.U31])); 16; 2)" office:value-type="string" office:string-value="D8" calcext:value-type="string">
            <text:p>D8</text:p>
          </table:table-cell>
          <table:table-cell table:style-name="ce15" table:formula="of:=BASE(BITXOR(HEX2DEC([.U27]); HEX2DEC([.T23])); 16; 2)" office:value-type="string" office:string-value="A4" calcext:value-type="string">
            <text:p>A4</text:p>
          </table:table-cell>
          <table:table-cell table:style-name="ce21" table:formula="of:=BASE(BITXOR(HEX2DEC([.R31]); HEX2DEC([.U23])); 16; 2)" office:value-type="string" office:string-value="4D" calcext:value-type="string">
            <text:p>4D</text:p>
          </table:table-cell>
          <table:table-cell table:style-name="ce21" table:formula="of:=BASE(BITXOR(HEX2DEC([.S31]); HEX2DEC([.R27])); 16; 2)" office:value-type="string" office:string-value="AA" calcext:value-type="string">
            <text:p>AA</text:p>
          </table:table-cell>
          <table:table-cell table:style-name="ce26" table:formula="of:=BASE(BITXOR(HEX2DEC([.T31]); HEX2DEC([.S27])); 16; 2)" office:value-type="string" office:string-value="11" calcext:value-type="string">
            <text:p>11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5D" calcext:value-type="string">
            <text:p>5D</text:p>
          </table:table-cell>
          <table:table-cell table:style-name="ce22" table:formula="of:=VLOOKUP([.O28]; [Tables.$A$2:.$B$257]; 2; 1)" office:value-type="string" office:string-value="68" calcext:value-type="string">
            <text:p>68</text:p>
          </table:table-cell>
          <table:table-cell table:style-name="ce22" table:formula="of:=VLOOKUP([.P28]; [Tables.$A$2:.$B$257]; 2; 1)" office:value-type="string" office:string-value="CD" calcext:value-type="string">
            <text:p>CD</text:p>
          </table:table-cell>
          <table:table-cell table:style-name="ce27" table:formula="of:=VLOOKUP([.Q28]; [Tables.$A$2:.$B$257]; 2; 1)" office:value-type="string" office:string-value="79" calcext:value-type="string">
            <text:p>79</text:p>
          </table:table-cell>
          <table:table-cell table:style-name="ce16" table:formula="of:=[.C32]" office:value-type="string" office:string-value="68" calcext:value-type="string">
            <text:p>68</text:p>
          </table:table-cell>
          <table:table-cell table:style-name="ce22" table:formula="of:=[.D32]" office:value-type="string" office:string-value="CD" calcext:value-type="string">
            <text:p>CD</text:p>
          </table:table-cell>
          <table:table-cell table:style-name="ce22" table:formula="of:=[.E32]" office:value-type="string" office:string-value="79" calcext:value-type="string">
            <text:p>79</text:p>
          </table:table-cell>
          <table:table-cell table:style-name="ce27" table:formula="of:=[.B32]" office:value-type="string" office:string-value="5D" calcext:value-type="string">
            <text:p>5D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AA" calcext:value-type="string">
            <text:p>AA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CF" calcext:value-type="string">
            <text:p>CF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73" calcext:value-type="string">
            <text:p>73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E7" calcext:value-type="string">
            <text:p>E7</text:p>
          </table:table-cell>
          <table:table-cell table:style-name="ce16" table:formula="of:=BASE(BITXOR(HEX2DEC([.J32]); HEX2DEC([.R32])); 16; 2)" office:value-type="string" office:string-value="E2" calcext:value-type="string">
            <text:p>E2</text:p>
          </table:table-cell>
          <table:table-cell table:style-name="ce22" table:formula="of:=BASE(BITXOR(HEX2DEC([.K32]); HEX2DEC([.S32])); 16; 2)" office:value-type="string" office:string-value="A2" calcext:value-type="string">
            <text:p>A2</text:p>
          </table:table-cell>
          <table:table-cell table:style-name="ce22" table:formula="of:=BASE(BITXOR(HEX2DEC([.L32]); HEX2DEC([.T32])); 16; 2)" office:value-type="string" office:string-value="41" calcext:value-type="string">
            <text:p>41</text:p>
          </table:table-cell>
          <table:table-cell table:style-name="ce27" table:formula="of:=BASE(BITXOR(HEX2DEC([.M32]); HEX2DEC([.U32])); 16; 2)" office:value-type="string" office:string-value="DC" calcext:value-type="string">
            <text:p>DC</text:p>
          </table:table-cell>
          <table:table-cell table:style-name="ce16" table:formula="of:=BASE(BITXOR(HEX2DEC([.U28]); HEX2DEC([.T24])); 16; 2)" office:value-type="string" office:string-value="48" calcext:value-type="string">
            <text:p>48</text:p>
          </table:table-cell>
          <table:table-cell table:style-name="ce22" table:formula="of:=BASE(BITXOR(HEX2DEC([.R32]); HEX2DEC([.U24])); 16; 2)" office:value-type="string" office:string-value="6D" calcext:value-type="string">
            <text:p>6D</text:p>
          </table:table-cell>
          <table:table-cell table:style-name="ce22" table:formula="of:=BASE(BITXOR(HEX2DEC([.S32]); HEX2DEC([.R28])); 16; 2)" office:value-type="string" office:string-value="32" calcext:value-type="string">
            <text:p>32</text:p>
          </table:table-cell>
          <table:table-cell table:style-name="ce27" table:formula="of:=BASE(BITXOR(HEX2DEC([.T32]); HEX2DEC([.S28])); 16; 2)" office:value-type="string" office:string-value="3B" calcext:value-type="string">
            <text:p>3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30" calcext:value-type="string">
            <text:p>30</text:p>
          </table:table-cell>
          <table:table-cell table:style-name="ce22" table:formula="of:=VLOOKUP([.O29]; [Tables.$A$2:.$B$257]; 2; 1)" office:value-type="string" office:string-value="31" calcext:value-type="string">
            <text:p>31</text:p>
          </table:table-cell>
          <table:table-cell table:style-name="ce22" table:formula="of:=VLOOKUP([.P29]; [Tables.$A$2:.$B$257]; 2; 1)" office:value-type="string" office:string-value="B1" calcext:value-type="string">
            <text:p>B1</text:p>
          </table:table-cell>
          <table:table-cell table:style-name="ce27" table:formula="of:=VLOOKUP([.Q29]; [Tables.$A$2:.$B$257]; 2; 1)" office:value-type="string" office:string-value="44" calcext:value-type="string">
            <text:p>44</text:p>
          </table:table-cell>
          <table:table-cell table:style-name="ce16" table:formula="of:=[.D33]" office:value-type="string" office:string-value="B1" calcext:value-type="string">
            <text:p>B1</text:p>
          </table:table-cell>
          <table:table-cell table:style-name="ce22" table:formula="of:=[.E33]" office:value-type="string" office:string-value="44" calcext:value-type="string">
            <text:p>44</text:p>
          </table:table-cell>
          <table:table-cell table:style-name="ce22" table:formula="of:=[.B33]" office:value-type="string" office:string-value="30" calcext:value-type="string">
            <text:p>30</text:p>
          </table:table-cell>
          <table:table-cell table:style-name="ce27" table:formula="of:=[.C33]" office:value-type="string" office:string-value="31" calcext:value-type="string">
            <text:p>31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54" calcext:value-type="string">
            <text:p>54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41" calcext:value-type="string">
            <text:p>41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15" calcext:value-type="string">
            <text:p>15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33" calcext:value-type="string">
            <text:p>33</text:p>
          </table:table-cell>
          <table:table-cell table:style-name="ce16" table:formula="of:=BASE(BITXOR(HEX2DEC([.J33]); HEX2DEC([.R33])); 16; 2)" office:value-type="string" office:string-value="A2" calcext:value-type="string">
            <text:p>A2</text:p>
          </table:table-cell>
          <table:table-cell table:style-name="ce22" table:formula="of:=BASE(BITXOR(HEX2DEC([.K33]); HEX2DEC([.S33])); 16; 2)" office:value-type="string" office:string-value="8F" calcext:value-type="string">
            <text:p>8F</text:p>
          </table:table-cell>
          <table:table-cell table:style-name="ce22" table:formula="of:=BASE(BITXOR(HEX2DEC([.L33]); HEX2DEC([.T33])); 16; 2)" office:value-type="string" office:string-value="76" calcext:value-type="string">
            <text:p>76</text:p>
          </table:table-cell>
          <table:table-cell table:style-name="ce27" table:formula="of:=BASE(BITXOR(HEX2DEC([.M33]); HEX2DEC([.U33])); 16; 2)" office:value-type="string" office:string-value="03" calcext:value-type="string">
            <text:p>03</text:p>
          </table:table-cell>
          <table:table-cell table:style-name="ce16" table:formula="of:=BASE(BITXOR(HEX2DEC([.U29]); HEX2DEC([.T25])); 16; 2)" office:value-type="string" office:string-value="F6" calcext:value-type="string">
            <text:p>F6</text:p>
          </table:table-cell>
          <table:table-cell table:style-name="ce22" table:formula="of:=BASE(BITXOR(HEX2DEC([.R33]); HEX2DEC([.U25])); 16; 2)" office:value-type="string" office:string-value="CE" calcext:value-type="string">
            <text:p>CE</text:p>
          </table:table-cell>
          <table:table-cell table:style-name="ce22" table:formula="of:=BASE(BITXOR(HEX2DEC([.S33]); HEX2DEC([.R29])); 16; 2)" office:value-type="string" office:string-value="63" calcext:value-type="string">
            <text:p>63</text:p>
          </table:table-cell>
          <table:table-cell table:style-name="ce27" table:formula="of:=BASE(BITXOR(HEX2DEC([.T33]); HEX2DEC([.S29])); 16; 2)" office:value-type="string" office:string-value="30" calcext:value-type="string">
            <text:p>3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43" calcext:value-type="string">
            <text:p>43</text:p>
          </table:table-cell>
          <table:table-cell table:style-name="ce23" table:formula="of:=VLOOKUP([.O30]; [Tables.$A$2:.$B$257]; 2; 1)" office:value-type="string" office:string-value="E3" calcext:value-type="string">
            <text:p>E3</text:p>
          </table:table-cell>
          <table:table-cell table:style-name="ce23" table:formula="of:=VLOOKUP([.P30]; [Tables.$A$2:.$B$257]; 2; 1)" office:value-type="string" office:string-value="01" calcext:value-type="string">
            <text:p>01</text:p>
          </table:table-cell>
          <table:table-cell table:style-name="ce28" table:formula="of:=VLOOKUP([.Q30]; [Tables.$A$2:.$B$257]; 2; 1)" office:value-type="string" office:string-value="F6" calcext:value-type="string">
            <text:p>F6</text:p>
          </table:table-cell>
          <table:table-cell table:style-name="ce17" table:formula="of:=[.E34]" office:value-type="string" office:string-value="F6" calcext:value-type="string">
            <text:p>F6</text:p>
          </table:table-cell>
          <table:table-cell table:style-name="ce23" table:formula="of:=[.B34]" office:value-type="string" office:string-value="43" calcext:value-type="string">
            <text:p>43</text:p>
          </table:table-cell>
          <table:table-cell table:style-name="ce23" table:formula="of:=[.C34]" office:value-type="string" office:string-value="E3" calcext:value-type="string">
            <text:p>E3</text:p>
          </table:table-cell>
          <table:table-cell table:style-name="ce28" table:formula="of:=[.D34]" office:value-type="string" office:string-value="01" calcext:value-type="string">
            <text:p>01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57" calcext:value-type="string">
            <text:p>57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C2" calcext:value-type="string">
            <text:p>C2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7F" calcext:value-type="string">
            <text:p>7F</text:p>
          </table:table-cell>
          <table:table-cell table:style-name="ce17" table:formula="of:=BASE(BITXOR(HEX2DEC([.J34]); HEX2DEC([.R34])); 16; 2)" office:value-type="string" office:string-value="3B" calcext:value-type="string">
            <text:p>3B</text:p>
          </table:table-cell>
          <table:table-cell table:style-name="ce23" table:formula="of:=BASE(BITXOR(HEX2DEC([.K34]); HEX2DEC([.S34])); 16; 2)" office:value-type="string" office:string-value="73" calcext:value-type="string">
            <text:p>73</text:p>
          </table:table-cell>
          <table:table-cell table:style-name="ce23" table:formula="of:=BASE(BITXOR(HEX2DEC([.L34]); HEX2DEC([.T34])); 16; 2)" office:value-type="string" office:string-value="A2" calcext:value-type="string">
            <text:p>A2</text:p>
          </table:table-cell>
          <table:table-cell table:style-name="ce28" table:formula="of:=BASE(BITXOR(HEX2DEC([.M34]); HEX2DEC([.U34])); 16; 2)" office:value-type="string" office:string-value="99" calcext:value-type="string">
            <text:p>99</text:p>
          </table:table-cell>
          <table:table-cell table:style-name="ce17" table:formula="of:=BASE(BITXOR(HEX2DEC([.U30]); HEX2DEC([.T26])); 16; 2)" office:value-type="string" office:string-value="D9" calcext:value-type="string">
            <text:p>D9</text:p>
          </table:table-cell>
          <table:table-cell table:style-name="ce23" table:formula="of:=BASE(BITXOR(HEX2DEC([.R34]); HEX2DEC([.U26])); 16; 2)" office:value-type="string" office:string-value="24" calcext:value-type="string">
            <text:p>24</text:p>
          </table:table-cell>
          <table:table-cell table:style-name="ce23" table:formula="of:=BASE(BITXOR(HEX2DEC([.S34]); HEX2DEC([.R30])); 16; 2)" office:value-type="string" office:string-value="60" calcext:value-type="string">
            <text:p>60</text:p>
          </table:table-cell>
          <table:table-cell table:style-name="ce28" table:formula="of:=BASE(BITXOR(HEX2DEC([.T34]); HEX2DEC([.S30])); 16; 2)" office:value-type="string" office:string-value="E6" calcext:value-type="string">
            <text:p>E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66" calcext:value-type="string">
            <text:p>66</text:p>
          </table:table-cell>
          <table:table-cell table:style-name="ce21" table:formula="of:=VLOOKUP([.O31]; [Tables.$A$2:.$B$257]; 2; 1)" office:value-type="string" office:string-value="DB" calcext:value-type="string">
            <text:p>DB</text:p>
          </table:table-cell>
          <table:table-cell table:style-name="ce21" table:formula="of:=VLOOKUP([.P31]; [Tables.$A$2:.$B$257]; 2; 1)" office:value-type="string" office:string-value="90" calcext:value-type="string">
            <text:p>90</text:p>
          </table:table-cell>
          <table:table-cell table:style-name="ce26" table:formula="of:=VLOOKUP([.Q31]; [Tables.$A$2:.$B$257]; 2; 1)" office:value-type="string" office:string-value="61" calcext:value-type="string">
            <text:p>61</text:p>
          </table:table-cell>
          <table:table-cell table:style-name="ce15" table:formula="of:=[.B35]" office:value-type="string" office:string-value="66" calcext:value-type="string">
            <text:p>66</text:p>
          </table:table-cell>
          <table:table-cell table:style-name="ce21" table:formula="of:=[.C35]" office:value-type="string" office:string-value="DB" calcext:value-type="string">
            <text:p>DB</text:p>
          </table:table-cell>
          <table:table-cell table:style-name="ce21" table:formula="of:=[.D35]" office:value-type="string" office:string-value="90" calcext:value-type="string">
            <text:p>90</text:p>
          </table:table-cell>
          <table:table-cell table:style-name="ce26" table:formula="of:=[.E35]" office:value-type="string" office:string-value="61" calcext:value-type="string">
            <text:p>61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54" calcext:value-type="string">
            <text:p>54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AA" calcext:value-type="string">
            <text:p>AA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1F" calcext:value-type="string">
            <text:p>1F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38" calcext:value-type="string">
            <text:p>38</text:p>
          </table:table-cell>
          <table:table-cell table:style-name="ce15" table:formula="of:=BASE(BITXOR(HEX2DEC([.J35]); HEX2DEC([.R35])); 16; 2)" office:value-type="string" office:string-value="F6" calcext:value-type="string">
            <text:p>F6</text:p>
          </table:table-cell>
          <table:table-cell table:style-name="ce21" table:formula="of:=BASE(BITXOR(HEX2DEC([.K35]); HEX2DEC([.S35])); 16; 2)" office:value-type="string" office:string-value="29" calcext:value-type="string">
            <text:p>29</text:p>
          </table:table-cell>
          <table:table-cell table:style-name="ce21" table:formula="of:=BASE(BITXOR(HEX2DEC([.L35]); HEX2DEC([.T35])); 16; 2)" office:value-type="string" office:string-value="38" calcext:value-type="string">
            <text:p>38</text:p>
          </table:table-cell>
          <table:table-cell table:style-name="ce26" table:formula="of:=BASE(BITXOR(HEX2DEC([.M35]); HEX2DEC([.U35])); 16; 2)" office:value-type="string" office:string-value="52" calcext:value-type="string">
            <text:p>52</text:p>
          </table:table-cell>
          <table:table-cell table:style-name="ce15" table:formula="of:=BASE(BITXOR(BITXOR(HEX2DEC(VLOOKUP([.U32]; [Tables.$A$2:.$B$257]; 2; 1)); HEX2DEC([.V35])); HEX2DEC([.T27])); 16; 2)" office:value-type="string" office:string-value="A2" calcext:value-type="string">
            <text:p>A2</text:p>
          </table:table-cell>
          <table:table-cell table:style-name="ce21" table:formula="of:=BASE(BITXOR(HEX2DEC([.R35]); HEX2DEC([.U27])); 16; 2)" office:value-type="string" office:string-value="83" calcext:value-type="string">
            <text:p>83</text:p>
          </table:table-cell>
          <table:table-cell table:style-name="ce21" table:formula="of:=BASE(BITXOR(HEX2DEC([.S35]); HEX2DEC([.R31])); 16; 2)" office:value-type="string" office:string-value="27" calcext:value-type="string">
            <text:p>27</text:p>
          </table:table-cell>
          <table:table-cell table:style-name="ce26" table:formula="of:=BASE(BITXOR(HEX2DEC([.T35]); HEX2DEC([.S31])); 16; 2)" office:value-type="string" office:string-value="6A" calcext:value-type="string">
            <text:p>6A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98" calcext:value-type="string">
            <text:p>98</text:p>
          </table:table-cell>
          <table:table-cell table:style-name="ce22" table:formula="of:=VLOOKUP([.O32]; [Tables.$A$2:.$B$257]; 2; 1)" office:value-type="string" office:string-value="3A" calcext:value-type="string">
            <text:p>3A</text:p>
          </table:table-cell>
          <table:table-cell table:style-name="ce22" table:formula="of:=VLOOKUP([.P32]; [Tables.$A$2:.$B$257]; 2; 1)" office:value-type="string" office:string-value="83" calcext:value-type="string">
            <text:p>83</text:p>
          </table:table-cell>
          <table:table-cell table:style-name="ce27" table:formula="of:=VLOOKUP([.Q32]; [Tables.$A$2:.$B$257]; 2; 1)" office:value-type="string" office:string-value="86" calcext:value-type="string">
            <text:p>86</text:p>
          </table:table-cell>
          <table:table-cell table:style-name="ce16" table:formula="of:=[.C36]" office:value-type="string" office:string-value="3A" calcext:value-type="string">
            <text:p>3A</text:p>
          </table:table-cell>
          <table:table-cell table:style-name="ce22" table:formula="of:=[.D36]" office:value-type="string" office:string-value="83" calcext:value-type="string">
            <text:p>83</text:p>
          </table:table-cell>
          <table:table-cell table:style-name="ce22" table:formula="of:=[.E36]" office:value-type="string" office:string-value="86" calcext:value-type="string">
            <text:p>86</text:p>
          </table:table-cell>
          <table:table-cell table:style-name="ce27" table:formula="of:=[.B36]" office:value-type="string" office:string-value="98" calcext:value-type="string">
            <text:p>98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B4" calcext:value-type="string">
            <text:p>B4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A9" calcext:value-type="string">
            <text:p>A9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46" calcext:value-type="string">
            <text:p>46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E5" calcext:value-type="string">
            <text:p>E5</text:p>
          </table:table-cell>
          <table:table-cell table:style-name="ce16" table:formula="of:=BASE(BITXOR(HEX2DEC([.J36]); HEX2DEC([.R36])); 16; 2)" office:value-type="string" office:string-value="EA" calcext:value-type="string">
            <text:p>EA</text:p>
          </table:table-cell>
          <table:table-cell table:style-name="ce22" table:formula="of:=BASE(BITXOR(HEX2DEC([.K36]); HEX2DEC([.S36])); 16; 2)" office:value-type="string" office:string-value="18" calcext:value-type="string">
            <text:p>18</text:p>
          </table:table-cell>
          <table:table-cell table:style-name="ce22" table:formula="of:=BASE(BITXOR(HEX2DEC([.L36]); HEX2DEC([.T36])); 16; 2)" office:value-type="string" office:string-value="BF" calcext:value-type="string">
            <text:p>BF</text:p>
          </table:table-cell>
          <table:table-cell table:style-name="ce27" table:formula="of:=BASE(BITXOR(HEX2DEC([.M36]); HEX2DEC([.U36])); 16; 2)" office:value-type="string" office:string-value="71" calcext:value-type="string">
            <text:p>71</text:p>
          </table:table-cell>
          <table:table-cell table:style-name="ce16" table:formula="of:=BASE(BITXOR(HEX2DEC(VLOOKUP([.U33]; [Tables.$A$2:.$B$257]; 2; 1)); HEX2DEC([.T28])); 16; 2)" office:value-type="string" office:string-value="5E" calcext:value-type="string">
            <text:p>5E</text:p>
          </table:table-cell>
          <table:table-cell table:style-name="ce22" table:formula="of:=BASE(BITXOR(HEX2DEC([.R36]); HEX2DEC([.U28])); 16; 2)" office:value-type="string" office:string-value="B1" calcext:value-type="string">
            <text:p>B1</text:p>
          </table:table-cell>
          <table:table-cell table:style-name="ce22" table:formula="of:=BASE(BITXOR(HEX2DEC([.S36]); HEX2DEC([.R32])); 16; 2)" office:value-type="string" office:string-value="F9" calcext:value-type="string">
            <text:p>F9</text:p>
          </table:table-cell>
          <table:table-cell table:style-name="ce27" table:formula="of:=BASE(BITXOR(HEX2DEC([.T36]); HEX2DEC([.S32])); 16; 2)" office:value-type="string" office:string-value="94" calcext:value-type="string">
            <text:p>94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3A" calcext:value-type="string">
            <text:p>3A</text:p>
          </table:table-cell>
          <table:table-cell table:style-name="ce22" table:formula="of:=VLOOKUP([.O33]; [Tables.$A$2:.$B$257]; 2; 1)" office:value-type="string" office:string-value="73" calcext:value-type="string">
            <text:p>73</text:p>
          </table:table-cell>
          <table:table-cell table:style-name="ce22" table:formula="of:=VLOOKUP([.P33]; [Tables.$A$2:.$B$257]; 2; 1)" office:value-type="string" office:string-value="38" calcext:value-type="string">
            <text:p>38</text:p>
          </table:table-cell>
          <table:table-cell table:style-name="ce27" table:formula="of:=VLOOKUP([.Q33]; [Tables.$A$2:.$B$257]; 2; 1)" office:value-type="string" office:string-value="7B" calcext:value-type="string">
            <text:p>7B</text:p>
          </table:table-cell>
          <table:table-cell table:style-name="ce16" table:formula="of:=[.D37]" office:value-type="string" office:string-value="38" calcext:value-type="string">
            <text:p>38</text:p>
          </table:table-cell>
          <table:table-cell table:style-name="ce22" table:formula="of:=[.E37]" office:value-type="string" office:string-value="7B" calcext:value-type="string">
            <text:p>7B</text:p>
          </table:table-cell>
          <table:table-cell table:style-name="ce22" table:formula="of:=[.B37]" office:value-type="string" office:string-value="3A" calcext:value-type="string">
            <text:p>3A</text:p>
          </table:table-cell>
          <table:table-cell table:style-name="ce27" table:formula="of:=[.C37]" office:value-type="string" office:string-value="73" calcext:value-type="string">
            <text:p>73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05" calcext:value-type="string">
            <text:p>05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93" calcext:value-type="string">
            <text:p>93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E8" calcext:value-type="string">
            <text:p>E8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51" calcext:value-type="string">
            <text:p>51</text:p>
          </table:table-cell>
          <table:table-cell table:style-name="ce16" table:formula="of:=BASE(BITXOR(HEX2DEC([.J37]); HEX2DEC([.R37])); 16; 2)" office:value-type="string" office:string-value="7B" calcext:value-type="string">
            <text:p>7B</text:p>
          </table:table-cell>
          <table:table-cell table:style-name="ce22" table:formula="of:=BASE(BITXOR(HEX2DEC([.K37]); HEX2DEC([.S37])); 16; 2)" office:value-type="string" office:string-value="5C" calcext:value-type="string">
            <text:p>5C</text:p>
          </table:table-cell>
          <table:table-cell table:style-name="ce22" table:formula="of:=BASE(BITXOR(HEX2DEC([.L37]); HEX2DEC([.T37])); 16; 2)" office:value-type="string" office:string-value="D1" calcext:value-type="string">
            <text:p>D1</text:p>
          </table:table-cell>
          <table:table-cell table:style-name="ce27" table:formula="of:=BASE(BITXOR(HEX2DEC([.M37]); HEX2DEC([.U37])); 16; 2)" office:value-type="string" office:string-value="A6" calcext:value-type="string">
            <text:p>A6</text:p>
          </table:table-cell>
          <table:table-cell table:style-name="ce16" table:formula="of:=BASE(BITXOR(HEX2DEC(VLOOKUP([.U34]; [Tables.$A$2:.$B$257]; 2; 1)); HEX2DEC([.T29])); 16; 2)" office:value-type="string" office:string-value="7E" calcext:value-type="string">
            <text:p>7E</text:p>
          </table:table-cell>
          <table:table-cell table:style-name="ce22" table:formula="of:=BASE(BITXOR(HEX2DEC([.R37]); HEX2DEC([.U29])); 16; 2)" office:value-type="string" office:string-value="CF" calcext:value-type="string">
            <text:p>CF</text:p>
          </table:table-cell>
          <table:table-cell table:style-name="ce22" table:formula="of:=BASE(BITXOR(HEX2DEC([.S37]); HEX2DEC([.R33])); 16; 2)" office:value-type="string" office:string-value="39" calcext:value-type="string">
            <text:p>39</text:p>
          </table:table-cell>
          <table:table-cell table:style-name="ce27" table:formula="of:=BASE(BITXOR(HEX2DEC([.T37]); HEX2DEC([.S33])); 16; 2)" office:value-type="string" office:string-value="F7" calcext:value-type="string">
            <text:p>F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E2" calcext:value-type="string">
            <text:p>E2</text:p>
          </table:table-cell>
          <table:table-cell table:style-name="ce23" table:formula="of:=VLOOKUP([.O34]; [Tables.$A$2:.$B$257]; 2; 1)" office:value-type="string" office:string-value="8F" calcext:value-type="string">
            <text:p>8F</text:p>
          </table:table-cell>
          <table:table-cell table:style-name="ce23" table:formula="of:=VLOOKUP([.P34]; [Tables.$A$2:.$B$257]; 2; 1)" office:value-type="string" office:string-value="3A" calcext:value-type="string">
            <text:p>3A</text:p>
          </table:table-cell>
          <table:table-cell table:style-name="ce28" table:formula="of:=VLOOKUP([.Q34]; [Tables.$A$2:.$B$257]; 2; 1)" office:value-type="string" office:string-value="EE" calcext:value-type="string">
            <text:p>EE</text:p>
          </table:table-cell>
          <table:table-cell table:style-name="ce17" table:formula="of:=[.E38]" office:value-type="string" office:string-value="EE" calcext:value-type="string">
            <text:p>EE</text:p>
          </table:table-cell>
          <table:table-cell table:style-name="ce23" table:formula="of:=[.B38]" office:value-type="string" office:string-value="E2" calcext:value-type="string">
            <text:p>E2</text:p>
          </table:table-cell>
          <table:table-cell table:style-name="ce23" table:formula="of:=[.C38]" office:value-type="string" office:string-value="8F" calcext:value-type="string">
            <text:p>8F</text:p>
          </table:table-cell>
          <table:table-cell table:style-name="ce28" table:formula="of:=[.D38]" office:value-type="string" office:string-value="3A" calcext:value-type="string">
            <text:p>3A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6F" calcext:value-type="string">
            <text:p>6F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51" calcext:value-type="string">
            <text:p>51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12" calcext:value-type="string">
            <text:p>12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3C" calcext:value-type="string">
            <text:p>3C</text:p>
          </table:table-cell>
          <table:table-cell table:style-name="ce17" table:formula="of:=BASE(BITXOR(HEX2DEC([.J38]); HEX2DEC([.R38])); 16; 2)" office:value-type="string" office:string-value="BA" calcext:value-type="string">
            <text:p>BA</text:p>
          </table:table-cell>
          <table:table-cell table:style-name="ce23" table:formula="of:=BASE(BITXOR(HEX2DEC([.K38]); HEX2DEC([.S38])); 16; 2)" office:value-type="string" office:string-value="CB" calcext:value-type="string">
            <text:p>CB</text:p>
          </table:table-cell>
          <table:table-cell table:style-name="ce23" table:formula="of:=BASE(BITXOR(HEX2DEC([.L38]); HEX2DEC([.T38])); 16; 2)" office:value-type="string" office:string-value="51" calcext:value-type="string">
            <text:p>51</text:p>
          </table:table-cell>
          <table:table-cell table:style-name="ce28" table:formula="of:=BASE(BITXOR(HEX2DEC([.M38]); HEX2DEC([.U38])); 16; 2)" office:value-type="string" office:string-value="5B" calcext:value-type="string">
            <text:p>5B</text:p>
          </table:table-cell>
          <table:table-cell table:style-name="ce17" table:formula="of:=BASE(BITXOR(HEX2DEC(VLOOKUP([.U31]; [Tables.$A$2:.$B$257]; 2; 1)); HEX2DEC([.T30])); 16; 2)" office:value-type="string" office:string-value="D5" calcext:value-type="string">
            <text:p>D5</text:p>
          </table:table-cell>
          <table:table-cell table:style-name="ce23" table:formula="of:=BASE(BITXOR(HEX2DEC([.R38]); HEX2DEC([.U30])); 16; 2)" office:value-type="string" office:string-value="9A" calcext:value-type="string">
            <text:p>9A</text:p>
          </table:table-cell>
          <table:table-cell table:style-name="ce23" table:formula="of:=BASE(BITXOR(HEX2DEC([.S38]); HEX2DEC([.R34])); 16; 2)" office:value-type="string" office:string-value="43" calcext:value-type="string">
            <text:p>43</text:p>
          </table:table-cell>
          <table:table-cell table:style-name="ce28" table:formula="of:=BASE(BITXOR(HEX2DEC([.T38]); HEX2DEC([.S34])); 16; 2)" office:value-type="string" office:string-value="67" calcext:value-type="string">
            <text:p>67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42" calcext:value-type="string">
            <text:p>42</text:p>
          </table:table-cell>
          <table:table-cell table:style-name="ce21" table:formula="of:=VLOOKUP([.O35]; [Tables.$A$2:.$B$257]; 2; 1)" office:value-type="string" office:string-value="A5" calcext:value-type="string">
            <text:p>A5</text:p>
          </table:table-cell>
          <table:table-cell table:style-name="ce21" table:formula="of:=VLOOKUP([.P35]; [Tables.$A$2:.$B$257]; 2; 1)" office:value-type="string" office:string-value="07" calcext:value-type="string">
            <text:p>07</text:p>
          </table:table-cell>
          <table:table-cell table:style-name="ce26" table:formula="of:=VLOOKUP([.Q35]; [Tables.$A$2:.$B$257]; 2; 1)" office:value-type="string" office:string-value="00" calcext:value-type="string">
            <text:p>00</text:p>
          </table:table-cell>
          <table:table-cell table:style-name="ce15" table:formula="of:=[.B39]" office:value-type="string" office:string-value="42" calcext:value-type="string">
            <text:p>42</text:p>
          </table:table-cell>
          <table:table-cell table:style-name="ce21" table:formula="of:=[.C39]" office:value-type="string" office:string-value="A5" calcext:value-type="string">
            <text:p>A5</text:p>
          </table:table-cell>
          <table:table-cell table:style-name="ce21" table:formula="of:=[.D39]" office:value-type="string" office:string-value="07" calcext:value-type="string">
            <text:p>07</text:p>
          </table:table-cell>
          <table:table-cell table:style-name="ce26" table:formula="of:=[.E39]" office:value-type="string" office:string-value="00" calcext:value-type="string">
            <text:p>00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6F" calcext:value-type="string">
            <text:p>6F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99" calcext:value-type="string">
            <text:p>99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CE" calcext:value-type="string">
            <text:p>CE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09" calcext:value-type="string">
            <text:p>09</text:p>
          </table:table-cell>
          <table:table-cell table:style-name="ce15" table:formula="of:=BASE(BITXOR(HEX2DEC([.J39]); HEX2DEC([.R39])); 16; 2)" office:value-type="string" office:string-value="AF" calcext:value-type="string">
            <text:p>AF</text:p>
          </table:table-cell>
          <table:table-cell table:style-name="ce21" table:formula="of:=BASE(BITXOR(HEX2DEC([.K39]); HEX2DEC([.S39])); 16; 2)" office:value-type="string" office:string-value="48" calcext:value-type="string">
            <text:p>48</text:p>
          </table:table-cell>
          <table:table-cell table:style-name="ce21" table:formula="of:=BASE(BITXOR(HEX2DEC([.L39]); HEX2DEC([.T39])); 16; 2)" office:value-type="string" office:string-value="22" calcext:value-type="string">
            <text:p>22</text:p>
          </table:table-cell>
          <table:table-cell table:style-name="ce26" table:formula="of:=BASE(BITXOR(HEX2DEC([.M39]); HEX2DEC([.U39])); 16; 2)" office:value-type="string" office:string-value="66" calcext:value-type="string">
            <text:p>66</text:p>
          </table:table-cell>
          <table:table-cell table:style-name="ce15" table:formula="of:=BASE(BITXOR(HEX2DEC([.U35]); HEX2DEC([.T31])); 16; 2)" office:value-type="string" office:string-value="C0" calcext:value-type="string">
            <text:p>C0</text:p>
          </table:table-cell>
          <table:table-cell table:style-name="ce21" table:formula="of:=BASE(BITXOR(HEX2DEC([.R39]); HEX2DEC([.U31])); 16; 2)" office:value-type="string" office:string-value="D1" calcext:value-type="string">
            <text:p>D1</text:p>
          </table:table-cell>
          <table:table-cell table:style-name="ce21" table:formula="of:=BASE(BITXOR(BITXOR(HEX2DEC(VLOOKUP([.S40]; [Tables.$A$2:.$B$257]; 2; 1)); HEX2DEC([.X39])); HEX2DEC([.R35])); 16; 2)" office:value-type="string" office:string-value="EC" calcext:value-type="string">
            <text:p>EC</text:p>
          </table:table-cell>
          <table:table-cell table:style-name="ce26" table:formula="of:=BASE(BITXOR(HEX2DEC([.T39]); HEX2DEC([.S35])); 16; 2)" office:value-type="string" office:string-value="6F" calcext:value-type="string">
            <text:p>6F</text:p>
          </table:table-cell>
          <table:table-cell table:style-name="ce45" table:number-columns-repeated="2"/>
          <table:table-cell table:style-name="ce45" office:value-type="string" calcext:value-type="string">
            <text:p>10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87" calcext:value-type="string">
            <text:p>87</text:p>
          </table:table-cell>
          <table:table-cell table:style-name="ce22" table:formula="of:=VLOOKUP([.O36]; [Tables.$A$2:.$B$257]; 2; 1)" office:value-type="string" office:string-value="AD" calcext:value-type="string">
            <text:p>AD</text:p>
          </table:table-cell>
          <table:table-cell table:style-name="ce22" table:formula="of:=VLOOKUP([.P36]; [Tables.$A$2:.$B$257]; 2; 1)" office:value-type="string" office:string-value="08" calcext:value-type="string">
            <text:p>08</text:p>
          </table:table-cell>
          <table:table-cell table:style-name="ce27" table:formula="of:=VLOOKUP([.Q36]; [Tables.$A$2:.$B$257]; 2; 1)" office:value-type="string" office:string-value="A3" calcext:value-type="string">
            <text:p>A3</text:p>
          </table:table-cell>
          <table:table-cell table:style-name="ce16" table:formula="of:=[.C40]" office:value-type="string" office:string-value="AD" calcext:value-type="string">
            <text:p>AD</text:p>
          </table:table-cell>
          <table:table-cell table:style-name="ce22" table:formula="of:=[.D40]" office:value-type="string" office:string-value="08" calcext:value-type="string">
            <text:p>08</text:p>
          </table:table-cell>
          <table:table-cell table:style-name="ce22" table:formula="of:=[.E40]" office:value-type="string" office:string-value="A3" calcext:value-type="string">
            <text:p>A3</text:p>
          </table:table-cell>
          <table:table-cell table:style-name="ce27" table:formula="of:=[.B40]" office:value-type="string" office:string-value="87" calcext:value-type="string">
            <text:p>87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78" calcext:value-type="string">
            <text:p>78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2D" calcext:value-type="string">
            <text:p>2D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26" calcext:value-type="string">
            <text:p>26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1A" calcext:value-type="string">
            <text:p>1A</text:p>
          </table:table-cell>
          <table:table-cell table:style-name="ce16" table:formula="of:=BASE(BITXOR(HEX2DEC([.J40]); HEX2DEC([.R40])); 16; 2)" office:value-type="string" office:string-value="DE" calcext:value-type="string">
            <text:p>DE</text:p>
          </table:table-cell>
          <table:table-cell table:style-name="ce22" table:formula="of:=BASE(BITXOR(HEX2DEC([.K40]); HEX2DEC([.S40])); 16; 2)" office:value-type="string" office:string-value="B0" calcext:value-type="string">
            <text:p>B0</text:p>
          </table:table-cell>
          <table:table-cell table:style-name="ce22" table:formula="of:=BASE(BITXOR(HEX2DEC([.L40]); HEX2DEC([.T40])); 16; 2)" office:value-type="string" office:string-value="31" calcext:value-type="string">
            <text:p>31</text:p>
          </table:table-cell>
          <table:table-cell table:style-name="ce27" table:formula="of:=BASE(BITXOR(HEX2DEC([.M40]); HEX2DEC([.U40])); 16; 2)" office:value-type="string" office:string-value="BC" calcext:value-type="string">
            <text:p>BC</text:p>
          </table:table-cell>
          <table:table-cell table:style-name="ce16" table:formula="of:=BASE(BITXOR(HEX2DEC([.U36]); HEX2DEC([.T32])); 16; 2)" office:value-type="string" office:string-value="A6" calcext:value-type="string">
            <text:p>A6</text:p>
          </table:table-cell>
          <table:table-cell table:style-name="ce22" table:formula="of:=BASE(BITXOR(HEX2DEC([.R40]); HEX2DEC([.U32])); 16; 2)" office:value-type="string" office:string-value="9D" calcext:value-type="string">
            <text:p>9D</text:p>
          </table:table-cell>
          <table:table-cell table:style-name="ce22" table:formula="of:=BASE(BITXOR(HEX2DEC(VLOOKUP([.S41]; [Tables.$A$2:.$B$257]; 2; 1)); HEX2DEC([.R36])); 16; 2)" office:value-type="string" office:string-value="17" calcext:value-type="string">
            <text:p>17</text:p>
          </table:table-cell>
          <table:table-cell table:style-name="ce27" table:formula="of:=BASE(BITXOR(HEX2DEC([.T40]); HEX2DEC([.S36])); 16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21" calcext:value-type="string">
            <text:p>21</text:p>
          </table:table-cell>
          <table:table-cell table:style-name="ce22" table:formula="of:=VLOOKUP([.O37]; [Tables.$A$2:.$B$257]; 2; 1)" office:value-type="string" office:string-value="4A" calcext:value-type="string">
            <text:p>4A</text:p>
          </table:table-cell>
          <table:table-cell table:style-name="ce22" table:formula="of:=VLOOKUP([.P37]; [Tables.$A$2:.$B$257]; 2; 1)" office:value-type="string" office:string-value="3E" calcext:value-type="string">
            <text:p>3E</text:p>
          </table:table-cell>
          <table:table-cell table:style-name="ce27" table:formula="of:=VLOOKUP([.Q37]; [Tables.$A$2:.$B$257]; 2; 1)" office:value-type="string" office:string-value="24" calcext:value-type="string">
            <text:p>24</text:p>
          </table:table-cell>
          <table:table-cell table:style-name="ce16" table:formula="of:=[.D41]" office:value-type="string" office:string-value="3E" calcext:value-type="string">
            <text:p>3E</text:p>
          </table:table-cell>
          <table:table-cell table:style-name="ce22" table:formula="of:=[.E41]" office:value-type="string" office:string-value="24" calcext:value-type="string">
            <text:p>24</text:p>
          </table:table-cell>
          <table:table-cell table:style-name="ce22" table:formula="of:=[.B41]" office:value-type="string" office:string-value="21" calcext:value-type="string">
            <text:p>21</text:p>
          </table:table-cell>
          <table:table-cell table:style-name="ce27" table:formula="of:=[.C41]" office:value-type="string" office:string-value="4A" calcext:value-type="string">
            <text:p>4A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D8" calcext:value-type="string">
            <text:p>D8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E2" calcext:value-type="string">
            <text:p>E2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C7" calcext:value-type="string">
            <text:p>C7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7B" calcext:value-type="string">
            <text:p>7B</text:p>
          </table:table-cell>
          <table:table-cell table:style-name="ce16" table:formula="of:=BASE(BITXOR(HEX2DEC([.J41]); HEX2DEC([.R41])); 16; 2)" office:value-type="string" office:string-value="4C" calcext:value-type="string">
            <text:p>4C</text:p>
          </table:table-cell>
          <table:table-cell table:style-name="ce22" table:formula="of:=BASE(BITXOR(HEX2DEC([.K41]); HEX2DEC([.S41])); 16; 2)" office:value-type="string" office:string-value="46" calcext:value-type="string">
            <text:p>46</text:p>
          </table:table-cell>
          <table:table-cell table:style-name="ce22" table:formula="of:=BASE(BITXOR(HEX2DEC([.L41]); HEX2DEC([.T41])); 16; 2)" office:value-type="string" office:string-value="41" calcext:value-type="string">
            <text:p>41</text:p>
          </table:table-cell>
          <table:table-cell table:style-name="ce27" table:formula="of:=BASE(BITXOR(HEX2DEC([.M41]); HEX2DEC([.U41])); 16; 2)" office:value-type="string" office:string-value="32" calcext:value-type="string">
            <text:p>32</text:p>
          </table:table-cell>
          <table:table-cell table:style-name="ce16" table:formula="of:=BASE(BITXOR(HEX2DEC([.U37]); HEX2DEC([.T33])); 16; 2)" office:value-type="string" office:string-value="94" calcext:value-type="string">
            <text:p>94</text:p>
          </table:table-cell>
          <table:table-cell table:style-name="ce22" table:formula="of:=BASE(BITXOR(HEX2DEC([.R41]); HEX2DEC([.U33])); 16; 2)" office:value-type="string" office:string-value="A4" calcext:value-type="string">
            <text:p>A4</text:p>
          </table:table-cell>
          <table:table-cell table:style-name="ce22" table:formula="of:=BASE(BITXOR(HEX2DEC(VLOOKUP([.S42]; [Tables.$A$2:.$B$257]; 2; 1)); HEX2DEC([.R37])); 16; 2)" office:value-type="string" office:string-value="86" calcext:value-type="string">
            <text:p>86</text:p>
          </table:table-cell>
          <table:table-cell table:style-name="ce27" table:formula="of:=BASE(BITXOR(HEX2DEC([.T41]); HEX2DEC([.S37])); 16; 2)" office:value-type="string" office:string-value="49" calcext:value-type="string">
            <text:p>4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F4" calcext:value-type="string">
            <text:p>F4</text:p>
          </table:table-cell>
          <table:table-cell table:style-name="ce23" table:formula="of:=VLOOKUP([.O38]; [Tables.$A$2:.$B$257]; 2; 1)" office:value-type="string" office:string-value="1F" calcext:value-type="string">
            <text:p>1F</text:p>
          </table:table-cell>
          <table:table-cell table:style-name="ce23" table:formula="of:=VLOOKUP([.P38]; [Tables.$A$2:.$B$257]; 2; 1)" office:value-type="string" office:string-value="D1" calcext:value-type="string">
            <text:p>D1</text:p>
          </table:table-cell>
          <table:table-cell table:style-name="ce28" table:formula="of:=VLOOKUP([.Q38]; [Tables.$A$2:.$B$257]; 2; 1)" office:value-type="string" office:string-value="39" calcext:value-type="string">
            <text:p>39</text:p>
          </table:table-cell>
          <table:table-cell table:style-name="ce17" table:formula="of:=[.E42]" office:value-type="string" office:string-value="39" calcext:value-type="string">
            <text:p>39</text:p>
          </table:table-cell>
          <table:table-cell table:style-name="ce23" table:formula="of:=[.B42]" office:value-type="string" office:string-value="F4" calcext:value-type="string">
            <text:p>F4</text:p>
          </table:table-cell>
          <table:table-cell table:style-name="ce23" table:formula="of:=[.C42]" office:value-type="string" office:string-value="1F" calcext:value-type="string">
            <text:p>1F</text:p>
          </table:table-cell>
          <table:table-cell table:style-name="ce28" table:formula="of:=[.D42]" office:value-type="string" office:string-value="D1" calcext:value-type="string">
            <text:p>D1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27" calcext:value-type="string">
            <text:p>27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2B" calcext:value-type="string">
            <text:p>2B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B5" calcext:value-type="string">
            <text:p>B5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74" calcext:value-type="string">
            <text:p>74</text:p>
          </table:table-cell>
          <table:table-cell table:style-name="ce17" table:formula="of:=BASE(BITXOR(HEX2DEC([.J42]); HEX2DEC([.R42])); 16; 2)" office:value-type="string" office:string-value="20" calcext:value-type="string">
            <text:p>20</text:p>
          </table:table-cell>
          <table:table-cell table:style-name="ce23" table:formula="of:=BASE(BITXOR(HEX2DEC([.K42]); HEX2DEC([.S42])); 16; 2)" office:value-type="string" office:string-value="CA" calcext:value-type="string">
            <text:p>CA</text:p>
          </table:table-cell>
          <table:table-cell table:style-name="ce23" table:formula="of:=BASE(BITXOR(HEX2DEC([.L42]); HEX2DEC([.T42])); 16; 2)" office:value-type="string" office:string-value="5E" calcext:value-type="string">
            <text:p>5E</text:p>
          </table:table-cell>
          <table:table-cell table:style-name="ce28" table:formula="of:=BASE(BITXOR(HEX2DEC([.M42]); HEX2DEC([.U42])); 16; 2)" office:value-type="string" office:string-value="05" calcext:value-type="string">
            <text:p>05</text:p>
          </table:table-cell>
          <table:table-cell table:style-name="ce17" table:formula="of:=BASE(BITXOR(HEX2DEC([.U38]); HEX2DEC([.T34])); 16; 2)" office:value-type="string" office:string-value="07" calcext:value-type="string">
            <text:p>07</text:p>
          </table:table-cell>
          <table:table-cell table:style-name="ce23" table:formula="of:=BASE(BITXOR(HEX2DEC([.R42]); HEX2DEC([.U34])); 16; 2)" office:value-type="string" office:string-value="E1" calcext:value-type="string">
            <text:p>E1</text:p>
          </table:table-cell>
          <table:table-cell table:style-name="ce23" table:formula="of:=BASE(BITXOR(HEX2DEC(VLOOKUP([.S39]; [Tables.$A$2:.$B$257]; 2; 1)); HEX2DEC([.R38])); 16; 2)" office:value-type="string" office:string-value="EB" calcext:value-type="string">
            <text:p>EB</text:p>
          </table:table-cell>
          <table:table-cell table:style-name="ce28" table:formula="of:=BASE(BITXOR(HEX2DEC([.T42]); HEX2DEC([.S38])); 16; 2)" office:value-type="string" office:string-value="71" calcext:value-type="string">
            <text:p>71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79" calcext:value-type="string">
            <text:p>79</text:p>
          </table:table-cell>
          <table:table-cell table:style-name="ce21" table:formula="of:=VLOOKUP([.O39]; [Tables.$A$2:.$B$257]; 2; 1)" office:value-type="string" office:string-value="52" calcext:value-type="string">
            <text:p>52</text:p>
          </table:table-cell>
          <table:table-cell table:style-name="ce21" table:formula="of:=VLOOKUP([.P39]; [Tables.$A$2:.$B$257]; 2; 1)" office:value-type="string" office:string-value="93" calcext:value-type="string">
            <text:p>93</text:p>
          </table:table-cell>
          <table:table-cell table:style-name="ce26" table:formula="of:=VLOOKUP([.Q39]; [Tables.$A$2:.$B$257]; 2; 1)" office:value-type="string" office:string-value="33" calcext:value-type="string">
            <text:p>33</text:p>
          </table:table-cell>
          <table:table-cell table:style-name="ce15" table:formula="of:=[.B43]" office:value-type="string" office:string-value="79" calcext:value-type="string">
            <text:p>79</text:p>
          </table:table-cell>
          <table:table-cell table:style-name="ce21" table:formula="of:=[.C43]" office:value-type="string" office:string-value="52" calcext:value-type="string">
            <text:p>52</text:p>
          </table:table-cell>
          <table:table-cell table:style-name="ce21" table:formula="of:=[.D43]" office:value-type="string" office:string-value="93" calcext:value-type="string">
            <text:p>93</text:p>
          </table:table-cell>
          <table:table-cell table:style-name="ce26" table:formula="of:=[.E43]" office:value-type="string" office:string-value="33" calcext:value-type="string">
            <text:p>33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28" calcext:value-type="string">
            <text:p>28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62" calcext:value-type="string">
            <text:p>62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CF" calcext:value-type="string">
            <text:p>CF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43" calcext:value-type="string">
            <text:p>43</text:p>
          </table:table-cell>
          <table:table-cell table:style-name="ce15" table:formula="of:=BASE(BITXOR(HEX2DEC([.J43]); HEX2DEC([.R43])); 16; 2)" office:value-type="string" office:string-value="60" calcext:value-type="string">
            <text:p>60</text:p>
          </table:table-cell>
          <table:table-cell table:style-name="ce21" table:formula="of:=BASE(BITXOR(HEX2DEC([.K43]); HEX2DEC([.S43])); 16; 2)" office:value-type="string" office:string-value="40" calcext:value-type="string">
            <text:p>40</text:p>
          </table:table-cell>
          <table:table-cell table:style-name="ce21" table:formula="of:=BASE(BITXOR(HEX2DEC([.L43]); HEX2DEC([.T43])); 16; 2)" office:value-type="string" office:string-value="2D" calcext:value-type="string">
            <text:p>2D</text:p>
          </table:table-cell>
          <table:table-cell table:style-name="ce26" table:formula="of:=BASE(BITXOR(HEX2DEC([.M43]); HEX2DEC([.U43])); 16; 2)" office:value-type="string" office:string-value="70" calcext:value-type="string">
            <text:p>70</text:p>
          </table:table-cell>
          <table:table-cell table:style-name="ce15" table:formula="of:=BASE(BITXOR(HEX2DEC([.U39]); HEX2DEC([.T35])); 16; 2)" office:value-type="string" office:string-value="48" calcext:value-type="string">
            <text:p>48</text:p>
          </table:table-cell>
          <table:table-cell table:style-name="ce21" table:formula="of:=BASE(BITXOR(HEX2DEC([.R43]); HEX2DEC([.U35])); 16; 2)" office:value-type="string" office:string-value="22" calcext:value-type="string">
            <text:p>22</text:p>
          </table:table-cell>
          <table:table-cell table:style-name="ce21" table:formula="of:=BASE(BITXOR(HEX2DEC([.S43]); HEX2DEC([.R39])); 16; 2)" office:value-type="string" office:string-value="E2" calcext:value-type="string">
            <text:p>E2</text:p>
          </table:table-cell>
          <table:table-cell table:style-name="ce26" table:formula="of:=BASE(BITXOR(HEX2DEC([.T43]); HEX2DEC([.S39])); 16; 2)" office:value-type="string" office:string-value="33" calcext:value-type="string">
            <text:p>33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1D" calcext:value-type="string">
            <text:p>1D</text:p>
          </table:table-cell>
          <table:table-cell table:style-name="ce22" table:formula="of:=VLOOKUP([.O40]; [Tables.$A$2:.$B$257]; 2; 1)" office:value-type="string" office:string-value="E7" calcext:value-type="string">
            <text:p>E7</text:p>
          </table:table-cell>
          <table:table-cell table:style-name="ce22" table:formula="of:=VLOOKUP([.P40]; [Tables.$A$2:.$B$257]; 2; 1)" office:value-type="string" office:string-value="C7" calcext:value-type="string">
            <text:p>C7</text:p>
          </table:table-cell>
          <table:table-cell table:style-name="ce27" table:formula="of:=VLOOKUP([.Q40]; [Tables.$A$2:.$B$257]; 2; 1)" office:value-type="string" office:string-value="65" calcext:value-type="string">
            <text:p>65</text:p>
          </table:table-cell>
          <table:table-cell table:style-name="ce16" table:formula="of:=[.C44]" office:value-type="string" office:string-value="E7" calcext:value-type="string">
            <text:p>E7</text:p>
          </table:table-cell>
          <table:table-cell table:style-name="ce22" table:formula="of:=[.D44]" office:value-type="string" office:string-value="C7" calcext:value-type="string">
            <text:p>C7</text:p>
          </table:table-cell>
          <table:table-cell table:style-name="ce22" table:formula="of:=[.E44]" office:value-type="string" office:string-value="65" calcext:value-type="string">
            <text:p>65</text:p>
          </table:table-cell>
          <table:table-cell table:style-name="ce27" table:formula="of:=[.B44]" office:value-type="string" office:string-value="1D" calcext:value-type="string">
            <text:p>1D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59" calcext:value-type="string">
            <text:p>59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15" calcext:value-type="string">
            <text:p>15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56" calcext:value-type="string">
            <text:p>56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BF" calcext:value-type="string">
            <text:p>BF</text:p>
          </table:table-cell>
          <table:table-cell table:style-name="ce16" table:formula="of:=BASE(BITXOR(HEX2DEC([.J44]); HEX2DEC([.R44])); 16; 2)" office:value-type="string" office:string-value="06" calcext:value-type="string">
            <text:p>06</text:p>
          </table:table-cell>
          <table:table-cell table:style-name="ce22" table:formula="of:=BASE(BITXOR(HEX2DEC([.K44]); HEX2DEC([.S44])); 16; 2)" office:value-type="string" office:string-value="DE" calcext:value-type="string">
            <text:p>DE</text:p>
          </table:table-cell>
          <table:table-cell table:style-name="ce22" table:formula="of:=BASE(BITXOR(HEX2DEC([.L44]); HEX2DEC([.T44])); 16; 2)" office:value-type="string" office:string-value="3B" calcext:value-type="string">
            <text:p>3B</text:p>
          </table:table-cell>
          <table:table-cell table:style-name="ce27" table:formula="of:=BASE(BITXOR(HEX2DEC([.M44]); HEX2DEC([.U44])); 16; 2)" office:value-type="string" office:string-value="4F" calcext:value-type="string">
            <text:p>4F</text:p>
          </table:table-cell>
          <table:table-cell table:style-name="ce16" table:formula="of:=BASE(BITXOR(HEX2DEC([.U40]); HEX2DEC([.T36])); 16; 2)" office:value-type="string" office:string-value="5F" calcext:value-type="string">
            <text:p>5F</text:p>
          </table:table-cell>
          <table:table-cell table:style-name="ce22" table:formula="of:=BASE(BITXOR(HEX2DEC([.R44]); HEX2DEC([.U36])); 16; 2)" office:value-type="string" office:string-value="CB" calcext:value-type="string">
            <text:p>CB</text:p>
          </table:table-cell>
          <table:table-cell table:style-name="ce22" table:formula="of:=BASE(BITXOR(HEX2DEC([.S44]); HEX2DEC([.R40])); 16; 2)" office:value-type="string" office:string-value="6D" calcext:value-type="string">
            <text:p>6D</text:p>
          </table:table-cell>
          <table:table-cell table:style-name="ce27" table:formula="of:=BASE(BITXOR(HEX2DEC([.T44]); HEX2DEC([.S40])); 16; 2)" office:value-type="string" office:string-value="F0" calcext:value-type="string">
            <text:p>F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29" calcext:value-type="string">
            <text:p>29</text:p>
          </table:table-cell>
          <table:table-cell table:style-name="ce22" table:formula="of:=VLOOKUP([.O41]; [Tables.$A$2:.$B$257]; 2; 1)" office:value-type="string" office:string-value="5A" calcext:value-type="string">
            <text:p>5A</text:p>
          </table:table-cell>
          <table:table-cell table:style-name="ce22" table:formula="of:=VLOOKUP([.P41]; [Tables.$A$2:.$B$257]; 2; 1)" office:value-type="string" office:string-value="83" calcext:value-type="string">
            <text:p>83</text:p>
          </table:table-cell>
          <table:table-cell table:style-name="ce27" table:formula="of:=VLOOKUP([.Q41]; [Tables.$A$2:.$B$257]; 2; 1)" office:value-type="string" office:string-value="23" calcext:value-type="string">
            <text:p>23</text:p>
          </table:table-cell>
          <table:table-cell table:style-name="ce16" table:formula="of:=[.D45]" office:value-type="string" office:string-value="83" calcext:value-type="string">
            <text:p>83</text:p>
          </table:table-cell>
          <table:table-cell table:style-name="ce22" table:formula="of:=[.E45]" office:value-type="string" office:string-value="23" calcext:value-type="string">
            <text:p>23</text:p>
          </table:table-cell>
          <table:table-cell table:style-name="ce22" table:formula="of:=[.B45]" office:value-type="string" office:string-value="29" calcext:value-type="string">
            <text:p>29</text:p>
          </table:table-cell>
          <table:table-cell table:style-name="ce27" table:formula="of:=[.C45]" office:value-type="string" office:string-value="5A" calcext:value-type="string">
            <text:p>5A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3E" calcext:value-type="string">
            <text:p>3E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11" calcext:value-type="string">
            <text:p>11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38" calcext:value-type="string">
            <text:p>38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72" calcext:value-type="string">
            <text:p>72</text:p>
          </table:table-cell>
          <table:table-cell table:style-name="ce16" table:formula="of:=BASE(BITXOR(HEX2DEC([.J45]); HEX2DEC([.R45])); 16; 2)" office:value-type="string" office:string-value="4E" calcext:value-type="string">
            <text:p>4E</text:p>
          </table:table-cell>
          <table:table-cell table:style-name="ce22" table:formula="of:=BASE(BITXOR(HEX2DEC([.K45]); HEX2DEC([.S45])); 16; 2)" office:value-type="string" office:string-value="96" calcext:value-type="string">
            <text:p>96</text:p>
          </table:table-cell>
          <table:table-cell table:style-name="ce22" table:formula="of:=BASE(BITXOR(HEX2DEC([.L45]); HEX2DEC([.T45])); 16; 2)" office:value-type="string" office:string-value="2B" calcext:value-type="string">
            <text:p>2B</text:p>
          </table:table-cell>
          <table:table-cell table:style-name="ce27" table:formula="of:=BASE(BITXOR(HEX2DEC([.M45]); HEX2DEC([.U45])); 16; 2)" office:value-type="string" office:string-value="C5" calcext:value-type="string">
            <text:p>C5</text:p>
          </table:table-cell>
          <table:table-cell table:style-name="ce16" table:formula="of:=BASE(BITXOR(HEX2DEC([.U41]); HEX2DEC([.T37])); 16; 2)" office:value-type="string" office:string-value="70" calcext:value-type="string">
            <text:p>70</text:p>
          </table:table-cell>
          <table:table-cell table:style-name="ce22" table:formula="of:=BASE(BITXOR(HEX2DEC([.R45]); HEX2DEC([.U37])); 16; 2)" office:value-type="string" office:string-value="87" calcext:value-type="string">
            <text:p>87</text:p>
          </table:table-cell>
          <table:table-cell table:style-name="ce22" table:formula="of:=BASE(BITXOR(HEX2DEC([.S45]); HEX2DEC([.R41])); 16; 2)" office:value-type="string" office:string-value="13" calcext:value-type="string">
            <text:p>13</text:p>
          </table:table-cell>
          <table:table-cell table:style-name="ce27" table:formula="of:=BASE(BITXOR(HEX2DEC([.T45]); HEX2DEC([.S41])); 16; 2)" office:value-type="string" office:string-value="B7" calcext:value-type="string">
            <text:p>B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B7" calcext:value-type="string">
            <text:p>B7</text:p>
          </table:table-cell>
          <table:table-cell table:style-name="ce23" table:formula="of:=VLOOKUP([.O42]; [Tables.$A$2:.$B$257]; 2; 1)" office:value-type="string" office:string-value="74" calcext:value-type="string">
            <text:p>74</text:p>
          </table:table-cell>
          <table:table-cell table:style-name="ce23" table:formula="of:=VLOOKUP([.P42]; [Tables.$A$2:.$B$257]; 2; 1)" office:value-type="string" office:string-value="58" calcext:value-type="string">
            <text:p>58</text:p>
          </table:table-cell>
          <table:table-cell table:style-name="ce28" table:formula="of:=VLOOKUP([.Q42]; [Tables.$A$2:.$B$257]; 2; 1)" office:value-type="string" office:string-value="6B" calcext:value-type="string">
            <text:p>6B</text:p>
          </table:table-cell>
          <table:table-cell table:style-name="ce17" table:formula="of:=[.E46]" office:value-type="string" office:string-value="6B" calcext:value-type="string">
            <text:p>6B</text:p>
          </table:table-cell>
          <table:table-cell table:style-name="ce23" table:formula="of:=[.B46]" office:value-type="string" office:string-value="B7" calcext:value-type="string">
            <text:p>B7</text:p>
          </table:table-cell>
          <table:table-cell table:style-name="ce23" table:formula="of:=[.C46]" office:value-type="string" office:string-value="74" calcext:value-type="string">
            <text:p>74</text:p>
          </table:table-cell>
          <table:table-cell table:style-name="ce28" table:formula="of:=[.D46]" office:value-type="string" office:string-value="58" calcext:value-type="string">
            <text:p>58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39" calcext:value-type="string">
            <text:p>39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67" calcext:value-type="string">
            <text:p>67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0A" calcext:value-type="string">
            <text:p>0A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A2" calcext:value-type="string">
            <text:p>A2</text:p>
          </table:table-cell>
          <table:table-cell table:style-name="ce17" table:formula="of:=BASE(BITXOR(HEX2DEC([.J46]); HEX2DEC([.R46])); 16; 2)" office:value-type="string" office:string-value="0B" calcext:value-type="string">
            <text:p>0B</text:p>
          </table:table-cell>
          <table:table-cell table:style-name="ce23" table:formula="of:=BASE(BITXOR(HEX2DEC([.K46]); HEX2DEC([.S46])); 16; 2)" office:value-type="string" office:string-value="32" calcext:value-type="string">
            <text:p>32</text:p>
          </table:table-cell>
          <table:table-cell table:style-name="ce23" table:formula="of:=BASE(BITXOR(HEX2DEC([.L46]); HEX2DEC([.T46])); 16; 2)" office:value-type="string" office:string-value="58" calcext:value-type="string">
            <text:p>58</text:p>
          </table:table-cell>
          <table:table-cell table:style-name="ce28" table:formula="of:=BASE(BITXOR(HEX2DEC([.M46]); HEX2DEC([.U46])); 16; 2)" office:value-type="string" office:string-value="11" calcext:value-type="string">
            <text:p>11</text:p>
          </table:table-cell>
          <table:table-cell table:style-name="ce17" table:formula="of:=BASE(BITXOR(HEX2DEC([.U42]); HEX2DEC([.T38])); 16; 2)" office:value-type="string" office:string-value="32" calcext:value-type="string">
            <text:p>32</text:p>
          </table:table-cell>
          <table:table-cell table:style-name="ce23" table:formula="of:=BASE(BITXOR(HEX2DEC([.R46]); HEX2DEC([.U38])); 16; 2)" office:value-type="string" office:string-value="55" calcext:value-type="string">
            <text:p>55</text:p>
          </table:table-cell>
          <table:table-cell table:style-name="ce23" table:formula="of:=BASE(BITXOR(HEX2DEC([.S46]); HEX2DEC([.R42])); 16; 2)" office:value-type="string" office:string-value="52" calcext:value-type="string">
            <text:p>52</text:p>
          </table:table-cell>
          <table:table-cell table:style-name="ce28" table:formula="of:=BASE(BITXOR(HEX2DEC([.T46]); HEX2DEC([.S42])); 16; 2)" office:value-type="string" office:string-value="B3" calcext:value-type="string">
            <text:p>B3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D0" calcext:value-type="string">
            <text:p>D0</text:p>
          </table:table-cell>
          <table:table-cell table:style-name="ce21" table:formula="of:=VLOOKUP([.O43]; [Tables.$A$2:.$B$257]; 2; 1)" office:value-type="string" office:string-value="09" calcext:value-type="string">
            <text:p>09</text:p>
          </table:table-cell>
          <table:table-cell table:style-name="ce21" table:formula="of:=VLOOKUP([.P43]; [Tables.$A$2:.$B$257]; 2; 1)" office:value-type="string" office:string-value="D8" calcext:value-type="string">
            <text:p>D8</text:p>
          </table:table-cell>
          <table:table-cell table:style-name="ce26" table:formula="of:=VLOOKUP([.Q43]; [Tables.$A$2:.$B$257]; 2; 1)" office:value-type="string" office:string-value="51" calcext:value-type="string">
            <text:p>51</text:p>
          </table:table-cell>
          <table:table-cell table:style-name="ce15" table:formula="of:=[.B47]" office:value-type="string" office:string-value="D0" calcext:value-type="string">
            <text:p>D0</text:p>
          </table:table-cell>
          <table:table-cell table:style-name="ce21" table:formula="of:=[.C47]" office:value-type="string" office:string-value="09" calcext:value-type="string">
            <text:p>09</text:p>
          </table:table-cell>
          <table:table-cell table:style-name="ce21" table:formula="of:=[.D47]" office:value-type="string" office:string-value="D8" calcext:value-type="string">
            <text:p>D8</text:p>
          </table:table-cell>
          <table:table-cell table:style-name="ce26" table:formula="of:=[.E47]" office:value-type="string" office:string-value="51" calcext:value-type="string">
            <text:p>51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EF" calcext:value-type="string">
            <text:p>EF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A2" calcext:value-type="string">
            <text:p>A2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30" calcext:value-type="string">
            <text:p>30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E9" calcext:value-type="string">
            <text:p>E9</text:p>
          </table:table-cell>
          <table:table-cell table:style-name="ce15" table:formula="of:=BASE(BITXOR(HEX2DEC([.J47]); HEX2DEC([.R47])); 16; 2)" office:value-type="string" office:string-value="AF" calcext:value-type="string">
            <text:p>AF</text:p>
          </table:table-cell>
          <table:table-cell table:style-name="ce21" table:formula="of:=BASE(BITXOR(HEX2DEC([.K47]); HEX2DEC([.S47])); 16; 2)" office:value-type="string" office:string-value="8D" calcext:value-type="string">
            <text:p>8D</text:p>
          </table:table-cell>
          <table:table-cell table:style-name="ce21" table:formula="of:=BASE(BITXOR(HEX2DEC([.L47]); HEX2DEC([.T47])); 16; 2)" office:value-type="string" office:string-value="57" calcext:value-type="string">
            <text:p>57</text:p>
          </table:table-cell>
          <table:table-cell table:style-name="ce26" table:formula="of:=BASE(BITXOR(HEX2DEC([.M47]); HEX2DEC([.U47])); 16; 2)" office:value-type="string" office:string-value="AC" calcext:value-type="string">
            <text:p>AC</text:p>
          </table:table-cell>
          <table:table-cell table:style-name="ce15" table:formula="of:=BASE(BITXOR(BITXOR(HEX2DEC(VLOOKUP([.U44]; [Tables.$A$2:.$B$257]; 2; 1)); HEX2DEC([.V47])); HEX2DEC([.T39])); 16; 2)" office:value-type="string" office:string-value="40" calcext:value-type="string">
            <text:p>40</text:p>
          </table:table-cell>
          <table:table-cell table:style-name="ce21" table:formula="of:=BASE(BITXOR(HEX2DEC([.R47]); HEX2DEC([.U39])); 16; 2)" office:value-type="string" office:string-value="2F" calcext:value-type="string">
            <text:p>2F</text:p>
          </table:table-cell>
          <table:table-cell table:style-name="ce21" table:formula="of:=BASE(BITXOR(HEX2DEC([.S47]); HEX2DEC([.R43])); 16; 2)" office:value-type="string" office:string-value="67" calcext:value-type="string">
            <text:p>67</text:p>
          </table:table-cell>
          <table:table-cell table:style-name="ce26" table:formula="of:=BASE(BITXOR(HEX2DEC([.T47]); HEX2DEC([.S43])); 16; 2)" office:value-type="string" office:string-value="45" calcext:value-type="string">
            <text:p>45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6F" calcext:value-type="string">
            <text:p>6F</text:p>
          </table:table-cell>
          <table:table-cell table:style-name="ce22" table:formula="of:=VLOOKUP([.O44]; [Tables.$A$2:.$B$257]; 2; 1)" office:value-type="string" office:string-value="1D" calcext:value-type="string">
            <text:p>1D</text:p>
          </table:table-cell>
          <table:table-cell table:style-name="ce22" table:formula="of:=VLOOKUP([.P44]; [Tables.$A$2:.$B$257]; 2; 1)" office:value-type="string" office:string-value="E2" calcext:value-type="string">
            <text:p>E2</text:p>
          </table:table-cell>
          <table:table-cell table:style-name="ce27" table:formula="of:=VLOOKUP([.Q44]; [Tables.$A$2:.$B$257]; 2; 1)" office:value-type="string" office:string-value="84" calcext:value-type="string">
            <text:p>84</text:p>
          </table:table-cell>
          <table:table-cell table:style-name="ce16" table:formula="of:=[.C48]" office:value-type="string" office:string-value="1D" calcext:value-type="string">
            <text:p>1D</text:p>
          </table:table-cell>
          <table:table-cell table:style-name="ce22" table:formula="of:=[.D48]" office:value-type="string" office:string-value="E2" calcext:value-type="string">
            <text:p>E2</text:p>
          </table:table-cell>
          <table:table-cell table:style-name="ce22" table:formula="of:=[.E48]" office:value-type="string" office:string-value="84" calcext:value-type="string">
            <text:p>84</text:p>
          </table:table-cell>
          <table:table-cell table:style-name="ce27" table:formula="of:=[.B48]" office:value-type="string" office:string-value="6F" calcext:value-type="string">
            <text:p>6F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60" calcext:value-type="string">
            <text:p>60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0C" calcext:value-type="string">
            <text:p>0C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99" calcext:value-type="string">
            <text:p>99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4E" calcext:value-type="string">
            <text:p>4E</text:p>
          </table:table-cell>
          <table:table-cell table:style-name="ce16" table:formula="of:=BASE(BITXOR(HEX2DEC([.J48]); HEX2DEC([.R48])); 16; 2)" office:value-type="string" office:string-value="DE" calcext:value-type="string">
            <text:p>DE</text:p>
          </table:table-cell>
          <table:table-cell table:style-name="ce22" table:formula="of:=BASE(BITXOR(HEX2DEC([.K48]); HEX2DEC([.S48])); 16; 2)" office:value-type="string" office:string-value="14" calcext:value-type="string">
            <text:p>14</text:p>
          </table:table-cell>
          <table:table-cell table:style-name="ce22" table:formula="of:=BASE(BITXOR(HEX2DEC([.L48]); HEX2DEC([.T48])); 16; 2)" office:value-type="string" office:string-value="DE" calcext:value-type="string">
            <text:p>DE</text:p>
          </table:table-cell>
          <table:table-cell table:style-name="ce27" table:formula="of:=BASE(BITXOR(HEX2DEC([.M48]); HEX2DEC([.U48])); 16; 2)" office:value-type="string" office:string-value="C2" calcext:value-type="string">
            <text:p>C2</text:p>
          </table:table-cell>
          <table:table-cell table:style-name="ce16" table:formula="of:=BASE(BITXOR(HEX2DEC(VLOOKUP([.U45]; [Tables.$A$2:.$B$257]; 2; 1)); HEX2DEC([.T40])); 16; 2)" office:value-type="string" office:string-value="BE" calcext:value-type="string">
            <text:p>BE</text:p>
          </table:table-cell>
          <table:table-cell table:style-name="ce22" table:formula="of:=BASE(BITXOR(HEX2DEC([.R48]); HEX2DEC([.U40])); 16; 2)" office:value-type="string" office:string-value="18" calcext:value-type="string">
            <text:p>18</text:p>
          </table:table-cell>
          <table:table-cell table:style-name="ce22" table:formula="of:=BASE(BITXOR(HEX2DEC([.S48]); HEX2DEC([.R44])); 16; 2)" office:value-type="string" office:string-value="47" calcext:value-type="string">
            <text:p>47</text:p>
          </table:table-cell>
          <table:table-cell table:style-name="ce27" table:formula="of:=BASE(BITXOR(HEX2DEC([.T48]); HEX2DEC([.S44])); 16; 2)" office:value-type="string" office:string-value="8C" calcext:value-type="string">
            <text:p>8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2F" calcext:value-type="string">
            <text:p>2F</text:p>
          </table:table-cell>
          <table:table-cell table:style-name="ce22" table:formula="of:=VLOOKUP([.O45]; [Tables.$A$2:.$B$257]; 2; 1)" office:value-type="string" office:string-value="90" calcext:value-type="string">
            <text:p>90</text:p>
          </table:table-cell>
          <table:table-cell table:style-name="ce22" table:formula="of:=VLOOKUP([.P45]; [Tables.$A$2:.$B$257]; 2; 1)" office:value-type="string" office:string-value="F1" calcext:value-type="string">
            <text:p>F1</text:p>
          </table:table-cell>
          <table:table-cell table:style-name="ce27" table:formula="of:=VLOOKUP([.Q45]; [Tables.$A$2:.$B$257]; 2; 1)" office:value-type="string" office:string-value="A6" calcext:value-type="string">
            <text:p>A6</text:p>
          </table:table-cell>
          <table:table-cell table:style-name="ce16" table:formula="of:=[.D49]" office:value-type="string" office:string-value="F1" calcext:value-type="string">
            <text:p>F1</text:p>
          </table:table-cell>
          <table:table-cell table:style-name="ce22" table:formula="of:=[.E49]" office:value-type="string" office:string-value="A6" calcext:value-type="string">
            <text:p>A6</text:p>
          </table:table-cell>
          <table:table-cell table:style-name="ce22" table:formula="of:=[.B49]" office:value-type="string" office:string-value="2F" calcext:value-type="string">
            <text:p>2F</text:p>
          </table:table-cell>
          <table:table-cell table:style-name="ce27" table:formula="of:=[.C49]" office:value-type="string" office:string-value="90" calcext:value-type="string">
            <text:p>90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A9" calcext:value-type="string">
            <text:p>A9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C1" calcext:value-type="string">
            <text:p>C1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67" calcext:value-type="string">
            <text:p>67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BB" calcext:value-type="string">
            <text:p>BB</text:p>
          </table:table-cell>
          <table:table-cell table:style-name="ce16" table:formula="of:=BASE(BITXOR(HEX2DEC([.J49]); HEX2DEC([.R49])); 16; 2)" office:value-type="string" office:string-value="42" calcext:value-type="string">
            <text:p>42</text:p>
          </table:table-cell>
          <table:table-cell table:style-name="ce22" table:formula="of:=BASE(BITXOR(HEX2DEC([.K49]); HEX2DEC([.S49])); 16; 2)" office:value-type="string" office:string-value="63" calcext:value-type="string">
            <text:p>63</text:p>
          </table:table-cell>
          <table:table-cell table:style-name="ce22" table:formula="of:=BASE(BITXOR(HEX2DEC([.L49]); HEX2DEC([.T49])); 16; 2)" office:value-type="string" office:string-value="B5" calcext:value-type="string">
            <text:p>B5</text:p>
          </table:table-cell>
          <table:table-cell table:style-name="ce27" table:formula="of:=BASE(BITXOR(HEX2DEC([.M49]); HEX2DEC([.U49])); 16; 2)" office:value-type="string" office:string-value="EE" calcext:value-type="string">
            <text:p>EE</text:p>
          </table:table-cell>
          <table:table-cell table:style-name="ce16" table:formula="of:=BASE(BITXOR(HEX2DEC(VLOOKUP([.U46]; [Tables.$A$2:.$B$257]; 2; 1)); HEX2DEC([.T41])); 16; 2)" office:value-type="string" office:string-value="EB" calcext:value-type="string">
            <text:p>EB</text:p>
          </table:table-cell>
          <table:table-cell table:style-name="ce22" table:formula="of:=BASE(BITXOR(HEX2DEC([.R49]); HEX2DEC([.U41])); 16; 2)" office:value-type="string" office:string-value="A2" calcext:value-type="string">
            <text:p>A2</text:p>
          </table:table-cell>
          <table:table-cell table:style-name="ce22" table:formula="of:=BASE(BITXOR(HEX2DEC([.S49]); HEX2DEC([.R45])); 16; 2)" office:value-type="string" office:string-value="D2" calcext:value-type="string">
            <text:p>D2</text:p>
          </table:table-cell>
          <table:table-cell table:style-name="ce27" table:formula="of:=BASE(BITXOR(HEX2DEC([.T49]); HEX2DEC([.S45])); 16; 2)" office:value-type="string" office:string-value="55" calcext:value-type="string">
            <text:p>5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2B" calcext:value-type="string">
            <text:p>2B</text:p>
          </table:table-cell>
          <table:table-cell table:style-name="ce23" table:formula="of:=VLOOKUP([.O46]; [Tables.$A$2:.$B$257]; 2; 1)" office:value-type="string" office:string-value="23" calcext:value-type="string">
            <text:p>23</text:p>
          </table:table-cell>
          <table:table-cell table:style-name="ce23" table:formula="of:=VLOOKUP([.P46]; [Tables.$A$2:.$B$257]; 2; 1)" office:value-type="string" office:string-value="6A" calcext:value-type="string">
            <text:p>6A</text:p>
          </table:table-cell>
          <table:table-cell table:style-name="ce28" table:formula="of:=VLOOKUP([.Q46]; [Tables.$A$2:.$B$257]; 2; 1)" office:value-type="string" office:string-value="82" calcext:value-type="string">
            <text:p>82</text:p>
          </table:table-cell>
          <table:table-cell table:style-name="ce17" table:formula="of:=[.E50]" office:value-type="string" office:string-value="82" calcext:value-type="string">
            <text:p>82</text:p>
          </table:table-cell>
          <table:table-cell table:style-name="ce23" table:formula="of:=[.B50]" office:value-type="string" office:string-value="2B" calcext:value-type="string">
            <text:p>2B</text:p>
          </table:table-cell>
          <table:table-cell table:style-name="ce23" table:formula="of:=[.C50]" office:value-type="string" office:string-value="23" calcext:value-type="string">
            <text:p>23</text:p>
          </table:table-cell>
          <table:table-cell table:style-name="ce28" table:formula="of:=[.D50]" office:value-type="string" office:string-value="6A" calcext:value-type="string">
            <text:p>6A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98" calcext:value-type="string">
            <text:p>98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09" calcext:value-type="string">
            <text:p>09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9E" calcext:value-type="string">
            <text:p>9E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D8" calcext:value-type="string">
            <text:p>D8</text:p>
          </table:table-cell>
          <table:table-cell table:style-name="ce17" table:formula="of:=BASE(BITXOR(HEX2DEC([.J50]); HEX2DEC([.R50])); 16; 2)" office:value-type="string" office:string-value="B0" calcext:value-type="string">
            <text:p>B0</text:p>
          </table:table-cell>
          <table:table-cell table:style-name="ce23" table:formula="of:=BASE(BITXOR(HEX2DEC([.K50]); HEX2DEC([.S50])); 16; 2)" office:value-type="string" office:string-value="50" calcext:value-type="string">
            <text:p>50</text:p>
          </table:table-cell>
          <table:table-cell table:style-name="ce23" table:formula="of:=BASE(BITXOR(HEX2DEC([.L50]); HEX2DEC([.T50])); 16; 2)" office:value-type="string" office:string-value="F5" calcext:value-type="string">
            <text:p>F5</text:p>
          </table:table-cell>
          <table:table-cell table:style-name="ce28" table:formula="of:=BASE(BITXOR(HEX2DEC([.M50]); HEX2DEC([.U50])); 16; 2)" office:value-type="string" office:string-value="E6" calcext:value-type="string">
            <text:p>E6</text:p>
          </table:table-cell>
          <table:table-cell table:style-name="ce17" table:formula="of:=BASE(BITXOR(HEX2DEC(VLOOKUP([.U43]; [Tables.$A$2:.$B$257]; 2; 1)); HEX2DEC([.T42])); 16; 2)" office:value-type="string" office:string-value="28" calcext:value-type="string">
            <text:p>28</text:p>
          </table:table-cell>
          <table:table-cell table:style-name="ce23" table:formula="of:=BASE(BITXOR(HEX2DEC([.R50]); HEX2DEC([.U42])); 16; 2)" office:value-type="string" office:string-value="59" calcext:value-type="string">
            <text:p>59</text:p>
          </table:table-cell>
          <table:table-cell table:style-name="ce23" table:formula="of:=BASE(BITXOR(HEX2DEC([.S50]); HEX2DEC([.R46])); 16; 2)" office:value-type="string" office:string-value="6B" calcext:value-type="string">
            <text:p>6B</text:p>
          </table:table-cell>
          <table:table-cell table:style-name="ce28" table:formula="of:=BASE(BITXOR(HEX2DEC([.T50]); HEX2DEC([.S46])); 16; 2)" office:value-type="string" office:string-value="3E" calcext:value-type="string">
            <text:p>3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79" calcext:value-type="string">
            <text:p>79</text:p>
          </table:table-cell>
          <table:table-cell table:style-name="ce21" table:formula="of:=VLOOKUP([.O47]; [Tables.$A$2:.$B$257]; 2; 1)" office:value-type="string" office:string-value="5D" calcext:value-type="string">
            <text:p>5D</text:p>
          </table:table-cell>
          <table:table-cell table:style-name="ce21" table:formula="of:=VLOOKUP([.P47]; [Tables.$A$2:.$B$257]; 2; 1)" office:value-type="string" office:string-value="5B" calcext:value-type="string">
            <text:p>5B</text:p>
          </table:table-cell>
          <table:table-cell table:style-name="ce26" table:formula="of:=VLOOKUP([.Q47]; [Tables.$A$2:.$B$257]; 2; 1)" office:value-type="string" office:string-value="91" calcext:value-type="string">
            <text:p>91</text:p>
          </table:table-cell>
          <table:table-cell table:style-name="ce15" table:formula="of:=[.B51]" office:value-type="string" office:string-value="79" calcext:value-type="string">
            <text:p>79</text:p>
          </table:table-cell>
          <table:table-cell table:style-name="ce21" table:formula="of:=[.C51]" office:value-type="string" office:string-value="5D" calcext:value-type="string">
            <text:p>5D</text:p>
          </table:table-cell>
          <table:table-cell table:style-name="ce21" table:formula="of:=[.D51]" office:value-type="string" office:string-value="5B" calcext:value-type="string">
            <text:p>5B</text:p>
          </table:table-cell>
          <table:table-cell table:style-name="ce26" table:formula="of:=[.E51]" office:value-type="string" office:string-value="91" calcext:value-type="string">
            <text:p>91</text:p>
          </table:table-cell>
          <table:table-cell table:style-name="ce15" table:formula="of:=BASE(BITXOR(BITXOR(HEX2DEC(VLOOKUP([.F51]; [Tables.$A$2:.$D$257]; 4; 1)); HEX2DEC(VLOOKUP([.F52]; [Tables.$A$2:.$E$257]; 5; 1))); BITXOR(HEX2DEC([.F53]); HEX2DEC([.F54]))); 16; 2)" office:value-type="string" office:string-value="BC" calcext:value-type="string">
            <text:p>BC</text:p>
          </table:table-cell>
          <table:table-cell table:style-name="ce21" table:formula="of:=BASE(BITXOR(BITXOR(HEX2DEC(VLOOKUP([.G51]; [Tables.$A$2:.$D$257]; 4; 1)); HEX2DEC(VLOOKUP([.G52]; [Tables.$A$2:.$E$257]; 5; 1))); BITXOR(HEX2DEC([.G53]); HEX2DEC([.G54]))); 16; 2)" office:value-type="string" office:string-value="52" calcext:value-type="string">
            <text:p>52</text:p>
          </table:table-cell>
          <table:table-cell table:style-name="ce21" table:formula="of:=BASE(BITXOR(BITXOR(HEX2DEC(VLOOKUP([.H51]; [Tables.$A$2:.$D$257]; 4; 1)); HEX2DEC(VLOOKUP([.H52]; [Tables.$A$2:.$E$257]; 5; 1))); BITXOR(HEX2DEC([.H53]); HEX2DEC([.H54]))); 16; 2)" office:value-type="string" office:string-value="A6" calcext:value-type="string">
            <text:p>A6</text:p>
          </table:table-cell>
          <table:table-cell table:style-name="ce26" table:formula="of:=BASE(BITXOR(BITXOR(HEX2DEC(VLOOKUP([.I51]; [Tables.$A$2:.$D$257]; 4; 1)); HEX2DEC(VLOOKUP([.I52]; [Tables.$A$2:.$E$257]; 5; 1))); BITXOR(HEX2DEC([.I53]); HEX2DEC([.I54]))); 16; 2)" office:value-type="string" office:string-value="03" calcext:value-type="string">
            <text:p>03</text:p>
          </table:table-cell>
          <table:table-cell table:style-name="ce15" table:formula="of:=BASE(BITXOR(HEX2DEC([.J51]); HEX2DEC([.R51])); 16; 2)" office:value-type="string" office:string-value="1B" calcext:value-type="string">
            <text:p>1B</text:p>
          </table:table-cell>
          <table:table-cell table:style-name="ce21" table:formula="of:=BASE(BITXOR(HEX2DEC([.K51]); HEX2DEC([.S51])); 16; 2)" office:value-type="string" office:string-value="C6" calcext:value-type="string">
            <text:p>C6</text:p>
          </table:table-cell>
          <table:table-cell table:style-name="ce21" table:formula="of:=BASE(BITXOR(HEX2DEC([.L51]); HEX2DEC([.T51])); 16; 2)" office:value-type="string" office:string-value="24" calcext:value-type="string">
            <text:p>24</text:p>
          </table:table-cell>
          <table:table-cell table:style-name="ce26" table:formula="of:=BASE(BITXOR(HEX2DEC([.M51]); HEX2DEC([.U51])); 16; 2)" office:value-type="string" office:string-value="AE" calcext:value-type="string">
            <text:p>AE</text:p>
          </table:table-cell>
          <table:table-cell table:style-name="ce15" table:formula="of:=BASE(BITXOR(HEX2DEC([.U47]); HEX2DEC([.T43])); 16; 2)" office:value-type="string" office:string-value="A7" calcext:value-type="string">
            <text:p>A7</text:p>
          </table:table-cell>
          <table:table-cell table:style-name="ce21" table:formula="of:=BASE(BITXOR(HEX2DEC([.R51]); HEX2DEC([.U43])); 16; 2)" office:value-type="string" office:string-value="94" calcext:value-type="string">
            <text:p>94</text:p>
          </table:table-cell>
          <table:table-cell table:style-name="ce21" table:formula="of:=BASE(BITXOR(BITXOR(HEX2DEC(VLOOKUP([.S52]; [Tables.$A$2:.$B$257]; 2; 1)); HEX2DEC([.X51])); HEX2DEC([.R47])); 16; 2)" office:value-type="string" office:string-value="82" calcext:value-type="string">
            <text:p>82</text:p>
          </table:table-cell>
          <table:table-cell table:style-name="ce26" table:formula="of:=BASE(BITXOR(HEX2DEC([.T51]); HEX2DEC([.S47])); 16; 2)" office:value-type="string" office:string-value="AD" calcext:value-type="string">
            <text:p>AD</text:p>
          </table:table-cell>
          <table:table-cell table:style-name="ce45" table:number-columns-repeated="2"/>
          <table:table-cell table:style-name="ce45" office:value-type="string" calcext:value-type="string">
            <text:p>40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1D" calcext:value-type="string">
            <text:p>1D</text:p>
          </table:table-cell>
          <table:table-cell table:style-name="ce22" table:formula="of:=VLOOKUP([.O48]; [Tables.$A$2:.$B$257]; 2; 1)" office:value-type="string" office:string-value="FA" calcext:value-type="string">
            <text:p>FA</text:p>
          </table:table-cell>
          <table:table-cell table:style-name="ce22" table:formula="of:=VLOOKUP([.P48]; [Tables.$A$2:.$B$257]; 2; 1)" office:value-type="string" office:string-value="1D" calcext:value-type="string">
            <text:p>1D</text:p>
          </table:table-cell>
          <table:table-cell table:style-name="ce27" table:formula="of:=VLOOKUP([.Q48]; [Tables.$A$2:.$B$257]; 2; 1)" office:value-type="string" office:string-value="25" calcext:value-type="string">
            <text:p>25</text:p>
          </table:table-cell>
          <table:table-cell table:style-name="ce16" table:formula="of:=[.C52]" office:value-type="string" office:string-value="FA" calcext:value-type="string">
            <text:p>FA</text:p>
          </table:table-cell>
          <table:table-cell table:style-name="ce22" table:formula="of:=[.D52]" office:value-type="string" office:string-value="1D" calcext:value-type="string">
            <text:p>1D</text:p>
          </table:table-cell>
          <table:table-cell table:style-name="ce22" table:formula="of:=[.E52]" office:value-type="string" office:string-value="25" calcext:value-type="string">
            <text:p>25</text:p>
          </table:table-cell>
          <table:table-cell table:style-name="ce27" table:formula="of:=[.B52]" office:value-type="string" office:string-value="1D" calcext:value-type="string">
            <text:p>1D</text:p>
          </table:table-cell>
          <table:table-cell table:style-name="ce16" table:formula="of:=BASE(BITXOR(BITXOR(HEX2DEC(VLOOKUP([.F52]; [Tables.$A$2:.$D$257]; 4; 1)); HEX2DEC(VLOOKUP([.F53]; [Tables.$A$2:.$E$257]; 5; 1))); BITXOR(HEX2DEC([.F54]); HEX2DEC([.F51]))); 16; 2)" office:value-type="string" office:string-value="7C" calcext:value-type="string">
            <text:p>7C</text:p>
          </table:table-cell>
          <table:table-cell table:style-name="ce22" table:formula="of:=BASE(BITXOR(BITXOR(HEX2DEC(VLOOKUP([.G52]; [Tables.$A$2:.$D$257]; 4; 1)); HEX2DEC(VLOOKUP([.G53]; [Tables.$A$2:.$E$257]; 5; 1))); BITXOR(HEX2DEC([.G54]); HEX2DEC([.G51]))); 16; 2)" office:value-type="string" office:string-value="F8" calcext:value-type="string">
            <text:p>F8</text:p>
          </table:table-cell>
          <table:table-cell table:style-name="ce22" table:formula="of:=BASE(BITXOR(BITXOR(HEX2DEC(VLOOKUP([.H52]; [Tables.$A$2:.$D$257]; 4; 1)); HEX2DEC(VLOOKUP([.H53]; [Tables.$A$2:.$E$257]; 5; 1))); BITXOR(HEX2DEC([.H54]); HEX2DEC([.H51]))); 16; 2)" office:value-type="string" office:string-value="36" calcext:value-type="string">
            <text:p>36</text:p>
          </table:table-cell>
          <table:table-cell table:style-name="ce27" table:formula="of:=BASE(BITXOR(BITXOR(HEX2DEC(VLOOKUP([.I52]; [Tables.$A$2:.$D$257]; 4; 1)); HEX2DEC(VLOOKUP([.I53]; [Tables.$A$2:.$E$257]; 5; 1))); BITXOR(HEX2DEC([.I54]); HEX2DEC([.I51]))); 16; 2)" office:value-type="string" office:string-value="5B" calcext:value-type="string">
            <text:p>5B</text:p>
          </table:table-cell>
          <table:table-cell table:style-name="ce16" table:formula="of:=BASE(BITXOR(HEX2DEC([.J52]); HEX2DEC([.R52])); 16; 2)" office:value-type="string" office:string-value="9D" calcext:value-type="string">
            <text:p>9D</text:p>
          </table:table-cell>
          <table:table-cell table:style-name="ce22" table:formula="of:=BASE(BITXOR(HEX2DEC([.K52]); HEX2DEC([.S52])); 16; 2)" office:value-type="string" office:string-value="E9" calcext:value-type="string">
            <text:p>E9</text:p>
          </table:table-cell>
          <table:table-cell table:style-name="ce22" table:formula="of:=BASE(BITXOR(HEX2DEC([.L52]); HEX2DEC([.T52])); 16; 2)" office:value-type="string" office:string-value="29" calcext:value-type="string">
            <text:p>29</text:p>
          </table:table-cell>
          <table:table-cell table:style-name="ce27" table:formula="of:=BASE(BITXOR(HEX2DEC([.M52]); HEX2DEC([.U52])); 16; 2)" office:value-type="string" office:string-value="5C" calcext:value-type="string">
            <text:p>5C</text:p>
          </table:table-cell>
          <table:table-cell table:style-name="ce16" table:formula="of:=BASE(BITXOR(HEX2DEC([.U48]); HEX2DEC([.T44])); 16; 2)" office:value-type="string" office:string-value="E1" calcext:value-type="string">
            <text:p>E1</text:p>
          </table:table-cell>
          <table:table-cell table:style-name="ce22" table:formula="of:=BASE(BITXOR(HEX2DEC([.R52]); HEX2DEC([.U44])); 16; 2)" office:value-type="string" office:string-value="11" calcext:value-type="string">
            <text:p>11</text:p>
          </table:table-cell>
          <table:table-cell table:style-name="ce22" table:formula="of:=BASE(BITXOR(HEX2DEC(VLOOKUP([.S53]; [Tables.$A$2:.$B$257]; 2; 1)); HEX2DEC([.R48])); 16; 2)" office:value-type="string" office:string-value="1F" calcext:value-type="string">
            <text:p>1F</text:p>
          </table:table-cell>
          <table:table-cell table:style-name="ce27" table:formula="of:=BASE(BITXOR(HEX2DEC([.T52]); HEX2DEC([.S48])); 16; 2)" office:value-type="string" office:string-value="07" calcext:value-type="string">
            <text:p>0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2C" calcext:value-type="string">
            <text:p>2C</text:p>
          </table:table-cell>
          <table:table-cell table:style-name="ce22" table:formula="of:=VLOOKUP([.O49]; [Tables.$A$2:.$B$257]; 2; 1)" office:value-type="string" office:string-value="FB" calcext:value-type="string">
            <text:p>FB</text:p>
          </table:table-cell>
          <table:table-cell table:style-name="ce22" table:formula="of:=VLOOKUP([.P49]; [Tables.$A$2:.$B$257]; 2; 1)" office:value-type="string" office:string-value="D5" calcext:value-type="string">
            <text:p>D5</text:p>
          </table:table-cell>
          <table:table-cell table:style-name="ce27" table:formula="of:=VLOOKUP([.Q49]; [Tables.$A$2:.$B$257]; 2; 1)" office:value-type="string" office:string-value="28" calcext:value-type="string">
            <text:p>28</text:p>
          </table:table-cell>
          <table:table-cell table:style-name="ce16" table:formula="of:=[.D53]" office:value-type="string" office:string-value="D5" calcext:value-type="string">
            <text:p>D5</text:p>
          </table:table-cell>
          <table:table-cell table:style-name="ce22" table:formula="of:=[.E53]" office:value-type="string" office:string-value="28" calcext:value-type="string">
            <text:p>28</text:p>
          </table:table-cell>
          <table:table-cell table:style-name="ce22" table:formula="of:=[.B53]" office:value-type="string" office:string-value="2C" calcext:value-type="string">
            <text:p>2C</text:p>
          </table:table-cell>
          <table:table-cell table:style-name="ce27" table:formula="of:=[.C53]" office:value-type="string" office:string-value="FB" calcext:value-type="string">
            <text:p>FB</text:p>
          </table:table-cell>
          <table:table-cell table:style-name="ce16" table:formula="of:=BASE(BITXOR(BITXOR(HEX2DEC(VLOOKUP([.F53]; [Tables.$A$2:.$D$257]; 4; 1)); HEX2DEC(VLOOKUP([.F54]; [Tables.$A$2:.$E$257]; 5; 1))); BITXOR(HEX2DEC([.F51]); HEX2DEC([.F52]))); 16; 2)" office:value-type="string" office:string-value="BB" calcext:value-type="string">
            <text:p>BB</text:p>
          </table:table-cell>
          <table:table-cell table:style-name="ce22" table:formula="of:=BASE(BITXOR(BITXOR(HEX2DEC(VLOOKUP([.G53]; [Tables.$A$2:.$D$257]; 4; 1)); HEX2DEC(VLOOKUP([.G54]; [Tables.$A$2:.$E$257]; 5; 1))); BITXOR(HEX2DEC([.G51]); HEX2DEC([.G52]))); 16; 2)" office:value-type="string" office:string-value="22" calcext:value-type="string">
            <text:p>22</text:p>
          </table:table-cell>
          <table:table-cell table:style-name="ce22" table:formula="of:=BASE(BITXOR(BITXOR(HEX2DEC(VLOOKUP([.H53]; [Tables.$A$2:.$D$257]; 4; 1)); HEX2DEC(VLOOKUP([.H54]; [Tables.$A$2:.$E$257]; 5; 1))); BITXOR(HEX2DEC([.H51]); HEX2DEC([.H52]))); 16; 2)" office:value-type="string" office:string-value="D3" calcext:value-type="string">
            <text:p>D3</text:p>
          </table:table-cell>
          <table:table-cell table:style-name="ce27" table:formula="of:=BASE(BITXOR(BITXOR(HEX2DEC(VLOOKUP([.I53]; [Tables.$A$2:.$D$257]; 4; 1)); HEX2DEC(VLOOKUP([.I54]; [Tables.$A$2:.$E$257]; 5; 1))); BITXOR(HEX2DEC([.I51]); HEX2DEC([.I52]))); 16; 2)" office:value-type="string" office:string-value="50" calcext:value-type="string">
            <text:p>50</text:p>
          </table:table-cell>
          <table:table-cell table:style-name="ce16" table:formula="of:=BASE(BITXOR(HEX2DEC([.J53]); HEX2DEC([.R53])); 16; 2)" office:value-type="string" office:string-value="FD" calcext:value-type="string">
            <text:p>FD</text:p>
          </table:table-cell>
          <table:table-cell table:style-name="ce22" table:formula="of:=BASE(BITXOR(HEX2DEC([.K53]); HEX2DEC([.S53])); 16; 2)" office:value-type="string" office:string-value="D3" calcext:value-type="string">
            <text:p>D3</text:p>
          </table:table-cell>
          <table:table-cell table:style-name="ce22" table:formula="of:=BASE(BITXOR(HEX2DEC([.L53]); HEX2DEC([.T53])); 16; 2)" office:value-type="string" office:string-value="A6" calcext:value-type="string">
            <text:p>A6</text:p>
          </table:table-cell>
          <table:table-cell table:style-name="ce27" table:formula="of:=BASE(BITXOR(HEX2DEC([.M53]); HEX2DEC([.U53])); 16; 2)" office:value-type="string" office:string-value="87" calcext:value-type="string">
            <text:p>87</text:p>
          </table:table-cell>
          <table:table-cell table:style-name="ce16" table:formula="of:=BASE(BITXOR(HEX2DEC([.U49]); HEX2DEC([.T45])); 16; 2)" office:value-type="string" office:string-value="46" calcext:value-type="string">
            <text:p>46</text:p>
          </table:table-cell>
          <table:table-cell table:style-name="ce22" table:formula="of:=BASE(BITXOR(HEX2DEC([.R53]); HEX2DEC([.U45])); 16; 2)" office:value-type="string" office:string-value="F1" calcext:value-type="string">
            <text:p>F1</text:p>
          </table:table-cell>
          <table:table-cell table:style-name="ce22" table:formula="of:=BASE(BITXOR(HEX2DEC(VLOOKUP([.S54]; [Tables.$A$2:.$B$257]; 2; 1)); HEX2DEC([.R49])); 16; 2)" office:value-type="string" office:string-value="75" calcext:value-type="string">
            <text:p>75</text:p>
          </table:table-cell>
          <table:table-cell table:style-name="ce27" table:formula="of:=BASE(BITXOR(HEX2DEC([.T53]); HEX2DEC([.S49])); 16; 2)" office:value-type="string" office:string-value="D7" calcext:value-type="string">
            <text:p>D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E7" calcext:value-type="string">
            <text:p>E7</text:p>
          </table:table-cell>
          <table:table-cell table:style-name="ce23" table:formula="of:=VLOOKUP([.O50]; [Tables.$A$2:.$B$257]; 2; 1)" office:value-type="string" office:string-value="53" calcext:value-type="string">
            <text:p>53</text:p>
          </table:table-cell>
          <table:table-cell table:style-name="ce23" table:formula="of:=VLOOKUP([.P50]; [Tables.$A$2:.$B$257]; 2; 1)" office:value-type="string" office:string-value="E6" calcext:value-type="string">
            <text:p>E6</text:p>
          </table:table-cell>
          <table:table-cell table:style-name="ce28" table:formula="of:=VLOOKUP([.Q50]; [Tables.$A$2:.$B$257]; 2; 1)" office:value-type="string" office:string-value="8E" calcext:value-type="string">
            <text:p>8E</text:p>
          </table:table-cell>
          <table:table-cell table:style-name="ce17" table:formula="of:=[.E54]" office:value-type="string" office:string-value="8E" calcext:value-type="string">
            <text:p>8E</text:p>
          </table:table-cell>
          <table:table-cell table:style-name="ce23" table:formula="of:=[.B54]" office:value-type="string" office:string-value="E7" calcext:value-type="string">
            <text:p>E7</text:p>
          </table:table-cell>
          <table:table-cell table:style-name="ce23" table:formula="of:=[.C54]" office:value-type="string" office:string-value="53" calcext:value-type="string">
            <text:p>53</text:p>
          </table:table-cell>
          <table:table-cell table:style-name="ce28" table:formula="of:=[.D54]" office:value-type="string" office:string-value="E6" calcext:value-type="string">
            <text:p>E6</text:p>
          </table:table-cell>
          <table:table-cell table:style-name="ce17" table:formula="of:=BASE(BITXOR(BITXOR(HEX2DEC(VLOOKUP([.F54]; [Tables.$A$2:.$D$257]; 4; 1)); HEX2DEC(VLOOKUP([.F51]; [Tables.$A$2:.$E$257]; 5; 1))); BITXOR(HEX2DEC([.F52]); HEX2DEC([.F53]))); 16; 2)" office:value-type="string" office:string-value="A3" calcext:value-type="string">
            <text:p>A3</text:p>
          </table:table-cell>
          <table:table-cell table:style-name="ce23" table:formula="of:=BASE(BITXOR(BITXOR(HEX2DEC(VLOOKUP([.G54]; [Tables.$A$2:.$D$257]; 4; 1)); HEX2DEC(VLOOKUP([.G51]; [Tables.$A$2:.$E$257]; 5; 1))); BITXOR(HEX2DEC([.G52]); HEX2DEC([.G53]))); 16; 2)" office:value-type="string" office:string-value="07" calcext:value-type="string">
            <text:p>07</text:p>
          </table:table-cell>
          <table:table-cell table:style-name="ce23" table:formula="of:=BASE(BITXOR(BITXOR(HEX2DEC(VLOOKUP([.H54]; [Tables.$A$2:.$D$257]; 4; 1)); HEX2DEC(VLOOKUP([.H51]; [Tables.$A$2:.$E$257]; 5; 1))); BITXOR(HEX2DEC([.H52]); HEX2DEC([.H53]))); 16; 2)" office:value-type="string" office:string-value="42" calcext:value-type="string">
            <text:p>42</text:p>
          </table:table-cell>
          <table:table-cell table:style-name="ce28" table:formula="of:=BASE(BITXOR(BITXOR(HEX2DEC(VLOOKUP([.I54]; [Tables.$A$2:.$D$257]; 4; 1)); HEX2DEC(VLOOKUP([.I51]; [Tables.$A$2:.$E$257]; 5; 1))); BITXOR(HEX2DEC([.I52]); HEX2DEC([.I53]))); 16; 2)" office:value-type="string" office:string-value="99" calcext:value-type="string">
            <text:p>99</text:p>
          </table:table-cell>
          <table:table-cell table:style-name="ce17" table:formula="of:=BASE(BITXOR(HEX2DEC([.J54]); HEX2DEC([.R54])); 16; 2)" office:value-type="string" office:string-value="CF" calcext:value-type="string">
            <text:p>CF</text:p>
          </table:table-cell>
          <table:table-cell table:style-name="ce23" table:formula="of:=BASE(BITXOR(HEX2DEC([.K54]); HEX2DEC([.S54])); 16; 2)" office:value-type="string" office:string-value="D8" calcext:value-type="string">
            <text:p>D8</text:p>
          </table:table-cell>
          <table:table-cell table:style-name="ce23" table:formula="of:=BASE(BITXOR(HEX2DEC([.L54]); HEX2DEC([.T54])); 16; 2)" office:value-type="string" office:string-value="48" calcext:value-type="string">
            <text:p>48</text:p>
          </table:table-cell>
          <table:table-cell table:style-name="ce28" table:formula="of:=BASE(BITXOR(HEX2DEC([.M54]); HEX2DEC([.U54])); 16; 2)" office:value-type="string" office:string-value="CA" calcext:value-type="string">
            <text:p>CA</text:p>
          </table:table-cell>
          <table:table-cell table:style-name="ce17" table:formula="of:=BASE(BITXOR(HEX2DEC([.U50]); HEX2DEC([.T46])); 16; 2)" office:value-type="string" office:string-value="6C" calcext:value-type="string">
            <text:p>6C</text:p>
          </table:table-cell>
          <table:table-cell table:style-name="ce23" table:formula="of:=BASE(BITXOR(HEX2DEC([.R54]); HEX2DEC([.U46])); 16; 2)" office:value-type="string" office:string-value="DF" calcext:value-type="string">
            <text:p>DF</text:p>
          </table:table-cell>
          <table:table-cell table:style-name="ce23" table:formula="of:=BASE(BITXOR(HEX2DEC(VLOOKUP([.S51]; [Tables.$A$2:.$B$257]; 2; 1)); HEX2DEC([.R50])); 16; 2)" office:value-type="string" office:string-value="0A" calcext:value-type="string">
            <text:p>0A</text:p>
          </table:table-cell>
          <table:table-cell table:style-name="ce28" table:formula="of:=BASE(BITXOR(HEX2DEC([.T54]); HEX2DEC([.S50])); 16; 2)" office:value-type="string" office:string-value="53" calcext:value-type="string">
            <text:p>53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47" office:value-type="string" calcext:value-type="string">
            <text:p>Round 11</text:p>
          </table:table-cell>
          <table:table-cell table:style-name="ce15" table:formula="of:=VLOOKUP([.N51]; [Tables.$A$2:.$B$257]; 2; 1)" office:value-type="string" office:string-value="AF" calcext:value-type="string">
            <text:p>AF</text:p>
          </table:table-cell>
          <table:table-cell table:style-name="ce21" table:formula="of:=VLOOKUP([.O51]; [Tables.$A$2:.$B$257]; 2; 1)" office:value-type="string" office:string-value="B4" calcext:value-type="string">
            <text:p>B4</text:p>
          </table:table-cell>
          <table:table-cell table:style-name="ce21" table:formula="of:=VLOOKUP([.P51]; [Tables.$A$2:.$B$257]; 2; 1)" office:value-type="string" office:string-value="36" calcext:value-type="string">
            <text:p>36</text:p>
          </table:table-cell>
          <table:table-cell table:style-name="ce26" table:formula="of:=VLOOKUP([.Q51]; [Tables.$A$2:.$B$257]; 2; 1)" office:value-type="string" office:string-value="E4" calcext:value-type="string">
            <text:p>E4</text:p>
          </table:table-cell>
          <table:table-cell table:style-name="ce15" table:formula="of:=[.B55]" office:value-type="string" office:string-value="AF" calcext:value-type="string">
            <text:p>AF</text:p>
          </table:table-cell>
          <table:table-cell table:style-name="ce21" table:formula="of:=[.C55]" office:value-type="string" office:string-value="B4" calcext:value-type="string">
            <text:p>B4</text:p>
          </table:table-cell>
          <table:table-cell table:style-name="ce21" table:formula="of:=[.D55]" office:value-type="string" office:string-value="36" calcext:value-type="string">
            <text:p>36</text:p>
          </table:table-cell>
          <table:table-cell table:style-name="ce26" table:formula="of:=[.E55]" office:value-type="string" office:string-value="E4" calcext:value-type="string">
            <text:p>E4</text:p>
          </table:table-cell>
          <table:table-cell table:style-name="ce15" table:formula="of:=BASE(BITXOR(BITXOR(HEX2DEC(VLOOKUP([.F55]; [Tables.$A$2:.$D$257]; 4; 1)); HEX2DEC(VLOOKUP([.F56]; [Tables.$A$2:.$E$257]; 5; 1))); BITXOR(HEX2DEC([.F57]); HEX2DEC([.F58]))); 16; 2)" office:value-type="string" office:string-value="37" calcext:value-type="string">
            <text:p>37</text:p>
          </table:table-cell>
          <table:table-cell table:style-name="ce21" table:formula="of:=BASE(BITXOR(BITXOR(HEX2DEC(VLOOKUP([.G55]; [Tables.$A$2:.$D$257]; 4; 1)); HEX2DEC(VLOOKUP([.G56]; [Tables.$A$2:.$E$257]; 5; 1))); BITXOR(HEX2DEC([.G57]); HEX2DEC([.G58]))); 16; 2)" office:value-type="string" office:string-value="1A" calcext:value-type="string">
            <text:p>1A</text:p>
          </table:table-cell>
          <table:table-cell table:style-name="ce21" table:formula="of:=BASE(BITXOR(BITXOR(HEX2DEC(VLOOKUP([.H55]; [Tables.$A$2:.$D$257]; 4; 1)); HEX2DEC(VLOOKUP([.H56]; [Tables.$A$2:.$E$257]; 5; 1))); BITXOR(HEX2DEC([.H57]); HEX2DEC([.H58]))); 16; 2)" office:value-type="string" office:string-value="87" calcext:value-type="string">
            <text:p>87</text:p>
          </table:table-cell>
          <table:table-cell table:style-name="ce26" table:formula="of:=BASE(BITXOR(BITXOR(HEX2DEC(VLOOKUP([.I55]; [Tables.$A$2:.$D$257]; 4; 1)); HEX2DEC(VLOOKUP([.I56]; [Tables.$A$2:.$E$257]; 5; 1))); BITXOR(HEX2DEC([.I57]); HEX2DEC([.I58]))); 16; 2)" office:value-type="string" office:string-value="05" calcext:value-type="string">
            <text:p>05</text:p>
          </table:table-cell>
          <table:table-cell table:style-name="ce15" table:formula="of:=BASE(BITXOR(HEX2DEC([.J55]); HEX2DEC([.R55])); 16; 2)" office:value-type="string" office:string-value="FD" calcext:value-type="string">
            <text:p>FD</text:p>
          </table:table-cell>
          <table:table-cell table:style-name="ce21" table:formula="of:=BASE(BITXOR(HEX2DEC([.K55]); HEX2DEC([.S55])); 16; 2)" office:value-type="string" office:string-value="95" calcext:value-type="string">
            <text:p>95</text:p>
          </table:table-cell>
          <table:table-cell table:style-name="ce21" table:formula="of:=BASE(BITXOR(HEX2DEC([.L55]); HEX2DEC([.T55])); 16; 2)" office:value-type="string" office:string-value="AF" calcext:value-type="string">
            <text:p>AF</text:p>
          </table:table-cell>
          <table:table-cell table:style-name="ce26" table:formula="of:=BASE(BITXOR(HEX2DEC([.M55]); HEX2DEC([.U55])); 16; 2)" office:value-type="string" office:string-value="B9" calcext:value-type="string">
            <text:p>B9</text:p>
          </table:table-cell>
          <table:table-cell table:style-name="ce15" table:formula="of:=BASE(BITXOR(HEX2DEC([.U51]); HEX2DEC([.T47])); 16; 2)" office:value-type="string" office:string-value="CA" calcext:value-type="string">
            <text:p>CA</text:p>
          </table:table-cell>
          <table:table-cell table:style-name="ce21" table:formula="of:=BASE(BITXOR(HEX2DEC([.R55]); HEX2DEC([.U47])); 16; 2)" office:value-type="string" office:string-value="8F" calcext:value-type="string">
            <text:p>8F</text:p>
          </table:table-cell>
          <table:table-cell table:style-name="ce21" table:formula="of:=BASE(BITXOR(HEX2DEC([.S55]); HEX2DEC([.R51])); 16; 2)" office:value-type="string" office:string-value="28" calcext:value-type="string">
            <text:p>28</text:p>
          </table:table-cell>
          <table:table-cell table:style-name="ce26" table:formula="of:=BASE(BITXOR(HEX2DEC([.T55]); HEX2DEC([.S51])); 16; 2)" office:value-type="string" office:string-value="BC" calcext:value-type="string">
            <text:p>BC</text:p>
          </table:table-cell>
          <table:table-cell table:style-name="ce2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2]; [Tables.$A$2:.$B$257]; 2; 1)" office:value-type="string" office:string-value="5E" calcext:value-type="string">
            <text:p>5E</text:p>
          </table:table-cell>
          <table:table-cell table:style-name="ce22" table:formula="of:=VLOOKUP([.O52]; [Tables.$A$2:.$B$257]; 2; 1)" office:value-type="string" office:string-value="1E" calcext:value-type="string">
            <text:p>1E</text:p>
          </table:table-cell>
          <table:table-cell table:style-name="ce22" table:formula="of:=VLOOKUP([.P52]; [Tables.$A$2:.$B$257]; 2; 1)" office:value-type="string" office:string-value="A5" calcext:value-type="string">
            <text:p>A5</text:p>
          </table:table-cell>
          <table:table-cell table:style-name="ce27" table:formula="of:=VLOOKUP([.Q52]; [Tables.$A$2:.$B$257]; 2; 1)" office:value-type="string" office:string-value="4A" calcext:value-type="string">
            <text:p>4A</text:p>
          </table:table-cell>
          <table:table-cell table:style-name="ce16" table:formula="of:=[.C56]" office:value-type="string" office:string-value="1E" calcext:value-type="string">
            <text:p>1E</text:p>
          </table:table-cell>
          <table:table-cell table:style-name="ce22" table:formula="of:=[.D56]" office:value-type="string" office:string-value="A5" calcext:value-type="string">
            <text:p>A5</text:p>
          </table:table-cell>
          <table:table-cell table:style-name="ce22" table:formula="of:=[.E56]" office:value-type="string" office:string-value="4A" calcext:value-type="string">
            <text:p>4A</text:p>
          </table:table-cell>
          <table:table-cell table:style-name="ce27" table:formula="of:=[.B56]" office:value-type="string" office:string-value="5E" calcext:value-type="string">
            <text:p>5E</text:p>
          </table:table-cell>
          <table:table-cell table:style-name="ce16" table:formula="of:=BASE(BITXOR(BITXOR(HEX2DEC(VLOOKUP([.F56]; [Tables.$A$2:.$D$257]; 4; 1)); HEX2DEC(VLOOKUP([.F57]; [Tables.$A$2:.$E$257]; 5; 1))); BITXOR(HEX2DEC([.F58]); HEX2DEC([.F55]))); 16; 2)" office:value-type="string" office:string-value="8B" calcext:value-type="string">
            <text:p>8B</text:p>
          </table:table-cell>
          <table:table-cell table:style-name="ce22" table:formula="of:=BASE(BITXOR(BITXOR(HEX2DEC(VLOOKUP([.G56]; [Tables.$A$2:.$D$257]; 4; 1)); HEX2DEC(VLOOKUP([.G57]; [Tables.$A$2:.$E$257]; 5; 1))); BITXOR(HEX2DEC([.G58]); HEX2DEC([.G55]))); 16; 2)" office:value-type="string" office:string-value="56" calcext:value-type="string">
            <text:p>56</text:p>
          </table:table-cell>
          <table:table-cell table:style-name="ce22" table:formula="of:=BASE(BITXOR(BITXOR(HEX2DEC(VLOOKUP([.H56]; [Tables.$A$2:.$D$257]; 4; 1)); HEX2DEC(VLOOKUP([.H57]; [Tables.$A$2:.$E$257]; 5; 1))); BITXOR(HEX2DEC([.H58]); HEX2DEC([.H55]))); 16; 2)" office:value-type="string" office:string-value="3F" calcext:value-type="string">
            <text:p>3F</text:p>
          </table:table-cell>
          <table:table-cell table:style-name="ce27" table:formula="of:=BASE(BITXOR(BITXOR(HEX2DEC(VLOOKUP([.I56]; [Tables.$A$2:.$D$257]; 4; 1)); HEX2DEC(VLOOKUP([.I57]; [Tables.$A$2:.$E$257]; 5; 1))); BITXOR(HEX2DEC([.I58]); HEX2DEC([.I55]))); 16; 2)" office:value-type="string" office:string-value="A0" calcext:value-type="string">
            <text:p>A0</text:p>
          </table:table-cell>
          <table:table-cell table:style-name="ce16" table:formula="of:=BASE(BITXOR(HEX2DEC([.J56]); HEX2DEC([.R56])); 16; 2)" office:value-type="string" office:string-value="CB" calcext:value-type="string">
            <text:p>CB</text:p>
          </table:table-cell>
          <table:table-cell table:style-name="ce22" table:formula="of:=BASE(BITXOR(HEX2DEC([.K56]); HEX2DEC([.S56])); 16; 2)" office:value-type="string" office:string-value="9A" calcext:value-type="string">
            <text:p>9A</text:p>
          </table:table-cell>
          <table:table-cell table:style-name="ce22" table:formula="of:=BASE(BITXOR(HEX2DEC([.L56]); HEX2DEC([.T56])); 16; 2)" office:value-type="string" office:string-value="12" calcext:value-type="string">
            <text:p>12</text:p>
          </table:table-cell>
          <table:table-cell table:style-name="ce27" table:formula="of:=BASE(BITXOR(HEX2DEC([.M56]); HEX2DEC([.U56])); 16; 2)" office:value-type="string" office:string-value="9C" calcext:value-type="string">
            <text:p>9C</text:p>
          </table:table-cell>
          <table:table-cell table:style-name="ce16" table:formula="of:=BASE(BITXOR(HEX2DEC([.U52]); HEX2DEC([.T48])); 16; 2)" office:value-type="string" office:string-value="40" calcext:value-type="string">
            <text:p>40</text:p>
          </table:table-cell>
          <table:table-cell table:style-name="ce22" table:formula="of:=BASE(BITXOR(HEX2DEC([.R56]); HEX2DEC([.U48])); 16; 2)" office:value-type="string" office:string-value="CC" calcext:value-type="string">
            <text:p>CC</text:p>
          </table:table-cell>
          <table:table-cell table:style-name="ce22" table:formula="of:=BASE(BITXOR(HEX2DEC([.S56]); HEX2DEC([.R52])); 16; 2)" office:value-type="string" office:string-value="2D" calcext:value-type="string">
            <text:p>2D</text:p>
          </table:table-cell>
          <table:table-cell table:style-name="ce27" table:formula="of:=BASE(BITXOR(HEX2DEC([.T56]); HEX2DEC([.S52])); 16; 2)" office:value-type="string" office:string-value="3C" calcext:value-type="string">
            <text:p>3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3]; [Tables.$A$2:.$B$257]; 2; 1)" office:value-type="string" office:string-value="54" calcext:value-type="string">
            <text:p>54</text:p>
          </table:table-cell>
          <table:table-cell table:style-name="ce22" table:formula="of:=VLOOKUP([.O53]; [Tables.$A$2:.$B$257]; 2; 1)" office:value-type="string" office:string-value="66" calcext:value-type="string">
            <text:p>66</text:p>
          </table:table-cell>
          <table:table-cell table:style-name="ce22" table:formula="of:=VLOOKUP([.P53]; [Tables.$A$2:.$B$257]; 2; 1)" office:value-type="string" office:string-value="24" calcext:value-type="string">
            <text:p>24</text:p>
          </table:table-cell>
          <table:table-cell table:style-name="ce27" table:formula="of:=VLOOKUP([.Q53]; [Tables.$A$2:.$B$257]; 2; 1)" office:value-type="string" office:string-value="17" calcext:value-type="string">
            <text:p>17</text:p>
          </table:table-cell>
          <table:table-cell table:style-name="ce16" table:formula="of:=[.D57]" office:value-type="string" office:string-value="24" calcext:value-type="string">
            <text:p>24</text:p>
          </table:table-cell>
          <table:table-cell table:style-name="ce22" table:formula="of:=[.E57]" office:value-type="string" office:string-value="17" calcext:value-type="string">
            <text:p>17</text:p>
          </table:table-cell>
          <table:table-cell table:style-name="ce22" table:formula="of:=[.B57]" office:value-type="string" office:string-value="54" calcext:value-type="string">
            <text:p>54</text:p>
          </table:table-cell>
          <table:table-cell table:style-name="ce27" table:formula="of:=[.C57]" office:value-type="string" office:string-value="66" calcext:value-type="string">
            <text:p>66</text:p>
          </table:table-cell>
          <table:table-cell table:style-name="ce16" table:formula="of:=BASE(BITXOR(BITXOR(HEX2DEC(VLOOKUP([.F57]; [Tables.$A$2:.$D$257]; 4; 1)); HEX2DEC(VLOOKUP([.F58]; [Tables.$A$2:.$E$257]; 5; 1))); BITXOR(HEX2DEC([.F55]); HEX2DEC([.F56]))); 16; 2)" office:value-type="string" office:string-value="65" calcext:value-type="string">
            <text:p>65</text:p>
          </table:table-cell>
          <table:table-cell table:style-name="ce22" table:formula="of:=BASE(BITXOR(BITXOR(HEX2DEC(VLOOKUP([.G57]; [Tables.$A$2:.$D$257]; 4; 1)); HEX2DEC(VLOOKUP([.G58]; [Tables.$A$2:.$E$257]; 5; 1))); BITXOR(HEX2DEC([.G55]); HEX2DEC([.G56]))); 16; 2)" office:value-type="string" office:string-value="BA" calcext:value-type="string">
            <text:p>BA</text:p>
          </table:table-cell>
          <table:table-cell table:style-name="ce22" table:formula="of:=BASE(BITXOR(BITXOR(HEX2DEC(VLOOKUP([.H57]; [Tables.$A$2:.$D$257]; 4; 1)); HEX2DEC(VLOOKUP([.H58]; [Tables.$A$2:.$E$257]; 5; 1))); BITXOR(HEX2DEC([.H55]); HEX2DEC([.H56]))); 16; 2)" office:value-type="string" office:string-value="77" calcext:value-type="string">
            <text:p>77</text:p>
          </table:table-cell>
          <table:table-cell table:style-name="ce27" table:formula="of:=BASE(BITXOR(BITXOR(HEX2DEC(VLOOKUP([.I57]; [Tables.$A$2:.$D$257]; 4; 1)); HEX2DEC(VLOOKUP([.I58]; [Tables.$A$2:.$E$257]; 5; 1))); BITXOR(HEX2DEC([.I55]); HEX2DEC([.I56]))); 16; 2)" office:value-type="string" office:string-value="80" calcext:value-type="string">
            <text:p>80</text:p>
          </table:table-cell>
          <table:table-cell table:style-name="ce16" table:formula="of:=BASE(BITXOR(HEX2DEC([.J57]); HEX2DEC([.R57])); 16; 2)" office:value-type="string" office:string-value="60" calcext:value-type="string">
            <text:p>60</text:p>
          </table:table-cell>
          <table:table-cell table:style-name="ce22" table:formula="of:=BASE(BITXOR(HEX2DEC([.K57]); HEX2DEC([.S57])); 16; 2)" office:value-type="string" office:string-value="EA" calcext:value-type="string">
            <text:p>EA</text:p>
          </table:table-cell>
          <table:table-cell table:style-name="ce22" table:formula="of:=BASE(BITXOR(HEX2DEC([.L57]); HEX2DEC([.T57])); 16; 2)" office:value-type="string" office:string-value="61" calcext:value-type="string">
            <text:p>61</text:p>
          </table:table-cell>
          <table:table-cell table:style-name="ce27" table:formula="of:=BASE(BITXOR(HEX2DEC([.M57]); HEX2DEC([.U57])); 16; 2)" office:value-type="string" office:string-value="67" calcext:value-type="string">
            <text:p>67</text:p>
          </table:table-cell>
          <table:table-cell table:style-name="ce16" table:formula="of:=BASE(BITXOR(HEX2DEC([.U53]); HEX2DEC([.T49])); 16; 2)" office:value-type="string" office:string-value="05" calcext:value-type="string">
            <text:p>05</text:p>
          </table:table-cell>
          <table:table-cell table:style-name="ce22" table:formula="of:=BASE(BITXOR(HEX2DEC([.R57]); HEX2DEC([.U49])); 16; 2)" office:value-type="string" office:string-value="50" calcext:value-type="string">
            <text:p>50</text:p>
          </table:table-cell>
          <table:table-cell table:style-name="ce22" table:formula="of:=BASE(BITXOR(HEX2DEC([.S57]); HEX2DEC([.R53])); 16; 2)" office:value-type="string" office:string-value="16" calcext:value-type="string">
            <text:p>16</text:p>
          </table:table-cell>
          <table:table-cell table:style-name="ce27" table:formula="of:=BASE(BITXOR(HEX2DEC([.T57]); HEX2DEC([.S53])); 16; 2)" office:value-type="string" office:string-value="E7" calcext:value-type="string">
            <text:p>E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48"/>
          <table:table-cell table:style-name="ce17" table:formula="of:=VLOOKUP([.N54]; [Tables.$A$2:.$B$257]; 2; 1)" office:value-type="string" office:string-value="8A" calcext:value-type="string">
            <text:p>8A</text:p>
          </table:table-cell>
          <table:table-cell table:style-name="ce23" table:formula="of:=VLOOKUP([.O54]; [Tables.$A$2:.$B$257]; 2; 1)" office:value-type="string" office:string-value="61" calcext:value-type="string">
            <text:p>61</text:p>
          </table:table-cell>
          <table:table-cell table:style-name="ce23" table:formula="of:=VLOOKUP([.P54]; [Tables.$A$2:.$B$257]; 2; 1)" office:value-type="string" office:string-value="52" calcext:value-type="string">
            <text:p>52</text:p>
          </table:table-cell>
          <table:table-cell table:style-name="ce28" table:formula="of:=VLOOKUP([.Q54]; [Tables.$A$2:.$B$257]; 2; 1)" office:value-type="string" office:string-value="74" calcext:value-type="string">
            <text:p>74</text:p>
          </table:table-cell>
          <table:table-cell table:style-name="ce17" table:formula="of:=[.E58]" office:value-type="string" office:string-value="74" calcext:value-type="string">
            <text:p>74</text:p>
          </table:table-cell>
          <table:table-cell table:style-name="ce23" table:formula="of:=[.B58]" office:value-type="string" office:string-value="8A" calcext:value-type="string">
            <text:p>8A</text:p>
          </table:table-cell>
          <table:table-cell table:style-name="ce23" table:formula="of:=[.C58]" office:value-type="string" office:string-value="61" calcext:value-type="string">
            <text:p>61</text:p>
          </table:table-cell>
          <table:table-cell table:style-name="ce28" table:formula="of:=[.D58]" office:value-type="string" office:string-value="52" calcext:value-type="string">
            <text:p>52</text:p>
          </table:table-cell>
          <table:table-cell table:style-name="ce17" table:formula="of:=BASE(BITXOR(BITXOR(HEX2DEC(VLOOKUP([.F58]; [Tables.$A$2:.$D$257]; 4; 1)); HEX2DEC(VLOOKUP([.F55]; [Tables.$A$2:.$E$257]; 5; 1))); BITXOR(HEX2DEC([.F56]); HEX2DEC([.F57]))); 16; 2)" office:value-type="string" office:string-value="38" calcext:value-type="string">
            <text:p>38</text:p>
          </table:table-cell>
          <table:table-cell table:style-name="ce23" table:formula="of:=BASE(BITXOR(BITXOR(HEX2DEC(VLOOKUP([.G58]; [Tables.$A$2:.$D$257]; 4; 1)); HEX2DEC(VLOOKUP([.G55]; [Tables.$A$2:.$E$257]; 5; 1))); BITXOR(HEX2DEC([.G56]); HEX2DEC([.G57]))); 16; 2)" office:value-type="string" office:string-value="7A" calcext:value-type="string">
            <text:p>7A</text:p>
          </table:table-cell>
          <table:table-cell table:style-name="ce23" table:formula="of:=BASE(BITXOR(BITXOR(HEX2DEC(VLOOKUP([.H58]; [Tables.$A$2:.$D$257]; 4; 1)); HEX2DEC(VLOOKUP([.H55]; [Tables.$A$2:.$E$257]; 5; 1))); BITXOR(HEX2DEC([.H56]); HEX2DEC([.H57]))); 16; 2)" office:value-type="string" office:string-value="86" calcext:value-type="string">
            <text:p>86</text:p>
          </table:table-cell>
          <table:table-cell table:style-name="ce28" table:formula="of:=BASE(BITXOR(BITXOR(HEX2DEC(VLOOKUP([.I58]; [Tables.$A$2:.$D$257]; 4; 1)); HEX2DEC(VLOOKUP([.I55]; [Tables.$A$2:.$E$257]; 5; 1))); BITXOR(HEX2DEC([.I56]); HEX2DEC([.I57]))); 16; 2)" office:value-type="string" office:string-value="AB" calcext:value-type="string">
            <text:p>AB</text:p>
          </table:table-cell>
          <table:table-cell table:style-name="ce17" table:formula="of:=BASE(BITXOR(HEX2DEC([.J58]); HEX2DEC([.R58])); 16; 2)" office:value-type="string" office:string-value="00" calcext:value-type="string">
            <text:p>00</text:p>
          </table:table-cell>
          <table:table-cell table:style-name="ce23" table:formula="of:=BASE(BITXOR(HEX2DEC([.K58]); HEX2DEC([.S58])); 16; 2)" office:value-type="string" office:string-value="7C" calcext:value-type="string">
            <text:p>7C</text:p>
          </table:table-cell>
          <table:table-cell table:style-name="ce23" table:formula="of:=BASE(BITXOR(HEX2DEC([.L58]); HEX2DEC([.T58])); 16; 2)" office:value-type="string" office:string-value="EC" calcext:value-type="string">
            <text:p>EC</text:p>
          </table:table-cell>
          <table:table-cell table:style-name="ce28" table:formula="of:=BASE(BITXOR(HEX2DEC([.M58]); HEX2DEC([.U58])); 16; 2)" office:value-type="string" office:string-value="1E" calcext:value-type="string">
            <text:p>1E</text:p>
          </table:table-cell>
          <table:table-cell table:style-name="ce17" table:formula="of:=BASE(BITXOR(HEX2DEC([.U54]); HEX2DEC([.T50])); 16; 2)" office:value-type="string" office:string-value="38" calcext:value-type="string">
            <text:p>38</text:p>
          </table:table-cell>
          <table:table-cell table:style-name="ce23" table:formula="of:=BASE(BITXOR(HEX2DEC([.R58]); HEX2DEC([.U50])); 16; 2)" office:value-type="string" office:string-value="06" calcext:value-type="string">
            <text:p>06</text:p>
          </table:table-cell>
          <table:table-cell table:style-name="ce23" table:formula="of:=BASE(BITXOR(HEX2DEC([.S58]); HEX2DEC([.R54])); 16; 2)" office:value-type="string" office:string-value="6A" calcext:value-type="string">
            <text:p>6A</text:p>
          </table:table-cell>
          <table:table-cell table:style-name="ce28" table:formula="of:=BASE(BITXOR(HEX2DEC([.T58]); HEX2DEC([.S54])); 16; 2)" office:value-type="string" office:string-value="B5" calcext:value-type="string">
            <text:p>B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47" office:value-type="string" calcext:value-type="string">
            <text:p>Round 12</text:p>
          </table:table-cell>
          <table:table-cell table:style-name="ce15" table:formula="of:=VLOOKUP([.N55]; [Tables.$A$2:.$B$257]; 2; 1)" office:value-type="string" office:string-value="54" calcext:value-type="string">
            <text:p>54</text:p>
          </table:table-cell>
          <table:table-cell table:style-name="ce21" table:formula="of:=VLOOKUP([.O55]; [Tables.$A$2:.$B$257]; 2; 1)" office:value-type="string" office:string-value="2A" calcext:value-type="string">
            <text:p>2A</text:p>
          </table:table-cell>
          <table:table-cell table:style-name="ce21" table:formula="of:=VLOOKUP([.P55]; [Tables.$A$2:.$B$257]; 2; 1)" office:value-type="string" office:string-value="79" calcext:value-type="string">
            <text:p>79</text:p>
          </table:table-cell>
          <table:table-cell table:style-name="ce26" table:formula="of:=VLOOKUP([.Q55]; [Tables.$A$2:.$B$257]; 2; 1)" office:value-type="string" office:string-value="56" calcext:value-type="string">
            <text:p>56</text:p>
          </table:table-cell>
          <table:table-cell table:style-name="ce15" table:formula="of:=[.B59]" office:value-type="string" office:string-value="54" calcext:value-type="string">
            <text:p>54</text:p>
          </table:table-cell>
          <table:table-cell table:style-name="ce21" table:formula="of:=[.C59]" office:value-type="string" office:string-value="2A" calcext:value-type="string">
            <text:p>2A</text:p>
          </table:table-cell>
          <table:table-cell table:style-name="ce21" table:formula="of:=[.D59]" office:value-type="string" office:string-value="79" calcext:value-type="string">
            <text:p>79</text:p>
          </table:table-cell>
          <table:table-cell table:style-name="ce26" table:formula="of:=[.E59]" office:value-type="string" office:string-value="56" calcext:value-type="string">
            <text:p>56</text:p>
          </table:table-cell>
          <table:table-cell table:style-name="ce51"/>
          <table:table-cell table:style-name="ce55" table:number-columns-repeated="2"/>
          <table:table-cell table:style-name="ce57"/>
          <table:table-cell table:style-name="ce15" table:formula="of:=BASE(BITXOR(HEX2DEC([.F59]); HEX2DEC([.R59])); 16; 2)" office:value-type="string" office:string-value="BD" calcext:value-type="string">
            <text:p>BD</text:p>
          </table:table-cell>
          <table:table-cell table:style-name="ce21" table:formula="of:=BASE(BITXOR(HEX2DEC([.G59]); HEX2DEC([.S59])); 16; 2)" office:value-type="string" office:string-value="6E" calcext:value-type="string">
            <text:p>6E</text:p>
          </table:table-cell>
          <table:table-cell table:style-name="ce21" table:formula="of:=BASE(BITXOR(HEX2DEC([.H59]); HEX2DEC([.T59])); 16; 2)" office:value-type="string" office:string-value="F7" calcext:value-type="string">
            <text:p>F7</text:p>
          </table:table-cell>
          <table:table-cell table:style-name="ce26" table:formula="of:=BASE(BITXOR(HEX2DEC([.I59]); HEX2DEC([.U59])); 16; 2)" office:value-type="string" office:string-value="57" calcext:value-type="string">
            <text:p>57</text:p>
          </table:table-cell>
          <table:table-cell table:style-name="ce15" table:formula="of:=BASE(BITXOR(BITXOR(HEX2DEC(VLOOKUP([.U56]; [Tables.$A$2:.$B$257]; 2; 1)); HEX2DEC([.V59])); HEX2DEC([.T51])); 16; 2)" office:value-type="string" office:string-value="E9" calcext:value-type="string">
            <text:p>E9</text:p>
          </table:table-cell>
          <table:table-cell table:style-name="ce21" table:formula="of:=BASE(BITXOR(HEX2DEC([.R59]); HEX2DEC([.U51])); 16; 2)" office:value-type="string" office:string-value="44" calcext:value-type="string">
            <text:p>44</text:p>
          </table:table-cell>
          <table:table-cell table:style-name="ce21" table:formula="of:=BASE(BITXOR(HEX2DEC([.S59]); HEX2DEC([.R55])); 16; 2)" office:value-type="string" office:string-value="8E" calcext:value-type="string">
            <text:p>8E</text:p>
          </table:table-cell>
          <table:table-cell table:style-name="ce26" table:formula="of:=BASE(BITXOR(HEX2DEC([.T59]); HEX2DEC([.S55])); 16; 2)" office:value-type="string" office:string-value="01" calcext:value-type="string">
            <text:p>01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/>
          <table:table-cell table:style-name="ce16" table:formula="of:=VLOOKUP([.N56]; [Tables.$A$2:.$B$257]; 2; 1)" office:value-type="string" office:string-value="1F" calcext:value-type="string">
            <text:p>1F</text:p>
          </table:table-cell>
          <table:table-cell table:style-name="ce22" table:formula="of:=VLOOKUP([.O56]; [Tables.$A$2:.$B$257]; 2; 1)" office:value-type="string" office:string-value="B8" calcext:value-type="string">
            <text:p>B8</text:p>
          </table:table-cell>
          <table:table-cell table:style-name="ce22" table:formula="of:=VLOOKUP([.P56]; [Tables.$A$2:.$B$257]; 2; 1)" office:value-type="string" office:string-value="C9" calcext:value-type="string">
            <text:p>C9</text:p>
          </table:table-cell>
          <table:table-cell table:style-name="ce27" table:formula="of:=VLOOKUP([.Q56]; [Tables.$A$2:.$B$257]; 2; 1)" office:value-type="string" office:string-value="DE" calcext:value-type="string">
            <text:p>DE</text:p>
          </table:table-cell>
          <table:table-cell table:style-name="ce16" table:formula="of:=[.C60]" office:value-type="string" office:string-value="B8" calcext:value-type="string">
            <text:p>B8</text:p>
          </table:table-cell>
          <table:table-cell table:style-name="ce22" table:formula="of:=[.D60]" office:value-type="string" office:string-value="C9" calcext:value-type="string">
            <text:p>C9</text:p>
          </table:table-cell>
          <table:table-cell table:style-name="ce22" table:formula="of:=[.E60]" office:value-type="string" office:string-value="DE" calcext:value-type="string">
            <text:p>DE</text:p>
          </table:table-cell>
          <table:table-cell table:style-name="ce27" table:formula="of:=[.B60]" office:value-type="string" office:string-value="1F" calcext:value-type="string">
            <text:p>1F</text:p>
          </table:table-cell>
          <table:table-cell table:style-name="ce52"/>
          <table:table-cell table:number-columns-repeated="2"/>
          <table:table-cell table:style-name="ce61"/>
          <table:table-cell table:style-name="ce16" table:formula="of:=BASE(BITXOR(HEX2DEC([.F60]); HEX2DEC([.R60])); 16; 2)" office:value-type="string" office:string-value="33" calcext:value-type="string">
            <text:p>33</text:p>
          </table:table-cell>
          <table:table-cell table:style-name="ce22" table:formula="of:=BASE(BITXOR(HEX2DEC([.G60]); HEX2DEC([.S60])); 16; 2)" office:value-type="string" office:string-value="45" calcext:value-type="string">
            <text:p>45</text:p>
          </table:table-cell>
          <table:table-cell table:style-name="ce22" table:formula="of:=BASE(BITXOR(HEX2DEC([.H60]); HEX2DEC([.T60])); 16; 2)" office:value-type="string" office:string-value="12" calcext:value-type="string">
            <text:p>12</text:p>
          </table:table-cell>
          <table:table-cell table:style-name="ce27" table:formula="of:=BASE(BITXOR(HEX2DEC([.I60]); HEX2DEC([.U60])); 16; 2)" office:value-type="string" office:string-value="1F" calcext:value-type="string">
            <text:p>1F</text:p>
          </table:table-cell>
          <table:table-cell table:style-name="ce16" table:formula="of:=BASE(BITXOR(HEX2DEC(VLOOKUP([.U57]; [Tables.$A$2:.$B$257]; 2; 1)); HEX2DEC([.T52])); 16; 2)" office:value-type="string" office:string-value="8B" calcext:value-type="string">
            <text:p>8B</text:p>
          </table:table-cell>
          <table:table-cell table:style-name="ce22" table:formula="of:=BASE(BITXOR(HEX2DEC([.R60]); HEX2DEC([.U52])); 16; 2)" office:value-type="string" office:string-value="8C" calcext:value-type="string">
            <text:p>8C</text:p>
          </table:table-cell>
          <table:table-cell table:style-name="ce22" table:formula="of:=BASE(BITXOR(HEX2DEC([.S60]); HEX2DEC([.R56])); 16; 2)" office:value-type="string" office:string-value="CC" calcext:value-type="string">
            <text:p>CC</text:p>
          </table:table-cell>
          <table:table-cell table:style-name="ce27" table:formula="of:=BASE(BITXOR(HEX2DEC([.T60]); HEX2DEC([.S56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7]; [Tables.$A$2:.$B$257]; 2; 1)" office:value-type="string" office:string-value="D0" calcext:value-type="string">
            <text:p>D0</text:p>
          </table:table-cell>
          <table:table-cell table:style-name="ce22" table:formula="of:=VLOOKUP([.O57]; [Tables.$A$2:.$B$257]; 2; 1)" office:value-type="string" office:string-value="87" calcext:value-type="string">
            <text:p>87</text:p>
          </table:table-cell>
          <table:table-cell table:style-name="ce22" table:formula="of:=VLOOKUP([.P57]; [Tables.$A$2:.$B$257]; 2; 1)" office:value-type="string" office:string-value="EF" calcext:value-type="string">
            <text:p>EF</text:p>
          </table:table-cell>
          <table:table-cell table:style-name="ce27" table:formula="of:=VLOOKUP([.Q57]; [Tables.$A$2:.$B$257]; 2; 1)" office:value-type="string" office:string-value="85" calcext:value-type="string">
            <text:p>85</text:p>
          </table:table-cell>
          <table:table-cell table:style-name="ce16" table:formula="of:=[.D61]" office:value-type="string" office:string-value="EF" calcext:value-type="string">
            <text:p>EF</text:p>
          </table:table-cell>
          <table:table-cell table:style-name="ce22" table:formula="of:=[.E61]" office:value-type="string" office:string-value="85" calcext:value-type="string">
            <text:p>85</text:p>
          </table:table-cell>
          <table:table-cell table:style-name="ce22" table:formula="of:=[.B61]" office:value-type="string" office:string-value="D0" calcext:value-type="string">
            <text:p>D0</text:p>
          </table:table-cell>
          <table:table-cell table:style-name="ce27" table:formula="of:=[.C61]" office:value-type="string" office:string-value="87" calcext:value-type="string">
            <text:p>87</text:p>
          </table:table-cell>
          <table:table-cell table:style-name="ce52"/>
          <table:table-cell table:number-columns-repeated="2"/>
          <table:table-cell table:style-name="ce61"/>
          <table:table-cell table:style-name="ce16" table:formula="of:=BASE(BITXOR(HEX2DEC([.F61]); HEX2DEC([.R61])); 16; 2)" office:value-type="string" office:string-value="4F" calcext:value-type="string">
            <text:p>4F</text:p>
          </table:table-cell>
          <table:table-cell table:style-name="ce22" table:formula="of:=BASE(BITXOR(HEX2DEC([.G61]); HEX2DEC([.S61])); 16; 2)" office:value-type="string" office:string-value="F2" calcext:value-type="string">
            <text:p>F2</text:p>
          </table:table-cell>
          <table:table-cell table:style-name="ce22" table:formula="of:=BASE(BITXOR(HEX2DEC([.H61]); HEX2DEC([.T61])); 16; 2)" office:value-type="string" office:string-value="A2" calcext:value-type="string">
            <text:p>A2</text:p>
          </table:table-cell>
          <table:table-cell table:style-name="ce27" table:formula="of:=BASE(BITXOR(HEX2DEC([.I61]); HEX2DEC([.U61])); 16; 2)" office:value-type="string" office:string-value="A5" calcext:value-type="string">
            <text:p>A5</text:p>
          </table:table-cell>
          <table:table-cell table:style-name="ce16" table:formula="of:=BASE(BITXOR(HEX2DEC(VLOOKUP([.U58]; [Tables.$A$2:.$B$257]; 2; 1)); HEX2DEC([.T53])); 16; 2)" office:value-type="string" office:string-value="A0" calcext:value-type="string">
            <text:p>A0</text:p>
          </table:table-cell>
          <table:table-cell table:style-name="ce22" table:formula="of:=BASE(BITXOR(HEX2DEC([.R61]); HEX2DEC([.U53])); 16; 2)" office:value-type="string" office:string-value="77" calcext:value-type="string">
            <text:p>77</text:p>
          </table:table-cell>
          <table:table-cell table:style-name="ce22" table:formula="of:=BASE(BITXOR(HEX2DEC([.S61]); HEX2DEC([.R57])); 16; 2)" office:value-type="string" office:string-value="72" calcext:value-type="string">
            <text:p>72</text:p>
          </table:table-cell>
          <table:table-cell table:style-name="ce27" table:formula="of:=BASE(BITXOR(HEX2DEC([.T61]); HEX2DEC([.S57])); 16; 2)" office:value-type="string" office:string-value="22" calcext:value-type="string">
            <text:p>22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48"/>
          <table:table-cell table:style-name="ce17" table:formula="of:=VLOOKUP([.N58]; [Tables.$A$2:.$B$257]; 2; 1)" office:value-type="string" office:string-value="63" calcext:value-type="string">
            <text:p>63</text:p>
          </table:table-cell>
          <table:table-cell table:style-name="ce23" table:formula="of:=VLOOKUP([.O58]; [Tables.$A$2:.$B$257]; 2; 1)" office:value-type="string" office:string-value="10" calcext:value-type="string">
            <text:p>10</text:p>
          </table:table-cell>
          <table:table-cell table:style-name="ce23" table:formula="of:=VLOOKUP([.P58]; [Tables.$A$2:.$B$257]; 2; 1)" office:value-type="string" office:string-value="CE" calcext:value-type="string">
            <text:p>CE</text:p>
          </table:table-cell>
          <table:table-cell table:style-name="ce28" table:formula="of:=VLOOKUP([.Q58]; [Tables.$A$2:.$B$257]; 2; 1)" office:value-type="string" office:string-value="72" calcext:value-type="string">
            <text:p>72</text:p>
          </table:table-cell>
          <table:table-cell table:style-name="ce17" table:formula="of:=[.E62]" office:value-type="string" office:string-value="72" calcext:value-type="string">
            <text:p>72</text:p>
          </table:table-cell>
          <table:table-cell table:style-name="ce23" table:formula="of:=[.B62]" office:value-type="string" office:string-value="63" calcext:value-type="string">
            <text:p>63</text:p>
          </table:table-cell>
          <table:table-cell table:style-name="ce23" table:formula="of:=[.C62]" office:value-type="string" office:string-value="10" calcext:value-type="string">
            <text:p>10</text:p>
          </table:table-cell>
          <table:table-cell table:style-name="ce28" table:formula="of:=[.D62]" office:value-type="string" office:string-value="CE" calcext:value-type="string">
            <text:p>CE</text:p>
          </table:table-cell>
          <table:table-cell table:style-name="ce53"/>
          <table:table-cell table:style-name="ce56" table:number-columns-repeated="2"/>
          <table:table-cell table:style-name="ce62"/>
          <table:table-cell table:style-name="ce17" table:formula="of:=BASE(BITXOR(HEX2DEC([.F62]); HEX2DEC([.R62])); 16; 2)" office:value-type="string" office:string-value="1D" calcext:value-type="string">
            <text:p>1D</text:p>
          </table:table-cell>
          <table:table-cell table:style-name="ce23" table:formula="of:=BASE(BITXOR(HEX2DEC([.G62]); HEX2DEC([.S62])); 16; 2)" office:value-type="string" office:string-value="5F" calcext:value-type="string">
            <text:p>5F</text:p>
          </table:table-cell>
          <table:table-cell table:style-name="ce23" table:formula="of:=BASE(BITXOR(HEX2DEC([.H62]); HEX2DEC([.T62])); 16; 2)" office:value-type="string" office:string-value="14" calcext:value-type="string">
            <text:p>14</text:p>
          </table:table-cell>
          <table:table-cell table:style-name="ce28" table:formula="of:=BASE(BITXOR(HEX2DEC([.I62]); HEX2DEC([.U62])); 16; 2)" office:value-type="string" office:string-value="CC" calcext:value-type="string">
            <text:p>CC</text:p>
          </table:table-cell>
          <table:table-cell table:style-name="ce17" table:formula="of:=BASE(BITXOR(HEX2DEC(VLOOKUP([.U55]; [Tables.$A$2:.$B$257]; 2; 1)); HEX2DEC([.T54])); 16; 2)" office:value-type="string" office:string-value="6F" calcext:value-type="string">
            <text:p>6F</text:p>
          </table:table-cell>
          <table:table-cell table:style-name="ce23" table:formula="of:=BASE(BITXOR(HEX2DEC([.R62]); HEX2DEC([.U54])); 16; 2)" office:value-type="string" office:string-value="3C" calcext:value-type="string">
            <text:p>3C</text:p>
          </table:table-cell>
          <table:table-cell table:style-name="ce23" table:formula="of:=BASE(BITXOR(HEX2DEC([.S62]); HEX2DEC([.R58])); 16; 2)" office:value-type="string" office:string-value="04" calcext:value-type="string">
            <text:p>04</text:p>
          </table:table-cell>
          <table:table-cell table:style-name="ce28" table:formula="of:=BASE(BITXOR(HEX2DEC([.T62]); HEX2DEC([.S58])); 16; 2)" office:value-type="string" office:string-value="02" calcext:value-type="string">
            <text:p>02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104850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ES-256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256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49" office:value-type="string" calcext:value-type="string" table:number-columns-spanned="8" table:number-rows-spanned="1">
            <text:p>Key (input)</text:p>
          </table:table-cell>
          <table:covered-table-cell table:number-columns-repeated="6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5"/>
        </table:table-row>
        <table:table-row table:style-name="ro3">
          <table:table-cell table:style-name="ce7"/>
          <table:table-cell table:style-name="ce13" office:value-type="string" calcext:value-type="string">
            <text:p>6B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string" calcext:value-type="string">
            <text:p>E9</text:p>
          </table:table-cell>
          <table:table-cell table:style-name="ce24" office:value-type="string" calcext:value-type="string">
            <text:p>73</text:p>
          </table:table-cell>
          <table:table-cell table:style-name="ce30" office:value-type="string" calcext:value-type="string">
            <text:p>60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2B</text:p>
          </table:table-cell>
          <table:table-cell table:style-name="ce13" office:value-type="string" calcext:value-type="string">
            <text:p>85</text:p>
          </table:table-cell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3B</text:p>
          </table:table-cell>
          <table:table-cell table:style-name="ce13" office:value-type="string" calcext:value-type="string">
            <text:p>2D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67]" office:value-type="string" office:string-value="F3" calcext:value-type="string">
            <text:p>F3</text:p>
          </table:table-cell>
          <table:table-cell table:style-name="ce34" table:formula="of:=[.O67]" office:value-type="string" office:string-value="B5" calcext:value-type="string">
            <text:p>B5</text:p>
          </table:table-cell>
          <table:table-cell table:style-name="ce34" table:formula="of:=[.P67]" office:value-type="string" office:string-value="06" calcext:value-type="string">
            <text:p>06</text:p>
          </table:table-cell>
          <table:table-cell table:style-name="ce35" table:formula="of:=[.Q67]" office:value-type="string" office:string-value="3D" calcext:value-type="string">
            <text:p>3D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2"/>
          <table:covered-table-cell table:number-columns-repeated="3" table:style-name="ce39"/>
          <table:covered-table-cell table:style-name="ce42"/>
          <table:table-cell/>
          <table:table-cell table:style-name="ce37" table:number-columns-repeated="994"/>
        </table:table-row>
        <table:table-row table:style-name="ro3">
          <table:table-cell table:style-name="ce7"/>
          <table:table-cell table:style-name="ce13" office:value-type="string" calcext:value-type="string">
            <text:p>C1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3D</text:p>
          </table:table-cell>
          <table:table-cell table:style-name="ce24" office:value-type="string" calcext:value-type="string">
            <text:p>93</text:p>
          </table:table-cell>
          <table:table-cell table:style-name="ce30" office:value-type="string" calcext:value-type="string">
            <text:p>3D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73</text:p>
          </table:table-cell>
          <table:table-cell table:style-name="ce13" office:value-type="string" calcext:value-type="string">
            <text:p>7D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98</text:p>
          </table:table-cell>
          <table:table-cell table:style-name="ce24" office:value-type="string" calcext:value-type="string">
            <text:p>14</text:p>
          </table:table-cell>
          <table:table-cell table:style-name="ce33" table:formula="of:=[.N68]" office:value-type="string" office:string-value="EE" calcext:value-type="string">
            <text:p>EE</text:p>
          </table:table-cell>
          <table:table-cell table:style-name="ce34" table:formula="of:=[.O68]" office:value-type="string" office:string-value="D2" calcext:value-type="string">
            <text:p>D2</text:p>
          </table:table-cell>
          <table:table-cell table:style-name="ce34" table:formula="of:=[.P68]" office:value-type="string" office:string-value="4B" calcext:value-type="string">
            <text:p>4B</text:p>
          </table:table-cell>
          <table:table-cell table:style-name="ce35" table:formula="of:=[.Q68]" office:value-type="string" office:string-value="B1" calcext:value-type="string">
            <text:p>B1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;[.L5];[.L6];[.L7];[.L8];[.M5];[.M6];[.M7];[.M8])" office:value-type="string" office:string-value="603DEB1015CA71BE2B73AEF0857D77811F352C073B6108D72D9810A30914DFF4" calcext:value-type="string" table:number-columns-spanned="17" table:number-rows-spanned="1">
            <text:p>603DEB1015CA71BE2B73AEF0857D77811F352C073B6108D72D9810A30914DFF4</text:p>
          </table:table-cell>
          <table:covered-table-cell table:number-columns-repeated="7" table:style-name="ce39"/>
          <table:covered-table-cell table:style-name="ce42"/>
          <table:covered-table-cell table:number-columns-repeated="8" table:style-name="ce37"/>
          <table:table-cell table:style-name="ce37" table:number-columns-repeated="987"/>
        </table:table-row>
        <table:table-row table:style-name="ro3">
          <table:table-cell table:style-name="ce7"/>
          <table:table-cell table:style-name="ce13" office:value-type="string" calcext:value-type="string">
            <text:p>BE</text:p>
          </table:table-cell>
          <table:table-cell table:style-name="ce19" office:value-type="string" calcext:value-type="string">
            <text:p>9F</text:p>
          </table:table-cell>
          <table:table-cell table:style-name="ce19" office:value-type="string" calcext:value-type="string">
            <text:p>7E</text:p>
          </table:table-cell>
          <table:table-cell table:style-name="ce24" office:value-type="string" calcext:value-type="string">
            <text:p>17</text:p>
          </table:table-cell>
          <table:table-cell table:style-name="ce30" office:value-type="string" calcext:value-type="string">
            <text:p>EB</text:p>
          </table:table-cell>
          <table:table-cell table:style-name="ce19" office:value-type="string" calcext:value-type="string">
            <text:p>71</text:p>
          </table:table-cell>
          <table:table-cell table:style-name="ce19" office:value-type="string" calcext:value-type="string">
            <text:p>AE</text:p>
          </table:table-cell>
          <table:table-cell table:style-name="ce13" office:value-type="string" calcext:value-type="string">
            <text:p>77</text:p>
          </table:table-cell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10</text:p>
          </table:table-cell>
          <table:table-cell table:style-name="ce24" office:value-type="string" calcext:value-type="string">
            <text:p>DF</text:p>
          </table:table-cell>
          <table:table-cell table:style-name="ce33" table:formula="of:=[.N69]" office:value-type="string" office:string-value="D1" calcext:value-type="string">
            <text:p>D1</text:p>
          </table:table-cell>
          <table:table-cell table:style-name="ce34" table:formula="of:=[.O69]" office:value-type="string" office:string-value="A0" calcext:value-type="string">
            <text:p>A0</text:p>
          </table:table-cell>
          <table:table-cell table:style-name="ce34" table:formula="of:=[.P69]" office:value-type="string" office:string-value="5A" calcext:value-type="string">
            <text:p>5A</text:p>
          </table:table-cell>
          <table:table-cell table:style-name="ce35" table:formula="of:=[.Q69]" office:value-type="string" office:string-value="81" calcext:value-type="string">
            <text:p>81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N5];[.N6];[.N7];[.N8];[.O5];[.O6];[.O7];[.O8];[.P5];[.P6];[.P7];[.P8];[.Q5];[.Q6];[.Q7];[.Q8])" office:value-type="string" office:string-value="F3EED1BDB5D2A03C064B5A7E3DB181F8" calcext:value-type="string" table:number-columns-spanned="9" table:number-rows-spanned="1">
            <text:p>F3EED1BDB5D2A03C064B5A7E3DB181F8</text:p>
          </table:table-cell>
          <table:covered-table-cell table:number-columns-repeated="7" table:style-name="ce39"/>
          <table:covered-table-cell table:style-name="ce42"/>
          <table:table-cell table:style-name="ce37" table:number-columns-repeated="995"/>
        </table:table-row>
        <table:table-row table:style-name="ro3">
          <table:table-cell table:style-name="ce7"/>
          <table:table-cell table:style-name="ce13" office:value-type="string" calcext:value-type="string">
            <text:p>E2</text:p>
          </table:table-cell>
          <table:table-cell table:style-name="ce19" office:value-type="string" calcext:value-type="string">
            <text:p>96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2A</text:p>
          </table:table-cell>
          <table:table-cell table:style-name="ce30" office:value-type="string" calcext:value-type="string">
            <text:p>10</text:p>
          </table:table-cell>
          <table:table-cell table:style-name="ce19" office:value-type="string" calcext:value-type="string">
            <text:p>BE</text:p>
          </table:table-cell>
          <table:table-cell table:style-name="ce19" office:value-type="string" calcext:value-type="string">
            <text:p>F0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A3</text:p>
          </table:table-cell>
          <table:table-cell table:style-name="ce24" office:value-type="string" calcext:value-type="string">
            <text:p>F4</text:p>
          </table:table-cell>
          <table:table-cell table:style-name="ce33" table:formula="of:=[.N70]" office:value-type="string" office:string-value="BD" calcext:value-type="string">
            <text:p>BD</text:p>
          </table:table-cell>
          <table:table-cell table:style-name="ce34" table:formula="of:=[.O70]" office:value-type="string" office:string-value="3C" calcext:value-type="string">
            <text:p>3C</text:p>
          </table:table-cell>
          <table:table-cell table:style-name="ce34" table:formula="of:=[.P70]" office:value-type="string" office:string-value="7E" calcext:value-type="string">
            <text:p>7E</text:p>
          </table:table-cell>
          <table:table-cell table:style-name="ce35" table:formula="of:=[.Q70]" office:value-type="string" office:string-value="F8" calcext:value-type="string">
            <text:p>F8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6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0B" calcext:value-type="string">
            <text:p>0B</text:p>
          </table:table-cell>
          <table:table-cell table:style-name="ce21" table:formula="of:=BASE(BITXOR(IF(AND(HEX2DEC([.C5]) &gt;= 0; HEX2DEC([.C5]) &lt;= 255); HEX2DEC([.C5]); 0/0); HEX2DEC([.S11])); 16; 2)" office:value-type="string" office:string-value="3B" calcext:value-type="string">
            <text:p>3B</text:p>
          </table:table-cell>
          <table:table-cell table:style-name="ce21" table:formula="of:=BASE(BITXOR(IF(AND(HEX2DEC([.D5]) &gt;= 0; HEX2DEC([.D5]) &lt;= 255); HEX2DEC([.D5]); 0/0); HEX2DEC([.T11])); 16; 2)" office:value-type="string" office:string-value="C2" calcext:value-type="string">
            <text:p>C2</text:p>
          </table:table-cell>
          <table:table-cell table:style-name="ce26" table:formula="of:=BASE(BITXOR(IF(AND(HEX2DEC([.E5]) &gt;= 0; HEX2DEC([.E5]) &lt;= 255); HEX2DEC([.E5]); 0/0); HEX2DEC([.U11])); 16; 2)" office:value-type="string" office:string-value="F6" calcext:value-type="string">
            <text:p>F6</text:p>
          </table:table-cell>
          <table:table-cell table:style-name="ce15" table:formula="of:=IF(AND(HEX2DEC([.F5]) &gt;= 0; HEX2DEC([.F5]) &lt;= 255); BASE(HEX2DEC([.F5]);16;2); 0/0)" office:value-type="string" office:string-value="60" calcext:value-type="string">
            <text:p>60</text:p>
          </table:table-cell>
          <table:table-cell table:style-name="ce21" table:formula="of:=IF(AND(HEX2DEC([.G5]) &gt;= 0; HEX2DEC([.G5]) &lt;= 255); BASE(HEX2DEC([.G5]);16;2); 0/0)" office:value-type="string" office:string-value="15" calcext:value-type="string">
            <text:p>15</text:p>
          </table:table-cell>
          <table:table-cell table:style-name="ce21" table:formula="of:=IF(AND(HEX2DEC([.H5]) &gt;= 0; HEX2DEC([.H5]) &lt;= 255); BASE(HEX2DEC([.H5]);16;2); 0/0)" office:value-type="string" office:string-value="2B" calcext:value-type="string">
            <text:p>2B</text:p>
          </table:table-cell>
          <table:table-cell table:style-name="ce26" table:formula="of:=IF(AND(HEX2DEC([.I5]) &gt;= 0; HEX2DEC([.I5]) &lt;= 255); BASE(HEX2DEC([.I5]);16;2); 0/0)" office:value-type="string" office:string-value="85" calcext:value-type="string">
            <text:p>85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FC" calcext:value-type="string">
            <text:p>FC</text:p>
          </table:table-cell>
          <table:table-cell table:style-name="ce22" table:formula="of:=BASE(BITXOR(IF(AND(HEX2DEC([.C6]) &gt;= 0; HEX2DEC([.C6]) &lt;= 255); HEX2DEC([.C6]); 0/0); HEX2DEC([.S12])); 16; 2)" office:value-type="string" office:string-value="8A" calcext:value-type="string">
            <text:p>8A</text:p>
          </table:table-cell>
          <table:table-cell table:style-name="ce22" table:formula="of:=BASE(BITXOR(IF(AND(HEX2DEC([.D6]) &gt;= 0; HEX2DEC([.D6]) &lt;= 255); HEX2DEC([.D6]); 0/0); HEX2DEC([.T12])); 16; 2)" office:value-type="string" office:string-value="4E" calcext:value-type="string">
            <text:p>4E</text:p>
          </table:table-cell>
          <table:table-cell table:style-name="ce27" table:formula="of:=BASE(BITXOR(IF(AND(HEX2DEC([.E6]) &gt;= 0; HEX2DEC([.E6]) &lt;= 255); HEX2DEC([.E6]); 0/0); HEX2DEC([.U12])); 16; 2)" office:value-type="string" office:string-value="EE" calcext:value-type="string">
            <text:p>EE</text:p>
          </table:table-cell>
          <table:table-cell table:style-name="ce16" table:formula="of:=IF(AND(HEX2DEC([.F6]) &gt;= 0; HEX2DEC([.F6]) &lt;= 255); BASE(HEX2DEC([.F6]);16;2); 0/0)" office:value-type="string" office:string-value="3D" calcext:value-type="string">
            <text:p>3D</text:p>
          </table:table-cell>
          <table:table-cell table:style-name="ce22" table:formula="of:=IF(AND(HEX2DEC([.G6]) &gt;= 0; HEX2DEC([.G6]) &lt;= 255); BASE(HEX2DEC([.G6]);16;2); 0/0)" office:value-type="string" office:string-value="CA" calcext:value-type="string">
            <text:p>CA</text:p>
          </table:table-cell>
          <table:table-cell table:style-name="ce22" table:formula="of:=IF(AND(HEX2DEC([.H6]) &gt;= 0; HEX2DEC([.H6]) &lt;= 255); BASE(HEX2DEC([.H6]);16;2); 0/0)" office:value-type="string" office:string-value="73" calcext:value-type="string">
            <text:p>73</text:p>
          </table:table-cell>
          <table:table-cell table:style-name="ce27" table:formula="of:=IF(AND(HEX2DEC([.I6]) &gt;= 0; HEX2DEC([.I6]) &lt;= 255); BASE(HEX2DEC([.I6]);16;2); 0/0)" office:value-type="string" office:string-value="7D" calcext:value-type="string">
            <text:p>7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55" calcext:value-type="string">
            <text:p>55</text:p>
          </table:table-cell>
          <table:table-cell table:style-name="ce22" table:formula="of:=BASE(BITXOR(IF(AND(HEX2DEC([.C7]) &gt;= 0; HEX2DEC([.C7]) &lt;= 255); HEX2DEC([.C7]); 0/0); HEX2DEC([.S13])); 16; 2)" office:value-type="string" office:string-value="EE" calcext:value-type="string">
            <text:p>EE</text:p>
          </table:table-cell>
          <table:table-cell table:style-name="ce22" table:formula="of:=BASE(BITXOR(IF(AND(HEX2DEC([.D7]) &gt;= 0; HEX2DEC([.D7]) &lt;= 255); HEX2DEC([.D7]); 0/0); HEX2DEC([.T13])); 16; 2)" office:value-type="string" office:string-value="D0" calcext:value-type="string">
            <text:p>D0</text:p>
          </table:table-cell>
          <table:table-cell table:style-name="ce27" table:formula="of:=BASE(BITXOR(IF(AND(HEX2DEC([.E7]) &gt;= 0; HEX2DEC([.E7]) &lt;= 255); HEX2DEC([.E7]); 0/0); HEX2DEC([.U13])); 16; 2)" office:value-type="string" office:string-value="60" calcext:value-type="string">
            <text:p>60</text:p>
          </table:table-cell>
          <table:table-cell table:style-name="ce16" table:formula="of:=IF(AND(HEX2DEC([.F7]) &gt;= 0; HEX2DEC([.F7]) &lt;= 255); BASE(HEX2DEC([.F7]);16;2); 0/0)" office:value-type="string" office:string-value="EB" calcext:value-type="string">
            <text:p>EB</text:p>
          </table:table-cell>
          <table:table-cell table:style-name="ce22" table:formula="of:=IF(AND(HEX2DEC([.G7]) &gt;= 0; HEX2DEC([.G7]) &lt;= 255); BASE(HEX2DEC([.G7]);16;2); 0/0)" office:value-type="string" office:string-value="71" calcext:value-type="string">
            <text:p>71</text:p>
          </table:table-cell>
          <table:table-cell table:style-name="ce22" table:formula="of:=IF(AND(HEX2DEC([.H7]) &gt;= 0; HEX2DEC([.H7]) &lt;= 255); BASE(HEX2DEC([.H7]);16;2); 0/0)" office:value-type="string" office:string-value="AE" calcext:value-type="string">
            <text:p>AE</text:p>
          </table:table-cell>
          <table:table-cell table:style-name="ce27" table:formula="of:=IF(AND(HEX2DEC([.I7]) &gt;= 0; HEX2DEC([.I7]) &lt;= 255); BASE(HEX2DEC([.I7]);16;2); 0/0)" office:value-type="string" office:string-value="77" calcext:value-type="string">
            <text:p>7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F2" calcext:value-type="string">
            <text:p>F2</text:p>
          </table:table-cell>
          <table:table-cell table:style-name="ce23" table:formula="of:=BASE(BITXOR(IF(AND(HEX2DEC([.C8]) &gt;= 0; HEX2DEC([.C8]) &lt;= 255); HEX2DEC([.C8]); 0/0); HEX2DEC([.S14])); 16; 2)" office:value-type="string" office:string-value="28" calcext:value-type="string">
            <text:p>28</text:p>
          </table:table-cell>
          <table:table-cell table:style-name="ce23" table:formula="of:=BASE(BITXOR(IF(AND(HEX2DEC([.D8]) &gt;= 0; HEX2DEC([.D8]) &lt;= 255); HEX2DEC([.D8]); 0/0); HEX2DEC([.T14])); 16; 2)" office:value-type="string" office:string-value="E1" calcext:value-type="string">
            <text:p>E1</text:p>
          </table:table-cell>
          <table:table-cell table:style-name="ce28" table:formula="of:=BASE(BITXOR(IF(AND(HEX2DEC([.E8]) &gt;= 0; HEX2DEC([.E8]) &lt;= 255); HEX2DEC([.E8]); 0/0); HEX2DEC([.U14])); 16; 2)" office:value-type="string" office:string-value="AB" calcext:value-type="string">
            <text:p>AB</text:p>
          </table:table-cell>
          <table:table-cell table:style-name="ce17" table:formula="of:=IF(AND(HEX2DEC([.F8]) &gt;= 0; HEX2DEC([.F8]) &lt;= 255); BASE(HEX2DEC([.F8]);16;2); 0/0)" office:value-type="string" office:string-value="10" calcext:value-type="string">
            <text:p>10</text:p>
          </table:table-cell>
          <table:table-cell table:style-name="ce23" table:formula="of:=IF(AND(HEX2DEC([.G8]) &gt;= 0; HEX2DEC([.G8]) &lt;= 255); BASE(HEX2DEC([.G8]);16;2); 0/0)" office:value-type="string" office:string-value="BE" calcext:value-type="string">
            <text:p>BE</text:p>
          </table:table-cell>
          <table:table-cell table:style-name="ce23" table:formula="of:=IF(AND(HEX2DEC([.H8]) &gt;= 0; HEX2DEC([.H8]) &lt;= 255); BASE(HEX2DEC([.H8]);16;2); 0/0)" office:value-type="string" office:string-value="F0" calcext:value-type="string">
            <text:p>F0</text:p>
          </table:table-cell>
          <table:table-cell table:style-name="ce28" table:formula="of:=IF(AND(HEX2DEC([.I8]) &gt;= 0; HEX2DEC([.I8]) &lt;= 255); BASE(HEX2DEC([.I8]);16;2); 0/0)" office:value-type="string" office:string-value="81" calcext:value-type="string">
            <text:p>81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2B" calcext:value-type="string">
            <text:p>2B</text:p>
          </table:table-cell>
          <table:table-cell table:style-name="ce21" table:formula="of:=VLOOKUP([.O11]; [Tables.$A$2:.$B$257]; 2; 1)" office:value-type="string" office:string-value="E2" calcext:value-type="string">
            <text:p>E2</text:p>
          </table:table-cell>
          <table:table-cell table:style-name="ce21" table:formula="of:=VLOOKUP([.P11]; [Tables.$A$2:.$B$257]; 2; 1)" office:value-type="string" office:string-value="25" calcext:value-type="string">
            <text:p>25</text:p>
          </table:table-cell>
          <table:table-cell table:style-name="ce26" table:formula="of:=VLOOKUP([.Q11]; [Tables.$A$2:.$B$257]; 2; 1)" office:value-type="string" office:string-value="42" calcext:value-type="string">
            <text:p>42</text:p>
          </table:table-cell>
          <table:table-cell table:style-name="ce15" table:formula="of:=[.B15]" office:value-type="string" office:string-value="2B" calcext:value-type="string">
            <text:p>2B</text:p>
          </table:table-cell>
          <table:table-cell table:style-name="ce21" table:formula="of:=[.C15]" office:value-type="string" office:string-value="E2" calcext:value-type="string">
            <text:p>E2</text:p>
          </table:table-cell>
          <table:table-cell table:style-name="ce21" table:formula="of:=[.D15]" office:value-type="string" office:string-value="25" calcext:value-type="string">
            <text:p>25</text:p>
          </table:table-cell>
          <table:table-cell table:style-name="ce26" table:formula="of:=[.E15]" office:value-type="string" office:string-value="42" calcext:value-type="string">
            <text:p>42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C6" calcext:value-type="string">
            <text:p>C6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F7" calcext:value-type="string">
            <text:p>F7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FA" calcext:value-type="string">
            <text:p>FA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9F" calcext:value-type="string">
            <text:p>9F</text:p>
          </table:table-cell>
          <table:table-cell table:style-name="ce15" table:formula="of:=BASE(BITXOR(HEX2DEC([.J15]); HEX2DEC([.R15])); 16; 2)" office:value-type="string" office:string-value="D9" calcext:value-type="string">
            <text:p>D9</text:p>
          </table:table-cell>
          <table:table-cell table:style-name="ce21" table:formula="of:=BASE(BITXOR(HEX2DEC([.K15]); HEX2DEC([.S15])); 16; 2)" office:value-type="string" office:string-value="CC" calcext:value-type="string">
            <text:p>CC</text:p>
          </table:table-cell>
          <table:table-cell table:style-name="ce21" table:formula="of:=BASE(BITXOR(HEX2DEC([.L15]); HEX2DEC([.T15])); 16; 2)" office:value-type="string" office:string-value="D7" calcext:value-type="string">
            <text:p>D7</text:p>
          </table:table-cell>
          <table:table-cell table:style-name="ce26" table:formula="of:=BASE(BITXOR(HEX2DEC([.M15]); HEX2DEC([.U15])); 16; 2)" office:value-type="string" office:string-value="96" calcext:value-type="string">
            <text:p>96</text:p>
          </table:table-cell>
          <table:table-cell table:style-name="ce15" table:formula="of:=IF(AND(HEX2DEC([.J5]) &gt;= 0; HEX2DEC([.J5]) &lt;= 255); BASE(HEX2DEC([.J5]);16;2); 0/0)" office:value-type="string" office:string-value="1F" calcext:value-type="string">
            <text:p>1F</text:p>
          </table:table-cell>
          <table:table-cell table:style-name="ce21" table:formula="of:=IF(AND(HEX2DEC([.K5]) &gt;= 0; HEX2DEC([.K5]) &lt;= 255); BASE(HEX2DEC([.K5]);16;2); 0/0)" office:value-type="string" office:string-value="3B" calcext:value-type="string">
            <text:p>3B</text:p>
          </table:table-cell>
          <table:table-cell table:style-name="ce21" table:formula="of:=IF(AND(HEX2DEC([.L5]) &gt;= 0; HEX2DEC([.L5]) &lt;= 255); BASE(HEX2DEC([.L5]);16;2); 0/0)" office:value-type="string" office:string-value="2D" calcext:value-type="string">
            <text:p>2D</text:p>
          </table:table-cell>
          <table:table-cell table:style-name="ce26" table:formula="of:=IF(AND(HEX2DEC([.M5]) &gt;= 0; HEX2DEC([.M5]) &lt;= 255); BASE(HEX2DEC([.M5]);16;2); 0/0)" office:value-type="string" office:string-value="09" calcext:value-type="string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B0" calcext:value-type="string">
            <text:p>B0</text:p>
          </table:table-cell>
          <table:table-cell table:style-name="ce22" table:formula="of:=VLOOKUP([.O12]; [Tables.$A$2:.$B$257]; 2; 1)" office:value-type="string" office:string-value="7E" calcext:value-type="string">
            <text:p>7E</text:p>
          </table:table-cell>
          <table:table-cell table:style-name="ce22" table:formula="of:=VLOOKUP([.P12]; [Tables.$A$2:.$B$257]; 2; 1)" office:value-type="string" office:string-value="2F" calcext:value-type="string">
            <text:p>2F</text:p>
          </table:table-cell>
          <table:table-cell table:style-name="ce27" table:formula="of:=VLOOKUP([.Q12]; [Tables.$A$2:.$B$257]; 2; 1)" office:value-type="string" office:string-value="28" calcext:value-type="string">
            <text:p>28</text:p>
          </table:table-cell>
          <table:table-cell table:style-name="ce16" table:formula="of:=[.C16]" office:value-type="string" office:string-value="7E" calcext:value-type="string">
            <text:p>7E</text:p>
          </table:table-cell>
          <table:table-cell table:style-name="ce22" table:formula="of:=[.D16]" office:value-type="string" office:string-value="2F" calcext:value-type="string">
            <text:p>2F</text:p>
          </table:table-cell>
          <table:table-cell table:style-name="ce22" table:formula="of:=[.E16]" office:value-type="string" office:string-value="28" calcext:value-type="string">
            <text:p>28</text:p>
          </table:table-cell>
          <table:table-cell table:style-name="ce27" table:formula="of:=[.B16]" office:value-type="string" office:string-value="B0" calcext:value-type="string">
            <text:p>B0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25" calcext:value-type="string">
            <text:p>25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5E" calcext:value-type="string">
            <text:p>5E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5E" calcext:value-type="string">
            <text:p>5E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B9" calcext:value-type="string">
            <text:p>B9</text:p>
          </table:table-cell>
          <table:table-cell table:style-name="ce16" table:formula="of:=BASE(BITXOR(HEX2DEC([.J16]); HEX2DEC([.R16])); 16; 2)" office:value-type="string" office:string-value="10" calcext:value-type="string">
            <text:p>10</text:p>
          </table:table-cell>
          <table:table-cell table:style-name="ce22" table:formula="of:=BASE(BITXOR(HEX2DEC([.K16]); HEX2DEC([.S16])); 16; 2)" office:value-type="string" office:string-value="3F" calcext:value-type="string">
            <text:p>3F</text:p>
          </table:table-cell>
          <table:table-cell table:style-name="ce22" table:formula="of:=BASE(BITXOR(HEX2DEC([.L16]); HEX2DEC([.T16])); 16; 2)" office:value-type="string" office:string-value="C6" calcext:value-type="string">
            <text:p>C6</text:p>
          </table:table-cell>
          <table:table-cell table:style-name="ce27" table:formula="of:=BASE(BITXOR(HEX2DEC([.M16]); HEX2DEC([.U16])); 16; 2)" office:value-type="string" office:string-value="AD" calcext:value-type="string">
            <text:p>AD</text:p>
          </table:table-cell>
          <table:table-cell table:style-name="ce16" table:formula="of:=IF(AND(HEX2DEC([.J6]) &gt;= 0; HEX2DEC([.J6]) &lt;= 255); BASE(HEX2DEC([.J6]);16;2); 0/0)" office:value-type="string" office:string-value="35" calcext:value-type="string">
            <text:p>35</text:p>
          </table:table-cell>
          <table:table-cell table:style-name="ce22" table:formula="of:=IF(AND(HEX2DEC([.K6]) &gt;= 0; HEX2DEC([.K6]) &lt;= 255); BASE(HEX2DEC([.K6]);16;2); 0/0)" office:value-type="string" office:string-value="61" calcext:value-type="string">
            <text:p>61</text:p>
          </table:table-cell>
          <table:table-cell table:style-name="ce22" table:formula="of:=IF(AND(HEX2DEC([.L6]) &gt;= 0; HEX2DEC([.L6]) &lt;= 255); BASE(HEX2DEC([.L6]);16;2); 0/0)" office:value-type="string" office:string-value="98" calcext:value-type="string">
            <text:p>98</text:p>
          </table:table-cell>
          <table:table-cell table:style-name="ce27" table:formula="of:=IF(AND(HEX2DEC([.M6]) &gt;= 0; HEX2DEC([.M6]) &lt;= 255); BASE(HEX2DEC([.M6]);16;2); 0/0)" office:value-type="string" office:string-value="14" calcext:value-type="string">
            <text:p>1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FC" calcext:value-type="string">
            <text:p>FC</text:p>
          </table:table-cell>
          <table:table-cell table:style-name="ce22" table:formula="of:=VLOOKUP([.O13]; [Tables.$A$2:.$B$257]; 2; 1)" office:value-type="string" office:string-value="28" calcext:value-type="string">
            <text:p>28</text:p>
          </table:table-cell>
          <table:table-cell table:style-name="ce22" table:formula="of:=VLOOKUP([.P13]; [Tables.$A$2:.$B$257]; 2; 1)" office:value-type="string" office:string-value="70" calcext:value-type="string">
            <text:p>70</text:p>
          </table:table-cell>
          <table:table-cell table:style-name="ce27" table:formula="of:=VLOOKUP([.Q13]; [Tables.$A$2:.$B$257]; 2; 1)" office:value-type="string" office:string-value="D0" calcext:value-type="string">
            <text:p>D0</text:p>
          </table:table-cell>
          <table:table-cell table:style-name="ce16" table:formula="of:=[.D17]" office:value-type="string" office:string-value="70" calcext:value-type="string">
            <text:p>70</text:p>
          </table:table-cell>
          <table:table-cell table:style-name="ce22" table:formula="of:=[.E17]" office:value-type="string" office:string-value="D0" calcext:value-type="string">
            <text:p>D0</text:p>
          </table:table-cell>
          <table:table-cell table:style-name="ce22" table:formula="of:=[.B17]" office:value-type="string" office:string-value="FC" calcext:value-type="string">
            <text:p>FC</text:p>
          </table:table-cell>
          <table:table-cell table:style-name="ce27" table:formula="of:=[.C17]" office:value-type="string" office:string-value="28" calcext:value-type="string">
            <text:p>28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13" calcext:value-type="string">
            <text:p>13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F6" calcext:value-type="string">
            <text:p>F6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B2" calcext:value-type="string">
            <text:p>B2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B1" calcext:value-type="string">
            <text:p>B1</text:p>
          </table:table-cell>
          <table:table-cell table:style-name="ce16" table:formula="of:=BASE(BITXOR(HEX2DEC([.J17]); HEX2DEC([.R17])); 16; 2)" office:value-type="string" office:string-value="3F" calcext:value-type="string">
            <text:p>3F</text:p>
          </table:table-cell>
          <table:table-cell table:style-name="ce22" table:formula="of:=BASE(BITXOR(HEX2DEC([.K17]); HEX2DEC([.S17])); 16; 2)" office:value-type="string" office:string-value="FE" calcext:value-type="string">
            <text:p>FE</text:p>
          </table:table-cell>
          <table:table-cell table:style-name="ce22" table:formula="of:=BASE(BITXOR(HEX2DEC([.L17]); HEX2DEC([.T17])); 16; 2)" office:value-type="string" office:string-value="A2" calcext:value-type="string">
            <text:p>A2</text:p>
          </table:table-cell>
          <table:table-cell table:style-name="ce27" table:formula="of:=BASE(BITXOR(HEX2DEC([.M17]); HEX2DEC([.U17])); 16; 2)" office:value-type="string" office:string-value="6E" calcext:value-type="string">
            <text:p>6E</text:p>
          </table:table-cell>
          <table:table-cell table:style-name="ce16" table:formula="of:=IF(AND(HEX2DEC([.J7]) &gt;= 0; HEX2DEC([.J7]) &lt;= 255); BASE(HEX2DEC([.J7]);16;2); 0/0)" office:value-type="string" office:string-value="2C" calcext:value-type="string">
            <text:p>2C</text:p>
          </table:table-cell>
          <table:table-cell table:style-name="ce22" table:formula="of:=IF(AND(HEX2DEC([.K7]) &gt;= 0; HEX2DEC([.K7]) &lt;= 255); BASE(HEX2DEC([.K7]);16;2); 0/0)" office:value-type="string" office:string-value="08" calcext:value-type="string">
            <text:p>08</text:p>
          </table:table-cell>
          <table:table-cell table:style-name="ce22" table:formula="of:=IF(AND(HEX2DEC([.L7]) &gt;= 0; HEX2DEC([.L7]) &lt;= 255); BASE(HEX2DEC([.L7]);16;2); 0/0)" office:value-type="string" office:string-value="10" calcext:value-type="string">
            <text:p>10</text:p>
          </table:table-cell>
          <table:table-cell table:style-name="ce27" table:formula="of:=IF(AND(HEX2DEC([.M7]) &gt;= 0; HEX2DEC([.M7]) &lt;= 255); BASE(HEX2DEC([.M7]);16;2); 0/0)" office:value-type="string" office:string-value="DF" calcext:value-type="string">
            <text:p>D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89" calcext:value-type="string">
            <text:p>89</text:p>
          </table:table-cell>
          <table:table-cell table:style-name="ce23" table:formula="of:=VLOOKUP([.O14]; [Tables.$A$2:.$B$257]; 2; 1)" office:value-type="string" office:string-value="34" calcext:value-type="string">
            <text:p>34</text:p>
          </table:table-cell>
          <table:table-cell table:style-name="ce23" table:formula="of:=VLOOKUP([.P14]; [Tables.$A$2:.$B$257]; 2; 1)" office:value-type="string" office:string-value="F8" calcext:value-type="string">
            <text:p>F8</text:p>
          </table:table-cell>
          <table:table-cell table:style-name="ce28" table:formula="of:=VLOOKUP([.Q14]; [Tables.$A$2:.$B$257]; 2; 1)" office:value-type="string" office:string-value="62" calcext:value-type="string">
            <text:p>62</text:p>
          </table:table-cell>
          <table:table-cell table:style-name="ce17" table:formula="of:=[.E18]" office:value-type="string" office:string-value="62" calcext:value-type="string">
            <text:p>62</text:p>
          </table:table-cell>
          <table:table-cell table:style-name="ce23" table:formula="of:=[.B18]" office:value-type="string" office:string-value="89" calcext:value-type="string">
            <text:p>89</text:p>
          </table:table-cell>
          <table:table-cell table:style-name="ce23" table:formula="of:=[.C18]" office:value-type="string" office:string-value="34" calcext:value-type="string">
            <text:p>34</text:p>
          </table:table-cell>
          <table:table-cell table:style-name="ce28" table:formula="of:=[.D18]" office:value-type="string" office:string-value="F8" calcext:value-type="string">
            <text:p>F8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B7" calcext:value-type="string">
            <text:p>B7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CB" calcext:value-type="string">
            <text:p>CB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D3" calcext:value-type="string">
            <text:p>D3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B5" calcext:value-type="string">
            <text:p>B5</text:p>
          </table:table-cell>
          <table:table-cell table:style-name="ce17" table:formula="of:=BASE(BITXOR(HEX2DEC([.J18]); HEX2DEC([.R18])); 16; 2)" office:value-type="string" office:string-value="B0" calcext:value-type="string">
            <text:p>B0</text:p>
          </table:table-cell>
          <table:table-cell table:style-name="ce23" table:formula="of:=BASE(BITXOR(HEX2DEC([.K18]); HEX2DEC([.S18])); 16; 2)" office:value-type="string" office:string-value="1C" calcext:value-type="string">
            <text:p>1C</text:p>
          </table:table-cell>
          <table:table-cell table:style-name="ce23" table:formula="of:=BASE(BITXOR(HEX2DEC([.L18]); HEX2DEC([.T18])); 16; 2)" office:value-type="string" office:string-value="70" calcext:value-type="string">
            <text:p>70</text:p>
          </table:table-cell>
          <table:table-cell table:style-name="ce28" table:formula="of:=BASE(BITXOR(HEX2DEC([.M18]); HEX2DEC([.U18])); 16; 2)" office:value-type="string" office:string-value="41" calcext:value-type="string">
            <text:p>41</text:p>
          </table:table-cell>
          <table:table-cell table:style-name="ce17" table:formula="of:=IF(AND(HEX2DEC([.J8]) &gt;= 0; HEX2DEC([.J8]) &lt;= 255); BASE(HEX2DEC([.J8]);16;2); 0/0)" office:value-type="string" office:string-value="07" calcext:value-type="string">
            <text:p>07</text:p>
          </table:table-cell>
          <table:table-cell table:style-name="ce23" table:formula="of:=IF(AND(HEX2DEC([.K8]) &gt;= 0; HEX2DEC([.K8]) &lt;= 255); BASE(HEX2DEC([.K8]);16;2); 0/0)" office:value-type="string" office:string-value="D7" calcext:value-type="string">
            <text:p>D7</text:p>
          </table:table-cell>
          <table:table-cell table:style-name="ce23" table:formula="of:=IF(AND(HEX2DEC([.L8]) &gt;= 0; HEX2DEC([.L8]) &lt;= 255); BASE(HEX2DEC([.L8]);16;2); 0/0)" office:value-type="string" office:string-value="A3" calcext:value-type="string">
            <text:p>A3</text:p>
          </table:table-cell>
          <table:table-cell table:style-name="ce28" table:formula="of:=IF(AND(HEX2DEC([.M8]) &gt;= 0; HEX2DEC([.M8]) &lt;= 255); BASE(HEX2DEC([.M8]);16;2); 0/0)" office:value-type="string" office:string-value="F4" calcext:value-type="string">
            <text:p>F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35" calcext:value-type="string">
            <text:p>35</text:p>
          </table:table-cell>
          <table:table-cell table:style-name="ce21" table:formula="of:=VLOOKUP([.O15]; [Tables.$A$2:.$B$257]; 2; 1)" office:value-type="string" office:string-value="4B" calcext:value-type="string">
            <text:p>4B</text:p>
          </table:table-cell>
          <table:table-cell table:style-name="ce21" table:formula="of:=VLOOKUP([.P15]; [Tables.$A$2:.$B$257]; 2; 1)" office:value-type="string" office:string-value="0E" calcext:value-type="string">
            <text:p>0E</text:p>
          </table:table-cell>
          <table:table-cell table:style-name="ce26" table:formula="of:=VLOOKUP([.Q15]; [Tables.$A$2:.$B$257]; 2; 1)" office:value-type="string" office:string-value="90" calcext:value-type="string">
            <text:p>90</text:p>
          </table:table-cell>
          <table:table-cell table:style-name="ce15" table:formula="of:=[.B19]" office:value-type="string" office:string-value="35" calcext:value-type="string">
            <text:p>35</text:p>
          </table:table-cell>
          <table:table-cell table:style-name="ce21" table:formula="of:=[.C19]" office:value-type="string" office:string-value="4B" calcext:value-type="string">
            <text:p>4B</text:p>
          </table:table-cell>
          <table:table-cell table:style-name="ce21" table:formula="of:=[.D19]" office:value-type="string" office:string-value="0E" calcext:value-type="string">
            <text:p>0E</text:p>
          </table:table-cell>
          <table:table-cell table:style-name="ce26" table:formula="of:=[.E19]" office:value-type="string" office:string-value="90" calcext:value-type="string">
            <text:p>90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4C" calcext:value-type="string">
            <text:p>4C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29" calcext:value-type="string">
            <text:p>29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51" calcext:value-type="string">
            <text:p>51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94" calcext:value-type="string">
            <text:p>94</text:p>
          </table:table-cell>
          <table:table-cell table:style-name="ce15" table:formula="of:=BASE(BITXOR(HEX2DEC([.J19]); HEX2DEC([.R19])); 16; 2)" office:value-type="string" office:string-value="D7" calcext:value-type="string">
            <text:p>D7</text:p>
          </table:table-cell>
          <table:table-cell table:style-name="ce21" table:formula="of:=BASE(BITXOR(HEX2DEC([.K19]); HEX2DEC([.S19])); 16; 2)" office:value-type="string" office:string-value="A7" calcext:value-type="string">
            <text:p>A7</text:p>
          </table:table-cell>
          <table:table-cell table:style-name="ce21" table:formula="of:=BASE(BITXOR(HEX2DEC([.L19]); HEX2DEC([.T19])); 16; 2)" office:value-type="string" office:string-value="F4" calcext:value-type="string">
            <text:p>F4</text:p>
          </table:table-cell>
          <table:table-cell table:style-name="ce26" table:formula="of:=BASE(BITXOR(HEX2DEC([.M19]); HEX2DEC([.U19])); 16; 2)" office:value-type="string" office:string-value="B4" calcext:value-type="string">
            <text:p>B4</text:p>
          </table:table-cell>
          <table:table-cell table:style-name="ce15" table:formula="of:=BASE(BITXOR(BITXOR(HEX2DEC(VLOOKUP([.U16]; [Tables.$A$2:.$B$257]; 2; 1)); HEX2DEC([.V19])); HEX2DEC([.R11])); 16; 2)" office:value-type="string" office:string-value="9B" calcext:value-type="string">
            <text:p>9B</text:p>
          </table:table-cell>
          <table:table-cell table:style-name="ce21" table:formula="of:=BASE(BITXOR(HEX2DEC([.R19]); HEX2DEC([.S11])); 16; 2)" office:value-type="string" office:string-value="8E" calcext:value-type="string">
            <text:p>8E</text:p>
          </table:table-cell>
          <table:table-cell table:style-name="ce21" table:formula="of:=BASE(BITXOR(HEX2DEC([.S19]); HEX2DEC([.T11])); 16; 2)" office:value-type="string" office:string-value="A5" calcext:value-type="string">
            <text:p>A5</text:p>
          </table:table-cell>
          <table:table-cell table:style-name="ce26" table:formula="of:=BASE(BITXOR(HEX2DEC([.T19]); HEX2DEC([.U11])); 16; 2)" office:value-type="string" office:string-value="20" calcext:value-type="string">
            <text:p>20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CA" calcext:value-type="string">
            <text:p>CA</text:p>
          </table:table-cell>
          <table:table-cell table:style-name="ce22" table:formula="of:=VLOOKUP([.O16]; [Tables.$A$2:.$B$257]; 2; 1)" office:value-type="string" office:string-value="75" calcext:value-type="string">
            <text:p>75</text:p>
          </table:table-cell>
          <table:table-cell table:style-name="ce22" table:formula="of:=VLOOKUP([.P16]; [Tables.$A$2:.$B$257]; 2; 1)" office:value-type="string" office:string-value="B4" calcext:value-type="string">
            <text:p>B4</text:p>
          </table:table-cell>
          <table:table-cell table:style-name="ce27" table:formula="of:=VLOOKUP([.Q16]; [Tables.$A$2:.$B$257]; 2; 1)" office:value-type="string" office:string-value="95" calcext:value-type="string">
            <text:p>95</text:p>
          </table:table-cell>
          <table:table-cell table:style-name="ce16" table:formula="of:=[.C20]" office:value-type="string" office:string-value="75" calcext:value-type="string">
            <text:p>75</text:p>
          </table:table-cell>
          <table:table-cell table:style-name="ce22" table:formula="of:=[.D20]" office:value-type="string" office:string-value="B4" calcext:value-type="string">
            <text:p>B4</text:p>
          </table:table-cell>
          <table:table-cell table:style-name="ce22" table:formula="of:=[.E20]" office:value-type="string" office:string-value="95" calcext:value-type="string">
            <text:p>95</text:p>
          </table:table-cell>
          <table:table-cell table:style-name="ce27" table:formula="of:=[.B20]" office:value-type="string" office:string-value="CA" calcext:value-type="string">
            <text:p>CA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12" calcext:value-type="string">
            <text:p>12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65" calcext:value-type="string">
            <text:p>65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3C" calcext:value-type="string">
            <text:p>3C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98" calcext:value-type="string">
            <text:p>98</text:p>
          </table:table-cell>
          <table:table-cell table:style-name="ce16" table:formula="of:=BASE(BITXOR(HEX2DEC([.J20]); HEX2DEC([.R20])); 16; 2)" office:value-type="string" office:string-value="B1" calcext:value-type="string">
            <text:p>B1</text:p>
          </table:table-cell>
          <table:table-cell table:style-name="ce22" table:formula="of:=BASE(BITXOR(HEX2DEC([.K20]); HEX2DEC([.S20])); 16; 2)" office:value-type="string" office:string-value="0C" calcext:value-type="string">
            <text:p>0C</text:p>
          </table:table-cell>
          <table:table-cell table:style-name="ce22" table:formula="of:=BASE(BITXOR(HEX2DEC([.L20]); HEX2DEC([.T20])); 16; 2)" office:value-type="string" office:string-value="26" calcext:value-type="string">
            <text:p>26</text:p>
          </table:table-cell>
          <table:table-cell table:style-name="ce27" table:formula="of:=BASE(BITXOR(HEX2DEC([.M20]); HEX2DEC([.U20])); 16; 2)" office:value-type="string" office:string-value="FF" calcext:value-type="string">
            <text:p>FF</text:p>
          </table:table-cell>
          <table:table-cell table:style-name="ce16" table:formula="of:=BASE(BITXOR(HEX2DEC(VLOOKUP([.U17]; [Tables.$A$2:.$B$257]; 2; 1)); HEX2DEC([.R12])); 16; 2)" office:value-type="string" office:string-value="A3" calcext:value-type="string">
            <text:p>A3</text:p>
          </table:table-cell>
          <table:table-cell table:style-name="ce22" table:formula="of:=BASE(BITXOR(HEX2DEC([.R20]); HEX2DEC([.S12])); 16; 2)" office:value-type="string" office:string-value="69" calcext:value-type="string">
            <text:p>69</text:p>
          </table:table-cell>
          <table:table-cell table:style-name="ce22" table:formula="of:=BASE(BITXOR(HEX2DEC([.S20]); HEX2DEC([.T12])); 16; 2)" office:value-type="string" office:string-value="1A" calcext:value-type="string">
            <text:p>1A</text:p>
          </table:table-cell>
          <table:table-cell table:style-name="ce27" table:formula="of:=BASE(BITXOR(HEX2DEC([.T20]); HEX2DEC([.U12])); 16; 2)" office:value-type="string" office:string-value="67" calcext:value-type="string">
            <text:p>6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75" calcext:value-type="string">
            <text:p>75</text:p>
          </table:table-cell>
          <table:table-cell table:style-name="ce22" table:formula="of:=VLOOKUP([.O17]; [Tables.$A$2:.$B$257]; 2; 1)" office:value-type="string" office:string-value="BB" calcext:value-type="string">
            <text:p>BB</text:p>
          </table:table-cell>
          <table:table-cell table:style-name="ce22" table:formula="of:=VLOOKUP([.P17]; [Tables.$A$2:.$B$257]; 2; 1)" office:value-type="string" office:string-value="3A" calcext:value-type="string">
            <text:p>3A</text:p>
          </table:table-cell>
          <table:table-cell table:style-name="ce27" table:formula="of:=VLOOKUP([.Q17]; [Tables.$A$2:.$B$257]; 2; 1)" office:value-type="string" office:string-value="9F" calcext:value-type="string">
            <text:p>9F</text:p>
          </table:table-cell>
          <table:table-cell table:style-name="ce16" table:formula="of:=[.D21]" office:value-type="string" office:string-value="3A" calcext:value-type="string">
            <text:p>3A</text:p>
          </table:table-cell>
          <table:table-cell table:style-name="ce22" table:formula="of:=[.E21]" office:value-type="string" office:string-value="9F" calcext:value-type="string">
            <text:p>9F</text:p>
          </table:table-cell>
          <table:table-cell table:style-name="ce22" table:formula="of:=[.B21]" office:value-type="string" office:string-value="75" calcext:value-type="string">
            <text:p>75</text:p>
          </table:table-cell>
          <table:table-cell table:style-name="ce27" table:formula="of:=[.C21]" office:value-type="string" office:string-value="BB" calcext:value-type="string">
            <text:p>BB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AA" calcext:value-type="string">
            <text:p>AA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E8" calcext:value-type="string">
            <text:p>E8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CE" calcext:value-type="string">
            <text:p>CE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C4" calcext:value-type="string">
            <text:p>C4</text:p>
          </table:table-cell>
          <table:table-cell table:style-name="ce16" table:formula="of:=BASE(BITXOR(HEX2DEC([.J21]); HEX2DEC([.R21])); 16; 2)" office:value-type="string" office:string-value="FE" calcext:value-type="string">
            <text:p>FE</text:p>
          </table:table-cell>
          <table:table-cell table:style-name="ce22" table:formula="of:=BASE(BITXOR(HEX2DEC([.K21]); HEX2DEC([.S21])); 16; 2)" office:value-type="string" office:string-value="CD" calcext:value-type="string">
            <text:p>CD</text:p>
          </table:table-cell>
          <table:table-cell table:style-name="ce22" table:formula="of:=BASE(BITXOR(HEX2DEC([.L21]); HEX2DEC([.T21])); 16; 2)" office:value-type="string" office:string-value="45" calcext:value-type="string">
            <text:p>45</text:p>
          </table:table-cell>
          <table:table-cell table:style-name="ce27" table:formula="of:=BASE(BITXOR(HEX2DEC([.M21]); HEX2DEC([.U21])); 16; 2)" office:value-type="string" office:string-value="38" calcext:value-type="string">
            <text:p>38</text:p>
          </table:table-cell>
          <table:table-cell table:style-name="ce16" table:formula="of:=BASE(BITXOR(HEX2DEC(VLOOKUP([.U18]; [Tables.$A$2:.$B$257]; 2; 1)); HEX2DEC([.R13])); 16; 2)" office:value-type="string" office:string-value="54" calcext:value-type="string">
            <text:p>54</text:p>
          </table:table-cell>
          <table:table-cell table:style-name="ce22" table:formula="of:=BASE(BITXOR(HEX2DEC([.R21]); HEX2DEC([.S13])); 16; 2)" office:value-type="string" office:string-value="25" calcext:value-type="string">
            <text:p>25</text:p>
          </table:table-cell>
          <table:table-cell table:style-name="ce22" table:formula="of:=BASE(BITXOR(HEX2DEC([.S21]); HEX2DEC([.T13])); 16; 2)" office:value-type="string" office:string-value="8B" calcext:value-type="string">
            <text:p>8B</text:p>
          </table:table-cell>
          <table:table-cell table:style-name="ce27" table:formula="of:=BASE(BITXOR(HEX2DEC([.T21]); HEX2DEC([.U13])); 16; 2)" office:value-type="string" office:string-value="FC" calcext:value-type="string">
            <text:p>F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E7" calcext:value-type="string">
            <text:p>E7</text:p>
          </table:table-cell>
          <table:table-cell table:style-name="ce23" table:formula="of:=VLOOKUP([.O18]; [Tables.$A$2:.$B$257]; 2; 1)" office:value-type="string" office:string-value="9C" calcext:value-type="string">
            <text:p>9C</text:p>
          </table:table-cell>
          <table:table-cell table:style-name="ce23" table:formula="of:=VLOOKUP([.P18]; [Tables.$A$2:.$B$257]; 2; 1)" office:value-type="string" office:string-value="51" calcext:value-type="string">
            <text:p>51</text:p>
          </table:table-cell>
          <table:table-cell table:style-name="ce28" table:formula="of:=VLOOKUP([.Q18]; [Tables.$A$2:.$B$257]; 2; 1)" office:value-type="string" office:string-value="83" calcext:value-type="string">
            <text:p>83</text:p>
          </table:table-cell>
          <table:table-cell table:style-name="ce17" table:formula="of:=[.E22]" office:value-type="string" office:string-value="83" calcext:value-type="string">
            <text:p>83</text:p>
          </table:table-cell>
          <table:table-cell table:style-name="ce23" table:formula="of:=[.B22]" office:value-type="string" office:string-value="E7" calcext:value-type="string">
            <text:p>E7</text:p>
          </table:table-cell>
          <table:table-cell table:style-name="ce23" table:formula="of:=[.C22]" office:value-type="string" office:string-value="9C" calcext:value-type="string">
            <text:p>9C</text:p>
          </table:table-cell>
          <table:table-cell table:style-name="ce28" table:formula="of:=[.D22]" office:value-type="string" office:string-value="51" calcext:value-type="string">
            <text:p>51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0D" calcext:value-type="string">
            <text:p>0D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23" calcext:value-type="string">
            <text:p>23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D1" calcext:value-type="string">
            <text:p>D1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78" calcext:value-type="string">
            <text:p>78</text:p>
          </table:table-cell>
          <table:table-cell table:style-name="ce17" table:formula="of:=BASE(BITXOR(HEX2DEC([.J22]); HEX2DEC([.R22])); 16; 2)" office:value-type="string" office:string-value="1C" calcext:value-type="string">
            <text:p>1C</text:p>
          </table:table-cell>
          <table:table-cell table:style-name="ce23" table:formula="of:=BASE(BITXOR(HEX2DEC([.K22]); HEX2DEC([.S22])); 16; 2)" office:value-type="string" office:string-value="8C" calcext:value-type="string">
            <text:p>8C</text:p>
          </table:table-cell>
          <table:table-cell table:style-name="ce23" table:formula="of:=BASE(BITXOR(HEX2DEC([.L22]); HEX2DEC([.T22])); 16; 2)" office:value-type="string" office:string-value="8E" calcext:value-type="string">
            <text:p>8E</text:p>
          </table:table-cell>
          <table:table-cell table:style-name="ce28" table:formula="of:=BASE(BITXOR(HEX2DEC([.M22]); HEX2DEC([.U22])); 16; 2)" office:value-type="string" office:string-value="A6" calcext:value-type="string">
            <text:p>A6</text:p>
          </table:table-cell>
          <table:table-cell table:style-name="ce17" table:formula="of:=BASE(BITXOR(HEX2DEC(VLOOKUP([.U15]; [Tables.$A$2:.$B$257]; 2; 1)); HEX2DEC([.R14])); 16; 2)" office:value-type="string" office:string-value="11" calcext:value-type="string">
            <text:p>11</text:p>
          </table:table-cell>
          <table:table-cell table:style-name="ce23" table:formula="of:=BASE(BITXOR(HEX2DEC([.R22]); HEX2DEC([.S14])); 16; 2)" office:value-type="string" office:string-value="AF" calcext:value-type="string">
            <text:p>AF</text:p>
          </table:table-cell>
          <table:table-cell table:style-name="ce23" table:formula="of:=BASE(BITXOR(HEX2DEC([.S22]); HEX2DEC([.T14])); 16; 2)" office:value-type="string" office:string-value="5F" calcext:value-type="string">
            <text:p>5F</text:p>
          </table:table-cell>
          <table:table-cell table:style-name="ce28" table:formula="of:=BASE(BITXOR(HEX2DEC([.T22]); HEX2DEC([.U14])); 16; 2)" office:value-type="string" office:string-value="DE" calcext:value-type="string">
            <text:p>D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0E" calcext:value-type="string">
            <text:p>0E</text:p>
          </table:table-cell>
          <table:table-cell table:style-name="ce21" table:formula="of:=VLOOKUP([.O19]; [Tables.$A$2:.$B$257]; 2; 1)" office:value-type="string" office:string-value="5C" calcext:value-type="string">
            <text:p>5C</text:p>
          </table:table-cell>
          <table:table-cell table:style-name="ce21" table:formula="of:=VLOOKUP([.P19]; [Tables.$A$2:.$B$257]; 2; 1)" office:value-type="string" office:string-value="BF" calcext:value-type="string">
            <text:p>BF</text:p>
          </table:table-cell>
          <table:table-cell table:style-name="ce26" table:formula="of:=VLOOKUP([.Q19]; [Tables.$A$2:.$B$257]; 2; 1)" office:value-type="string" office:string-value="8D" calcext:value-type="string">
            <text:p>8D</text:p>
          </table:table-cell>
          <table:table-cell table:style-name="ce15" table:formula="of:=[.B23]" office:value-type="string" office:string-value="0E" calcext:value-type="string">
            <text:p>0E</text:p>
          </table:table-cell>
          <table:table-cell table:style-name="ce21" table:formula="of:=[.C23]" office:value-type="string" office:string-value="5C" calcext:value-type="string">
            <text:p>5C</text:p>
          </table:table-cell>
          <table:table-cell table:style-name="ce21" table:formula="of:=[.D23]" office:value-type="string" office:string-value="BF" calcext:value-type="string">
            <text:p>BF</text:p>
          </table:table-cell>
          <table:table-cell table:style-name="ce26" table:formula="of:=[.E23]" office:value-type="string" office:string-value="8D" calcext:value-type="string">
            <text:p>8D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4F" calcext:value-type="string">
            <text:p>4F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21" calcext:value-type="string">
            <text:p>21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80" calcext:value-type="string">
            <text:p>80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E6" calcext:value-type="string">
            <text:p>E6</text:p>
          </table:table-cell>
          <table:table-cell table:style-name="ce15" table:formula="of:=BASE(BITXOR(HEX2DEC([.J23]); HEX2DEC([.R23])); 16; 2)" office:value-type="string" office:string-value="E7" calcext:value-type="string">
            <text:p>E7</text:p>
          </table:table-cell>
          <table:table-cell table:style-name="ce21" table:formula="of:=BASE(BITXOR(HEX2DEC([.K23]); HEX2DEC([.S23])); 16; 2)" office:value-type="string" office:string-value="B2" calcext:value-type="string">
            <text:p>B2</text:p>
          </table:table-cell>
          <table:table-cell table:style-name="ce21" table:formula="of:=BASE(BITXOR(HEX2DEC([.L23]); HEX2DEC([.T23])); 16; 2)" office:value-type="string" office:string-value="3E" calcext:value-type="string">
            <text:p>3E</text:p>
          </table:table-cell>
          <table:table-cell table:style-name="ce26" table:formula="of:=BASE(BITXOR(HEX2DEC([.M23]); HEX2DEC([.U23])); 16; 2)" office:value-type="string" office:string-value="51" calcext:value-type="string">
            <text:p>51</text:p>
          </table:table-cell>
          <table:table-cell table:style-name="ce15" table:formula="of:=BASE(BITXOR(HEX2DEC(VLOOKUP([.U19]; [Tables.$A$2:.$B$257]; 2; 1)); HEX2DEC([.R15])); 16; 2)" office:value-type="string" office:string-value="A8" calcext:value-type="string">
            <text:p>A8</text:p>
          </table:table-cell>
          <table:table-cell table:style-name="ce21" table:formula="of:=BASE(BITXOR(HEX2DEC([.R23]); HEX2DEC([.S15])); 16; 2)" office:value-type="string" office:string-value="93" calcext:value-type="string">
            <text:p>93</text:p>
          </table:table-cell>
          <table:table-cell table:style-name="ce21" table:formula="of:=BASE(BITXOR(HEX2DEC([.S23]); HEX2DEC([.T15])); 16; 2)" office:value-type="string" office:string-value="BE" calcext:value-type="string">
            <text:p>BE</text:p>
          </table:table-cell>
          <table:table-cell table:style-name="ce26" table:formula="of:=BASE(BITXOR(HEX2DEC([.T23]); HEX2DEC([.U15])); 16; 2)" office:value-type="string" office:string-value="B7" calcext:value-type="string">
            <text:p>B7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C8" calcext:value-type="string">
            <text:p>C8</text:p>
          </table:table-cell>
          <table:table-cell table:style-name="ce22" table:formula="of:=VLOOKUP([.O20]; [Tables.$A$2:.$B$257]; 2; 1)" office:value-type="string" office:string-value="FE" calcext:value-type="string">
            <text:p>FE</text:p>
          </table:table-cell>
          <table:table-cell table:style-name="ce22" table:formula="of:=VLOOKUP([.P20]; [Tables.$A$2:.$B$257]; 2; 1)" office:value-type="string" office:string-value="F7" calcext:value-type="string">
            <text:p>F7</text:p>
          </table:table-cell>
          <table:table-cell table:style-name="ce27" table:formula="of:=VLOOKUP([.Q20]; [Tables.$A$2:.$B$257]; 2; 1)" office:value-type="string" office:string-value="16" calcext:value-type="string">
            <text:p>16</text:p>
          </table:table-cell>
          <table:table-cell table:style-name="ce16" table:formula="of:=[.C24]" office:value-type="string" office:string-value="FE" calcext:value-type="string">
            <text:p>FE</text:p>
          </table:table-cell>
          <table:table-cell table:style-name="ce22" table:formula="of:=[.D24]" office:value-type="string" office:string-value="F7" calcext:value-type="string">
            <text:p>F7</text:p>
          </table:table-cell>
          <table:table-cell table:style-name="ce22" table:formula="of:=[.E24]" office:value-type="string" office:string-value="16" calcext:value-type="string">
            <text:p>16</text:p>
          </table:table-cell>
          <table:table-cell table:style-name="ce27" table:formula="of:=[.B24]" office:value-type="string" office:string-value="C8" calcext:value-type="string">
            <text:p>C8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7F" calcext:value-type="string">
            <text:p>7F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3C" calcext:value-type="string">
            <text:p>3C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21" calcext:value-type="string">
            <text:p>21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C3" calcext:value-type="string">
            <text:p>C3</text:p>
          </table:table-cell>
          <table:table-cell table:style-name="ce16" table:formula="of:=BASE(BITXOR(HEX2DEC([.J24]); HEX2DEC([.R24])); 16; 2)" office:value-type="string" office:string-value="CF" calcext:value-type="string">
            <text:p>CF</text:p>
          </table:table-cell>
          <table:table-cell table:style-name="ce22" table:formula="of:=BASE(BITXOR(HEX2DEC([.K24]); HEX2DEC([.S24])); 16; 2)" office:value-type="string" office:string-value="ED" calcext:value-type="string">
            <text:p>ED</text:p>
          </table:table-cell>
          <table:table-cell table:style-name="ce22" table:formula="of:=BASE(BITXOR(HEX2DEC([.L24]); HEX2DEC([.T24])); 16; 2)" office:value-type="string" office:string-value="68" calcext:value-type="string">
            <text:p>68</text:p>
          </table:table-cell>
          <table:table-cell table:style-name="ce27" table:formula="of:=BASE(BITXOR(HEX2DEC([.M24]); HEX2DEC([.U24])); 16; 2)" office:value-type="string" office:string-value="9E" calcext:value-type="string">
            <text:p>9E</text:p>
          </table:table-cell>
          <table:table-cell table:style-name="ce16" table:formula="of:=BASE(BITXOR(HEX2DEC(VLOOKUP([.U20]; [Tables.$A$2:.$B$257]; 2; 1)); HEX2DEC([.R16])); 16; 2)" office:value-type="string" office:string-value="B0" calcext:value-type="string">
            <text:p>B0</text:p>
          </table:table-cell>
          <table:table-cell table:style-name="ce22" table:formula="of:=BASE(BITXOR(HEX2DEC([.R24]); HEX2DEC([.S16])); 16; 2)" office:value-type="string" office:string-value="D1" calcext:value-type="string">
            <text:p>D1</text:p>
          </table:table-cell>
          <table:table-cell table:style-name="ce22" table:formula="of:=BASE(BITXOR(HEX2DEC([.S24]); HEX2DEC([.T16])); 16; 2)" office:value-type="string" office:string-value="49" calcext:value-type="string">
            <text:p>49</text:p>
          </table:table-cell>
          <table:table-cell table:style-name="ce27" table:formula="of:=BASE(BITXOR(HEX2DEC([.T24]); HEX2DEC([.U16])); 16; 2)" office:value-type="string" office:string-value="5D" calcext:value-type="string">
            <text:p>5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BB" calcext:value-type="string">
            <text:p>BB</text:p>
          </table:table-cell>
          <table:table-cell table:style-name="ce22" table:formula="of:=VLOOKUP([.O21]; [Tables.$A$2:.$B$257]; 2; 1)" office:value-type="string" office:string-value="BD" calcext:value-type="string">
            <text:p>BD</text:p>
          </table:table-cell>
          <table:table-cell table:style-name="ce22" table:formula="of:=VLOOKUP([.P21]; [Tables.$A$2:.$B$257]; 2; 1)" office:value-type="string" office:string-value="6E" calcext:value-type="string">
            <text:p>6E</text:p>
          </table:table-cell>
          <table:table-cell table:style-name="ce27" table:formula="of:=VLOOKUP([.Q21]; [Tables.$A$2:.$B$257]; 2; 1)" office:value-type="string" office:string-value="07" calcext:value-type="string">
            <text:p>07</text:p>
          </table:table-cell>
          <table:table-cell table:style-name="ce16" table:formula="of:=[.D25]" office:value-type="string" office:string-value="6E" calcext:value-type="string">
            <text:p>6E</text:p>
          </table:table-cell>
          <table:table-cell table:style-name="ce22" table:formula="of:=[.E25]" office:value-type="string" office:string-value="07" calcext:value-type="string">
            <text:p>07</text:p>
          </table:table-cell>
          <table:table-cell table:style-name="ce22" table:formula="of:=[.B25]" office:value-type="string" office:string-value="BB" calcext:value-type="string">
            <text:p>BB</text:p>
          </table:table-cell>
          <table:table-cell table:style-name="ce27" table:formula="of:=[.C25]" office:value-type="string" office:string-value="BD" calcext:value-type="string">
            <text:p>BD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40" calcext:value-type="string">
            <text:p>40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1A" calcext:value-type="string">
            <text:p>1A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68" calcext:value-type="string">
            <text:p>68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0F" calcext:value-type="string">
            <text:p>0F</text:p>
          </table:table-cell>
          <table:table-cell table:style-name="ce16" table:formula="of:=BASE(BITXOR(HEX2DEC([.J25]); HEX2DEC([.R25])); 16; 2)" office:value-type="string" office:string-value="DC" calcext:value-type="string">
            <text:p>DC</text:p>
          </table:table-cell>
          <table:table-cell table:style-name="ce22" table:formula="of:=BASE(BITXOR(HEX2DEC([.K25]); HEX2DEC([.S25])); 16; 2)" office:value-type="string" office:string-value="8E" calcext:value-type="string">
            <text:p>8E</text:p>
          </table:table-cell>
          <table:table-cell table:style-name="ce22" table:formula="of:=BASE(BITXOR(HEX2DEC([.L25]); HEX2DEC([.T25])); 16; 2)" office:value-type="string" office:string-value="EC" calcext:value-type="string">
            <text:p>EC</text:p>
          </table:table-cell>
          <table:table-cell table:style-name="ce27" table:formula="of:=BASE(BITXOR(HEX2DEC([.M25]); HEX2DEC([.U25])); 16; 2)" office:value-type="string" office:string-value="54" calcext:value-type="string">
            <text:p>54</text:p>
          </table:table-cell>
          <table:table-cell table:style-name="ce16" table:formula="of:=BASE(BITXOR(HEX2DEC(VLOOKUP([.U21]; [Tables.$A$2:.$B$257]; 2; 1)); HEX2DEC([.R17])); 16; 2)" office:value-type="string" office:string-value="9C" calcext:value-type="string">
            <text:p>9C</text:p>
          </table:table-cell>
          <table:table-cell table:style-name="ce22" table:formula="of:=BASE(BITXOR(HEX2DEC([.R25]); HEX2DEC([.S17])); 16; 2)" office:value-type="string" office:string-value="94" calcext:value-type="string">
            <text:p>94</text:p>
          </table:table-cell>
          <table:table-cell table:style-name="ce22" table:formula="of:=BASE(BITXOR(HEX2DEC([.S25]); HEX2DEC([.T17])); 16; 2)" office:value-type="string" office:string-value="84" calcext:value-type="string">
            <text:p>84</text:p>
          </table:table-cell>
          <table:table-cell table:style-name="ce27" table:formula="of:=BASE(BITXOR(HEX2DEC([.T25]); HEX2DEC([.U17])); 16; 2)" office:value-type="string" office:string-value="5B" calcext:value-type="string">
            <text:p>5B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9C" calcext:value-type="string">
            <text:p>9C</text:p>
          </table:table-cell>
          <table:table-cell table:style-name="ce23" table:formula="of:=VLOOKUP([.O22]; [Tables.$A$2:.$B$257]; 2; 1)" office:value-type="string" office:string-value="64" calcext:value-type="string">
            <text:p>64</text:p>
          </table:table-cell>
          <table:table-cell table:style-name="ce23" table:formula="of:=VLOOKUP([.P22]; [Tables.$A$2:.$B$257]; 2; 1)" office:value-type="string" office:string-value="19" calcext:value-type="string">
            <text:p>19</text:p>
          </table:table-cell>
          <table:table-cell table:style-name="ce28" table:formula="of:=VLOOKUP([.Q22]; [Tables.$A$2:.$B$257]; 2; 1)" office:value-type="string" office:string-value="24" calcext:value-type="string">
            <text:p>24</text:p>
          </table:table-cell>
          <table:table-cell table:style-name="ce17" table:formula="of:=[.E26]" office:value-type="string" office:string-value="24" calcext:value-type="string">
            <text:p>24</text:p>
          </table:table-cell>
          <table:table-cell table:style-name="ce23" table:formula="of:=[.B26]" office:value-type="string" office:string-value="9C" calcext:value-type="string">
            <text:p>9C</text:p>
          </table:table-cell>
          <table:table-cell table:style-name="ce23" table:formula="of:=[.C26]" office:value-type="string" office:string-value="64" calcext:value-type="string">
            <text:p>64</text:p>
          </table:table-cell>
          <table:table-cell table:style-name="ce28" table:formula="of:=[.D26]" office:value-type="string" office:string-value="19" calcext:value-type="string">
            <text:p>19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CA" calcext:value-type="string">
            <text:p>CA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37" calcext:value-type="string">
            <text:p>37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BF" calcext:value-type="string">
            <text:p>BF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CB" calcext:value-type="string">
            <text:p>CB</text:p>
          </table:table-cell>
          <table:table-cell table:style-name="ce17" table:formula="of:=BASE(BITXOR(HEX2DEC([.J26]); HEX2DEC([.R26])); 16; 2)" office:value-type="string" office:string-value="D0" calcext:value-type="string">
            <text:p>D0</text:p>
          </table:table-cell>
          <table:table-cell table:style-name="ce23" table:formula="of:=BASE(BITXOR(HEX2DEC([.K26]); HEX2DEC([.S26])); 16; 2)" office:value-type="string" office:string-value="FA" calcext:value-type="string">
            <text:p>FA</text:p>
          </table:table-cell>
          <table:table-cell table:style-name="ce23" table:formula="of:=BASE(BITXOR(HEX2DEC([.L26]); HEX2DEC([.T26])); 16; 2)" office:value-type="string" office:string-value="D1" calcext:value-type="string">
            <text:p>D1</text:p>
          </table:table-cell>
          <table:table-cell table:style-name="ce28" table:formula="of:=BASE(BITXOR(HEX2DEC([.M26]); HEX2DEC([.U26])); 16; 2)" office:value-type="string" office:string-value="51" calcext:value-type="string">
            <text:p>51</text:p>
          </table:table-cell>
          <table:table-cell table:style-name="ce17" table:formula="of:=BASE(BITXOR(HEX2DEC(VLOOKUP([.U22]; [Tables.$A$2:.$B$257]; 2; 1)); HEX2DEC([.R18])); 16; 2)" office:value-type="string" office:string-value="1A" calcext:value-type="string">
            <text:p>1A</text:p>
          </table:table-cell>
          <table:table-cell table:style-name="ce23" table:formula="of:=BASE(BITXOR(HEX2DEC([.R26]); HEX2DEC([.S18])); 16; 2)" office:value-type="string" office:string-value="CD" calcext:value-type="string">
            <text:p>CD</text:p>
          </table:table-cell>
          <table:table-cell table:style-name="ce23" table:formula="of:=BASE(BITXOR(HEX2DEC([.S26]); HEX2DEC([.T18])); 16; 2)" office:value-type="string" office:string-value="6E" calcext:value-type="string">
            <text:p>6E</text:p>
          </table:table-cell>
          <table:table-cell table:style-name="ce28" table:formula="of:=BASE(BITXOR(HEX2DEC([.T26]); HEX2DEC([.U18])); 16; 2)" office:value-type="string" office:string-value="9A" calcext:value-type="string">
            <text:p>9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94" calcext:value-type="string">
            <text:p>94</text:p>
          </table:table-cell>
          <table:table-cell table:style-name="ce21" table:formula="of:=VLOOKUP([.O23]; [Tables.$A$2:.$B$257]; 2; 1)" office:value-type="string" office:string-value="37" calcext:value-type="string">
            <text:p>37</text:p>
          </table:table-cell>
          <table:table-cell table:style-name="ce21" table:formula="of:=VLOOKUP([.P23]; [Tables.$A$2:.$B$257]; 2; 1)" office:value-type="string" office:string-value="B2" calcext:value-type="string">
            <text:p>B2</text:p>
          </table:table-cell>
          <table:table-cell table:style-name="ce26" table:formula="of:=VLOOKUP([.Q23]; [Tables.$A$2:.$B$257]; 2; 1)" office:value-type="string" office:string-value="D1" calcext:value-type="string">
            <text:p>D1</text:p>
          </table:table-cell>
          <table:table-cell table:style-name="ce15" table:formula="of:=[.B27]" office:value-type="string" office:string-value="94" calcext:value-type="string">
            <text:p>94</text:p>
          </table:table-cell>
          <table:table-cell table:style-name="ce21" table:formula="of:=[.C27]" office:value-type="string" office:string-value="37" calcext:value-type="string">
            <text:p>37</text:p>
          </table:table-cell>
          <table:table-cell table:style-name="ce21" table:formula="of:=[.D27]" office:value-type="string" office:string-value="B2" calcext:value-type="string">
            <text:p>B2</text:p>
          </table:table-cell>
          <table:table-cell table:style-name="ce26" table:formula="of:=[.E27]" office:value-type="string" office:string-value="D1" calcext:value-type="string">
            <text:p>D1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D3" calcext:value-type="string">
            <text:p>D3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F1" calcext:value-type="string">
            <text:p>F1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C9" calcext:value-type="string">
            <text:p>C9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1B" calcext:value-type="string">
            <text:p>1B</text:p>
          </table:table-cell>
          <table:table-cell table:style-name="ce15" table:formula="of:=BASE(BITXOR(HEX2DEC([.J27]); HEX2DEC([.R27])); 16; 2)" office:value-type="string" office:string-value="06" calcext:value-type="string">
            <text:p>06</text:p>
          </table:table-cell>
          <table:table-cell table:style-name="ce21" table:formula="of:=BASE(BITXOR(HEX2DEC([.K27]); HEX2DEC([.S27])); 16; 2)" office:value-type="string" office:string-value="AA" calcext:value-type="string">
            <text:p>AA</text:p>
          </table:table-cell>
          <table:table-cell table:style-name="ce21" table:formula="of:=BASE(BITXOR(HEX2DEC([.L27]); HEX2DEC([.T27])); 16; 2)" office:value-type="string" office:string-value="37" calcext:value-type="string">
            <text:p>37</text:p>
          </table:table-cell>
          <table:table-cell table:style-name="ce26" table:formula="of:=BASE(BITXOR(HEX2DEC([.M27]); HEX2DEC([.U27])); 16; 2)" office:value-type="string" office:string-value="C5" calcext:value-type="string">
            <text:p>C5</text:p>
          </table:table-cell>
          <table:table-cell table:style-name="ce15" table:formula="of:=BASE(BITXOR(BITXOR(HEX2DEC(VLOOKUP([.U24]; [Tables.$A$2:.$B$257]; 2; 1)); HEX2DEC([.V27])); HEX2DEC([.R19])); 16; 2)" office:value-type="string" office:string-value="D5" calcext:value-type="string">
            <text:p>D5</text:p>
          </table:table-cell>
          <table:table-cell table:style-name="ce21" table:formula="of:=BASE(BITXOR(HEX2DEC([.R27]); HEX2DEC([.S19])); 16; 2)" office:value-type="string" office:string-value="5B" calcext:value-type="string">
            <text:p>5B</text:p>
          </table:table-cell>
          <table:table-cell table:style-name="ce21" table:formula="of:=BASE(BITXOR(HEX2DEC([.S27]); HEX2DEC([.T19])); 16; 2)" office:value-type="string" office:string-value="FE" calcext:value-type="string">
            <text:p>FE</text:p>
          </table:table-cell>
          <table:table-cell table:style-name="ce26" table:formula="of:=BASE(BITXOR(HEX2DEC([.T27]); HEX2DEC([.U19])); 16; 2)" office:value-type="string" office:string-value="DE" calcext:value-type="string">
            <text:p>DE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8A" calcext:value-type="string">
            <text:p>8A</text:p>
          </table:table-cell>
          <table:table-cell table:style-name="ce22" table:formula="of:=VLOOKUP([.O24]; [Tables.$A$2:.$B$257]; 2; 1)" office:value-type="string" office:string-value="55" calcext:value-type="string">
            <text:p>55</text:p>
          </table:table-cell>
          <table:table-cell table:style-name="ce22" table:formula="of:=VLOOKUP([.P24]; [Tables.$A$2:.$B$257]; 2; 1)" office:value-type="string" office:string-value="45" calcext:value-type="string">
            <text:p>45</text:p>
          </table:table-cell>
          <table:table-cell table:style-name="ce27" table:formula="of:=VLOOKUP([.Q24]; [Tables.$A$2:.$B$257]; 2; 1)" office:value-type="string" office:string-value="0B" calcext:value-type="string">
            <text:p>0B</text:p>
          </table:table-cell>
          <table:table-cell table:style-name="ce16" table:formula="of:=[.C28]" office:value-type="string" office:string-value="55" calcext:value-type="string">
            <text:p>55</text:p>
          </table:table-cell>
          <table:table-cell table:style-name="ce22" table:formula="of:=[.D28]" office:value-type="string" office:string-value="45" calcext:value-type="string">
            <text:p>45</text:p>
          </table:table-cell>
          <table:table-cell table:style-name="ce22" table:formula="of:=[.E28]" office:value-type="string" office:string-value="0B" calcext:value-type="string">
            <text:p>0B</text:p>
          </table:table-cell>
          <table:table-cell table:style-name="ce27" table:formula="of:=[.B28]" office:value-type="string" office:string-value="8A" calcext:value-type="string">
            <text:p>8A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A6" calcext:value-type="string">
            <text:p>A6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AD" calcext:value-type="string">
            <text:p>AD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18" calcext:value-type="string">
            <text:p>18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CB" calcext:value-type="string">
            <text:p>CB</text:p>
          </table:table-cell>
          <table:table-cell table:style-name="ce16" table:formula="of:=BASE(BITXOR(HEX2DEC([.J28]); HEX2DEC([.R28])); 16; 2)" office:value-type="string" office:string-value="3C" calcext:value-type="string">
            <text:p>3C</text:p>
          </table:table-cell>
          <table:table-cell table:style-name="ce22" table:formula="of:=BASE(BITXOR(HEX2DEC([.K28]); HEX2DEC([.S28])); 16; 2)" office:value-type="string" office:string-value="5E" calcext:value-type="string">
            <text:p>5E</text:p>
          </table:table-cell>
          <table:table-cell table:style-name="ce22" table:formula="of:=BASE(BITXOR(HEX2DEC([.L28]); HEX2DEC([.T28])); 16; 2)" office:value-type="string" office:string-value="F1" calcext:value-type="string">
            <text:p>F1</text:p>
          </table:table-cell>
          <table:table-cell table:style-name="ce27" table:formula="of:=BASE(BITXOR(HEX2DEC([.M28]); HEX2DEC([.U28])); 16; 2)" office:value-type="string" office:string-value="45" calcext:value-type="string">
            <text:p>45</text:p>
          </table:table-cell>
          <table:table-cell table:style-name="ce16" table:formula="of:=BASE(BITXOR(HEX2DEC(VLOOKUP([.U25]; [Tables.$A$2:.$B$257]; 2; 1)); HEX2DEC([.R20])); 16; 2)" office:value-type="string" office:string-value="9A" calcext:value-type="string">
            <text:p>9A</text:p>
          </table:table-cell>
          <table:table-cell table:style-name="ce22" table:formula="of:=BASE(BITXOR(HEX2DEC([.R28]); HEX2DEC([.S20])); 16; 2)" office:value-type="string" office:string-value="F3" calcext:value-type="string">
            <text:p>F3</text:p>
          </table:table-cell>
          <table:table-cell table:style-name="ce22" table:formula="of:=BASE(BITXOR(HEX2DEC([.S28]); HEX2DEC([.T20])); 16; 2)" office:value-type="string" office:string-value="E9" calcext:value-type="string">
            <text:p>E9</text:p>
          </table:table-cell>
          <table:table-cell table:style-name="ce27" table:formula="of:=BASE(BITXOR(HEX2DEC([.T28]); HEX2DEC([.U20])); 16; 2)" office:value-type="string" office:string-value="8E" calcext:value-type="string">
            <text:p>8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86" calcext:value-type="string">
            <text:p>86</text:p>
          </table:table-cell>
          <table:table-cell table:style-name="ce22" table:formula="of:=VLOOKUP([.O25]; [Tables.$A$2:.$B$257]; 2; 1)" office:value-type="string" office:string-value="19" calcext:value-type="string">
            <text:p>19</text:p>
          </table:table-cell>
          <table:table-cell table:style-name="ce22" table:formula="of:=VLOOKUP([.P25]; [Tables.$A$2:.$B$257]; 2; 1)" office:value-type="string" office:string-value="CE" calcext:value-type="string">
            <text:p>CE</text:p>
          </table:table-cell>
          <table:table-cell table:style-name="ce27" table:formula="of:=VLOOKUP([.Q25]; [Tables.$A$2:.$B$257]; 2; 1)" office:value-type="string" office:string-value="20" calcext:value-type="string">
            <text:p>20</text:p>
          </table:table-cell>
          <table:table-cell table:style-name="ce16" table:formula="of:=[.D29]" office:value-type="string" office:string-value="CE" calcext:value-type="string">
            <text:p>CE</text:p>
          </table:table-cell>
          <table:table-cell table:style-name="ce22" table:formula="of:=[.E29]" office:value-type="string" office:string-value="20" calcext:value-type="string">
            <text:p>20</text:p>
          </table:table-cell>
          <table:table-cell table:style-name="ce22" table:formula="of:=[.B29]" office:value-type="string" office:string-value="86" calcext:value-type="string">
            <text:p>86</text:p>
          </table:table-cell>
          <table:table-cell table:style-name="ce27" table:formula="of:=[.C29]" office:value-type="string" office:string-value="19" calcext:value-type="string">
            <text:p>19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2E" calcext:value-type="string">
            <text:p>2E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A2" calcext:value-type="string">
            <text:p>A2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D9" calcext:value-type="string">
            <text:p>D9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2B" calcext:value-type="string">
            <text:p>2B</text:p>
          </table:table-cell>
          <table:table-cell table:style-name="ce16" table:formula="of:=BASE(BITXOR(HEX2DEC([.J29]); HEX2DEC([.R29])); 16; 2)" office:value-type="string" office:string-value="C2" calcext:value-type="string">
            <text:p>C2</text:p>
          </table:table-cell>
          <table:table-cell table:style-name="ce22" table:formula="of:=BASE(BITXOR(HEX2DEC([.K29]); HEX2DEC([.S29])); 16; 2)" office:value-type="string" office:string-value="6B" calcext:value-type="string">
            <text:p>6B</text:p>
          </table:table-cell>
          <table:table-cell table:style-name="ce22" table:formula="of:=BASE(BITXOR(HEX2DEC([.L29]); HEX2DEC([.T29])); 16; 2)" office:value-type="string" office:string-value="9B" calcext:value-type="string">
            <text:p>9B</text:p>
          </table:table-cell>
          <table:table-cell table:style-name="ce27" table:formula="of:=BASE(BITXOR(HEX2DEC([.M29]); HEX2DEC([.U29])); 16; 2)" office:value-type="string" office:string-value="95" calcext:value-type="string">
            <text:p>95</text:p>
          </table:table-cell>
          <table:table-cell table:style-name="ce16" table:formula="of:=BASE(BITXOR(HEX2DEC(VLOOKUP([.U26]; [Tables.$A$2:.$B$257]; 2; 1)); HEX2DEC([.R21])); 16; 2)" office:value-type="string" office:string-value="EC" calcext:value-type="string">
            <text:p>EC</text:p>
          </table:table-cell>
          <table:table-cell table:style-name="ce22" table:formula="of:=BASE(BITXOR(HEX2DEC([.R29]); HEX2DEC([.S21])); 16; 2)" office:value-type="string" office:string-value="C9" calcext:value-type="string">
            <text:p>C9</text:p>
          </table:table-cell>
          <table:table-cell table:style-name="ce22" table:formula="of:=BASE(BITXOR(HEX2DEC([.S29]); HEX2DEC([.T21])); 16; 2)" office:value-type="string" office:string-value="42" calcext:value-type="string">
            <text:p>42</text:p>
          </table:table-cell>
          <table:table-cell table:style-name="ce27" table:formula="of:=BASE(BITXOR(HEX2DEC([.T29]); HEX2DEC([.U21])); 16; 2)" office:value-type="string" office:string-value="BE" calcext:value-type="string">
            <text:p>B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70" calcext:value-type="string">
            <text:p>70</text:p>
          </table:table-cell>
          <table:table-cell table:style-name="ce23" table:formula="of:=VLOOKUP([.O26]; [Tables.$A$2:.$B$257]; 2; 1)" office:value-type="string" office:string-value="2D" calcext:value-type="string">
            <text:p>2D</text:p>
          </table:table-cell>
          <table:table-cell table:style-name="ce23" table:formula="of:=VLOOKUP([.P26]; [Tables.$A$2:.$B$257]; 2; 1)" office:value-type="string" office:string-value="3E" calcext:value-type="string">
            <text:p>3E</text:p>
          </table:table-cell>
          <table:table-cell table:style-name="ce28" table:formula="of:=VLOOKUP([.Q26]; [Tables.$A$2:.$B$257]; 2; 1)" office:value-type="string" office:string-value="D1" calcext:value-type="string">
            <text:p>D1</text:p>
          </table:table-cell>
          <table:table-cell table:style-name="ce17" table:formula="of:=[.E30]" office:value-type="string" office:string-value="D1" calcext:value-type="string">
            <text:p>D1</text:p>
          </table:table-cell>
          <table:table-cell table:style-name="ce23" table:formula="of:=[.B30]" office:value-type="string" office:string-value="70" calcext:value-type="string">
            <text:p>70</text:p>
          </table:table-cell>
          <table:table-cell table:style-name="ce23" table:formula="of:=[.C30]" office:value-type="string" office:string-value="2D" calcext:value-type="string">
            <text:p>2D</text:p>
          </table:table-cell>
          <table:table-cell table:style-name="ce28" table:formula="of:=[.D30]" office:value-type="string" office:string-value="3E" calcext:value-type="string">
            <text:p>3E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85" calcext:value-type="string">
            <text:p>85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DC" calcext:value-type="string">
            <text:p>DC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1A" calcext:value-type="string">
            <text:p>1A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87" calcext:value-type="string">
            <text:p>87</text:p>
          </table:table-cell>
          <table:table-cell table:style-name="ce17" table:formula="of:=BASE(BITXOR(HEX2DEC([.J30]); HEX2DEC([.R30])); 16; 2)" office:value-type="string" office:string-value="3D" calcext:value-type="string">
            <text:p>3D</text:p>
          </table:table-cell>
          <table:table-cell table:style-name="ce23" table:formula="of:=BASE(BITXOR(HEX2DEC([.K30]); HEX2DEC([.S30])); 16; 2)" office:value-type="string" office:string-value="CB" calcext:value-type="string">
            <text:p>CB</text:p>
          </table:table-cell>
          <table:table-cell table:style-name="ce23" table:formula="of:=BASE(BITXOR(HEX2DEC([.L30]); HEX2DEC([.T30])); 16; 2)" office:value-type="string" office:string-value="52" calcext:value-type="string">
            <text:p>52</text:p>
          </table:table-cell>
          <table:table-cell table:style-name="ce28" table:formula="of:=BASE(BITXOR(HEX2DEC([.M30]); HEX2DEC([.U30])); 16; 2)" office:value-type="string" office:string-value="11" calcext:value-type="string">
            <text:p>11</text:p>
          </table:table-cell>
          <table:table-cell table:style-name="ce17" table:formula="of:=BASE(BITXOR(HEX2DEC(VLOOKUP([.U23]; [Tables.$A$2:.$B$257]; 2; 1)); HEX2DEC([.R22])); 16; 2)" office:value-type="string" office:string-value="B8" calcext:value-type="string">
            <text:p>B8</text:p>
          </table:table-cell>
          <table:table-cell table:style-name="ce23" table:formula="of:=BASE(BITXOR(HEX2DEC([.R30]); HEX2DEC([.S22])); 16; 2)" office:value-type="string" office:string-value="17" calcext:value-type="string">
            <text:p>17</text:p>
          </table:table-cell>
          <table:table-cell table:style-name="ce23" table:formula="of:=BASE(BITXOR(HEX2DEC([.S30]); HEX2DEC([.T22])); 16; 2)" office:value-type="string" office:string-value="48" calcext:value-type="string">
            <text:p>48</text:p>
          </table:table-cell>
          <table:table-cell table:style-name="ce28" table:formula="of:=BASE(BITXOR(HEX2DEC([.T30]); HEX2DEC([.U22])); 16; 2)" office:value-type="string" office:string-value="96" calcext:value-type="string">
            <text:p>96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6F" calcext:value-type="string">
            <text:p>6F</text:p>
          </table:table-cell>
          <table:table-cell table:style-name="ce21" table:formula="of:=VLOOKUP([.O27]; [Tables.$A$2:.$B$257]; 2; 1)" office:value-type="string" office:string-value="AC" calcext:value-type="string">
            <text:p>AC</text:p>
          </table:table-cell>
          <table:table-cell table:style-name="ce21" table:formula="of:=VLOOKUP([.P27]; [Tables.$A$2:.$B$257]; 2; 1)" office:value-type="string" office:string-value="9A" calcext:value-type="string">
            <text:p>9A</text:p>
          </table:table-cell>
          <table:table-cell table:style-name="ce26" table:formula="of:=VLOOKUP([.Q27]; [Tables.$A$2:.$B$257]; 2; 1)" office:value-type="string" office:string-value="A6" calcext:value-type="string">
            <text:p>A6</text:p>
          </table:table-cell>
          <table:table-cell table:style-name="ce15" table:formula="of:=[.B31]" office:value-type="string" office:string-value="6F" calcext:value-type="string">
            <text:p>6F</text:p>
          </table:table-cell>
          <table:table-cell table:style-name="ce21" table:formula="of:=[.C31]" office:value-type="string" office:string-value="AC" calcext:value-type="string">
            <text:p>AC</text:p>
          </table:table-cell>
          <table:table-cell table:style-name="ce21" table:formula="of:=[.D31]" office:value-type="string" office:string-value="9A" calcext:value-type="string">
            <text:p>9A</text:p>
          </table:table-cell>
          <table:table-cell table:style-name="ce26" table:formula="of:=[.E31]" office:value-type="string" office:string-value="A6" calcext:value-type="string">
            <text:p>A6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A0" calcext:value-type="string">
            <text:p>A0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B6" calcext:value-type="string">
            <text:p>B6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A7" calcext:value-type="string">
            <text:p>A7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0E" calcext:value-type="string">
            <text:p>0E</text:p>
          </table:table-cell>
          <table:table-cell table:style-name="ce15" table:formula="of:=BASE(BITXOR(HEX2DEC([.J31]); HEX2DEC([.R31])); 16; 2)" office:value-type="string" office:string-value="15" calcext:value-type="string">
            <text:p>15</text:p>
          </table:table-cell>
          <table:table-cell table:style-name="ce21" table:formula="of:=BASE(BITXOR(HEX2DEC([.K31]); HEX2DEC([.S31])); 16; 2)" office:value-type="string" office:string-value="90" calcext:value-type="string">
            <text:p>90</text:p>
          </table:table-cell>
          <table:table-cell table:style-name="ce21" table:formula="of:=BASE(BITXOR(HEX2DEC([.L31]); HEX2DEC([.T31])); 16; 2)" office:value-type="string" office:string-value="3F" calcext:value-type="string">
            <text:p>3F</text:p>
          </table:table-cell>
          <table:table-cell table:style-name="ce26" table:formula="of:=BASE(BITXOR(HEX2DEC([.M31]); HEX2DEC([.U31])); 16; 2)" office:value-type="string" office:string-value="21" calcext:value-type="string">
            <text:p>21</text:p>
          </table:table-cell>
          <table:table-cell table:style-name="ce15" table:formula="of:=BASE(BITXOR(HEX2DEC(VLOOKUP([.U27]; [Tables.$A$2:.$B$257]; 2; 1)); HEX2DEC([.R23])); 16; 2)" office:value-type="string" office:string-value="B5" calcext:value-type="string">
            <text:p>B5</text:p>
          </table:table-cell>
          <table:table-cell table:style-name="ce21" table:formula="of:=BASE(BITXOR(HEX2DEC([.R31]); HEX2DEC([.S23])); 16; 2)" office:value-type="string" office:string-value="26" calcext:value-type="string">
            <text:p>26</text:p>
          </table:table-cell>
          <table:table-cell table:style-name="ce21" table:formula="of:=BASE(BITXOR(HEX2DEC([.S31]); HEX2DEC([.T23])); 16; 2)" office:value-type="string" office:string-value="98" calcext:value-type="string">
            <text:p>98</text:p>
          </table:table-cell>
          <table:table-cell table:style-name="ce26" table:formula="of:=BASE(BITXOR(HEX2DEC([.T31]); HEX2DEC([.U23])); 16; 2)" office:value-type="string" office:string-value="2F" calcext:value-type="string">
            <text:p>2F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EB" calcext:value-type="string">
            <text:p>EB</text:p>
          </table:table-cell>
          <table:table-cell table:style-name="ce22" table:formula="of:=VLOOKUP([.O28]; [Tables.$A$2:.$B$257]; 2; 1)" office:value-type="string" office:string-value="58" calcext:value-type="string">
            <text:p>58</text:p>
          </table:table-cell>
          <table:table-cell table:style-name="ce22" table:formula="of:=VLOOKUP([.P28]; [Tables.$A$2:.$B$257]; 2; 1)" office:value-type="string" office:string-value="A1" calcext:value-type="string">
            <text:p>A1</text:p>
          </table:table-cell>
          <table:table-cell table:style-name="ce27" table:formula="of:=VLOOKUP([.Q28]; [Tables.$A$2:.$B$257]; 2; 1)" office:value-type="string" office:string-value="6E" calcext:value-type="string">
            <text:p>6E</text:p>
          </table:table-cell>
          <table:table-cell table:style-name="ce16" table:formula="of:=[.C32]" office:value-type="string" office:string-value="58" calcext:value-type="string">
            <text:p>58</text:p>
          </table:table-cell>
          <table:table-cell table:style-name="ce22" table:formula="of:=[.D32]" office:value-type="string" office:string-value="A1" calcext:value-type="string">
            <text:p>A1</text:p>
          </table:table-cell>
          <table:table-cell table:style-name="ce22" table:formula="of:=[.E32]" office:value-type="string" office:string-value="6E" calcext:value-type="string">
            <text:p>6E</text:p>
          </table:table-cell>
          <table:table-cell table:style-name="ce27" table:formula="of:=[.B32]" office:value-type="string" office:string-value="EB" calcext:value-type="string">
            <text:p>EB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61" calcext:value-type="string">
            <text:p>61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AC" calcext:value-type="string">
            <text:p>AC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36" calcext:value-type="string">
            <text:p>36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EA" calcext:value-type="string">
            <text:p>EA</text:p>
          </table:table-cell>
          <table:table-cell table:style-name="ce16" table:formula="of:=BASE(BITXOR(HEX2DEC([.J32]); HEX2DEC([.R32])); 16; 2)" office:value-type="string" office:string-value="C8" calcext:value-type="string">
            <text:p>C8</text:p>
          </table:table-cell>
          <table:table-cell table:style-name="ce22" table:formula="of:=BASE(BITXOR(HEX2DEC([.K32]); HEX2DEC([.S32])); 16; 2)" office:value-type="string" office:string-value="D4" calcext:value-type="string">
            <text:p>D4</text:p>
          </table:table-cell>
          <table:table-cell table:style-name="ce22" table:formula="of:=BASE(BITXOR(HEX2DEC([.L32]); HEX2DEC([.T32])); 16; 2)" office:value-type="string" office:string-value="07" calcext:value-type="string">
            <text:p>07</text:p>
          </table:table-cell>
          <table:table-cell table:style-name="ce27" table:formula="of:=BASE(BITXOR(HEX2DEC([.M32]); HEX2DEC([.U32])); 16; 2)" office:value-type="string" office:string-value="86" calcext:value-type="string">
            <text:p>86</text:p>
          </table:table-cell>
          <table:table-cell table:style-name="ce16" table:formula="of:=BASE(BITXOR(HEX2DEC(VLOOKUP([.U28]; [Tables.$A$2:.$B$257]; 2; 1)); HEX2DEC([.R24])); 16; 2)" office:value-type="string" office:string-value="A9" calcext:value-type="string">
            <text:p>A9</text:p>
          </table:table-cell>
          <table:table-cell table:style-name="ce22" table:formula="of:=BASE(BITXOR(HEX2DEC([.R32]); HEX2DEC([.S24])); 16; 2)" office:value-type="string" office:string-value="78" calcext:value-type="string">
            <text:p>78</text:p>
          </table:table-cell>
          <table:table-cell table:style-name="ce22" table:formula="of:=BASE(BITXOR(HEX2DEC([.S32]); HEX2DEC([.T24])); 16; 2)" office:value-type="string" office:string-value="31" calcext:value-type="string">
            <text:p>31</text:p>
          </table:table-cell>
          <table:table-cell table:style-name="ce27" table:formula="of:=BASE(BITXOR(HEX2DEC([.T32]); HEX2DEC([.U24])); 16; 2)" office:value-type="string" office:string-value="6C" calcext:value-type="string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25" calcext:value-type="string">
            <text:p>25</text:p>
          </table:table-cell>
          <table:table-cell table:style-name="ce22" table:formula="of:=VLOOKUP([.O29]; [Tables.$A$2:.$B$257]; 2; 1)" office:value-type="string" office:string-value="7F" calcext:value-type="string">
            <text:p>7F</text:p>
          </table:table-cell>
          <table:table-cell table:style-name="ce22" table:formula="of:=VLOOKUP([.P29]; [Tables.$A$2:.$B$257]; 2; 1)" office:value-type="string" office:string-value="14" calcext:value-type="string">
            <text:p>14</text:p>
          </table:table-cell>
          <table:table-cell table:style-name="ce27" table:formula="of:=VLOOKUP([.Q29]; [Tables.$A$2:.$B$257]; 2; 1)" office:value-type="string" office:string-value="2A" calcext:value-type="string">
            <text:p>2A</text:p>
          </table:table-cell>
          <table:table-cell table:style-name="ce16" table:formula="of:=[.D33]" office:value-type="string" office:string-value="14" calcext:value-type="string">
            <text:p>14</text:p>
          </table:table-cell>
          <table:table-cell table:style-name="ce22" table:formula="of:=[.E33]" office:value-type="string" office:string-value="2A" calcext:value-type="string">
            <text:p>2A</text:p>
          </table:table-cell>
          <table:table-cell table:style-name="ce22" table:formula="of:=[.B33]" office:value-type="string" office:string-value="25" calcext:value-type="string">
            <text:p>25</text:p>
          </table:table-cell>
          <table:table-cell table:style-name="ce27" table:formula="of:=[.C33]" office:value-type="string" office:string-value="7F" calcext:value-type="string">
            <text:p>7F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82" calcext:value-type="string">
            <text:p>82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30" calcext:value-type="string">
            <text:p>30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9F" calcext:value-type="string">
            <text:p>9F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B3" calcext:value-type="string">
            <text:p>B3</text:p>
          </table:table-cell>
          <table:table-cell table:style-name="ce16" table:formula="of:=BASE(BITXOR(HEX2DEC([.J33]); HEX2DEC([.R33])); 16; 2)" office:value-type="string" office:string-value="B0" calcext:value-type="string">
            <text:p>B0</text:p>
          </table:table-cell>
          <table:table-cell table:style-name="ce22" table:formula="of:=BASE(BITXOR(HEX2DEC([.K33]); HEX2DEC([.S33])); 16; 2)" office:value-type="string" office:string-value="96" calcext:value-type="string">
            <text:p>96</text:p>
          </table:table-cell>
          <table:table-cell table:style-name="ce22" table:formula="of:=BASE(BITXOR(HEX2DEC([.L33]); HEX2DEC([.T33])); 16; 2)" office:value-type="string" office:string-value="BD" calcext:value-type="string">
            <text:p>BD</text:p>
          </table:table-cell>
          <table:table-cell table:style-name="ce27" table:formula="of:=BASE(BITXOR(HEX2DEC([.M33]); HEX2DEC([.U33])); 16; 2)" office:value-type="string" office:string-value="CA" calcext:value-type="string">
            <text:p>CA</text:p>
          </table:table-cell>
          <table:table-cell table:style-name="ce16" table:formula="of:=BASE(BITXOR(HEX2DEC(VLOOKUP([.U29]; [Tables.$A$2:.$B$257]; 2; 1)); HEX2DEC([.R25])); 16; 2)" office:value-type="string" office:string-value="32" calcext:value-type="string">
            <text:p>32</text:p>
          </table:table-cell>
          <table:table-cell table:style-name="ce22" table:formula="of:=BASE(BITXOR(HEX2DEC([.R33]); HEX2DEC([.S25])); 16; 2)" office:value-type="string" office:string-value="A6" calcext:value-type="string">
            <text:p>A6</text:p>
          </table:table-cell>
          <table:table-cell table:style-name="ce22" table:formula="of:=BASE(BITXOR(HEX2DEC([.S33]); HEX2DEC([.T25])); 16; 2)" office:value-type="string" office:string-value="22" calcext:value-type="string">
            <text:p>22</text:p>
          </table:table-cell>
          <table:table-cell table:style-name="ce27" table:formula="of:=BASE(BITXOR(HEX2DEC([.T33]); HEX2DEC([.U25])); 16; 2)" office:value-type="string" office:string-value="79" calcext:value-type="string">
            <text:p>7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27" calcext:value-type="string">
            <text:p>27</text:p>
          </table:table-cell>
          <table:table-cell table:style-name="ce23" table:formula="of:=VLOOKUP([.O30]; [Tables.$A$2:.$B$257]; 2; 1)" office:value-type="string" office:string-value="1F" calcext:value-type="string">
            <text:p>1F</text:p>
          </table:table-cell>
          <table:table-cell table:style-name="ce23" table:formula="of:=VLOOKUP([.P30]; [Tables.$A$2:.$B$257]; 2; 1)" office:value-type="string" office:string-value="00" calcext:value-type="string">
            <text:p>00</text:p>
          </table:table-cell>
          <table:table-cell table:style-name="ce28" table:formula="of:=VLOOKUP([.Q30]; [Tables.$A$2:.$B$257]; 2; 1)" office:value-type="string" office:string-value="82" calcext:value-type="string">
            <text:p>82</text:p>
          </table:table-cell>
          <table:table-cell table:style-name="ce17" table:formula="of:=[.E34]" office:value-type="string" office:string-value="82" calcext:value-type="string">
            <text:p>82</text:p>
          </table:table-cell>
          <table:table-cell table:style-name="ce23" table:formula="of:=[.B34]" office:value-type="string" office:string-value="27" calcext:value-type="string">
            <text:p>27</text:p>
          </table:table-cell>
          <table:table-cell table:style-name="ce23" table:formula="of:=[.C34]" office:value-type="string" office:string-value="1F" calcext:value-type="string">
            <text:p>1F</text:p>
          </table:table-cell>
          <table:table-cell table:style-name="ce28" table:formula="of:=[.D34]" office:value-type="string" office:string-value="00" calcext:value-type="string">
            <text:p>00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2A" calcext:value-type="string">
            <text:p>2A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C0" calcext:value-type="string">
            <text:p>C0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65" calcext:value-type="string">
            <text:p>65</text:p>
          </table:table-cell>
          <table:table-cell table:style-name="ce17" table:formula="of:=BASE(BITXOR(HEX2DEC([.J34]); HEX2DEC([.R34])); 16; 2)" office:value-type="string" office:string-value="68" calcext:value-type="string">
            <text:p>68</text:p>
          </table:table-cell>
          <table:table-cell table:style-name="ce23" table:formula="of:=BASE(BITXOR(HEX2DEC([.K34]); HEX2DEC([.S34])); 16; 2)" office:value-type="string" office:string-value="6D" calcext:value-type="string">
            <text:p>6D</text:p>
          </table:table-cell>
          <table:table-cell table:style-name="ce23" table:formula="of:=BASE(BITXOR(HEX2DEC([.L34]); HEX2DEC([.T34])); 16; 2)" office:value-type="string" office:string-value="E9" calcext:value-type="string">
            <text:p>E9</text:p>
          </table:table-cell>
          <table:table-cell table:style-name="ce28" table:formula="of:=BASE(BITXOR(HEX2DEC([.M34]); HEX2DEC([.U34])); 16; 2)" office:value-type="string" office:string-value="D6" calcext:value-type="string">
            <text:p>D6</text:p>
          </table:table-cell>
          <table:table-cell table:style-name="ce17" table:formula="of:=BASE(BITXOR(HEX2DEC(VLOOKUP([.U30]; [Tables.$A$2:.$B$257]; 2; 1)); HEX2DEC([.R26])); 16; 2)" office:value-type="string" office:string-value="8A" calcext:value-type="string">
            <text:p>8A</text:p>
          </table:table-cell>
          <table:table-cell table:style-name="ce23" table:formula="of:=BASE(BITXOR(HEX2DEC([.R34]); HEX2DEC([.S26])); 16; 2)" office:value-type="string" office:string-value="47" calcext:value-type="string">
            <text:p>47</text:p>
          </table:table-cell>
          <table:table-cell table:style-name="ce23" table:formula="of:=BASE(BITXOR(HEX2DEC([.S34]); HEX2DEC([.T26])); 16; 2)" office:value-type="string" office:string-value="29" calcext:value-type="string">
            <text:p>29</text:p>
          </table:table-cell>
          <table:table-cell table:style-name="ce28" table:formula="of:=BASE(BITXOR(HEX2DEC([.T34]); HEX2DEC([.U26])); 16; 2)" office:value-type="string" office:string-value="B3" calcext:value-type="string">
            <text:p>B3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59" calcext:value-type="string">
            <text:p>59</text:p>
          </table:table-cell>
          <table:table-cell table:style-name="ce21" table:formula="of:=VLOOKUP([.O31]; [Tables.$A$2:.$B$257]; 2; 1)" office:value-type="string" office:string-value="60" calcext:value-type="string">
            <text:p>60</text:p>
          </table:table-cell>
          <table:table-cell table:style-name="ce21" table:formula="of:=VLOOKUP([.P31]; [Tables.$A$2:.$B$257]; 2; 1)" office:value-type="string" office:string-value="75" calcext:value-type="string">
            <text:p>75</text:p>
          </table:table-cell>
          <table:table-cell table:style-name="ce26" table:formula="of:=VLOOKUP([.Q31]; [Tables.$A$2:.$B$257]; 2; 1)" office:value-type="string" office:string-value="FD" calcext:value-type="string">
            <text:p>FD</text:p>
          </table:table-cell>
          <table:table-cell table:style-name="ce15" table:formula="of:=[.B35]" office:value-type="string" office:string-value="59" calcext:value-type="string">
            <text:p>59</text:p>
          </table:table-cell>
          <table:table-cell table:style-name="ce21" table:formula="of:=[.C35]" office:value-type="string" office:string-value="60" calcext:value-type="string">
            <text:p>60</text:p>
          </table:table-cell>
          <table:table-cell table:style-name="ce21" table:formula="of:=[.D35]" office:value-type="string" office:string-value="75" calcext:value-type="string">
            <text:p>75</text:p>
          </table:table-cell>
          <table:table-cell table:style-name="ce26" table:formula="of:=[.E35]" office:value-type="string" office:string-value="FD" calcext:value-type="string">
            <text:p>FD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E6" calcext:value-type="string">
            <text:p>E6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A5" calcext:value-type="string">
            <text:p>A5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FD" calcext:value-type="string">
            <text:p>FD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4C" calcext:value-type="string">
            <text:p>4C</text:p>
          </table:table-cell>
          <table:table-cell table:style-name="ce15" table:formula="of:=BASE(BITXOR(HEX2DEC([.J35]); HEX2DEC([.R35])); 16; 2)" office:value-type="string" office:string-value="67" calcext:value-type="string">
            <text:p>67</text:p>
          </table:table-cell>
          <table:table-cell table:style-name="ce21" table:formula="of:=BASE(BITXOR(HEX2DEC([.K35]); HEX2DEC([.S35])); 16; 2)" office:value-type="string" office:string-value="7F" calcext:value-type="string">
            <text:p>7F</text:p>
          </table:table-cell>
          <table:table-cell table:style-name="ce21" table:formula="of:=BASE(BITXOR(HEX2DEC([.L35]); HEX2DEC([.T35])); 16; 2)" office:value-type="string" office:string-value="D9" calcext:value-type="string">
            <text:p>D9</text:p>
          </table:table-cell>
          <table:table-cell table:style-name="ce26" table:formula="of:=BASE(BITXOR(HEX2DEC([.M35]); HEX2DEC([.U35])); 16; 2)" office:value-type="string" office:string-value="B6" calcext:value-type="string">
            <text:p>B6</text:p>
          </table:table-cell>
          <table:table-cell table:style-name="ce15" table:formula="of:=BASE(BITXOR(BITXOR(HEX2DEC(VLOOKUP([.U32]; [Tables.$A$2:.$B$257]; 2; 1)); HEX2DEC([.V35])); HEX2DEC([.R27])); 16; 2)" office:value-type="string" office:string-value="81" calcext:value-type="string">
            <text:p>81</text:p>
          </table:table-cell>
          <table:table-cell table:style-name="ce21" table:formula="of:=BASE(BITXOR(HEX2DEC([.R35]); HEX2DEC([.S27])); 16; 2)" office:value-type="string" office:string-value="DA" calcext:value-type="string">
            <text:p>DA</text:p>
          </table:table-cell>
          <table:table-cell table:style-name="ce21" table:formula="of:=BASE(BITXOR(HEX2DEC([.S35]); HEX2DEC([.T27])); 16; 2)" office:value-type="string" office:string-value="24" calcext:value-type="string">
            <text:p>24</text:p>
          </table:table-cell>
          <table:table-cell table:style-name="ce26" table:formula="of:=BASE(BITXOR(HEX2DEC([.T35]); HEX2DEC([.U27])); 16; 2)" office:value-type="string" office:string-value="FA" calcext:value-type="string">
            <text:p>FA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E8" calcext:value-type="string">
            <text:p>E8</text:p>
          </table:table-cell>
          <table:table-cell table:style-name="ce22" table:formula="of:=VLOOKUP([.O32]; [Tables.$A$2:.$B$257]; 2; 1)" office:value-type="string" office:string-value="48" calcext:value-type="string">
            <text:p>48</text:p>
          </table:table-cell>
          <table:table-cell table:style-name="ce22" table:formula="of:=VLOOKUP([.P32]; [Tables.$A$2:.$B$257]; 2; 1)" office:value-type="string" office:string-value="C5" calcext:value-type="string">
            <text:p>C5</text:p>
          </table:table-cell>
          <table:table-cell table:style-name="ce27" table:formula="of:=VLOOKUP([.Q32]; [Tables.$A$2:.$B$257]; 2; 1)" office:value-type="string" office:string-value="44" calcext:value-type="string">
            <text:p>44</text:p>
          </table:table-cell>
          <table:table-cell table:style-name="ce16" table:formula="of:=[.C36]" office:value-type="string" office:string-value="48" calcext:value-type="string">
            <text:p>48</text:p>
          </table:table-cell>
          <table:table-cell table:style-name="ce22" table:formula="of:=[.D36]" office:value-type="string" office:string-value="C5" calcext:value-type="string">
            <text:p>C5</text:p>
          </table:table-cell>
          <table:table-cell table:style-name="ce22" table:formula="of:=[.E36]" office:value-type="string" office:string-value="44" calcext:value-type="string">
            <text:p>44</text:p>
          </table:table-cell>
          <table:table-cell table:style-name="ce27" table:formula="of:=[.B36]" office:value-type="string" office:string-value="E8" calcext:value-type="string">
            <text:p>E8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B1" calcext:value-type="string">
            <text:p>B1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28" calcext:value-type="string">
            <text:p>28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F3" calcext:value-type="string">
            <text:p>F3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83" calcext:value-type="string">
            <text:p>83</text:p>
          </table:table-cell>
          <table:table-cell table:style-name="ce16" table:formula="of:=BASE(BITXOR(HEX2DEC([.J36]); HEX2DEC([.R36])); 16; 2)" office:value-type="string" office:string-value="9D" calcext:value-type="string">
            <text:p>9D</text:p>
          </table:table-cell>
          <table:table-cell table:style-name="ce22" table:formula="of:=BASE(BITXOR(HEX2DEC([.K36]); HEX2DEC([.S36])); 16; 2)" office:value-type="string" office:string-value="F7" calcext:value-type="string">
            <text:p>F7</text:p>
          </table:table-cell>
          <table:table-cell table:style-name="ce22" table:formula="of:=BASE(BITXOR(HEX2DEC([.L36]); HEX2DEC([.T36])); 16; 2)" office:value-type="string" office:string-value="C5" calcext:value-type="string">
            <text:p>C5</text:p>
          </table:table-cell>
          <table:table-cell table:style-name="ce27" table:formula="of:=BASE(BITXOR(HEX2DEC([.M36]); HEX2DEC([.U36])); 16; 2)" office:value-type="string" office:string-value="3B" calcext:value-type="string">
            <text:p>3B</text:p>
          </table:table-cell>
          <table:table-cell table:style-name="ce16" table:formula="of:=BASE(BITXOR(HEX2DEC(VLOOKUP([.U33]; [Tables.$A$2:.$B$257]; 2; 1)); HEX2DEC([.R28])); 16; 2)" office:value-type="string" office:string-value="2C" calcext:value-type="string">
            <text:p>2C</text:p>
          </table:table-cell>
          <table:table-cell table:style-name="ce22" table:formula="of:=BASE(BITXOR(HEX2DEC([.R36]); HEX2DEC([.S28])); 16; 2)" office:value-type="string" office:string-value="DF" calcext:value-type="string">
            <text:p>DF</text:p>
          </table:table-cell>
          <table:table-cell table:style-name="ce22" table:formula="of:=BASE(BITXOR(HEX2DEC([.S36]); HEX2DEC([.T28])); 16; 2)" office:value-type="string" office:string-value="36" calcext:value-type="string">
            <text:p>36</text:p>
          </table:table-cell>
          <table:table-cell table:style-name="ce27" table:formula="of:=BASE(BITXOR(HEX2DEC([.T36]); HEX2DEC([.U28])); 16; 2)" office:value-type="string" office:string-value="B8" calcext:value-type="string">
            <text:p>B8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E7" calcext:value-type="string">
            <text:p>E7</text:p>
          </table:table-cell>
          <table:table-cell table:style-name="ce22" table:formula="of:=VLOOKUP([.O33]; [Tables.$A$2:.$B$257]; 2; 1)" office:value-type="string" office:string-value="90" calcext:value-type="string">
            <text:p>90</text:p>
          </table:table-cell>
          <table:table-cell table:style-name="ce22" table:formula="of:=VLOOKUP([.P33]; [Tables.$A$2:.$B$257]; 2; 1)" office:value-type="string" office:string-value="7A" calcext:value-type="string">
            <text:p>7A</text:p>
          </table:table-cell>
          <table:table-cell table:style-name="ce27" table:formula="of:=VLOOKUP([.Q33]; [Tables.$A$2:.$B$257]; 2; 1)" office:value-type="string" office:string-value="74" calcext:value-type="string">
            <text:p>74</text:p>
          </table:table-cell>
          <table:table-cell table:style-name="ce16" table:formula="of:=[.D37]" office:value-type="string" office:string-value="7A" calcext:value-type="string">
            <text:p>7A</text:p>
          </table:table-cell>
          <table:table-cell table:style-name="ce22" table:formula="of:=[.E37]" office:value-type="string" office:string-value="74" calcext:value-type="string">
            <text:p>74</text:p>
          </table:table-cell>
          <table:table-cell table:style-name="ce22" table:formula="of:=[.B37]" office:value-type="string" office:string-value="E7" calcext:value-type="string">
            <text:p>E7</text:p>
          </table:table-cell>
          <table:table-cell table:style-name="ce27" table:formula="of:=[.C37]" office:value-type="string" office:string-value="90" calcext:value-type="string">
            <text:p>90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E4" calcext:value-type="string">
            <text:p>E4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82" calcext:value-type="string">
            <text:p>82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A0" calcext:value-type="string">
            <text:p>A0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0C" calcext:value-type="string">
            <text:p>0C</text:p>
          </table:table-cell>
          <table:table-cell table:style-name="ce16" table:formula="of:=BASE(BITXOR(HEX2DEC([.J37]); HEX2DEC([.R37])); 16; 2)" office:value-type="string" office:string-value="65" calcext:value-type="string">
            <text:p>65</text:p>
          </table:table-cell>
          <table:table-cell table:style-name="ce22" table:formula="of:=BASE(BITXOR(HEX2DEC([.K37]); HEX2DEC([.S37])); 16; 2)" office:value-type="string" office:string-value="CA" calcext:value-type="string">
            <text:p>CA</text:p>
          </table:table-cell>
          <table:table-cell table:style-name="ce22" table:formula="of:=BASE(BITXOR(HEX2DEC([.L37]); HEX2DEC([.T37])); 16; 2)" office:value-type="string" office:string-value="AA" calcext:value-type="string">
            <text:p>AA</text:p>
          </table:table-cell>
          <table:table-cell table:style-name="ce27" table:formula="of:=BASE(BITXOR(HEX2DEC([.M37]); HEX2DEC([.U37])); 16; 2)" office:value-type="string" office:string-value="B8" calcext:value-type="string">
            <text:p>B8</text:p>
          </table:table-cell>
          <table:table-cell table:style-name="ce16" table:formula="of:=BASE(BITXOR(HEX2DEC(VLOOKUP([.U34]; [Tables.$A$2:.$B$257]; 2; 1)); HEX2DEC([.R29])); 16; 2)" office:value-type="string" office:string-value="81" calcext:value-type="string">
            <text:p>81</text:p>
          </table:table-cell>
          <table:table-cell table:style-name="ce22" table:formula="of:=BASE(BITXOR(HEX2DEC([.R37]); HEX2DEC([.S29])); 16; 2)" office:value-type="string" office:string-value="48" calcext:value-type="string">
            <text:p>48</text:p>
          </table:table-cell>
          <table:table-cell table:style-name="ce22" table:formula="of:=BASE(BITXOR(HEX2DEC([.S37]); HEX2DEC([.T29])); 16; 2)" office:value-type="string" office:string-value="0A" calcext:value-type="string">
            <text:p>0A</text:p>
          </table:table-cell>
          <table:table-cell table:style-name="ce27" table:formula="of:=BASE(BITXOR(HEX2DEC([.T37]); HEX2DEC([.U29])); 16; 2)" office:value-type="string" office:string-value="B4" calcext:value-type="string">
            <text:p>B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45" calcext:value-type="string">
            <text:p>45</text:p>
          </table:table-cell>
          <table:table-cell table:style-name="ce23" table:formula="of:=VLOOKUP([.O34]; [Tables.$A$2:.$B$257]; 2; 1)" office:value-type="string" office:string-value="3C" calcext:value-type="string">
            <text:p>3C</text:p>
          </table:table-cell>
          <table:table-cell table:style-name="ce23" table:formula="of:=VLOOKUP([.P34]; [Tables.$A$2:.$B$257]; 2; 1)" office:value-type="string" office:string-value="1E" calcext:value-type="string">
            <text:p>1E</text:p>
          </table:table-cell>
          <table:table-cell table:style-name="ce28" table:formula="of:=VLOOKUP([.Q34]; [Tables.$A$2:.$B$257]; 2; 1)" office:value-type="string" office:string-value="F6" calcext:value-type="string">
            <text:p>F6</text:p>
          </table:table-cell>
          <table:table-cell table:style-name="ce17" table:formula="of:=[.E38]" office:value-type="string" office:string-value="F6" calcext:value-type="string">
            <text:p>F6</text:p>
          </table:table-cell>
          <table:table-cell table:style-name="ce23" table:formula="of:=[.B38]" office:value-type="string" office:string-value="45" calcext:value-type="string">
            <text:p>45</text:p>
          </table:table-cell>
          <table:table-cell table:style-name="ce23" table:formula="of:=[.C38]" office:value-type="string" office:string-value="3C" calcext:value-type="string">
            <text:p>3C</text:p>
          </table:table-cell>
          <table:table-cell table:style-name="ce28" table:formula="of:=[.D38]" office:value-type="string" office:string-value="1E" calcext:value-type="string">
            <text:p>1E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2E" calcext:value-type="string">
            <text:p>2E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9B" calcext:value-type="string">
            <text:p>9B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44" calcext:value-type="string">
            <text:p>44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58" calcext:value-type="string">
            <text:p>58</text:p>
          </table:table-cell>
          <table:table-cell table:style-name="ce17" table:formula="of:=BASE(BITXOR(HEX2DEC([.J38]); HEX2DEC([.R38])); 16; 2)" office:value-type="string" office:string-value="83" calcext:value-type="string">
            <text:p>83</text:p>
          </table:table-cell>
          <table:table-cell table:style-name="ce23" table:formula="of:=BASE(BITXOR(HEX2DEC([.K38]); HEX2DEC([.S38])); 16; 2)" office:value-type="string" office:string-value="21" calcext:value-type="string">
            <text:p>21</text:p>
          </table:table-cell>
          <table:table-cell table:style-name="ce23" table:formula="of:=BASE(BITXOR(HEX2DEC([.L38]); HEX2DEC([.T38])); 16; 2)" office:value-type="string" office:string-value="B6" calcext:value-type="string">
            <text:p>B6</text:p>
          </table:table-cell>
          <table:table-cell table:style-name="ce28" table:formula="of:=BASE(BITXOR(HEX2DEC([.M38]); HEX2DEC([.U38])); 16; 2)" office:value-type="string" office:string-value="3C" calcext:value-type="string">
            <text:p>3C</text:p>
          </table:table-cell>
          <table:table-cell table:style-name="ce17" table:formula="of:=BASE(BITXOR(HEX2DEC(VLOOKUP([.U31]; [Tables.$A$2:.$B$257]; 2; 1)); HEX2DEC([.R30])); 16; 2)" office:value-type="string" office:string-value="AD" calcext:value-type="string">
            <text:p>AD</text:p>
          </table:table-cell>
          <table:table-cell table:style-name="ce23" table:formula="of:=BASE(BITXOR(HEX2DEC([.R38]); HEX2DEC([.S30])); 16; 2)" office:value-type="string" office:string-value="BA" calcext:value-type="string">
            <text:p>BA</text:p>
          </table:table-cell>
          <table:table-cell table:style-name="ce23" table:formula="of:=BASE(BITXOR(HEX2DEC([.S38]); HEX2DEC([.T30])); 16; 2)" office:value-type="string" office:string-value="F2" calcext:value-type="string">
            <text:p>F2</text:p>
          </table:table-cell>
          <table:table-cell table:style-name="ce28" table:formula="of:=BASE(BITXOR(HEX2DEC([.T38]); HEX2DEC([.U30])); 16; 2)" office:value-type="string" office:string-value="64" calcext:value-type="string">
            <text:p>6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85" calcext:value-type="string">
            <text:p>85</text:p>
          </table:table-cell>
          <table:table-cell table:style-name="ce21" table:formula="of:=VLOOKUP([.O35]; [Tables.$A$2:.$B$257]; 2; 1)" office:value-type="string" office:string-value="D2" calcext:value-type="string">
            <text:p>D2</text:p>
          </table:table-cell>
          <table:table-cell table:style-name="ce21" table:formula="of:=VLOOKUP([.P35]; [Tables.$A$2:.$B$257]; 2; 1)" office:value-type="string" office:string-value="35" calcext:value-type="string">
            <text:p>35</text:p>
          </table:table-cell>
          <table:table-cell table:style-name="ce26" table:formula="of:=VLOOKUP([.Q35]; [Tables.$A$2:.$B$257]; 2; 1)" office:value-type="string" office:string-value="4E" calcext:value-type="string">
            <text:p>4E</text:p>
          </table:table-cell>
          <table:table-cell table:style-name="ce15" table:formula="of:=[.B39]" office:value-type="string" office:string-value="85" calcext:value-type="string">
            <text:p>85</text:p>
          </table:table-cell>
          <table:table-cell table:style-name="ce21" table:formula="of:=[.C39]" office:value-type="string" office:string-value="D2" calcext:value-type="string">
            <text:p>D2</text:p>
          </table:table-cell>
          <table:table-cell table:style-name="ce21" table:formula="of:=[.D39]" office:value-type="string" office:string-value="35" calcext:value-type="string">
            <text:p>35</text:p>
          </table:table-cell>
          <table:table-cell table:style-name="ce26" table:formula="of:=[.E39]" office:value-type="string" office:string-value="4E" calcext:value-type="string">
            <text:p>4E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EE" calcext:value-type="string">
            <text:p>EE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CE" calcext:value-type="string">
            <text:p>CE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E7" calcext:value-type="string">
            <text:p>E7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44" calcext:value-type="string">
            <text:p>44</text:p>
          </table:table-cell>
          <table:table-cell table:style-name="ce15" table:formula="of:=BASE(BITXOR(HEX2DEC([.J39]); HEX2DEC([.R39])); 16; 2)" office:value-type="string" office:string-value="76" calcext:value-type="string">
            <text:p>76</text:p>
          </table:table-cell>
          <table:table-cell table:style-name="ce21" table:formula="of:=BASE(BITXOR(HEX2DEC([.K39]); HEX2DEC([.S39])); 16; 2)" office:value-type="string" office:string-value="70" calcext:value-type="string">
            <text:p>70</text:p>
          </table:table-cell>
          <table:table-cell table:style-name="ce21" table:formula="of:=BASE(BITXOR(HEX2DEC([.L39]); HEX2DEC([.T39])); 16; 2)" office:value-type="string" office:string-value="C1" calcext:value-type="string">
            <text:p>C1</text:p>
          </table:table-cell>
          <table:table-cell table:style-name="ce26" table:formula="of:=BASE(BITXOR(HEX2DEC([.M39]); HEX2DEC([.U39])); 16; 2)" office:value-type="string" office:string-value="4D" calcext:value-type="string">
            <text:p>4D</text:p>
          </table:table-cell>
          <table:table-cell table:style-name="ce15" table:formula="of:=BASE(BITXOR(HEX2DEC(VLOOKUP([.U35]; [Tables.$A$2:.$B$257]; 2; 1)); HEX2DEC([.R31])); 16; 2)" office:value-type="string" office:string-value="98" calcext:value-type="string">
            <text:p>98</text:p>
          </table:table-cell>
          <table:table-cell table:style-name="ce21" table:formula="of:=BASE(BITXOR(HEX2DEC([.R39]); HEX2DEC([.S31])); 16; 2)" office:value-type="string" office:string-value="BE" calcext:value-type="string">
            <text:p>BE</text:p>
          </table:table-cell>
          <table:table-cell table:style-name="ce21" table:formula="of:=BASE(BITXOR(HEX2DEC([.S39]); HEX2DEC([.T31])); 16; 2)" office:value-type="string" office:string-value="26" calcext:value-type="string">
            <text:p>26</text:p>
          </table:table-cell>
          <table:table-cell table:style-name="ce26" table:formula="of:=BASE(BITXOR(HEX2DEC([.T39]); HEX2DEC([.U31])); 16; 2)" office:value-type="string" office:string-value="09" calcext:value-type="string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5E" calcext:value-type="string">
            <text:p>5E</text:p>
          </table:table-cell>
          <table:table-cell table:style-name="ce22" table:formula="of:=VLOOKUP([.O36]; [Tables.$A$2:.$B$257]; 2; 1)" office:value-type="string" office:string-value="68" calcext:value-type="string">
            <text:p>68</text:p>
          </table:table-cell>
          <table:table-cell table:style-name="ce22" table:formula="of:=VLOOKUP([.P36]; [Tables.$A$2:.$B$257]; 2; 1)" office:value-type="string" office:string-value="A6" calcext:value-type="string">
            <text:p>A6</text:p>
          </table:table-cell>
          <table:table-cell table:style-name="ce27" table:formula="of:=VLOOKUP([.Q36]; [Tables.$A$2:.$B$257]; 2; 1)" office:value-type="string" office:string-value="E2" calcext:value-type="string">
            <text:p>E2</text:p>
          </table:table-cell>
          <table:table-cell table:style-name="ce16" table:formula="of:=[.C40]" office:value-type="string" office:string-value="68" calcext:value-type="string">
            <text:p>68</text:p>
          </table:table-cell>
          <table:table-cell table:style-name="ce22" table:formula="of:=[.D40]" office:value-type="string" office:string-value="A6" calcext:value-type="string">
            <text:p>A6</text:p>
          </table:table-cell>
          <table:table-cell table:style-name="ce22" table:formula="of:=[.E40]" office:value-type="string" office:string-value="E2" calcext:value-type="string">
            <text:p>E2</text:p>
          </table:table-cell>
          <table:table-cell table:style-name="ce27" table:formula="of:=[.B40]" office:value-type="string" office:string-value="5E" calcext:value-type="string">
            <text:p>5E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51" calcext:value-type="string">
            <text:p>51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DD" calcext:value-type="string">
            <text:p>DD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C0" calcext:value-type="string">
            <text:p>C0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20" calcext:value-type="string">
            <text:p>20</text:p>
          </table:table-cell>
          <table:table-cell table:style-name="ce16" table:formula="of:=BASE(BITXOR(HEX2DEC([.J40]); HEX2DEC([.R40])); 16; 2)" office:value-type="string" office:string-value="94" calcext:value-type="string">
            <text:p>94</text:p>
          </table:table-cell>
          <table:table-cell table:style-name="ce22" table:formula="of:=BASE(BITXOR(HEX2DEC([.K40]); HEX2DEC([.S40])); 16; 2)" office:value-type="string" office:string-value="60" calcext:value-type="string">
            <text:p>60</text:p>
          </table:table-cell>
          <table:table-cell table:style-name="ce22" table:formula="of:=BASE(BITXOR(HEX2DEC([.L40]); HEX2DEC([.T40])); 16; 2)" office:value-type="string" office:string-value="4C" calcext:value-type="string">
            <text:p>4C</text:p>
          </table:table-cell>
          <table:table-cell table:style-name="ce27" table:formula="of:=BASE(BITXOR(HEX2DEC([.M40]); HEX2DEC([.U40])); 16; 2)" office:value-type="string" office:string-value="C0" calcext:value-type="string">
            <text:p>C0</text:p>
          </table:table-cell>
          <table:table-cell table:style-name="ce16" table:formula="of:=BASE(BITXOR(HEX2DEC(VLOOKUP([.U36]; [Tables.$A$2:.$B$257]; 2; 1)); HEX2DEC([.R32])); 16; 2)" office:value-type="string" office:string-value="C5" calcext:value-type="string">
            <text:p>C5</text:p>
          </table:table-cell>
          <table:table-cell table:style-name="ce22" table:formula="of:=BASE(BITXOR(HEX2DEC([.R40]); HEX2DEC([.S32])); 16; 2)" office:value-type="string" office:string-value="BD" calcext:value-type="string">
            <text:p>BD</text:p>
          </table:table-cell>
          <table:table-cell table:style-name="ce22" table:formula="of:=BASE(BITXOR(HEX2DEC([.S40]); HEX2DEC([.T32])); 16; 2)" office:value-type="string" office:string-value="8C" calcext:value-type="string">
            <text:p>8C</text:p>
          </table:table-cell>
          <table:table-cell table:style-name="ce27" table:formula="of:=BASE(BITXOR(HEX2DEC([.T40]); HEX2DEC([.U32])); 16; 2)" office:value-type="string" office:string-value="E0" calcext:value-type="string">
            <text:p>E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4D" calcext:value-type="string">
            <text:p>4D</text:p>
          </table:table-cell>
          <table:table-cell table:style-name="ce22" table:formula="of:=VLOOKUP([.O37]; [Tables.$A$2:.$B$257]; 2; 1)" office:value-type="string" office:string-value="74" calcext:value-type="string">
            <text:p>74</text:p>
          </table:table-cell>
          <table:table-cell table:style-name="ce22" table:formula="of:=VLOOKUP([.P37]; [Tables.$A$2:.$B$257]; 2; 1)" office:value-type="string" office:string-value="AC" calcext:value-type="string">
            <text:p>AC</text:p>
          </table:table-cell>
          <table:table-cell table:style-name="ce27" table:formula="of:=VLOOKUP([.Q37]; [Tables.$A$2:.$B$257]; 2; 1)" office:value-type="string" office:string-value="6C" calcext:value-type="string">
            <text:p>6C</text:p>
          </table:table-cell>
          <table:table-cell table:style-name="ce16" table:formula="of:=[.D41]" office:value-type="string" office:string-value="AC" calcext:value-type="string">
            <text:p>AC</text:p>
          </table:table-cell>
          <table:table-cell table:style-name="ce22" table:formula="of:=[.E41]" office:value-type="string" office:string-value="6C" calcext:value-type="string">
            <text:p>6C</text:p>
          </table:table-cell>
          <table:table-cell table:style-name="ce22" table:formula="of:=[.B41]" office:value-type="string" office:string-value="4D" calcext:value-type="string">
            <text:p>4D</text:p>
          </table:table-cell>
          <table:table-cell table:style-name="ce27" table:formula="of:=[.C41]" office:value-type="string" office:string-value="74" calcext:value-type="string">
            <text:p>74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88" calcext:value-type="string">
            <text:p>88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83" calcext:value-type="string">
            <text:p>83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51" calcext:value-type="string">
            <text:p>51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2A" calcext:value-type="string">
            <text:p>2A</text:p>
          </table:table-cell>
          <table:table-cell table:style-name="ce16" table:formula="of:=BASE(BITXOR(HEX2DEC([.J41]); HEX2DEC([.R41])); 16; 2)" office:value-type="string" office:string-value="37" calcext:value-type="string">
            <text:p>37</text:p>
          </table:table-cell>
          <table:table-cell table:style-name="ce22" table:formula="of:=BASE(BITXOR(HEX2DEC([.K41]); HEX2DEC([.S41])); 16; 2)" office:value-type="string" office:string-value="9A" calcext:value-type="string">
            <text:p>9A</text:p>
          </table:table-cell>
          <table:table-cell table:style-name="ce22" table:formula="of:=BASE(BITXOR(HEX2DEC([.L41]); HEX2DEC([.T41])); 16; 2)" office:value-type="string" office:string-value="6A" calcext:value-type="string">
            <text:p>6A</text:p>
          </table:table-cell>
          <table:table-cell table:style-name="ce27" table:formula="of:=BASE(BITXOR(HEX2DEC([.M41]); HEX2DEC([.U41])); 16; 2)" office:value-type="string" office:string-value="68" calcext:value-type="string">
            <text:p>68</text:p>
          </table:table-cell>
          <table:table-cell table:style-name="ce16" table:formula="of:=BASE(BITXOR(HEX2DEC(VLOOKUP([.U37]; [Tables.$A$2:.$B$257]; 2; 1)); HEX2DEC([.R33])); 16; 2)" office:value-type="string" office:string-value="BF" calcext:value-type="string">
            <text:p>BF</text:p>
          </table:table-cell>
          <table:table-cell table:style-name="ce22" table:formula="of:=BASE(BITXOR(HEX2DEC([.R41]); HEX2DEC([.S33])); 16; 2)" office:value-type="string" office:string-value="19" calcext:value-type="string">
            <text:p>19</text:p>
          </table:table-cell>
          <table:table-cell table:style-name="ce22" table:formula="of:=BASE(BITXOR(HEX2DEC([.S41]); HEX2DEC([.T33])); 16; 2)" office:value-type="string" office:string-value="3B" calcext:value-type="string">
            <text:p>3B</text:p>
          </table:table-cell>
          <table:table-cell table:style-name="ce27" table:formula="of:=BASE(BITXOR(HEX2DEC([.T41]); HEX2DEC([.U33])); 16; 2)" office:value-type="string" office:string-value="42" calcext:value-type="string">
            <text:p>4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EC" calcext:value-type="string">
            <text:p>EC</text:p>
          </table:table-cell>
          <table:table-cell table:style-name="ce23" table:formula="of:=VLOOKUP([.O38]; [Tables.$A$2:.$B$257]; 2; 1)" office:value-type="string" office:string-value="FD" calcext:value-type="string">
            <text:p>FD</text:p>
          </table:table-cell>
          <table:table-cell table:style-name="ce23" table:formula="of:=VLOOKUP([.P38]; [Tables.$A$2:.$B$257]; 2; 1)" office:value-type="string" office:string-value="4E" calcext:value-type="string">
            <text:p>4E</text:p>
          </table:table-cell>
          <table:table-cell table:style-name="ce28" table:formula="of:=VLOOKUP([.Q38]; [Tables.$A$2:.$B$257]; 2; 1)" office:value-type="string" office:string-value="EB" calcext:value-type="string">
            <text:p>EB</text:p>
          </table:table-cell>
          <table:table-cell table:style-name="ce17" table:formula="of:=[.E42]" office:value-type="string" office:string-value="EB" calcext:value-type="string">
            <text:p>EB</text:p>
          </table:table-cell>
          <table:table-cell table:style-name="ce23" table:formula="of:=[.B42]" office:value-type="string" office:string-value="EC" calcext:value-type="string">
            <text:p>EC</text:p>
          </table:table-cell>
          <table:table-cell table:style-name="ce23" table:formula="of:=[.C42]" office:value-type="string" office:string-value="FD" calcext:value-type="string">
            <text:p>FD</text:p>
          </table:table-cell>
          <table:table-cell table:style-name="ce28" table:formula="of:=[.D42]" office:value-type="string" office:string-value="4E" calcext:value-type="string">
            <text:p>4E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9D" calcext:value-type="string">
            <text:p>9D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64" calcext:value-type="string">
            <text:p>64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11" calcext:value-type="string">
            <text:p>11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64" calcext:value-type="string">
            <text:p>64</text:p>
          </table:table-cell>
          <table:table-cell table:style-name="ce17" table:formula="of:=BASE(BITXOR(HEX2DEC([.J42]); HEX2DEC([.R42])); 16; 2)" office:value-type="string" office:string-value="54" calcext:value-type="string">
            <text:p>54</text:p>
          </table:table-cell>
          <table:table-cell table:style-name="ce23" table:formula="of:=BASE(BITXOR(HEX2DEC([.K42]); HEX2DEC([.S42])); 16; 2)" office:value-type="string" office:string-value="EA" calcext:value-type="string">
            <text:p>EA</text:p>
          </table:table-cell>
          <table:table-cell table:style-name="ce23" table:formula="of:=BASE(BITXOR(HEX2DEC([.L42]); HEX2DEC([.T42])); 16; 2)" office:value-type="string" office:string-value="B6" calcext:value-type="string">
            <text:p>B6</text:p>
          </table:table-cell>
          <table:table-cell table:style-name="ce28" table:formula="of:=BASE(BITXOR(HEX2DEC([.M42]); HEX2DEC([.U42])); 16; 2)" office:value-type="string" office:string-value="70" calcext:value-type="string">
            <text:p>70</text:p>
          </table:table-cell>
          <table:table-cell table:style-name="ce17" table:formula="of:=BASE(BITXOR(HEX2DEC(VLOOKUP([.U38]; [Tables.$A$2:.$B$257]; 2; 1)); HEX2DEC([.R34])); 16; 2)" office:value-type="string" office:string-value="C9" calcext:value-type="string">
            <text:p>C9</text:p>
          </table:table-cell>
          <table:table-cell table:style-name="ce23" table:formula="of:=BASE(BITXOR(HEX2DEC([.R42]); HEX2DEC([.S34])); 16; 2)" office:value-type="string" office:string-value="8E" calcext:value-type="string">
            <text:p>8E</text:p>
          </table:table-cell>
          <table:table-cell table:style-name="ce23" table:formula="of:=BASE(BITXOR(HEX2DEC([.S42]); HEX2DEC([.T34])); 16; 2)" office:value-type="string" office:string-value="A7" calcext:value-type="string">
            <text:p>A7</text:p>
          </table:table-cell>
          <table:table-cell table:style-name="ce28" table:formula="of:=BASE(BITXOR(HEX2DEC([.T42]); HEX2DEC([.U34])); 16; 2)" office:value-type="string" office:string-value="14" calcext:value-type="string">
            <text:p>1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38" calcext:value-type="string">
            <text:p>38</text:p>
          </table:table-cell>
          <table:table-cell table:style-name="ce21" table:formula="of:=VLOOKUP([.O39]; [Tables.$A$2:.$B$257]; 2; 1)" office:value-type="string" office:string-value="51" calcext:value-type="string">
            <text:p>51</text:p>
          </table:table-cell>
          <table:table-cell table:style-name="ce21" table:formula="of:=VLOOKUP([.P39]; [Tables.$A$2:.$B$257]; 2; 1)" office:value-type="string" office:string-value="78" calcext:value-type="string">
            <text:p>78</text:p>
          </table:table-cell>
          <table:table-cell table:style-name="ce26" table:formula="of:=VLOOKUP([.Q39]; [Tables.$A$2:.$B$257]; 2; 1)" office:value-type="string" office:string-value="E3" calcext:value-type="string">
            <text:p>E3</text:p>
          </table:table-cell>
          <table:table-cell table:style-name="ce15" table:formula="of:=[.B43]" office:value-type="string" office:string-value="38" calcext:value-type="string">
            <text:p>38</text:p>
          </table:table-cell>
          <table:table-cell table:style-name="ce21" table:formula="of:=[.C43]" office:value-type="string" office:string-value="51" calcext:value-type="string">
            <text:p>51</text:p>
          </table:table-cell>
          <table:table-cell table:style-name="ce21" table:formula="of:=[.D43]" office:value-type="string" office:string-value="78" calcext:value-type="string">
            <text:p>78</text:p>
          </table:table-cell>
          <table:table-cell table:style-name="ce26" table:formula="of:=[.E43]" office:value-type="string" office:string-value="E3" calcext:value-type="string">
            <text:p>E3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48" calcext:value-type="string">
            <text:p>48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BC" calcext:value-type="string">
            <text:p>BC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38" calcext:value-type="string">
            <text:p>38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4D" calcext:value-type="string">
            <text:p>4D</text:p>
          </table:table-cell>
          <table:table-cell table:style-name="ce15" table:formula="of:=BASE(BITXOR(HEX2DEC([.J43]); HEX2DEC([.R43])); 16; 2)" office:value-type="string" office:string-value="20" calcext:value-type="string">
            <text:p>20</text:p>
          </table:table-cell>
          <table:table-cell table:style-name="ce21" table:formula="of:=BASE(BITXOR(HEX2DEC([.K43]); HEX2DEC([.S43])); 16; 2)" office:value-type="string" office:string-value="0E" calcext:value-type="string">
            <text:p>0E</text:p>
          </table:table-cell>
          <table:table-cell table:style-name="ce21" table:formula="of:=BASE(BITXOR(HEX2DEC([.L43]); HEX2DEC([.T43])); 16; 2)" office:value-type="string" office:string-value="AE" calcext:value-type="string">
            <text:p>AE</text:p>
          </table:table-cell>
          <table:table-cell table:style-name="ce26" table:formula="of:=BASE(BITXOR(HEX2DEC([.M43]); HEX2DEC([.U43])); 16; 2)" office:value-type="string" office:string-value="21" calcext:value-type="string">
            <text:p>21</text:p>
          </table:table-cell>
          <table:table-cell table:style-name="ce15" table:formula="of:=BASE(BITXOR(BITXOR(HEX2DEC(VLOOKUP([.U40]; [Tables.$A$2:.$B$257]; 2; 1)); HEX2DEC([.V43])); HEX2DEC([.R35])); 16; 2)" office:value-type="string" office:string-value="68" calcext:value-type="string">
            <text:p>68</text:p>
          </table:table-cell>
          <table:table-cell table:style-name="ce21" table:formula="of:=BASE(BITXOR(HEX2DEC([.R43]); HEX2DEC([.S35])); 16; 2)" office:value-type="string" office:string-value="B2" calcext:value-type="string">
            <text:p>B2</text:p>
          </table:table-cell>
          <table:table-cell table:style-name="ce21" table:formula="of:=BASE(BITXOR(HEX2DEC([.S43]); HEX2DEC([.T35])); 16; 2)" office:value-type="string" office:string-value="96" calcext:value-type="string">
            <text:p>96</text:p>
          </table:table-cell>
          <table:table-cell table:style-name="ce26" table:formula="of:=BASE(BITXOR(HEX2DEC([.T43]); HEX2DEC([.U35])); 16; 2)" office:value-type="string" office:string-value="6C" calcext:value-type="string">
            <text:p>6C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22" calcext:value-type="string">
            <text:p>22</text:p>
          </table:table-cell>
          <table:table-cell table:style-name="ce22" table:formula="of:=VLOOKUP([.O40]; [Tables.$A$2:.$B$257]; 2; 1)" office:value-type="string" office:string-value="D0" calcext:value-type="string">
            <text:p>D0</text:p>
          </table:table-cell>
          <table:table-cell table:style-name="ce22" table:formula="of:=VLOOKUP([.P40]; [Tables.$A$2:.$B$257]; 2; 1)" office:value-type="string" office:string-value="29" calcext:value-type="string">
            <text:p>29</text:p>
          </table:table-cell>
          <table:table-cell table:style-name="ce27" table:formula="of:=VLOOKUP([.Q40]; [Tables.$A$2:.$B$257]; 2; 1)" office:value-type="string" office:string-value="BA" calcext:value-type="string">
            <text:p>BA</text:p>
          </table:table-cell>
          <table:table-cell table:style-name="ce16" table:formula="of:=[.C44]" office:value-type="string" office:string-value="D0" calcext:value-type="string">
            <text:p>D0</text:p>
          </table:table-cell>
          <table:table-cell table:style-name="ce22" table:formula="of:=[.D44]" office:value-type="string" office:string-value="29" calcext:value-type="string">
            <text:p>29</text:p>
          </table:table-cell>
          <table:table-cell table:style-name="ce22" table:formula="of:=[.E44]" office:value-type="string" office:string-value="BA" calcext:value-type="string">
            <text:p>BA</text:p>
          </table:table-cell>
          <table:table-cell table:style-name="ce27" table:formula="of:=[.B44]" office:value-type="string" office:string-value="22" calcext:value-type="string">
            <text:p>22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D4" calcext:value-type="string">
            <text:p>D4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EC" calcext:value-type="string">
            <text:p>EC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25" calcext:value-type="string">
            <text:p>25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3A" calcext:value-type="string">
            <text:p>3A</text:p>
          </table:table-cell>
          <table:table-cell table:style-name="ce16" table:formula="of:=BASE(BITXOR(HEX2DEC([.J44]); HEX2DEC([.R44])); 16; 2)" office:value-type="string" office:string-value="D4" calcext:value-type="string">
            <text:p>D4</text:p>
          </table:table-cell>
          <table:table-cell table:style-name="ce22" table:formula="of:=BASE(BITXOR(HEX2DEC([.K44]); HEX2DEC([.S44])); 16; 2)" office:value-type="string" office:string-value="33" calcext:value-type="string">
            <text:p>33</text:p>
          </table:table-cell>
          <table:table-cell table:style-name="ce22" table:formula="of:=BASE(BITXOR(HEX2DEC([.L44]); HEX2DEC([.T44])); 16; 2)" office:value-type="string" office:string-value="CC" calcext:value-type="string">
            <text:p>CC</text:p>
          </table:table-cell>
          <table:table-cell table:style-name="ce27" table:formula="of:=BASE(BITXOR(HEX2DEC([.M44]); HEX2DEC([.U44])); 16; 2)" office:value-type="string" office:string-value="6B" calcext:value-type="string">
            <text:p>6B</text:p>
          </table:table-cell>
          <table:table-cell table:style-name="ce16" table:formula="of:=BASE(BITXOR(HEX2DEC(VLOOKUP([.U41]; [Tables.$A$2:.$B$257]; 2; 1)); HEX2DEC([.R36])); 16; 2)" office:value-type="string" office:string-value="00" calcext:value-type="string">
            <text:p>00</text:p>
          </table:table-cell>
          <table:table-cell table:style-name="ce22" table:formula="of:=BASE(BITXOR(HEX2DEC([.R44]); HEX2DEC([.S36])); 16; 2)" office:value-type="string" office:string-value="DF" calcext:value-type="string">
            <text:p>DF</text:p>
          </table:table-cell>
          <table:table-cell table:style-name="ce22" table:formula="of:=BASE(BITXOR(HEX2DEC([.S44]); HEX2DEC([.T36])); 16; 2)" office:value-type="string" office:string-value="E9" calcext:value-type="string">
            <text:p>E9</text:p>
          </table:table-cell>
          <table:table-cell table:style-name="ce27" table:formula="of:=BASE(BITXOR(HEX2DEC([.T44]); HEX2DEC([.U36])); 16; 2)" office:value-type="string" office:string-value="51" calcext:value-type="string">
            <text:p>5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9A" calcext:value-type="string">
            <text:p>9A</text:p>
          </table:table-cell>
          <table:table-cell table:style-name="ce22" table:formula="of:=VLOOKUP([.O41]; [Tables.$A$2:.$B$257]; 2; 1)" office:value-type="string" office:string-value="B8" calcext:value-type="string">
            <text:p>B8</text:p>
          </table:table-cell>
          <table:table-cell table:style-name="ce22" table:formula="of:=VLOOKUP([.P41]; [Tables.$A$2:.$B$257]; 2; 1)" office:value-type="string" office:string-value="02" calcext:value-type="string">
            <text:p>02</text:p>
          </table:table-cell>
          <table:table-cell table:style-name="ce27" table:formula="of:=VLOOKUP([.Q41]; [Tables.$A$2:.$B$257]; 2; 1)" office:value-type="string" office:string-value="45" calcext:value-type="string">
            <text:p>45</text:p>
          </table:table-cell>
          <table:table-cell table:style-name="ce16" table:formula="of:=[.D45]" office:value-type="string" office:string-value="02" calcext:value-type="string">
            <text:p>02</text:p>
          </table:table-cell>
          <table:table-cell table:style-name="ce22" table:formula="of:=[.E45]" office:value-type="string" office:string-value="45" calcext:value-type="string">
            <text:p>45</text:p>
          </table:table-cell>
          <table:table-cell table:style-name="ce22" table:formula="of:=[.B45]" office:value-type="string" office:string-value="9A" calcext:value-type="string">
            <text:p>9A</text:p>
          </table:table-cell>
          <table:table-cell table:style-name="ce27" table:formula="of:=[.C45]" office:value-type="string" office:string-value="B8" calcext:value-type="string">
            <text:p>B8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1F" calcext:value-type="string">
            <text:p>1F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92" calcext:value-type="string">
            <text:p>92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7F" calcext:value-type="string">
            <text:p>7F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78" calcext:value-type="string">
            <text:p>78</text:p>
          </table:table-cell>
          <table:table-cell table:style-name="ce16" table:formula="of:=BASE(BITXOR(HEX2DEC([.J45]); HEX2DEC([.R45])); 16; 2)" office:value-type="string" office:string-value="64" calcext:value-type="string">
            <text:p>64</text:p>
          </table:table-cell>
          <table:table-cell table:style-name="ce22" table:formula="of:=BASE(BITXOR(HEX2DEC([.K45]); HEX2DEC([.S45])); 16; 2)" office:value-type="string" office:string-value="A1" calcext:value-type="string">
            <text:p>A1</text:p>
          </table:table-cell>
          <table:table-cell table:style-name="ce22" table:formula="of:=BASE(BITXOR(HEX2DEC([.L45]); HEX2DEC([.T45])); 16; 2)" office:value-type="string" office:string-value="46" calcext:value-type="string">
            <text:p>46</text:p>
          </table:table-cell>
          <table:table-cell table:style-name="ce27" table:formula="of:=BASE(BITXOR(HEX2DEC([.M45]); HEX2DEC([.U45])); 16; 2)" office:value-type="string" office:string-value="F5" calcext:value-type="string">
            <text:p>F5</text:p>
          </table:table-cell>
          <table:table-cell table:style-name="ce16" table:formula="of:=BASE(BITXOR(HEX2DEC(VLOOKUP([.U42]; [Tables.$A$2:.$B$257]; 2; 1)); HEX2DEC([.R37])); 16; 2)" office:value-type="string" office:string-value="7B" calcext:value-type="string">
            <text:p>7B</text:p>
          </table:table-cell>
          <table:table-cell table:style-name="ce22" table:formula="of:=BASE(BITXOR(HEX2DEC([.R45]); HEX2DEC([.S37])); 16; 2)" office:value-type="string" office:string-value="33" calcext:value-type="string">
            <text:p>33</text:p>
          </table:table-cell>
          <table:table-cell table:style-name="ce22" table:formula="of:=BASE(BITXOR(HEX2DEC([.S45]); HEX2DEC([.T37])); 16; 2)" office:value-type="string" office:string-value="39" calcext:value-type="string">
            <text:p>39</text:p>
          </table:table-cell>
          <table:table-cell table:style-name="ce27" table:formula="of:=BASE(BITXOR(HEX2DEC([.T45]); HEX2DEC([.U37])); 16; 2)" office:value-type="string" office:string-value="8D" calcext:value-type="string">
            <text:p>8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20" calcext:value-type="string">
            <text:p>20</text:p>
          </table:table-cell>
          <table:table-cell table:style-name="ce23" table:formula="of:=VLOOKUP([.O42]; [Tables.$A$2:.$B$257]; 2; 1)" office:value-type="string" office:string-value="87" calcext:value-type="string">
            <text:p>87</text:p>
          </table:table-cell>
          <table:table-cell table:style-name="ce23" table:formula="of:=VLOOKUP([.P42]; [Tables.$A$2:.$B$257]; 2; 1)" office:value-type="string" office:string-value="4E" calcext:value-type="string">
            <text:p>4E</text:p>
          </table:table-cell>
          <table:table-cell table:style-name="ce28" table:formula="of:=VLOOKUP([.Q42]; [Tables.$A$2:.$B$257]; 2; 1)" office:value-type="string" office:string-value="51" calcext:value-type="string">
            <text:p>51</text:p>
          </table:table-cell>
          <table:table-cell table:style-name="ce17" table:formula="of:=[.E46]" office:value-type="string" office:string-value="51" calcext:value-type="string">
            <text:p>51</text:p>
          </table:table-cell>
          <table:table-cell table:style-name="ce23" table:formula="of:=[.B46]" office:value-type="string" office:string-value="20" calcext:value-type="string">
            <text:p>20</text:p>
          </table:table-cell>
          <table:table-cell table:style-name="ce23" table:formula="of:=[.C46]" office:value-type="string" office:string-value="87" calcext:value-type="string">
            <text:p>87</text:p>
          </table:table-cell>
          <table:table-cell table:style-name="ce28" table:formula="of:=[.D46]" office:value-type="string" office:string-value="4E" calcext:value-type="string">
            <text:p>4E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38" calcext:value-type="string">
            <text:p>38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DF" calcext:value-type="string">
            <text:p>DF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BD" calcext:value-type="string">
            <text:p>BD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38" calcext:value-type="string">
            <text:p>38</text:p>
          </table:table-cell>
          <table:table-cell table:style-name="ce17" table:formula="of:=BASE(BITXOR(HEX2DEC([.J46]); HEX2DEC([.R46])); 16; 2)" office:value-type="string" office:string-value="94" calcext:value-type="string">
            <text:p>94</text:p>
          </table:table-cell>
          <table:table-cell table:style-name="ce23" table:formula="of:=BASE(BITXOR(HEX2DEC([.K46]); HEX2DEC([.S46])); 16; 2)" office:value-type="string" office:string-value="C9" calcext:value-type="string">
            <text:p>C9</text:p>
          </table:table-cell>
          <table:table-cell table:style-name="ce23" table:formula="of:=BASE(BITXOR(HEX2DEC([.L46]); HEX2DEC([.T46])); 16; 2)" office:value-type="string" office:string-value="59" calcext:value-type="string">
            <text:p>59</text:p>
          </table:table-cell>
          <table:table-cell table:style-name="ce28" table:formula="of:=BASE(BITXOR(HEX2DEC([.M46]); HEX2DEC([.U46])); 16; 2)" office:value-type="string" office:string-value="B8" calcext:value-type="string">
            <text:p>B8</text:p>
          </table:table-cell>
          <table:table-cell table:style-name="ce17" table:formula="of:=BASE(BITXOR(HEX2DEC(VLOOKUP([.U39]; [Tables.$A$2:.$B$257]; 2; 1)); HEX2DEC([.R38])); 16; 2)" office:value-type="string" office:string-value="AC" calcext:value-type="string">
            <text:p>AC</text:p>
          </table:table-cell>
          <table:table-cell table:style-name="ce23" table:formula="of:=BASE(BITXOR(HEX2DEC([.R46]); HEX2DEC([.S38])); 16; 2)" office:value-type="string" office:string-value="16" calcext:value-type="string">
            <text:p>16</text:p>
          </table:table-cell>
          <table:table-cell table:style-name="ce23" table:formula="of:=BASE(BITXOR(HEX2DEC([.S46]); HEX2DEC([.T38])); 16; 2)" office:value-type="string" office:string-value="E4" calcext:value-type="string">
            <text:p>E4</text:p>
          </table:table-cell>
          <table:table-cell table:style-name="ce28" table:formula="of:=BASE(BITXOR(HEX2DEC([.T46]); HEX2DEC([.U38])); 16; 2)" office:value-type="string" office:string-value="80" calcext:value-type="string">
            <text:p>80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B7" calcext:value-type="string">
            <text:p>B7</text:p>
          </table:table-cell>
          <table:table-cell table:style-name="ce21" table:formula="of:=VLOOKUP([.O43]; [Tables.$A$2:.$B$257]; 2; 1)" office:value-type="string" office:string-value="AB" calcext:value-type="string">
            <text:p>AB</text:p>
          </table:table-cell>
          <table:table-cell table:style-name="ce21" table:formula="of:=VLOOKUP([.P43]; [Tables.$A$2:.$B$257]; 2; 1)" office:value-type="string" office:string-value="E4" calcext:value-type="string">
            <text:p>E4</text:p>
          </table:table-cell>
          <table:table-cell table:style-name="ce26" table:formula="of:=VLOOKUP([.Q43]; [Tables.$A$2:.$B$257]; 2; 1)" office:value-type="string" office:string-value="FD" calcext:value-type="string">
            <text:p>FD</text:p>
          </table:table-cell>
          <table:table-cell table:style-name="ce15" table:formula="of:=[.B47]" office:value-type="string" office:string-value="B7" calcext:value-type="string">
            <text:p>B7</text:p>
          </table:table-cell>
          <table:table-cell table:style-name="ce21" table:formula="of:=[.C47]" office:value-type="string" office:string-value="AB" calcext:value-type="string">
            <text:p>AB</text:p>
          </table:table-cell>
          <table:table-cell table:style-name="ce21" table:formula="of:=[.D47]" office:value-type="string" office:string-value="E4" calcext:value-type="string">
            <text:p>E4</text:p>
          </table:table-cell>
          <table:table-cell table:style-name="ce26" table:formula="of:=[.E47]" office:value-type="string" office:string-value="FD" calcext:value-type="string">
            <text:p>FD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1D" calcext:value-type="string">
            <text:p>1D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54" calcext:value-type="string">
            <text:p>54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CC" calcext:value-type="string">
            <text:p>CC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C0" calcext:value-type="string">
            <text:p>C0</text:p>
          </table:table-cell>
          <table:table-cell table:style-name="ce15" table:formula="of:=BASE(BITXOR(HEX2DEC([.J47]); HEX2DEC([.R47])); 16; 2)" office:value-type="string" office:string-value="D5" calcext:value-type="string">
            <text:p>D5</text:p>
          </table:table-cell>
          <table:table-cell table:style-name="ce21" table:formula="of:=BASE(BITXOR(HEX2DEC([.K47]); HEX2DEC([.S47])); 16; 2)" office:value-type="string" office:string-value="22" calcext:value-type="string">
            <text:p>22</text:p>
          </table:table-cell>
          <table:table-cell table:style-name="ce21" table:formula="of:=BASE(BITXOR(HEX2DEC([.L47]); HEX2DEC([.T47])); 16; 2)" office:value-type="string" office:string-value="9C" calcext:value-type="string">
            <text:p>9C</text:p>
          </table:table-cell>
          <table:table-cell table:style-name="ce26" table:formula="of:=BASE(BITXOR(HEX2DEC([.M47]); HEX2DEC([.U47])); 16; 2)" office:value-type="string" office:string-value="99" calcext:value-type="string">
            <text:p>99</text:p>
          </table:table-cell>
          <table:table-cell table:style-name="ce15" table:formula="of:=BASE(BITXOR(HEX2DEC(VLOOKUP([.U43]; [Tables.$A$2:.$B$257]; 2; 1)); HEX2DEC([.R39])); 16; 2)" office:value-type="string" office:string-value="C8" calcext:value-type="string">
            <text:p>C8</text:p>
          </table:table-cell>
          <table:table-cell table:style-name="ce21" table:formula="of:=BASE(BITXOR(HEX2DEC([.R47]); HEX2DEC([.S39])); 16; 2)" office:value-type="string" office:string-value="76" calcext:value-type="string">
            <text:p>76</text:p>
          </table:table-cell>
          <table:table-cell table:style-name="ce21" table:formula="of:=BASE(BITXOR(HEX2DEC([.S47]); HEX2DEC([.T39])); 16; 2)" office:value-type="string" office:string-value="50" calcext:value-type="string">
            <text:p>50</text:p>
          </table:table-cell>
          <table:table-cell table:style-name="ce26" table:formula="of:=BASE(BITXOR(HEX2DEC([.T47]); HEX2DEC([.U39])); 16; 2)" office:value-type="string" office:string-value="59" calcext:value-type="string">
            <text:p>5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48" calcext:value-type="string">
            <text:p>48</text:p>
          </table:table-cell>
          <table:table-cell table:style-name="ce22" table:formula="of:=VLOOKUP([.O44]; [Tables.$A$2:.$B$257]; 2; 1)" office:value-type="string" office:string-value="C3" calcext:value-type="string">
            <text:p>C3</text:p>
          </table:table-cell>
          <table:table-cell table:style-name="ce22" table:formula="of:=VLOOKUP([.P44]; [Tables.$A$2:.$B$257]; 2; 1)" office:value-type="string" office:string-value="4B" calcext:value-type="string">
            <text:p>4B</text:p>
          </table:table-cell>
          <table:table-cell table:style-name="ce27" table:formula="of:=VLOOKUP([.Q44]; [Tables.$A$2:.$B$257]; 2; 1)" office:value-type="string" office:string-value="7F" calcext:value-type="string">
            <text:p>7F</text:p>
          </table:table-cell>
          <table:table-cell table:style-name="ce16" table:formula="of:=[.C48]" office:value-type="string" office:string-value="C3" calcext:value-type="string">
            <text:p>C3</text:p>
          </table:table-cell>
          <table:table-cell table:style-name="ce22" table:formula="of:=[.D48]" office:value-type="string" office:string-value="4B" calcext:value-type="string">
            <text:p>4B</text:p>
          </table:table-cell>
          <table:table-cell table:style-name="ce22" table:formula="of:=[.E48]" office:value-type="string" office:string-value="7F" calcext:value-type="string">
            <text:p>7F</text:p>
          </table:table-cell>
          <table:table-cell table:style-name="ce27" table:formula="of:=[.B48]" office:value-type="string" office:string-value="48" calcext:value-type="string">
            <text:p>48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A8" calcext:value-type="string">
            <text:p>A8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2E" calcext:value-type="string">
            <text:p>2E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02" calcext:value-type="string">
            <text:p>02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F0" calcext:value-type="string">
            <text:p>F0</text:p>
          </table:table-cell>
          <table:table-cell table:style-name="ce16" table:formula="of:=BASE(BITXOR(HEX2DEC([.J48]); HEX2DEC([.R48])); 16; 2)" office:value-type="string" office:string-value="BC" calcext:value-type="string">
            <text:p>BC</text:p>
          </table:table-cell>
          <table:table-cell table:style-name="ce22" table:formula="of:=BASE(BITXOR(HEX2DEC([.K48]); HEX2DEC([.S48])); 16; 2)" office:value-type="string" office:string-value="87" calcext:value-type="string">
            <text:p>87</text:p>
          </table:table-cell>
          <table:table-cell table:style-name="ce22" table:formula="of:=BASE(BITXOR(HEX2DEC([.L48]); HEX2DEC([.T48])); 16; 2)" office:value-type="string" office:string-value="27" calcext:value-type="string">
            <text:p>27</text:p>
          </table:table-cell>
          <table:table-cell table:style-name="ce27" table:formula="of:=BASE(BITXOR(HEX2DEC([.M48]); HEX2DEC([.U48])); 16; 2)" office:value-type="string" office:string-value="35" calcext:value-type="string">
            <text:p>35</text:p>
          </table:table-cell>
          <table:table-cell table:style-name="ce16" table:formula="of:=BASE(BITXOR(HEX2DEC(VLOOKUP([.U44]; [Tables.$A$2:.$B$257]; 2; 1)); HEX2DEC([.R40])); 16; 2)" office:value-type="string" office:string-value="14" calcext:value-type="string">
            <text:p>14</text:p>
          </table:table-cell>
          <table:table-cell table:style-name="ce22" table:formula="of:=BASE(BITXOR(HEX2DEC([.R48]); HEX2DEC([.S40])); 16; 2)" office:value-type="string" office:string-value="A9" calcext:value-type="string">
            <text:p>A9</text:p>
          </table:table-cell>
          <table:table-cell table:style-name="ce22" table:formula="of:=BASE(BITXOR(HEX2DEC([.S48]); HEX2DEC([.T40])); 16; 2)" office:value-type="string" office:string-value="25" calcext:value-type="string">
            <text:p>25</text:p>
          </table:table-cell>
          <table:table-cell table:style-name="ce27" table:formula="of:=BASE(BITXOR(HEX2DEC([.T48]); HEX2DEC([.U40])); 16; 2)" office:value-type="string" office:string-value="C5" calcext:value-type="string">
            <text:p>C5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43" calcext:value-type="string">
            <text:p>43</text:p>
          </table:table-cell>
          <table:table-cell table:style-name="ce22" table:formula="of:=VLOOKUP([.O45]; [Tables.$A$2:.$B$257]; 2; 1)" office:value-type="string" office:string-value="32" calcext:value-type="string">
            <text:p>32</text:p>
          </table:table-cell>
          <table:table-cell table:style-name="ce22" table:formula="of:=VLOOKUP([.P45]; [Tables.$A$2:.$B$257]; 2; 1)" office:value-type="string" office:string-value="5A" calcext:value-type="string">
            <text:p>5A</text:p>
          </table:table-cell>
          <table:table-cell table:style-name="ce27" table:formula="of:=VLOOKUP([.Q45]; [Tables.$A$2:.$B$257]; 2; 1)" office:value-type="string" office:string-value="E6" calcext:value-type="string">
            <text:p>E6</text:p>
          </table:table-cell>
          <table:table-cell table:style-name="ce16" table:formula="of:=[.D49]" office:value-type="string" office:string-value="5A" calcext:value-type="string">
            <text:p>5A</text:p>
          </table:table-cell>
          <table:table-cell table:style-name="ce22" table:formula="of:=[.E49]" office:value-type="string" office:string-value="E6" calcext:value-type="string">
            <text:p>E6</text:p>
          </table:table-cell>
          <table:table-cell table:style-name="ce22" table:formula="of:=[.B49]" office:value-type="string" office:string-value="43" calcext:value-type="string">
            <text:p>43</text:p>
          </table:table-cell>
          <table:table-cell table:style-name="ce27" table:formula="of:=[.C49]" office:value-type="string" office:string-value="32" calcext:value-type="string">
            <text:p>32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74" calcext:value-type="string">
            <text:p>74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51" calcext:value-type="string">
            <text:p>51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61" calcext:value-type="string">
            <text:p>61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97" calcext:value-type="string">
            <text:p>97</text:p>
          </table:table-cell>
          <table:table-cell table:style-name="ce16" table:formula="of:=BASE(BITXOR(HEX2DEC([.J49]); HEX2DEC([.R49])); 16; 2)" office:value-type="string" office:string-value="96" calcext:value-type="string">
            <text:p>96</text:p>
          </table:table-cell>
          <table:table-cell table:style-name="ce22" table:formula="of:=BASE(BITXOR(HEX2DEC([.K49]); HEX2DEC([.S49])); 16; 2)" office:value-type="string" office:string-value="AA" calcext:value-type="string">
            <text:p>AA</text:p>
          </table:table-cell>
          <table:table-cell table:style-name="ce22" table:formula="of:=BASE(BITXOR(HEX2DEC([.L49]); HEX2DEC([.T49])); 16; 2)" office:value-type="string" office:string-value="A1" calcext:value-type="string">
            <text:p>A1</text:p>
          </table:table-cell>
          <table:table-cell table:style-name="ce27" table:formula="of:=BASE(BITXOR(HEX2DEC([.M49]); HEX2DEC([.U49])); 16; 2)" office:value-type="string" office:string-value="15" calcext:value-type="string">
            <text:p>15</text:p>
          </table:table-cell>
          <table:table-cell table:style-name="ce16" table:formula="of:=BASE(BITXOR(HEX2DEC(VLOOKUP([.U45]; [Tables.$A$2:.$B$257]; 2; 1)); HEX2DEC([.R41])); 16; 2)" office:value-type="string" office:string-value="E2" calcext:value-type="string">
            <text:p>E2</text:p>
          </table:table-cell>
          <table:table-cell table:style-name="ce22" table:formula="of:=BASE(BITXOR(HEX2DEC([.R49]); HEX2DEC([.S41])); 16; 2)" office:value-type="string" office:string-value="FB" calcext:value-type="string">
            <text:p>FB</text:p>
          </table:table-cell>
          <table:table-cell table:style-name="ce22" table:formula="of:=BASE(BITXOR(HEX2DEC([.S49]); HEX2DEC([.T41])); 16; 2)" office:value-type="string" office:string-value="C0" calcext:value-type="string">
            <text:p>C0</text:p>
          </table:table-cell>
          <table:table-cell table:style-name="ce27" table:formula="of:=BASE(BITXOR(HEX2DEC([.T49]); HEX2DEC([.U41])); 16; 2)" office:value-type="string" office:string-value="82" calcext:value-type="string">
            <text:p>8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22" calcext:value-type="string">
            <text:p>22</text:p>
          </table:table-cell>
          <table:table-cell table:style-name="ce23" table:formula="of:=VLOOKUP([.O46]; [Tables.$A$2:.$B$257]; 2; 1)" office:value-type="string" office:string-value="DD" calcext:value-type="string">
            <text:p>DD</text:p>
          </table:table-cell>
          <table:table-cell table:style-name="ce23" table:formula="of:=VLOOKUP([.P46]; [Tables.$A$2:.$B$257]; 2; 1)" office:value-type="string" office:string-value="CB" calcext:value-type="string">
            <text:p>CB</text:p>
          </table:table-cell>
          <table:table-cell table:style-name="ce28" table:formula="of:=VLOOKUP([.Q46]; [Tables.$A$2:.$B$257]; 2; 1)" office:value-type="string" office:string-value="6C" calcext:value-type="string">
            <text:p>6C</text:p>
          </table:table-cell>
          <table:table-cell table:style-name="ce17" table:formula="of:=[.E50]" office:value-type="string" office:string-value="6C" calcext:value-type="string">
            <text:p>6C</text:p>
          </table:table-cell>
          <table:table-cell table:style-name="ce23" table:formula="of:=[.B50]" office:value-type="string" office:string-value="22" calcext:value-type="string">
            <text:p>22</text:p>
          </table:table-cell>
          <table:table-cell table:style-name="ce23" table:formula="of:=[.C50]" office:value-type="string" office:string-value="DD" calcext:value-type="string">
            <text:p>DD</text:p>
          </table:table-cell>
          <table:table-cell table:style-name="ce28" table:formula="of:=[.D50]" office:value-type="string" office:string-value="CB" calcext:value-type="string">
            <text:p>CB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83" calcext:value-type="string">
            <text:p>83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0F" calcext:value-type="string">
            <text:p>0F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AA" calcext:value-type="string">
            <text:p>AA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EB" calcext:value-type="string">
            <text:p>EB</text:p>
          </table:table-cell>
          <table:table-cell table:style-name="ce17" table:formula="of:=BASE(BITXOR(HEX2DEC([.J50]); HEX2DEC([.R50])); 16; 2)" office:value-type="string" office:string-value="87" calcext:value-type="string">
            <text:p>87</text:p>
          </table:table-cell>
          <table:table-cell table:style-name="ce23" table:formula="of:=BASE(BITXOR(HEX2DEC([.K50]); HEX2DEC([.S50])); 16; 2)" office:value-type="string" office:string-value="85" calcext:value-type="string">
            <text:p>85</text:p>
          </table:table-cell>
          <table:table-cell table:style-name="ce23" table:formula="of:=BASE(BITXOR(HEX2DEC([.L50]); HEX2DEC([.T50])); 16; 2)" office:value-type="string" office:string-value="87" calcext:value-type="string">
            <text:p>87</text:p>
          </table:table-cell>
          <table:table-cell table:style-name="ce28" table:formula="of:=BASE(BITXOR(HEX2DEC([.M50]); HEX2DEC([.U50])); 16; 2)" office:value-type="string" office:string-value="D2" calcext:value-type="string">
            <text:p>D2</text:p>
          </table:table-cell>
          <table:table-cell table:style-name="ce17" table:formula="of:=BASE(BITXOR(HEX2DEC(VLOOKUP([.U46]; [Tables.$A$2:.$B$257]; 2; 1)); HEX2DEC([.R42])); 16; 2)" office:value-type="string" office:string-value="04" calcext:value-type="string">
            <text:p>04</text:p>
          </table:table-cell>
          <table:table-cell table:style-name="ce23" table:formula="of:=BASE(BITXOR(HEX2DEC([.R50]); HEX2DEC([.S42])); 16; 2)" office:value-type="string" office:string-value="8A" calcext:value-type="string">
            <text:p>8A</text:p>
          </table:table-cell>
          <table:table-cell table:style-name="ce23" table:formula="of:=BASE(BITXOR(HEX2DEC([.S50]); HEX2DEC([.T42])); 16; 2)" office:value-type="string" office:string-value="2D" calcext:value-type="string">
            <text:p>2D</text:p>
          </table:table-cell>
          <table:table-cell table:style-name="ce28" table:formula="of:=BASE(BITXOR(HEX2DEC([.T50]); HEX2DEC([.U42])); 16; 2)" office:value-type="string" office:string-value="39" calcext:value-type="string">
            <text:p>39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03" calcext:value-type="string">
            <text:p>03</text:p>
          </table:table-cell>
          <table:table-cell table:style-name="ce21" table:formula="of:=VLOOKUP([.O47]; [Tables.$A$2:.$B$257]; 2; 1)" office:value-type="string" office:string-value="93" calcext:value-type="string">
            <text:p>93</text:p>
          </table:table-cell>
          <table:table-cell table:style-name="ce21" table:formula="of:=VLOOKUP([.P47]; [Tables.$A$2:.$B$257]; 2; 1)" office:value-type="string" office:string-value="DE" calcext:value-type="string">
            <text:p>DE</text:p>
          </table:table-cell>
          <table:table-cell table:style-name="ce26" table:formula="of:=VLOOKUP([.Q47]; [Tables.$A$2:.$B$257]; 2; 1)" office:value-type="string" office:string-value="EE" calcext:value-type="string">
            <text:p>EE</text:p>
          </table:table-cell>
          <table:table-cell table:style-name="ce15" table:formula="of:=[.B51]" office:value-type="string" office:string-value="03" calcext:value-type="string">
            <text:p>03</text:p>
          </table:table-cell>
          <table:table-cell table:style-name="ce21" table:formula="of:=[.C51]" office:value-type="string" office:string-value="93" calcext:value-type="string">
            <text:p>93</text:p>
          </table:table-cell>
          <table:table-cell table:style-name="ce21" table:formula="of:=[.D51]" office:value-type="string" office:string-value="DE" calcext:value-type="string">
            <text:p>DE</text:p>
          </table:table-cell>
          <table:table-cell table:style-name="ce26" table:formula="of:=[.E51]" office:value-type="string" office:string-value="EE" calcext:value-type="string">
            <text:p>EE</text:p>
          </table:table-cell>
          <table:table-cell table:style-name="ce15" table:formula="of:=BASE(BITXOR(BITXOR(HEX2DEC(VLOOKUP([.F51]; [Tables.$A$2:.$D$257]; 4; 1)); HEX2DEC(VLOOKUP([.F52]; [Tables.$A$2:.$E$257]; 5; 1))); BITXOR(HEX2DEC([.F53]); HEX2DEC([.F54]))); 16; 2)" office:value-type="string" office:string-value="B8" calcext:value-type="string">
            <text:p>B8</text:p>
          </table:table-cell>
          <table:table-cell table:style-name="ce21" table:formula="of:=BASE(BITXOR(BITXOR(HEX2DEC(VLOOKUP([.G51]; [Tables.$A$2:.$D$257]; 4; 1)); HEX2DEC(VLOOKUP([.G52]; [Tables.$A$2:.$E$257]; 5; 1))); BITXOR(HEX2DEC([.G53]); HEX2DEC([.G54]))); 16; 2)" office:value-type="string" office:string-value="3C" calcext:value-type="string">
            <text:p>3C</text:p>
          </table:table-cell>
          <table:table-cell table:style-name="ce21" table:formula="of:=BASE(BITXOR(BITXOR(HEX2DEC(VLOOKUP([.H51]; [Tables.$A$2:.$D$257]; 4; 1)); HEX2DEC(VLOOKUP([.H52]; [Tables.$A$2:.$E$257]; 5; 1))); BITXOR(HEX2DEC([.H53]); HEX2DEC([.H54]))); 16; 2)" office:value-type="string" office:string-value="01" calcext:value-type="string">
            <text:p>01</text:p>
          </table:table-cell>
          <table:table-cell table:style-name="ce26" table:formula="of:=BASE(BITXOR(BITXOR(HEX2DEC(VLOOKUP([.I51]; [Tables.$A$2:.$D$257]; 4; 1)); HEX2DEC(VLOOKUP([.I52]; [Tables.$A$2:.$E$257]; 5; 1))); BITXOR(HEX2DEC([.I53]); HEX2DEC([.I54]))); 16; 2)" office:value-type="string" office:string-value="D3" calcext:value-type="string">
            <text:p>D3</text:p>
          </table:table-cell>
          <table:table-cell table:style-name="ce15" table:formula="of:=BASE(BITXOR(HEX2DEC([.J51]); HEX2DEC([.R51])); 16; 2)" office:value-type="string" office:string-value="66" calcext:value-type="string">
            <text:p>66</text:p>
          </table:table-cell>
          <table:table-cell table:style-name="ce21" table:formula="of:=BASE(BITXOR(HEX2DEC([.K51]); HEX2DEC([.S51])); 16; 2)" office:value-type="string" office:string-value="50" calcext:value-type="string">
            <text:p>50</text:p>
          </table:table-cell>
          <table:table-cell table:style-name="ce21" table:formula="of:=BASE(BITXOR(HEX2DEC([.L51]); HEX2DEC([.T51])); 16; 2)" office:value-type="string" office:string-value="FB" calcext:value-type="string">
            <text:p>FB</text:p>
          </table:table-cell>
          <table:table-cell table:style-name="ce26" table:formula="of:=BASE(BITXOR(HEX2DEC([.M51]); HEX2DEC([.U51])); 16; 2)" office:value-type="string" office:string-value="45" calcext:value-type="string">
            <text:p>45</text:p>
          </table:table-cell>
          <table:table-cell table:style-name="ce15" table:formula="of:=BASE(BITXOR(BITXOR(HEX2DEC(VLOOKUP([.U48]; [Tables.$A$2:.$B$257]; 2; 1)); HEX2DEC([.V51])); HEX2DEC([.R43])); 16; 2)" office:value-type="string" office:string-value="DE" calcext:value-type="string">
            <text:p>DE</text:p>
          </table:table-cell>
          <table:table-cell table:style-name="ce21" table:formula="of:=BASE(BITXOR(HEX2DEC([.R51]); HEX2DEC([.S43])); 16; 2)" office:value-type="string" office:string-value="6C" calcext:value-type="string">
            <text:p>6C</text:p>
          </table:table-cell>
          <table:table-cell table:style-name="ce21" table:formula="of:=BASE(BITXOR(HEX2DEC([.S51]); HEX2DEC([.T43])); 16; 2)" office:value-type="string" office:string-value="FA" calcext:value-type="string">
            <text:p>FA</text:p>
          </table:table-cell>
          <table:table-cell table:style-name="ce26" table:formula="of:=BASE(BITXOR(HEX2DEC([.T51]); HEX2DEC([.U43])); 16; 2)" office:value-type="string" office:string-value="96" calcext:value-type="string">
            <text:p>96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65" calcext:value-type="string">
            <text:p>65</text:p>
          </table:table-cell>
          <table:table-cell table:style-name="ce22" table:formula="of:=VLOOKUP([.O48]; [Tables.$A$2:.$B$257]; 2; 1)" office:value-type="string" office:string-value="17" calcext:value-type="string">
            <text:p>17</text:p>
          </table:table-cell>
          <table:table-cell table:style-name="ce22" table:formula="of:=VLOOKUP([.P48]; [Tables.$A$2:.$B$257]; 2; 1)" office:value-type="string" office:string-value="CC" calcext:value-type="string">
            <text:p>CC</text:p>
          </table:table-cell>
          <table:table-cell table:style-name="ce27" table:formula="of:=VLOOKUP([.Q48]; [Tables.$A$2:.$B$257]; 2; 1)" office:value-type="string" office:string-value="96" calcext:value-type="string">
            <text:p>96</text:p>
          </table:table-cell>
          <table:table-cell table:style-name="ce16" table:formula="of:=[.C52]" office:value-type="string" office:string-value="17" calcext:value-type="string">
            <text:p>17</text:p>
          </table:table-cell>
          <table:table-cell table:style-name="ce22" table:formula="of:=[.D52]" office:value-type="string" office:string-value="CC" calcext:value-type="string">
            <text:p>CC</text:p>
          </table:table-cell>
          <table:table-cell table:style-name="ce22" table:formula="of:=[.E52]" office:value-type="string" office:string-value="96" calcext:value-type="string">
            <text:p>96</text:p>
          </table:table-cell>
          <table:table-cell table:style-name="ce27" table:formula="of:=[.B52]" office:value-type="string" office:string-value="65" calcext:value-type="string">
            <text:p>65</text:p>
          </table:table-cell>
          <table:table-cell table:style-name="ce16" table:formula="of:=BASE(BITXOR(BITXOR(HEX2DEC(VLOOKUP([.F52]; [Tables.$A$2:.$D$257]; 4; 1)); HEX2DEC(VLOOKUP([.F53]; [Tables.$A$2:.$E$257]; 5; 1))); BITXOR(HEX2DEC([.F54]); HEX2DEC([.F51]))); 16; 2)" office:value-type="string" office:string-value="CE" calcext:value-type="string">
            <text:p>CE</text:p>
          </table:table-cell>
          <table:table-cell table:style-name="ce22" table:formula="of:=BASE(BITXOR(BITXOR(HEX2DEC(VLOOKUP([.G52]; [Tables.$A$2:.$D$257]; 4; 1)); HEX2DEC(VLOOKUP([.G53]; [Tables.$A$2:.$E$257]; 5; 1))); BITXOR(HEX2DEC([.G54]); HEX2DEC([.G51]))); 16; 2)" office:value-type="string" office:string-value="EC" calcext:value-type="string">
            <text:p>EC</text:p>
          </table:table-cell>
          <table:table-cell table:style-name="ce22" table:formula="of:=BASE(BITXOR(BITXOR(HEX2DEC(VLOOKUP([.H52]; [Tables.$A$2:.$D$257]; 4; 1)); HEX2DEC(VLOOKUP([.H53]; [Tables.$A$2:.$E$257]; 5; 1))); BITXOR(HEX2DEC([.H54]); HEX2DEC([.H51]))); 16; 2)" office:value-type="string" office:string-value="D5" calcext:value-type="string">
            <text:p>D5</text:p>
          </table:table-cell>
          <table:table-cell table:style-name="ce27" table:formula="of:=BASE(BITXOR(BITXOR(HEX2DEC(VLOOKUP([.I52]; [Tables.$A$2:.$D$257]; 4; 1)); HEX2DEC(VLOOKUP([.I53]; [Tables.$A$2:.$E$257]; 5; 1))); BITXOR(HEX2DEC([.I54]); HEX2DEC([.I51]))); 16; 2)" office:value-type="string" office:string-value="DC" calcext:value-type="string">
            <text:p>DC</text:p>
          </table:table-cell>
          <table:table-cell table:style-name="ce16" table:formula="of:=BASE(BITXOR(HEX2DEC([.J52]); HEX2DEC([.R52])); 16; 2)" office:value-type="string" office:string-value="DD" calcext:value-type="string">
            <text:p>DD</text:p>
          </table:table-cell>
          <table:table-cell table:style-name="ce22" table:formula="of:=BASE(BITXOR(HEX2DEC([.K52]); HEX2DEC([.S52])); 16; 2)" office:value-type="string" office:string-value="20" calcext:value-type="string">
            <text:p>20</text:p>
          </table:table-cell>
          <table:table-cell table:style-name="ce22" table:formula="of:=BASE(BITXOR(HEX2DEC([.L52]); HEX2DEC([.T52])); 16; 2)" office:value-type="string" office:string-value="F0" calcext:value-type="string">
            <text:p>F0</text:p>
          </table:table-cell>
          <table:table-cell table:style-name="ce27" table:formula="of:=BASE(BITXOR(HEX2DEC([.M52]); HEX2DEC([.U52])); 16; 2)" office:value-type="string" office:string-value="A8" calcext:value-type="string">
            <text:p>A8</text:p>
          </table:table-cell>
          <table:table-cell table:style-name="ce16" table:formula="of:=BASE(BITXOR(HEX2DEC(VLOOKUP([.U49]; [Tables.$A$2:.$B$257]; 2; 1)); HEX2DEC([.R44])); 16; 2)" office:value-type="string" office:string-value="13" calcext:value-type="string">
            <text:p>13</text:p>
          </table:table-cell>
          <table:table-cell table:style-name="ce22" table:formula="of:=BASE(BITXOR(HEX2DEC([.R52]); HEX2DEC([.S44])); 16; 2)" office:value-type="string" office:string-value="CC" calcext:value-type="string">
            <text:p>CC</text:p>
          </table:table-cell>
          <table:table-cell table:style-name="ce22" table:formula="of:=BASE(BITXOR(HEX2DEC([.S52]); HEX2DEC([.T44])); 16; 2)" office:value-type="string" office:string-value="25" calcext:value-type="string">
            <text:p>25</text:p>
          </table:table-cell>
          <table:table-cell table:style-name="ce27" table:formula="of:=BASE(BITXOR(HEX2DEC([.T52]); HEX2DEC([.U44])); 16; 2)" office:value-type="string" office:string-value="74" calcext:value-type="string">
            <text:p>7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90" calcext:value-type="string">
            <text:p>90</text:p>
          </table:table-cell>
          <table:table-cell table:style-name="ce22" table:formula="of:=VLOOKUP([.O49]; [Tables.$A$2:.$B$257]; 2; 1)" office:value-type="string" office:string-value="AC" calcext:value-type="string">
            <text:p>AC</text:p>
          </table:table-cell>
          <table:table-cell table:style-name="ce22" table:formula="of:=VLOOKUP([.P49]; [Tables.$A$2:.$B$257]; 2; 1)" office:value-type="string" office:string-value="32" calcext:value-type="string">
            <text:p>32</text:p>
          </table:table-cell>
          <table:table-cell table:style-name="ce27" table:formula="of:=VLOOKUP([.Q49]; [Tables.$A$2:.$B$257]; 2; 1)" office:value-type="string" office:string-value="59" calcext:value-type="string">
            <text:p>59</text:p>
          </table:table-cell>
          <table:table-cell table:style-name="ce16" table:formula="of:=[.D53]" office:value-type="string" office:string-value="32" calcext:value-type="string">
            <text:p>32</text:p>
          </table:table-cell>
          <table:table-cell table:style-name="ce22" table:formula="of:=[.E53]" office:value-type="string" office:string-value="59" calcext:value-type="string">
            <text:p>59</text:p>
          </table:table-cell>
          <table:table-cell table:style-name="ce22" table:formula="of:=[.B53]" office:value-type="string" office:string-value="90" calcext:value-type="string">
            <text:p>90</text:p>
          </table:table-cell>
          <table:table-cell table:style-name="ce27" table:formula="of:=[.C53]" office:value-type="string" office:string-value="AC" calcext:value-type="string">
            <text:p>AC</text:p>
          </table:table-cell>
          <table:table-cell table:style-name="ce16" table:formula="of:=BASE(BITXOR(BITXOR(HEX2DEC(VLOOKUP([.F53]; [Tables.$A$2:.$D$257]; 4; 1)); HEX2DEC(VLOOKUP([.F54]; [Tables.$A$2:.$E$257]; 5; 1))); BITXOR(HEX2DEC([.F51]); HEX2DEC([.F52]))); 16; 2)" office:value-type="string" office:string-value="B4" calcext:value-type="string">
            <text:p>B4</text:p>
          </table:table-cell>
          <table:table-cell table:style-name="ce22" table:formula="of:=BASE(BITXOR(BITXOR(HEX2DEC(VLOOKUP([.G53]; [Tables.$A$2:.$D$257]; 4; 1)); HEX2DEC(VLOOKUP([.G54]; [Tables.$A$2:.$E$257]; 5; 1))); BITXOR(HEX2DEC([.G51]); HEX2DEC([.G52]))); 16; 2)" office:value-type="string" office:string-value="D4" calcext:value-type="string">
            <text:p>D4</text:p>
          </table:table-cell>
          <table:table-cell table:style-name="ce22" table:formula="of:=BASE(BITXOR(BITXOR(HEX2DEC(VLOOKUP([.H53]; [Tables.$A$2:.$D$257]; 4; 1)); HEX2DEC(VLOOKUP([.H54]; [Tables.$A$2:.$E$257]; 5; 1))); BITXOR(HEX2DEC([.H51]); HEX2DEC([.H52]))); 16; 2)" office:value-type="string" office:string-value="D1" calcext:value-type="string">
            <text:p>D1</text:p>
          </table:table-cell>
          <table:table-cell table:style-name="ce27" table:formula="of:=BASE(BITXOR(BITXOR(HEX2DEC(VLOOKUP([.I53]; [Tables.$A$2:.$D$257]; 4; 1)); HEX2DEC(VLOOKUP([.I54]; [Tables.$A$2:.$E$257]; 5; 1))); BITXOR(HEX2DEC([.I51]); HEX2DEC([.I52]))); 16; 2)" office:value-type="string" office:string-value="F1" calcext:value-type="string">
            <text:p>F1</text:p>
          </table:table-cell>
          <table:table-cell table:style-name="ce16" table:formula="of:=BASE(BITXOR(HEX2DEC([.J53]); HEX2DEC([.R53])); 16; 2)" office:value-type="string" office:string-value="DD" calcext:value-type="string">
            <text:p>DD</text:p>
          </table:table-cell>
          <table:table-cell table:style-name="ce22" table:formula="of:=BASE(BITXOR(HEX2DEC([.K53]); HEX2DEC([.S53])); 16; 2)" office:value-type="string" office:string-value="8E" calcext:value-type="string">
            <text:p>8E</text:p>
          </table:table-cell>
          <table:table-cell table:style-name="ce22" table:formula="of:=BASE(BITXOR(HEX2DEC([.L53]); HEX2DEC([.T53])); 16; 2)" office:value-type="string" office:string-value="B2" calcext:value-type="string">
            <text:p>B2</text:p>
          </table:table-cell>
          <table:table-cell table:style-name="ce27" table:formula="of:=BASE(BITXOR(HEX2DEC([.M53]); HEX2DEC([.U53])); 16; 2)" office:value-type="string" office:string-value="1F" calcext:value-type="string">
            <text:p>1F</text:p>
          </table:table-cell>
          <table:table-cell table:style-name="ce16" table:formula="of:=BASE(BITXOR(HEX2DEC(VLOOKUP([.U50]; [Tables.$A$2:.$B$257]; 2; 1)); HEX2DEC([.R45])); 16; 2)" office:value-type="string" office:string-value="69" calcext:value-type="string">
            <text:p>69</text:p>
          </table:table-cell>
          <table:table-cell table:style-name="ce22" table:formula="of:=BASE(BITXOR(HEX2DEC([.R53]); HEX2DEC([.S45])); 16; 2)" office:value-type="string" office:string-value="5A" calcext:value-type="string">
            <text:p>5A</text:p>
          </table:table-cell>
          <table:table-cell table:style-name="ce22" table:formula="of:=BASE(BITXOR(HEX2DEC([.S53]); HEX2DEC([.T45])); 16; 2)" office:value-type="string" office:string-value="63" calcext:value-type="string">
            <text:p>63</text:p>
          </table:table-cell>
          <table:table-cell table:style-name="ce27" table:formula="of:=BASE(BITXOR(HEX2DEC([.T53]); HEX2DEC([.U45])); 16; 2)" office:value-type="string" office:string-value="EE" calcext:value-type="string">
            <text:p>E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17" calcext:value-type="string">
            <text:p>17</text:p>
          </table:table-cell>
          <table:table-cell table:style-name="ce23" table:formula="of:=VLOOKUP([.O50]; [Tables.$A$2:.$B$257]; 2; 1)" office:value-type="string" office:string-value="97" calcext:value-type="string">
            <text:p>97</text:p>
          </table:table-cell>
          <table:table-cell table:style-name="ce23" table:formula="of:=VLOOKUP([.P50]; [Tables.$A$2:.$B$257]; 2; 1)" office:value-type="string" office:string-value="17" calcext:value-type="string">
            <text:p>17</text:p>
          </table:table-cell>
          <table:table-cell table:style-name="ce28" table:formula="of:=VLOOKUP([.Q50]; [Tables.$A$2:.$B$257]; 2; 1)" office:value-type="string" office:string-value="B5" calcext:value-type="string">
            <text:p>B5</text:p>
          </table:table-cell>
          <table:table-cell table:style-name="ce17" table:formula="of:=[.E54]" office:value-type="string" office:string-value="B5" calcext:value-type="string">
            <text:p>B5</text:p>
          </table:table-cell>
          <table:table-cell table:style-name="ce23" table:formula="of:=[.B54]" office:value-type="string" office:string-value="17" calcext:value-type="string">
            <text:p>17</text:p>
          </table:table-cell>
          <table:table-cell table:style-name="ce23" table:formula="of:=[.C54]" office:value-type="string" office:string-value="97" calcext:value-type="string">
            <text:p>97</text:p>
          </table:table-cell>
          <table:table-cell table:style-name="ce28" table:formula="of:=[.D54]" office:value-type="string" office:string-value="17" calcext:value-type="string">
            <text:p>17</text:p>
          </table:table-cell>
          <table:table-cell table:style-name="ce17" table:formula="of:=BASE(BITXOR(BITXOR(HEX2DEC(VLOOKUP([.F54]; [Tables.$A$2:.$D$257]; 4; 1)); HEX2DEC(VLOOKUP([.F51]; [Tables.$A$2:.$E$257]; 5; 1))); BITXOR(HEX2DEC([.F52]); HEX2DEC([.F53]))); 16; 2)" office:value-type="string" office:string-value="51" calcext:value-type="string">
            <text:p>51</text:p>
          </table:table-cell>
          <table:table-cell table:style-name="ce23" table:formula="of:=BASE(BITXOR(BITXOR(HEX2DEC(VLOOKUP([.G54]; [Tables.$A$2:.$D$257]; 4; 1)); HEX2DEC(VLOOKUP([.G51]; [Tables.$A$2:.$E$257]; 5; 1))); BITXOR(HEX2DEC([.G52]); HEX2DEC([.G53]))); 16; 2)" office:value-type="string" office:string-value="15" calcext:value-type="string">
            <text:p>15</text:p>
          </table:table-cell>
          <table:table-cell table:style-name="ce23" table:formula="of:=BASE(BITXOR(BITXOR(HEX2DEC(VLOOKUP([.H54]; [Tables.$A$2:.$D$257]; 4; 1)); HEX2DEC(VLOOKUP([.H51]; [Tables.$A$2:.$E$257]; 5; 1))); BITXOR(HEX2DEC([.H52]); HEX2DEC([.H53]))); 16; 2)" office:value-type="string" office:string-value="4A" calcext:value-type="string">
            <text:p>4A</text:p>
          </table:table-cell>
          <table:table-cell table:style-name="ce28" table:formula="of:=BASE(BITXOR(BITXOR(HEX2DEC(VLOOKUP([.I54]; [Tables.$A$2:.$D$257]; 4; 1)); HEX2DEC(VLOOKUP([.I51]; [Tables.$A$2:.$E$257]; 5; 1))); BITXOR(HEX2DEC([.I52]); HEX2DEC([.I53]))); 16; 2)" office:value-type="string" office:string-value="CE" calcext:value-type="string">
            <text:p>CE</text:p>
          </table:table-cell>
          <table:table-cell table:style-name="ce17" table:formula="of:=BASE(BITXOR(HEX2DEC([.J54]); HEX2DEC([.R54])); 16; 2)" office:value-type="string" office:string-value="36" calcext:value-type="string">
            <text:p>36</text:p>
          </table:table-cell>
          <table:table-cell table:style-name="ce23" table:formula="of:=BASE(BITXOR(HEX2DEC([.K54]); HEX2DEC([.S54])); 16; 2)" office:value-type="string" office:string-value="64" calcext:value-type="string">
            <text:p>64</text:p>
          </table:table-cell>
          <table:table-cell table:style-name="ce23" table:formula="of:=BASE(BITXOR(HEX2DEC([.L54]); HEX2DEC([.T54])); 16; 2)" office:value-type="string" office:string-value="DF" calcext:value-type="string">
            <text:p>DF</text:p>
          </table:table-cell>
          <table:table-cell table:style-name="ce28" table:formula="of:=BASE(BITXOR(HEX2DEC([.M54]); HEX2DEC([.U54])); 16; 2)" office:value-type="string" office:string-value="DB" calcext:value-type="string">
            <text:p>DB</text:p>
          </table:table-cell>
          <table:table-cell table:style-name="ce17" table:formula="of:=BASE(BITXOR(HEX2DEC(VLOOKUP([.U47]; [Tables.$A$2:.$B$257]; 2; 1)); HEX2DEC([.R46])); 16; 2)" office:value-type="string" office:string-value="67" calcext:value-type="string">
            <text:p>67</text:p>
          </table:table-cell>
          <table:table-cell table:style-name="ce23" table:formula="of:=BASE(BITXOR(HEX2DEC([.R54]); HEX2DEC([.S46])); 16; 2)" office:value-type="string" office:string-value="71" calcext:value-type="string">
            <text:p>71</text:p>
          </table:table-cell>
          <table:table-cell table:style-name="ce23" table:formula="of:=BASE(BITXOR(HEX2DEC([.S54]); HEX2DEC([.T46])); 16; 2)" office:value-type="string" office:string-value="95" calcext:value-type="string">
            <text:p>95</text:p>
          </table:table-cell>
          <table:table-cell table:style-name="ce28" table:formula="of:=BASE(BITXOR(HEX2DEC([.T54]); HEX2DEC([.U46])); 16; 2)" office:value-type="string" office:string-value="15" calcext:value-type="string">
            <text:p>15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 office:value-type="string" calcext:value-type="string">
            <text:p>Round 11</text:p>
          </table:table-cell>
          <table:table-cell table:style-name="ce22" table:formula="of:=VLOOKUP([.N51]; [Tables.$A$2:.$B$257]; 2; 1)" office:value-type="string" office:string-value="33" calcext:value-type="string">
            <text:p>33</text:p>
          </table:table-cell>
          <table:table-cell table:style-name="ce22" table:formula="of:=VLOOKUP([.O51]; [Tables.$A$2:.$B$257]; 2; 1)" office:value-type="string" office:string-value="53" calcext:value-type="string">
            <text:p>53</text:p>
          </table:table-cell>
          <table:table-cell table:style-name="ce22" table:formula="of:=VLOOKUP([.P51]; [Tables.$A$2:.$B$257]; 2; 1)" office:value-type="string" office:string-value="0F" calcext:value-type="string">
            <text:p>0F</text:p>
          </table:table-cell>
          <table:table-cell table:style-name="ce22" table:formula="of:=VLOOKUP([.Q51]; [Tables.$A$2:.$B$257]; 2; 1)" office:value-type="string" office:string-value="6E" calcext:value-type="string">
            <text:p>6E</text:p>
          </table:table-cell>
          <table:table-cell table:style-name="ce16" table:formula="of:=[.B55]" office:value-type="string" office:string-value="33" calcext:value-type="string">
            <text:p>33</text:p>
          </table:table-cell>
          <table:table-cell table:style-name="ce22" table:formula="of:=[.C55]" office:value-type="string" office:string-value="53" calcext:value-type="string">
            <text:p>53</text:p>
          </table:table-cell>
          <table:table-cell table:style-name="ce22" table:formula="of:=[.D55]" office:value-type="string" office:string-value="0F" calcext:value-type="string">
            <text:p>0F</text:p>
          </table:table-cell>
          <table:table-cell table:style-name="ce27" table:formula="of:=[.E55]" office:value-type="string" office:string-value="6E" calcext:value-type="string">
            <text:p>6E</text:p>
          </table:table-cell>
          <table:table-cell table:style-name="ce22" table:formula="of:=BASE(BITXOR(BITXOR(HEX2DEC(VLOOKUP([.F55]; [Tables.$A$2:.$D$257]; 4; 1)); HEX2DEC(VLOOKUP([.F56]; [Tables.$A$2:.$E$257]; 5; 1))); BITXOR(HEX2DEC([.F57]); HEX2DEC([.F58]))); 16; 2)" office:value-type="string" office:string-value="2A" calcext:value-type="string">
            <text:p>2A</text:p>
          </table:table-cell>
          <table:table-cell table:style-name="ce22" table:formula="of:=BASE(BITXOR(BITXOR(HEX2DEC(VLOOKUP([.G55]; [Tables.$A$2:.$D$257]; 4; 1)); HEX2DEC(VLOOKUP([.G56]; [Tables.$A$2:.$E$257]; 5; 1))); BITXOR(HEX2DEC([.G57]); HEX2DEC([.G58]))); 16; 2)" office:value-type="string" office:string-value="EC" calcext:value-type="string">
            <text:p>EC</text:p>
          </table:table-cell>
          <table:table-cell table:style-name="ce22" table:formula="of:=BASE(BITXOR(BITXOR(HEX2DEC(VLOOKUP([.H55]; [Tables.$A$2:.$D$257]; 4; 1)); HEX2DEC(VLOOKUP([.H56]; [Tables.$A$2:.$E$257]; 5; 1))); BITXOR(HEX2DEC([.H57]); HEX2DEC([.H58]))); 16; 2)" office:value-type="string" office:string-value="C1" calcext:value-type="string">
            <text:p>C1</text:p>
          </table:table-cell>
          <table:table-cell table:style-name="ce22" table:formula="of:=BASE(BITXOR(BITXOR(HEX2DEC(VLOOKUP([.I55]; [Tables.$A$2:.$D$257]; 4; 1)); HEX2DEC(VLOOKUP([.I56]; [Tables.$A$2:.$E$257]; 5; 1))); BITXOR(HEX2DEC([.I57]); HEX2DEC([.I58]))); 16; 2)" office:value-type="string" office:string-value="03" calcext:value-type="string">
            <text:p>03</text:p>
          </table:table-cell>
          <table:table-cell table:style-name="ce16" table:formula="of:=BASE(BITXOR(HEX2DEC([.J55]); HEX2DEC([.R55])); 16; 2)" office:value-type="string" office:string-value="72" calcext:value-type="string">
            <text:p>72</text:p>
          </table:table-cell>
          <table:table-cell table:style-name="ce22" table:formula="of:=BASE(BITXOR(HEX2DEC([.K55]); HEX2DEC([.S55])); 16; 2)" office:value-type="string" office:string-value="C2" calcext:value-type="string">
            <text:p>C2</text:p>
          </table:table-cell>
          <table:table-cell table:style-name="ce22" table:formula="of:=BASE(BITXOR(HEX2DEC([.L55]); HEX2DEC([.T55])); 16; 2)" office:value-type="string" office:string-value="BF" calcext:value-type="string">
            <text:p>BF</text:p>
          </table:table-cell>
          <table:table-cell table:style-name="ce27" table:formula="of:=BASE(BITXOR(HEX2DEC([.M55]); HEX2DEC([.U55])); 16; 2)" office:value-type="string" office:string-value="24" calcext:value-type="string">
            <text:p>24</text:p>
          </table:table-cell>
          <table:table-cell table:style-name="ce22" table:formula="of:=BASE(BITXOR(HEX2DEC(VLOOKUP([.U51]; [Tables.$A$2:.$B$257]; 2; 1)); HEX2DEC([.R47])); 16; 2)" office:value-type="string" office:string-value="58" calcext:value-type="string">
            <text:p>58</text:p>
          </table:table-cell>
          <table:table-cell table:style-name="ce22" table:formula="of:=BASE(BITXOR(HEX2DEC([.R55]); HEX2DEC([.S47])); 16; 2)" office:value-type="string" office:string-value="2E" calcext:value-type="string">
            <text:p>2E</text:p>
          </table:table-cell>
          <table:table-cell table:style-name="ce22" table:formula="of:=BASE(BITXOR(HEX2DEC([.S55]); HEX2DEC([.T47])); 16; 2)" office:value-type="string" office:string-value="7E" calcext:value-type="string">
            <text:p>7E</text:p>
          </table:table-cell>
          <table:table-cell table:style-name="ce27" table:formula="of:=BASE(BITXOR(HEX2DEC([.T55]); HEX2DEC([.U47])); 16; 2)" office:value-type="string" office:string-value="27" calcext:value-type="string">
            <text:p>27</text:p>
          </table:table-cell>
          <table:table-cell table:style-name="ce22" table:number-columns-repeated="1003"/>
        </table:table-row>
        <table:table-row table:style-name="ro3">
          <table:table-cell table:style-name="ce8"/>
          <table:table-cell table:style-name="ce22" table:formula="of:=VLOOKUP([.N52]; [Tables.$A$2:.$B$257]; 2; 1)" office:value-type="string" office:string-value="C1" calcext:value-type="string">
            <text:p>C1</text:p>
          </table:table-cell>
          <table:table-cell table:style-name="ce22" table:formula="of:=VLOOKUP([.O52]; [Tables.$A$2:.$B$257]; 2; 1)" office:value-type="string" office:string-value="B7" calcext:value-type="string">
            <text:p>B7</text:p>
          </table:table-cell>
          <table:table-cell table:style-name="ce22" table:formula="of:=VLOOKUP([.P52]; [Tables.$A$2:.$B$257]; 2; 1)" office:value-type="string" office:string-value="8C" calcext:value-type="string">
            <text:p>8C</text:p>
          </table:table-cell>
          <table:table-cell table:style-name="ce22" table:formula="of:=VLOOKUP([.Q52]; [Tables.$A$2:.$B$257]; 2; 1)" office:value-type="string" office:string-value="C2" calcext:value-type="string">
            <text:p>C2</text:p>
          </table:table-cell>
          <table:table-cell table:style-name="ce16" table:formula="of:=[.C56]" office:value-type="string" office:string-value="B7" calcext:value-type="string">
            <text:p>B7</text:p>
          </table:table-cell>
          <table:table-cell table:style-name="ce22" table:formula="of:=[.D56]" office:value-type="string" office:string-value="8C" calcext:value-type="string">
            <text:p>8C</text:p>
          </table:table-cell>
          <table:table-cell table:style-name="ce22" table:formula="of:=[.E56]" office:value-type="string" office:string-value="C2" calcext:value-type="string">
            <text:p>C2</text:p>
          </table:table-cell>
          <table:table-cell table:style-name="ce27" table:formula="of:=[.B56]" office:value-type="string" office:string-value="C1" calcext:value-type="string">
            <text:p>C1</text:p>
          </table:table-cell>
          <table:table-cell table:style-name="ce22" table:formula="of:=BASE(BITXOR(BITXOR(HEX2DEC(VLOOKUP([.F56]; [Tables.$A$2:.$D$257]; 4; 1)); HEX2DEC(VLOOKUP([.F57]; [Tables.$A$2:.$E$257]; 5; 1))); BITXOR(HEX2DEC([.F58]); HEX2DEC([.F55]))); 16; 2)" office:value-type="string" office:string-value="A6" calcext:value-type="string">
            <text:p>A6</text:p>
          </table:table-cell>
          <table:table-cell table:style-name="ce22" table:formula="of:=BASE(BITXOR(BITXOR(HEX2DEC(VLOOKUP([.G56]; [Tables.$A$2:.$D$257]; 4; 1)); HEX2DEC(VLOOKUP([.G57]; [Tables.$A$2:.$E$257]; 5; 1))); BITXOR(HEX2DEC([.G58]); HEX2DEC([.G55]))); 16; 2)" office:value-type="string" office:string-value="0E" calcext:value-type="string">
            <text:p>0E</text:p>
          </table:table-cell>
          <table:table-cell table:style-name="ce22" table:formula="of:=BASE(BITXOR(BITXOR(HEX2DEC(VLOOKUP([.H56]; [Tables.$A$2:.$D$257]; 4; 1)); HEX2DEC(VLOOKUP([.H57]; [Tables.$A$2:.$E$257]; 5; 1))); BITXOR(HEX2DEC([.H58]); HEX2DEC([.H55]))); 16; 2)" office:value-type="string" office:string-value="8B" calcext:value-type="string">
            <text:p>8B</text:p>
          </table:table-cell>
          <table:table-cell table:style-name="ce22" table:formula="of:=BASE(BITXOR(BITXOR(HEX2DEC(VLOOKUP([.I56]; [Tables.$A$2:.$D$257]; 4; 1)); HEX2DEC(VLOOKUP([.I57]; [Tables.$A$2:.$E$257]; 5; 1))); BITXOR(HEX2DEC([.I58]); HEX2DEC([.I55]))); 16; 2)" office:value-type="string" office:string-value="42" calcext:value-type="string">
            <text:p>42</text:p>
          </table:table-cell>
          <table:table-cell table:style-name="ce16" table:formula="of:=BASE(BITXOR(HEX2DEC([.J56]); HEX2DEC([.R56])); 16; 2)" office:value-type="string" office:string-value="20" calcext:value-type="string">
            <text:p>20</text:p>
          </table:table-cell>
          <table:table-cell table:style-name="ce22" table:formula="of:=BASE(BITXOR(HEX2DEC([.K56]); HEX2DEC([.S56])); 16; 2)" office:value-type="string" office:string-value="21" calcext:value-type="string">
            <text:p>21</text:p>
          </table:table-cell>
          <table:table-cell table:style-name="ce22" table:formula="of:=BASE(BITXOR(HEX2DEC([.L56]); HEX2DEC([.T56])); 16; 2)" office:value-type="string" office:string-value="81" calcext:value-type="string">
            <text:p>81</text:p>
          </table:table-cell>
          <table:table-cell table:style-name="ce27" table:formula="of:=BASE(BITXOR(HEX2DEC([.M56]); HEX2DEC([.U56])); 16; 2)" office:value-type="string" office:string-value="8D" calcext:value-type="string">
            <text:p>8D</text:p>
          </table:table-cell>
          <table:table-cell table:style-name="ce22" table:formula="of:=BASE(BITXOR(HEX2DEC(VLOOKUP([.U52]; [Tables.$A$2:.$B$257]; 2; 1)); HEX2DEC([.R48])); 16; 2)" office:value-type="string" office:string-value="86" calcext:value-type="string">
            <text:p>86</text:p>
          </table:table-cell>
          <table:table-cell table:style-name="ce22" table:formula="of:=BASE(BITXOR(HEX2DEC([.R56]); HEX2DEC([.S48])); 16; 2)" office:value-type="string" office:string-value="2F" calcext:value-type="string">
            <text:p>2F</text:p>
          </table:table-cell>
          <table:table-cell table:style-name="ce22" table:formula="of:=BASE(BITXOR(HEX2DEC([.S56]); HEX2DEC([.T48])); 16; 2)" office:value-type="string" office:string-value="0A" calcext:value-type="string">
            <text:p>0A</text:p>
          </table:table-cell>
          <table:table-cell table:style-name="ce27" table:formula="of:=BASE(BITXOR(HEX2DEC([.T56]); HEX2DEC([.U48])); 16; 2)" office:value-type="string" office:string-value="CF" calcext:value-type="string">
            <text:p>C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3]; [Tables.$A$2:.$B$257]; 2; 1)" office:value-type="string" office:string-value="C1" calcext:value-type="string">
            <text:p>C1</text:p>
          </table:table-cell>
          <table:table-cell table:style-name="ce22" table:formula="of:=VLOOKUP([.O53]; [Tables.$A$2:.$B$257]; 2; 1)" office:value-type="string" office:string-value="19" calcext:value-type="string">
            <text:p>19</text:p>
          </table:table-cell>
          <table:table-cell table:style-name="ce22" table:formula="of:=VLOOKUP([.P53]; [Tables.$A$2:.$B$257]; 2; 1)" office:value-type="string" office:string-value="37" calcext:value-type="string">
            <text:p>37</text:p>
          </table:table-cell>
          <table:table-cell table:style-name="ce22" table:formula="of:=VLOOKUP([.Q53]; [Tables.$A$2:.$B$257]; 2; 1)" office:value-type="string" office:string-value="C0" calcext:value-type="string">
            <text:p>C0</text:p>
          </table:table-cell>
          <table:table-cell table:style-name="ce16" table:formula="of:=[.D57]" office:value-type="string" office:string-value="37" calcext:value-type="string">
            <text:p>37</text:p>
          </table:table-cell>
          <table:table-cell table:style-name="ce22" table:formula="of:=[.E57]" office:value-type="string" office:string-value="C0" calcext:value-type="string">
            <text:p>C0</text:p>
          </table:table-cell>
          <table:table-cell table:style-name="ce22" table:formula="of:=[.B57]" office:value-type="string" office:string-value="C1" calcext:value-type="string">
            <text:p>C1</text:p>
          </table:table-cell>
          <table:table-cell table:style-name="ce27" table:formula="of:=[.C57]" office:value-type="string" office:string-value="19" calcext:value-type="string">
            <text:p>19</text:p>
          </table:table-cell>
          <table:table-cell table:style-name="ce22" table:formula="of:=BASE(BITXOR(BITXOR(HEX2DEC(VLOOKUP([.F57]; [Tables.$A$2:.$D$257]; 4; 1)); HEX2DEC(VLOOKUP([.F58]; [Tables.$A$2:.$E$257]; 5; 1))); BITXOR(HEX2DEC([.F55]); HEX2DEC([.F56]))); 16; 2)" office:value-type="string" office:string-value="3A" calcext:value-type="string">
            <text:p>3A</text:p>
          </table:table-cell>
          <table:table-cell table:style-name="ce22" table:formula="of:=BASE(BITXOR(BITXOR(HEX2DEC(VLOOKUP([.G57]; [Tables.$A$2:.$D$257]; 4; 1)); HEX2DEC(VLOOKUP([.G58]; [Tables.$A$2:.$E$257]; 5; 1))); BITXOR(HEX2DEC([.G55]); HEX2DEC([.G56]))); 16; 2)" office:value-type="string" office:string-value="4B" calcext:value-type="string">
            <text:p>4B</text:p>
          </table:table-cell>
          <table:table-cell table:style-name="ce22" table:formula="of:=BASE(BITXOR(BITXOR(HEX2DEC(VLOOKUP([.H57]; [Tables.$A$2:.$D$257]; 4; 1)); HEX2DEC(VLOOKUP([.H58]; [Tables.$A$2:.$E$257]; 5; 1))); BITXOR(HEX2DEC([.H55]); HEX2DEC([.H56]))); 16; 2)" office:value-type="string" office:string-value="91" calcext:value-type="string">
            <text:p>91</text:p>
          </table:table-cell>
          <table:table-cell table:style-name="ce22" table:formula="of:=BASE(BITXOR(BITXOR(HEX2DEC(VLOOKUP([.I57]; [Tables.$A$2:.$D$257]; 4; 1)); HEX2DEC(VLOOKUP([.I58]; [Tables.$A$2:.$E$257]; 5; 1))); BITXOR(HEX2DEC([.I55]); HEX2DEC([.I56]))); 16; 2)" office:value-type="string" office:string-value="24" calcext:value-type="string">
            <text:p>24</text:p>
          </table:table-cell>
          <table:table-cell table:style-name="ce16" table:formula="of:=BASE(BITXOR(HEX2DEC([.J57]); HEX2DEC([.R57])); 16; 2)" office:value-type="string" office:string-value="F0" calcext:value-type="string">
            <text:p>F0</text:p>
          </table:table-cell>
          <table:table-cell table:style-name="ce22" table:formula="of:=BASE(BITXOR(HEX2DEC([.K57]); HEX2DEC([.S57])); 16; 2)" office:value-type="string" office:string-value="7A" calcext:value-type="string">
            <text:p>7A</text:p>
          </table:table-cell>
          <table:table-cell table:style-name="ce22" table:formula="of:=BASE(BITXOR(HEX2DEC([.L57]); HEX2DEC([.T57])); 16; 2)" office:value-type="string" office:string-value="60" calcext:value-type="string">
            <text:p>60</text:p>
          </table:table-cell>
          <table:table-cell table:style-name="ce27" table:formula="of:=BASE(BITXOR(HEX2DEC([.M57]); HEX2DEC([.U57])); 16; 2)" office:value-type="string" office:string-value="57" calcext:value-type="string">
            <text:p>57</text:p>
          </table:table-cell>
          <table:table-cell table:style-name="ce22" table:formula="of:=BASE(BITXOR(HEX2DEC(VLOOKUP([.U53]; [Tables.$A$2:.$B$257]; 2; 1)); HEX2DEC([.R49])); 16; 2)" office:value-type="string" office:string-value="CA" calcext:value-type="string">
            <text:p>CA</text:p>
          </table:table-cell>
          <table:table-cell table:style-name="ce22" table:formula="of:=BASE(BITXOR(HEX2DEC([.R57]); HEX2DEC([.S49])); 16; 2)" office:value-type="string" office:string-value="31" calcext:value-type="string">
            <text:p>31</text:p>
          </table:table-cell>
          <table:table-cell table:style-name="ce22" table:formula="of:=BASE(BITXOR(HEX2DEC([.S57]); HEX2DEC([.T49])); 16; 2)" office:value-type="string" office:string-value="F1" calcext:value-type="string">
            <text:p>F1</text:p>
          </table:table-cell>
          <table:table-cell table:style-name="ce27" table:formula="of:=BASE(BITXOR(HEX2DEC([.T57]); HEX2DEC([.U49])); 16; 2)" office:value-type="string" office:string-value="73" calcext:value-type="string">
            <text:p>7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4]; [Tables.$A$2:.$B$257]; 2; 1)" office:value-type="string" office:string-value="05" calcext:value-type="string">
            <text:p>05</text:p>
          </table:table-cell>
          <table:table-cell table:style-name="ce22" table:formula="of:=VLOOKUP([.O54]; [Tables.$A$2:.$B$257]; 2; 1)" office:value-type="string" office:string-value="43" calcext:value-type="string">
            <text:p>43</text:p>
          </table:table-cell>
          <table:table-cell table:style-name="ce22" table:formula="of:=VLOOKUP([.P54]; [Tables.$A$2:.$B$257]; 2; 1)" office:value-type="string" office:string-value="9E" calcext:value-type="string">
            <text:p>9E</text:p>
          </table:table-cell>
          <table:table-cell table:style-name="ce22" table:formula="of:=VLOOKUP([.Q54]; [Tables.$A$2:.$B$257]; 2; 1)" office:value-type="string" office:string-value="B9" calcext:value-type="string">
            <text:p>B9</text:p>
          </table:table-cell>
          <table:table-cell table:style-name="ce16" table:formula="of:=[.E58]" office:value-type="string" office:string-value="B9" calcext:value-type="string">
            <text:p>B9</text:p>
          </table:table-cell>
          <table:table-cell table:style-name="ce22" table:formula="of:=[.B58]" office:value-type="string" office:string-value="05" calcext:value-type="string">
            <text:p>05</text:p>
          </table:table-cell>
          <table:table-cell table:style-name="ce22" table:formula="of:=[.C58]" office:value-type="string" office:string-value="43" calcext:value-type="string">
            <text:p>43</text:p>
          </table:table-cell>
          <table:table-cell table:style-name="ce27" table:formula="of:=[.D58]" office:value-type="string" office:string-value="9E" calcext:value-type="string">
            <text:p>9E</text:p>
          </table:table-cell>
          <table:table-cell table:style-name="ce22" table:formula="of:=BASE(BITXOR(BITXOR(HEX2DEC(VLOOKUP([.F58]; [Tables.$A$2:.$D$257]; 4; 1)); HEX2DEC(VLOOKUP([.F55]; [Tables.$A$2:.$E$257]; 5; 1))); BITXOR(HEX2DEC([.F56]); HEX2DEC([.F57]))); 16; 2)" office:value-type="string" office:string-value="BC" calcext:value-type="string">
            <text:p>BC</text:p>
          </table:table-cell>
          <table:table-cell table:style-name="ce22" table:formula="of:=BASE(BITXOR(BITXOR(HEX2DEC(VLOOKUP([.G58]; [Tables.$A$2:.$D$257]; 4; 1)); HEX2DEC(VLOOKUP([.G55]; [Tables.$A$2:.$E$257]; 5; 1))); BITXOR(HEX2DEC([.G56]); HEX2DEC([.G57]))); 16; 2)" office:value-type="string" office:string-value="B3" calcext:value-type="string">
            <text:p>B3</text:p>
          </table:table-cell>
          <table:table-cell table:style-name="ce22" table:formula="of:=BASE(BITXOR(BITXOR(HEX2DEC(VLOOKUP([.H58]; [Tables.$A$2:.$D$257]; 4; 1)); HEX2DEC(VLOOKUP([.H55]; [Tables.$A$2:.$E$257]; 5; 1))); BITXOR(HEX2DEC([.H56]); HEX2DEC([.H57]))); 16; 2)" office:value-type="string" office:string-value="94" calcext:value-type="string">
            <text:p>94</text:p>
          </table:table-cell>
          <table:table-cell table:style-name="ce22" table:formula="of:=BASE(BITXOR(BITXOR(HEX2DEC(VLOOKUP([.I58]; [Tables.$A$2:.$D$257]; 4; 1)); HEX2DEC(VLOOKUP([.I55]; [Tables.$A$2:.$E$257]; 5; 1))); BITXOR(HEX2DEC([.I56]); HEX2DEC([.I57]))); 16; 2)" office:value-type="string" office:string-value="4D" calcext:value-type="string">
            <text:p>4D</text:p>
          </table:table-cell>
          <table:table-cell table:style-name="ce16" table:formula="of:=BASE(BITXOR(HEX2DEC([.J58]); HEX2DEC([.R58])); 16; 2)" office:value-type="string" office:string-value="E1" calcext:value-type="string">
            <text:p>E1</text:p>
          </table:table-cell>
          <table:table-cell table:style-name="ce22" table:formula="of:=BASE(BITXOR(HEX2DEC([.K58]); HEX2DEC([.S58])); 16; 2)" office:value-type="string" office:string-value="64" calcext:value-type="string">
            <text:p>64</text:p>
          </table:table-cell>
          <table:table-cell table:style-name="ce22" table:formula="of:=BASE(BITXOR(HEX2DEC([.L58]); HEX2DEC([.T58])); 16; 2)" office:value-type="string" office:string-value="6E" calcext:value-type="string">
            <text:p>6E</text:p>
          </table:table-cell>
          <table:table-cell table:style-name="ce27" table:formula="of:=BASE(BITXOR(HEX2DEC([.M58]); HEX2DEC([.U58])); 16; 2)" office:value-type="string" office:string-value="8E" calcext:value-type="string">
            <text:p>8E</text:p>
          </table:table-cell>
          <table:table-cell table:style-name="ce22" table:formula="of:=BASE(BITXOR(HEX2DEC(VLOOKUP([.U54]; [Tables.$A$2:.$B$257]; 2; 1)); HEX2DEC([.R50])); 16; 2)" office:value-type="string" office:string-value="5D" calcext:value-type="string">
            <text:p>5D</text:p>
          </table:table-cell>
          <table:table-cell table:style-name="ce22" table:formula="of:=BASE(BITXOR(HEX2DEC([.R58]); HEX2DEC([.S50])); 16; 2)" office:value-type="string" office:string-value="D7" calcext:value-type="string">
            <text:p>D7</text:p>
          </table:table-cell>
          <table:table-cell table:style-name="ce22" table:formula="of:=BASE(BITXOR(HEX2DEC([.S58]); HEX2DEC([.T50])); 16; 2)" office:value-type="string" office:string-value="FA" calcext:value-type="string">
            <text:p>FA</text:p>
          </table:table-cell>
          <table:table-cell table:style-name="ce27" table:formula="of:=BASE(BITXOR(HEX2DEC([.T58]); HEX2DEC([.U50])); 16; 2)" office:value-type="string" office:string-value="C3" calcext:value-type="string">
            <text:p>C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2</text:p>
          </table:table-cell>
          <table:table-cell table:style-name="ce21" table:formula="of:=VLOOKUP([.N55]; [Tables.$A$2:.$B$257]; 2; 1)" office:value-type="string" office:string-value="40" calcext:value-type="string">
            <text:p>40</text:p>
          </table:table-cell>
          <table:table-cell table:style-name="ce21" table:formula="of:=VLOOKUP([.O55]; [Tables.$A$2:.$B$257]; 2; 1)" office:value-type="string" office:string-value="25" calcext:value-type="string">
            <text:p>25</text:p>
          </table:table-cell>
          <table:table-cell table:style-name="ce21" table:formula="of:=VLOOKUP([.P55]; [Tables.$A$2:.$B$257]; 2; 1)" office:value-type="string" office:string-value="08" calcext:value-type="string">
            <text:p>08</text:p>
          </table:table-cell>
          <table:table-cell table:style-name="ce21" table:formula="of:=VLOOKUP([.Q55]; [Tables.$A$2:.$B$257]; 2; 1)" office:value-type="string" office:string-value="36" calcext:value-type="string">
            <text:p>36</text:p>
          </table:table-cell>
          <table:table-cell table:style-name="ce15" table:formula="of:=[.B59]" office:value-type="string" office:string-value="40" calcext:value-type="string">
            <text:p>40</text:p>
          </table:table-cell>
          <table:table-cell table:style-name="ce21" table:formula="of:=[.C59]" office:value-type="string" office:string-value="25" calcext:value-type="string">
            <text:p>25</text:p>
          </table:table-cell>
          <table:table-cell table:style-name="ce21" table:formula="of:=[.D59]" office:value-type="string" office:string-value="08" calcext:value-type="string">
            <text:p>08</text:p>
          </table:table-cell>
          <table:table-cell table:style-name="ce26" table:formula="of:=[.E59]" office:value-type="string" office:string-value="36" calcext:value-type="string">
            <text:p>36</text:p>
          </table:table-cell>
          <table:table-cell table:style-name="ce21" table:formula="of:=BASE(BITXOR(BITXOR(HEX2DEC(VLOOKUP([.F59]; [Tables.$A$2:.$D$257]; 4; 1)); HEX2DEC(VLOOKUP([.F60]; [Tables.$A$2:.$E$257]; 5; 1))); BITXOR(HEX2DEC([.F61]); HEX2DEC([.F62]))); 16; 2)" office:value-type="string" office:string-value="55" calcext:value-type="string">
            <text:p>55</text:p>
          </table:table-cell>
          <table:table-cell table:style-name="ce21" table:formula="of:=BASE(BITXOR(BITXOR(HEX2DEC(VLOOKUP([.G59]; [Tables.$A$2:.$D$257]; 4; 1)); HEX2DEC(VLOOKUP([.G60]; [Tables.$A$2:.$E$257]; 5; 1))); BITXOR(HEX2DEC([.G61]); HEX2DEC([.G62]))); 16; 2)" office:value-type="string" office:string-value="FD" calcext:value-type="string">
            <text:p>FD</text:p>
          </table:table-cell>
          <table:table-cell table:style-name="ce21" table:formula="of:=BASE(BITXOR(BITXOR(HEX2DEC(VLOOKUP([.H59]; [Tables.$A$2:.$D$257]; 4; 1)); HEX2DEC(VLOOKUP([.H60]; [Tables.$A$2:.$E$257]; 5; 1))); BITXOR(HEX2DEC([.H61]); HEX2DEC([.H62]))); 16; 2)" office:value-type="string" office:string-value="38" calcext:value-type="string">
            <text:p>38</text:p>
          </table:table-cell>
          <table:table-cell table:style-name="ce21" table:formula="of:=BASE(BITXOR(BITXOR(HEX2DEC(VLOOKUP([.I59]; [Tables.$A$2:.$D$257]; 4; 1)); HEX2DEC(VLOOKUP([.I60]; [Tables.$A$2:.$E$257]; 5; 1))); BITXOR(HEX2DEC([.I61]); HEX2DEC([.I62]))); 16; 2)" office:value-type="string" office:string-value="EB" calcext:value-type="string">
            <text:p>EB</text:p>
          </table:table-cell>
          <table:table-cell table:style-name="ce15" table:formula="of:=BASE(BITXOR(HEX2DEC([.J59]); HEX2DEC([.R59])); 16; 2)" office:value-type="string" office:string-value="21" calcext:value-type="string">
            <text:p>21</text:p>
          </table:table-cell>
          <table:table-cell table:style-name="ce21" table:formula="of:=BASE(BITXOR(HEX2DEC([.K59]); HEX2DEC([.S59])); 16; 2)" office:value-type="string" office:string-value="E5" calcext:value-type="string">
            <text:p>E5</text:p>
          </table:table-cell>
          <table:table-cell table:style-name="ce21" table:formula="of:=BASE(BITXOR(HEX2DEC([.L59]); HEX2DEC([.T59])); 16; 2)" office:value-type="string" office:string-value="DA" calcext:value-type="string">
            <text:p>DA</text:p>
          </table:table-cell>
          <table:table-cell table:style-name="ce26" table:formula="of:=BASE(BITXOR(HEX2DEC([.M59]); HEX2DEC([.U59])); 16; 2)" office:value-type="string" office:string-value="9F" calcext:value-type="string">
            <text:p>9F</text:p>
          </table:table-cell>
          <table:table-cell table:style-name="ce15" table:formula="of:=BASE(BITXOR(BITXOR(HEX2DEC(VLOOKUP([.U56]; [Tables.$A$2:.$B$257]; 2; 1)); HEX2DEC([.V59])); HEX2DEC([.R51])); 16; 2)" office:value-type="string" office:string-value="74" calcext:value-type="string">
            <text:p>74</text:p>
          </table:table-cell>
          <table:table-cell table:style-name="ce21" table:formula="of:=BASE(BITXOR(HEX2DEC([.R59]); HEX2DEC([.S51])); 16; 2)" office:value-type="string" office:string-value="18" calcext:value-type="string">
            <text:p>18</text:p>
          </table:table-cell>
          <table:table-cell table:style-name="ce21" table:formula="of:=BASE(BITXOR(HEX2DEC([.S59]); HEX2DEC([.T51])); 16; 2)" office:value-type="string" office:string-value="E2" calcext:value-type="string">
            <text:p>E2</text:p>
          </table:table-cell>
          <table:table-cell table:style-name="ce26" table:formula="of:=BASE(BITXOR(HEX2DEC([.T59]); HEX2DEC([.U51])); 16; 2)" office:value-type="string" office:string-value="74" calcext:value-type="string">
            <text:p>74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6]; [Tables.$A$2:.$B$257]; 2; 1)" office:value-type="string" office:string-value="B7" calcext:value-type="string">
            <text:p>B7</text:p>
          </table:table-cell>
          <table:table-cell table:style-name="ce22" table:formula="of:=VLOOKUP([.O56]; [Tables.$A$2:.$B$257]; 2; 1)" office:value-type="string" office:string-value="FD" calcext:value-type="string">
            <text:p>FD</text:p>
          </table:table-cell>
          <table:table-cell table:style-name="ce22" table:formula="of:=VLOOKUP([.P56]; [Tables.$A$2:.$B$257]; 2; 1)" office:value-type="string" office:string-value="0C" calcext:value-type="string">
            <text:p>0C</text:p>
          </table:table-cell>
          <table:table-cell table:style-name="ce22" table:formula="of:=VLOOKUP([.Q56]; [Tables.$A$2:.$B$257]; 2; 1)" office:value-type="string" office:string-value="5D" calcext:value-type="string">
            <text:p>5D</text:p>
          </table:table-cell>
          <table:table-cell table:style-name="ce16" table:formula="of:=[.C60]" office:value-type="string" office:string-value="FD" calcext:value-type="string">
            <text:p>FD</text:p>
          </table:table-cell>
          <table:table-cell table:style-name="ce22" table:formula="of:=[.D60]" office:value-type="string" office:string-value="0C" calcext:value-type="string">
            <text:p>0C</text:p>
          </table:table-cell>
          <table:table-cell table:style-name="ce22" table:formula="of:=[.E60]" office:value-type="string" office:string-value="5D" calcext:value-type="string">
            <text:p>5D</text:p>
          </table:table-cell>
          <table:table-cell table:style-name="ce27" table:formula="of:=[.B60]" office:value-type="string" office:string-value="B7" calcext:value-type="string">
            <text:p>B7</text:p>
          </table:table-cell>
          <table:table-cell table:style-name="ce22" table:formula="of:=BASE(BITXOR(BITXOR(HEX2DEC(VLOOKUP([.F60]; [Tables.$A$2:.$D$257]; 4; 1)); HEX2DEC(VLOOKUP([.F61]; [Tables.$A$2:.$E$257]; 5; 1))); BITXOR(HEX2DEC([.F62]); HEX2DEC([.F59]))); 16; 2)" office:value-type="string" office:string-value="D3" calcext:value-type="string">
            <text:p>D3</text:p>
          </table:table-cell>
          <table:table-cell table:style-name="ce22" table:formula="of:=BASE(BITXOR(BITXOR(HEX2DEC(VLOOKUP([.G60]; [Tables.$A$2:.$D$257]; 4; 1)); HEX2DEC(VLOOKUP([.G61]; [Tables.$A$2:.$E$257]; 5; 1))); BITXOR(HEX2DEC([.G62]); HEX2DEC([.G59]))); 16; 2)" office:value-type="string" office:string-value="28" calcext:value-type="string">
            <text:p>28</text:p>
          </table:table-cell>
          <table:table-cell table:style-name="ce22" table:formula="of:=BASE(BITXOR(BITXOR(HEX2DEC(VLOOKUP([.H60]; [Tables.$A$2:.$D$257]; 4; 1)); HEX2DEC(VLOOKUP([.H61]; [Tables.$A$2:.$E$257]; 5; 1))); BITXOR(HEX2DEC([.H62]); HEX2DEC([.H59]))); 16; 2)" office:value-type="string" office:string-value="7E" calcext:value-type="string">
            <text:p>7E</text:p>
          </table:table-cell>
          <table:table-cell table:style-name="ce22" table:formula="of:=BASE(BITXOR(BITXOR(HEX2DEC(VLOOKUP([.I60]; [Tables.$A$2:.$D$257]; 4; 1)); HEX2DEC(VLOOKUP([.I61]; [Tables.$A$2:.$E$257]; 5; 1))); BITXOR(HEX2DEC([.I62]); HEX2DEC([.I59]))); 16; 2)" office:value-type="string" office:string-value="A9" calcext:value-type="string">
            <text:p>A9</text:p>
          </table:table-cell>
          <table:table-cell table:style-name="ce16" table:formula="of:=BASE(BITXOR(HEX2DEC([.J60]); HEX2DEC([.R60])); 16; 2)" office:value-type="string" office:string-value="4F" calcext:value-type="string">
            <text:p>4F</text:p>
          </table:table-cell>
          <table:table-cell table:style-name="ce22" table:formula="of:=BASE(BITXOR(HEX2DEC([.K60]); HEX2DEC([.S60])); 16; 2)" office:value-type="string" office:string-value="78" calcext:value-type="string">
            <text:p>78</text:p>
          </table:table-cell>
          <table:table-cell table:style-name="ce22" table:formula="of:=BASE(BITXOR(HEX2DEC([.L60]); HEX2DEC([.T60])); 16; 2)" office:value-type="string" office:string-value="0B" calcext:value-type="string">
            <text:p>0B</text:p>
          </table:table-cell>
          <table:table-cell table:style-name="ce27" table:formula="of:=BASE(BITXOR(HEX2DEC([.M60]); HEX2DEC([.U60])); 16; 2)" office:value-type="string" office:string-value="A8" calcext:value-type="string">
            <text:p>A8</text:p>
          </table:table-cell>
          <table:table-cell table:style-name="ce16" table:formula="of:=BASE(BITXOR(HEX2DEC(VLOOKUP([.U57]; [Tables.$A$2:.$B$257]; 2; 1)); HEX2DEC([.R52])); 16; 2)" office:value-type="string" office:string-value="9C" calcext:value-type="string">
            <text:p>9C</text:p>
          </table:table-cell>
          <table:table-cell table:style-name="ce22" table:formula="of:=BASE(BITXOR(HEX2DEC([.R60]); HEX2DEC([.S52])); 16; 2)" office:value-type="string" office:string-value="50" calcext:value-type="string">
            <text:p>50</text:p>
          </table:table-cell>
          <table:table-cell table:style-name="ce22" table:formula="of:=BASE(BITXOR(HEX2DEC([.S60]); HEX2DEC([.T52])); 16; 2)" office:value-type="string" office:string-value="75" calcext:value-type="string">
            <text:p>75</text:p>
          </table:table-cell>
          <table:table-cell table:style-name="ce27" table:formula="of:=BASE(BITXOR(HEX2DEC([.T60]); HEX2DEC([.U52])); 16; 2)" office:value-type="string" office:string-value="01" calcext:value-type="string">
            <text:p>0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7]; [Tables.$A$2:.$B$257]; 2; 1)" office:value-type="string" office:string-value="8C" calcext:value-type="string">
            <text:p>8C</text:p>
          </table:table-cell>
          <table:table-cell table:style-name="ce22" table:formula="of:=VLOOKUP([.O57]; [Tables.$A$2:.$B$257]; 2; 1)" office:value-type="string" office:string-value="DA" calcext:value-type="string">
            <text:p>DA</text:p>
          </table:table-cell>
          <table:table-cell table:style-name="ce22" table:formula="of:=VLOOKUP([.P57]; [Tables.$A$2:.$B$257]; 2; 1)" office:value-type="string" office:string-value="D0" calcext:value-type="string">
            <text:p>D0</text:p>
          </table:table-cell>
          <table:table-cell table:style-name="ce22" table:formula="of:=VLOOKUP([.Q57]; [Tables.$A$2:.$B$257]; 2; 1)" office:value-type="string" office:string-value="5B" calcext:value-type="string">
            <text:p>5B</text:p>
          </table:table-cell>
          <table:table-cell table:style-name="ce16" table:formula="of:=[.D61]" office:value-type="string" office:string-value="D0" calcext:value-type="string">
            <text:p>D0</text:p>
          </table:table-cell>
          <table:table-cell table:style-name="ce22" table:formula="of:=[.E61]" office:value-type="string" office:string-value="5B" calcext:value-type="string">
            <text:p>5B</text:p>
          </table:table-cell>
          <table:table-cell table:style-name="ce22" table:formula="of:=[.B61]" office:value-type="string" office:string-value="8C" calcext:value-type="string">
            <text:p>8C</text:p>
          </table:table-cell>
          <table:table-cell table:style-name="ce27" table:formula="of:=[.C61]" office:value-type="string" office:string-value="DA" calcext:value-type="string">
            <text:p>DA</text:p>
          </table:table-cell>
          <table:table-cell table:style-name="ce22" table:formula="of:=BASE(BITXOR(BITXOR(HEX2DEC(VLOOKUP([.F61]; [Tables.$A$2:.$D$257]; 4; 1)); HEX2DEC(VLOOKUP([.F62]; [Tables.$A$2:.$E$257]; 5; 1))); BITXOR(HEX2DEC([.F59]); HEX2DEC([.F60]))); 16; 2)" office:value-type="string" office:string-value="2D" calcext:value-type="string">
            <text:p>2D</text:p>
          </table:table-cell>
          <table:table-cell table:style-name="ce22" table:formula="of:=BASE(BITXOR(BITXOR(HEX2DEC(VLOOKUP([.G61]; [Tables.$A$2:.$D$257]; 4; 1)); HEX2DEC(VLOOKUP([.G62]; [Tables.$A$2:.$E$257]; 5; 1))); BITXOR(HEX2DEC([.G59]); HEX2DEC([.G60]))); 16; 2)" office:value-type="string" office:string-value="8C" calcext:value-type="string">
            <text:p>8C</text:p>
          </table:table-cell>
          <table:table-cell table:style-name="ce22" table:formula="of:=BASE(BITXOR(BITXOR(HEX2DEC(VLOOKUP([.H61]; [Tables.$A$2:.$D$257]; 4; 1)); HEX2DEC(VLOOKUP([.H62]; [Tables.$A$2:.$E$257]; 5; 1))); BITXOR(HEX2DEC([.H59]); HEX2DEC([.H60]))); 16; 2)" office:value-type="string" office:string-value="93" calcext:value-type="string">
            <text:p>93</text:p>
          </table:table-cell>
          <table:table-cell table:style-name="ce63" table:formula="of:=BASE(BITXOR(BITXOR(HEX2DEC(VLOOKUP([.I61]; [Tables.$A$2:.$D$257]; 4; 1)); HEX2DEC(VLOOKUP([.I62]; [Tables.$A$2:.$E$257]; 5; 1))); BITXOR(HEX2DEC([.I59]); HEX2DEC([.I60]))); 16; 2)" office:value-type="string" office:string-value="94" calcext:value-type="string">
            <text:p>94</text:p>
          </table:table-cell>
          <table:table-cell table:style-name="ce16" table:formula="of:=BASE(BITXOR(HEX2DEC([.J61]); HEX2DEC([.R61])); 16; 2)" office:value-type="string" office:string-value="6A" calcext:value-type="string">
            <text:p>6A</text:p>
          </table:table-cell>
          <table:table-cell table:style-name="ce22" table:formula="of:=BASE(BITXOR(HEX2DEC([.K61]); HEX2DEC([.S61])); 16; 2)" office:value-type="string" office:string-value="91" calcext:value-type="string">
            <text:p>91</text:p>
          </table:table-cell>
          <table:table-cell table:style-name="ce22" table:formula="of:=BASE(BITXOR(HEX2DEC([.L61]); HEX2DEC([.T61])); 16; 2)" office:value-type="string" office:string-value="ED" calcext:value-type="string">
            <text:p>ED</text:p>
          </table:table-cell>
          <table:table-cell table:style-name="ce27" table:formula="of:=BASE(BITXOR(HEX2DEC([.M61]); HEX2DEC([.U61])); 16; 2)" office:value-type="string" office:string-value="04" calcext:value-type="string">
            <text:p>04</text:p>
          </table:table-cell>
          <table:table-cell table:style-name="ce16" table:formula="of:=BASE(BITXOR(HEX2DEC(VLOOKUP([.U58]; [Tables.$A$2:.$B$257]; 2; 1)); HEX2DEC([.R53])); 16; 2)" office:value-type="string" office:string-value="47" calcext:value-type="string">
            <text:p>47</text:p>
          </table:table-cell>
          <table:table-cell table:style-name="ce22" table:formula="of:=BASE(BITXOR(HEX2DEC([.R61]); HEX2DEC([.S53])); 16; 2)" office:value-type="string" office:string-value="1D" calcext:value-type="string">
            <text:p>1D</text:p>
          </table:table-cell>
          <table:table-cell table:style-name="ce22" table:formula="of:=BASE(BITXOR(HEX2DEC([.S61]); HEX2DEC([.T53])); 16; 2)" office:value-type="string" office:string-value="7E" calcext:value-type="string">
            <text:p>7E</text:p>
          </table:table-cell>
          <table:table-cell table:style-name="ce27" table:formula="of:=BASE(BITXOR(HEX2DEC([.T61]); HEX2DEC([.U53])); 16; 2)" office:value-type="string" office:string-value="90" calcext:value-type="string">
            <text:p>9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23" table:formula="of:=VLOOKUP([.N58]; [Tables.$A$2:.$B$257]; 2; 1)" office:value-type="string" office:string-value="F8" calcext:value-type="string">
            <text:p>F8</text:p>
          </table:table-cell>
          <table:table-cell table:style-name="ce23" table:formula="of:=VLOOKUP([.O58]; [Tables.$A$2:.$B$257]; 2; 1)" office:value-type="string" office:string-value="43" calcext:value-type="string">
            <text:p>43</text:p>
          </table:table-cell>
          <table:table-cell table:style-name="ce23" table:formula="of:=VLOOKUP([.P58]; [Tables.$A$2:.$B$257]; 2; 1)" office:value-type="string" office:string-value="9F" calcext:value-type="string">
            <text:p>9F</text:p>
          </table:table-cell>
          <table:table-cell table:style-name="ce23" table:formula="of:=VLOOKUP([.Q58]; [Tables.$A$2:.$B$257]; 2; 1)" office:value-type="string" office:string-value="19" calcext:value-type="string">
            <text:p>19</text:p>
          </table:table-cell>
          <table:table-cell table:style-name="ce17" table:formula="of:=[.E62]" office:value-type="string" office:string-value="19" calcext:value-type="string">
            <text:p>19</text:p>
          </table:table-cell>
          <table:table-cell table:style-name="ce23" table:formula="of:=[.B62]" office:value-type="string" office:string-value="F8" calcext:value-type="string">
            <text:p>F8</text:p>
          </table:table-cell>
          <table:table-cell table:style-name="ce23" table:formula="of:=[.C62]" office:value-type="string" office:string-value="43" calcext:value-type="string">
            <text:p>43</text:p>
          </table:table-cell>
          <table:table-cell table:style-name="ce28" table:formula="of:=[.D62]" office:value-type="string" office:string-value="9F" calcext:value-type="string">
            <text:p>9F</text:p>
          </table:table-cell>
          <table:table-cell table:style-name="ce23" table:formula="of:=BASE(BITXOR(BITXOR(HEX2DEC(VLOOKUP([.F62]; [Tables.$A$2:.$D$257]; 4; 1)); HEX2DEC(VLOOKUP([.F59]; [Tables.$A$2:.$E$257]; 5; 1))); BITXOR(HEX2DEC([.F60]); HEX2DEC([.F61]))); 16; 2)" office:value-type="string" office:string-value="DF" calcext:value-type="string">
            <text:p>DF</text:p>
          </table:table-cell>
          <table:table-cell table:style-name="ce23" table:formula="of:=BASE(BITXOR(BITXOR(HEX2DEC(VLOOKUP([.G62]; [Tables.$A$2:.$D$257]; 4; 1)); HEX2DEC(VLOOKUP([.G59]; [Tables.$A$2:.$E$257]; 5; 1))); BITXOR(HEX2DEC([.G60]); HEX2DEC([.G61]))); 16; 2)" office:value-type="string" office:string-value="D3" calcext:value-type="string">
            <text:p>D3</text:p>
          </table:table-cell>
          <table:table-cell table:style-name="ce23" table:formula="of:=BASE(BITXOR(BITXOR(HEX2DEC(VLOOKUP([.H62]; [Tables.$A$2:.$D$257]; 4; 1)); HEX2DEC(VLOOKUP([.H59]; [Tables.$A$2:.$E$257]; 5; 1))); BITXOR(HEX2DEC([.H60]); HEX2DEC([.H61]))); 16; 2)" office:value-type="string" office:string-value="4F" calcext:value-type="string">
            <text:p>4F</text:p>
          </table:table-cell>
          <table:table-cell table:style-name="ce23" table:formula="of:=BASE(BITXOR(BITXOR(HEX2DEC(VLOOKUP([.I62]; [Tables.$A$2:.$D$257]; 4; 1)); HEX2DEC(VLOOKUP([.I59]; [Tables.$A$2:.$E$257]; 5; 1))); BITXOR(HEX2DEC([.I60]); HEX2DEC([.I61]))); 16; 2)" office:value-type="string" office:string-value="12" calcext:value-type="string">
            <text:p>12</text:p>
          </table:table-cell>
          <table:table-cell table:style-name="ce17" table:formula="of:=BASE(BITXOR(HEX2DEC([.J62]); HEX2DEC([.R62])); 16; 2)" office:value-type="string" office:string-value="74" calcext:value-type="string">
            <text:p>74</text:p>
          </table:table-cell>
          <table:table-cell table:style-name="ce23" table:formula="of:=BASE(BITXOR(HEX2DEC([.K62]); HEX2DEC([.S62])); 16; 2)" office:value-type="string" office:string-value="09" calcext:value-type="string">
            <text:p>09</text:p>
          </table:table-cell>
          <table:table-cell table:style-name="ce23" table:formula="of:=BASE(BITXOR(HEX2DEC([.L62]); HEX2DEC([.T62])); 16; 2)" office:value-type="string" office:string-value="00" calcext:value-type="string">
            <text:p>00</text:p>
          </table:table-cell>
          <table:table-cell table:style-name="ce28" table:formula="of:=BASE(BITXOR(HEX2DEC([.M62]); HEX2DEC([.U62])); 16; 2)" office:value-type="string" office:string-value="48" calcext:value-type="string">
            <text:p>48</text:p>
          </table:table-cell>
          <table:table-cell table:style-name="ce17" table:formula="of:=BASE(BITXOR(HEX2DEC(VLOOKUP([.U55]; [Tables.$A$2:.$B$257]; 2; 1)); HEX2DEC([.R54])); 16; 2)" office:value-type="string" office:string-value="AB" calcext:value-type="string">
            <text:p>AB</text:p>
          </table:table-cell>
          <table:table-cell table:style-name="ce23" table:formula="of:=BASE(BITXOR(HEX2DEC([.R62]); HEX2DEC([.S54])); 16; 2)" office:value-type="string" office:string-value="DA" calcext:value-type="string">
            <text:p>DA</text:p>
          </table:table-cell>
          <table:table-cell table:style-name="ce23" table:formula="of:=BASE(BITXOR(HEX2DEC([.S62]); HEX2DEC([.T54])); 16; 2)" office:value-type="string" office:string-value="4F" calcext:value-type="string">
            <text:p>4F</text:p>
          </table:table-cell>
          <table:table-cell table:style-name="ce28" table:formula="of:=BASE(BITXOR(HEX2DEC([.T62]); HEX2DEC([.U54])); 16; 2)" office:value-type="string" office:string-value="5A" calcext:value-type="string">
            <text:p>5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 office:value-type="string" calcext:value-type="string">
            <text:p>Round 13</text:p>
          </table:table-cell>
          <table:table-cell table:style-name="ce22" table:formula="of:=VLOOKUP([.N59]; [Tables.$A$2:.$B$257]; 2; 1)" office:value-type="string" office:string-value="FD" calcext:value-type="string">
            <text:p>FD</text:p>
          </table:table-cell>
          <table:table-cell table:style-name="ce22" table:formula="of:=VLOOKUP([.O59]; [Tables.$A$2:.$B$257]; 2; 1)" office:value-type="string" office:string-value="D9" calcext:value-type="string">
            <text:p>D9</text:p>
          </table:table-cell>
          <table:table-cell table:style-name="ce22" table:formula="of:=VLOOKUP([.P59]; [Tables.$A$2:.$B$257]; 2; 1)" office:value-type="string" office:string-value="57" calcext:value-type="string">
            <text:p>57</text:p>
          </table:table-cell>
          <table:table-cell table:style-name="ce22" table:formula="of:=VLOOKUP([.Q59]; [Tables.$A$2:.$B$257]; 2; 1)" office:value-type="string" office:string-value="DB" calcext:value-type="string">
            <text:p>DB</text:p>
          </table:table-cell>
          <table:table-cell table:style-name="ce16" table:formula="of:=[.B63]" office:value-type="string" office:string-value="FD" calcext:value-type="string">
            <text:p>FD</text:p>
          </table:table-cell>
          <table:table-cell table:style-name="ce22" table:formula="of:=[.C63]" office:value-type="string" office:string-value="D9" calcext:value-type="string">
            <text:p>D9</text:p>
          </table:table-cell>
          <table:table-cell table:style-name="ce22" table:formula="of:=[.D63]" office:value-type="string" office:string-value="57" calcext:value-type="string">
            <text:p>57</text:p>
          </table:table-cell>
          <table:table-cell table:style-name="ce27" table:formula="of:=[.E63]" office:value-type="string" office:string-value="DB" calcext:value-type="string">
            <text:p>DB</text:p>
          </table:table-cell>
          <table:table-cell table:style-name="ce22" table:formula="of:=BASE(BITXOR(BITXOR(HEX2DEC(VLOOKUP([.F63]; [Tables.$A$2:.$D$257]; 4; 1)); HEX2DEC(VLOOKUP([.F64]; [Tables.$A$2:.$E$257]; 5; 1))); BITXOR(HEX2DEC([.F65]); HEX2DEC([.F66]))); 16; 2)" office:value-type="string" office:string-value="39" calcext:value-type="string">
            <text:p>39</text:p>
          </table:table-cell>
          <table:table-cell table:style-name="ce22" table:formula="of:=BASE(BITXOR(BITXOR(HEX2DEC(VLOOKUP([.G63]; [Tables.$A$2:.$D$257]; 4; 1)); HEX2DEC(VLOOKUP([.G64]; [Tables.$A$2:.$E$257]; 5; 1))); BITXOR(HEX2DEC([.G65]); HEX2DEC([.G66]))); 16; 2)" office:value-type="string" office:string-value="B4" calcext:value-type="string">
            <text:p>B4</text:p>
          </table:table-cell>
          <table:table-cell table:style-name="ce22" table:formula="of:=BASE(BITXOR(BITXOR(HEX2DEC(VLOOKUP([.H63]; [Tables.$A$2:.$D$257]; 4; 1)); HEX2DEC(VLOOKUP([.H64]; [Tables.$A$2:.$E$257]; 5; 1))); BITXOR(HEX2DEC([.H65]); HEX2DEC([.H66]))); 16; 2)" office:value-type="string" office:string-value="F0" calcext:value-type="string">
            <text:p>F0</text:p>
          </table:table-cell>
          <table:table-cell table:style-name="ce22" table:formula="of:=BASE(BITXOR(BITXOR(HEX2DEC(VLOOKUP([.I63]; [Tables.$A$2:.$D$257]; 4; 1)); HEX2DEC(VLOOKUP([.I64]; [Tables.$A$2:.$E$257]; 5; 1))); BITXOR(HEX2DEC([.I65]); HEX2DEC([.I66]))); 16; 2)" office:value-type="string" office:string-value="D8" calcext:value-type="string">
            <text:p>D8</text:p>
          </table:table-cell>
          <table:table-cell table:style-name="ce16" table:formula="of:=BASE(BITXOR(HEX2DEC([.J63]); HEX2DEC([.R63])); 16; 2)" office:value-type="string" office:string-value="F3" calcext:value-type="string">
            <text:p>F3</text:p>
          </table:table-cell>
          <table:table-cell table:style-name="ce22" table:formula="of:=BASE(BITXOR(HEX2DEC([.K63]); HEX2DEC([.S63])); 16; 2)" office:value-type="string" office:string-value="50" calcext:value-type="string">
            <text:p>50</text:p>
          </table:table-cell>
          <table:table-cell table:style-name="ce22" table:formula="of:=BASE(BITXOR(HEX2DEC([.L63]); HEX2DEC([.T63])); 16; 2)" office:value-type="string" office:string-value="6A" calcext:value-type="string">
            <text:p>6A</text:p>
          </table:table-cell>
          <table:table-cell table:style-name="ce27" table:formula="of:=BASE(BITXOR(HEX2DEC([.M63]); HEX2DEC([.U63])); 16; 2)" office:value-type="string" office:string-value="65" calcext:value-type="string">
            <text:p>65</text:p>
          </table:table-cell>
          <table:table-cell table:style-name="ce15" table:formula="of:=BASE(BITXOR(HEX2DEC(VLOOKUP([.U59]; [Tables.$A$2:.$B$257]; 2; 1)); HEX2DEC([.R55])); 16; 2)" office:value-type="string" office:string-value="CA" calcext:value-type="string">
            <text:p>CA</text:p>
          </table:table-cell>
          <table:table-cell table:style-name="ce21" table:formula="of:=BASE(BITXOR(HEX2DEC([.R63]); HEX2DEC([.S55])); 16; 2)" office:value-type="string" office:string-value="E4" calcext:value-type="string">
            <text:p>E4</text:p>
          </table:table-cell>
          <table:table-cell table:style-name="ce21" table:formula="of:=BASE(BITXOR(HEX2DEC([.S63]); HEX2DEC([.T55])); 16; 2)" office:value-type="string" office:string-value="9A" calcext:value-type="string">
            <text:p>9A</text:p>
          </table:table-cell>
          <table:table-cell table:style-name="ce26" table:formula="of:=BASE(BITXOR(HEX2DEC([.T63]); HEX2DEC([.U55])); 16; 2)" office:value-type="string" office:string-value="BD" calcext:value-type="string">
            <text:p>B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0]; [Tables.$A$2:.$B$257]; 2; 1)" office:value-type="string" office:string-value="84" calcext:value-type="string">
            <text:p>84</text:p>
          </table:table-cell>
          <table:table-cell table:style-name="ce22" table:formula="of:=VLOOKUP([.O60]; [Tables.$A$2:.$B$257]; 2; 1)" office:value-type="string" office:string-value="BC" calcext:value-type="string">
            <text:p>BC</text:p>
          </table:table-cell>
          <table:table-cell table:style-name="ce22" table:formula="of:=VLOOKUP([.P60]; [Tables.$A$2:.$B$257]; 2; 1)" office:value-type="string" office:string-value="2B" calcext:value-type="string">
            <text:p>2B</text:p>
          </table:table-cell>
          <table:table-cell table:style-name="ce22" table:formula="of:=VLOOKUP([.Q60]; [Tables.$A$2:.$B$257]; 2; 1)" office:value-type="string" office:string-value="C2" calcext:value-type="string">
            <text:p>C2</text:p>
          </table:table-cell>
          <table:table-cell table:style-name="ce16" table:formula="of:=[.C64]" office:value-type="string" office:string-value="BC" calcext:value-type="string">
            <text:p>BC</text:p>
          </table:table-cell>
          <table:table-cell table:style-name="ce22" table:formula="of:=[.D64]" office:value-type="string" office:string-value="2B" calcext:value-type="string">
            <text:p>2B</text:p>
          </table:table-cell>
          <table:table-cell table:style-name="ce22" table:formula="of:=[.E64]" office:value-type="string" office:string-value="C2" calcext:value-type="string">
            <text:p>C2</text:p>
          </table:table-cell>
          <table:table-cell table:style-name="ce27" table:formula="of:=[.B64]" office:value-type="string" office:string-value="84" calcext:value-type="string">
            <text:p>84</text:p>
          </table:table-cell>
          <table:table-cell table:style-name="ce22" table:formula="of:=BASE(BITXOR(BITXOR(HEX2DEC(VLOOKUP([.F64]; [Tables.$A$2:.$D$257]; 4; 1)); HEX2DEC(VLOOKUP([.F65]; [Tables.$A$2:.$E$257]; 5; 1))); BITXOR(HEX2DEC([.F66]); HEX2DEC([.F63]))); 16; 2)" office:value-type="string" office:string-value="33" calcext:value-type="string">
            <text:p>33</text:p>
          </table:table-cell>
          <table:table-cell table:style-name="ce22" table:formula="of:=BASE(BITXOR(BITXOR(HEX2DEC(VLOOKUP([.G64]; [Tables.$A$2:.$D$257]; 4; 1)); HEX2DEC(VLOOKUP([.G65]; [Tables.$A$2:.$E$257]; 5; 1))); BITXOR(HEX2DEC([.G66]); HEX2DEC([.G63]))); 16; 2)" office:value-type="string" office:string-value="10" calcext:value-type="string">
            <text:p>10</text:p>
          </table:table-cell>
          <table:table-cell table:style-name="ce22" table:formula="of:=BASE(BITXOR(BITXOR(HEX2DEC(VLOOKUP([.H64]; [Tables.$A$2:.$D$257]; 4; 1)); HEX2DEC(VLOOKUP([.H65]; [Tables.$A$2:.$E$257]; 5; 1))); BITXOR(HEX2DEC([.H66]); HEX2DEC([.H63]))); 16; 2)" office:value-type="string" office:string-value="CF" calcext:value-type="string">
            <text:p>CF</text:p>
          </table:table-cell>
          <table:table-cell table:style-name="ce22" table:formula="of:=BASE(BITXOR(BITXOR(HEX2DEC(VLOOKUP([.I64]; [Tables.$A$2:.$D$257]; 4; 1)); HEX2DEC(VLOOKUP([.I65]; [Tables.$A$2:.$E$257]; 5; 1))); BITXOR(HEX2DEC([.I66]); HEX2DEC([.I63]))); 16; 2)" office:value-type="string" office:string-value="33" calcext:value-type="string">
            <text:p>33</text:p>
          </table:table-cell>
          <table:table-cell table:style-name="ce16" table:formula="of:=BASE(BITXOR(HEX2DEC([.J64]); HEX2DEC([.R64])); 16; 2)" office:value-type="string" office:string-value="C9" calcext:value-type="string">
            <text:p>C9</text:p>
          </table:table-cell>
          <table:table-cell table:style-name="ce22" table:formula="of:=BASE(BITXOR(HEX2DEC([.K64]); HEX2DEC([.S64])); 16; 2)" office:value-type="string" office:string-value="C5" calcext:value-type="string">
            <text:p>C5</text:p>
          </table:table-cell>
          <table:table-cell table:style-name="ce22" table:formula="of:=BASE(BITXOR(HEX2DEC([.L64]); HEX2DEC([.T64])); 16; 2)" office:value-type="string" office:string-value="10" calcext:value-type="string">
            <text:p>10</text:p>
          </table:table-cell>
          <table:table-cell table:style-name="ce27" table:formula="of:=BASE(BITXOR(HEX2DEC([.M64]); HEX2DEC([.U64])); 16; 2)" office:value-type="string" office:string-value="23" calcext:value-type="string">
            <text:p>23</text:p>
          </table:table-cell>
          <table:table-cell table:style-name="ce16" table:formula="of:=BASE(BITXOR(HEX2DEC(VLOOKUP([.U60]; [Tables.$A$2:.$B$257]; 2; 1)); HEX2DEC([.R56])); 16; 2)" office:value-type="string" office:string-value="FA" calcext:value-type="string">
            <text:p>FA</text:p>
          </table:table-cell>
          <table:table-cell table:style-name="ce22" table:formula="of:=BASE(BITXOR(HEX2DEC([.R64]); HEX2DEC([.S56])); 16; 2)" office:value-type="string" office:string-value="D5" calcext:value-type="string">
            <text:p>D5</text:p>
          </table:table-cell>
          <table:table-cell table:style-name="ce22" table:formula="of:=BASE(BITXOR(HEX2DEC([.S64]); HEX2DEC([.T56])); 16; 2)" office:value-type="string" office:string-value="DF" calcext:value-type="string">
            <text:p>DF</text:p>
          </table:table-cell>
          <table:table-cell table:style-name="ce27" table:formula="of:=BASE(BITXOR(HEX2DEC([.T64]); HEX2DEC([.U56])); 16; 2)" office:value-type="string" office:string-value="10" calcext:value-type="string">
            <text:p>1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1]; [Tables.$A$2:.$B$257]; 2; 1)" office:value-type="string" office:string-value="02" calcext:value-type="string">
            <text:p>02</text:p>
          </table:table-cell>
          <table:table-cell table:style-name="ce22" table:formula="of:=VLOOKUP([.O61]; [Tables.$A$2:.$B$257]; 2; 1)" office:value-type="string" office:string-value="81" calcext:value-type="string">
            <text:p>81</text:p>
          </table:table-cell>
          <table:table-cell table:style-name="ce22" table:formula="of:=VLOOKUP([.P61]; [Tables.$A$2:.$B$257]; 2; 1)" office:value-type="string" office:string-value="55" calcext:value-type="string">
            <text:p>55</text:p>
          </table:table-cell>
          <table:table-cell table:style-name="ce22" table:formula="of:=VLOOKUP([.Q61]; [Tables.$A$2:.$B$257]; 2; 1)" office:value-type="string" office:string-value="F2" calcext:value-type="string">
            <text:p>F2</text:p>
          </table:table-cell>
          <table:table-cell table:style-name="ce16" table:formula="of:=[.D65]" office:value-type="string" office:string-value="55" calcext:value-type="string">
            <text:p>55</text:p>
          </table:table-cell>
          <table:table-cell table:style-name="ce22" table:formula="of:=[.E65]" office:value-type="string" office:string-value="F2" calcext:value-type="string">
            <text:p>F2</text:p>
          </table:table-cell>
          <table:table-cell table:style-name="ce22" table:formula="of:=[.B65]" office:value-type="string" office:string-value="02" calcext:value-type="string">
            <text:p>02</text:p>
          </table:table-cell>
          <table:table-cell table:style-name="ce27" table:formula="of:=[.C65]" office:value-type="string" office:string-value="81" calcext:value-type="string">
            <text:p>81</text:p>
          </table:table-cell>
          <table:table-cell table:style-name="ce22" table:formula="of:=BASE(BITXOR(BITXOR(HEX2DEC(VLOOKUP([.F65]; [Tables.$A$2:.$D$257]; 4; 1)); HEX2DEC(VLOOKUP([.F66]; [Tables.$A$2:.$E$257]; 5; 1))); BITXOR(HEX2DEC([.F63]); HEX2DEC([.F64]))); 16; 2)" office:value-type="string" office:string-value="1D" calcext:value-type="string">
            <text:p>1D</text:p>
          </table:table-cell>
          <table:table-cell table:style-name="ce22" table:formula="of:=BASE(BITXOR(BITXOR(HEX2DEC(VLOOKUP([.G65]; [Tables.$A$2:.$D$257]; 4; 1)); HEX2DEC(VLOOKUP([.G66]; [Tables.$A$2:.$E$257]; 5; 1))); BITXOR(HEX2DEC([.G63]); HEX2DEC([.G64]))); 16; 2)" office:value-type="string" office:string-value="A0" calcext:value-type="string">
            <text:p>A0</text:p>
          </table:table-cell>
          <table:table-cell table:style-name="ce22" table:formula="of:=BASE(BITXOR(BITXOR(HEX2DEC(VLOOKUP([.H65]; [Tables.$A$2:.$D$257]; 4; 1)); HEX2DEC(VLOOKUP([.H66]; [Tables.$A$2:.$E$257]; 5; 1))); BITXOR(HEX2DEC([.H63]); HEX2DEC([.H64]))); 16; 2)" office:value-type="string" office:string-value="92" calcext:value-type="string">
            <text:p>92</text:p>
          </table:table-cell>
          <table:table-cell table:style-name="ce22" table:formula="of:=BASE(BITXOR(BITXOR(HEX2DEC(VLOOKUP([.I65]; [Tables.$A$2:.$D$257]; 4; 1)); HEX2DEC(VLOOKUP([.I66]; [Tables.$A$2:.$E$257]; 5; 1))); BITXOR(HEX2DEC([.I63]); HEX2DEC([.I64]))); 16; 2)" office:value-type="string" office:string-value="E3" calcext:value-type="string">
            <text:p>E3</text:p>
          </table:table-cell>
          <table:table-cell table:style-name="ce16" table:formula="of:=BASE(BITXOR(HEX2DEC([.J65]); HEX2DEC([.R65])); 16; 2)" office:value-type="string" office:string-value="B7" calcext:value-type="string">
            <text:p>B7</text:p>
          </table:table-cell>
          <table:table-cell table:style-name="ce22" table:formula="of:=BASE(BITXOR(HEX2DEC([.K65]); HEX2DEC([.S65])); 16; 2)" office:value-type="string" office:string-value="3B" calcext:value-type="string">
            <text:p>3B</text:p>
          </table:table-cell>
          <table:table-cell table:style-name="ce22" table:formula="of:=BASE(BITXOR(HEX2DEC([.L65]); HEX2DEC([.T65])); 16; 2)" office:value-type="string" office:string-value="F8" calcext:value-type="string">
            <text:p>F8</text:p>
          </table:table-cell>
          <table:table-cell table:style-name="ce27" table:formula="of:=BASE(BITXOR(HEX2DEC([.M65]); HEX2DEC([.U65])); 16; 2)" office:value-type="string" office:string-value="FA" calcext:value-type="string">
            <text:p>FA</text:p>
          </table:table-cell>
          <table:table-cell table:style-name="ce16" table:formula="of:=BASE(BITXOR(HEX2DEC(VLOOKUP([.U61]; [Tables.$A$2:.$B$257]; 2; 1)); HEX2DEC([.R57])); 16; 2)" office:value-type="string" office:string-value="AA" calcext:value-type="string">
            <text:p>AA</text:p>
          </table:table-cell>
          <table:table-cell table:style-name="ce22" table:formula="of:=BASE(BITXOR(HEX2DEC([.R65]); HEX2DEC([.S57])); 16; 2)" office:value-type="string" office:string-value="9B" calcext:value-type="string">
            <text:p>9B</text:p>
          </table:table-cell>
          <table:table-cell table:style-name="ce22" table:formula="of:=BASE(BITXOR(HEX2DEC([.S65]); HEX2DEC([.T57])); 16; 2)" office:value-type="string" office:string-value="6A" calcext:value-type="string">
            <text:p>6A</text:p>
          </table:table-cell>
          <table:table-cell table:style-name="ce27" table:formula="of:=BASE(BITXOR(HEX2DEC([.T65]); HEX2DEC([.U57])); 16; 2)" office:value-type="string" office:string-value="19" calcext:value-type="string">
            <text:p>1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2]; [Tables.$A$2:.$B$257]; 2; 1)" office:value-type="string" office:string-value="92" calcext:value-type="string">
            <text:p>92</text:p>
          </table:table-cell>
          <table:table-cell table:style-name="ce22" table:formula="of:=VLOOKUP([.O62]; [Tables.$A$2:.$B$257]; 2; 1)" office:value-type="string" office:string-value="01" calcext:value-type="string">
            <text:p>01</text:p>
          </table:table-cell>
          <table:table-cell table:style-name="ce22" table:formula="of:=VLOOKUP([.P62]; [Tables.$A$2:.$B$257]; 2; 1)" office:value-type="string" office:string-value="63" calcext:value-type="string">
            <text:p>63</text:p>
          </table:table-cell>
          <table:table-cell table:style-name="ce22" table:formula="of:=VLOOKUP([.Q62]; [Tables.$A$2:.$B$257]; 2; 1)" office:value-type="string" office:string-value="52" calcext:value-type="string">
            <text:p>52</text:p>
          </table:table-cell>
          <table:table-cell table:style-name="ce16" table:formula="of:=[.E66]" office:value-type="string" office:string-value="52" calcext:value-type="string">
            <text:p>52</text:p>
          </table:table-cell>
          <table:table-cell table:style-name="ce22" table:formula="of:=[.B66]" office:value-type="string" office:string-value="92" calcext:value-type="string">
            <text:p>92</text:p>
          </table:table-cell>
          <table:table-cell table:style-name="ce22" table:formula="of:=[.C66]" office:value-type="string" office:string-value="01" calcext:value-type="string">
            <text:p>01</text:p>
          </table:table-cell>
          <table:table-cell table:style-name="ce27" table:formula="of:=[.D66]" office:value-type="string" office:string-value="63" calcext:value-type="string">
            <text:p>63</text:p>
          </table:table-cell>
          <table:table-cell table:style-name="ce22" table:formula="of:=BASE(BITXOR(BITXOR(HEX2DEC(VLOOKUP([.F66]; [Tables.$A$2:.$D$257]; 4; 1)); HEX2DEC(VLOOKUP([.F63]; [Tables.$A$2:.$E$257]; 5; 1))); BITXOR(HEX2DEC([.F64]); HEX2DEC([.F65]))); 16; 2)" office:value-type="string" office:string-value="51" calcext:value-type="string">
            <text:p>51</text:p>
          </table:table-cell>
          <table:table-cell table:style-name="ce22" table:formula="of:=BASE(BITXOR(BITXOR(HEX2DEC(VLOOKUP([.G66]; [Tables.$A$2:.$D$257]; 4; 1)); HEX2DEC(VLOOKUP([.G63]; [Tables.$A$2:.$E$257]; 5; 1))); BITXOR(HEX2DEC([.G64]); HEX2DEC([.G65]))); 16; 2)" office:value-type="string" office:string-value="96" calcext:value-type="string">
            <text:p>96</text:p>
          </table:table-cell>
          <table:table-cell table:style-name="ce22" table:formula="of:=BASE(BITXOR(BITXOR(HEX2DEC(VLOOKUP([.H66]; [Tables.$A$2:.$D$257]; 4; 1)); HEX2DEC(VLOOKUP([.H63]; [Tables.$A$2:.$E$257]; 5; 1))); BITXOR(HEX2DEC([.H64]); HEX2DEC([.H65]))); 16; 2)" office:value-type="string" office:string-value="3B" calcext:value-type="string">
            <text:p>3B</text:p>
          </table:table-cell>
          <table:table-cell table:style-name="ce22" table:formula="of:=BASE(BITXOR(BITXOR(HEX2DEC(VLOOKUP([.I66]; [Tables.$A$2:.$D$257]; 4; 1)); HEX2DEC(VLOOKUP([.I63]; [Tables.$A$2:.$E$257]; 5; 1))); BITXOR(HEX2DEC([.I64]); HEX2DEC([.I65]))); 16; 2)" office:value-type="string" office:string-value="B5" calcext:value-type="string">
            <text:p>B5</text:p>
          </table:table-cell>
          <table:table-cell table:style-name="ce16" table:formula="of:=BASE(BITXOR(HEX2DEC([.J66]); HEX2DEC([.R66])); 16; 2)" office:value-type="string" office:string-value="B2" calcext:value-type="string">
            <text:p>B2</text:p>
          </table:table-cell>
          <table:table-cell table:style-name="ce22" table:formula="of:=BASE(BITXOR(HEX2DEC([.K66]); HEX2DEC([.S66])); 16; 2)" office:value-type="string" office:string-value="A2" calcext:value-type="string">
            <text:p>A2</text:p>
          </table:table-cell>
          <table:table-cell table:style-name="ce22" table:formula="of:=BASE(BITXOR(HEX2DEC([.L66]); HEX2DEC([.T66])); 16; 2)" office:value-type="string" office:string-value="F5" calcext:value-type="string">
            <text:p>F5</text:p>
          </table:table-cell>
          <table:table-cell table:style-name="ce27" table:formula="of:=BASE(BITXOR(HEX2DEC([.M66]); HEX2DEC([.U66])); 16; 2)" office:value-type="string" office:string-value="B8" calcext:value-type="string">
            <text:p>B8</text:p>
          </table:table-cell>
          <table:table-cell table:style-name="ce17" table:formula="of:=BASE(BITXOR(HEX2DEC(VLOOKUP([.U62]; [Tables.$A$2:.$B$257]; 2; 1)); HEX2DEC([.R58])); 16; 2)" office:value-type="string" office:string-value="E3" calcext:value-type="string">
            <text:p>E3</text:p>
          </table:table-cell>
          <table:table-cell table:style-name="ce23" table:formula="of:=BASE(BITXOR(HEX2DEC([.R66]); HEX2DEC([.S58])); 16; 2)" office:value-type="string" office:string-value="34" calcext:value-type="string">
            <text:p>34</text:p>
          </table:table-cell>
          <table:table-cell table:style-name="ce23" table:formula="of:=BASE(BITXOR(HEX2DEC([.S66]); HEX2DEC([.T58])); 16; 2)" office:value-type="string" office:string-value="CE" calcext:value-type="string">
            <text:p>CE</text:p>
          </table:table-cell>
          <table:table-cell table:style-name="ce28" table:formula="of:=BASE(BITXOR(HEX2DEC([.T66]); HEX2DEC([.U58])); 16; 2)" office:value-type="string" office:string-value="0D" calcext:value-type="string">
            <text:p>0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4</text:p>
          </table:table-cell>
          <table:table-cell table:style-name="ce21" table:formula="of:=VLOOKUP([.N63]; [Tables.$A$2:.$B$257]; 2; 1)" office:value-type="string" office:string-value="0D" calcext:value-type="string">
            <text:p>0D</text:p>
          </table:table-cell>
          <table:table-cell table:style-name="ce21" table:formula="of:=VLOOKUP([.O63]; [Tables.$A$2:.$B$257]; 2; 1)" office:value-type="string" office:string-value="53" calcext:value-type="string">
            <text:p>53</text:p>
          </table:table-cell>
          <table:table-cell table:style-name="ce21" table:formula="of:=VLOOKUP([.P63]; [Tables.$A$2:.$B$257]; 2; 1)" office:value-type="string" office:string-value="02" calcext:value-type="string">
            <text:p>02</text:p>
          </table:table-cell>
          <table:table-cell table:style-name="ce21" table:formula="of:=VLOOKUP([.Q63]; [Tables.$A$2:.$B$257]; 2; 1)" office:value-type="string" office:string-value="4D" calcext:value-type="string">
            <text:p>4D</text:p>
          </table:table-cell>
          <table:table-cell table:style-name="ce15" table:formula="of:=[.B67]" office:value-type="string" office:string-value="0D" calcext:value-type="string">
            <text:p>0D</text:p>
          </table:table-cell>
          <table:table-cell table:style-name="ce21" table:formula="of:=[.C67]" office:value-type="string" office:string-value="53" calcext:value-type="string">
            <text:p>53</text:p>
          </table:table-cell>
          <table:table-cell table:style-name="ce21" table:formula="of:=[.D67]" office:value-type="string" office:string-value="02" calcext:value-type="string">
            <text:p>02</text:p>
          </table:table-cell>
          <table:table-cell table:style-name="ce26" table:formula="of:=[.E67]" office:value-type="string" office:string-value="4D" calcext:value-type="string">
            <text:p>4D</text:p>
          </table:table-cell>
          <table:table-cell table:style-name="ce21" table:number-columns-repeated="4"/>
          <table:table-cell table:style-name="ce15" table:formula="of:=BASE(BITXOR(HEX2DEC([.F67]); HEX2DEC([.R67])); 16; 2)" office:value-type="string" office:string-value="F3" calcext:value-type="string">
            <text:p>F3</text:p>
          </table:table-cell>
          <table:table-cell table:style-name="ce21" table:formula="of:=BASE(BITXOR(HEX2DEC([.G67]); HEX2DEC([.S67])); 16; 2)" office:value-type="string" office:string-value="B5" calcext:value-type="string">
            <text:p>B5</text:p>
          </table:table-cell>
          <table:table-cell table:style-name="ce21" table:formula="of:=BASE(BITXOR(HEX2DEC([.H67]); HEX2DEC([.T67])); 16; 2)" office:value-type="string" office:string-value="06" calcext:value-type="string">
            <text:p>06</text:p>
          </table:table-cell>
          <table:table-cell table:style-name="ce26" table:formula="of:=BASE(BITXOR(HEX2DEC([.I67]); HEX2DEC([.U67])); 16; 2)" office:value-type="string" office:string-value="3D" calcext:value-type="string">
            <text:p>3D</text:p>
          </table:table-cell>
          <table:table-cell table:style-name="ce21" table:formula="of:=BASE(BITXOR(BITXOR(HEX2DEC(VLOOKUP([.U64]; [Tables.$A$2:.$B$257]; 2; 1)); HEX2DEC([.V67])); HEX2DEC([.R59])); 16; 2)" office:value-type="string" office:string-value="FE" calcext:value-type="string">
            <text:p>FE</text:p>
          </table:table-cell>
          <table:table-cell table:style-name="ce21" table:formula="of:=BASE(BITXOR(HEX2DEC([.R67]); HEX2DEC([.S59])); 16; 2)" office:value-type="string" office:string-value="E6" calcext:value-type="string">
            <text:p>E6</text:p>
          </table:table-cell>
          <table:table-cell table:style-name="ce21" table:formula="of:=BASE(BITXOR(HEX2DEC([.S67]); HEX2DEC([.T59])); 16; 2)" office:value-type="string" office:string-value="04" calcext:value-type="string">
            <text:p>04</text:p>
          </table:table-cell>
          <table:table-cell table:style-name="ce26" table:formula="of:=BASE(BITXOR(HEX2DEC([.T67]); HEX2DEC([.U59])); 16; 2)" office:value-type="string" office:string-value="70" calcext:value-type="string">
            <text:p>70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4]; [Tables.$A$2:.$B$257]; 2; 1)" office:value-type="string" office:string-value="DD" calcext:value-type="string">
            <text:p>DD</text:p>
          </table:table-cell>
          <table:table-cell table:style-name="ce22" table:formula="of:=VLOOKUP([.O64]; [Tables.$A$2:.$B$257]; 2; 1)" office:value-type="string" office:string-value="A6" calcext:value-type="string">
            <text:p>A6</text:p>
          </table:table-cell>
          <table:table-cell table:style-name="ce22" table:formula="of:=VLOOKUP([.P64]; [Tables.$A$2:.$B$257]; 2; 1)" office:value-type="string" office:string-value="CA" calcext:value-type="string">
            <text:p>CA</text:p>
          </table:table-cell>
          <table:table-cell table:style-name="ce22" table:formula="of:=VLOOKUP([.Q64]; [Tables.$A$2:.$B$257]; 2; 1)" office:value-type="string" office:string-value="26" calcext:value-type="string">
            <text:p>26</text:p>
          </table:table-cell>
          <table:table-cell table:style-name="ce16" table:formula="of:=[.C68]" office:value-type="string" office:string-value="A6" calcext:value-type="string">
            <text:p>A6</text:p>
          </table:table-cell>
          <table:table-cell table:style-name="ce22" table:formula="of:=[.D68]" office:value-type="string" office:string-value="CA" calcext:value-type="string">
            <text:p>CA</text:p>
          </table:table-cell>
          <table:table-cell table:style-name="ce22" table:formula="of:=[.E68]" office:value-type="string" office:string-value="26" calcext:value-type="string">
            <text:p>26</text:p>
          </table:table-cell>
          <table:table-cell table:style-name="ce27" table:formula="of:=[.B68]" office:value-type="string" office:string-value="DD" calcext:value-type="string">
            <text:p>DD</text:p>
          </table:table-cell>
          <table:table-cell table:style-name="ce22" table:number-columns-repeated="4"/>
          <table:table-cell table:style-name="ce16" table:formula="of:=BASE(BITXOR(HEX2DEC([.F68]); HEX2DEC([.R68])); 16; 2)" office:value-type="string" office:string-value="EE" calcext:value-type="string">
            <text:p>EE</text:p>
          </table:table-cell>
          <table:table-cell table:style-name="ce22" table:formula="of:=BASE(BITXOR(HEX2DEC([.G68]); HEX2DEC([.S68])); 16; 2)" office:value-type="string" office:string-value="D2" calcext:value-type="string">
            <text:p>D2</text:p>
          </table:table-cell>
          <table:table-cell table:style-name="ce22" table:formula="of:=BASE(BITXOR(HEX2DEC([.H68]); HEX2DEC([.T68])); 16; 2)" office:value-type="string" office:string-value="4B" calcext:value-type="string">
            <text:p>4B</text:p>
          </table:table-cell>
          <table:table-cell table:style-name="ce27" table:formula="of:=BASE(BITXOR(HEX2DEC([.I68]); HEX2DEC([.U68])); 16; 2)" office:value-type="string" office:string-value="B1" calcext:value-type="string">
            <text:p>B1</text:p>
          </table:table-cell>
          <table:table-cell table:style-name="ce22" table:formula="of:=BASE(BITXOR(HEX2DEC(VLOOKUP([.U65]; [Tables.$A$2:.$B$257]; 2; 1)); HEX2DEC([.R60])); 16; 2)" office:value-type="string" office:string-value="48" calcext:value-type="string">
            <text:p>48</text:p>
          </table:table-cell>
          <table:table-cell table:style-name="ce22" table:formula="of:=BASE(BITXOR(HEX2DEC([.R68]); HEX2DEC([.S60])); 16; 2)" office:value-type="string" office:string-value="18" calcext:value-type="string">
            <text:p>18</text:p>
          </table:table-cell>
          <table:table-cell table:style-name="ce22" table:formula="of:=BASE(BITXOR(HEX2DEC([.S68]); HEX2DEC([.T60])); 16; 2)" office:value-type="string" office:string-value="6D" calcext:value-type="string">
            <text:p>6D</text:p>
          </table:table-cell>
          <table:table-cell table:style-name="ce27" table:formula="of:=BASE(BITXOR(HEX2DEC([.T68]); HEX2DEC([.U60])); 16; 2)" office:value-type="string" office:string-value="6C" calcext:value-type="string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5]; [Tables.$A$2:.$B$257]; 2; 1)" office:value-type="string" office:string-value="A9" calcext:value-type="string">
            <text:p>A9</text:p>
          </table:table-cell>
          <table:table-cell table:style-name="ce22" table:formula="of:=VLOOKUP([.O65]; [Tables.$A$2:.$B$257]; 2; 1)" office:value-type="string" office:string-value="E2" calcext:value-type="string">
            <text:p>E2</text:p>
          </table:table-cell>
          <table:table-cell table:style-name="ce22" table:formula="of:=VLOOKUP([.P65]; [Tables.$A$2:.$B$257]; 2; 1)" office:value-type="string" office:string-value="41" calcext:value-type="string">
            <text:p>41</text:p>
          </table:table-cell>
          <table:table-cell table:style-name="ce22" table:formula="of:=VLOOKUP([.Q65]; [Tables.$A$2:.$B$257]; 2; 1)" office:value-type="string" office:string-value="2D" calcext:value-type="string">
            <text:p>2D</text:p>
          </table:table-cell>
          <table:table-cell table:style-name="ce16" table:formula="of:=[.D69]" office:value-type="string" office:string-value="41" calcext:value-type="string">
            <text:p>41</text:p>
          </table:table-cell>
          <table:table-cell table:style-name="ce22" table:formula="of:=[.E69]" office:value-type="string" office:string-value="2D" calcext:value-type="string">
            <text:p>2D</text:p>
          </table:table-cell>
          <table:table-cell table:style-name="ce22" table:formula="of:=[.B69]" office:value-type="string" office:string-value="A9" calcext:value-type="string">
            <text:p>A9</text:p>
          </table:table-cell>
          <table:table-cell table:style-name="ce27" table:formula="of:=[.C69]" office:value-type="string" office:string-value="E2" calcext:value-type="string">
            <text:p>E2</text:p>
          </table:table-cell>
          <table:table-cell table:style-name="ce22" table:number-columns-repeated="4"/>
          <table:table-cell table:style-name="ce16" table:formula="of:=BASE(BITXOR(HEX2DEC([.F69]); HEX2DEC([.R69])); 16; 2)" office:value-type="string" office:string-value="D1" calcext:value-type="string">
            <text:p>D1</text:p>
          </table:table-cell>
          <table:table-cell table:style-name="ce22" table:formula="of:=BASE(BITXOR(HEX2DEC([.G69]); HEX2DEC([.S69])); 16; 2)" office:value-type="string" office:string-value="A0" calcext:value-type="string">
            <text:p>A0</text:p>
          </table:table-cell>
          <table:table-cell table:style-name="ce22" table:formula="of:=BASE(BITXOR(HEX2DEC([.H69]); HEX2DEC([.T69])); 16; 2)" office:value-type="string" office:string-value="5A" calcext:value-type="string">
            <text:p>5A</text:p>
          </table:table-cell>
          <table:table-cell table:style-name="ce27" table:formula="of:=BASE(BITXOR(HEX2DEC([.I69]); HEX2DEC([.U69])); 16; 2)" office:value-type="string" office:string-value="81" calcext:value-type="string">
            <text:p>81</text:p>
          </table:table-cell>
          <table:table-cell table:style-name="ce22" table:formula="of:=BASE(BITXOR(HEX2DEC(VLOOKUP([.U66]; [Tables.$A$2:.$B$257]; 2; 1)); HEX2DEC([.R61])); 16; 2)" office:value-type="string" office:string-value="90" calcext:value-type="string">
            <text:p>90</text:p>
          </table:table-cell>
          <table:table-cell table:style-name="ce22" table:formula="of:=BASE(BITXOR(HEX2DEC([.R69]); HEX2DEC([.S61])); 16; 2)" office:value-type="string" office:string-value="8D" calcext:value-type="string">
            <text:p>8D</text:p>
          </table:table-cell>
          <table:table-cell table:style-name="ce22" table:formula="of:=BASE(BITXOR(HEX2DEC([.S69]); HEX2DEC([.T61])); 16; 2)" office:value-type="string" office:string-value="F3" calcext:value-type="string">
            <text:p>F3</text:p>
          </table:table-cell>
          <table:table-cell table:style-name="ce27" table:formula="of:=BASE(BITXOR(HEX2DEC([.T69]); HEX2DEC([.U61])); 16; 2)" office:value-type="string" office:string-value="63" calcext:value-type="string">
            <text:p>6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23" table:formula="of:=VLOOKUP([.N66]; [Tables.$A$2:.$B$257]; 2; 1)" office:value-type="string" office:string-value="37" calcext:value-type="string">
            <text:p>37</text:p>
          </table:table-cell>
          <table:table-cell table:style-name="ce23" table:formula="of:=VLOOKUP([.O66]; [Tables.$A$2:.$B$257]; 2; 1)" office:value-type="string" office:string-value="3A" calcext:value-type="string">
            <text:p>3A</text:p>
          </table:table-cell>
          <table:table-cell table:style-name="ce23" table:formula="of:=VLOOKUP([.P66]; [Tables.$A$2:.$B$257]; 2; 1)" office:value-type="string" office:string-value="E6" calcext:value-type="string">
            <text:p>E6</text:p>
          </table:table-cell>
          <table:table-cell table:style-name="ce23" table:formula="of:=VLOOKUP([.Q66]; [Tables.$A$2:.$B$257]; 2; 1)" office:value-type="string" office:string-value="6C" calcext:value-type="string">
            <text:p>6C</text:p>
          </table:table-cell>
          <table:table-cell table:style-name="ce17" table:formula="of:=[.E70]" office:value-type="string" office:string-value="6C" calcext:value-type="string">
            <text:p>6C</text:p>
          </table:table-cell>
          <table:table-cell table:style-name="ce23" table:formula="of:=[.B70]" office:value-type="string" office:string-value="37" calcext:value-type="string">
            <text:p>37</text:p>
          </table:table-cell>
          <table:table-cell table:style-name="ce23" table:formula="of:=[.C70]" office:value-type="string" office:string-value="3A" calcext:value-type="string">
            <text:p>3A</text:p>
          </table:table-cell>
          <table:table-cell table:style-name="ce28" table:formula="of:=[.D70]" office:value-type="string" office:string-value="E6" calcext:value-type="string">
            <text:p>E6</text:p>
          </table:table-cell>
          <table:table-cell table:style-name="ce23" table:number-columns-repeated="4"/>
          <table:table-cell table:style-name="ce17" table:formula="of:=BASE(BITXOR(HEX2DEC([.F70]); HEX2DEC([.R70])); 16; 2)" office:value-type="string" office:string-value="BD" calcext:value-type="string">
            <text:p>BD</text:p>
          </table:table-cell>
          <table:table-cell table:style-name="ce23" table:formula="of:=BASE(BITXOR(HEX2DEC([.G70]); HEX2DEC([.S70])); 16; 2)" office:value-type="string" office:string-value="3C" calcext:value-type="string">
            <text:p>3C</text:p>
          </table:table-cell>
          <table:table-cell table:style-name="ce23" table:formula="of:=BASE(BITXOR(HEX2DEC([.H70]); HEX2DEC([.T70])); 16; 2)" office:value-type="string" office:string-value="7E" calcext:value-type="string">
            <text:p>7E</text:p>
          </table:table-cell>
          <table:table-cell table:style-name="ce28" table:formula="of:=BASE(BITXOR(HEX2DEC([.I70]); HEX2DEC([.U70])); 16; 2)" office:value-type="string" office:string-value="F8" calcext:value-type="string">
            <text:p>F8</text:p>
          </table:table-cell>
          <table:table-cell table:style-name="ce23" table:formula="of:=BASE(BITXOR(HEX2DEC(VLOOKUP([.U63]; [Tables.$A$2:.$B$257]; 2; 1)); HEX2DEC([.R62])); 16; 2)" office:value-type="string" office:string-value="D1" calcext:value-type="string">
            <text:p>D1</text:p>
          </table:table-cell>
          <table:table-cell table:style-name="ce23" table:formula="of:=BASE(BITXOR(HEX2DEC([.R70]); HEX2DEC([.S62])); 16; 2)" office:value-type="string" office:string-value="0B" calcext:value-type="string">
            <text:p>0B</text:p>
          </table:table-cell>
          <table:table-cell table:style-name="ce23" table:formula="of:=BASE(BITXOR(HEX2DEC([.S70]); HEX2DEC([.T62])); 16; 2)" office:value-type="string" office:string-value="44" calcext:value-type="string">
            <text:p>44</text:p>
          </table:table-cell>
          <table:table-cell table:style-name="ce28" table:formula="of:=BASE(BITXOR(HEX2DEC([.T70]); HEX2DEC([.U62])); 16; 2)" office:value-type="string" office:string-value="1E" calcext:value-type="string">
            <text:p>1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128 Decrypt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28 Decryption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Ciphertext (input)</text:p>
          </table:table-cell>
          <table:covered-table-cell table:number-columns-repeated="2" table:style-name="ce18"/>
          <table:covered-table-cell table:style-name="ce12"/>
          <table:table-cell table:style-name="ce29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Plain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39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DC</text:p>
          </table:table-cell>
          <table:table-cell table:style-name="ce24" office:value-type="string" calcext:value-type="string">
            <text:p>19</text:p>
          </table:table-cell>
          <table:table-cell table:style-name="ce30" office:value-type="string" calcext:value-type="string">
            <text:p>2B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AB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11]" office:value-type="string" office:string-value="32" calcext:value-type="string">
            <text:p>32</text:p>
          </table:table-cell>
          <table:table-cell table:style-name="ce34" table:formula="of:=[.O11]" office:value-type="string" office:string-value="88" calcext:value-type="string">
            <text:p>88</text:p>
          </table:table-cell>
          <table:table-cell table:style-name="ce34" table:formula="of:=[.P11]" office:value-type="string" office:string-value="31" calcext:value-type="string">
            <text:p>31</text:p>
          </table:table-cell>
          <table:table-cell table:style-name="ce35" table:formula="of:=[.Q11]" office:value-type="string" office:string-value="E0" calcext:value-type="string">
            <text:p>E0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3925841D02DC09FBDC118597196A0B32" calcext:value-type="string" table:number-columns-spanned="9" table:number-rows-spanned="1">
            <text:p>3925841D02DC09FBDC118597196A0B32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8"/>
        </table:table-row>
        <table:table-row table:style-name="ro3">
          <table:table-cell table:style-name="ce7"/>
          <table:table-cell table:style-name="ce13" office:value-type="string" calcext:value-type="string">
            <text:p>25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6A</text:p>
          </table:table-cell>
          <table:table-cell table:style-name="ce30" office:value-type="string" calcext:value-type="string">
            <text:p>7E</text:p>
          </table:table-cell>
          <table:table-cell table:style-name="ce19" office:value-type="string" calcext:value-type="string">
            <text:p>AE</text:p>
          </table:table-cell>
          <table:table-cell table:style-name="ce19" office:value-type="string" calcext:value-type="string">
            <text:p>F7</text:p>
          </table:table-cell>
          <table:table-cell table:style-name="ce24" office:value-type="string" calcext:value-type="string">
            <text:p>CF</text:p>
          </table:table-cell>
          <table:table-cell table:style-name="ce33" table:formula="of:=[.N12]" office:value-type="string" office:string-value="43" calcext:value-type="string">
            <text:p>43</text:p>
          </table:table-cell>
          <table:table-cell table:style-name="ce34" table:formula="of:=[.O12]" office:value-type="string" office:string-value="5A" calcext:value-type="string">
            <text:p>5A</text:p>
          </table:table-cell>
          <table:table-cell table:style-name="ce34" table:formula="of:=[.P12]" office:value-type="string" office:string-value="31" calcext:value-type="string">
            <text:p>31</text:p>
          </table:table-cell>
          <table:table-cell table:style-name="ce35" table:formula="of:=[.Q12]" office:value-type="string" office:string-value="37" calcext:value-type="string">
            <text:p>3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)" office:value-type="string" office:string-value="2B7E151628AED2A6ABF7158809CF4F3C" calcext:value-type="string" table:number-columns-spanned="9" table:number-rows-spanned="1">
            <text:p>2B7E151628AED2A6ABF7158809CF4F3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84</text:p>
          </table:table-cell>
          <table:table-cell table:style-name="ce19" office:value-type="string" calcext:value-type="string">
            <text:p>09</text:p>
          </table:table-cell>
          <table:table-cell table:style-name="ce19" office:value-type="string" calcext:value-type="string">
            <text:p>85</text:p>
          </table:table-cell>
          <table:table-cell table:style-name="ce24" office:value-type="string" calcext:value-type="string">
            <text:p>0B</text:p>
          </table:table-cell>
          <table:table-cell table:style-name="ce30" office:value-type="string" calcext:value-type="string">
            <text:p>15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15</text:p>
          </table:table-cell>
          <table:table-cell table:style-name="ce24" office:value-type="string" calcext:value-type="string">
            <text:p>4F</text:p>
          </table:table-cell>
          <table:table-cell table:style-name="ce33" table:formula="of:=[.N13]" office:value-type="string" office:string-value="F6" calcext:value-type="string">
            <text:p>F6</text:p>
          </table:table-cell>
          <table:table-cell table:style-name="ce34" table:formula="of:=[.O13]" office:value-type="string" office:string-value="30" calcext:value-type="string">
            <text:p>30</text:p>
          </table:table-cell>
          <table:table-cell table:style-name="ce34" table:formula="of:=[.P13]" office:value-type="string" office:string-value="98" calcext:value-type="string">
            <text:p>98</text:p>
          </table:table-cell>
          <table:table-cell table:style-name="ce35" table:formula="of:=[.Q13]" office:value-type="string" office:string-value="07" calcext:value-type="string">
            <text:p>0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J5];[.J6];[.J7];[.J8];[.K5];[.K6];[.K7];[.K8];[.L5];[.L6];[.L7];[.L8];[.M5];[.M6];[.M7];[.M8])" office:value-type="string" office:string-value="3243F6A8885A308D313198A2E0370734" calcext:value-type="string" table:number-columns-spanned="9" table:number-rows-spanned="1">
            <text:p>3243F6A8885A308D313198A2E0370734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1D</text:p>
          </table:table-cell>
          <table:table-cell table:style-name="ce19" office:value-type="string" calcext:value-type="string">
            <text:p>FB</text:p>
          </table:table-cell>
          <table:table-cell table:style-name="ce19" office:value-type="string" calcext:value-type="string">
            <text:p>97</text:p>
          </table:table-cell>
          <table:table-cell table:style-name="ce24" office:value-type="string" calcext:value-type="string">
            <text:p>32</text:p>
          </table:table-cell>
          <table:table-cell table:style-name="ce30" office:value-type="string" calcext:value-type="string">
            <text:p>16</text:p>
          </table:table-cell>
          <table:table-cell table:style-name="ce19" office:value-type="string" calcext:value-type="string">
            <text:p>A6</text:p>
          </table:table-cell>
          <table:table-cell table:style-name="ce19" office:value-type="string" calcext:value-type="string">
            <text:p>88</text:p>
          </table:table-cell>
          <table:table-cell table:style-name="ce24" office:value-type="string" calcext:value-type="string">
            <text:p>3C</text:p>
          </table:table-cell>
          <table:table-cell table:style-name="ce33" table:formula="of:=[.N14]" office:value-type="string" office:string-value="A8" calcext:value-type="string">
            <text:p>A8</text:p>
          </table:table-cell>
          <table:table-cell table:style-name="ce34" table:formula="of:=[.O14]" office:value-type="string" office:string-value="8D" calcext:value-type="string">
            <text:p>8D</text:p>
          </table:table-cell>
          <table:table-cell table:style-name="ce34" table:formula="of:=[.P14]" office:value-type="string" office:string-value="A2" calcext:value-type="string">
            <text:p>A2</text:p>
          </table:table-cell>
          <table:table-cell table:style-name="ce35" table:formula="of:=[.Q14]" office:value-type="string" office:string-value="34" calcext:value-type="string">
            <text:p>34</text:p>
          </table:table-cell>
          <table:table-cell table:style-name="ce37" table:number-columns-repeated="2"/>
          <table:table-cell table:style-name="ce41" table:number-columns-repeated="4"/>
          <table:table-cell table:style-name="ce37"/>
          <table:table-cell table:style-name="ce41" table:number-columns-repeated="4"/>
          <table:table-cell/>
          <table:table-cell table:style-name="ce37"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DEC2HEX(BITXOR(HEX2DEC([.B15]); HEX2DEC([.R11])); 2)" office:value-type="string" office:string-value="32" calcext:value-type="string">
            <text:p>32</text:p>
          </table:table-cell>
          <table:table-cell table:style-name="ce21" table:formula="of:=DEC2HEX(BITXOR(HEX2DEC([.C15]); HEX2DEC([.S11])); 2)" office:value-type="string" office:string-value="88" calcext:value-type="string">
            <text:p>88</text:p>
          </table:table-cell>
          <table:table-cell table:style-name="ce21" table:formula="of:=DEC2HEX(BITXOR(HEX2DEC([.D15]); HEX2DEC([.T11])); 2)" office:value-type="string" office:string-value="31" calcext:value-type="string">
            <text:p>31</text:p>
          </table:table-cell>
          <table:table-cell table:style-name="ce26" table:formula="of:=DEC2HEX(BITXOR(HEX2DEC([.E15]); HEX2DEC([.U11])); 2)" office:value-type="string" office:string-value="E0" calcext:value-type="string">
            <text:p>E0</text:p>
          </table:table-cell>
          <table:table-cell table:style-name="ce15" table:formula="of:=IF(AND(HEX2DEC([.F5]) &gt;= 0; HEX2DEC([.F5]) &lt;= 255); DEC2HEX(HEX2DEC([.F5]); 2); 0/0)" office:value-type="string" office:string-value="2B" calcext:value-type="string">
            <text:p>2B</text:p>
          </table:table-cell>
          <table:table-cell table:style-name="ce21" table:formula="of:=IF(AND(HEX2DEC([.G5]) &gt;= 0; HEX2DEC([.G5]) &lt;= 255); DEC2HEX(HEX2DEC([.G5]); 2); 0/0)" office:value-type="string" office:string-value="28" calcext:value-type="string">
            <text:p>28</text:p>
          </table:table-cell>
          <table:table-cell table:style-name="ce21" table:formula="of:=IF(AND(HEX2DEC([.H5]) &gt;= 0; HEX2DEC([.H5]) &lt;= 255); DEC2HEX(HEX2DEC([.H5]); 2); 0/0)" office:value-type="string" office:string-value="AB" calcext:value-type="string">
            <text:p>AB</text:p>
          </table:table-cell>
          <table:table-cell table:style-name="ce26" table:formula="of:=IF(AND(HEX2DEC([.I5]) &gt;= 0; HEX2DEC([.I5]) &lt;= 255); DEC2HEX(HEX2DEC([.I5]); 2); 0/0)" office:value-type="string" office:string-value="09" calcext:value-type="string">
            <text:p>09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16]); HEX2DEC([.R12])); 2)" office:value-type="string" office:string-value="43" calcext:value-type="string">
            <text:p>43</text:p>
          </table:table-cell>
          <table:table-cell table:style-name="ce22" table:formula="of:=DEC2HEX(BITXOR(HEX2DEC([.C16]); HEX2DEC([.S12])); 2)" office:value-type="string" office:string-value="5A" calcext:value-type="string">
            <text:p>5A</text:p>
          </table:table-cell>
          <table:table-cell table:style-name="ce22" table:formula="of:=DEC2HEX(BITXOR(HEX2DEC([.D16]); HEX2DEC([.T12])); 2)" office:value-type="string" office:string-value="31" calcext:value-type="string">
            <text:p>31</text:p>
          </table:table-cell>
          <table:table-cell table:style-name="ce27" table:formula="of:=DEC2HEX(BITXOR(HEX2DEC([.E16]); HEX2DEC([.U12])); 2)" office:value-type="string" office:string-value="37" calcext:value-type="string">
            <text:p>37</text:p>
          </table:table-cell>
          <table:table-cell table:style-name="ce16" table:formula="of:=IF(AND(HEX2DEC([.F6]) &gt;= 0; HEX2DEC([.F6]) &lt;= 255); DEC2HEX(HEX2DEC([.F6]); 2); 0/0)" office:value-type="string" office:string-value="7E" calcext:value-type="string">
            <text:p>7E</text:p>
          </table:table-cell>
          <table:table-cell table:style-name="ce22" table:formula="of:=IF(AND(HEX2DEC([.G6]) &gt;= 0; HEX2DEC([.G6]) &lt;= 255); DEC2HEX(HEX2DEC([.G6]); 2); 0/0)" office:value-type="string" office:string-value="AE" calcext:value-type="string">
            <text:p>AE</text:p>
          </table:table-cell>
          <table:table-cell table:style-name="ce22" table:formula="of:=IF(AND(HEX2DEC([.H6]) &gt;= 0; HEX2DEC([.H6]) &lt;= 255); DEC2HEX(HEX2DEC([.H6]); 2); 0/0)" office:value-type="string" office:string-value="F7" calcext:value-type="string">
            <text:p>F7</text:p>
          </table:table-cell>
          <table:table-cell table:style-name="ce27" table:formula="of:=IF(AND(HEX2DEC([.I6]) &gt;= 0; HEX2DEC([.I6]) &lt;= 255); DEC2HEX(HEX2DEC([.I6]); 2); 0/0)" office:value-type="string" office:string-value="CF" calcext:value-type="string">
            <text:p>C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17]); HEX2DEC([.R13])); 2)" office:value-type="string" office:string-value="F6" calcext:value-type="string">
            <text:p>F6</text:p>
          </table:table-cell>
          <table:table-cell table:style-name="ce22" table:formula="of:=DEC2HEX(BITXOR(HEX2DEC([.C17]); HEX2DEC([.S13])); 2)" office:value-type="string" office:string-value="30" calcext:value-type="string">
            <text:p>30</text:p>
          </table:table-cell>
          <table:table-cell table:style-name="ce22" table:formula="of:=DEC2HEX(BITXOR(HEX2DEC([.D17]); HEX2DEC([.T13])); 2)" office:value-type="string" office:string-value="98" calcext:value-type="string">
            <text:p>98</text:p>
          </table:table-cell>
          <table:table-cell table:style-name="ce27" table:formula="of:=DEC2HEX(BITXOR(HEX2DEC([.E17]); HEX2DEC([.U13])); 2)" office:value-type="string" office:string-value="07" calcext:value-type="string">
            <text:p>07</text:p>
          </table:table-cell>
          <table:table-cell table:style-name="ce16" table:formula="of:=IF(AND(HEX2DEC([.F7]) &gt;= 0; HEX2DEC([.F7]) &lt;= 255); DEC2HEX(HEX2DEC([.F7]); 2); 0/0)" office:value-type="string" office:string-value="15" calcext:value-type="string">
            <text:p>15</text:p>
          </table:table-cell>
          <table:table-cell table:style-name="ce22" table:formula="of:=IF(AND(HEX2DEC([.G7]) &gt;= 0; HEX2DEC([.G7]) &lt;= 255); DEC2HEX(HEX2DEC([.G7]); 2); 0/0)" office:value-type="string" office:string-value="D2" calcext:value-type="string">
            <text:p>D2</text:p>
          </table:table-cell>
          <table:table-cell table:style-name="ce22" table:formula="of:=IF(AND(HEX2DEC([.H7]) &gt;= 0; HEX2DEC([.H7]) &lt;= 255); DEC2HEX(HEX2DEC([.H7]); 2); 0/0)" office:value-type="string" office:string-value="15" calcext:value-type="string">
            <text:p>15</text:p>
          </table:table-cell>
          <table:table-cell table:style-name="ce27" table:formula="of:=IF(AND(HEX2DEC([.I7]) &gt;= 0; HEX2DEC([.I7]) &lt;= 255); DEC2HEX(HEX2DEC([.I7]); 2); 0/0)" office:value-type="string" office:string-value="4F" calcext:value-type="string">
            <text:p>4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DEC2HEX(BITXOR(HEX2DEC([.B18]); HEX2DEC([.R14])); 2)" office:value-type="string" office:string-value="A8" calcext:value-type="string">
            <text:p>A8</text:p>
          </table:table-cell>
          <table:table-cell table:style-name="ce23" table:formula="of:=DEC2HEX(BITXOR(HEX2DEC([.C18]); HEX2DEC([.S14])); 2)" office:value-type="string" office:string-value="8D" calcext:value-type="string">
            <text:p>8D</text:p>
          </table:table-cell>
          <table:table-cell table:style-name="ce23" table:formula="of:=DEC2HEX(BITXOR(HEX2DEC([.D18]); HEX2DEC([.T14])); 2)" office:value-type="string" office:string-value="A2" calcext:value-type="string">
            <text:p>A2</text:p>
          </table:table-cell>
          <table:table-cell table:style-name="ce28" table:formula="of:=DEC2HEX(BITXOR(HEX2DEC([.E18]); HEX2DEC([.U14])); 2)" office:value-type="string" office:string-value="34" calcext:value-type="string">
            <text:p>34</text:p>
          </table:table-cell>
          <table:table-cell table:style-name="ce17" table:formula="of:=IF(AND(HEX2DEC([.F8]) &gt;= 0; HEX2DEC([.F8]) &lt;= 255); DEC2HEX(HEX2DEC([.F8]); 2); 0/0)" office:value-type="string" office:string-value="16" calcext:value-type="string">
            <text:p>16</text:p>
          </table:table-cell>
          <table:table-cell table:style-name="ce23" table:formula="of:=IF(AND(HEX2DEC([.G8]) &gt;= 0; HEX2DEC([.G8]) &lt;= 255); DEC2HEX(HEX2DEC([.G8]); 2); 0/0)" office:value-type="string" office:string-value="A6" calcext:value-type="string">
            <text:p>A6</text:p>
          </table:table-cell>
          <table:table-cell table:style-name="ce23" table:formula="of:=IF(AND(HEX2DEC([.H8]) &gt;= 0; HEX2DEC([.H8]) &lt;= 255); DEC2HEX(HEX2DEC([.H8]); 2); 0/0)" office:value-type="string" office:string-value="88" calcext:value-type="string">
            <text:p>88</text:p>
          </table:table-cell>
          <table:table-cell table:style-name="ce28" table:formula="of:=IF(AND(HEX2DEC([.I8]) &gt;= 0; HEX2DEC([.I8]) &lt;= 255); DEC2HEX(HEX2DEC([.I8]); 2); 0/0)" office:value-type="string" office:string-value="3C" calcext:value-type="string">
            <text:p>3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F15]; [Tables.$A$2:.$C$257]; 3; 1)" office:value-type="string" office:string-value="19" calcext:value-type="string">
            <text:p>19</text:p>
          </table:table-cell>
          <table:table-cell table:style-name="ce21" table:formula="of:=VLOOKUP([.G15]; [Tables.$A$2:.$C$257]; 3; 1)" office:value-type="string" office:string-value="A0" calcext:value-type="string">
            <text:p>A0</text:p>
          </table:table-cell>
          <table:table-cell table:style-name="ce21" table:formula="of:=VLOOKUP([.H15]; [Tables.$A$2:.$C$257]; 3; 1)" office:value-type="string" office:string-value="9A" calcext:value-type="string">
            <text:p>9A</text:p>
          </table:table-cell>
          <table:table-cell table:style-name="ce26" table:formula="of:=VLOOKUP([.I15]; [Tables.$A$2:.$C$257]; 3; 1)" office:value-type="string" office:string-value="E9" calcext:value-type="string">
            <text:p>E9</text:p>
          </table:table-cell>
          <table:table-cell table:style-name="ce15" table:formula="of:=[.J15]" office:value-type="string" office:string-value="D4" calcext:value-type="string">
            <text:p>D4</text:p>
          </table:table-cell>
          <table:table-cell table:style-name="ce21" table:formula="of:=[.K15]" office:value-type="string" office:string-value="E0" calcext:value-type="string">
            <text:p>E0</text:p>
          </table:table-cell>
          <table:table-cell table:style-name="ce21" table:formula="of:=[.L15]" office:value-type="string" office:string-value="B8" calcext:value-type="string">
            <text:p>B8</text:p>
          </table:table-cell>
          <table:table-cell table:style-name="ce26" table:formula="of:=[.M15]" office:value-type="string" office:string-value="1E" calcext:value-type="string">
            <text:p>1E</text:p>
          </table:table-cell>
          <table:table-cell table:style-name="ce15" table:formula="of:=DEC2HEX(BITXOR(BITXOR(HEX2DEC(VLOOKUP([.N15]; [Tables.$A$2:.$I$257]; 9; 1)); HEX2DEC(VLOOKUP([.N16]; [Tables.$A$2:.$G$257]; 7; 1))); BITXOR(HEX2DEC(VLOOKUP([.N17]; [Tables.$A$2:.$H$257]; 8; 1)); HEX2DEC(VLOOKUP([.N18]; [Tables.$A$2:.$F$257]; 6; 1)))); 2)" office:value-type="string" office:string-value="D4" calcext:value-type="string">
            <text:p>D4</text:p>
          </table:table-cell>
          <table:table-cell table:style-name="ce21" table:formula="of:=DEC2HEX(BITXOR(BITXOR(HEX2DEC(VLOOKUP([.O15]; [Tables.$A$2:.$I$257]; 9; 1)); HEX2DEC(VLOOKUP([.O16]; [Tables.$A$2:.$G$257]; 7; 1))); BITXOR(HEX2DEC(VLOOKUP([.O17]; [Tables.$A$2:.$H$257]; 8; 1)); HEX2DEC(VLOOKUP([.O18]; [Tables.$A$2:.$F$257]; 6; 1)))); 2)" office:value-type="string" office:string-value="E0" calcext:value-type="string">
            <text:p>E0</text:p>
          </table:table-cell>
          <table:table-cell table:style-name="ce21" table:formula="of:=DEC2HEX(BITXOR(BITXOR(HEX2DEC(VLOOKUP([.P15]; [Tables.$A$2:.$I$257]; 9; 1)); HEX2DEC(VLOOKUP([.P16]; [Tables.$A$2:.$G$257]; 7; 1))); BITXOR(HEX2DEC(VLOOKUP([.P17]; [Tables.$A$2:.$H$257]; 8; 1)); HEX2DEC(VLOOKUP([.P18]; [Tables.$A$2:.$F$257]; 6; 1)))); 2)" office:value-type="string" office:string-value="B8" calcext:value-type="string">
            <text:p>B8</text:p>
          </table:table-cell>
          <table:table-cell table:style-name="ce26" table:formula="of:=DEC2HEX(BITXOR(BITXOR(HEX2DEC(VLOOKUP([.Q15]; [Tables.$A$2:.$I$257]; 9; 1)); HEX2DEC(VLOOKUP([.Q16]; [Tables.$A$2:.$G$257]; 7; 1))); BITXOR(HEX2DEC(VLOOKUP([.Q17]; [Tables.$A$2:.$H$257]; 8; 1)); HEX2DEC(VLOOKUP([.Q18]; [Tables.$A$2:.$F$257]; 6; 1)))); 2)" office:value-type="string" office:string-value="1E" calcext:value-type="string">
            <text:p>1E</text:p>
          </table:table-cell>
          <table:table-cell table:style-name="ce15" table:formula="of:=DEC2HEX(BITXOR(HEX2DEC([.B19]); HEX2DEC([.R15])); 2)" office:value-type="string" office:string-value="04" calcext:value-type="string">
            <text:p>04</text:p>
          </table:table-cell>
          <table:table-cell table:style-name="ce21" table:formula="of:=DEC2HEX(BITXOR(HEX2DEC([.C19]); HEX2DEC([.S15])); 2)" office:value-type="string" office:string-value="E0" calcext:value-type="string">
            <text:p>E0</text:p>
          </table:table-cell>
          <table:table-cell table:style-name="ce21" table:formula="of:=DEC2HEX(BITXOR(HEX2DEC([.D19]); HEX2DEC([.T15])); 2)" office:value-type="string" office:string-value="48" calcext:value-type="string">
            <text:p>48</text:p>
          </table:table-cell>
          <table:table-cell table:style-name="ce26" table:formula="of:=DEC2HEX(BITXOR(HEX2DEC([.E19]); HEX2DEC([.U15])); 2)" office:value-type="string" office:string-value="28" calcext:value-type="string">
            <text:p>28</text:p>
          </table:table-cell>
          <table:table-cell table:style-name="ce15" table:formula="of:=DEC2HEX(BITXOR(BITXOR(HEX2DEC(VLOOKUP([.U12]; [Tables.$A$2:.$B$257]; 2; 1)); HEX2DEC([.V15])); HEX2DEC([.R11])); 2)" office:value-type="string" office:string-value="A0" calcext:value-type="string">
            <text:p>A0</text:p>
          </table:table-cell>
          <table:table-cell table:style-name="ce21" table:formula="of:=DEC2HEX(BITXOR(HEX2DEC([.R15]); HEX2DEC([.S11])); 2)" office:value-type="string" office:string-value="88" calcext:value-type="string">
            <text:p>88</text:p>
          </table:table-cell>
          <table:table-cell table:style-name="ce21" table:formula="of:=DEC2HEX(BITXOR(HEX2DEC([.S15]); HEX2DEC([.T11])); 2)" office:value-type="string" office:string-value="23" calcext:value-type="string">
            <text:p>23</text:p>
          </table:table-cell>
          <table:table-cell table:style-name="ce26" table:formula="of:=DEC2HEX(BITXOR(HEX2DEC([.T15]); HEX2DEC([.U11])); 2)" office:value-type="string" office:string-value="2A" calcext:value-type="string">
            <text:p>2A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16]; [Tables.$A$2:.$C$257]; 3; 1)" office:value-type="string" office:string-value="3D" calcext:value-type="string">
            <text:p>3D</text:p>
          </table:table-cell>
          <table:table-cell table:style-name="ce22" table:formula="of:=VLOOKUP([.G16]; [Tables.$A$2:.$C$257]; 3; 1)" office:value-type="string" office:string-value="F4" calcext:value-type="string">
            <text:p>F4</text:p>
          </table:table-cell>
          <table:table-cell table:style-name="ce22" table:formula="of:=VLOOKUP([.H16]; [Tables.$A$2:.$C$257]; 3; 1)" office:value-type="string" office:string-value="C6" calcext:value-type="string">
            <text:p>C6</text:p>
          </table:table-cell>
          <table:table-cell table:style-name="ce27" table:formula="of:=VLOOKUP([.I16]; [Tables.$A$2:.$C$257]; 3; 1)" office:value-type="string" office:string-value="F8" calcext:value-type="string">
            <text:p>F8</text:p>
          </table:table-cell>
          <table:table-cell table:style-name="ce16" table:formula="of:=[.M16]" office:value-type="string" office:string-value="27" calcext:value-type="string">
            <text:p>27</text:p>
          </table:table-cell>
          <table:table-cell table:style-name="ce22" table:formula="of:=[.J16]" office:value-type="string" office:string-value="BF" calcext:value-type="string">
            <text:p>BF</text:p>
          </table:table-cell>
          <table:table-cell table:style-name="ce22" table:formula="of:=[.K16]" office:value-type="string" office:string-value="B4" calcext:value-type="string">
            <text:p>B4</text:p>
          </table:table-cell>
          <table:table-cell table:style-name="ce27" table:formula="of:=[.L16]" office:value-type="string" office:string-value="41" calcext:value-type="string">
            <text:p>41</text:p>
          </table:table-cell>
          <table:table-cell table:style-name="ce16" table:formula="of:=DEC2HEX(BITXOR(BITXOR(HEX2DEC(VLOOKUP([.N16]; [Tables.$A$2:.$I$257]; 9; 1)); HEX2DEC(VLOOKUP([.N17]; [Tables.$A$2:.$G$257]; 7; 1))); BITXOR(HEX2DEC(VLOOKUP([.N18]; [Tables.$A$2:.$H$257]; 8; 1)); HEX2DEC(VLOOKUP([.N15]; [Tables.$A$2:.$F$257]; 6; 1)))); 2)" office:value-type="string" office:string-value="BF" calcext:value-type="string">
            <text:p>BF</text:p>
          </table:table-cell>
          <table:table-cell table:style-name="ce22" table:formula="of:=DEC2HEX(BITXOR(BITXOR(HEX2DEC(VLOOKUP([.O16]; [Tables.$A$2:.$I$257]; 9; 1)); HEX2DEC(VLOOKUP([.O17]; [Tables.$A$2:.$G$257]; 7; 1))); BITXOR(HEX2DEC(VLOOKUP([.O18]; [Tables.$A$2:.$H$257]; 8; 1)); HEX2DEC(VLOOKUP([.O15]; [Tables.$A$2:.$F$257]; 6; 1)))); 2)" office:value-type="string" office:string-value="B4" calcext:value-type="string">
            <text:p>B4</text:p>
          </table:table-cell>
          <table:table-cell table:style-name="ce22" table:formula="of:=DEC2HEX(BITXOR(BITXOR(HEX2DEC(VLOOKUP([.P16]; [Tables.$A$2:.$I$257]; 9; 1)); HEX2DEC(VLOOKUP([.P17]; [Tables.$A$2:.$G$257]; 7; 1))); BITXOR(HEX2DEC(VLOOKUP([.P18]; [Tables.$A$2:.$H$257]; 8; 1)); HEX2DEC(VLOOKUP([.P15]; [Tables.$A$2:.$F$257]; 6; 1)))); 2)" office:value-type="string" office:string-value="41" calcext:value-type="string">
            <text:p>41</text:p>
          </table:table-cell>
          <table:table-cell table:style-name="ce27" table:formula="of:=DEC2HEX(BITXOR(BITXOR(HEX2DEC(VLOOKUP([.Q16]; [Tables.$A$2:.$I$257]; 9; 1)); HEX2DEC(VLOOKUP([.Q17]; [Tables.$A$2:.$G$257]; 7; 1))); BITXOR(HEX2DEC(VLOOKUP([.Q18]; [Tables.$A$2:.$H$257]; 8; 1)); HEX2DEC(VLOOKUP([.Q15]; [Tables.$A$2:.$F$257]; 6; 1)))); 2)" office:value-type="string" office:string-value="27" calcext:value-type="string">
            <text:p>27</text:p>
          </table:table-cell>
          <table:table-cell table:style-name="ce16" table:formula="of:=DEC2HEX(BITXOR(HEX2DEC([.B20]); HEX2DEC([.R16])); 2)" office:value-type="string" office:string-value="66" calcext:value-type="string">
            <text:p>66</text:p>
          </table:table-cell>
          <table:table-cell table:style-name="ce22" table:formula="of:=DEC2HEX(BITXOR(HEX2DEC([.C20]); HEX2DEC([.S16])); 2)" office:value-type="string" office:string-value="CB" calcext:value-type="string">
            <text:p>CB</text:p>
          </table:table-cell>
          <table:table-cell table:style-name="ce22" table:formula="of:=DEC2HEX(BITXOR(HEX2DEC([.D20]); HEX2DEC([.T16])); 2)" office:value-type="string" office:string-value="F8" calcext:value-type="string">
            <text:p>F8</text:p>
          </table:table-cell>
          <table:table-cell table:style-name="ce27" table:formula="of:=DEC2HEX(BITXOR(HEX2DEC([.E20]); HEX2DEC([.U16])); 2)" office:value-type="string" office:string-value="06" calcext:value-type="string">
            <text:p>06</text:p>
          </table:table-cell>
          <table:table-cell table:style-name="ce16" table:formula="of:=DEC2HEX(BITXOR(HEX2DEC(VLOOKUP([.U13]; [Tables.$A$2:.$B$257]; 2; 1)); HEX2DEC([.R12])); 2)" office:value-type="string" office:string-value="FA" calcext:value-type="string">
            <text:p>FA</text:p>
          </table:table-cell>
          <table:table-cell table:style-name="ce22" table:formula="of:=DEC2HEX(BITXOR(HEX2DEC([.R16]); HEX2DEC([.S12])); 2)" office:value-type="string" office:string-value="54" calcext:value-type="string">
            <text:p>54</text:p>
          </table:table-cell>
          <table:table-cell table:style-name="ce22" table:formula="of:=DEC2HEX(BITXOR(HEX2DEC([.S16]); HEX2DEC([.T12])); 2)" office:value-type="string" office:string-value="A3" calcext:value-type="string">
            <text:p>A3</text:p>
          </table:table-cell>
          <table:table-cell table:style-name="ce27" table:formula="of:=DEC2HEX(BITXOR(HEX2DEC([.T16]); HEX2DEC([.U12])); 2)" office:value-type="string" office:string-value="6C" calcext:value-type="string">
            <text:p>6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17]; [Tables.$A$2:.$C$257]; 3; 1)" office:value-type="string" office:string-value="E3" calcext:value-type="string">
            <text:p>E3</text:p>
          </table:table-cell>
          <table:table-cell table:style-name="ce22" table:formula="of:=VLOOKUP([.G17]; [Tables.$A$2:.$C$257]; 3; 1)" office:value-type="string" office:string-value="E2" calcext:value-type="string">
            <text:p>E2</text:p>
          </table:table-cell>
          <table:table-cell table:style-name="ce22" table:formula="of:=VLOOKUP([.H17]; [Tables.$A$2:.$C$257]; 3; 1)" office:value-type="string" office:string-value="8D" calcext:value-type="string">
            <text:p>8D</text:p>
          </table:table-cell>
          <table:table-cell table:style-name="ce27" table:formula="of:=VLOOKUP([.I17]; [Tables.$A$2:.$C$257]; 3; 1)" office:value-type="string" office:string-value="48" calcext:value-type="string">
            <text:p>48</text:p>
          </table:table-cell>
          <table:table-cell table:style-name="ce16" table:formula="of:=[.L17]" office:value-type="string" office:string-value="11" calcext:value-type="string">
            <text:p>11</text:p>
          </table:table-cell>
          <table:table-cell table:style-name="ce22" table:formula="of:=[.M17]" office:value-type="string" office:string-value="98" calcext:value-type="string">
            <text:p>98</text:p>
          </table:table-cell>
          <table:table-cell table:style-name="ce22" table:formula="of:=[.J17]" office:value-type="string" office:string-value="5D" calcext:value-type="string">
            <text:p>5D</text:p>
          </table:table-cell>
          <table:table-cell table:style-name="ce27" table:formula="of:=[.K17]" office:value-type="string" office:string-value="52" calcext:value-type="string">
            <text:p>52</text:p>
          </table:table-cell>
          <table:table-cell table:style-name="ce16" table:formula="of:=DEC2HEX(BITXOR(BITXOR(HEX2DEC(VLOOKUP([.N17]; [Tables.$A$2:.$I$257]; 9; 1)); HEX2DEC(VLOOKUP([.N18]; [Tables.$A$2:.$G$257]; 7; 1))); BITXOR(HEX2DEC(VLOOKUP([.N15]; [Tables.$A$2:.$H$257]; 8; 1)); HEX2DEC(VLOOKUP([.N16]; [Tables.$A$2:.$F$257]; 6; 1)))); 2)" office:value-type="string" office:string-value="5D" calcext:value-type="string">
            <text:p>5D</text:p>
          </table:table-cell>
          <table:table-cell table:style-name="ce22" table:formula="of:=DEC2HEX(BITXOR(BITXOR(HEX2DEC(VLOOKUP([.O17]; [Tables.$A$2:.$I$257]; 9; 1)); HEX2DEC(VLOOKUP([.O18]; [Tables.$A$2:.$G$257]; 7; 1))); BITXOR(HEX2DEC(VLOOKUP([.O15]; [Tables.$A$2:.$H$257]; 8; 1)); HEX2DEC(VLOOKUP([.O16]; [Tables.$A$2:.$F$257]; 6; 1)))); 2)" office:value-type="string" office:string-value="52" calcext:value-type="string">
            <text:p>52</text:p>
          </table:table-cell>
          <table:table-cell table:style-name="ce22" table:formula="of:=DEC2HEX(BITXOR(BITXOR(HEX2DEC(VLOOKUP([.P17]; [Tables.$A$2:.$I$257]; 9; 1)); HEX2DEC(VLOOKUP([.P18]; [Tables.$A$2:.$G$257]; 7; 1))); BITXOR(HEX2DEC(VLOOKUP([.P15]; [Tables.$A$2:.$H$257]; 8; 1)); HEX2DEC(VLOOKUP([.P16]; [Tables.$A$2:.$F$257]; 6; 1)))); 2)" office:value-type="string" office:string-value="11" calcext:value-type="string">
            <text:p>11</text:p>
          </table:table-cell>
          <table:table-cell table:style-name="ce27" table:formula="of:=DEC2HEX(BITXOR(BITXOR(HEX2DEC(VLOOKUP([.Q17]; [Tables.$A$2:.$I$257]; 9; 1)); HEX2DEC(VLOOKUP([.Q18]; [Tables.$A$2:.$G$257]; 7; 1))); BITXOR(HEX2DEC(VLOOKUP([.Q15]; [Tables.$A$2:.$H$257]; 8; 1)); HEX2DEC(VLOOKUP([.Q16]; [Tables.$A$2:.$F$257]; 6; 1)))); 2)" office:value-type="string" office:string-value="98" calcext:value-type="string">
            <text:p>98</text:p>
          </table:table-cell>
          <table:table-cell table:style-name="ce16" table:formula="of:=DEC2HEX(BITXOR(HEX2DEC([.B21]); HEX2DEC([.R17])); 2)" office:value-type="string" office:string-value="81" calcext:value-type="string">
            <text:p>81</text:p>
          </table:table-cell>
          <table:table-cell table:style-name="ce22" table:formula="of:=DEC2HEX(BITXOR(HEX2DEC([.C21]); HEX2DEC([.S17])); 2)" office:value-type="string" office:string-value="19" calcext:value-type="string">
            <text:p>19</text:p>
          </table:table-cell>
          <table:table-cell table:style-name="ce22" table:formula="of:=DEC2HEX(BITXOR(HEX2DEC([.D21]); HEX2DEC([.T17])); 2)" office:value-type="string" office:string-value="D3" calcext:value-type="string">
            <text:p>D3</text:p>
          </table:table-cell>
          <table:table-cell table:style-name="ce27" table:formula="of:=DEC2HEX(BITXOR(HEX2DEC([.E21]); HEX2DEC([.U17])); 2)" office:value-type="string" office:string-value="26" calcext:value-type="string">
            <text:p>26</text:p>
          </table:table-cell>
          <table:table-cell table:style-name="ce16" table:formula="of:=DEC2HEX(BITXOR(HEX2DEC(VLOOKUP([.U14]; [Tables.$A$2:.$B$257]; 2; 1)); HEX2DEC([.R13])); 2)" office:value-type="string" office:string-value="FE" calcext:value-type="string">
            <text:p>FE</text:p>
          </table:table-cell>
          <table:table-cell table:style-name="ce22" table:formula="of:=DEC2HEX(BITXOR(HEX2DEC([.R17]); HEX2DEC([.S13])); 2)" office:value-type="string" office:string-value="2C" calcext:value-type="string">
            <text:p>2C</text:p>
          </table:table-cell>
          <table:table-cell table:style-name="ce22" table:formula="of:=DEC2HEX(BITXOR(HEX2DEC([.S17]); HEX2DEC([.T13])); 2)" office:value-type="string" office:string-value="39" calcext:value-type="string">
            <text:p>39</text:p>
          </table:table-cell>
          <table:table-cell table:style-name="ce27" table:formula="of:=DEC2HEX(BITXOR(HEX2DEC([.T17]); HEX2DEC([.U13])); 2)" office:value-type="string" office:string-value="76" calcext:value-type="string">
            <text:p>7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18]; [Tables.$A$2:.$C$257]; 3; 1)" office:value-type="string" office:string-value="BE" calcext:value-type="string">
            <text:p>BE</text:p>
          </table:table-cell>
          <table:table-cell table:style-name="ce23" table:formula="of:=VLOOKUP([.G18]; [Tables.$A$2:.$C$257]; 3; 1)" office:value-type="string" office:string-value="2B" calcext:value-type="string">
            <text:p>2B</text:p>
          </table:table-cell>
          <table:table-cell table:style-name="ce23" table:formula="of:=VLOOKUP([.H18]; [Tables.$A$2:.$C$257]; 3; 1)" office:value-type="string" office:string-value="2A" calcext:value-type="string">
            <text:p>2A</text:p>
          </table:table-cell>
          <table:table-cell table:style-name="ce28" table:formula="of:=VLOOKUP([.I18]; [Tables.$A$2:.$C$257]; 3; 1)" office:value-type="string" office:string-value="08" calcext:value-type="string">
            <text:p>08</text:p>
          </table:table-cell>
          <table:table-cell table:style-name="ce17" table:formula="of:=[.K18]" office:value-type="string" office:string-value="AE" calcext:value-type="string">
            <text:p>AE</text:p>
          </table:table-cell>
          <table:table-cell table:style-name="ce23" table:formula="of:=[.L18]" office:value-type="string" office:string-value="F1" calcext:value-type="string">
            <text:p>F1</text:p>
          </table:table-cell>
          <table:table-cell table:style-name="ce23" table:formula="of:=[.M18]" office:value-type="string" office:string-value="E5" calcext:value-type="string">
            <text:p>E5</text:p>
          </table:table-cell>
          <table:table-cell table:style-name="ce28" table:formula="of:=[.J18]" office:value-type="string" office:string-value="30" calcext:value-type="string">
            <text:p>30</text:p>
          </table:table-cell>
          <table:table-cell table:style-name="ce17" table:formula="of:=DEC2HEX(BITXOR(BITXOR(HEX2DEC(VLOOKUP([.N18]; [Tables.$A$2:.$I$257]; 9; 1)); HEX2DEC(VLOOKUP([.N15]; [Tables.$A$2:.$G$257]; 7; 1))); BITXOR(HEX2DEC(VLOOKUP([.N16]; [Tables.$A$2:.$H$257]; 8; 1)); HEX2DEC(VLOOKUP([.N17]; [Tables.$A$2:.$F$257]; 6; 1)))); 2)" office:value-type="string" office:string-value="30" calcext:value-type="string">
            <text:p>30</text:p>
          </table:table-cell>
          <table:table-cell table:style-name="ce23" table:formula="of:=DEC2HEX(BITXOR(BITXOR(HEX2DEC(VLOOKUP([.O18]; [Tables.$A$2:.$I$257]; 9; 1)); HEX2DEC(VLOOKUP([.O15]; [Tables.$A$2:.$G$257]; 7; 1))); BITXOR(HEX2DEC(VLOOKUP([.O16]; [Tables.$A$2:.$H$257]; 8; 1)); HEX2DEC(VLOOKUP([.O17]; [Tables.$A$2:.$F$257]; 6; 1)))); 2)" office:value-type="string" office:string-value="AE" calcext:value-type="string">
            <text:p>AE</text:p>
          </table:table-cell>
          <table:table-cell table:style-name="ce23" table:formula="of:=DEC2HEX(BITXOR(BITXOR(HEX2DEC(VLOOKUP([.P18]; [Tables.$A$2:.$I$257]; 9; 1)); HEX2DEC(VLOOKUP([.P15]; [Tables.$A$2:.$G$257]; 7; 1))); BITXOR(HEX2DEC(VLOOKUP([.P16]; [Tables.$A$2:.$H$257]; 8; 1)); HEX2DEC(VLOOKUP([.P17]; [Tables.$A$2:.$F$257]; 6; 1)))); 2)" office:value-type="string" office:string-value="F1" calcext:value-type="string">
            <text:p>F1</text:p>
          </table:table-cell>
          <table:table-cell table:style-name="ce28" table:formula="of:=DEC2HEX(BITXOR(BITXOR(HEX2DEC(VLOOKUP([.Q18]; [Tables.$A$2:.$I$257]; 9; 1)); HEX2DEC(VLOOKUP([.Q15]; [Tables.$A$2:.$G$257]; 7; 1))); BITXOR(HEX2DEC(VLOOKUP([.Q16]; [Tables.$A$2:.$H$257]; 8; 1)); HEX2DEC(VLOOKUP([.Q17]; [Tables.$A$2:.$F$257]; 6; 1)))); 2)" office:value-type="string" office:string-value="E5" calcext:value-type="string">
            <text:p>E5</text:p>
          </table:table-cell>
          <table:table-cell table:style-name="ce17" table:formula="of:=DEC2HEX(BITXOR(HEX2DEC([.B22]); HEX2DEC([.R18])); 2)" office:value-type="string" office:string-value="E5" calcext:value-type="string">
            <text:p>E5</text:p>
          </table:table-cell>
          <table:table-cell table:style-name="ce23" table:formula="of:=DEC2HEX(BITXOR(HEX2DEC([.C22]); HEX2DEC([.S18])); 2)" office:value-type="string" office:string-value="9A" calcext:value-type="string">
            <text:p>9A</text:p>
          </table:table-cell>
          <table:table-cell table:style-name="ce23" table:formula="of:=DEC2HEX(BITXOR(HEX2DEC([.D22]); HEX2DEC([.T18])); 2)" office:value-type="string" office:string-value="7A" calcext:value-type="string">
            <text:p>7A</text:p>
          </table:table-cell>
          <table:table-cell table:style-name="ce28" table:formula="of:=DEC2HEX(BITXOR(HEX2DEC([.E22]); HEX2DEC([.U18])); 2)" office:value-type="string" office:string-value="4C" calcext:value-type="string">
            <text:p>4C</text:p>
          </table:table-cell>
          <table:table-cell table:style-name="ce17" table:formula="of:=DEC2HEX(BITXOR(HEX2DEC(VLOOKUP([.U11]; [Tables.$A$2:.$B$257]; 2; 1)); HEX2DEC([.R14])); 2)" office:value-type="string" office:string-value="17" calcext:value-type="string">
            <text:p>17</text:p>
          </table:table-cell>
          <table:table-cell table:style-name="ce23" table:formula="of:=DEC2HEX(BITXOR(HEX2DEC([.R18]); HEX2DEC([.S14])); 2)" office:value-type="string" office:string-value="B1" calcext:value-type="string">
            <text:p>B1</text:p>
          </table:table-cell>
          <table:table-cell table:style-name="ce23" table:formula="of:=DEC2HEX(BITXOR(HEX2DEC([.S18]); HEX2DEC([.T14])); 2)" office:value-type="string" office:string-value="39" calcext:value-type="string">
            <text:p>39</text:p>
          </table:table-cell>
          <table:table-cell table:style-name="ce28" table:formula="of:=DEC2HEX(BITXOR(HEX2DEC([.T18]); HEX2DEC([.U14])); 2)" office:value-type="string" office:string-value="05" calcext:value-type="string">
            <text:p>0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F19]; [Tables.$A$2:.$C$257]; 3; 1)" office:value-type="string" office:string-value="A4" calcext:value-type="string">
            <text:p>A4</text:p>
          </table:table-cell>
          <table:table-cell table:style-name="ce21" table:formula="of:=VLOOKUP([.G19]; [Tables.$A$2:.$C$257]; 3; 1)" office:value-type="string" office:string-value="68" calcext:value-type="string">
            <text:p>68</text:p>
          </table:table-cell>
          <table:table-cell table:style-name="ce21" table:formula="of:=VLOOKUP([.H19]; [Tables.$A$2:.$C$257]; 3; 1)" office:value-type="string" office:string-value="6B" calcext:value-type="string">
            <text:p>6B</text:p>
          </table:table-cell>
          <table:table-cell table:style-name="ce26" table:formula="of:=VLOOKUP([.I19]; [Tables.$A$2:.$C$257]; 3; 1)" office:value-type="string" office:string-value="02" calcext:value-type="string">
            <text:p>02</text:p>
          </table:table-cell>
          <table:table-cell table:style-name="ce15" table:formula="of:=[.J19]" office:value-type="string" office:string-value="49" calcext:value-type="string">
            <text:p>49</text:p>
          </table:table-cell>
          <table:table-cell table:style-name="ce21" table:formula="of:=[.K19]" office:value-type="string" office:string-value="45" calcext:value-type="string">
            <text:p>45</text:p>
          </table:table-cell>
          <table:table-cell table:style-name="ce21" table:formula="of:=[.L19]" office:value-type="string" office:string-value="7F" calcext:value-type="string">
            <text:p>7F</text:p>
          </table:table-cell>
          <table:table-cell table:style-name="ce26" table:formula="of:=[.M19]" office:value-type="string" office:string-value="77" calcext:value-type="string">
            <text:p>77</text:p>
          </table:table-cell>
          <table:table-cell table:style-name="ce15" table:formula="of:=DEC2HEX(BITXOR(BITXOR(HEX2DEC(VLOOKUP([.N19]; [Tables.$A$2:.$I$257]; 9; 1)); HEX2DEC(VLOOKUP([.N20]; [Tables.$A$2:.$G$257]; 7; 1))); BITXOR(HEX2DEC(VLOOKUP([.N21]; [Tables.$A$2:.$H$257]; 8; 1)); HEX2DEC(VLOOKUP([.N22]; [Tables.$A$2:.$F$257]; 6; 1)))); 2)" office:value-type="string" office:string-value="49" calcext:value-type="string">
            <text:p>49</text:p>
          </table:table-cell>
          <table:table-cell table:style-name="ce21" table:formula="of:=DEC2HEX(BITXOR(BITXOR(HEX2DEC(VLOOKUP([.O19]; [Tables.$A$2:.$I$257]; 9; 1)); HEX2DEC(VLOOKUP([.O20]; [Tables.$A$2:.$G$257]; 7; 1))); BITXOR(HEX2DEC(VLOOKUP([.O21]; [Tables.$A$2:.$H$257]; 8; 1)); HEX2DEC(VLOOKUP([.O22]; [Tables.$A$2:.$F$257]; 6; 1)))); 2)" office:value-type="string" office:string-value="45" calcext:value-type="string">
            <text:p>45</text:p>
          </table:table-cell>
          <table:table-cell table:style-name="ce21" table:formula="of:=DEC2HEX(BITXOR(BITXOR(HEX2DEC(VLOOKUP([.P19]; [Tables.$A$2:.$I$257]; 9; 1)); HEX2DEC(VLOOKUP([.P20]; [Tables.$A$2:.$G$257]; 7; 1))); BITXOR(HEX2DEC(VLOOKUP([.P21]; [Tables.$A$2:.$H$257]; 8; 1)); HEX2DEC(VLOOKUP([.P22]; [Tables.$A$2:.$F$257]; 6; 1)))); 2)" office:value-type="string" office:string-value="7F" calcext:value-type="string">
            <text:p>7F</text:p>
          </table:table-cell>
          <table:table-cell table:style-name="ce26" table:formula="of:=DEC2HEX(BITXOR(BITXOR(HEX2DEC(VLOOKUP([.Q19]; [Tables.$A$2:.$I$257]; 9; 1)); HEX2DEC(VLOOKUP([.Q20]; [Tables.$A$2:.$G$257]; 7; 1))); BITXOR(HEX2DEC(VLOOKUP([.Q21]; [Tables.$A$2:.$H$257]; 8; 1)); HEX2DEC(VLOOKUP([.Q22]; [Tables.$A$2:.$F$257]; 6; 1)))); 2)" office:value-type="string" office:string-value="77" calcext:value-type="string">
            <text:p>77</text:p>
          </table:table-cell>
          <table:table-cell table:style-name="ce15" table:formula="of:=DEC2HEX(BITXOR(HEX2DEC([.B23]); HEX2DEC([.R19])); 2)" office:value-type="string" office:string-value="58" calcext:value-type="string">
            <text:p>58</text:p>
          </table:table-cell>
          <table:table-cell table:style-name="ce21" table:formula="of:=DEC2HEX(BITXOR(HEX2DEC([.C23]); HEX2DEC([.S19])); 2)" office:value-type="string" office:string-value="1B" calcext:value-type="string">
            <text:p>1B</text:p>
          </table:table-cell>
          <table:table-cell table:style-name="ce21" table:formula="of:=DEC2HEX(BITXOR(HEX2DEC([.D23]); HEX2DEC([.T19])); 2)" office:value-type="string" office:string-value="DB" calcext:value-type="string">
            <text:p>DB</text:p>
          </table:table-cell>
          <table:table-cell table:style-name="ce26" table:formula="of:=DEC2HEX(BITXOR(HEX2DEC([.E23]); HEX2DEC([.U19])); 2)" office:value-type="string" office:string-value="1B" calcext:value-type="string">
            <text:p>1B</text:p>
          </table:table-cell>
          <table:table-cell table:style-name="ce15" table:formula="of:=DEC2HEX(BITXOR(BITXOR(HEX2DEC(VLOOKUP([.U16]; [Tables.$A$2:.$B$257]; 2; 1)); HEX2DEC([.V19])); HEX2DEC([.R15])); 2)" office:value-type="string" office:string-value="F2" calcext:value-type="string">
            <text:p>F2</text:p>
          </table:table-cell>
          <table:table-cell table:style-name="ce21" table:formula="of:=DEC2HEX(BITXOR(HEX2DEC([.R19]); HEX2DEC([.S15])); 2)" office:value-type="string" office:string-value="7A" calcext:value-type="string">
            <text:p>7A</text:p>
          </table:table-cell>
          <table:table-cell table:style-name="ce21" table:formula="of:=DEC2HEX(BITXOR(HEX2DEC([.S19]); HEX2DEC([.T15])); 2)" office:value-type="string" office:string-value="59" calcext:value-type="string">
            <text:p>59</text:p>
          </table:table-cell>
          <table:table-cell table:style-name="ce26" table:formula="of:=DEC2HEX(BITXOR(HEX2DEC([.T19]); HEX2DEC([.U15])); 2)" office:value-type="string" office:string-value="73" calcext:value-type="string">
            <text:p>73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0]; [Tables.$A$2:.$C$257]; 3; 1)" office:value-type="string" office:string-value="9C" calcext:value-type="string">
            <text:p>9C</text:p>
          </table:table-cell>
          <table:table-cell table:style-name="ce22" table:formula="of:=VLOOKUP([.G20]; [Tables.$A$2:.$C$257]; 3; 1)" office:value-type="string" office:string-value="9F" calcext:value-type="string">
            <text:p>9F</text:p>
          </table:table-cell>
          <table:table-cell table:style-name="ce22" table:formula="of:=VLOOKUP([.H20]; [Tables.$A$2:.$C$257]; 3; 1)" office:value-type="string" office:string-value="5B" calcext:value-type="string">
            <text:p>5B</text:p>
          </table:table-cell>
          <table:table-cell table:style-name="ce27" table:formula="of:=VLOOKUP([.I20]; [Tables.$A$2:.$C$257]; 3; 1)" office:value-type="string" office:string-value="6A" calcext:value-type="string">
            <text:p>6A</text:p>
          </table:table-cell>
          <table:table-cell table:style-name="ce16" table:formula="of:=[.M20]" office:value-type="string" office:string-value="DE" calcext:value-type="string">
            <text:p>DE</text:p>
          </table:table-cell>
          <table:table-cell table:style-name="ce22" table:formula="of:=[.J20]" office:value-type="string" office:string-value="DB" calcext:value-type="string">
            <text:p>DB</text:p>
          </table:table-cell>
          <table:table-cell table:style-name="ce22" table:formula="of:=[.K20]" office:value-type="string" office:string-value="39" calcext:value-type="string">
            <text:p>39</text:p>
          </table:table-cell>
          <table:table-cell table:style-name="ce27" table:formula="of:=[.L20]" office:value-type="string" office:string-value="02" calcext:value-type="string">
            <text:p>02</text:p>
          </table:table-cell>
          <table:table-cell table:style-name="ce16" table:formula="of:=DEC2HEX(BITXOR(BITXOR(HEX2DEC(VLOOKUP([.N20]; [Tables.$A$2:.$I$257]; 9; 1)); HEX2DEC(VLOOKUP([.N21]; [Tables.$A$2:.$G$257]; 7; 1))); BITXOR(HEX2DEC(VLOOKUP([.N22]; [Tables.$A$2:.$H$257]; 8; 1)); HEX2DEC(VLOOKUP([.N19]; [Tables.$A$2:.$F$257]; 6; 1)))); 2)" office:value-type="string" office:string-value="DB" calcext:value-type="string">
            <text:p>DB</text:p>
          </table:table-cell>
          <table:table-cell table:style-name="ce22" table:formula="of:=DEC2HEX(BITXOR(BITXOR(HEX2DEC(VLOOKUP([.O20]; [Tables.$A$2:.$I$257]; 9; 1)); HEX2DEC(VLOOKUP([.O21]; [Tables.$A$2:.$G$257]; 7; 1))); BITXOR(HEX2DEC(VLOOKUP([.O22]; [Tables.$A$2:.$H$257]; 8; 1)); HEX2DEC(VLOOKUP([.O19]; [Tables.$A$2:.$F$257]; 6; 1)))); 2)" office:value-type="string" office:string-value="39" calcext:value-type="string">
            <text:p>39</text:p>
          </table:table-cell>
          <table:table-cell table:style-name="ce22" table:formula="of:=DEC2HEX(BITXOR(BITXOR(HEX2DEC(VLOOKUP([.P20]; [Tables.$A$2:.$I$257]; 9; 1)); HEX2DEC(VLOOKUP([.P21]; [Tables.$A$2:.$G$257]; 7; 1))); BITXOR(HEX2DEC(VLOOKUP([.P22]; [Tables.$A$2:.$H$257]; 8; 1)); HEX2DEC(VLOOKUP([.P19]; [Tables.$A$2:.$F$257]; 6; 1)))); 2)" office:value-type="string" office:string-value="02" calcext:value-type="string">
            <text:p>02</text:p>
          </table:table-cell>
          <table:table-cell table:style-name="ce27" table:formula="of:=DEC2HEX(BITXOR(BITXOR(HEX2DEC(VLOOKUP([.Q20]; [Tables.$A$2:.$I$257]; 9; 1)); HEX2DEC(VLOOKUP([.Q21]; [Tables.$A$2:.$G$257]; 7; 1))); BITXOR(HEX2DEC(VLOOKUP([.Q22]; [Tables.$A$2:.$H$257]; 8; 1)); HEX2DEC(VLOOKUP([.Q19]; [Tables.$A$2:.$F$257]; 6; 1)))); 2)" office:value-type="string" office:string-value="DE" calcext:value-type="string">
            <text:p>DE</text:p>
          </table:table-cell>
          <table:table-cell table:style-name="ce16" table:formula="of:=DEC2HEX(BITXOR(HEX2DEC([.B24]); HEX2DEC([.R20])); 2)" office:value-type="string" office:string-value="4D" calcext:value-type="string">
            <text:p>4D</text:p>
          </table:table-cell>
          <table:table-cell table:style-name="ce22" table:formula="of:=DEC2HEX(BITXOR(HEX2DEC([.C24]); HEX2DEC([.S20])); 2)" office:value-type="string" office:string-value="4B" calcext:value-type="string">
            <text:p>4B</text:p>
          </table:table-cell>
          <table:table-cell table:style-name="ce22" table:formula="of:=DEC2HEX(BITXOR(HEX2DEC([.D24]); HEX2DEC([.T20])); 2)" office:value-type="string" office:string-value="E7" calcext:value-type="string">
            <text:p>E7</text:p>
          </table:table-cell>
          <table:table-cell table:style-name="ce27" table:formula="of:=DEC2HEX(BITXOR(HEX2DEC([.E24]); HEX2DEC([.U20])); 2)" office:value-type="string" office:string-value="6B" calcext:value-type="string">
            <text:p>6B</text:p>
          </table:table-cell>
          <table:table-cell table:style-name="ce16" table:formula="of:=DEC2HEX(BITXOR(HEX2DEC(VLOOKUP([.U17]; [Tables.$A$2:.$B$257]; 2; 1)); HEX2DEC([.R16])); 2)" office:value-type="string" office:string-value="C2" calcext:value-type="string">
            <text:p>C2</text:p>
          </table:table-cell>
          <table:table-cell table:style-name="ce22" table:formula="of:=DEC2HEX(BITXOR(HEX2DEC([.R20]); HEX2DEC([.S16])); 2)" office:value-type="string" office:string-value="96" calcext:value-type="string">
            <text:p>96</text:p>
          </table:table-cell>
          <table:table-cell table:style-name="ce22" table:formula="of:=DEC2HEX(BITXOR(HEX2DEC([.S20]); HEX2DEC([.T16])); 2)" office:value-type="string" office:string-value="35" calcext:value-type="string">
            <text:p>35</text:p>
          </table:table-cell>
          <table:table-cell table:style-name="ce27" table:formula="of:=DEC2HEX(BITXOR(HEX2DEC([.T20]); HEX2DEC([.U16])); 2)" office:value-type="string" office:string-value="59" calcext:value-type="string">
            <text:p>5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1]; [Tables.$A$2:.$C$257]; 3; 1)" office:value-type="string" office:string-value="7F" calcext:value-type="string">
            <text:p>7F</text:p>
          </table:table-cell>
          <table:table-cell table:style-name="ce22" table:formula="of:=VLOOKUP([.G21]; [Tables.$A$2:.$C$257]; 3; 1)" office:value-type="string" office:string-value="35" calcext:value-type="string">
            <text:p>35</text:p>
          </table:table-cell>
          <table:table-cell table:style-name="ce22" table:formula="of:=VLOOKUP([.H21]; [Tables.$A$2:.$C$257]; 3; 1)" office:value-type="string" office:string-value="EA" calcext:value-type="string">
            <text:p>EA</text:p>
          </table:table-cell>
          <table:table-cell table:style-name="ce27" table:formula="of:=VLOOKUP([.I21]; [Tables.$A$2:.$C$257]; 3; 1)" office:value-type="string" office:string-value="50" calcext:value-type="string">
            <text:p>50</text:p>
          </table:table-cell>
          <table:table-cell table:style-name="ce16" table:formula="of:=[.L21]" office:value-type="string" office:string-value="D2" calcext:value-type="string">
            <text:p>D2</text:p>
          </table:table-cell>
          <table:table-cell table:style-name="ce22" table:formula="of:=[.M21]" office:value-type="string" office:string-value="96" calcext:value-type="string">
            <text:p>96</text:p>
          </table:table-cell>
          <table:table-cell table:style-name="ce22" table:formula="of:=[.J21]" office:value-type="string" office:string-value="87" calcext:value-type="string">
            <text:p>87</text:p>
          </table:table-cell>
          <table:table-cell table:style-name="ce27" table:formula="of:=[.K21]" office:value-type="string" office:string-value="53" calcext:value-type="string">
            <text:p>53</text:p>
          </table:table-cell>
          <table:table-cell table:style-name="ce16" table:formula="of:=DEC2HEX(BITXOR(BITXOR(HEX2DEC(VLOOKUP([.N21]; [Tables.$A$2:.$I$257]; 9; 1)); HEX2DEC(VLOOKUP([.N22]; [Tables.$A$2:.$G$257]; 7; 1))); BITXOR(HEX2DEC(VLOOKUP([.N19]; [Tables.$A$2:.$H$257]; 8; 1)); HEX2DEC(VLOOKUP([.N20]; [Tables.$A$2:.$F$257]; 6; 1)))); 2)" office:value-type="string" office:string-value="87" calcext:value-type="string">
            <text:p>87</text:p>
          </table:table-cell>
          <table:table-cell table:style-name="ce22" table:formula="of:=DEC2HEX(BITXOR(BITXOR(HEX2DEC(VLOOKUP([.O21]; [Tables.$A$2:.$I$257]; 9; 1)); HEX2DEC(VLOOKUP([.O22]; [Tables.$A$2:.$G$257]; 7; 1))); BITXOR(HEX2DEC(VLOOKUP([.O19]; [Tables.$A$2:.$H$257]; 8; 1)); HEX2DEC(VLOOKUP([.O20]; [Tables.$A$2:.$F$257]; 6; 1)))); 2)" office:value-type="string" office:string-value="53" calcext:value-type="string">
            <text:p>53</text:p>
          </table:table-cell>
          <table:table-cell table:style-name="ce22" table:formula="of:=DEC2HEX(BITXOR(BITXOR(HEX2DEC(VLOOKUP([.P21]; [Tables.$A$2:.$I$257]; 9; 1)); HEX2DEC(VLOOKUP([.P22]; [Tables.$A$2:.$G$257]; 7; 1))); BITXOR(HEX2DEC(VLOOKUP([.P19]; [Tables.$A$2:.$H$257]; 8; 1)); HEX2DEC(VLOOKUP([.P20]; [Tables.$A$2:.$F$257]; 6; 1)))); 2)" office:value-type="string" office:string-value="D2" calcext:value-type="string">
            <text:p>D2</text:p>
          </table:table-cell>
          <table:table-cell table:style-name="ce27" table:formula="of:=DEC2HEX(BITXOR(BITXOR(HEX2DEC(VLOOKUP([.Q21]; [Tables.$A$2:.$I$257]; 9; 1)); HEX2DEC(VLOOKUP([.Q22]; [Tables.$A$2:.$G$257]; 7; 1))); BITXOR(HEX2DEC(VLOOKUP([.Q19]; [Tables.$A$2:.$H$257]; 8; 1)); HEX2DEC(VLOOKUP([.Q20]; [Tables.$A$2:.$F$257]; 6; 1)))); 2)" office:value-type="string" office:string-value="96" calcext:value-type="string">
            <text:p>96</text:p>
          </table:table-cell>
          <table:table-cell table:style-name="ce16" table:formula="of:=DEC2HEX(BITXOR(HEX2DEC([.B25]); HEX2DEC([.R21])); 2)" office:value-type="string" office:string-value="CA" calcext:value-type="string">
            <text:p>CA</text:p>
          </table:table-cell>
          <table:table-cell table:style-name="ce22" table:formula="of:=DEC2HEX(BITXOR(HEX2DEC([.C25]); HEX2DEC([.S21])); 2)" office:value-type="string" office:string-value="5A" calcext:value-type="string">
            <text:p>5A</text:p>
          </table:table-cell>
          <table:table-cell table:style-name="ce22" table:formula="of:=DEC2HEX(BITXOR(HEX2DEC([.D25]); HEX2DEC([.T21])); 2)" office:value-type="string" office:string-value="CA" calcext:value-type="string">
            <text:p>CA</text:p>
          </table:table-cell>
          <table:table-cell table:style-name="ce27" table:formula="of:=DEC2HEX(BITXOR(HEX2DEC([.E25]); HEX2DEC([.U21])); 2)" office:value-type="string" office:string-value="B0" calcext:value-type="string">
            <text:p>B0</text:p>
          </table:table-cell>
          <table:table-cell table:style-name="ce16" table:formula="of:=DEC2HEX(BITXOR(HEX2DEC(VLOOKUP([.U18]; [Tables.$A$2:.$B$257]; 2; 1)); HEX2DEC([.R17])); 2)" office:value-type="string" office:string-value="95" calcext:value-type="string">
            <text:p>95</text:p>
          </table:table-cell>
          <table:table-cell table:style-name="ce22" table:formula="of:=DEC2HEX(BITXOR(HEX2DEC([.R21]); HEX2DEC([.S17])); 2)" office:value-type="string" office:string-value="B9" calcext:value-type="string">
            <text:p>B9</text:p>
          </table:table-cell>
          <table:table-cell table:style-name="ce22" table:formula="of:=DEC2HEX(BITXOR(HEX2DEC([.S21]); HEX2DEC([.T17])); 2)" office:value-type="string" office:string-value="80" calcext:value-type="string">
            <text:p>80</text:p>
          </table:table-cell>
          <table:table-cell table:style-name="ce27" table:formula="of:=DEC2HEX(BITXOR(HEX2DEC([.T21]); HEX2DEC([.U17])); 2)" office:value-type="string" office:string-value="F6" calcext:value-type="string">
            <text:p>F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22]; [Tables.$A$2:.$C$257]; 3; 1)" office:value-type="string" office:string-value="F2" calcext:value-type="string">
            <text:p>F2</text:p>
          </table:table-cell>
          <table:table-cell table:style-name="ce23" table:formula="of:=VLOOKUP([.G22]; [Tables.$A$2:.$C$257]; 3; 1)" office:value-type="string" office:string-value="2B" calcext:value-type="string">
            <text:p>2B</text:p>
          </table:table-cell>
          <table:table-cell table:style-name="ce23" table:formula="of:=VLOOKUP([.H22]; [Tables.$A$2:.$C$257]; 3; 1)" office:value-type="string" office:string-value="43" calcext:value-type="string">
            <text:p>43</text:p>
          </table:table-cell>
          <table:table-cell table:style-name="ce28" table:formula="of:=VLOOKUP([.I22]; [Tables.$A$2:.$C$257]; 3; 1)" office:value-type="string" office:string-value="49" calcext:value-type="string">
            <text:p>49</text:p>
          </table:table-cell>
          <table:table-cell table:style-name="ce17" table:formula="of:=[.K22]" office:value-type="string" office:string-value="89" calcext:value-type="string">
            <text:p>89</text:p>
          </table:table-cell>
          <table:table-cell table:style-name="ce23" table:formula="of:=[.L22]" office:value-type="string" office:string-value="F1" calcext:value-type="string">
            <text:p>F1</text:p>
          </table:table-cell>
          <table:table-cell table:style-name="ce23" table:formula="of:=[.M22]" office:value-type="string" office:string-value="1A" calcext:value-type="string">
            <text:p>1A</text:p>
          </table:table-cell>
          <table:table-cell table:style-name="ce28" table:formula="of:=[.J22]" office:value-type="string" office:string-value="3B" calcext:value-type="string">
            <text:p>3B</text:p>
          </table:table-cell>
          <table:table-cell table:style-name="ce17" table:formula="of:=DEC2HEX(BITXOR(BITXOR(HEX2DEC(VLOOKUP([.N22]; [Tables.$A$2:.$I$257]; 9; 1)); HEX2DEC(VLOOKUP([.N19]; [Tables.$A$2:.$G$257]; 7; 1))); BITXOR(HEX2DEC(VLOOKUP([.N20]; [Tables.$A$2:.$H$257]; 8; 1)); HEX2DEC(VLOOKUP([.N21]; [Tables.$A$2:.$F$257]; 6; 1)))); 2)" office:value-type="string" office:string-value="3B" calcext:value-type="string">
            <text:p>3B</text:p>
          </table:table-cell>
          <table:table-cell table:style-name="ce23" table:formula="of:=DEC2HEX(BITXOR(BITXOR(HEX2DEC(VLOOKUP([.O22]; [Tables.$A$2:.$I$257]; 9; 1)); HEX2DEC(VLOOKUP([.O19]; [Tables.$A$2:.$G$257]; 7; 1))); BITXOR(HEX2DEC(VLOOKUP([.O20]; [Tables.$A$2:.$H$257]; 8; 1)); HEX2DEC(VLOOKUP([.O21]; [Tables.$A$2:.$F$257]; 6; 1)))); 2)" office:value-type="string" office:string-value="89" calcext:value-type="string">
            <text:p>89</text:p>
          </table:table-cell>
          <table:table-cell table:style-name="ce23" table:formula="of:=DEC2HEX(BITXOR(BITXOR(HEX2DEC(VLOOKUP([.P22]; [Tables.$A$2:.$I$257]; 9; 1)); HEX2DEC(VLOOKUP([.P19]; [Tables.$A$2:.$G$257]; 7; 1))); BITXOR(HEX2DEC(VLOOKUP([.P20]; [Tables.$A$2:.$H$257]; 8; 1)); HEX2DEC(VLOOKUP([.P21]; [Tables.$A$2:.$F$257]; 6; 1)))); 2)" office:value-type="string" office:string-value="F1" calcext:value-type="string">
            <text:p>F1</text:p>
          </table:table-cell>
          <table:table-cell table:style-name="ce28" table:formula="of:=DEC2HEX(BITXOR(BITXOR(HEX2DEC(VLOOKUP([.Q22]; [Tables.$A$2:.$I$257]; 9; 1)); HEX2DEC(VLOOKUP([.Q19]; [Tables.$A$2:.$G$257]; 7; 1))); BITXOR(HEX2DEC(VLOOKUP([.Q20]; [Tables.$A$2:.$H$257]; 8; 1)); HEX2DEC(VLOOKUP([.Q21]; [Tables.$A$2:.$F$257]; 6; 1)))); 2)" office:value-type="string" office:string-value="1A" calcext:value-type="string">
            <text:p>1A</text:p>
          </table:table-cell>
          <table:table-cell table:style-name="ce17" table:formula="of:=DEC2HEX(BITXOR(HEX2DEC([.B26]); HEX2DEC([.R22])); 2)" office:value-type="string" office:string-value="F1" calcext:value-type="string">
            <text:p>F1</text:p>
          </table:table-cell>
          <table:table-cell table:style-name="ce23" table:formula="of:=DEC2HEX(BITXOR(HEX2DEC([.C26]); HEX2DEC([.S22])); 2)" office:value-type="string" office:string-value="AC" calcext:value-type="string">
            <text:p>AC</text:p>
          </table:table-cell>
          <table:table-cell table:style-name="ce23" table:formula="of:=DEC2HEX(BITXOR(HEX2DEC([.D26]); HEX2DEC([.T22])); 2)" office:value-type="string" office:string-value="A8" calcext:value-type="string">
            <text:p>A8</text:p>
          </table:table-cell>
          <table:table-cell table:style-name="ce28" table:formula="of:=DEC2HEX(BITXOR(HEX2DEC([.E26]); HEX2DEC([.U22])); 2)" office:value-type="string" office:string-value="E5" calcext:value-type="string">
            <text:p>E5</text:p>
          </table:table-cell>
          <table:table-cell table:style-name="ce17" table:formula="of:=DEC2HEX(BITXOR(HEX2DEC(VLOOKUP([.U15]; [Tables.$A$2:.$B$257]; 2; 1)); HEX2DEC([.R18])); 2)" office:value-type="string" office:string-value="F2" calcext:value-type="string">
            <text:p>F2</text:p>
          </table:table-cell>
          <table:table-cell table:style-name="ce23" table:formula="of:=DEC2HEX(BITXOR(HEX2DEC([.R22]); HEX2DEC([.S18])); 2)" office:value-type="string" office:string-value="43" calcext:value-type="string">
            <text:p>43</text:p>
          </table:table-cell>
          <table:table-cell table:style-name="ce23" table:formula="of:=DEC2HEX(BITXOR(HEX2DEC([.S22]); HEX2DEC([.T18])); 2)" office:value-type="string" office:string-value="7A" calcext:value-type="string">
            <text:p>7A</text:p>
          </table:table-cell>
          <table:table-cell table:style-name="ce28" table:formula="of:=DEC2HEX(BITXOR(HEX2DEC([.T22]); HEX2DEC([.U18])); 2)" office:value-type="string" office:string-value="7F" calcext:value-type="string">
            <text:p>7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F23]; [Tables.$A$2:.$C$257]; 3; 1)" office:value-type="string" office:string-value="AA" calcext:value-type="string">
            <text:p>AA</text:p>
          </table:table-cell>
          <table:table-cell table:style-name="ce21" table:formula="of:=VLOOKUP([.G23]; [Tables.$A$2:.$C$257]; 3; 1)" office:value-type="string" office:string-value="61" calcext:value-type="string">
            <text:p>61</text:p>
          </table:table-cell>
          <table:table-cell table:style-name="ce21" table:formula="of:=VLOOKUP([.H23]; [Tables.$A$2:.$C$257]; 3; 1)" office:value-type="string" office:string-value="82" calcext:value-type="string">
            <text:p>82</text:p>
          </table:table-cell>
          <table:table-cell table:style-name="ce26" table:formula="of:=VLOOKUP([.I23]; [Tables.$A$2:.$C$257]; 3; 1)" office:value-type="string" office:string-value="68" calcext:value-type="string">
            <text:p>68</text:p>
          </table:table-cell>
          <table:table-cell table:style-name="ce15" table:formula="of:=[.J23]" office:value-type="string" office:string-value="AC" calcext:value-type="string">
            <text:p>AC</text:p>
          </table:table-cell>
          <table:table-cell table:style-name="ce21" table:formula="of:=[.K23]" office:value-type="string" office:string-value="EF" calcext:value-type="string">
            <text:p>EF</text:p>
          </table:table-cell>
          <table:table-cell table:style-name="ce21" table:formula="of:=[.L23]" office:value-type="string" office:string-value="13" calcext:value-type="string">
            <text:p>13</text:p>
          </table:table-cell>
          <table:table-cell table:style-name="ce26" table:formula="of:=[.M23]" office:value-type="string" office:string-value="45" calcext:value-type="string">
            <text:p>45</text:p>
          </table:table-cell>
          <table:table-cell table:style-name="ce15" table:formula="of:=DEC2HEX(BITXOR(BITXOR(HEX2DEC(VLOOKUP([.N23]; [Tables.$A$2:.$I$257]; 9; 1)); HEX2DEC(VLOOKUP([.N24]; [Tables.$A$2:.$G$257]; 7; 1))); BITXOR(HEX2DEC(VLOOKUP([.N25]; [Tables.$A$2:.$H$257]; 8; 1)); HEX2DEC(VLOOKUP([.N26]; [Tables.$A$2:.$F$257]; 6; 1)))); 2)" office:value-type="string" office:string-value="AC" calcext:value-type="string">
            <text:p>AC</text:p>
          </table:table-cell>
          <table:table-cell table:style-name="ce21" table:formula="of:=DEC2HEX(BITXOR(BITXOR(HEX2DEC(VLOOKUP([.O23]; [Tables.$A$2:.$I$257]; 9; 1)); HEX2DEC(VLOOKUP([.O24]; [Tables.$A$2:.$G$257]; 7; 1))); BITXOR(HEX2DEC(VLOOKUP([.O25]; [Tables.$A$2:.$H$257]; 8; 1)); HEX2DEC(VLOOKUP([.O26]; [Tables.$A$2:.$F$257]; 6; 1)))); 2)" office:value-type="string" office:string-value="EF" calcext:value-type="string">
            <text:p>EF</text:p>
          </table:table-cell>
          <table:table-cell table:style-name="ce21" table:formula="of:=DEC2HEX(BITXOR(BITXOR(HEX2DEC(VLOOKUP([.P23]; [Tables.$A$2:.$I$257]; 9; 1)); HEX2DEC(VLOOKUP([.P24]; [Tables.$A$2:.$G$257]; 7; 1))); BITXOR(HEX2DEC(VLOOKUP([.P25]; [Tables.$A$2:.$H$257]; 8; 1)); HEX2DEC(VLOOKUP([.P26]; [Tables.$A$2:.$F$257]; 6; 1)))); 2)" office:value-type="string" office:string-value="13" calcext:value-type="string">
            <text:p>13</text:p>
          </table:table-cell>
          <table:table-cell table:style-name="ce26" table:formula="of:=DEC2HEX(BITXOR(BITXOR(HEX2DEC(VLOOKUP([.Q23]; [Tables.$A$2:.$I$257]; 9; 1)); HEX2DEC(VLOOKUP([.Q24]; [Tables.$A$2:.$G$257]; 7; 1))); BITXOR(HEX2DEC(VLOOKUP([.Q25]; [Tables.$A$2:.$H$257]; 8; 1)); HEX2DEC(VLOOKUP([.Q26]; [Tables.$A$2:.$F$257]; 6; 1)))); 2)" office:value-type="string" office:string-value="45" calcext:value-type="string">
            <text:p>45</text:p>
          </table:table-cell>
          <table:table-cell table:style-name="ce15" table:formula="of:=DEC2HEX(BITXOR(HEX2DEC([.B27]); HEX2DEC([.R23])); 2)" office:value-type="string" office:string-value="75" calcext:value-type="string">
            <text:p>75</text:p>
          </table:table-cell>
          <table:table-cell table:style-name="ce21" table:formula="of:=DEC2HEX(BITXOR(HEX2DEC([.C27]); HEX2DEC([.S23])); 2)" office:value-type="string" office:string-value="20" calcext:value-type="string">
            <text:p>20</text:p>
          </table:table-cell>
          <table:table-cell table:style-name="ce21" table:formula="of:=DEC2HEX(BITXOR(HEX2DEC([.D27]); HEX2DEC([.T23])); 2)" office:value-type="string" office:string-value="53" calcext:value-type="string">
            <text:p>53</text:p>
          </table:table-cell>
          <table:table-cell table:style-name="ce26" table:formula="of:=DEC2HEX(BITXOR(HEX2DEC([.E27]); HEX2DEC([.U23])); 2)" office:value-type="string" office:string-value="BB" calcext:value-type="string">
            <text:p>BB</text:p>
          </table:table-cell>
          <table:table-cell table:style-name="ce15" table:formula="of:=DEC2HEX(BITXOR(BITXOR(HEX2DEC(VLOOKUP([.U20]; [Tables.$A$2:.$B$257]; 2; 1)); HEX2DEC([.V23])); HEX2DEC([.R19])); 2)" office:value-type="string" office:string-value="3D" calcext:value-type="string">
            <text:p>3D</text:p>
          </table:table-cell>
          <table:table-cell table:style-name="ce21" table:formula="of:=DEC2HEX(BITXOR(HEX2DEC([.R23]); HEX2DEC([.S19])); 2)" office:value-type="string" office:string-value="47" calcext:value-type="string">
            <text:p>47</text:p>
          </table:table-cell>
          <table:table-cell table:style-name="ce21" table:formula="of:=DEC2HEX(BITXOR(HEX2DEC([.S23]); HEX2DEC([.T19])); 2)" office:value-type="string" office:string-value="1E" calcext:value-type="string">
            <text:p>1E</text:p>
          </table:table-cell>
          <table:table-cell table:style-name="ce26" table:formula="of:=DEC2HEX(BITXOR(HEX2DEC([.T23]); HEX2DEC([.U19])); 2)" office:value-type="string" office:string-value="6D" calcext:value-type="string">
            <text:p>6D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4]; [Tables.$A$2:.$C$257]; 3; 1)" office:value-type="string" office:string-value="8F" calcext:value-type="string">
            <text:p>8F</text:p>
          </table:table-cell>
          <table:table-cell table:style-name="ce22" table:formula="of:=VLOOKUP([.G24]; [Tables.$A$2:.$C$257]; 3; 1)" office:value-type="string" office:string-value="DD" calcext:value-type="string">
            <text:p>DD</text:p>
          </table:table-cell>
          <table:table-cell table:style-name="ce22" table:formula="of:=VLOOKUP([.H24]; [Tables.$A$2:.$C$257]; 3; 1)" office:value-type="string" office:string-value="D2" calcext:value-type="string">
            <text:p>D2</text:p>
          </table:table-cell>
          <table:table-cell table:style-name="ce27" table:formula="of:=VLOOKUP([.I24]; [Tables.$A$2:.$C$257]; 3; 1)" office:value-type="string" office:string-value="32" calcext:value-type="string">
            <text:p>32</text:p>
          </table:table-cell>
          <table:table-cell table:style-name="ce16" table:formula="of:=[.M24]" office:value-type="string" office:string-value="73" calcext:value-type="string">
            <text:p>73</text:p>
          </table:table-cell>
          <table:table-cell table:style-name="ce22" table:formula="of:=[.J24]" office:value-type="string" office:string-value="C1" calcext:value-type="string">
            <text:p>C1</text:p>
          </table:table-cell>
          <table:table-cell table:style-name="ce22" table:formula="of:=[.K24]" office:value-type="string" office:string-value="B5" calcext:value-type="string">
            <text:p>B5</text:p>
          </table:table-cell>
          <table:table-cell table:style-name="ce27" table:formula="of:=[.L24]" office:value-type="string" office:string-value="23" calcext:value-type="string">
            <text:p>23</text:p>
          </table:table-cell>
          <table:table-cell table:style-name="ce16" table:formula="of:=DEC2HEX(BITXOR(BITXOR(HEX2DEC(VLOOKUP([.N24]; [Tables.$A$2:.$I$257]; 9; 1)); HEX2DEC(VLOOKUP([.N25]; [Tables.$A$2:.$G$257]; 7; 1))); BITXOR(HEX2DEC(VLOOKUP([.N26]; [Tables.$A$2:.$H$257]; 8; 1)); HEX2DEC(VLOOKUP([.N23]; [Tables.$A$2:.$F$257]; 6; 1)))); 2)" office:value-type="string" office:string-value="C1" calcext:value-type="string">
            <text:p>C1</text:p>
          </table:table-cell>
          <table:table-cell table:style-name="ce22" table:formula="of:=DEC2HEX(BITXOR(BITXOR(HEX2DEC(VLOOKUP([.O24]; [Tables.$A$2:.$I$257]; 9; 1)); HEX2DEC(VLOOKUP([.O25]; [Tables.$A$2:.$G$257]; 7; 1))); BITXOR(HEX2DEC(VLOOKUP([.O26]; [Tables.$A$2:.$H$257]; 8; 1)); HEX2DEC(VLOOKUP([.O23]; [Tables.$A$2:.$F$257]; 6; 1)))); 2)" office:value-type="string" office:string-value="B5" calcext:value-type="string">
            <text:p>B5</text:p>
          </table:table-cell>
          <table:table-cell table:style-name="ce22" table:formula="of:=DEC2HEX(BITXOR(BITXOR(HEX2DEC(VLOOKUP([.P24]; [Tables.$A$2:.$I$257]; 9; 1)); HEX2DEC(VLOOKUP([.P25]; [Tables.$A$2:.$G$257]; 7; 1))); BITXOR(HEX2DEC(VLOOKUP([.P26]; [Tables.$A$2:.$H$257]; 8; 1)); HEX2DEC(VLOOKUP([.P23]; [Tables.$A$2:.$F$257]; 6; 1)))); 2)" office:value-type="string" office:string-value="23" calcext:value-type="string">
            <text:p>23</text:p>
          </table:table-cell>
          <table:table-cell table:style-name="ce27" table:formula="of:=DEC2HEX(BITXOR(BITXOR(HEX2DEC(VLOOKUP([.Q24]; [Tables.$A$2:.$I$257]; 9; 1)); HEX2DEC(VLOOKUP([.Q25]; [Tables.$A$2:.$G$257]; 7; 1))); BITXOR(HEX2DEC(VLOOKUP([.Q26]; [Tables.$A$2:.$H$257]; 8; 1)); HEX2DEC(VLOOKUP([.Q23]; [Tables.$A$2:.$F$257]; 6; 1)))); 2)" office:value-type="string" office:string-value="73" calcext:value-type="string">
            <text:p>73</text:p>
          </table:table-cell>
          <table:table-cell table:style-name="ce16" table:formula="of:=DEC2HEX(BITXOR(HEX2DEC([.B28]); HEX2DEC([.R24])); 2)" office:value-type="string" office:string-value="EC" calcext:value-type="string">
            <text:p>EC</text:p>
          </table:table-cell>
          <table:table-cell table:style-name="ce22" table:formula="of:=DEC2HEX(BITXOR(HEX2DEC([.C28]); HEX2DEC([.S24])); 2)" office:value-type="string" office:string-value="0B" calcext:value-type="string">
            <text:p>0B</text:p>
          </table:table-cell>
          <table:table-cell table:style-name="ce22" table:formula="of:=DEC2HEX(BITXOR(HEX2DEC([.D28]); HEX2DEC([.T24])); 2)" office:value-type="string" office:string-value="C0" calcext:value-type="string">
            <text:p>C0</text:p>
          </table:table-cell>
          <table:table-cell table:style-name="ce27" table:formula="of:=DEC2HEX(BITXOR(HEX2DEC([.E28]); HEX2DEC([.U24])); 2)" office:value-type="string" office:string-value="25" calcext:value-type="string">
            <text:p>25</text:p>
          </table:table-cell>
          <table:table-cell table:style-name="ce16" table:formula="of:=DEC2HEX(BITXOR(HEX2DEC(VLOOKUP([.U21]; [Tables.$A$2:.$B$257]; 2; 1)); HEX2DEC([.R20])); 2)" office:value-type="string" office:string-value="80" calcext:value-type="string">
            <text:p>80</text:p>
          </table:table-cell>
          <table:table-cell table:style-name="ce22" table:formula="of:=DEC2HEX(BITXOR(HEX2DEC([.R24]); HEX2DEC([.S20])); 2)" office:value-type="string" office:string-value="16" calcext:value-type="string">
            <text:p>16</text:p>
          </table:table-cell>
          <table:table-cell table:style-name="ce22" table:formula="of:=DEC2HEX(BITXOR(HEX2DEC([.S24]); HEX2DEC([.T20])); 2)" office:value-type="string" office:string-value="23" calcext:value-type="string">
            <text:p>23</text:p>
          </table:table-cell>
          <table:table-cell table:style-name="ce27" table:formula="of:=DEC2HEX(BITXOR(HEX2DEC([.T24]); HEX2DEC([.U20])); 2)" office:value-type="string" office:string-value="7A" calcext:value-type="string">
            <text:p>7A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5]; [Tables.$A$2:.$C$257]; 3; 1)" office:value-type="string" office:string-value="5F" calcext:value-type="string">
            <text:p>5F</text:p>
          </table:table-cell>
          <table:table-cell table:style-name="ce22" table:formula="of:=VLOOKUP([.G25]; [Tables.$A$2:.$C$257]; 3; 1)" office:value-type="string" office:string-value="E3" calcext:value-type="string">
            <text:p>E3</text:p>
          </table:table-cell>
          <table:table-cell table:style-name="ce22" table:formula="of:=VLOOKUP([.H25]; [Tables.$A$2:.$C$257]; 3; 1)" office:value-type="string" office:string-value="4A" calcext:value-type="string">
            <text:p>4A</text:p>
          </table:table-cell>
          <table:table-cell table:style-name="ce27" table:formula="of:=VLOOKUP([.I25]; [Tables.$A$2:.$C$257]; 3; 1)" office:value-type="string" office:string-value="46" calcext:value-type="string">
            <text:p>46</text:p>
          </table:table-cell>
          <table:table-cell table:style-name="ce16" table:formula="of:=[.L25]" office:value-type="string" office:string-value="CF" calcext:value-type="string">
            <text:p>CF</text:p>
          </table:table-cell>
          <table:table-cell table:style-name="ce22" table:formula="of:=[.M25]" office:value-type="string" office:string-value="11" calcext:value-type="string">
            <text:p>11</text:p>
          </table:table-cell>
          <table:table-cell table:style-name="ce22" table:formula="of:=[.J25]" office:value-type="string" office:string-value="D6" calcext:value-type="string">
            <text:p>D6</text:p>
          </table:table-cell>
          <table:table-cell table:style-name="ce27" table:formula="of:=[.K25]" office:value-type="string" office:string-value="5A" calcext:value-type="string">
            <text:p>5A</text:p>
          </table:table-cell>
          <table:table-cell table:style-name="ce16" table:formula="of:=DEC2HEX(BITXOR(BITXOR(HEX2DEC(VLOOKUP([.N25]; [Tables.$A$2:.$I$257]; 9; 1)); HEX2DEC(VLOOKUP([.N26]; [Tables.$A$2:.$G$257]; 7; 1))); BITXOR(HEX2DEC(VLOOKUP([.N23]; [Tables.$A$2:.$H$257]; 8; 1)); HEX2DEC(VLOOKUP([.N24]; [Tables.$A$2:.$F$257]; 6; 1)))); 2)" office:value-type="string" office:string-value="D6" calcext:value-type="string">
            <text:p>D6</text:p>
          </table:table-cell>
          <table:table-cell table:style-name="ce22" table:formula="of:=DEC2HEX(BITXOR(BITXOR(HEX2DEC(VLOOKUP([.O25]; [Tables.$A$2:.$I$257]; 9; 1)); HEX2DEC(VLOOKUP([.O26]; [Tables.$A$2:.$G$257]; 7; 1))); BITXOR(HEX2DEC(VLOOKUP([.O23]; [Tables.$A$2:.$H$257]; 8; 1)); HEX2DEC(VLOOKUP([.O24]; [Tables.$A$2:.$F$257]; 6; 1)))); 2)" office:value-type="string" office:string-value="5A" calcext:value-type="string">
            <text:p>5A</text:p>
          </table:table-cell>
          <table:table-cell table:style-name="ce22" table:formula="of:=DEC2HEX(BITXOR(BITXOR(HEX2DEC(VLOOKUP([.P25]; [Tables.$A$2:.$I$257]; 9; 1)); HEX2DEC(VLOOKUP([.P26]; [Tables.$A$2:.$G$257]; 7; 1))); BITXOR(HEX2DEC(VLOOKUP([.P23]; [Tables.$A$2:.$H$257]; 8; 1)); HEX2DEC(VLOOKUP([.P24]; [Tables.$A$2:.$F$257]; 6; 1)))); 2)" office:value-type="string" office:string-value="CF" calcext:value-type="string">
            <text:p>CF</text:p>
          </table:table-cell>
          <table:table-cell table:style-name="ce27" table:formula="of:=DEC2HEX(BITXOR(BITXOR(HEX2DEC(VLOOKUP([.Q25]; [Tables.$A$2:.$I$257]; 9; 1)); HEX2DEC(VLOOKUP([.Q26]; [Tables.$A$2:.$G$257]; 7; 1))); BITXOR(HEX2DEC(VLOOKUP([.Q23]; [Tables.$A$2:.$H$257]; 8; 1)); HEX2DEC(VLOOKUP([.Q24]; [Tables.$A$2:.$F$257]; 6; 1)))); 2)" office:value-type="string" office:string-value="11" calcext:value-type="string">
            <text:p>11</text:p>
          </table:table-cell>
          <table:table-cell table:style-name="ce16" table:formula="of:=DEC2HEX(BITXOR(HEX2DEC([.B29]); HEX2DEC([.R25])); 2)" office:value-type="string" office:string-value="09" calcext:value-type="string">
            <text:p>09</text:p>
          </table:table-cell>
          <table:table-cell table:style-name="ce22" table:formula="of:=DEC2HEX(BITXOR(HEX2DEC([.C29]); HEX2DEC([.S25])); 2)" office:value-type="string" office:string-value="63" calcext:value-type="string">
            <text:p>63</text:p>
          </table:table-cell>
          <table:table-cell table:style-name="ce22" table:formula="of:=DEC2HEX(BITXOR(HEX2DEC([.D29]); HEX2DEC([.T25])); 2)" office:value-type="string" office:string-value="CF" calcext:value-type="string">
            <text:p>CF</text:p>
          </table:table-cell>
          <table:table-cell table:style-name="ce27" table:formula="of:=DEC2HEX(BITXOR(HEX2DEC([.E29]); HEX2DEC([.U25])); 2)" office:value-type="string" office:string-value="D0" calcext:value-type="string">
            <text:p>D0</text:p>
          </table:table-cell>
          <table:table-cell table:style-name="ce16" table:formula="of:=DEC2HEX(BITXOR(HEX2DEC(VLOOKUP([.U22]; [Tables.$A$2:.$B$257]; 2; 1)); HEX2DEC([.R21])); 2)" office:value-type="string" office:string-value="47" calcext:value-type="string">
            <text:p>47</text:p>
          </table:table-cell>
          <table:table-cell table:style-name="ce22" table:formula="of:=DEC2HEX(BITXOR(HEX2DEC([.R25]); HEX2DEC([.S21])); 2)" office:value-type="string" office:string-value="FE" calcext:value-type="string">
            <text:p>FE</text:p>
          </table:table-cell>
          <table:table-cell table:style-name="ce22" table:formula="of:=DEC2HEX(BITXOR(HEX2DEC([.S25]); HEX2DEC([.T21])); 2)" office:value-type="string" office:string-value="7E" calcext:value-type="string">
            <text:p>7E</text:p>
          </table:table-cell>
          <table:table-cell table:style-name="ce27" table:formula="of:=DEC2HEX(BITXOR(HEX2DEC([.T25]); HEX2DEC([.U21])); 2)" office:value-type="string" office:string-value="88" calcext:value-type="string">
            <text:p>8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26]; [Tables.$A$2:.$C$257]; 3; 1)" office:value-type="string" office:string-value="03" calcext:value-type="string">
            <text:p>03</text:p>
          </table:table-cell>
          <table:table-cell table:style-name="ce23" table:formula="of:=VLOOKUP([.G26]; [Tables.$A$2:.$C$257]; 3; 1)" office:value-type="string" office:string-value="EF" calcext:value-type="string">
            <text:p>EF</text:p>
          </table:table-cell>
          <table:table-cell table:style-name="ce23" table:formula="of:=VLOOKUP([.H26]; [Tables.$A$2:.$C$257]; 3; 1)" office:value-type="string" office:string-value="D2" calcext:value-type="string">
            <text:p>D2</text:p>
          </table:table-cell>
          <table:table-cell table:style-name="ce28" table:formula="of:=VLOOKUP([.I26]; [Tables.$A$2:.$C$257]; 3; 1)" office:value-type="string" office:string-value="9A" calcext:value-type="string">
            <text:p>9A</text:p>
          </table:table-cell>
          <table:table-cell table:style-name="ce17" table:formula="of:=[.K26]" office:value-type="string" office:string-value="7B" calcext:value-type="string">
            <text:p>7B</text:p>
          </table:table-cell>
          <table:table-cell table:style-name="ce23" table:formula="of:=[.L26]" office:value-type="string" office:string-value="DF" calcext:value-type="string">
            <text:p>DF</text:p>
          </table:table-cell>
          <table:table-cell table:style-name="ce23" table:formula="of:=[.M26]" office:value-type="string" office:string-value="B5" calcext:value-type="string">
            <text:p>B5</text:p>
          </table:table-cell>
          <table:table-cell table:style-name="ce28" table:formula="of:=[.J26]" office:value-type="string" office:string-value="B8" calcext:value-type="string">
            <text:p>B8</text:p>
          </table:table-cell>
          <table:table-cell table:style-name="ce17" table:formula="of:=DEC2HEX(BITXOR(BITXOR(HEX2DEC(VLOOKUP([.N26]; [Tables.$A$2:.$I$257]; 9; 1)); HEX2DEC(VLOOKUP([.N23]; [Tables.$A$2:.$G$257]; 7; 1))); BITXOR(HEX2DEC(VLOOKUP([.N24]; [Tables.$A$2:.$H$257]; 8; 1)); HEX2DEC(VLOOKUP([.N25]; [Tables.$A$2:.$F$257]; 6; 1)))); 2)" office:value-type="string" office:string-value="B8" calcext:value-type="string">
            <text:p>B8</text:p>
          </table:table-cell>
          <table:table-cell table:style-name="ce23" table:formula="of:=DEC2HEX(BITXOR(BITXOR(HEX2DEC(VLOOKUP([.O26]; [Tables.$A$2:.$I$257]; 9; 1)); HEX2DEC(VLOOKUP([.O23]; [Tables.$A$2:.$G$257]; 7; 1))); BITXOR(HEX2DEC(VLOOKUP([.O24]; [Tables.$A$2:.$H$257]; 8; 1)); HEX2DEC(VLOOKUP([.O25]; [Tables.$A$2:.$F$257]; 6; 1)))); 2)" office:value-type="string" office:string-value="7B" calcext:value-type="string">
            <text:p>7B</text:p>
          </table:table-cell>
          <table:table-cell table:style-name="ce23" table:formula="of:=DEC2HEX(BITXOR(BITXOR(HEX2DEC(VLOOKUP([.P26]; [Tables.$A$2:.$I$257]; 9; 1)); HEX2DEC(VLOOKUP([.P23]; [Tables.$A$2:.$G$257]; 7; 1))); BITXOR(HEX2DEC(VLOOKUP([.P24]; [Tables.$A$2:.$H$257]; 8; 1)); HEX2DEC(VLOOKUP([.P25]; [Tables.$A$2:.$F$257]; 6; 1)))); 2)" office:value-type="string" office:string-value="DF" calcext:value-type="string">
            <text:p>DF</text:p>
          </table:table-cell>
          <table:table-cell table:style-name="ce28" table:formula="of:=DEC2HEX(BITXOR(BITXOR(HEX2DEC(VLOOKUP([.Q26]; [Tables.$A$2:.$I$257]; 9; 1)); HEX2DEC(VLOOKUP([.Q23]; [Tables.$A$2:.$G$257]; 7; 1))); BITXOR(HEX2DEC(VLOOKUP([.Q24]; [Tables.$A$2:.$H$257]; 8; 1)); HEX2DEC(VLOOKUP([.Q25]; [Tables.$A$2:.$F$257]; 6; 1)))); 2)" office:value-type="string" office:string-value="B5" calcext:value-type="string">
            <text:p>B5</text:p>
          </table:table-cell>
          <table:table-cell table:style-name="ce17" table:formula="of:=DEC2HEX(BITXOR(HEX2DEC([.B30]); HEX2DEC([.R26])); 2)" office:value-type="string" office:string-value="93" calcext:value-type="string">
            <text:p>93</text:p>
          </table:table-cell>
          <table:table-cell table:style-name="ce23" table:formula="of:=DEC2HEX(BITXOR(HEX2DEC([.C30]); HEX2DEC([.S26])); 2)" office:value-type="string" office:string-value="33" calcext:value-type="string">
            <text:p>33</text:p>
          </table:table-cell>
          <table:table-cell table:style-name="ce23" table:formula="of:=DEC2HEX(BITXOR(HEX2DEC([.D30]); HEX2DEC([.T26])); 2)" office:value-type="string" office:string-value="7C" calcext:value-type="string">
            <text:p>7C</text:p>
          </table:table-cell>
          <table:table-cell table:style-name="ce28" table:formula="of:=DEC2HEX(BITXOR(HEX2DEC([.E30]); HEX2DEC([.U26])); 2)" office:value-type="string" office:string-value="DC" calcext:value-type="string">
            <text:p>DC</text:p>
          </table:table-cell>
          <table:table-cell table:style-name="ce17" table:formula="of:=DEC2HEX(BITXOR(HEX2DEC(VLOOKUP([.U19]; [Tables.$A$2:.$B$257]; 2; 1)); HEX2DEC([.R22])); 2)" office:value-type="string" office:string-value="7D" calcext:value-type="string">
            <text:p>7D</text:p>
          </table:table-cell>
          <table:table-cell table:style-name="ce23" table:formula="of:=DEC2HEX(BITXOR(HEX2DEC([.R26]); HEX2DEC([.S22])); 2)" office:value-type="string" office:string-value="3E" calcext:value-type="string">
            <text:p>3E</text:p>
          </table:table-cell>
          <table:table-cell table:style-name="ce23" table:formula="of:=DEC2HEX(BITXOR(HEX2DEC([.S26]); HEX2DEC([.T22])); 2)" office:value-type="string" office:string-value="44" calcext:value-type="string">
            <text:p>44</text:p>
          </table:table-cell>
          <table:table-cell table:style-name="ce28" table:formula="of:=DEC2HEX(BITXOR(HEX2DEC([.T26]); HEX2DEC([.U22])); 2)" office:value-type="string" office:string-value="3B" calcext:value-type="string">
            <text:p>3B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F27]; [Tables.$A$2:.$C$257]; 3; 1)" office:value-type="string" office:string-value="48" calcext:value-type="string">
            <text:p>48</text:p>
          </table:table-cell>
          <table:table-cell table:style-name="ce21" table:formula="of:=VLOOKUP([.G27]; [Tables.$A$2:.$C$257]; 3; 1)" office:value-type="string" office:string-value="67" calcext:value-type="string">
            <text:p>67</text:p>
          </table:table-cell>
          <table:table-cell table:style-name="ce21" table:formula="of:=VLOOKUP([.H27]; [Tables.$A$2:.$C$257]; 3; 1)" office:value-type="string" office:string-value="4D" calcext:value-type="string">
            <text:p>4D</text:p>
          </table:table-cell>
          <table:table-cell table:style-name="ce26" table:formula="of:=VLOOKUP([.I27]; [Tables.$A$2:.$C$257]; 3; 1)" office:value-type="string" office:string-value="D6" calcext:value-type="string">
            <text:p>D6</text:p>
          </table:table-cell>
          <table:table-cell table:style-name="ce15" table:formula="of:=[.J27]" office:value-type="string" office:string-value="52" calcext:value-type="string">
            <text:p>52</text:p>
          </table:table-cell>
          <table:table-cell table:style-name="ce21" table:formula="of:=[.K27]" office:value-type="string" office:string-value="85" calcext:value-type="string">
            <text:p>85</text:p>
          </table:table-cell>
          <table:table-cell table:style-name="ce21" table:formula="of:=[.L27]" office:value-type="string" office:string-value="E3" calcext:value-type="string">
            <text:p>E3</text:p>
          </table:table-cell>
          <table:table-cell table:style-name="ce26" table:formula="of:=[.M27]" office:value-type="string" office:string-value="F6" calcext:value-type="string">
            <text:p>F6</text:p>
          </table:table-cell>
          <table:table-cell table:style-name="ce15" table:formula="of:=DEC2HEX(BITXOR(BITXOR(HEX2DEC(VLOOKUP([.N27]; [Tables.$A$2:.$I$257]; 9; 1)); HEX2DEC(VLOOKUP([.N28]; [Tables.$A$2:.$G$257]; 7; 1))); BITXOR(HEX2DEC(VLOOKUP([.N29]; [Tables.$A$2:.$H$257]; 8; 1)); HEX2DEC(VLOOKUP([.N30]; [Tables.$A$2:.$F$257]; 6; 1)))); 2)" office:value-type="string" office:string-value="52" calcext:value-type="string">
            <text:p>52</text:p>
          </table:table-cell>
          <table:table-cell table:style-name="ce21" table:formula="of:=DEC2HEX(BITXOR(BITXOR(HEX2DEC(VLOOKUP([.O27]; [Tables.$A$2:.$I$257]; 9; 1)); HEX2DEC(VLOOKUP([.O28]; [Tables.$A$2:.$G$257]; 7; 1))); BITXOR(HEX2DEC(VLOOKUP([.O29]; [Tables.$A$2:.$H$257]; 8; 1)); HEX2DEC(VLOOKUP([.O30]; [Tables.$A$2:.$F$257]; 6; 1)))); 2)" office:value-type="string" office:string-value="85" calcext:value-type="string">
            <text:p>85</text:p>
          </table:table-cell>
          <table:table-cell table:style-name="ce21" table:formula="of:=DEC2HEX(BITXOR(BITXOR(HEX2DEC(VLOOKUP([.P27]; [Tables.$A$2:.$I$257]; 9; 1)); HEX2DEC(VLOOKUP([.P28]; [Tables.$A$2:.$G$257]; 7; 1))); BITXOR(HEX2DEC(VLOOKUP([.P29]; [Tables.$A$2:.$H$257]; 8; 1)); HEX2DEC(VLOOKUP([.P30]; [Tables.$A$2:.$F$257]; 6; 1)))); 2)" office:value-type="string" office:string-value="E3" calcext:value-type="string">
            <text:p>E3</text:p>
          </table:table-cell>
          <table:table-cell table:style-name="ce26" table:formula="of:=DEC2HEX(BITXOR(BITXOR(HEX2DEC(VLOOKUP([.Q27]; [Tables.$A$2:.$I$257]; 9; 1)); HEX2DEC(VLOOKUP([.Q28]; [Tables.$A$2:.$G$257]; 7; 1))); BITXOR(HEX2DEC(VLOOKUP([.Q29]; [Tables.$A$2:.$H$257]; 8; 1)); HEX2DEC(VLOOKUP([.Q30]; [Tables.$A$2:.$F$257]; 6; 1)))); 2)" office:value-type="string" office:string-value="F6" calcext:value-type="string">
            <text:p>F6</text:p>
          </table:table-cell>
          <table:table-cell table:style-name="ce15" table:formula="of:=DEC2HEX(BITXOR(HEX2DEC([.B31]); HEX2DEC([.R27])); 2)" office:value-type="string" office:string-value="0F" calcext:value-type="string">
            <text:p>0F</text:p>
          </table:table-cell>
          <table:table-cell table:style-name="ce21" table:formula="of:=DEC2HEX(BITXOR(HEX2DEC([.C31]); HEX2DEC([.S27])); 2)" office:value-type="string" office:string-value="60" calcext:value-type="string">
            <text:p>60</text:p>
          </table:table-cell>
          <table:table-cell table:style-name="ce21" table:formula="of:=DEC2HEX(BITXOR(HEX2DEC([.D31]); HEX2DEC([.T27])); 2)" office:value-type="string" office:string-value="6F" calcext:value-type="string">
            <text:p>6F</text:p>
          </table:table-cell>
          <table:table-cell table:style-name="ce26" table:formula="of:=DEC2HEX(BITXOR(HEX2DEC([.E31]); HEX2DEC([.U27])); 2)" office:value-type="string" office:string-value="5E" calcext:value-type="string">
            <text:p>5E</text:p>
          </table:table-cell>
          <table:table-cell table:style-name="ce15" table:formula="of:=DEC2HEX(BITXOR(BITXOR(HEX2DEC(VLOOKUP([.U24]; [Tables.$A$2:.$B$257]; 2; 1)); HEX2DEC([.V27])); HEX2DEC([.R23])); 2)" office:value-type="string" office:string-value="EF" calcext:value-type="string">
            <text:p>EF</text:p>
          </table:table-cell>
          <table:table-cell table:style-name="ce21" table:formula="of:=DEC2HEX(BITXOR(HEX2DEC([.R27]); HEX2DEC([.S23])); 2)" office:value-type="string" office:string-value="A8" calcext:value-type="string">
            <text:p>A8</text:p>
          </table:table-cell>
          <table:table-cell table:style-name="ce21" table:formula="of:=DEC2HEX(BITXOR(HEX2DEC([.S27]); HEX2DEC([.T23])); 2)" office:value-type="string" office:string-value="B6" calcext:value-type="string">
            <text:p>B6</text:p>
          </table:table-cell>
          <table:table-cell table:style-name="ce26" table:formula="of:=DEC2HEX(BITXOR(HEX2DEC([.T27]); HEX2DEC([.U23])); 2)" office:value-type="string" office:string-value="DB" calcext:value-type="string">
            <text:p>DB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8]; [Tables.$A$2:.$C$257]; 3; 1)" office:value-type="string" office:string-value="6C" calcext:value-type="string">
            <text:p>6C</text:p>
          </table:table-cell>
          <table:table-cell table:style-name="ce22" table:formula="of:=VLOOKUP([.G28]; [Tables.$A$2:.$C$257]; 3; 1)" office:value-type="string" office:string-value="1D" calcext:value-type="string">
            <text:p>1D</text:p>
          </table:table-cell>
          <table:table-cell table:style-name="ce22" table:formula="of:=VLOOKUP([.H28]; [Tables.$A$2:.$C$257]; 3; 1)" office:value-type="string" office:string-value="E3" calcext:value-type="string">
            <text:p>E3</text:p>
          </table:table-cell>
          <table:table-cell table:style-name="ce27" table:formula="of:=VLOOKUP([.I28]; [Tables.$A$2:.$C$257]; 3; 1)" office:value-type="string" office:string-value="5F" calcext:value-type="string">
            <text:p>5F</text:p>
          </table:table-cell>
          <table:table-cell table:style-name="ce16" table:formula="of:=[.M28]" office:value-type="string" office:string-value="50" calcext:value-type="string">
            <text:p>50</text:p>
          </table:table-cell>
          <table:table-cell table:style-name="ce22" table:formula="of:=[.J28]" office:value-type="string" office:string-value="A4" calcext:value-type="string">
            <text:p>A4</text:p>
          </table:table-cell>
          <table:table-cell table:style-name="ce22" table:formula="of:=[.K28]" office:value-type="string" office:string-value="11" calcext:value-type="string">
            <text:p>11</text:p>
          </table:table-cell>
          <table:table-cell table:style-name="ce27" table:formula="of:=[.L28]" office:value-type="string" office:string-value="CF" calcext:value-type="string">
            <text:p>CF</text:p>
          </table:table-cell>
          <table:table-cell table:style-name="ce16" table:formula="of:=DEC2HEX(BITXOR(BITXOR(HEX2DEC(VLOOKUP([.N28]; [Tables.$A$2:.$I$257]; 9; 1)); HEX2DEC(VLOOKUP([.N29]; [Tables.$A$2:.$G$257]; 7; 1))); BITXOR(HEX2DEC(VLOOKUP([.N30]; [Tables.$A$2:.$H$257]; 8; 1)); HEX2DEC(VLOOKUP([.N27]; [Tables.$A$2:.$F$257]; 6; 1)))); 2)" office:value-type="string" office:string-value="A4" calcext:value-type="string">
            <text:p>A4</text:p>
          </table:table-cell>
          <table:table-cell table:style-name="ce22" table:formula="of:=DEC2HEX(BITXOR(BITXOR(HEX2DEC(VLOOKUP([.O28]; [Tables.$A$2:.$I$257]; 9; 1)); HEX2DEC(VLOOKUP([.O29]; [Tables.$A$2:.$G$257]; 7; 1))); BITXOR(HEX2DEC(VLOOKUP([.O30]; [Tables.$A$2:.$H$257]; 8; 1)); HEX2DEC(VLOOKUP([.O27]; [Tables.$A$2:.$F$257]; 6; 1)))); 2)" office:value-type="string" office:string-value="11" calcext:value-type="string">
            <text:p>11</text:p>
          </table:table-cell>
          <table:table-cell table:style-name="ce22" table:formula="of:=DEC2HEX(BITXOR(BITXOR(HEX2DEC(VLOOKUP([.P28]; [Tables.$A$2:.$I$257]; 9; 1)); HEX2DEC(VLOOKUP([.P29]; [Tables.$A$2:.$G$257]; 7; 1))); BITXOR(HEX2DEC(VLOOKUP([.P30]; [Tables.$A$2:.$H$257]; 8; 1)); HEX2DEC(VLOOKUP([.P27]; [Tables.$A$2:.$F$257]; 6; 1)))); 2)" office:value-type="string" office:string-value="CF" calcext:value-type="string">
            <text:p>CF</text:p>
          </table:table-cell>
          <table:table-cell table:style-name="ce27" table:formula="of:=DEC2HEX(BITXOR(BITXOR(HEX2DEC(VLOOKUP([.Q28]; [Tables.$A$2:.$I$257]; 9; 1)); HEX2DEC(VLOOKUP([.Q29]; [Tables.$A$2:.$G$257]; 7; 1))); BITXOR(HEX2DEC(VLOOKUP([.Q30]; [Tables.$A$2:.$H$257]; 8; 1)); HEX2DEC(VLOOKUP([.Q27]; [Tables.$A$2:.$F$257]; 6; 1)))); 2)" office:value-type="string" office:string-value="50" calcext:value-type="string">
            <text:p>50</text:p>
          </table:table-cell>
          <table:table-cell table:style-name="ce16" table:formula="of:=DEC2HEX(BITXOR(HEX2DEC([.B32]); HEX2DEC([.R28])); 2)" office:value-type="string" office:string-value="D6" calcext:value-type="string">
            <text:p>D6</text:p>
          </table:table-cell>
          <table:table-cell table:style-name="ce22" table:formula="of:=DEC2HEX(BITXOR(HEX2DEC([.C32]); HEX2DEC([.S28])); 2)" office:value-type="string" office:string-value="31" calcext:value-type="string">
            <text:p>31</text:p>
          </table:table-cell>
          <table:table-cell table:style-name="ce22" table:formula="of:=DEC2HEX(BITXOR(HEX2DEC([.D32]); HEX2DEC([.T28])); 2)" office:value-type="string" office:string-value="C0" calcext:value-type="string">
            <text:p>C0</text:p>
          </table:table-cell>
          <table:table-cell table:style-name="ce27" table:formula="of:=DEC2HEX(BITXOR(HEX2DEC([.E32]); HEX2DEC([.U28])); 2)" office:value-type="string" office:string-value="B3" calcext:value-type="string">
            <text:p>B3</text:p>
          </table:table-cell>
          <table:table-cell table:style-name="ce16" table:formula="of:=DEC2HEX(BITXOR(HEX2DEC(VLOOKUP([.U25]; [Tables.$A$2:.$B$257]; 2; 1)); HEX2DEC([.R24])); 2)" office:value-type="string" office:string-value="44" calcext:value-type="string">
            <text:p>44</text:p>
          </table:table-cell>
          <table:table-cell table:style-name="ce22" table:formula="of:=DEC2HEX(BITXOR(HEX2DEC([.R28]); HEX2DEC([.S24])); 2)" office:value-type="string" office:string-value="52" calcext:value-type="string">
            <text:p>52</text:p>
          </table:table-cell>
          <table:table-cell table:style-name="ce22" table:formula="of:=DEC2HEX(BITXOR(HEX2DEC([.S28]); HEX2DEC([.T24])); 2)" office:value-type="string" office:string-value="71" calcext:value-type="string">
            <text:p>71</text:p>
          </table:table-cell>
          <table:table-cell table:style-name="ce27" table:formula="of:=DEC2HEX(BITXOR(HEX2DEC([.T28]); HEX2DEC([.U24])); 2)" office:value-type="string" office:string-value="0B" calcext:value-type="string">
            <text:p>0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9]; [Tables.$A$2:.$C$257]; 3; 1)" office:value-type="string" office:string-value="4E" calcext:value-type="string">
            <text:p>4E</text:p>
          </table:table-cell>
          <table:table-cell table:style-name="ce22" table:formula="of:=VLOOKUP([.G29]; [Tables.$A$2:.$C$257]; 3; 1)" office:value-type="string" office:string-value="9D" calcext:value-type="string">
            <text:p>9D</text:p>
          </table:table-cell>
          <table:table-cell table:style-name="ce22" table:formula="of:=VLOOKUP([.H29]; [Tables.$A$2:.$C$257]; 3; 1)" office:value-type="string" office:string-value="B1" calcext:value-type="string">
            <text:p>B1</text:p>
          </table:table-cell>
          <table:table-cell table:style-name="ce27" table:formula="of:=VLOOKUP([.I29]; [Tables.$A$2:.$C$257]; 3; 1)" office:value-type="string" office:string-value="58" calcext:value-type="string">
            <text:p>58</text:p>
          </table:table-cell>
          <table:table-cell table:style-name="ce16" table:formula="of:=[.L29]" office:value-type="string" office:string-value="2F" calcext:value-type="string">
            <text:p>2F</text:p>
          </table:table-cell>
          <table:table-cell table:style-name="ce22" table:formula="of:=[.M29]" office:value-type="string" office:string-value="5E" calcext:value-type="string">
            <text:p>5E</text:p>
          </table:table-cell>
          <table:table-cell table:style-name="ce22" table:formula="of:=[.J29]" office:value-type="string" office:string-value="C8" calcext:value-type="string">
            <text:p>C8</text:p>
          </table:table-cell>
          <table:table-cell table:style-name="ce27" table:formula="of:=[.K29]" office:value-type="string" office:string-value="6A" calcext:value-type="string">
            <text:p>6A</text:p>
          </table:table-cell>
          <table:table-cell table:style-name="ce16" table:formula="of:=DEC2HEX(BITXOR(BITXOR(HEX2DEC(VLOOKUP([.N29]; [Tables.$A$2:.$I$257]; 9; 1)); HEX2DEC(VLOOKUP([.N30]; [Tables.$A$2:.$G$257]; 7; 1))); BITXOR(HEX2DEC(VLOOKUP([.N27]; [Tables.$A$2:.$H$257]; 8; 1)); HEX2DEC(VLOOKUP([.N28]; [Tables.$A$2:.$F$257]; 6; 1)))); 2)" office:value-type="string" office:string-value="C8" calcext:value-type="string">
            <text:p>C8</text:p>
          </table:table-cell>
          <table:table-cell table:style-name="ce22" table:formula="of:=DEC2HEX(BITXOR(BITXOR(HEX2DEC(VLOOKUP([.O29]; [Tables.$A$2:.$I$257]; 9; 1)); HEX2DEC(VLOOKUP([.O30]; [Tables.$A$2:.$G$257]; 7; 1))); BITXOR(HEX2DEC(VLOOKUP([.O27]; [Tables.$A$2:.$H$257]; 8; 1)); HEX2DEC(VLOOKUP([.O28]; [Tables.$A$2:.$F$257]; 6; 1)))); 2)" office:value-type="string" office:string-value="6A" calcext:value-type="string">
            <text:p>6A</text:p>
          </table:table-cell>
          <table:table-cell table:style-name="ce22" table:formula="of:=DEC2HEX(BITXOR(BITXOR(HEX2DEC(VLOOKUP([.P29]; [Tables.$A$2:.$I$257]; 9; 1)); HEX2DEC(VLOOKUP([.P30]; [Tables.$A$2:.$G$257]; 7; 1))); BITXOR(HEX2DEC(VLOOKUP([.P27]; [Tables.$A$2:.$H$257]; 8; 1)); HEX2DEC(VLOOKUP([.P28]; [Tables.$A$2:.$F$257]; 6; 1)))); 2)" office:value-type="string" office:string-value="2F" calcext:value-type="string">
            <text:p>2F</text:p>
          </table:table-cell>
          <table:table-cell table:style-name="ce27" table:formula="of:=DEC2HEX(BITXOR(BITXOR(HEX2DEC(VLOOKUP([.Q29]; [Tables.$A$2:.$I$257]; 9; 1)); HEX2DEC(VLOOKUP([.Q30]; [Tables.$A$2:.$G$257]; 7; 1))); BITXOR(HEX2DEC(VLOOKUP([.Q27]; [Tables.$A$2:.$H$257]; 8; 1)); HEX2DEC(VLOOKUP([.Q28]; [Tables.$A$2:.$F$257]; 6; 1)))); 2)" office:value-type="string" office:string-value="5E" calcext:value-type="string">
            <text:p>5E</text:p>
          </table:table-cell>
          <table:table-cell table:style-name="ce16" table:formula="of:=DEC2HEX(BITXOR(HEX2DEC([.B33]); HEX2DEC([.R29])); 2)" office:value-type="string" office:string-value="DA" calcext:value-type="string">
            <text:p>DA</text:p>
          </table:table-cell>
          <table:table-cell table:style-name="ce22" table:formula="of:=DEC2HEX(BITXOR(HEX2DEC([.C33]); HEX2DEC([.S29])); 2)" office:value-type="string" office:string-value="38" calcext:value-type="string">
            <text:p>38</text:p>
          </table:table-cell>
          <table:table-cell table:style-name="ce22" table:formula="of:=DEC2HEX(BITXOR(HEX2DEC([.D33]); HEX2DEC([.T29])); 2)" office:value-type="string" office:string-value="10" calcext:value-type="string">
            <text:p>10</text:p>
          </table:table-cell>
          <table:table-cell table:style-name="ce27" table:formula="of:=DEC2HEX(BITXOR(HEX2DEC([.E33]); HEX2DEC([.U29])); 2)" office:value-type="string" office:string-value="13" calcext:value-type="string">
            <text:p>13</text:p>
          </table:table-cell>
          <table:table-cell table:style-name="ce16" table:formula="of:=DEC2HEX(BITXOR(HEX2DEC(VLOOKUP([.U26]; [Tables.$A$2:.$B$257]; 2; 1)); HEX2DEC([.R25])); 2)" office:value-type="string" office:string-value="A5" calcext:value-type="string">
            <text:p>A5</text:p>
          </table:table-cell>
          <table:table-cell table:style-name="ce22" table:formula="of:=DEC2HEX(BITXOR(HEX2DEC([.R29]); HEX2DEC([.S25])); 2)" office:value-type="string" office:string-value="5B" calcext:value-type="string">
            <text:p>5B</text:p>
          </table:table-cell>
          <table:table-cell table:style-name="ce22" table:formula="of:=DEC2HEX(BITXOR(HEX2DEC([.S29]); HEX2DEC([.T25])); 2)" office:value-type="string" office:string-value="25" calcext:value-type="string">
            <text:p>25</text:p>
          </table:table-cell>
          <table:table-cell table:style-name="ce27" table:formula="of:=DEC2HEX(BITXOR(HEX2DEC([.T29]); HEX2DEC([.U25])); 2)" office:value-type="string" office:string-value="AD" calcext:value-type="string">
            <text:p>A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0]; [Tables.$A$2:.$C$257]; 3; 1)" office:value-type="string" office:string-value="EE" calcext:value-type="string">
            <text:p>EE</text:p>
          </table:table-cell>
          <table:table-cell table:style-name="ce23" table:formula="of:=VLOOKUP([.G30]; [Tables.$A$2:.$C$257]; 3; 1)" office:value-type="string" office:string-value="0D" calcext:value-type="string">
            <text:p>0D</text:p>
          </table:table-cell>
          <table:table-cell table:style-name="ce23" table:formula="of:=VLOOKUP([.H30]; [Tables.$A$2:.$C$257]; 3; 1)" office:value-type="string" office:string-value="38" calcext:value-type="string">
            <text:p>38</text:p>
          </table:table-cell>
          <table:table-cell table:style-name="ce28" table:formula="of:=VLOOKUP([.I30]; [Tables.$A$2:.$C$257]; 3; 1)" office:value-type="string" office:string-value="E7" calcext:value-type="string">
            <text:p>E7</text:p>
          </table:table-cell>
          <table:table-cell table:style-name="ce17" table:formula="of:=[.K30]" office:value-type="string" office:string-value="28" calcext:value-type="string">
            <text:p>28</text:p>
          </table:table-cell>
          <table:table-cell table:style-name="ce23" table:formula="of:=[.L30]" office:value-type="string" office:string-value="D7" calcext:value-type="string">
            <text:p>D7</text:p>
          </table:table-cell>
          <table:table-cell table:style-name="ce23" table:formula="of:=[.M30]" office:value-type="string" office:string-value="07" calcext:value-type="string">
            <text:p>07</text:p>
          </table:table-cell>
          <table:table-cell table:style-name="ce28" table:formula="of:=[.J30]" office:value-type="string" office:string-value="94" calcext:value-type="string">
            <text:p>94</text:p>
          </table:table-cell>
          <table:table-cell table:style-name="ce17" table:formula="of:=DEC2HEX(BITXOR(BITXOR(HEX2DEC(VLOOKUP([.N30]; [Tables.$A$2:.$I$257]; 9; 1)); HEX2DEC(VLOOKUP([.N27]; [Tables.$A$2:.$G$257]; 7; 1))); BITXOR(HEX2DEC(VLOOKUP([.N28]; [Tables.$A$2:.$H$257]; 8; 1)); HEX2DEC(VLOOKUP([.N29]; [Tables.$A$2:.$F$257]; 6; 1)))); 2)" office:value-type="string" office:string-value="94" calcext:value-type="string">
            <text:p>94</text:p>
          </table:table-cell>
          <table:table-cell table:style-name="ce23" table:formula="of:=DEC2HEX(BITXOR(BITXOR(HEX2DEC(VLOOKUP([.O30]; [Tables.$A$2:.$I$257]; 9; 1)); HEX2DEC(VLOOKUP([.O27]; [Tables.$A$2:.$G$257]; 7; 1))); BITXOR(HEX2DEC(VLOOKUP([.O28]; [Tables.$A$2:.$H$257]; 8; 1)); HEX2DEC(VLOOKUP([.O29]; [Tables.$A$2:.$F$257]; 6; 1)))); 2)" office:value-type="string" office:string-value="28" calcext:value-type="string">
            <text:p>28</text:p>
          </table:table-cell>
          <table:table-cell table:style-name="ce23" table:formula="of:=DEC2HEX(BITXOR(BITXOR(HEX2DEC(VLOOKUP([.P30]; [Tables.$A$2:.$I$257]; 9; 1)); HEX2DEC(VLOOKUP([.P27]; [Tables.$A$2:.$G$257]; 7; 1))); BITXOR(HEX2DEC(VLOOKUP([.P28]; [Tables.$A$2:.$H$257]; 8; 1)); HEX2DEC(VLOOKUP([.P29]; [Tables.$A$2:.$F$257]; 6; 1)))); 2)" office:value-type="string" office:string-value="D7" calcext:value-type="string">
            <text:p>D7</text:p>
          </table:table-cell>
          <table:table-cell table:style-name="ce28" table:formula="of:=DEC2HEX(BITXOR(BITXOR(HEX2DEC(VLOOKUP([.Q30]; [Tables.$A$2:.$I$257]; 9; 1)); HEX2DEC(VLOOKUP([.Q27]; [Tables.$A$2:.$G$257]; 7; 1))); BITXOR(HEX2DEC(VLOOKUP([.Q28]; [Tables.$A$2:.$H$257]; 8; 1)); HEX2DEC(VLOOKUP([.Q29]; [Tables.$A$2:.$F$257]; 6; 1)))); 2)" office:value-type="string" office:string-value="07" calcext:value-type="string">
            <text:p>07</text:p>
          </table:table-cell>
          <table:table-cell table:style-name="ce17" table:formula="of:=DEC2HEX(BITXOR(HEX2DEC([.B34]); HEX2DEC([.R30])); 2)" office:value-type="string" office:string-value="A9" calcext:value-type="string">
            <text:p>A9</text:p>
          </table:table-cell>
          <table:table-cell table:style-name="ce23" table:formula="of:=DEC2HEX(BITXOR(HEX2DEC([.C34]); HEX2DEC([.S30])); 2)" office:value-type="string" office:string-value="BF" calcext:value-type="string">
            <text:p>BF</text:p>
          </table:table-cell>
          <table:table-cell table:style-name="ce23" table:formula="of:=DEC2HEX(BITXOR(HEX2DEC([.D34]); HEX2DEC([.T30])); 2)" office:value-type="string" office:string-value="6B" calcext:value-type="string">
            <text:p>6B</text:p>
          </table:table-cell>
          <table:table-cell table:style-name="ce28" table:formula="of:=DEC2HEX(BITXOR(HEX2DEC([.E34]); HEX2DEC([.U30])); 2)" office:value-type="string" office:string-value="01" calcext:value-type="string">
            <text:p>01</text:p>
          </table:table-cell>
          <table:table-cell table:style-name="ce17" table:formula="of:=DEC2HEX(BITXOR(HEX2DEC(VLOOKUP([.U23]; [Tables.$A$2:.$B$257]; 2; 1)); HEX2DEC([.R26])); 2)" office:value-type="string" office:string-value="41" calcext:value-type="string">
            <text:p>41</text:p>
          </table:table-cell>
          <table:table-cell table:style-name="ce23" table:formula="of:=DEC2HEX(BITXOR(HEX2DEC([.R30]); HEX2DEC([.S26])); 2)" office:value-type="string" office:string-value="7F" calcext:value-type="string">
            <text:p>7F</text:p>
          </table:table-cell>
          <table:table-cell table:style-name="ce23" table:formula="of:=DEC2HEX(BITXOR(HEX2DEC([.S30]); HEX2DEC([.T26])); 2)" office:value-type="string" office:string-value="3B" calcext:value-type="string">
            <text:p>3B</text:p>
          </table:table-cell>
          <table:table-cell table:style-name="ce28" table:formula="of:=DEC2HEX(BITXOR(HEX2DEC([.T30]); HEX2DEC([.U26])); 2)" office:value-type="string" office:string-value="00" calcext:value-type="string">
            <text:p>00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F31]; [Tables.$A$2:.$C$257]; 3; 1)" office:value-type="string" office:string-value="E0" calcext:value-type="string">
            <text:p>E0</text:p>
          </table:table-cell>
          <table:table-cell table:style-name="ce21" table:formula="of:=VLOOKUP([.G31]; [Tables.$A$2:.$C$257]; 3; 1)" office:value-type="string" office:string-value="C8" calcext:value-type="string">
            <text:p>C8</text:p>
          </table:table-cell>
          <table:table-cell table:style-name="ce21" table:formula="of:=VLOOKUP([.H31]; [Tables.$A$2:.$C$257]; 3; 1)" office:value-type="string" office:string-value="D9" calcext:value-type="string">
            <text:p>D9</text:p>
          </table:table-cell>
          <table:table-cell table:style-name="ce26" table:formula="of:=VLOOKUP([.I31]; [Tables.$A$2:.$C$257]; 3; 1)" office:value-type="string" office:string-value="85" calcext:value-type="string">
            <text:p>85</text:p>
          </table:table-cell>
          <table:table-cell table:style-name="ce15" table:formula="of:=[.J31]" office:value-type="string" office:string-value="E1" calcext:value-type="string">
            <text:p>E1</text:p>
          </table:table-cell>
          <table:table-cell table:style-name="ce21" table:formula="of:=[.K31]" office:value-type="string" office:string-value="E8" calcext:value-type="string">
            <text:p>E8</text:p>
          </table:table-cell>
          <table:table-cell table:style-name="ce21" table:formula="of:=[.L31]" office:value-type="string" office:string-value="35" calcext:value-type="string">
            <text:p>35</text:p>
          </table:table-cell>
          <table:table-cell table:style-name="ce26" table:formula="of:=[.M31]" office:value-type="string" office:string-value="97" calcext:value-type="string">
            <text:p>97</text:p>
          </table:table-cell>
          <table:table-cell table:style-name="ce15" table:formula="of:=DEC2HEX(BITXOR(BITXOR(HEX2DEC(VLOOKUP([.N31]; [Tables.$A$2:.$I$257]; 9; 1)); HEX2DEC(VLOOKUP([.N32]; [Tables.$A$2:.$G$257]; 7; 1))); BITXOR(HEX2DEC(VLOOKUP([.N33]; [Tables.$A$2:.$H$257]; 8; 1)); HEX2DEC(VLOOKUP([.N34]; [Tables.$A$2:.$F$257]; 6; 1)))); 2)" office:value-type="string" office:string-value="E1" calcext:value-type="string">
            <text:p>E1</text:p>
          </table:table-cell>
          <table:table-cell table:style-name="ce21" table:formula="of:=DEC2HEX(BITXOR(BITXOR(HEX2DEC(VLOOKUP([.O31]; [Tables.$A$2:.$I$257]; 9; 1)); HEX2DEC(VLOOKUP([.O32]; [Tables.$A$2:.$G$257]; 7; 1))); BITXOR(HEX2DEC(VLOOKUP([.O33]; [Tables.$A$2:.$H$257]; 8; 1)); HEX2DEC(VLOOKUP([.O34]; [Tables.$A$2:.$F$257]; 6; 1)))); 2)" office:value-type="string" office:string-value="E8" calcext:value-type="string">
            <text:p>E8</text:p>
          </table:table-cell>
          <table:table-cell table:style-name="ce21" table:formula="of:=DEC2HEX(BITXOR(BITXOR(HEX2DEC(VLOOKUP([.P31]; [Tables.$A$2:.$I$257]; 9; 1)); HEX2DEC(VLOOKUP([.P32]; [Tables.$A$2:.$G$257]; 7; 1))); BITXOR(HEX2DEC(VLOOKUP([.P33]; [Tables.$A$2:.$H$257]; 8; 1)); HEX2DEC(VLOOKUP([.P34]; [Tables.$A$2:.$F$257]; 6; 1)))); 2)" office:value-type="string" office:string-value="35" calcext:value-type="string">
            <text:p>35</text:p>
          </table:table-cell>
          <table:table-cell table:style-name="ce26" table:formula="of:=DEC2HEX(BITXOR(BITXOR(HEX2DEC(VLOOKUP([.Q31]; [Tables.$A$2:.$I$257]; 9; 1)); HEX2DEC(VLOOKUP([.Q32]; [Tables.$A$2:.$G$257]; 7; 1))); BITXOR(HEX2DEC(VLOOKUP([.Q33]; [Tables.$A$2:.$H$257]; 8; 1)); HEX2DEC(VLOOKUP([.Q34]; [Tables.$A$2:.$F$257]; 6; 1)))); 2)" office:value-type="string" office:string-value="97" calcext:value-type="string">
            <text:p>97</text:p>
          </table:table-cell>
          <table:table-cell table:style-name="ce15" table:formula="of:=DEC2HEX(BITXOR(HEX2DEC([.B35]); HEX2DEC([.R31])); 2)" office:value-type="string" office:string-value="25" calcext:value-type="string">
            <text:p>25</text:p>
          </table:table-cell>
          <table:table-cell table:style-name="ce21" table:formula="of:=DEC2HEX(BITXOR(HEX2DEC([.C35]); HEX2DEC([.S31])); 2)" office:value-type="string" office:string-value="BD" calcext:value-type="string">
            <text:p>BD</text:p>
          </table:table-cell>
          <table:table-cell table:style-name="ce21" table:formula="of:=DEC2HEX(BITXOR(HEX2DEC([.D35]); HEX2DEC([.T31])); 2)" office:value-type="string" office:string-value="B6" calcext:value-type="string">
            <text:p>B6</text:p>
          </table:table-cell>
          <table:table-cell table:style-name="ce26" table:formula="of:=DEC2HEX(BITXOR(HEX2DEC([.E35]); HEX2DEC([.U31])); 2)" office:value-type="string" office:string-value="4C" calcext:value-type="string">
            <text:p>4C</text:p>
          </table:table-cell>
          <table:table-cell table:style-name="ce15" table:formula="of:=DEC2HEX(BITXOR(BITXOR(HEX2DEC(VLOOKUP([.U28]; [Tables.$A$2:.$B$257]; 2; 1)); HEX2DEC([.V31])); HEX2DEC([.R27])); 2)" office:value-type="string" office:string-value="D4" calcext:value-type="string">
            <text:p>D4</text:p>
          </table:table-cell>
          <table:table-cell table:style-name="ce21" table:formula="of:=DEC2HEX(BITXOR(HEX2DEC([.R31]); HEX2DEC([.S27])); 2)" office:value-type="string" office:string-value="7C" calcext:value-type="string">
            <text:p>7C</text:p>
          </table:table-cell>
          <table:table-cell table:style-name="ce21" table:formula="of:=DEC2HEX(BITXOR(HEX2DEC([.S31]); HEX2DEC([.T27])); 2)" office:value-type="string" office:string-value="CA" calcext:value-type="string">
            <text:p>CA</text:p>
          </table:table-cell>
          <table:table-cell table:style-name="ce26" table:formula="of:=DEC2HEX(BITXOR(HEX2DEC([.T31]); HEX2DEC([.U27])); 2)" office:value-type="string" office:string-value="11" calcext:value-type="string">
            <text:p>11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2]; [Tables.$A$2:.$C$257]; 3; 1)" office:value-type="string" office:string-value="92" calcext:value-type="string">
            <text:p>92</text:p>
          </table:table-cell>
          <table:table-cell table:style-name="ce22" table:formula="of:=VLOOKUP([.G32]; [Tables.$A$2:.$C$257]; 3; 1)" office:value-type="string" office:string-value="63" calcext:value-type="string">
            <text:p>63</text:p>
          </table:table-cell>
          <table:table-cell table:style-name="ce22" table:formula="of:=VLOOKUP([.H32]; [Tables.$A$2:.$C$257]; 3; 1)" office:value-type="string" office:string-value="B1" calcext:value-type="string">
            <text:p>B1</text:p>
          </table:table-cell>
          <table:table-cell table:style-name="ce27" table:formula="of:=VLOOKUP([.I32]; [Tables.$A$2:.$C$257]; 3; 1)" office:value-type="string" office:string-value="B8" calcext:value-type="string">
            <text:p>B8</text:p>
          </table:table-cell>
          <table:table-cell table:style-name="ce16" table:formula="of:=[.M32]" office:value-type="string" office:string-value="4F" calcext:value-type="string">
            <text:p>4F</text:p>
          </table:table-cell>
          <table:table-cell table:style-name="ce22" table:formula="of:=[.J32]" office:value-type="string" office:string-value="FB" calcext:value-type="string">
            <text:p>FB</text:p>
          </table:table-cell>
          <table:table-cell table:style-name="ce22" table:formula="of:=[.K32]" office:value-type="string" office:string-value="C8" calcext:value-type="string">
            <text:p>C8</text:p>
          </table:table-cell>
          <table:table-cell table:style-name="ce27" table:formula="of:=[.L32]" office:value-type="string" office:string-value="6C" calcext:value-type="string">
            <text:p>6C</text:p>
          </table:table-cell>
          <table:table-cell table:style-name="ce16" table:formula="of:=DEC2HEX(BITXOR(BITXOR(HEX2DEC(VLOOKUP([.N32]; [Tables.$A$2:.$I$257]; 9; 1)); HEX2DEC(VLOOKUP([.N33]; [Tables.$A$2:.$G$257]; 7; 1))); BITXOR(HEX2DEC(VLOOKUP([.N34]; [Tables.$A$2:.$H$257]; 8; 1)); HEX2DEC(VLOOKUP([.N31]; [Tables.$A$2:.$F$257]; 6; 1)))); 2)" office:value-type="string" office:string-value="FB" calcext:value-type="string">
            <text:p>FB</text:p>
          </table:table-cell>
          <table:table-cell table:style-name="ce22" table:formula="of:=DEC2HEX(BITXOR(BITXOR(HEX2DEC(VLOOKUP([.O32]; [Tables.$A$2:.$I$257]; 9; 1)); HEX2DEC(VLOOKUP([.O33]; [Tables.$A$2:.$G$257]; 7; 1))); BITXOR(HEX2DEC(VLOOKUP([.O34]; [Tables.$A$2:.$H$257]; 8; 1)); HEX2DEC(VLOOKUP([.O31]; [Tables.$A$2:.$F$257]; 6; 1)))); 2)" office:value-type="string" office:string-value="C8" calcext:value-type="string">
            <text:p>C8</text:p>
          </table:table-cell>
          <table:table-cell table:style-name="ce22" table:formula="of:=DEC2HEX(BITXOR(BITXOR(HEX2DEC(VLOOKUP([.P32]; [Tables.$A$2:.$I$257]; 9; 1)); HEX2DEC(VLOOKUP([.P33]; [Tables.$A$2:.$G$257]; 7; 1))); BITXOR(HEX2DEC(VLOOKUP([.P34]; [Tables.$A$2:.$H$257]; 8; 1)); HEX2DEC(VLOOKUP([.P31]; [Tables.$A$2:.$F$257]; 6; 1)))); 2)" office:value-type="string" office:string-value="6C" calcext:value-type="string">
            <text:p>6C</text:p>
          </table:table-cell>
          <table:table-cell table:style-name="ce27" table:formula="of:=DEC2HEX(BITXOR(BITXOR(HEX2DEC(VLOOKUP([.Q32]; [Tables.$A$2:.$I$257]; 9; 1)); HEX2DEC(VLOOKUP([.Q33]; [Tables.$A$2:.$G$257]; 7; 1))); BITXOR(HEX2DEC(VLOOKUP([.Q34]; [Tables.$A$2:.$H$257]; 8; 1)); HEX2DEC(VLOOKUP([.Q31]; [Tables.$A$2:.$F$257]; 6; 1)))); 2)" office:value-type="string" office:string-value="4F" calcext:value-type="string">
            <text:p>4F</text:p>
          </table:table-cell>
          <table:table-cell table:style-name="ce16" table:formula="of:=DEC2HEX(BITXOR(HEX2DEC([.B36]); HEX2DEC([.R32])); 2)" office:value-type="string" office:string-value="D1" calcext:value-type="string">
            <text:p>D1</text:p>
          </table:table-cell>
          <table:table-cell table:style-name="ce22" table:formula="of:=DEC2HEX(BITXOR(HEX2DEC([.C36]); HEX2DEC([.S32])); 2)" office:value-type="string" office:string-value="11" calcext:value-type="string">
            <text:p>11</text:p>
          </table:table-cell>
          <table:table-cell table:style-name="ce22" table:formula="of:=DEC2HEX(BITXOR(HEX2DEC([.D36]); HEX2DEC([.T32])); 2)" office:value-type="string" office:string-value="3A" calcext:value-type="string">
            <text:p>3A</text:p>
          </table:table-cell>
          <table:table-cell table:style-name="ce27" table:formula="of:=DEC2HEX(BITXOR(HEX2DEC([.E36]); HEX2DEC([.U32])); 2)" office:value-type="string" office:string-value="4C" calcext:value-type="string">
            <text:p>4C</text:p>
          </table:table-cell>
          <table:table-cell table:style-name="ce16" table:formula="of:=DEC2HEX(BITXOR(HEX2DEC(VLOOKUP([.U29]; [Tables.$A$2:.$B$257]; 2; 1)); HEX2DEC([.R28])); 2)" office:value-type="string" office:string-value="D1" calcext:value-type="string">
            <text:p>D1</text:p>
          </table:table-cell>
          <table:table-cell table:style-name="ce22" table:formula="of:=DEC2HEX(BITXOR(HEX2DEC([.R32]); HEX2DEC([.S28])); 2)" office:value-type="string" office:string-value="83" calcext:value-type="string">
            <text:p>83</text:p>
          </table:table-cell>
          <table:table-cell table:style-name="ce22" table:formula="of:=DEC2HEX(BITXOR(HEX2DEC([.S32]); HEX2DEC([.T28])); 2)" office:value-type="string" office:string-value="F2" calcext:value-type="string">
            <text:p>F2</text:p>
          </table:table-cell>
          <table:table-cell table:style-name="ce27" table:formula="of:=DEC2HEX(BITXOR(HEX2DEC([.T32]); HEX2DEC([.U28])); 2)" office:value-type="string" office:string-value="F9" calcext:value-type="string">
            <text:p>F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3]; [Tables.$A$2:.$C$257]; 3; 1)" office:value-type="string" office:string-value="7F" calcext:value-type="string">
            <text:p>7F</text:p>
          </table:table-cell>
          <table:table-cell table:style-name="ce22" table:formula="of:=VLOOKUP([.G33]; [Tables.$A$2:.$C$257]; 3; 1)" office:value-type="string" office:string-value="63" calcext:value-type="string">
            <text:p>63</text:p>
          </table:table-cell>
          <table:table-cell table:style-name="ce22" table:formula="of:=VLOOKUP([.H33]; [Tables.$A$2:.$C$257]; 3; 1)" office:value-type="string" office:string-value="35" calcext:value-type="string">
            <text:p>35</text:p>
          </table:table-cell>
          <table:table-cell table:style-name="ce27" table:formula="of:=VLOOKUP([.I33]; [Tables.$A$2:.$C$257]; 3; 1)" office:value-type="string" office:string-value="BE" calcext:value-type="string">
            <text:p>BE</text:p>
          </table:table-cell>
          <table:table-cell table:style-name="ce16" table:formula="of:=[.L33]" office:value-type="string" office:string-value="D2" calcext:value-type="string">
            <text:p>D2</text:p>
          </table:table-cell>
          <table:table-cell table:style-name="ce22" table:formula="of:=[.M33]" office:value-type="string" office:string-value="FB" calcext:value-type="string">
            <text:p>FB</text:p>
          </table:table-cell>
          <table:table-cell table:style-name="ce22" table:formula="of:=[.J33]" office:value-type="string" office:string-value="96" calcext:value-type="string">
            <text:p>96</text:p>
          </table:table-cell>
          <table:table-cell table:style-name="ce27" table:formula="of:=[.K33]" office:value-type="string" office:string-value="AE" calcext:value-type="string">
            <text:p>AE</text:p>
          </table:table-cell>
          <table:table-cell table:style-name="ce16" table:formula="of:=DEC2HEX(BITXOR(BITXOR(HEX2DEC(VLOOKUP([.N33]; [Tables.$A$2:.$I$257]; 9; 1)); HEX2DEC(VLOOKUP([.N34]; [Tables.$A$2:.$G$257]; 7; 1))); BITXOR(HEX2DEC(VLOOKUP([.N31]; [Tables.$A$2:.$H$257]; 8; 1)); HEX2DEC(VLOOKUP([.N32]; [Tables.$A$2:.$F$257]; 6; 1)))); 2)" office:value-type="string" office:string-value="96" calcext:value-type="string">
            <text:p>96</text:p>
          </table:table-cell>
          <table:table-cell table:style-name="ce22" table:formula="of:=DEC2HEX(BITXOR(BITXOR(HEX2DEC(VLOOKUP([.O33]; [Tables.$A$2:.$I$257]; 9; 1)); HEX2DEC(VLOOKUP([.O34]; [Tables.$A$2:.$G$257]; 7; 1))); BITXOR(HEX2DEC(VLOOKUP([.O31]; [Tables.$A$2:.$H$257]; 8; 1)); HEX2DEC(VLOOKUP([.O32]; [Tables.$A$2:.$F$257]; 6; 1)))); 2)" office:value-type="string" office:string-value="AE" calcext:value-type="string">
            <text:p>AE</text:p>
          </table:table-cell>
          <table:table-cell table:style-name="ce22" table:formula="of:=DEC2HEX(BITXOR(BITXOR(HEX2DEC(VLOOKUP([.P33]; [Tables.$A$2:.$I$257]; 9; 1)); HEX2DEC(VLOOKUP([.P34]; [Tables.$A$2:.$G$257]; 7; 1))); BITXOR(HEX2DEC(VLOOKUP([.P31]; [Tables.$A$2:.$H$257]; 8; 1)); HEX2DEC(VLOOKUP([.P32]; [Tables.$A$2:.$F$257]; 6; 1)))); 2)" office:value-type="string" office:string-value="D2" calcext:value-type="string">
            <text:p>D2</text:p>
          </table:table-cell>
          <table:table-cell table:style-name="ce27" table:formula="of:=DEC2HEX(BITXOR(BITXOR(HEX2DEC(VLOOKUP([.Q33]; [Tables.$A$2:.$I$257]; 9; 1)); HEX2DEC(VLOOKUP([.Q34]; [Tables.$A$2:.$G$257]; 7; 1))); BITXOR(HEX2DEC(VLOOKUP([.Q31]; [Tables.$A$2:.$H$257]; 8; 1)); HEX2DEC(VLOOKUP([.Q32]; [Tables.$A$2:.$F$257]; 6; 1)))); 2)" office:value-type="string" office:string-value="FB" calcext:value-type="string">
            <text:p>FB</text:p>
          </table:table-cell>
          <table:table-cell table:style-name="ce16" table:formula="of:=DEC2HEX(BITXOR(HEX2DEC([.B37]); HEX2DEC([.R33])); 2)" office:value-type="string" office:string-value="A9" calcext:value-type="string">
            <text:p>A9</text:p>
          </table:table-cell>
          <table:table-cell table:style-name="ce22" table:formula="of:=DEC2HEX(BITXOR(HEX2DEC([.C37]); HEX2DEC([.S33])); 2)" office:value-type="string" office:string-value="D1" calcext:value-type="string">
            <text:p>D1</text:p>
          </table:table-cell>
          <table:table-cell table:style-name="ce22" table:formula="of:=DEC2HEX(BITXOR(HEX2DEC([.D37]); HEX2DEC([.T33])); 2)" office:value-type="string" office:string-value="33" calcext:value-type="string">
            <text:p>33</text:p>
          </table:table-cell>
          <table:table-cell table:style-name="ce27" table:formula="of:=DEC2HEX(BITXOR(HEX2DEC([.E37]); HEX2DEC([.U33])); 2)" office:value-type="string" office:string-value="C0" calcext:value-type="string">
            <text:p>C0</text:p>
          </table:table-cell>
          <table:table-cell table:style-name="ce16" table:formula="of:=DEC2HEX(BITXOR(HEX2DEC(VLOOKUP([.U30]; [Tables.$A$2:.$B$257]; 2; 1)); HEX2DEC([.R29])); 2)" office:value-type="string" office:string-value="C6" calcext:value-type="string">
            <text:p>C6</text:p>
          </table:table-cell>
          <table:table-cell table:style-name="ce22" table:formula="of:=DEC2HEX(BITXOR(HEX2DEC([.R33]); HEX2DEC([.S29])); 2)" office:value-type="string" office:string-value="9D" calcext:value-type="string">
            <text:p>9D</text:p>
          </table:table-cell>
          <table:table-cell table:style-name="ce22" table:formula="of:=DEC2HEX(BITXOR(HEX2DEC([.S33]); HEX2DEC([.T29])); 2)" office:value-type="string" office:string-value="B8" calcext:value-type="string">
            <text:p>B8</text:p>
          </table:table-cell>
          <table:table-cell table:style-name="ce27" table:formula="of:=DEC2HEX(BITXOR(HEX2DEC([.T33]); HEX2DEC([.U29])); 2)" office:value-type="string" office:string-value="15" calcext:value-type="string">
            <text:p>1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4]; [Tables.$A$2:.$C$257]; 3; 1)" office:value-type="string" office:string-value="E8" calcext:value-type="string">
            <text:p>E8</text:p>
          </table:table-cell>
          <table:table-cell table:style-name="ce23" table:formula="of:=VLOOKUP([.G34]; [Tables.$A$2:.$C$257]; 3; 1)" office:value-type="string" office:string-value="C0" calcext:value-type="string">
            <text:p>C0</text:p>
          </table:table-cell>
          <table:table-cell table:style-name="ce23" table:formula="of:=VLOOKUP([.H34]; [Tables.$A$2:.$C$257]; 3; 1)" office:value-type="string" office:string-value="50" calcext:value-type="string">
            <text:p>50</text:p>
          </table:table-cell>
          <table:table-cell table:style-name="ce28" table:formula="of:=VLOOKUP([.I34]; [Tables.$A$2:.$C$257]; 3; 1)" office:value-type="string" office:string-value="01" calcext:value-type="string">
            <text:p>01</text:p>
          </table:table-cell>
          <table:table-cell table:style-name="ce17" table:formula="of:=[.K34]" office:value-type="string" office:string-value="9B" calcext:value-type="string">
            <text:p>9B</text:p>
          </table:table-cell>
          <table:table-cell table:style-name="ce23" table:formula="of:=[.L34]" office:value-type="string" office:string-value="BA" calcext:value-type="string">
            <text:p>BA</text:p>
          </table:table-cell>
          <table:table-cell table:style-name="ce23" table:formula="of:=[.M34]" office:value-type="string" office:string-value="53" calcext:value-type="string">
            <text:p>53</text:p>
          </table:table-cell>
          <table:table-cell table:style-name="ce28" table:formula="of:=[.J34]" office:value-type="string" office:string-value="7C" calcext:value-type="string">
            <text:p>7C</text:p>
          </table:table-cell>
          <table:table-cell table:style-name="ce17" table:formula="of:=DEC2HEX(BITXOR(BITXOR(HEX2DEC(VLOOKUP([.N34]; [Tables.$A$2:.$I$257]; 9; 1)); HEX2DEC(VLOOKUP([.N31]; [Tables.$A$2:.$G$257]; 7; 1))); BITXOR(HEX2DEC(VLOOKUP([.N32]; [Tables.$A$2:.$H$257]; 8; 1)); HEX2DEC(VLOOKUP([.N33]; [Tables.$A$2:.$F$257]; 6; 1)))); 2)" office:value-type="string" office:string-value="7C" calcext:value-type="string">
            <text:p>7C</text:p>
          </table:table-cell>
          <table:table-cell table:style-name="ce23" table:formula="of:=DEC2HEX(BITXOR(BITXOR(HEX2DEC(VLOOKUP([.O34]; [Tables.$A$2:.$I$257]; 9; 1)); HEX2DEC(VLOOKUP([.O31]; [Tables.$A$2:.$G$257]; 7; 1))); BITXOR(HEX2DEC(VLOOKUP([.O32]; [Tables.$A$2:.$H$257]; 8; 1)); HEX2DEC(VLOOKUP([.O33]; [Tables.$A$2:.$F$257]; 6; 1)))); 2)" office:value-type="string" office:string-value="9B" calcext:value-type="string">
            <text:p>9B</text:p>
          </table:table-cell>
          <table:table-cell table:style-name="ce23" table:formula="of:=DEC2HEX(BITXOR(BITXOR(HEX2DEC(VLOOKUP([.P34]; [Tables.$A$2:.$I$257]; 9; 1)); HEX2DEC(VLOOKUP([.P31]; [Tables.$A$2:.$G$257]; 7; 1))); BITXOR(HEX2DEC(VLOOKUP([.P32]; [Tables.$A$2:.$H$257]; 8; 1)); HEX2DEC(VLOOKUP([.P33]; [Tables.$A$2:.$F$257]; 6; 1)))); 2)" office:value-type="string" office:string-value="BA" calcext:value-type="string">
            <text:p>BA</text:p>
          </table:table-cell>
          <table:table-cell table:style-name="ce28" table:formula="of:=DEC2HEX(BITXOR(BITXOR(HEX2DEC(VLOOKUP([.Q34]; [Tables.$A$2:.$I$257]; 9; 1)); HEX2DEC(VLOOKUP([.Q31]; [Tables.$A$2:.$G$257]; 7; 1))); BITXOR(HEX2DEC(VLOOKUP([.Q32]; [Tables.$A$2:.$H$257]; 8; 1)); HEX2DEC(VLOOKUP([.Q33]; [Tables.$A$2:.$F$257]; 6; 1)))); 2)" office:value-type="string" office:string-value="53" calcext:value-type="string">
            <text:p>53</text:p>
          </table:table-cell>
          <table:table-cell table:style-name="ce17" table:formula="of:=DEC2HEX(BITXOR(HEX2DEC([.B38]); HEX2DEC([.R34])); 2)" office:value-type="string" office:string-value="AD" calcext:value-type="string">
            <text:p>AD</text:p>
          </table:table-cell>
          <table:table-cell table:style-name="ce23" table:formula="of:=DEC2HEX(BITXOR(HEX2DEC([.C38]); HEX2DEC([.S34])); 2)" office:value-type="string" office:string-value="68" calcext:value-type="string">
            <text:p>68</text:p>
          </table:table-cell>
          <table:table-cell table:style-name="ce23" table:formula="of:=DEC2HEX(BITXOR(HEX2DEC([.D38]); HEX2DEC([.T34])); 2)" office:value-type="string" office:string-value="8E" calcext:value-type="string">
            <text:p>8E</text:p>
          </table:table-cell>
          <table:table-cell table:style-name="ce28" table:formula="of:=DEC2HEX(BITXOR(HEX2DEC([.E38]); HEX2DEC([.U34])); 2)" office:value-type="string" office:string-value="B0" calcext:value-type="string">
            <text:p>B0</text:p>
          </table:table-cell>
          <table:table-cell table:style-name="ce17" table:formula="of:=DEC2HEX(BITXOR(HEX2DEC(VLOOKUP([.U27]; [Tables.$A$2:.$B$257]; 2; 1)); HEX2DEC([.R30])); 2)" office:value-type="string" office:string-value="F8" calcext:value-type="string">
            <text:p>F8</text:p>
          </table:table-cell>
          <table:table-cell table:style-name="ce23" table:formula="of:=DEC2HEX(BITXOR(HEX2DEC([.R34]); HEX2DEC([.S30])); 2)" office:value-type="string" office:string-value="87" calcext:value-type="string">
            <text:p>87</text:p>
          </table:table-cell>
          <table:table-cell table:style-name="ce23" table:formula="of:=DEC2HEX(BITXOR(HEX2DEC([.S34]); HEX2DEC([.T30])); 2)" office:value-type="string" office:string-value="BC" calcext:value-type="string">
            <text:p>BC</text:p>
          </table:table-cell>
          <table:table-cell table:style-name="ce28" table:formula="of:=DEC2HEX(BITXOR(HEX2DEC([.T34]); HEX2DEC([.U30])); 2)" office:value-type="string" office:string-value="BC" calcext:value-type="string">
            <text:p>B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F35]; [Tables.$A$2:.$C$257]; 3; 1)" office:value-type="string" office:string-value="F1" calcext:value-type="string">
            <text:p>F1</text:p>
          </table:table-cell>
          <table:table-cell table:style-name="ce21" table:formula="of:=VLOOKUP([.G35]; [Tables.$A$2:.$C$257]; 3; 1)" office:value-type="string" office:string-value="C1" calcext:value-type="string">
            <text:p>C1</text:p>
          </table:table-cell>
          <table:table-cell table:style-name="ce21" table:formula="of:=VLOOKUP([.H35]; [Tables.$A$2:.$C$257]; 3; 1)" office:value-type="string" office:string-value="7C" calcext:value-type="string">
            <text:p>7C</text:p>
          </table:table-cell>
          <table:table-cell table:style-name="ce26" table:formula="of:=VLOOKUP([.I35]; [Tables.$A$2:.$C$257]; 3; 1)" office:value-type="string" office:string-value="5D" calcext:value-type="string">
            <text:p>5D</text:p>
          </table:table-cell>
          <table:table-cell table:style-name="ce15" table:formula="of:=[.J35]" office:value-type="string" office:string-value="A1" calcext:value-type="string">
            <text:p>A1</text:p>
          </table:table-cell>
          <table:table-cell table:style-name="ce21" table:formula="of:=[.K35]" office:value-type="string" office:string-value="78" calcext:value-type="string">
            <text:p>78</text:p>
          </table:table-cell>
          <table:table-cell table:style-name="ce21" table:formula="of:=[.L35]" office:value-type="string" office:string-value="10" calcext:value-type="string">
            <text:p>10</text:p>
          </table:table-cell>
          <table:table-cell table:style-name="ce26" table:formula="of:=[.M35]" office:value-type="string" office:string-value="4C" calcext:value-type="string">
            <text:p>4C</text:p>
          </table:table-cell>
          <table:table-cell table:style-name="ce15" table:formula="of:=DEC2HEX(BITXOR(BITXOR(HEX2DEC(VLOOKUP([.N35]; [Tables.$A$2:.$I$257]; 9; 1)); HEX2DEC(VLOOKUP([.N36]; [Tables.$A$2:.$G$257]; 7; 1))); BITXOR(HEX2DEC(VLOOKUP([.N37]; [Tables.$A$2:.$H$257]; 8; 1)); HEX2DEC(VLOOKUP([.N38]; [Tables.$A$2:.$F$257]; 6; 1)))); 2)" office:value-type="string" office:string-value="A1" calcext:value-type="string">
            <text:p>A1</text:p>
          </table:table-cell>
          <table:table-cell table:style-name="ce21" table:formula="of:=DEC2HEX(BITXOR(BITXOR(HEX2DEC(VLOOKUP([.O35]; [Tables.$A$2:.$I$257]; 9; 1)); HEX2DEC(VLOOKUP([.O36]; [Tables.$A$2:.$G$257]; 7; 1))); BITXOR(HEX2DEC(VLOOKUP([.O37]; [Tables.$A$2:.$H$257]; 8; 1)); HEX2DEC(VLOOKUP([.O38]; [Tables.$A$2:.$F$257]; 6; 1)))); 2)" office:value-type="string" office:string-value="78" calcext:value-type="string">
            <text:p>78</text:p>
          </table:table-cell>
          <table:table-cell table:style-name="ce21" table:formula="of:=DEC2HEX(BITXOR(BITXOR(HEX2DEC(VLOOKUP([.P35]; [Tables.$A$2:.$I$257]; 9; 1)); HEX2DEC(VLOOKUP([.P36]; [Tables.$A$2:.$G$257]; 7; 1))); BITXOR(HEX2DEC(VLOOKUP([.P37]; [Tables.$A$2:.$H$257]; 8; 1)); HEX2DEC(VLOOKUP([.P38]; [Tables.$A$2:.$F$257]; 6; 1)))); 2)" office:value-type="string" office:string-value="10" calcext:value-type="string">
            <text:p>10</text:p>
          </table:table-cell>
          <table:table-cell table:style-name="ce26" table:formula="of:=DEC2HEX(BITXOR(BITXOR(HEX2DEC(VLOOKUP([.Q35]; [Tables.$A$2:.$I$257]; 9; 1)); HEX2DEC(VLOOKUP([.Q36]; [Tables.$A$2:.$G$257]; 7; 1))); BITXOR(HEX2DEC(VLOOKUP([.Q37]; [Tables.$A$2:.$H$257]; 8; 1)); HEX2DEC(VLOOKUP([.Q38]; [Tables.$A$2:.$F$257]; 6; 1)))); 2)" office:value-type="string" office:string-value="4C" calcext:value-type="string">
            <text:p>4C</text:p>
          </table:table-cell>
          <table:table-cell table:style-name="ce15" table:formula="of:=DEC2HEX(BITXOR(HEX2DEC([.B39]); HEX2DEC([.R35])); 2)" office:value-type="string" office:string-value="4B" calcext:value-type="string">
            <text:p>4B</text:p>
          </table:table-cell>
          <table:table-cell table:style-name="ce21" table:formula="of:=DEC2HEX(BITXOR(HEX2DEC([.C39]); HEX2DEC([.S35])); 2)" office:value-type="string" office:string-value="2C" calcext:value-type="string">
            <text:p>2C</text:p>
          </table:table-cell>
          <table:table-cell table:style-name="ce21" table:formula="of:=DEC2HEX(BITXOR(HEX2DEC([.D39]); HEX2DEC([.T35])); 2)" office:value-type="string" office:string-value="33" calcext:value-type="string">
            <text:p>33</text:p>
          </table:table-cell>
          <table:table-cell table:style-name="ce26" table:formula="of:=DEC2HEX(BITXOR(HEX2DEC([.E39]); HEX2DEC([.U35])); 2)" office:value-type="string" office:string-value="37" calcext:value-type="string">
            <text:p>37</text:p>
          </table:table-cell>
          <table:table-cell table:style-name="ce15" table:formula="of:=DEC2HEX(BITXOR(BITXOR(HEX2DEC(VLOOKUP([.U32]; [Tables.$A$2:.$B$257]; 2; 1)); HEX2DEC([.V35])); HEX2DEC([.R31])); 2)" office:value-type="string" office:string-value="6D" calcext:value-type="string">
            <text:p>6D</text:p>
          </table:table-cell>
          <table:table-cell table:style-name="ce21" table:formula="of:=DEC2HEX(BITXOR(HEX2DEC([.R35]); HEX2DEC([.S31])); 2)" office:value-type="string" office:string-value="11" calcext:value-type="string">
            <text:p>11</text:p>
          </table:table-cell>
          <table:table-cell table:style-name="ce21" table:formula="of:=DEC2HEX(BITXOR(HEX2DEC([.S35]); HEX2DEC([.T31])); 2)" office:value-type="string" office:string-value="DB" calcext:value-type="string">
            <text:p>DB</text:p>
          </table:table-cell>
          <table:table-cell table:style-name="ce26" table:formula="of:=DEC2HEX(BITXOR(HEX2DEC([.T35]); HEX2DEC([.U31])); 2)" office:value-type="string" office:string-value="CA" calcext:value-type="string">
            <text:p>CA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6]; [Tables.$A$2:.$C$257]; 3; 1)" office:value-type="string" office:string-value="00" calcext:value-type="string">
            <text:p>00</text:p>
          </table:table-cell>
          <table:table-cell table:style-name="ce22" table:formula="of:=VLOOKUP([.G36]; [Tables.$A$2:.$C$257]; 3; 1)" office:value-type="string" office:string-value="92" calcext:value-type="string">
            <text:p>92</text:p>
          </table:table-cell>
          <table:table-cell table:style-name="ce22" table:formula="of:=VLOOKUP([.H36]; [Tables.$A$2:.$C$257]; 3; 1)" office:value-type="string" office:string-value="C8" calcext:value-type="string">
            <text:p>C8</text:p>
          </table:table-cell>
          <table:table-cell table:style-name="ce27" table:formula="of:=VLOOKUP([.I36]; [Tables.$A$2:.$C$257]; 3; 1)" office:value-type="string" office:string-value="B5" calcext:value-type="string">
            <text:p>B5</text:p>
          </table:table-cell>
          <table:table-cell table:style-name="ce16" table:formula="of:=[.M36]" office:value-type="string" office:string-value="63" calcext:value-type="string">
            <text:p>63</text:p>
          </table:table-cell>
          <table:table-cell table:style-name="ce22" table:formula="of:=[.J36]" office:value-type="string" office:string-value="4F" calcext:value-type="string">
            <text:p>4F</text:p>
          </table:table-cell>
          <table:table-cell table:style-name="ce22" table:formula="of:=[.K36]" office:value-type="string" office:string-value="E8" calcext:value-type="string">
            <text:p>E8</text:p>
          </table:table-cell>
          <table:table-cell table:style-name="ce27" table:formula="of:=[.L36]" office:value-type="string" office:string-value="D5" calcext:value-type="string">
            <text:p>D5</text:p>
          </table:table-cell>
          <table:table-cell table:style-name="ce16" table:formula="of:=DEC2HEX(BITXOR(BITXOR(HEX2DEC(VLOOKUP([.N36]; [Tables.$A$2:.$I$257]; 9; 1)); HEX2DEC(VLOOKUP([.N37]; [Tables.$A$2:.$G$257]; 7; 1))); BITXOR(HEX2DEC(VLOOKUP([.N38]; [Tables.$A$2:.$H$257]; 8; 1)); HEX2DEC(VLOOKUP([.N35]; [Tables.$A$2:.$F$257]; 6; 1)))); 2)" office:value-type="string" office:string-value="4F" calcext:value-type="string">
            <text:p>4F</text:p>
          </table:table-cell>
          <table:table-cell table:style-name="ce22" table:formula="of:=DEC2HEX(BITXOR(BITXOR(HEX2DEC(VLOOKUP([.O36]; [Tables.$A$2:.$I$257]; 9; 1)); HEX2DEC(VLOOKUP([.O37]; [Tables.$A$2:.$G$257]; 7; 1))); BITXOR(HEX2DEC(VLOOKUP([.O38]; [Tables.$A$2:.$H$257]; 8; 1)); HEX2DEC(VLOOKUP([.O35]; [Tables.$A$2:.$F$257]; 6; 1)))); 2)" office:value-type="string" office:string-value="E8" calcext:value-type="string">
            <text:p>E8</text:p>
          </table:table-cell>
          <table:table-cell table:style-name="ce22" table:formula="of:=DEC2HEX(BITXOR(BITXOR(HEX2DEC(VLOOKUP([.P36]; [Tables.$A$2:.$I$257]; 9; 1)); HEX2DEC(VLOOKUP([.P37]; [Tables.$A$2:.$G$257]; 7; 1))); BITXOR(HEX2DEC(VLOOKUP([.P38]; [Tables.$A$2:.$H$257]; 8; 1)); HEX2DEC(VLOOKUP([.P35]; [Tables.$A$2:.$F$257]; 6; 1)))); 2)" office:value-type="string" office:string-value="D5" calcext:value-type="string">
            <text:p>D5</text:p>
          </table:table-cell>
          <table:table-cell table:style-name="ce27" table:formula="of:=DEC2HEX(BITXOR(BITXOR(HEX2DEC(VLOOKUP([.Q36]; [Tables.$A$2:.$I$257]; 9; 1)); HEX2DEC(VLOOKUP([.Q37]; [Tables.$A$2:.$G$257]; 7; 1))); BITXOR(HEX2DEC(VLOOKUP([.Q38]; [Tables.$A$2:.$H$257]; 8; 1)); HEX2DEC(VLOOKUP([.Q35]; [Tables.$A$2:.$F$257]; 6; 1)))); 2)" office:value-type="string" office:string-value="63" calcext:value-type="string">
            <text:p>63</text:p>
          </table:table-cell>
          <table:table-cell table:style-name="ce16" table:formula="of:=DEC2HEX(BITXOR(HEX2DEC([.B40]); HEX2DEC([.R36])); 2)" office:value-type="string" office:string-value="86" calcext:value-type="string">
            <text:p>86</text:p>
          </table:table-cell>
          <table:table-cell table:style-name="ce22" table:formula="of:=DEC2HEX(BITXOR(HEX2DEC([.C40]); HEX2DEC([.S36])); 2)" office:value-type="string" office:string-value="4A" calcext:value-type="string">
            <text:p>4A</text:p>
          </table:table-cell>
          <table:table-cell table:style-name="ce22" table:formula="of:=DEC2HEX(BITXOR(HEX2DEC([.D40]); HEX2DEC([.T36])); 2)" office:value-type="string" office:string-value="9D" calcext:value-type="string">
            <text:p>9D</text:p>
          </table:table-cell>
          <table:table-cell table:style-name="ce27" table:formula="of:=DEC2HEX(BITXOR(HEX2DEC([.E40]); HEX2DEC([.U36])); 2)" office:value-type="string" office:string-value="D2" calcext:value-type="string">
            <text:p>D2</text:p>
          </table:table-cell>
          <table:table-cell table:style-name="ce16" table:formula="of:=DEC2HEX(BITXOR(HEX2DEC(VLOOKUP([.U33]; [Tables.$A$2:.$B$257]; 2; 1)); HEX2DEC([.R32])); 2)" office:value-type="string" office:string-value="88" calcext:value-type="string">
            <text:p>88</text:p>
          </table:table-cell>
          <table:table-cell table:style-name="ce22" table:formula="of:=DEC2HEX(BITXOR(HEX2DEC([.R36]); HEX2DEC([.S32])); 2)" office:value-type="string" office:string-value="0B" calcext:value-type="string">
            <text:p>0B</text:p>
          </table:table-cell>
          <table:table-cell table:style-name="ce22" table:formula="of:=DEC2HEX(BITXOR(HEX2DEC([.S36]); HEX2DEC([.T32])); 2)" office:value-type="string" office:string-value="F9" calcext:value-type="string">
            <text:p>F9</text:p>
          </table:table-cell>
          <table:table-cell table:style-name="ce27" table:formula="of:=DEC2HEX(BITXOR(HEX2DEC([.T36]); HEX2DEC([.U32]))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7]; [Tables.$A$2:.$C$257]; 3; 1)" office:value-type="string" office:string-value="6F" calcext:value-type="string">
            <text:p>6F</text:p>
          </table:table-cell>
          <table:table-cell table:style-name="ce22" table:formula="of:=VLOOKUP([.G37]; [Tables.$A$2:.$C$257]; 3; 1)" office:value-type="string" office:string-value="4C" calcext:value-type="string">
            <text:p>4C</text:p>
          </table:table-cell>
          <table:table-cell table:style-name="ce22" table:formula="of:=VLOOKUP([.H37]; [Tables.$A$2:.$C$257]; 3; 1)" office:value-type="string" office:string-value="8B" calcext:value-type="string">
            <text:p>8B</text:p>
          </table:table-cell>
          <table:table-cell table:style-name="ce27" table:formula="of:=VLOOKUP([.I37]; [Tables.$A$2:.$C$257]; 3; 1)" office:value-type="string" office:string-value="D5" calcext:value-type="string">
            <text:p>D5</text:p>
          </table:table-cell>
          <table:table-cell table:style-name="ce16" table:formula="of:=[.L37]" office:value-type="string" office:string-value="A8" calcext:value-type="string">
            <text:p>A8</text:p>
          </table:table-cell>
          <table:table-cell table:style-name="ce22" table:formula="of:=[.M37]" office:value-type="string" office:string-value="29" calcext:value-type="string">
            <text:p>29</text:p>
          </table:table-cell>
          <table:table-cell table:style-name="ce22" table:formula="of:=[.J37]" office:value-type="string" office:string-value="3D" calcext:value-type="string">
            <text:p>3D</text:p>
          </table:table-cell>
          <table:table-cell table:style-name="ce27" table:formula="of:=[.K37]" office:value-type="string" office:string-value="03" calcext:value-type="string">
            <text:p>03</text:p>
          </table:table-cell>
          <table:table-cell table:style-name="ce16" table:formula="of:=DEC2HEX(BITXOR(BITXOR(HEX2DEC(VLOOKUP([.N37]; [Tables.$A$2:.$I$257]; 9; 1)); HEX2DEC(VLOOKUP([.N38]; [Tables.$A$2:.$G$257]; 7; 1))); BITXOR(HEX2DEC(VLOOKUP([.N35]; [Tables.$A$2:.$H$257]; 8; 1)); HEX2DEC(VLOOKUP([.N36]; [Tables.$A$2:.$F$257]; 6; 1)))); 2)" office:value-type="string" office:string-value="3D" calcext:value-type="string">
            <text:p>3D</text:p>
          </table:table-cell>
          <table:table-cell table:style-name="ce22" table:formula="of:=DEC2HEX(BITXOR(BITXOR(HEX2DEC(VLOOKUP([.O37]; [Tables.$A$2:.$I$257]; 9; 1)); HEX2DEC(VLOOKUP([.O38]; [Tables.$A$2:.$G$257]; 7; 1))); BITXOR(HEX2DEC(VLOOKUP([.O35]; [Tables.$A$2:.$H$257]; 8; 1)); HEX2DEC(VLOOKUP([.O36]; [Tables.$A$2:.$F$257]; 6; 1)))); 2)" office:value-type="string" office:string-value="03" calcext:value-type="string">
            <text:p>03</text:p>
          </table:table-cell>
          <table:table-cell table:style-name="ce22" table:formula="of:=DEC2HEX(BITXOR(BITXOR(HEX2DEC(VLOOKUP([.P37]; [Tables.$A$2:.$I$257]; 9; 1)); HEX2DEC(VLOOKUP([.P38]; [Tables.$A$2:.$G$257]; 7; 1))); BITXOR(HEX2DEC(VLOOKUP([.P35]; [Tables.$A$2:.$H$257]; 8; 1)); HEX2DEC(VLOOKUP([.P36]; [Tables.$A$2:.$F$257]; 6; 1)))); 2)" office:value-type="string" office:string-value="A8" calcext:value-type="string">
            <text:p>A8</text:p>
          </table:table-cell>
          <table:table-cell table:style-name="ce27" table:formula="of:=DEC2HEX(BITXOR(BITXOR(HEX2DEC(VLOOKUP([.Q37]; [Tables.$A$2:.$I$257]; 9; 1)); HEX2DEC(VLOOKUP([.Q38]; [Tables.$A$2:.$G$257]; 7; 1))); BITXOR(HEX2DEC(VLOOKUP([.Q35]; [Tables.$A$2:.$H$257]; 8; 1)); HEX2DEC(VLOOKUP([.Q36]; [Tables.$A$2:.$F$257]; 6; 1)))); 2)" office:value-type="string" office:string-value="29" calcext:value-type="string">
            <text:p>29</text:p>
          </table:table-cell>
          <table:table-cell table:style-name="ce16" table:formula="of:=DEC2HEX(BITXOR(HEX2DEC([.B41]); HEX2DEC([.R37])); 2)" office:value-type="string" office:string-value="8D" calcext:value-type="string">
            <text:p>8D</text:p>
          </table:table-cell>
          <table:table-cell table:style-name="ce22" table:formula="of:=DEC2HEX(BITXOR(HEX2DEC([.C41]); HEX2DEC([.S37])); 2)" office:value-type="string" office:string-value="89" calcext:value-type="string">
            <text:p>89</text:p>
          </table:table-cell>
          <table:table-cell table:style-name="ce22" table:formula="of:=DEC2HEX(BITXOR(HEX2DEC([.D41]); HEX2DEC([.T37])); 2)" office:value-type="string" office:string-value="F4" calcext:value-type="string">
            <text:p>F4</text:p>
          </table:table-cell>
          <table:table-cell table:style-name="ce27" table:formula="of:=DEC2HEX(BITXOR(HEX2DEC([.E41]); HEX2DEC([.U37])); 2)" office:value-type="string" office:string-value="18" calcext:value-type="string">
            <text:p>18</text:p>
          </table:table-cell>
          <table:table-cell table:style-name="ce16" table:formula="of:=DEC2HEX(BITXOR(HEX2DEC(VLOOKUP([.U34]; [Tables.$A$2:.$B$257]; 2; 1)); HEX2DEC([.R33])); 2)" office:value-type="string" office:string-value="A3" calcext:value-type="string">
            <text:p>A3</text:p>
          </table:table-cell>
          <table:table-cell table:style-name="ce22" table:formula="of:=DEC2HEX(BITXOR(HEX2DEC([.R37]); HEX2DEC([.S33])); 2)" office:value-type="string" office:string-value="3E" calcext:value-type="string">
            <text:p>3E</text:p>
          </table:table-cell>
          <table:table-cell table:style-name="ce22" table:formula="of:=DEC2HEX(BITXOR(HEX2DEC([.S37]); HEX2DEC([.T33])); 2)" office:value-type="string" office:string-value="86" calcext:value-type="string">
            <text:p>86</text:p>
          </table:table-cell>
          <table:table-cell table:style-name="ce27" table:formula="of:=DEC2HEX(BITXOR(HEX2DEC([.T37]); HEX2DEC([.U33])); 2)" office:value-type="string" office:string-value="93" calcext:value-type="string">
            <text:p>9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8]; [Tables.$A$2:.$C$257]; 3; 1)" office:value-type="string" office:string-value="55" calcext:value-type="string">
            <text:p>55</text:p>
          </table:table-cell>
          <table:table-cell table:style-name="ce23" table:formula="of:=VLOOKUP([.G38]; [Tables.$A$2:.$C$257]; 3; 1)" office:value-type="string" office:string-value="EF" calcext:value-type="string">
            <text:p>EF</text:p>
          </table:table-cell>
          <table:table-cell table:style-name="ce23" table:formula="of:=VLOOKUP([.H38]; [Tables.$A$2:.$C$257]; 3; 1)" office:value-type="string" office:string-value="32" calcext:value-type="string">
            <text:p>32</text:p>
          </table:table-cell>
          <table:table-cell table:style-name="ce28" table:formula="of:=VLOOKUP([.I38]; [Tables.$A$2:.$C$257]; 3; 1)" office:value-type="string" office:string-value="0C" calcext:value-type="string">
            <text:p>0C</text:p>
          </table:table-cell>
          <table:table-cell table:style-name="ce17" table:formula="of:=[.K38]" office:value-type="string" office:string-value="FC" calcext:value-type="string">
            <text:p>FC</text:p>
          </table:table-cell>
          <table:table-cell table:style-name="ce23" table:formula="of:=[.L38]" office:value-type="string" office:string-value="DF" calcext:value-type="string">
            <text:p>DF</text:p>
          </table:table-cell>
          <table:table-cell table:style-name="ce23" table:formula="of:=[.M38]" office:value-type="string" office:string-value="23" calcext:value-type="string">
            <text:p>23</text:p>
          </table:table-cell>
          <table:table-cell table:style-name="ce28" table:formula="of:=[.J38]" office:value-type="string" office:string-value="FE" calcext:value-type="string">
            <text:p>FE</text:p>
          </table:table-cell>
          <table:table-cell table:style-name="ce17" table:formula="of:=DEC2HEX(BITXOR(BITXOR(HEX2DEC(VLOOKUP([.N38]; [Tables.$A$2:.$I$257]; 9; 1)); HEX2DEC(VLOOKUP([.N35]; [Tables.$A$2:.$G$257]; 7; 1))); BITXOR(HEX2DEC(VLOOKUP([.N36]; [Tables.$A$2:.$H$257]; 8; 1)); HEX2DEC(VLOOKUP([.N37]; [Tables.$A$2:.$F$257]; 6; 1)))); 2)" office:value-type="string" office:string-value="FE" calcext:value-type="string">
            <text:p>FE</text:p>
          </table:table-cell>
          <table:table-cell table:style-name="ce23" table:formula="of:=DEC2HEX(BITXOR(BITXOR(HEX2DEC(VLOOKUP([.O38]; [Tables.$A$2:.$I$257]; 9; 1)); HEX2DEC(VLOOKUP([.O35]; [Tables.$A$2:.$G$257]; 7; 1))); BITXOR(HEX2DEC(VLOOKUP([.O36]; [Tables.$A$2:.$H$257]; 8; 1)); HEX2DEC(VLOOKUP([.O37]; [Tables.$A$2:.$F$257]; 6; 1)))); 2)" office:value-type="string" office:string-value="FC" calcext:value-type="string">
            <text:p>FC</text:p>
          </table:table-cell>
          <table:table-cell table:style-name="ce23" table:formula="of:=DEC2HEX(BITXOR(BITXOR(HEX2DEC(VLOOKUP([.P38]; [Tables.$A$2:.$I$257]; 9; 1)); HEX2DEC(VLOOKUP([.P35]; [Tables.$A$2:.$G$257]; 7; 1))); BITXOR(HEX2DEC(VLOOKUP([.P36]; [Tables.$A$2:.$H$257]; 8; 1)); HEX2DEC(VLOOKUP([.P37]; [Tables.$A$2:.$F$257]; 6; 1)))); 2)" office:value-type="string" office:string-value="DF" calcext:value-type="string">
            <text:p>DF</text:p>
          </table:table-cell>
          <table:table-cell table:style-name="ce28" table:formula="of:=DEC2HEX(BITXOR(BITXOR(HEX2DEC(VLOOKUP([.Q38]; [Tables.$A$2:.$I$257]; 9; 1)); HEX2DEC(VLOOKUP([.Q35]; [Tables.$A$2:.$G$257]; 7; 1))); BITXOR(HEX2DEC(VLOOKUP([.Q36]; [Tables.$A$2:.$H$257]; 8; 1)); HEX2DEC(VLOOKUP([.Q37]; [Tables.$A$2:.$F$257]; 6; 1)))); 2)" office:value-type="string" office:string-value="23" calcext:value-type="string">
            <text:p>23</text:p>
          </table:table-cell>
          <table:table-cell table:style-name="ce17" table:formula="of:=DEC2HEX(BITXOR(HEX2DEC([.B42]); HEX2DEC([.R38])); 2)" office:value-type="string" office:string-value="6D" calcext:value-type="string">
            <text:p>6D</text:p>
          </table:table-cell>
          <table:table-cell table:style-name="ce23" table:formula="of:=DEC2HEX(BITXOR(HEX2DEC([.C42]); HEX2DEC([.S38])); 2)" office:value-type="string" office:string-value="80" calcext:value-type="string">
            <text:p>80</text:p>
          </table:table-cell>
          <table:table-cell table:style-name="ce23" table:formula="of:=DEC2HEX(BITXOR(HEX2DEC([.D42]); HEX2DEC([.T38])); 2)" office:value-type="string" office:string-value="E8" calcext:value-type="string">
            <text:p>E8</text:p>
          </table:table-cell>
          <table:table-cell table:style-name="ce28" table:formula="of:=DEC2HEX(BITXOR(HEX2DEC([.E42]); HEX2DEC([.U38])); 2)" office:value-type="string" office:string-value="D8" calcext:value-type="string">
            <text:p>D8</text:p>
          </table:table-cell>
          <table:table-cell table:style-name="ce17" table:formula="of:=DEC2HEX(BITXOR(HEX2DEC(VLOOKUP([.U31]; [Tables.$A$2:.$B$257]; 2; 1)); HEX2DEC([.R34])); 2)" office:value-type="string" office:string-value="7A" calcext:value-type="string">
            <text:p>7A</text:p>
          </table:table-cell>
          <table:table-cell table:style-name="ce23" table:formula="of:=DEC2HEX(BITXOR(HEX2DEC([.R38]); HEX2DEC([.S34])); 2)" office:value-type="string" office:string-value="FD" calcext:value-type="string">
            <text:p>FD</text:p>
          </table:table-cell>
          <table:table-cell table:style-name="ce23" table:formula="of:=DEC2HEX(BITXOR(HEX2DEC([.S38]); HEX2DEC([.T34])); 2)" office:value-type="string" office:string-value="41" calcext:value-type="string">
            <text:p>41</text:p>
          </table:table-cell>
          <table:table-cell table:style-name="ce28" table:formula="of:=DEC2HEX(BITXOR(HEX2DEC([.T38]); HEX2DEC([.U34]))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F39]; [Tables.$A$2:.$C$257]; 3; 1)" office:value-type="string" office:string-value="26" calcext:value-type="string">
            <text:p>26</text:p>
          </table:table-cell>
          <table:table-cell table:style-name="ce21" table:formula="of:=VLOOKUP([.G39]; [Tables.$A$2:.$C$257]; 3; 1)" office:value-type="string" office:string-value="3D" calcext:value-type="string">
            <text:p>3D</text:p>
          </table:table-cell>
          <table:table-cell table:style-name="ce21" table:formula="of:=VLOOKUP([.H39]; [Tables.$A$2:.$C$257]; 3; 1)" office:value-type="string" office:string-value="E8" calcext:value-type="string">
            <text:p>E8</text:p>
          </table:table-cell>
          <table:table-cell table:style-name="ce26" table:formula="of:=VLOOKUP([.I39]; [Tables.$A$2:.$C$257]; 3; 1)" office:value-type="string" office:string-value="FD" calcext:value-type="string">
            <text:p>FD</text:p>
          </table:table-cell>
          <table:table-cell table:style-name="ce15" table:formula="of:=[.J39]" office:value-type="string" office:string-value="F7" calcext:value-type="string">
            <text:p>F7</text:p>
          </table:table-cell>
          <table:table-cell table:style-name="ce21" table:formula="of:=[.K39]" office:value-type="string" office:string-value="27" calcext:value-type="string">
            <text:p>27</text:p>
          </table:table-cell>
          <table:table-cell table:style-name="ce21" table:formula="of:=[.L39]" office:value-type="string" office:string-value="9B" calcext:value-type="string">
            <text:p>9B</text:p>
          </table:table-cell>
          <table:table-cell table:style-name="ce26" table:formula="of:=[.M39]" office:value-type="string" office:string-value="54" calcext:value-type="string">
            <text:p>54</text:p>
          </table:table-cell>
          <table:table-cell table:style-name="ce15" table:formula="of:=DEC2HEX(BITXOR(BITXOR(HEX2DEC(VLOOKUP([.N39]; [Tables.$A$2:.$I$257]; 9; 1)); HEX2DEC(VLOOKUP([.N40]; [Tables.$A$2:.$G$257]; 7; 1))); BITXOR(HEX2DEC(VLOOKUP([.N41]; [Tables.$A$2:.$H$257]; 8; 1)); HEX2DEC(VLOOKUP([.N42]; [Tables.$A$2:.$F$257]; 6; 1)))); 2)" office:value-type="string" office:string-value="F7" calcext:value-type="string">
            <text:p>F7</text:p>
          </table:table-cell>
          <table:table-cell table:style-name="ce21" table:formula="of:=DEC2HEX(BITXOR(BITXOR(HEX2DEC(VLOOKUP([.O39]; [Tables.$A$2:.$I$257]; 9; 1)); HEX2DEC(VLOOKUP([.O40]; [Tables.$A$2:.$G$257]; 7; 1))); BITXOR(HEX2DEC(VLOOKUP([.O41]; [Tables.$A$2:.$H$257]; 8; 1)); HEX2DEC(VLOOKUP([.O42]; [Tables.$A$2:.$F$257]; 6; 1)))); 2)" office:value-type="string" office:string-value="27" calcext:value-type="string">
            <text:p>27</text:p>
          </table:table-cell>
          <table:table-cell table:style-name="ce21" table:formula="of:=DEC2HEX(BITXOR(BITXOR(HEX2DEC(VLOOKUP([.P39]; [Tables.$A$2:.$I$257]; 9; 1)); HEX2DEC(VLOOKUP([.P40]; [Tables.$A$2:.$G$257]; 7; 1))); BITXOR(HEX2DEC(VLOOKUP([.P41]; [Tables.$A$2:.$H$257]; 8; 1)); HEX2DEC(VLOOKUP([.P42]; [Tables.$A$2:.$F$257]; 6; 1)))); 2)" office:value-type="string" office:string-value="9B" calcext:value-type="string">
            <text:p>9B</text:p>
          </table:table-cell>
          <table:table-cell table:style-name="ce26" table:formula="of:=DEC2HEX(BITXOR(BITXOR(HEX2DEC(VLOOKUP([.Q39]; [Tables.$A$2:.$I$257]; 9; 1)); HEX2DEC(VLOOKUP([.Q40]; [Tables.$A$2:.$G$257]; 7; 1))); BITXOR(HEX2DEC(VLOOKUP([.Q41]; [Tables.$A$2:.$H$257]; 8; 1)); HEX2DEC(VLOOKUP([.Q42]; [Tables.$A$2:.$F$257]; 6; 1)))); 2)" office:value-type="string" office:string-value="54" calcext:value-type="string">
            <text:p>54</text:p>
          </table:table-cell>
          <table:table-cell table:style-name="ce15" table:formula="of:=DEC2HEX(BITXOR(HEX2DEC([.B43]); HEX2DEC([.R39])); 2)" office:value-type="string" office:string-value="14" calcext:value-type="string">
            <text:p>14</text:p>
          </table:table-cell>
          <table:table-cell table:style-name="ce21" table:formula="of:=DEC2HEX(BITXOR(HEX2DEC([.C43]); HEX2DEC([.S39])); 2)" office:value-type="string" office:string-value="46" calcext:value-type="string">
            <text:p>46</text:p>
          </table:table-cell>
          <table:table-cell table:style-name="ce21" table:formula="of:=DEC2HEX(BITXOR(HEX2DEC([.D43]); HEX2DEC([.T39])); 2)" office:value-type="string" office:string-value="27" calcext:value-type="string">
            <text:p>27</text:p>
          </table:table-cell>
          <table:table-cell table:style-name="ce26" table:formula="of:=DEC2HEX(BITXOR(HEX2DEC([.E43]); HEX2DEC([.U39])); 2)" office:value-type="string" office:string-value="34" calcext:value-type="string">
            <text:p>34</text:p>
          </table:table-cell>
          <table:table-cell table:style-name="ce15" table:formula="of:=DEC2HEX(BITXOR(BITXOR(HEX2DEC(VLOOKUP([.U36]; [Tables.$A$2:.$B$257]; 2; 1)); HEX2DEC([.V39])); HEX2DEC([.R35])); 2)" office:value-type="string" office:string-value="4E" calcext:value-type="string">
            <text:p>4E</text:p>
          </table:table-cell>
          <table:table-cell table:style-name="ce21" table:formula="of:=DEC2HEX(BITXOR(HEX2DEC([.R39]); HEX2DEC([.S35])); 2)" office:value-type="string" office:string-value="5F" calcext:value-type="string">
            <text:p>5F</text:p>
          </table:table-cell>
          <table:table-cell table:style-name="ce21" table:formula="of:=DEC2HEX(BITXOR(HEX2DEC([.S39]); HEX2DEC([.T35])); 2)" office:value-type="string" office:string-value="84" calcext:value-type="string">
            <text:p>84</text:p>
          </table:table-cell>
          <table:table-cell table:style-name="ce26" table:formula="of:=DEC2HEX(BITXOR(HEX2DEC([.T39]); HEX2DEC([.U35])); 2)" office:value-type="string" office:string-value="4E" calcext:value-type="string">
            <text:p>4E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0]; [Tables.$A$2:.$C$257]; 3; 1)" office:value-type="string" office:string-value="0E" calcext:value-type="string">
            <text:p>0E</text:p>
          </table:table-cell>
          <table:table-cell table:style-name="ce22" table:formula="of:=VLOOKUP([.G40]; [Tables.$A$2:.$C$257]; 3; 1)" office:value-type="string" office:string-value="41" calcext:value-type="string">
            <text:p>41</text:p>
          </table:table-cell>
          <table:table-cell table:style-name="ce22" table:formula="of:=VLOOKUP([.H40]; [Tables.$A$2:.$C$257]; 3; 1)" office:value-type="string" office:string-value="64" calcext:value-type="string">
            <text:p>64</text:p>
          </table:table-cell>
          <table:table-cell table:style-name="ce27" table:formula="of:=VLOOKUP([.I40]; [Tables.$A$2:.$C$257]; 3; 1)" office:value-type="string" office:string-value="D2" calcext:value-type="string">
            <text:p>D2</text:p>
          </table:table-cell>
          <table:table-cell table:style-name="ce16" table:formula="of:=[.M40]" office:value-type="string" office:string-value="AB" calcext:value-type="string">
            <text:p>AB</text:p>
          </table:table-cell>
          <table:table-cell table:style-name="ce22" table:formula="of:=[.J40]" office:value-type="string" office:string-value="83" calcext:value-type="string">
            <text:p>83</text:p>
          </table:table-cell>
          <table:table-cell table:style-name="ce22" table:formula="of:=[.K40]" office:value-type="string" office:string-value="43" calcext:value-type="string">
            <text:p>43</text:p>
          </table:table-cell>
          <table:table-cell table:style-name="ce27" table:formula="of:=[.L40]" office:value-type="string" office:string-value="B5" calcext:value-type="string">
            <text:p>B5</text:p>
          </table:table-cell>
          <table:table-cell table:style-name="ce16" table:formula="of:=DEC2HEX(BITXOR(BITXOR(HEX2DEC(VLOOKUP([.N40]; [Tables.$A$2:.$I$257]; 9; 1)); HEX2DEC(VLOOKUP([.N41]; [Tables.$A$2:.$G$257]; 7; 1))); BITXOR(HEX2DEC(VLOOKUP([.N42]; [Tables.$A$2:.$H$257]; 8; 1)); HEX2DEC(VLOOKUP([.N39]; [Tables.$A$2:.$F$257]; 6; 1)))); 2)" office:value-type="string" office:string-value="83" calcext:value-type="string">
            <text:p>83</text:p>
          </table:table-cell>
          <table:table-cell table:style-name="ce22" table:formula="of:=DEC2HEX(BITXOR(BITXOR(HEX2DEC(VLOOKUP([.O40]; [Tables.$A$2:.$I$257]; 9; 1)); HEX2DEC(VLOOKUP([.O41]; [Tables.$A$2:.$G$257]; 7; 1))); BITXOR(HEX2DEC(VLOOKUP([.O42]; [Tables.$A$2:.$H$257]; 8; 1)); HEX2DEC(VLOOKUP([.O39]; [Tables.$A$2:.$F$257]; 6; 1)))); 2)" office:value-type="string" office:string-value="43" calcext:value-type="string">
            <text:p>43</text:p>
          </table:table-cell>
          <table:table-cell table:style-name="ce22" table:formula="of:=DEC2HEX(BITXOR(BITXOR(HEX2DEC(VLOOKUP([.P40]; [Tables.$A$2:.$I$257]; 9; 1)); HEX2DEC(VLOOKUP([.P41]; [Tables.$A$2:.$G$257]; 7; 1))); BITXOR(HEX2DEC(VLOOKUP([.P42]; [Tables.$A$2:.$H$257]; 8; 1)); HEX2DEC(VLOOKUP([.P39]; [Tables.$A$2:.$F$257]; 6; 1)))); 2)" office:value-type="string" office:string-value="B5" calcext:value-type="string">
            <text:p>B5</text:p>
          </table:table-cell>
          <table:table-cell table:style-name="ce27" table:formula="of:=DEC2HEX(BITXOR(BITXOR(HEX2DEC(VLOOKUP([.Q40]; [Tables.$A$2:.$I$257]; 9; 1)); HEX2DEC(VLOOKUP([.Q41]; [Tables.$A$2:.$G$257]; 7; 1))); BITXOR(HEX2DEC(VLOOKUP([.Q42]; [Tables.$A$2:.$H$257]; 8; 1)); HEX2DEC(VLOOKUP([.Q39]; [Tables.$A$2:.$F$257]; 6; 1)))); 2)" office:value-type="string" office:string-value="AB" calcext:value-type="string">
            <text:p>AB</text:p>
          </table:table-cell>
          <table:table-cell table:style-name="ce16" table:formula="of:=DEC2HEX(BITXOR(HEX2DEC([.B44]); HEX2DEC([.R40])); 2)" office:value-type="string" office:string-value="15" calcext:value-type="string">
            <text:p>15</text:p>
          </table:table-cell>
          <table:table-cell table:style-name="ce22" table:formula="of:=DEC2HEX(BITXOR(HEX2DEC([.C44]); HEX2DEC([.S40])); 2)" office:value-type="string" office:string-value="16" calcext:value-type="string">
            <text:p>16</text:p>
          </table:table-cell>
          <table:table-cell table:style-name="ce22" table:formula="of:=DEC2HEX(BITXOR(HEX2DEC([.D44]); HEX2DEC([.T40])); 2)" office:value-type="string" office:string-value="46" calcext:value-type="string">
            <text:p>46</text:p>
          </table:table-cell>
          <table:table-cell table:style-name="ce27" table:formula="of:=DEC2HEX(BITXOR(HEX2DEC([.E44]); HEX2DEC([.U40])); 2)" office:value-type="string" office:string-value="2A" calcext:value-type="string">
            <text:p>2A</text:p>
          </table:table-cell>
          <table:table-cell table:style-name="ce16" table:formula="of:=DEC2HEX(BITXOR(HEX2DEC(VLOOKUP([.U37]; [Tables.$A$2:.$B$257]; 2; 1)); HEX2DEC([.R36])); 2)" office:value-type="string" office:string-value="54" calcext:value-type="string">
            <text:p>54</text:p>
          </table:table-cell>
          <table:table-cell table:style-name="ce22" table:formula="of:=DEC2HEX(BITXOR(HEX2DEC([.R40]); HEX2DEC([.S36])); 2)" office:value-type="string" office:string-value="5F" calcext:value-type="string">
            <text:p>5F</text:p>
          </table:table-cell>
          <table:table-cell table:style-name="ce22" table:formula="of:=DEC2HEX(BITXOR(HEX2DEC([.S40]); HEX2DEC([.T36])); 2)" office:value-type="string" office:string-value="A6" calcext:value-type="string">
            <text:p>A6</text:p>
          </table:table-cell>
          <table:table-cell table:style-name="ce27" table:formula="of:=DEC2HEX(BITXOR(HEX2DEC([.T40]); HEX2DEC([.U36]))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1]; [Tables.$A$2:.$C$257]; 3; 1)" office:value-type="string" office:string-value="2E" calcext:value-type="string">
            <text:p>2E</text:p>
          </table:table-cell>
          <table:table-cell table:style-name="ce22" table:formula="of:=VLOOKUP([.G41]; [Tables.$A$2:.$C$257]; 3; 1)" office:value-type="string" office:string-value="B7" calcext:value-type="string">
            <text:p>B7</text:p>
          </table:table-cell>
          <table:table-cell table:style-name="ce22" table:formula="of:=VLOOKUP([.H41]; [Tables.$A$2:.$C$257]; 3; 1)" office:value-type="string" office:string-value="72" calcext:value-type="string">
            <text:p>72</text:p>
          </table:table-cell>
          <table:table-cell table:style-name="ce27" table:formula="of:=VLOOKUP([.I41]; [Tables.$A$2:.$C$257]; 3; 1)" office:value-type="string" office:string-value="8B" calcext:value-type="string">
            <text:p>8B</text:p>
          </table:table-cell>
          <table:table-cell table:style-name="ce16" table:formula="of:=[.L41]" office:value-type="string" office:string-value="31" calcext:value-type="string">
            <text:p>31</text:p>
          </table:table-cell>
          <table:table-cell table:style-name="ce22" table:formula="of:=[.M41]" office:value-type="string" office:string-value="A9" calcext:value-type="string">
            <text:p>A9</text:p>
          </table:table-cell>
          <table:table-cell table:style-name="ce22" table:formula="of:=[.J41]" office:value-type="string" office:string-value="40" calcext:value-type="string">
            <text:p>40</text:p>
          </table:table-cell>
          <table:table-cell table:style-name="ce27" table:formula="of:=[.K41]" office:value-type="string" office:string-value="3D" calcext:value-type="string">
            <text:p>3D</text:p>
          </table:table-cell>
          <table:table-cell table:style-name="ce16" table:formula="of:=DEC2HEX(BITXOR(BITXOR(HEX2DEC(VLOOKUP([.N41]; [Tables.$A$2:.$I$257]; 9; 1)); HEX2DEC(VLOOKUP([.N42]; [Tables.$A$2:.$G$257]; 7; 1))); BITXOR(HEX2DEC(VLOOKUP([.N39]; [Tables.$A$2:.$H$257]; 8; 1)); HEX2DEC(VLOOKUP([.N40]; [Tables.$A$2:.$F$257]; 6; 1)))); 2)" office:value-type="string" office:string-value="40" calcext:value-type="string">
            <text:p>40</text:p>
          </table:table-cell>
          <table:table-cell table:style-name="ce22" table:formula="of:=DEC2HEX(BITXOR(BITXOR(HEX2DEC(VLOOKUP([.O41]; [Tables.$A$2:.$I$257]; 9; 1)); HEX2DEC(VLOOKUP([.O42]; [Tables.$A$2:.$G$257]; 7; 1))); BITXOR(HEX2DEC(VLOOKUP([.O39]; [Tables.$A$2:.$H$257]; 8; 1)); HEX2DEC(VLOOKUP([.O40]; [Tables.$A$2:.$F$257]; 6; 1)))); 2)" office:value-type="string" office:string-value="3D" calcext:value-type="string">
            <text:p>3D</text:p>
          </table:table-cell>
          <table:table-cell table:style-name="ce22" table:formula="of:=DEC2HEX(BITXOR(BITXOR(HEX2DEC(VLOOKUP([.P41]; [Tables.$A$2:.$I$257]; 9; 1)); HEX2DEC(VLOOKUP([.P42]; [Tables.$A$2:.$G$257]; 7; 1))); BITXOR(HEX2DEC(VLOOKUP([.P39]; [Tables.$A$2:.$H$257]; 8; 1)); HEX2DEC(VLOOKUP([.P40]; [Tables.$A$2:.$F$257]; 6; 1)))); 2)" office:value-type="string" office:string-value="31" calcext:value-type="string">
            <text:p>31</text:p>
          </table:table-cell>
          <table:table-cell table:style-name="ce27" table:formula="of:=DEC2HEX(BITXOR(BITXOR(HEX2DEC(VLOOKUP([.Q41]; [Tables.$A$2:.$I$257]; 9; 1)); HEX2DEC(VLOOKUP([.Q42]; [Tables.$A$2:.$G$257]; 7; 1))); BITXOR(HEX2DEC(VLOOKUP([.Q39]; [Tables.$A$2:.$H$257]; 8; 1)); HEX2DEC(VLOOKUP([.Q40]; [Tables.$A$2:.$F$257]; 6; 1)))); 2)" office:value-type="string" office:string-value="A9" calcext:value-type="string">
            <text:p>A9</text:p>
          </table:table-cell>
          <table:table-cell table:style-name="ce16" table:formula="of:=DEC2HEX(BITXOR(HEX2DEC([.B45]); HEX2DEC([.R41])); 2)" office:value-type="string" office:string-value="B5" calcext:value-type="string">
            <text:p>B5</text:p>
          </table:table-cell>
          <table:table-cell table:style-name="ce22" table:formula="of:=DEC2HEX(BITXOR(HEX2DEC([.C45]); HEX2DEC([.S41])); 2)" office:value-type="string" office:string-value="15" calcext:value-type="string">
            <text:p>15</text:p>
          </table:table-cell>
          <table:table-cell table:style-name="ce22" table:formula="of:=DEC2HEX(BITXOR(HEX2DEC([.D45]); HEX2DEC([.T41])); 2)" office:value-type="string" office:string-value="56" calcext:value-type="string">
            <text:p>56</text:p>
          </table:table-cell>
          <table:table-cell table:style-name="ce27" table:formula="of:=DEC2HEX(BITXOR(HEX2DEC([.E45]); HEX2DEC([.U41])); 2)" office:value-type="string" office:string-value="D8" calcext:value-type="string">
            <text:p>D8</text:p>
          </table:table-cell>
          <table:table-cell table:style-name="ce16" table:formula="of:=DEC2HEX(BITXOR(HEX2DEC(VLOOKUP([.U38]; [Tables.$A$2:.$B$257]; 2; 1)); HEX2DEC([.R37])); 2)" office:value-type="string" office:string-value="F7" calcext:value-type="string">
            <text:p>F7</text:p>
          </table:table-cell>
          <table:table-cell table:style-name="ce22" table:formula="of:=DEC2HEX(BITXOR(HEX2DEC([.R41]); HEX2DEC([.S37])); 2)" office:value-type="string" office:string-value="C9" calcext:value-type="string">
            <text:p>C9</text:p>
          </table:table-cell>
          <table:table-cell table:style-name="ce22" table:formula="of:=DEC2HEX(BITXOR(HEX2DEC([.S41]); HEX2DEC([.T37])); 2)" office:value-type="string" office:string-value="4F" calcext:value-type="string">
            <text:p>4F</text:p>
          </table:table-cell>
          <table:table-cell table:style-name="ce27" table:formula="of:=DEC2HEX(BITXOR(HEX2DEC([.T41]); HEX2DEC([.U37])); 2)" office:value-type="string" office:string-value="DC" calcext:value-type="string">
            <text:p>D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42]; [Tables.$A$2:.$C$257]; 3; 1)" office:value-type="string" office:string-value="17" calcext:value-type="string">
            <text:p>17</text:p>
          </table:table-cell>
          <table:table-cell table:style-name="ce23" table:formula="of:=VLOOKUP([.G42]; [Tables.$A$2:.$C$257]; 3; 1)" office:value-type="string" office:string-value="7D" calcext:value-type="string">
            <text:p>7D</text:p>
          </table:table-cell>
          <table:table-cell table:style-name="ce23" table:formula="of:=VLOOKUP([.H42]; [Tables.$A$2:.$C$257]; 3; 1)" office:value-type="string" office:string-value="A9" calcext:value-type="string">
            <text:p>A9</text:p>
          </table:table-cell>
          <table:table-cell table:style-name="ce28" table:formula="of:=VLOOKUP([.I42]; [Tables.$A$2:.$C$257]; 3; 1)" office:value-type="string" office:string-value="25" calcext:value-type="string">
            <text:p>25</text:p>
          </table:table-cell>
          <table:table-cell table:style-name="ce17" table:formula="of:=[.K42]" office:value-type="string" office:string-value="F0" calcext:value-type="string">
            <text:p>F0</text:p>
          </table:table-cell>
          <table:table-cell table:style-name="ce23" table:formula="of:=[.L42]" office:value-type="string" office:string-value="FF" calcext:value-type="string">
            <text:p>FF</text:p>
          </table:table-cell>
          <table:table-cell table:style-name="ce23" table:formula="of:=[.M42]" office:value-type="string" office:string-value="D3" calcext:value-type="string">
            <text:p>D3</text:p>
          </table:table-cell>
          <table:table-cell table:style-name="ce28" table:formula="of:=[.J42]" office:value-type="string" office:string-value="3F" calcext:value-type="string">
            <text:p>3F</text:p>
          </table:table-cell>
          <table:table-cell table:style-name="ce17" table:formula="of:=DEC2HEX(BITXOR(BITXOR(HEX2DEC(VLOOKUP([.N42]; [Tables.$A$2:.$I$257]; 9; 1)); HEX2DEC(VLOOKUP([.N39]; [Tables.$A$2:.$G$257]; 7; 1))); BITXOR(HEX2DEC(VLOOKUP([.N40]; [Tables.$A$2:.$H$257]; 8; 1)); HEX2DEC(VLOOKUP([.N41]; [Tables.$A$2:.$F$257]; 6; 1)))); 2)" office:value-type="string" office:string-value="3F" calcext:value-type="string">
            <text:p>3F</text:p>
          </table:table-cell>
          <table:table-cell table:style-name="ce23" table:formula="of:=DEC2HEX(BITXOR(BITXOR(HEX2DEC(VLOOKUP([.O42]; [Tables.$A$2:.$I$257]; 9; 1)); HEX2DEC(VLOOKUP([.O39]; [Tables.$A$2:.$G$257]; 7; 1))); BITXOR(HEX2DEC(VLOOKUP([.O40]; [Tables.$A$2:.$H$257]; 8; 1)); HEX2DEC(VLOOKUP([.O41]; [Tables.$A$2:.$F$257]; 6; 1)))); 2)" office:value-type="string" office:string-value="F0" calcext:value-type="string">
            <text:p>F0</text:p>
          </table:table-cell>
          <table:table-cell table:style-name="ce23" table:formula="of:=DEC2HEX(BITXOR(BITXOR(HEX2DEC(VLOOKUP([.P42]; [Tables.$A$2:.$I$257]; 9; 1)); HEX2DEC(VLOOKUP([.P39]; [Tables.$A$2:.$G$257]; 7; 1))); BITXOR(HEX2DEC(VLOOKUP([.P40]; [Tables.$A$2:.$H$257]; 8; 1)); HEX2DEC(VLOOKUP([.P41]; [Tables.$A$2:.$F$257]; 6; 1)))); 2)" office:value-type="string" office:string-value="FF" calcext:value-type="string">
            <text:p>FF</text:p>
          </table:table-cell>
          <table:table-cell table:style-name="ce28" table:formula="of:=DEC2HEX(BITXOR(BITXOR(HEX2DEC(VLOOKUP([.Q42]; [Tables.$A$2:.$I$257]; 9; 1)); HEX2DEC(VLOOKUP([.Q39]; [Tables.$A$2:.$G$257]; 7; 1))); BITXOR(HEX2DEC(VLOOKUP([.Q40]; [Tables.$A$2:.$H$257]; 8; 1)); HEX2DEC(VLOOKUP([.Q41]; [Tables.$A$2:.$F$257]; 6; 1)))); 2)" office:value-type="string" office:string-value="D3" calcext:value-type="string">
            <text:p>D3</text:p>
          </table:table-cell>
          <table:table-cell table:style-name="ce17" table:formula="of:=DEC2HEX(BITXOR(HEX2DEC([.B46]); HEX2DEC([.R42])); 2)" office:value-type="string" office:string-value="BF" calcext:value-type="string">
            <text:p>BF</text:p>
          </table:table-cell>
          <table:table-cell table:style-name="ce23" table:formula="of:=DEC2HEX(BITXOR(HEX2DEC([.C46]); HEX2DEC([.S42])); 2)" office:value-type="string" office:string-value="EC" calcext:value-type="string">
            <text:p>EC</text:p>
          </table:table-cell>
          <table:table-cell table:style-name="ce23" table:formula="of:=DEC2HEX(BITXOR(HEX2DEC([.D46]); HEX2DEC([.T42])); 2)" office:value-type="string" office:string-value="D7" calcext:value-type="string">
            <text:p>D7</text:p>
          </table:table-cell>
          <table:table-cell table:style-name="ce28" table:formula="of:=DEC2HEX(BITXOR(HEX2DEC([.E46]); HEX2DEC([.U42])); 2)" office:value-type="string" office:string-value="43" calcext:value-type="string">
            <text:p>43</text:p>
          </table:table-cell>
          <table:table-cell table:style-name="ce17" table:formula="of:=DEC2HEX(BITXOR(HEX2DEC(VLOOKUP([.U35]; [Tables.$A$2:.$B$257]; 2; 1)); HEX2DEC([.R38])); 2)" office:value-type="string" office:string-value="0E" calcext:value-type="string">
            <text:p>0E</text:p>
          </table:table-cell>
          <table:table-cell table:style-name="ce23" table:formula="of:=DEC2HEX(BITXOR(HEX2DEC([.R42]); HEX2DEC([.S38])); 2)" office:value-type="string" office:string-value="F3" calcext:value-type="string">
            <text:p>F3</text:p>
          </table:table-cell>
          <table:table-cell table:style-name="ce23" table:formula="of:=DEC2HEX(BITXOR(HEX2DEC([.S42]); HEX2DEC([.T38])); 2)" office:value-type="string" office:string-value="B2" calcext:value-type="string">
            <text:p>B2</text:p>
          </table:table-cell>
          <table:table-cell table:style-name="ce28" table:formula="of:=DEC2HEX(BITXOR(HEX2DEC([.T42]); HEX2DEC([.U38]))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F43]; [Tables.$A$2:.$C$257]; 3; 1)" office:value-type="string" office:string-value="5A" calcext:value-type="string">
            <text:p>5A</text:p>
          </table:table-cell>
          <table:table-cell table:style-name="ce21" table:formula="of:=VLOOKUP([.G43]; [Tables.$A$2:.$C$257]; 3; 1)" office:value-type="string" office:string-value="19" calcext:value-type="string">
            <text:p>19</text:p>
          </table:table-cell>
          <table:table-cell table:style-name="ce21" table:formula="of:=VLOOKUP([.H43]; [Tables.$A$2:.$C$257]; 3; 1)" office:value-type="string" office:string-value="A3" calcext:value-type="string">
            <text:p>A3</text:p>
          </table:table-cell>
          <table:table-cell table:style-name="ce26" table:formula="of:=VLOOKUP([.I43]; [Tables.$A$2:.$C$257]; 3; 1)" office:value-type="string" office:string-value="7A" calcext:value-type="string">
            <text:p>7A</text:p>
          </table:table-cell>
          <table:table-cell table:style-name="ce15" table:formula="of:=[.J43]" office:value-type="string" office:string-value="BE" calcext:value-type="string">
            <text:p>BE</text:p>
          </table:table-cell>
          <table:table-cell table:style-name="ce21" table:formula="of:=[.K43]" office:value-type="string" office:string-value="D4" calcext:value-type="string">
            <text:p>D4</text:p>
          </table:table-cell>
          <table:table-cell table:style-name="ce21" table:formula="of:=[.L43]" office:value-type="string" office:string-value="0A" calcext:value-type="string">
            <text:p>0A</text:p>
          </table:table-cell>
          <table:table-cell table:style-name="ce26" table:formula="of:=[.M43]" office:value-type="string" office:string-value="DA" calcext:value-type="string">
            <text:p>DA</text:p>
          </table:table-cell>
          <table:table-cell table:style-name="ce15" table:formula="of:=DEC2HEX(BITXOR(BITXOR(HEX2DEC(VLOOKUP([.N43]; [Tables.$A$2:.$I$257]; 9; 1)); HEX2DEC(VLOOKUP([.N44]; [Tables.$A$2:.$G$257]; 7; 1))); BITXOR(HEX2DEC(VLOOKUP([.N45]; [Tables.$A$2:.$H$257]; 8; 1)); HEX2DEC(VLOOKUP([.N46]; [Tables.$A$2:.$F$257]; 6; 1)))); 2)" office:value-type="string" office:string-value="BE" calcext:value-type="string">
            <text:p>BE</text:p>
          </table:table-cell>
          <table:table-cell table:style-name="ce21" table:formula="of:=DEC2HEX(BITXOR(BITXOR(HEX2DEC(VLOOKUP([.O43]; [Tables.$A$2:.$I$257]; 9; 1)); HEX2DEC(VLOOKUP([.O44]; [Tables.$A$2:.$G$257]; 7; 1))); BITXOR(HEX2DEC(VLOOKUP([.O45]; [Tables.$A$2:.$H$257]; 8; 1)); HEX2DEC(VLOOKUP([.O46]; [Tables.$A$2:.$F$257]; 6; 1)))); 2)" office:value-type="string" office:string-value="D4" calcext:value-type="string">
            <text:p>D4</text:p>
          </table:table-cell>
          <table:table-cell table:style-name="ce21" table:formula="of:=DEC2HEX(BITXOR(BITXOR(HEX2DEC(VLOOKUP([.P43]; [Tables.$A$2:.$I$257]; 9; 1)); HEX2DEC(VLOOKUP([.P44]; [Tables.$A$2:.$G$257]; 7; 1))); BITXOR(HEX2DEC(VLOOKUP([.P45]; [Tables.$A$2:.$H$257]; 8; 1)); HEX2DEC(VLOOKUP([.P46]; [Tables.$A$2:.$F$257]; 6; 1)))); 2)" office:value-type="string" office:string-value="0A" calcext:value-type="string">
            <text:p>0A</text:p>
          </table:table-cell>
          <table:table-cell table:style-name="ce26" table:formula="of:=DEC2HEX(BITXOR(BITXOR(HEX2DEC(VLOOKUP([.Q43]; [Tables.$A$2:.$I$257]; 9; 1)); HEX2DEC(VLOOKUP([.Q44]; [Tables.$A$2:.$G$257]; 7; 1))); BITXOR(HEX2DEC(VLOOKUP([.Q45]; [Tables.$A$2:.$H$257]; 8; 1)); HEX2DEC(VLOOKUP([.Q46]; [Tables.$A$2:.$F$257]; 6; 1)))); 2)" office:value-type="string" office:string-value="DA" calcext:value-type="string">
            <text:p>DA</text:p>
          </table:table-cell>
          <table:table-cell table:style-name="ce15" table:formula="of:=DEC2HEX(BITXOR(HEX2DEC([.B47]); HEX2DEC([.R43])); 2)" office:value-type="string" office:string-value="00" calcext:value-type="string">
            <text:p>00</text:p>
          </table:table-cell>
          <table:table-cell table:style-name="ce21" table:formula="of:=DEC2HEX(BITXOR(HEX2DEC([.C47]); HEX2DEC([.S43])); 2)" office:value-type="string" office:string-value="B1" calcext:value-type="string">
            <text:p>B1</text:p>
          </table:table-cell>
          <table:table-cell table:style-name="ce21" table:formula="of:=DEC2HEX(BITXOR(HEX2DEC([.D47]); HEX2DEC([.T43])); 2)" office:value-type="string" office:string-value="54" calcext:value-type="string">
            <text:p>54</text:p>
          </table:table-cell>
          <table:table-cell table:style-name="ce26" table:formula="of:=DEC2HEX(BITXOR(HEX2DEC([.E47]); HEX2DEC([.U43])); 2)" office:value-type="string" office:string-value="FA" calcext:value-type="string">
            <text:p>FA</text:p>
          </table:table-cell>
          <table:table-cell table:style-name="ce15" table:formula="of:=DEC2HEX(BITXOR(BITXOR(HEX2DEC(VLOOKUP([.U40]; [Tables.$A$2:.$B$257]; 2; 1)); HEX2DEC([.V43])); HEX2DEC([.R39])); 2)" office:value-type="string" office:string-value="EA" calcext:value-type="string">
            <text:p>EA</text:p>
          </table:table-cell>
          <table:table-cell table:style-name="ce21" table:formula="of:=DEC2HEX(BITXOR(HEX2DEC([.R43]); HEX2DEC([.S39])); 2)" office:value-type="string" office:string-value="B5" calcext:value-type="string">
            <text:p>B5</text:p>
          </table:table-cell>
          <table:table-cell table:style-name="ce21" table:formula="of:=DEC2HEX(BITXOR(HEX2DEC([.S43]); HEX2DEC([.T39])); 2)" office:value-type="string" office:string-value="31" calcext:value-type="string">
            <text:p>31</text:p>
          </table:table-cell>
          <table:table-cell table:style-name="ce26" table:formula="of:=DEC2HEX(BITXOR(HEX2DEC([.T43]); HEX2DEC([.U39])); 2)" office:value-type="string" office:string-value="7F" calcext:value-type="string">
            <text:p>7F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4]; [Tables.$A$2:.$C$257]; 3; 1)" office:value-type="string" office:string-value="41" calcext:value-type="string">
            <text:p>41</text:p>
          </table:table-cell>
          <table:table-cell table:style-name="ce22" table:formula="of:=VLOOKUP([.G44]; [Tables.$A$2:.$C$257]; 3; 1)" office:value-type="string" office:string-value="49" calcext:value-type="string">
            <text:p>49</text:p>
          </table:table-cell>
          <table:table-cell table:style-name="ce22" table:formula="of:=VLOOKUP([.H44]; [Tables.$A$2:.$C$257]; 3; 1)" office:value-type="string" office:string-value="E0" calcext:value-type="string">
            <text:p>E0</text:p>
          </table:table-cell>
          <table:table-cell table:style-name="ce27" table:formula="of:=VLOOKUP([.I44]; [Tables.$A$2:.$C$257]; 3; 1)" office:value-type="string" office:string-value="8C" calcext:value-type="string">
            <text:p>8C</text:p>
          </table:table-cell>
          <table:table-cell table:style-name="ce16" table:formula="of:=[.M44]" office:value-type="string" office:string-value="83" calcext:value-type="string">
            <text:p>83</text:p>
          </table:table-cell>
          <table:table-cell table:style-name="ce22" table:formula="of:=[.J44]" office:value-type="string" office:string-value="3B" calcext:value-type="string">
            <text:p>3B</text:p>
          </table:table-cell>
          <table:table-cell table:style-name="ce22" table:formula="of:=[.K44]" office:value-type="string" office:string-value="E1" calcext:value-type="string">
            <text:p>E1</text:p>
          </table:table-cell>
          <table:table-cell table:style-name="ce27" table:formula="of:=[.L44]" office:value-type="string" office:string-value="64" calcext:value-type="string">
            <text:p>64</text:p>
          </table:table-cell>
          <table:table-cell table:style-name="ce16" table:formula="of:=DEC2HEX(BITXOR(BITXOR(HEX2DEC(VLOOKUP([.N44]; [Tables.$A$2:.$I$257]; 9; 1)); HEX2DEC(VLOOKUP([.N45]; [Tables.$A$2:.$G$257]; 7; 1))); BITXOR(HEX2DEC(VLOOKUP([.N46]; [Tables.$A$2:.$H$257]; 8; 1)); HEX2DEC(VLOOKUP([.N43]; [Tables.$A$2:.$F$257]; 6; 1)))); 2)" office:value-type="string" office:string-value="3B" calcext:value-type="string">
            <text:p>3B</text:p>
          </table:table-cell>
          <table:table-cell table:style-name="ce22" table:formula="of:=DEC2HEX(BITXOR(BITXOR(HEX2DEC(VLOOKUP([.O44]; [Tables.$A$2:.$I$257]; 9; 1)); HEX2DEC(VLOOKUP([.O45]; [Tables.$A$2:.$G$257]; 7; 1))); BITXOR(HEX2DEC(VLOOKUP([.O46]; [Tables.$A$2:.$H$257]; 8; 1)); HEX2DEC(VLOOKUP([.O43]; [Tables.$A$2:.$F$257]; 6; 1)))); 2)" office:value-type="string" office:string-value="E1" calcext:value-type="string">
            <text:p>E1</text:p>
          </table:table-cell>
          <table:table-cell table:style-name="ce22" table:formula="of:=DEC2HEX(BITXOR(BITXOR(HEX2DEC(VLOOKUP([.P44]; [Tables.$A$2:.$I$257]; 9; 1)); HEX2DEC(VLOOKUP([.P45]; [Tables.$A$2:.$G$257]; 7; 1))); BITXOR(HEX2DEC(VLOOKUP([.P46]; [Tables.$A$2:.$H$257]; 8; 1)); HEX2DEC(VLOOKUP([.P43]; [Tables.$A$2:.$F$257]; 6; 1)))); 2)" office:value-type="string" office:string-value="64" calcext:value-type="string">
            <text:p>64</text:p>
          </table:table-cell>
          <table:table-cell table:style-name="ce27" table:formula="of:=DEC2HEX(BITXOR(BITXOR(HEX2DEC(VLOOKUP([.Q44]; [Tables.$A$2:.$I$257]; 9; 1)); HEX2DEC(VLOOKUP([.Q45]; [Tables.$A$2:.$G$257]; 7; 1))); BITXOR(HEX2DEC(VLOOKUP([.Q46]; [Tables.$A$2:.$H$257]; 8; 1)); HEX2DEC(VLOOKUP([.Q43]; [Tables.$A$2:.$F$257]; 6; 1)))); 2)" office:value-type="string" office:string-value="83" calcext:value-type="string">
            <text:p>83</text:p>
          </table:table-cell>
          <table:table-cell table:style-name="ce16" table:formula="of:=DEC2HEX(BITXOR(HEX2DEC([.B48]); HEX2DEC([.R44])); 2)" office:value-type="string" office:string-value="51" calcext:value-type="string">
            <text:p>51</text:p>
          </table:table-cell>
          <table:table-cell table:style-name="ce22" table:formula="of:=DEC2HEX(BITXOR(HEX2DEC([.C48]); HEX2DEC([.S44])); 2)" office:value-type="string" office:string-value="C8" calcext:value-type="string">
            <text:p>C8</text:p>
          </table:table-cell>
          <table:table-cell table:style-name="ce22" table:formula="of:=DEC2HEX(BITXOR(HEX2DEC([.D48]); HEX2DEC([.T44])); 2)" office:value-type="string" office:string-value="76" calcext:value-type="string">
            <text:p>76</text:p>
          </table:table-cell>
          <table:table-cell table:style-name="ce27" table:formula="of:=DEC2HEX(BITXOR(HEX2DEC([.E48]); HEX2DEC([.U44])); 2)" office:value-type="string" office:string-value="1B" calcext:value-type="string">
            <text:p>1B</text:p>
          </table:table-cell>
          <table:table-cell table:style-name="ce16" table:formula="of:=DEC2HEX(BITXOR(HEX2DEC(VLOOKUP([.U41]; [Tables.$A$2:.$B$257]; 2; 1)); HEX2DEC([.R40])); 2)" office:value-type="string" office:string-value="D2" calcext:value-type="string">
            <text:p>D2</text:p>
          </table:table-cell>
          <table:table-cell table:style-name="ce22" table:formula="of:=DEC2HEX(BITXOR(HEX2DEC([.R44]); HEX2DEC([.S40])); 2)" office:value-type="string" office:string-value="8D" calcext:value-type="string">
            <text:p>8D</text:p>
          </table:table-cell>
          <table:table-cell table:style-name="ce22" table:formula="of:=DEC2HEX(BITXOR(HEX2DEC([.S44]); HEX2DEC([.T40])); 2)" office:value-type="string" office:string-value="2B" calcext:value-type="string">
            <text:p>2B</text:p>
          </table:table-cell>
          <table:table-cell table:style-name="ce27" table:formula="of:=DEC2HEX(BITXOR(HEX2DEC([.T44]); HEX2DEC([.U40])); 2)" office:value-type="string" office:string-value="8D" calcext:value-type="string">
            <text:p>8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5]; [Tables.$A$2:.$C$257]; 3; 1)" office:value-type="string" office:string-value="42" calcext:value-type="string">
            <text:p>42</text:p>
          </table:table-cell>
          <table:table-cell table:style-name="ce22" table:formula="of:=VLOOKUP([.G45]; [Tables.$A$2:.$C$257]; 3; 1)" office:value-type="string" office:string-value="DC" calcext:value-type="string">
            <text:p>DC</text:p>
          </table:table-cell>
          <table:table-cell table:style-name="ce22" table:formula="of:=VLOOKUP([.H45]; [Tables.$A$2:.$C$257]; 3; 1)" office:value-type="string" office:string-value="19" calcext:value-type="string">
            <text:p>19</text:p>
          </table:table-cell>
          <table:table-cell table:style-name="ce27" table:formula="of:=VLOOKUP([.I45]; [Tables.$A$2:.$C$257]; 3; 1)" office:value-type="string" office:string-value="04" calcext:value-type="string">
            <text:p>04</text:p>
          </table:table-cell>
          <table:table-cell table:style-name="ce16" table:formula="of:=[.L45]" office:value-type="string" office:string-value="2C" calcext:value-type="string">
            <text:p>2C</text:p>
          </table:table-cell>
          <table:table-cell table:style-name="ce22" table:formula="of:=[.M45]" office:value-type="string" office:string-value="86" calcext:value-type="string">
            <text:p>86</text:p>
          </table:table-cell>
          <table:table-cell table:style-name="ce22" table:formula="of:=[.J45]" office:value-type="string" office:string-value="D4" calcext:value-type="string">
            <text:p>D4</text:p>
          </table:table-cell>
          <table:table-cell table:style-name="ce27" table:formula="of:=[.K45]" office:value-type="string" office:string-value="F2" calcext:value-type="string">
            <text:p>F2</text:p>
          </table:table-cell>
          <table:table-cell table:style-name="ce16" table:formula="of:=DEC2HEX(BITXOR(BITXOR(HEX2DEC(VLOOKUP([.N45]; [Tables.$A$2:.$I$257]; 9; 1)); HEX2DEC(VLOOKUP([.N46]; [Tables.$A$2:.$G$257]; 7; 1))); BITXOR(HEX2DEC(VLOOKUP([.N43]; [Tables.$A$2:.$H$257]; 8; 1)); HEX2DEC(VLOOKUP([.N44]; [Tables.$A$2:.$F$257]; 6; 1)))); 2)" office:value-type="string" office:string-value="D4" calcext:value-type="string">
            <text:p>D4</text:p>
          </table:table-cell>
          <table:table-cell table:style-name="ce22" table:formula="of:=DEC2HEX(BITXOR(BITXOR(HEX2DEC(VLOOKUP([.O45]; [Tables.$A$2:.$I$257]; 9; 1)); HEX2DEC(VLOOKUP([.O46]; [Tables.$A$2:.$G$257]; 7; 1))); BITXOR(HEX2DEC(VLOOKUP([.O43]; [Tables.$A$2:.$H$257]; 8; 1)); HEX2DEC(VLOOKUP([.O44]; [Tables.$A$2:.$F$257]; 6; 1)))); 2)" office:value-type="string" office:string-value="F2" calcext:value-type="string">
            <text:p>F2</text:p>
          </table:table-cell>
          <table:table-cell table:style-name="ce22" table:formula="of:=DEC2HEX(BITXOR(BITXOR(HEX2DEC(VLOOKUP([.P45]; [Tables.$A$2:.$I$257]; 9; 1)); HEX2DEC(VLOOKUP([.P46]; [Tables.$A$2:.$G$257]; 7; 1))); BITXOR(HEX2DEC(VLOOKUP([.P43]; [Tables.$A$2:.$H$257]; 8; 1)); HEX2DEC(VLOOKUP([.P44]; [Tables.$A$2:.$F$257]; 6; 1)))); 2)" office:value-type="string" office:string-value="2C" calcext:value-type="string">
            <text:p>2C</text:p>
          </table:table-cell>
          <table:table-cell table:style-name="ce27" table:formula="of:=DEC2HEX(BITXOR(BITXOR(HEX2DEC(VLOOKUP([.Q45]; [Tables.$A$2:.$I$257]; 9; 1)); HEX2DEC(VLOOKUP([.Q46]; [Tables.$A$2:.$G$257]; 7; 1))); BITXOR(HEX2DEC(VLOOKUP([.Q43]; [Tables.$A$2:.$H$257]; 8; 1)); HEX2DEC(VLOOKUP([.Q44]; [Tables.$A$2:.$F$257]; 6; 1)))); 2)" office:value-type="string" office:string-value="86" calcext:value-type="string">
            <text:p>86</text:p>
          </table:table-cell>
          <table:table-cell table:style-name="ce16" table:formula="of:=DEC2HEX(BITXOR(HEX2DEC([.B49]); HEX2DEC([.R45])); 2)" office:value-type="string" office:string-value="2F" calcext:value-type="string">
            <text:p>2F</text:p>
          </table:table-cell>
          <table:table-cell table:style-name="ce22" table:formula="of:=DEC2HEX(BITXOR(HEX2DEC([.C49]); HEX2DEC([.S45])); 2)" office:value-type="string" office:string-value="89" calcext:value-type="string">
            <text:p>89</text:p>
          </table:table-cell>
          <table:table-cell table:style-name="ce22" table:formula="of:=DEC2HEX(BITXOR(HEX2DEC([.D49]); HEX2DEC([.T45])); 2)" office:value-type="string" office:string-value="6D" calcext:value-type="string">
            <text:p>6D</text:p>
          </table:table-cell>
          <table:table-cell table:style-name="ce27" table:formula="of:=DEC2HEX(BITXOR(HEX2DEC([.E49]); HEX2DEC([.U45])); 2)" office:value-type="string" office:string-value="99" calcext:value-type="string">
            <text:p>99</text:p>
          </table:table-cell>
          <table:table-cell table:style-name="ce16" table:formula="of:=DEC2HEX(BITXOR(HEX2DEC(VLOOKUP([.U42]; [Tables.$A$2:.$B$257]; 2; 1)); HEX2DEC([.R41])); 2)" office:value-type="string" office:string-value="73" calcext:value-type="string">
            <text:p>73</text:p>
          </table:table-cell>
          <table:table-cell table:style-name="ce22" table:formula="of:=DEC2HEX(BITXOR(HEX2DEC([.R45]); HEX2DEC([.S41])); 2)" office:value-type="string" office:string-value="BA" calcext:value-type="string">
            <text:p>BA</text:p>
          </table:table-cell>
          <table:table-cell table:style-name="ce22" table:formula="of:=DEC2HEX(BITXOR(HEX2DEC([.S45]); HEX2DEC([.T41])); 2)" office:value-type="string" office:string-value="F5" calcext:value-type="string">
            <text:p>F5</text:p>
          </table:table-cell>
          <table:table-cell table:style-name="ce27" table:formula="of:=DEC2HEX(BITXOR(HEX2DEC([.T45]); HEX2DEC([.U41])); 2)" office:value-type="string" office:string-value="29" calcext:value-type="string">
            <text:p>2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46]; [Tables.$A$2:.$C$257]; 3; 1)" office:value-type="string" office:string-value="B1" calcext:value-type="string">
            <text:p>B1</text:p>
          </table:table-cell>
          <table:table-cell table:style-name="ce23" table:formula="of:=VLOOKUP([.G46]; [Tables.$A$2:.$C$257]; 3; 1)" office:value-type="string" office:string-value="1F" calcext:value-type="string">
            <text:p>1F</text:p>
          </table:table-cell>
          <table:table-cell table:style-name="ce23" table:formula="of:=VLOOKUP([.H46]; [Tables.$A$2:.$C$257]; 3; 1)" office:value-type="string" office:string-value="65" calcext:value-type="string">
            <text:p>65</text:p>
          </table:table-cell>
          <table:table-cell table:style-name="ce28" table:formula="of:=VLOOKUP([.I46]; [Tables.$A$2:.$C$257]; 3; 1)" office:value-type="string" office:string-value="0C" calcext:value-type="string">
            <text:p>0C</text:p>
          </table:table-cell>
          <table:table-cell table:style-name="ce17" table:formula="of:=[.K46]" office:value-type="string" office:string-value="C8" calcext:value-type="string">
            <text:p>C8</text:p>
          </table:table-cell>
          <table:table-cell table:style-name="ce23" table:formula="of:=[.L46]" office:value-type="string" office:string-value="C0" calcext:value-type="string">
            <text:p>C0</text:p>
          </table:table-cell>
          <table:table-cell table:style-name="ce23" table:formula="of:=[.M46]" office:value-type="string" office:string-value="4D" calcext:value-type="string">
            <text:p>4D</text:p>
          </table:table-cell>
          <table:table-cell table:style-name="ce28" table:formula="of:=[.J46]" office:value-type="string" office:string-value="FE" calcext:value-type="string">
            <text:p>FE</text:p>
          </table:table-cell>
          <table:table-cell table:style-name="ce17" table:formula="of:=DEC2HEX(BITXOR(BITXOR(HEX2DEC(VLOOKUP([.N46]; [Tables.$A$2:.$I$257]; 9; 1)); HEX2DEC(VLOOKUP([.N43]; [Tables.$A$2:.$G$257]; 7; 1))); BITXOR(HEX2DEC(VLOOKUP([.N44]; [Tables.$A$2:.$H$257]; 8; 1)); HEX2DEC(VLOOKUP([.N45]; [Tables.$A$2:.$F$257]; 6; 1)))); 2)" office:value-type="string" office:string-value="FE" calcext:value-type="string">
            <text:p>FE</text:p>
          </table:table-cell>
          <table:table-cell table:style-name="ce23" table:formula="of:=DEC2HEX(BITXOR(BITXOR(HEX2DEC(VLOOKUP([.O46]; [Tables.$A$2:.$I$257]; 9; 1)); HEX2DEC(VLOOKUP([.O43]; [Tables.$A$2:.$G$257]; 7; 1))); BITXOR(HEX2DEC(VLOOKUP([.O44]; [Tables.$A$2:.$H$257]; 8; 1)); HEX2DEC(VLOOKUP([.O45]; [Tables.$A$2:.$F$257]; 6; 1)))); 2)" office:value-type="string" office:string-value="C8" calcext:value-type="string">
            <text:p>C8</text:p>
          </table:table-cell>
          <table:table-cell table:style-name="ce23" table:formula="of:=DEC2HEX(BITXOR(BITXOR(HEX2DEC(VLOOKUP([.P46]; [Tables.$A$2:.$I$257]; 9; 1)); HEX2DEC(VLOOKUP([.P43]; [Tables.$A$2:.$G$257]; 7; 1))); BITXOR(HEX2DEC(VLOOKUP([.P44]; [Tables.$A$2:.$H$257]; 8; 1)); HEX2DEC(VLOOKUP([.P45]; [Tables.$A$2:.$F$257]; 6; 1)))); 2)" office:value-type="string" office:string-value="C0" calcext:value-type="string">
            <text:p>C0</text:p>
          </table:table-cell>
          <table:table-cell table:style-name="ce28" table:formula="of:=DEC2HEX(BITXOR(BITXOR(HEX2DEC(VLOOKUP([.Q46]; [Tables.$A$2:.$I$257]; 9; 1)); HEX2DEC(VLOOKUP([.Q43]; [Tables.$A$2:.$G$257]; 7; 1))); BITXOR(HEX2DEC(VLOOKUP([.Q44]; [Tables.$A$2:.$H$257]; 8; 1)); HEX2DEC(VLOOKUP([.Q45]; [Tables.$A$2:.$F$257]; 6; 1)))); 2)" office:value-type="string" office:string-value="4D" calcext:value-type="string">
            <text:p>4D</text:p>
          </table:table-cell>
          <table:table-cell table:style-name="ce17" table:formula="of:=DEC2HEX(BITXOR(HEX2DEC([.B50]); HEX2DEC([.R46])); 2)" office:value-type="string" office:string-value="D1" calcext:value-type="string">
            <text:p>D1</text:p>
          </table:table-cell>
          <table:table-cell table:style-name="ce23" table:formula="of:=DEC2HEX(BITXOR(HEX2DEC([.C50]); HEX2DEC([.S46])); 2)" office:value-type="string" office:string-value="FF" calcext:value-type="string">
            <text:p>FF</text:p>
          </table:table-cell>
          <table:table-cell table:style-name="ce23" table:formula="of:=DEC2HEX(BITXOR(HEX2DEC([.D50]); HEX2DEC([.T46])); 2)" office:value-type="string" office:string-value="CD" calcext:value-type="string">
            <text:p>CD</text:p>
          </table:table-cell>
          <table:table-cell table:style-name="ce28" table:formula="of:=DEC2HEX(BITXOR(HEX2DEC([.E50]); HEX2DEC([.U46])); 2)" office:value-type="string" office:string-value="EA" calcext:value-type="string">
            <text:p>EA</text:p>
          </table:table-cell>
          <table:table-cell table:style-name="ce17" table:formula="of:=DEC2HEX(BITXOR(HEX2DEC(VLOOKUP([.U39]; [Tables.$A$2:.$B$257]; 2; 1)); HEX2DEC([.R42])); 2)" office:value-type="string" office:string-value="21" calcext:value-type="string">
            <text:p>21</text:p>
          </table:table-cell>
          <table:table-cell table:style-name="ce23" table:formula="of:=DEC2HEX(BITXOR(HEX2DEC([.R46]); HEX2DEC([.S42])); 2)" office:value-type="string" office:string-value="D2" calcext:value-type="string">
            <text:p>D2</text:p>
          </table:table-cell>
          <table:table-cell table:style-name="ce23" table:formula="of:=DEC2HEX(BITXOR(HEX2DEC([.S46]); HEX2DEC([.T42])); 2)" office:value-type="string" office:string-value="60" calcext:value-type="string">
            <text:p>60</text:p>
          </table:table-cell>
          <table:table-cell table:style-name="ce28" table:formula="of:=DEC2HEX(BITXOR(HEX2DEC([.T46]); HEX2DEC([.U42])); 2)" office:value-type="string" office:string-value="2F" calcext:value-type="string">
            <text:p>2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F47]; [Tables.$A$2:.$C$257]; 3; 1)" office:value-type="string" office:string-value="EA" calcext:value-type="string">
            <text:p>EA</text:p>
          </table:table-cell>
          <table:table-cell table:style-name="ce21" table:formula="of:=VLOOKUP([.G47]; [Tables.$A$2:.$C$257]; 3; 1)" office:value-type="string" office:string-value="04" calcext:value-type="string">
            <text:p>04</text:p>
          </table:table-cell>
          <table:table-cell table:style-name="ce21" table:formula="of:=VLOOKUP([.H47]; [Tables.$A$2:.$C$257]; 3; 1)" office:value-type="string" office:string-value="65" calcext:value-type="string">
            <text:p>65</text:p>
          </table:table-cell>
          <table:table-cell table:style-name="ce26" table:formula="of:=VLOOKUP([.I47]; [Tables.$A$2:.$C$257]; 3; 1)" office:value-type="string" office:string-value="85" calcext:value-type="string">
            <text:p>85</text:p>
          </table:table-cell>
          <table:table-cell table:style-name="ce15" table:formula="of:=[.J47]" office:value-type="string" office:string-value="87" calcext:value-type="string">
            <text:p>87</text:p>
          </table:table-cell>
          <table:table-cell table:style-name="ce21" table:formula="of:=[.K47]" office:value-type="string" office:string-value="F2" calcext:value-type="string">
            <text:p>F2</text:p>
          </table:table-cell>
          <table:table-cell table:style-name="ce21" table:formula="of:=[.L47]" office:value-type="string" office:string-value="4D" calcext:value-type="string">
            <text:p>4D</text:p>
          </table:table-cell>
          <table:table-cell table:style-name="ce26" table:formula="of:=[.M47]" office:value-type="string" office:string-value="97" calcext:value-type="string">
            <text:p>97</text:p>
          </table:table-cell>
          <table:table-cell table:style-name="ce15" table:formula="of:=DEC2HEX(BITXOR(BITXOR(HEX2DEC(VLOOKUP([.N47]; [Tables.$A$2:.$I$257]; 9; 1)); HEX2DEC(VLOOKUP([.N48]; [Tables.$A$2:.$G$257]; 7; 1))); BITXOR(HEX2DEC(VLOOKUP([.N49]; [Tables.$A$2:.$H$257]; 8; 1)); HEX2DEC(VLOOKUP([.N50]; [Tables.$A$2:.$F$257]; 6; 1)))); 2)" office:value-type="string" office:string-value="87" calcext:value-type="string">
            <text:p>87</text:p>
          </table:table-cell>
          <table:table-cell table:style-name="ce21" table:formula="of:=DEC2HEX(BITXOR(BITXOR(HEX2DEC(VLOOKUP([.O47]; [Tables.$A$2:.$I$257]; 9; 1)); HEX2DEC(VLOOKUP([.O48]; [Tables.$A$2:.$G$257]; 7; 1))); BITXOR(HEX2DEC(VLOOKUP([.O49]; [Tables.$A$2:.$H$257]; 8; 1)); HEX2DEC(VLOOKUP([.O50]; [Tables.$A$2:.$F$257]; 6; 1)))); 2)" office:value-type="string" office:string-value="F2" calcext:value-type="string">
            <text:p>F2</text:p>
          </table:table-cell>
          <table:table-cell table:style-name="ce21" table:formula="of:=DEC2HEX(BITXOR(BITXOR(HEX2DEC(VLOOKUP([.P47]; [Tables.$A$2:.$I$257]; 9; 1)); HEX2DEC(VLOOKUP([.P48]; [Tables.$A$2:.$G$257]; 7; 1))); BITXOR(HEX2DEC(VLOOKUP([.P49]; [Tables.$A$2:.$H$257]; 8; 1)); HEX2DEC(VLOOKUP([.P50]; [Tables.$A$2:.$F$257]; 6; 1)))); 2)" office:value-type="string" office:string-value="4D" calcext:value-type="string">
            <text:p>4D</text:p>
          </table:table-cell>
          <table:table-cell table:style-name="ce26" table:formula="of:=DEC2HEX(BITXOR(BITXOR(HEX2DEC(VLOOKUP([.Q47]; [Tables.$A$2:.$I$257]; 9; 1)); HEX2DEC(VLOOKUP([.Q48]; [Tables.$A$2:.$G$257]; 7; 1))); BITXOR(HEX2DEC(VLOOKUP([.Q49]; [Tables.$A$2:.$H$257]; 8; 1)); HEX2DEC(VLOOKUP([.Q50]; [Tables.$A$2:.$F$257]; 6; 1)))); 2)" office:value-type="string" office:string-value="97" calcext:value-type="string">
            <text:p>97</text:p>
          </table:table-cell>
          <table:table-cell table:style-name="ce15" table:formula="of:=DEC2HEX(BITXOR(HEX2DEC([.B51]); HEX2DEC([.R47])); 2)" office:value-type="string" office:string-value="47" calcext:value-type="string">
            <text:p>47</text:p>
          </table:table-cell>
          <table:table-cell table:style-name="ce21" table:formula="of:=DEC2HEX(BITXOR(HEX2DEC([.C51]); HEX2DEC([.S47])); 2)" office:value-type="string" office:string-value="40" calcext:value-type="string">
            <text:p>40</text:p>
          </table:table-cell>
          <table:table-cell table:style-name="ce21" table:formula="of:=DEC2HEX(BITXOR(HEX2DEC([.D51]); HEX2DEC([.T47])); 2)" office:value-type="string" office:string-value="A3" calcext:value-type="string">
            <text:p>A3</text:p>
          </table:table-cell>
          <table:table-cell table:style-name="ce26" table:formula="of:=DEC2HEX(BITXOR(HEX2DEC([.E51]); HEX2DEC([.U47])); 2)" office:value-type="string" office:string-value="4C" calcext:value-type="string">
            <text:p>4C</text:p>
          </table:table-cell>
          <table:table-cell table:style-name="ce15" table:formula="of:=DEC2HEX(BITXOR(BITXOR(HEX2DEC(VLOOKUP([.U44]; [Tables.$A$2:.$B$257]; 2; 1)); HEX2DEC([.V47])); HEX2DEC([.R43])); 2)" office:value-type="string" office:string-value="AC" calcext:value-type="string">
            <text:p>AC</text:p>
          </table:table-cell>
          <table:table-cell table:style-name="ce21" table:formula="of:=DEC2HEX(BITXOR(HEX2DEC([.R47]); HEX2DEC([.S43])); 2)" office:value-type="string" office:string-value="19" calcext:value-type="string">
            <text:p>19</text:p>
          </table:table-cell>
          <table:table-cell table:style-name="ce21" table:formula="of:=DEC2HEX(BITXOR(HEX2DEC([.S47]); HEX2DEC([.T43])); 2)" office:value-type="string" office:string-value="28" calcext:value-type="string">
            <text:p>28</text:p>
          </table:table-cell>
          <table:table-cell table:style-name="ce26" table:formula="of:=DEC2HEX(BITXOR(HEX2DEC([.T47]); HEX2DEC([.U43])); 2)" office:value-type="string" office:string-value="57" calcext:value-type="string">
            <text:p>57</text:p>
          </table:table-cell>
          <table:table-cell table:style-name="ce45" office:value-type="string" calcext:value-type="string">
            <text:p>1B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8]; [Tables.$A$2:.$C$257]; 3; 1)" office:value-type="string" office:string-value="83" calcext:value-type="string">
            <text:p>83</text:p>
          </table:table-cell>
          <table:table-cell table:style-name="ce22" table:formula="of:=VLOOKUP([.G48]; [Tables.$A$2:.$C$257]; 3; 1)" office:value-type="string" office:string-value="45" calcext:value-type="string">
            <text:p>45</text:p>
          </table:table-cell>
          <table:table-cell table:style-name="ce22" table:formula="of:=VLOOKUP([.H48]; [Tables.$A$2:.$C$257]; 3; 1)" office:value-type="string" office:string-value="5D" calcext:value-type="string">
            <text:p>5D</text:p>
          </table:table-cell>
          <table:table-cell table:style-name="ce27" table:formula="of:=VLOOKUP([.I48]; [Tables.$A$2:.$C$257]; 3; 1)" office:value-type="string" office:string-value="96" calcext:value-type="string">
            <text:p>96</text:p>
          </table:table-cell>
          <table:table-cell table:style-name="ce16" table:formula="of:=[.M48]" office:value-type="string" office:string-value="EC" calcext:value-type="string">
            <text:p>EC</text:p>
          </table:table-cell>
          <table:table-cell table:style-name="ce22" table:formula="of:=[.J48]" office:value-type="string" office:string-value="6E" calcext:value-type="string">
            <text:p>6E</text:p>
          </table:table-cell>
          <table:table-cell table:style-name="ce22" table:formula="of:=[.K48]" office:value-type="string" office:string-value="4C" calcext:value-type="string">
            <text:p>4C</text:p>
          </table:table-cell>
          <table:table-cell table:style-name="ce27" table:formula="of:=[.L48]" office:value-type="string" office:string-value="90" calcext:value-type="string">
            <text:p>90</text:p>
          </table:table-cell>
          <table:table-cell table:style-name="ce16" table:formula="of:=DEC2HEX(BITXOR(BITXOR(HEX2DEC(VLOOKUP([.N48]; [Tables.$A$2:.$I$257]; 9; 1)); HEX2DEC(VLOOKUP([.N49]; [Tables.$A$2:.$G$257]; 7; 1))); BITXOR(HEX2DEC(VLOOKUP([.N50]; [Tables.$A$2:.$H$257]; 8; 1)); HEX2DEC(VLOOKUP([.N47]; [Tables.$A$2:.$F$257]; 6; 1)))); 2)" office:value-type="string" office:string-value="6E" calcext:value-type="string">
            <text:p>6E</text:p>
          </table:table-cell>
          <table:table-cell table:style-name="ce22" table:formula="of:=DEC2HEX(BITXOR(BITXOR(HEX2DEC(VLOOKUP([.O48]; [Tables.$A$2:.$I$257]; 9; 1)); HEX2DEC(VLOOKUP([.O49]; [Tables.$A$2:.$G$257]; 7; 1))); BITXOR(HEX2DEC(VLOOKUP([.O50]; [Tables.$A$2:.$H$257]; 8; 1)); HEX2DEC(VLOOKUP([.O47]; [Tables.$A$2:.$F$257]; 6; 1)))); 2)" office:value-type="string" office:string-value="4C" calcext:value-type="string">
            <text:p>4C</text:p>
          </table:table-cell>
          <table:table-cell table:style-name="ce22" table:formula="of:=DEC2HEX(BITXOR(BITXOR(HEX2DEC(VLOOKUP([.P48]; [Tables.$A$2:.$I$257]; 9; 1)); HEX2DEC(VLOOKUP([.P49]; [Tables.$A$2:.$G$257]; 7; 1))); BITXOR(HEX2DEC(VLOOKUP([.P50]; [Tables.$A$2:.$H$257]; 8; 1)); HEX2DEC(VLOOKUP([.P47]; [Tables.$A$2:.$F$257]; 6; 1)))); 2)" office:value-type="string" office:string-value="90" calcext:value-type="string">
            <text:p>90</text:p>
          </table:table-cell>
          <table:table-cell table:style-name="ce27" table:formula="of:=DEC2HEX(BITXOR(BITXOR(HEX2DEC(VLOOKUP([.Q48]; [Tables.$A$2:.$I$257]; 9; 1)); HEX2DEC(VLOOKUP([.Q49]; [Tables.$A$2:.$G$257]; 7; 1))); BITXOR(HEX2DEC(VLOOKUP([.Q50]; [Tables.$A$2:.$H$257]; 8; 1)); HEX2DEC(VLOOKUP([.Q47]; [Tables.$A$2:.$F$257]; 6; 1)))); 2)" office:value-type="string" office:string-value="EC" calcext:value-type="string">
            <text:p>EC</text:p>
          </table:table-cell>
          <table:table-cell table:style-name="ce16" table:formula="of:=DEC2HEX(BITXOR(HEX2DEC([.B52]); HEX2DEC([.R48])); 2)" office:value-type="string" office:string-value="37" calcext:value-type="string">
            <text:p>37</text:p>
          </table:table-cell>
          <table:table-cell table:style-name="ce22" table:formula="of:=DEC2HEX(BITXOR(HEX2DEC([.C52]); HEX2DEC([.S48])); 2)" office:value-type="string" office:string-value="D4" calcext:value-type="string">
            <text:p>D4</text:p>
          </table:table-cell>
          <table:table-cell table:style-name="ce22" table:formula="of:=DEC2HEX(BITXOR(HEX2DEC([.D52]); HEX2DEC([.T48])); 2)" office:value-type="string" office:string-value="70" calcext:value-type="string">
            <text:p>70</text:p>
          </table:table-cell>
          <table:table-cell table:style-name="ce27" table:formula="of:=DEC2HEX(BITXOR(HEX2DEC([.E52]); HEX2DEC([.U48])); 2)" office:value-type="string" office:string-value="9F" calcext:value-type="string">
            <text:p>9F</text:p>
          </table:table-cell>
          <table:table-cell table:style-name="ce16" table:formula="of:=DEC2HEX(BITXOR(HEX2DEC(VLOOKUP([.U45]; [Tables.$A$2:.$B$257]; 2; 1)); HEX2DEC([.R44])); 2)" office:value-type="string" office:string-value="77" calcext:value-type="string">
            <text:p>77</text:p>
          </table:table-cell>
          <table:table-cell table:style-name="ce22" table:formula="of:=DEC2HEX(BITXOR(HEX2DEC([.R48]); HEX2DEC([.S44])); 2)" office:value-type="string" office:string-value="FA" calcext:value-type="string">
            <text:p>FA</text:p>
          </table:table-cell>
          <table:table-cell table:style-name="ce22" table:formula="of:=DEC2HEX(BITXOR(HEX2DEC([.S48]); HEX2DEC([.T44])); 2)" office:value-type="string" office:string-value="D1" calcext:value-type="string">
            <text:p>D1</text:p>
          </table:table-cell>
          <table:table-cell table:style-name="ce27" table:formula="of:=DEC2HEX(BITXOR(HEX2DEC([.T48]); HEX2DEC([.U44])); 2)" office:value-type="string" office:string-value="5C" calcext:value-type="string">
            <text:p>5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9]; [Tables.$A$2:.$C$257]; 3; 1)" office:value-type="string" office:string-value="5C" calcext:value-type="string">
            <text:p>5C</text:p>
          </table:table-cell>
          <table:table-cell table:style-name="ce22" table:formula="of:=VLOOKUP([.G49]; [Tables.$A$2:.$C$257]; 3; 1)" office:value-type="string" office:string-value="33" calcext:value-type="string">
            <text:p>33</text:p>
          </table:table-cell>
          <table:table-cell table:style-name="ce22" table:formula="of:=VLOOKUP([.H49]; [Tables.$A$2:.$C$257]; 3; 1)" office:value-type="string" office:string-value="98" calcext:value-type="string">
            <text:p>98</text:p>
          </table:table-cell>
          <table:table-cell table:style-name="ce27" table:formula="of:=VLOOKUP([.I49]; [Tables.$A$2:.$C$257]; 3; 1)" office:value-type="string" office:string-value="B0" calcext:value-type="string">
            <text:p>B0</text:p>
          </table:table-cell>
          <table:table-cell table:style-name="ce16" table:formula="of:=[.L49]" office:value-type="string" office:string-value="4A" calcext:value-type="string">
            <text:p>4A</text:p>
          </table:table-cell>
          <table:table-cell table:style-name="ce22" table:formula="of:=[.M49]" office:value-type="string" office:string-value="C3" calcext:value-type="string">
            <text:p>C3</text:p>
          </table:table-cell>
          <table:table-cell table:style-name="ce22" table:formula="of:=[.J49]" office:value-type="string" office:string-value="46" calcext:value-type="string">
            <text:p>46</text:p>
          </table:table-cell>
          <table:table-cell table:style-name="ce27" table:formula="of:=[.K49]" office:value-type="string" office:string-value="E7" calcext:value-type="string">
            <text:p>E7</text:p>
          </table:table-cell>
          <table:table-cell table:style-name="ce16" table:formula="of:=DEC2HEX(BITXOR(BITXOR(HEX2DEC(VLOOKUP([.N49]; [Tables.$A$2:.$I$257]; 9; 1)); HEX2DEC(VLOOKUP([.N50]; [Tables.$A$2:.$G$257]; 7; 1))); BITXOR(HEX2DEC(VLOOKUP([.N47]; [Tables.$A$2:.$H$257]; 8; 1)); HEX2DEC(VLOOKUP([.N48]; [Tables.$A$2:.$F$257]; 6; 1)))); 2)" office:value-type="string" office:string-value="46" calcext:value-type="string">
            <text:p>46</text:p>
          </table:table-cell>
          <table:table-cell table:style-name="ce22" table:formula="of:=DEC2HEX(BITXOR(BITXOR(HEX2DEC(VLOOKUP([.O49]; [Tables.$A$2:.$I$257]; 9; 1)); HEX2DEC(VLOOKUP([.O50]; [Tables.$A$2:.$G$257]; 7; 1))); BITXOR(HEX2DEC(VLOOKUP([.O47]; [Tables.$A$2:.$H$257]; 8; 1)); HEX2DEC(VLOOKUP([.O48]; [Tables.$A$2:.$F$257]; 6; 1)))); 2)" office:value-type="string" office:string-value="E7" calcext:value-type="string">
            <text:p>E7</text:p>
          </table:table-cell>
          <table:table-cell table:style-name="ce22" table:formula="of:=DEC2HEX(BITXOR(BITXOR(HEX2DEC(VLOOKUP([.P49]; [Tables.$A$2:.$I$257]; 9; 1)); HEX2DEC(VLOOKUP([.P50]; [Tables.$A$2:.$G$257]; 7; 1))); BITXOR(HEX2DEC(VLOOKUP([.P47]; [Tables.$A$2:.$H$257]; 8; 1)); HEX2DEC(VLOOKUP([.P48]; [Tables.$A$2:.$F$257]; 6; 1)))); 2)" office:value-type="string" office:string-value="4A" calcext:value-type="string">
            <text:p>4A</text:p>
          </table:table-cell>
          <table:table-cell table:style-name="ce27" table:formula="of:=DEC2HEX(BITXOR(BITXOR(HEX2DEC(VLOOKUP([.Q49]; [Tables.$A$2:.$I$257]; 9; 1)); HEX2DEC(VLOOKUP([.Q50]; [Tables.$A$2:.$G$257]; 7; 1))); BITXOR(HEX2DEC(VLOOKUP([.Q47]; [Tables.$A$2:.$H$257]; 8; 1)); HEX2DEC(VLOOKUP([.Q48]; [Tables.$A$2:.$F$257]; 6; 1)))); 2)" office:value-type="string" office:string-value="C3" calcext:value-type="string">
            <text:p>C3</text:p>
          </table:table-cell>
          <table:table-cell table:style-name="ce16" table:formula="of:=DEC2HEX(BITXOR(HEX2DEC([.B53]); HEX2DEC([.R49])); 2)" office:value-type="string" office:string-value="94" calcext:value-type="string">
            <text:p>94</text:p>
          </table:table-cell>
          <table:table-cell table:style-name="ce22" table:formula="of:=DEC2HEX(BITXOR(HEX2DEC([.C53]); HEX2DEC([.S49])); 2)" office:value-type="string" office:string-value="E4" calcext:value-type="string">
            <text:p>E4</text:p>
          </table:table-cell>
          <table:table-cell table:style-name="ce22" table:formula="of:=DEC2HEX(BITXOR(HEX2DEC([.D53]); HEX2DEC([.T49])); 2)" office:value-type="string" office:string-value="3A" calcext:value-type="string">
            <text:p>3A</text:p>
          </table:table-cell>
          <table:table-cell table:style-name="ce27" table:formula="of:=DEC2HEX(BITXOR(HEX2DEC([.E53]); HEX2DEC([.U49])); 2)" office:value-type="string" office:string-value="42" calcext:value-type="string">
            <text:p>42</text:p>
          </table:table-cell>
          <table:table-cell table:style-name="ce16" table:formula="of:=DEC2HEX(BITXOR(HEX2DEC(VLOOKUP([.U46]; [Tables.$A$2:.$B$257]; 2; 1)); HEX2DEC([.R45])); 2)" office:value-type="string" office:string-value="66" calcext:value-type="string">
            <text:p>66</text:p>
          </table:table-cell>
          <table:table-cell table:style-name="ce22" table:formula="of:=DEC2HEX(BITXOR(HEX2DEC([.R49]); HEX2DEC([.S45])); 2)" office:value-type="string" office:string-value="DC" calcext:value-type="string">
            <text:p>DC</text:p>
          </table:table-cell>
          <table:table-cell table:style-name="ce22" table:formula="of:=DEC2HEX(BITXOR(HEX2DEC([.S49]); HEX2DEC([.T45])); 2)" office:value-type="string" office:string-value="29" calcext:value-type="string">
            <text:p>29</text:p>
          </table:table-cell>
          <table:table-cell table:style-name="ce27" table:formula="of:=DEC2HEX(BITXOR(HEX2DEC([.T49]); HEX2DEC([.U45]))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50]; [Tables.$A$2:.$C$257]; 3; 1)" office:value-type="string" office:string-value="F0" calcext:value-type="string">
            <text:p>F0</text:p>
          </table:table-cell>
          <table:table-cell table:style-name="ce23" table:formula="of:=VLOOKUP([.G50]; [Tables.$A$2:.$C$257]; 3; 1)" office:value-type="string" office:string-value="2D" calcext:value-type="string">
            <text:p>2D</text:p>
          </table:table-cell>
          <table:table-cell table:style-name="ce23" table:formula="of:=VLOOKUP([.H50]; [Tables.$A$2:.$C$257]; 3; 1)" office:value-type="string" office:string-value="AD" calcext:value-type="string">
            <text:p>AD</text:p>
          </table:table-cell>
          <table:table-cell table:style-name="ce28" table:formula="of:=VLOOKUP([.I50]; [Tables.$A$2:.$C$257]; 3; 1)" office:value-type="string" office:string-value="C5" calcext:value-type="string">
            <text:p>C5</text:p>
          </table:table-cell>
          <table:table-cell table:style-name="ce17" table:formula="of:=[.K50]" office:value-type="string" office:string-value="8C" calcext:value-type="string">
            <text:p>8C</text:p>
          </table:table-cell>
          <table:table-cell table:style-name="ce23" table:formula="of:=[.L50]" office:value-type="string" office:string-value="D8" calcext:value-type="string">
            <text:p>D8</text:p>
          </table:table-cell>
          <table:table-cell table:style-name="ce23" table:formula="of:=[.M50]" office:value-type="string" office:string-value="95" calcext:value-type="string">
            <text:p>95</text:p>
          </table:table-cell>
          <table:table-cell table:style-name="ce28" table:formula="of:=[.J50]" office:value-type="string" office:string-value="A6" calcext:value-type="string">
            <text:p>A6</text:p>
          </table:table-cell>
          <table:table-cell table:style-name="ce17" table:formula="of:=DEC2HEX(BITXOR(BITXOR(HEX2DEC(VLOOKUP([.N50]; [Tables.$A$2:.$I$257]; 9; 1)); HEX2DEC(VLOOKUP([.N47]; [Tables.$A$2:.$G$257]; 7; 1))); BITXOR(HEX2DEC(VLOOKUP([.N48]; [Tables.$A$2:.$H$257]; 8; 1)); HEX2DEC(VLOOKUP([.N49]; [Tables.$A$2:.$F$257]; 6; 1)))); 2)" office:value-type="string" office:string-value="A6" calcext:value-type="string">
            <text:p>A6</text:p>
          </table:table-cell>
          <table:table-cell table:style-name="ce23" table:formula="of:=DEC2HEX(BITXOR(BITXOR(HEX2DEC(VLOOKUP([.O50]; [Tables.$A$2:.$I$257]; 9; 1)); HEX2DEC(VLOOKUP([.O47]; [Tables.$A$2:.$G$257]; 7; 1))); BITXOR(HEX2DEC(VLOOKUP([.O48]; [Tables.$A$2:.$H$257]; 8; 1)); HEX2DEC(VLOOKUP([.O49]; [Tables.$A$2:.$F$257]; 6; 1)))); 2)" office:value-type="string" office:string-value="8C" calcext:value-type="string">
            <text:p>8C</text:p>
          </table:table-cell>
          <table:table-cell table:style-name="ce23" table:formula="of:=DEC2HEX(BITXOR(BITXOR(HEX2DEC(VLOOKUP([.P50]; [Tables.$A$2:.$I$257]; 9; 1)); HEX2DEC(VLOOKUP([.P47]; [Tables.$A$2:.$G$257]; 7; 1))); BITXOR(HEX2DEC(VLOOKUP([.P48]; [Tables.$A$2:.$H$257]; 8; 1)); HEX2DEC(VLOOKUP([.P49]; [Tables.$A$2:.$F$257]; 6; 1)))); 2)" office:value-type="string" office:string-value="D8" calcext:value-type="string">
            <text:p>D8</text:p>
          </table:table-cell>
          <table:table-cell table:style-name="ce28" table:formula="of:=DEC2HEX(BITXOR(BITXOR(HEX2DEC(VLOOKUP([.Q50]; [Tables.$A$2:.$I$257]; 9; 1)); HEX2DEC(VLOOKUP([.Q47]; [Tables.$A$2:.$G$257]; 7; 1))); BITXOR(HEX2DEC(VLOOKUP([.Q48]; [Tables.$A$2:.$H$257]; 8; 1)); HEX2DEC(VLOOKUP([.Q49]; [Tables.$A$2:.$F$257]; 6; 1)))); 2)" office:value-type="string" office:string-value="95" calcext:value-type="string">
            <text:p>95</text:p>
          </table:table-cell>
          <table:table-cell table:style-name="ce17" table:formula="of:=DEC2HEX(BITXOR(HEX2DEC([.B54]); HEX2DEC([.R50])); 2)" office:value-type="string" office:string-value="ED" calcext:value-type="string">
            <text:p>ED</text:p>
          </table:table-cell>
          <table:table-cell table:style-name="ce23" table:formula="of:=DEC2HEX(BITXOR(HEX2DEC([.C54]); HEX2DEC([.S50])); 2)" office:value-type="string" office:string-value="A5" calcext:value-type="string">
            <text:p>A5</text:p>
          </table:table-cell>
          <table:table-cell table:style-name="ce23" table:formula="of:=DEC2HEX(BITXOR(HEX2DEC([.D54]); HEX2DEC([.T50])); 2)" office:value-type="string" office:string-value="A6" calcext:value-type="string">
            <text:p>A6</text:p>
          </table:table-cell>
          <table:table-cell table:style-name="ce28" table:formula="of:=DEC2HEX(BITXOR(HEX2DEC([.E54]); HEX2DEC([.U50])); 2)" office:value-type="string" office:string-value="BC" calcext:value-type="string">
            <text:p>BC</text:p>
          </table:table-cell>
          <table:table-cell table:style-name="ce17" table:formula="of:=DEC2HEX(BITXOR(HEX2DEC(VLOOKUP([.U43]; [Tables.$A$2:.$B$257]; 2; 1)); HEX2DEC([.R46])); 2)" office:value-type="string" office:string-value="F3" calcext:value-type="string">
            <text:p>F3</text:p>
          </table:table-cell>
          <table:table-cell table:style-name="ce23" table:formula="of:=DEC2HEX(BITXOR(HEX2DEC([.R50]); HEX2DEC([.S46])); 2)" office:value-type="string" office:string-value="21" calcext:value-type="string">
            <text:p>21</text:p>
          </table:table-cell>
          <table:table-cell table:style-name="ce23" table:formula="of:=DEC2HEX(BITXOR(HEX2DEC([.S50]); HEX2DEC([.T46])); 2)" office:value-type="string" office:string-value="41" calcext:value-type="string">
            <text:p>41</text:p>
          </table:table-cell>
          <table:table-cell table:style-name="ce28" table:formula="of:=DEC2HEX(BITXOR(HEX2DEC([.T50]); HEX2DEC([.U46])); 2)" office:value-type="string" office:string-value="6E" calcext:value-type="string">
            <text:p>6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F51]; [Tables.$A$2:.$C$257]; 3; 1)" office:value-type="string" office:string-value="EB" calcext:value-type="string">
            <text:p>EB</text:p>
          </table:table-cell>
          <table:table-cell table:style-name="ce21" table:formula="of:=VLOOKUP([.G51]; [Tables.$A$2:.$C$257]; 3; 1)" office:value-type="string" office:string-value="59" calcext:value-type="string">
            <text:p>59</text:p>
          </table:table-cell>
          <table:table-cell table:style-name="ce21" table:formula="of:=VLOOKUP([.H51]; [Tables.$A$2:.$C$257]; 3; 1)" office:value-type="string" office:string-value="8B" calcext:value-type="string">
            <text:p>8B</text:p>
          </table:table-cell>
          <table:table-cell table:style-name="ce26" table:formula="of:=VLOOKUP([.I51]; [Tables.$A$2:.$C$257]; 3; 1)" office:value-type="string" office:string-value="1B" calcext:value-type="string">
            <text:p>1B</text:p>
          </table:table-cell>
          <table:table-cell table:style-name="ce15" table:formula="of:=[.N51]" office:value-type="string" office:string-value="E9" calcext:value-type="string">
            <text:p>E9</text:p>
          </table:table-cell>
          <table:table-cell table:style-name="ce21" table:formula="of:=[.O51]" office:value-type="string" office:string-value="CB" calcext:value-type="string">
            <text:p>CB</text:p>
          </table:table-cell>
          <table:table-cell table:style-name="ce21" table:formula="of:=[.P51]" office:value-type="string" office:string-value="3D" calcext:value-type="string">
            <text:p>3D</text:p>
          </table:table-cell>
          <table:table-cell table:style-name="ce26" table:formula="of:=[.Q51]" office:value-type="string" office:string-value="AF" calcext:value-type="string">
            <text:p>AF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DEC2HEX(BITXOR(HEX2DEC([.B5]); HEX2DEC([.R51])); 2)" office:value-type="string" office:string-value="E9" calcext:value-type="string">
            <text:p>E9</text:p>
          </table:table-cell>
          <table:table-cell table:style-name="ce21" table:formula="of:=DEC2HEX(BITXOR(HEX2DEC([.C5]); HEX2DEC([.S51])); 2)" office:value-type="string" office:string-value="CB" calcext:value-type="string">
            <text:p>CB</text:p>
          </table:table-cell>
          <table:table-cell table:style-name="ce21" table:formula="of:=DEC2HEX(BITXOR(HEX2DEC([.D5]); HEX2DEC([.T51])); 2)" office:value-type="string" office:string-value="3D" calcext:value-type="string">
            <text:p>3D</text:p>
          </table:table-cell>
          <table:table-cell table:style-name="ce26" table:formula="of:=DEC2HEX(BITXOR(HEX2DEC([.E5]); HEX2DEC([.U51])); 2)" office:value-type="string" office:string-value="AF" calcext:value-type="string">
            <text:p>AF</text:p>
          </table:table-cell>
          <table:table-cell table:style-name="ce15" table:formula="of:=DEC2HEX(BITXOR(BITXOR(HEX2DEC(VLOOKUP([.U48]; [Tables.$A$2:.$B$257]; 2; 1)); HEX2DEC([.V51])); HEX2DEC([.R47])); 2)" office:value-type="string" office:string-value="D0" calcext:value-type="string">
            <text:p>D0</text:p>
          </table:table-cell>
          <table:table-cell table:style-name="ce21" table:formula="of:=DEC2HEX(BITXOR(HEX2DEC([.R51]); HEX2DEC([.S47])); 2)" office:value-type="string" office:string-value="C9" calcext:value-type="string">
            <text:p>C9</text:p>
          </table:table-cell>
          <table:table-cell table:style-name="ce21" table:formula="of:=DEC2HEX(BITXOR(HEX2DEC([.S51]); HEX2DEC([.T47])); 2)" office:value-type="string" office:string-value="E1" calcext:value-type="string">
            <text:p>E1</text:p>
          </table:table-cell>
          <table:table-cell table:style-name="ce26" table:formula="of:=DEC2HEX(BITXOR(HEX2DEC([.T51]); HEX2DEC([.U47])); 2)" office:value-type="string" office:string-value="B6" calcext:value-type="string">
            <text:p>B6</text:p>
          </table:table-cell>
          <table:table-cell table:style-name="ce45" office:value-type="string" calcext:value-type="string">
            <text:p>36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52]; [Tables.$A$2:.$C$257]; 3; 1)" office:value-type="string" office:string-value="40" calcext:value-type="string">
            <text:p>40</text:p>
          </table:table-cell>
          <table:table-cell table:style-name="ce22" table:formula="of:=VLOOKUP([.G52]; [Tables.$A$2:.$C$257]; 3; 1)" office:value-type="string" office:string-value="2E" calcext:value-type="string">
            <text:p>2E</text:p>
          </table:table-cell>
          <table:table-cell table:style-name="ce22" table:formula="of:=VLOOKUP([.H52]; [Tables.$A$2:.$C$257]; 3; 1)" office:value-type="string" office:string-value="A1" calcext:value-type="string">
            <text:p>A1</text:p>
          </table:table-cell>
          <table:table-cell table:style-name="ce27" table:formula="of:=VLOOKUP([.I52]; [Tables.$A$2:.$C$257]; 3; 1)" office:value-type="string" office:string-value="C3" calcext:value-type="string">
            <text:p>C3</text:p>
          </table:table-cell>
          <table:table-cell table:style-name="ce16" table:formula="of:=[.Q52]" office:value-type="string" office:string-value="09" calcext:value-type="string">
            <text:p>09</text:p>
          </table:table-cell>
          <table:table-cell table:style-name="ce22" table:formula="of:=[.N52]" office:value-type="string" office:string-value="31" calcext:value-type="string">
            <text:p>31</text:p>
          </table:table-cell>
          <table:table-cell table:style-name="ce22" table:formula="of:=[.O52]" office:value-type="string" office:string-value="32" calcext:value-type="string">
            <text:p>32</text:p>
          </table:table-cell>
          <table:table-cell table:style-name="ce27" table:formula="of:=[.P52]" office:value-type="string" office:string-value="2E" calcext:value-type="string">
            <text:p>2E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6]); HEX2DEC([.R52])); 2)" office:value-type="string" office:string-value="31" calcext:value-type="string">
            <text:p>31</text:p>
          </table:table-cell>
          <table:table-cell table:style-name="ce22" table:formula="of:=DEC2HEX(BITXOR(HEX2DEC([.C6]); HEX2DEC([.S52])); 2)" office:value-type="string" office:string-value="32" calcext:value-type="string">
            <text:p>32</text:p>
          </table:table-cell>
          <table:table-cell table:style-name="ce22" table:formula="of:=DEC2HEX(BITXOR(HEX2DEC([.D6]); HEX2DEC([.T52])); 2)" office:value-type="string" office:string-value="2E" calcext:value-type="string">
            <text:p>2E</text:p>
          </table:table-cell>
          <table:table-cell table:style-name="ce27" table:formula="of:=DEC2HEX(BITXOR(HEX2DEC([.E6]); HEX2DEC([.U52])); 2)" office:value-type="string" office:string-value="09" calcext:value-type="string">
            <text:p>09</text:p>
          </table:table-cell>
          <table:table-cell table:style-name="ce16" table:formula="of:=DEC2HEX(BITXOR(HEX2DEC(VLOOKUP([.U49]; [Tables.$A$2:.$B$257]; 2; 1)); HEX2DEC([.R48])); 2)" office:value-type="string" office:string-value="14" calcext:value-type="string">
            <text:p>14</text:p>
          </table:table-cell>
          <table:table-cell table:style-name="ce22" table:formula="of:=DEC2HEX(BITXOR(HEX2DEC([.R52]); HEX2DEC([.S48])); 2)" office:value-type="string" office:string-value="EE" calcext:value-type="string">
            <text:p>EE</text:p>
          </table:table-cell>
          <table:table-cell table:style-name="ce22" table:formula="of:=DEC2HEX(BITXOR(HEX2DEC([.S52]); HEX2DEC([.T48])); 2)" office:value-type="string" office:string-value="3F" calcext:value-type="string">
            <text:p>3F</text:p>
          </table:table-cell>
          <table:table-cell table:style-name="ce27" table:formula="of:=DEC2HEX(BITXOR(HEX2DEC([.T52]); HEX2DEC([.U48])); 2)" office:value-type="string" office:string-value="63" calcext:value-type="string">
            <text:p>6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53]; [Tables.$A$2:.$C$257]; 3; 1)" office:value-type="string" office:string-value="F2" calcext:value-type="string">
            <text:p>F2</text:p>
          </table:table-cell>
          <table:table-cell table:style-name="ce22" table:formula="of:=VLOOKUP([.G53]; [Tables.$A$2:.$C$257]; 3; 1)" office:value-type="string" office:string-value="38" calcext:value-type="string">
            <text:p>38</text:p>
          </table:table-cell>
          <table:table-cell table:style-name="ce22" table:formula="of:=VLOOKUP([.H53]; [Tables.$A$2:.$C$257]; 3; 1)" office:value-type="string" office:string-value="13" calcext:value-type="string">
            <text:p>13</text:p>
          </table:table-cell>
          <table:table-cell table:style-name="ce27" table:formula="of:=VLOOKUP([.I53]; [Tables.$A$2:.$C$257]; 3; 1)" office:value-type="string" office:string-value="42" calcext:value-type="string">
            <text:p>42</text:p>
          </table:table-cell>
          <table:table-cell table:style-name="ce16" table:formula="of:=[.P53]" office:value-type="string" office:string-value="89" calcext:value-type="string">
            <text:p>89</text:p>
          </table:table-cell>
          <table:table-cell table:style-name="ce22" table:formula="of:=[.Q53]" office:value-type="string" office:string-value="07" calcext:value-type="string">
            <text:p>07</text:p>
          </table:table-cell>
          <table:table-cell table:style-name="ce22" table:formula="of:=[.N53]" office:value-type="string" office:string-value="7D" calcext:value-type="string">
            <text:p>7D</text:p>
          </table:table-cell>
          <table:table-cell table:style-name="ce27" table:formula="of:=[.O53]" office:value-type="string" office:string-value="2C" calcext:value-type="string">
            <text:p>2C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7]); HEX2DEC([.R53])); 2)" office:value-type="string" office:string-value="7D" calcext:value-type="string">
            <text:p>7D</text:p>
          </table:table-cell>
          <table:table-cell table:style-name="ce22" table:formula="of:=DEC2HEX(BITXOR(HEX2DEC([.C7]); HEX2DEC([.S53])); 2)" office:value-type="string" office:string-value="2C" calcext:value-type="string">
            <text:p>2C</text:p>
          </table:table-cell>
          <table:table-cell table:style-name="ce22" table:formula="of:=DEC2HEX(BITXOR(HEX2DEC([.D7]); HEX2DEC([.T53])); 2)" office:value-type="string" office:string-value="89" calcext:value-type="string">
            <text:p>89</text:p>
          </table:table-cell>
          <table:table-cell table:style-name="ce27" table:formula="of:=DEC2HEX(BITXOR(HEX2DEC([.E7]); HEX2DEC([.U53])); 2)" office:value-type="string" office:string-value="07" calcext:value-type="string">
            <text:p>07</text:p>
          </table:table-cell>
          <table:table-cell table:style-name="ce16" table:formula="of:=DEC2HEX(BITXOR(HEX2DEC(VLOOKUP([.U50]; [Tables.$A$2:.$B$257]; 2; 1)); HEX2DEC([.R49])); 2)" office:value-type="string" office:string-value="F9" calcext:value-type="string">
            <text:p>F9</text:p>
          </table:table-cell>
          <table:table-cell table:style-name="ce22" table:formula="of:=DEC2HEX(BITXOR(HEX2DEC([.R53]); HEX2DEC([.S49])); 2)" office:value-type="string" office:string-value="25" calcext:value-type="string">
            <text:p>25</text:p>
          </table:table-cell>
          <table:table-cell table:style-name="ce22" table:formula="of:=DEC2HEX(BITXOR(HEX2DEC([.S53]); HEX2DEC([.T49])); 2)" office:value-type="string" office:string-value="0C" calcext:value-type="string">
            <text:p>0C</text:p>
          </table:table-cell>
          <table:table-cell table:style-name="ce27" table:formula="of:=DEC2HEX(BITXOR(HEX2DEC([.T53]); HEX2DEC([.U49])); 2)" office:value-type="string" office:string-value="0C" calcext:value-type="string">
            <text:p>0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54]; [Tables.$A$2:.$C$257]; 3; 1)" office:value-type="string" office:string-value="1E" calcext:value-type="string">
            <text:p>1E</text:p>
          </table:table-cell>
          <table:table-cell table:style-name="ce23" table:formula="of:=VLOOKUP([.G54]; [Tables.$A$2:.$C$257]; 3; 1)" office:value-type="string" office:string-value="84" calcext:value-type="string">
            <text:p>84</text:p>
          </table:table-cell>
          <table:table-cell table:style-name="ce23" table:formula="of:=VLOOKUP([.H54]; [Tables.$A$2:.$C$257]; 3; 1)" office:value-type="string" office:string-value="E7" calcext:value-type="string">
            <text:p>E7</text:p>
          </table:table-cell>
          <table:table-cell table:style-name="ce28" table:formula="of:=VLOOKUP([.I54]; [Tables.$A$2:.$C$257]; 3; 1)" office:value-type="string" office:string-value="D2" calcext:value-type="string">
            <text:p>D2</text:p>
          </table:table-cell>
          <table:table-cell table:style-name="ce17" table:formula="of:=[.O54]" office:value-type="string" office:string-value="72" calcext:value-type="string">
            <text:p>72</text:p>
          </table:table-cell>
          <table:table-cell table:style-name="ce23" table:formula="of:=[.P54]" office:value-type="string" office:string-value="5F" calcext:value-type="string">
            <text:p>5F</text:p>
          </table:table-cell>
          <table:table-cell table:style-name="ce23" table:formula="of:=[.Q54]" office:value-type="string" office:string-value="94" calcext:value-type="string">
            <text:p>94</text:p>
          </table:table-cell>
          <table:table-cell table:style-name="ce28" table:formula="of:=[.N54]" office:value-type="string" office:string-value="B5" calcext:value-type="string">
            <text:p>B5</text:p>
          </table:table-cell>
          <table:table-cell table:style-name="ce17"/>
          <table:table-cell table:style-name="ce23" table:number-columns-repeated="2"/>
          <table:table-cell table:style-name="ce28"/>
          <table:table-cell table:style-name="ce17" table:formula="of:=DEC2HEX(BITXOR(HEX2DEC([.B8]); HEX2DEC([.R54])); 2)" office:value-type="string" office:string-value="B5" calcext:value-type="string">
            <text:p>B5</text:p>
          </table:table-cell>
          <table:table-cell table:style-name="ce23" table:formula="of:=DEC2HEX(BITXOR(HEX2DEC([.C8]); HEX2DEC([.S54])); 2)" office:value-type="string" office:string-value="72" calcext:value-type="string">
            <text:p>72</text:p>
          </table:table-cell>
          <table:table-cell table:style-name="ce23" table:formula="of:=DEC2HEX(BITXOR(HEX2DEC([.D8]); HEX2DEC([.T54])); 2)" office:value-type="string" office:string-value="5F" calcext:value-type="string">
            <text:p>5F</text:p>
          </table:table-cell>
          <table:table-cell table:style-name="ce28" table:formula="of:=DEC2HEX(BITXOR(HEX2DEC([.E8]); HEX2DEC([.U54])); 2)" office:value-type="string" office:string-value="94" calcext:value-type="string">
            <text:p>94</text:p>
          </table:table-cell>
          <table:table-cell table:style-name="ce17" table:formula="of:=DEC2HEX(BITXOR(HEX2DEC(VLOOKUP([.U47]; [Tables.$A$2:.$B$257]; 2; 1)); HEX2DEC([.R50])); 2)" office:value-type="string" office:string-value="A8" calcext:value-type="string">
            <text:p>A8</text:p>
          </table:table-cell>
          <table:table-cell table:style-name="ce23" table:formula="of:=DEC2HEX(BITXOR(HEX2DEC([.R54]); HEX2DEC([.S50])); 2)" office:value-type="string" office:string-value="89" calcext:value-type="string">
            <text:p>89</text:p>
          </table:table-cell>
          <table:table-cell table:style-name="ce23" table:formula="of:=DEC2HEX(BITXOR(HEX2DEC([.S54]); HEX2DEC([.T50])); 2)" office:value-type="string" office:string-value="C8" calcext:value-type="string">
            <text:p>C8</text:p>
          </table:table-cell>
          <table:table-cell table:style-name="ce28" table:formula="of:=DEC2HEX(BITXOR(HEX2DEC([.T54]); HEX2DEC([.U50])); 2)" office:value-type="string" office:string-value="A6" calcext:value-type="string">
            <text:p>A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2"/>
          <table:table-cell table:style-name="ce36"/>
          <table:table-cell table:number-columns-repeated="101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59"/>
        <table:table-row table:style-name="ro4">
          <table:table-cell table:style-name="ce58" office:value-type="string">
            <text:p>Input</text:p>
          </table:table-cell>
          <table:table-cell table:style-name="ce60" office:value-type="string">
            <text:p>S-box</text:p>
          </table:table-cell>
          <table:table-cell table:style-name="ce60" office:value-type="string">
            <text:p>S-box inverse</text:p>
          </table:table-cell>
          <table:table-cell table:style-name="ce60" office:value-type="string">
            <text:p>Multiply 02</text:p>
          </table:table-cell>
          <table:table-cell table:style-name="ce60" office:value-type="string">
            <text:p>Multiply 03</text:p>
          </table:table-cell>
          <table:table-cell table:style-name="ce60" office:value-type="string">
            <text:p>Multiply 09</text:p>
          </table:table-cell>
          <table:table-cell table:style-name="ce60" office:value-type="string">
            <text:p>Multiply 0B</text:p>
          </table:table-cell>
          <table:table-cell table:style-name="ce60" office:value-type="string">
            <text:p>Multiply 0D</text:p>
          </table:table-cell>
          <table:table-cell table:style-name="ce60" office:value-type="string">
            <text:p>Multiply 0E</text:p>
          </table:table-cell>
          <table:table-cell table:style-name="ce60" table:number-columns-repeated="1015"/>
        </table:table-row>
        <table:table-row table:style-name="ro4">
          <table:table-cell office:value-type="string">
            <text:p>00</text:p>
          </table:table-cell>
          <table:table-cell office:value-type="string">
            <text:p>63</text:p>
          </table:table-cell>
          <table:table-cell office:value-type="string">
            <text:p>52</text:p>
          </table:table-cell>
          <table:table-cell table:number-columns-repeated="6" office:value-type="string">
            <text:p>00</text:p>
          </table:table-cell>
          <table:table-cell table:number-columns-repeated="1015"/>
        </table:table-row>
        <table:table-row table:style-name="ro4">
          <table:table-cell office:value-type="string">
            <text:p>01</text:p>
          </table:table-cell>
          <table:table-cell office:value-type="string">
            <text:p>7C</text:p>
          </table:table-cell>
          <table:table-cell office:value-type="string">
            <text:p>09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0B</text:p>
          </table:table-cell>
          <table:table-cell office:value-type="string">
            <text:p>0D</text:p>
          </table:table-cell>
          <table:table-cell office:value-type="string">
            <text:p>0E</text:p>
          </table:table-cell>
          <table:table-cell table:number-columns-repeated="1015"/>
        </table:table-row>
        <table:table-row table:style-name="ro4">
          <table:table-cell office:value-type="string">
            <text:p>02</text:p>
          </table:table-cell>
          <table:table-cell office:value-type="string">
            <text:p>77</text:p>
          </table:table-cell>
          <table:table-cell office:value-type="string">
            <text:p>6A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1A</text:p>
          </table:table-cell>
          <table:table-cell office:value-type="string">
            <text:p>1C</text:p>
          </table:table-cell>
          <table:table-cell table:number-columns-repeated="1015"/>
        </table:table-row>
        <table:table-row table:style-name="ro4">
          <table:table-cell office:value-type="string">
            <text:p>03</text:p>
          </table:table-cell>
          <table:table-cell office:value-type="string">
            <text:p>7B</text:p>
          </table:table-cell>
          <table:table-cell office:value-type="string">
            <text:p>D5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04</text:p>
          </table:table-cell>
          <table:table-cell office:value-type="string">
            <text:p>F2</text:p>
          </table:table-cell>
          <table:table-cell office:value-type="string">
            <text:p>30</text:p>
          </table:table-cell>
          <table:table-cell office:value-type="string">
            <text:p>08</text:p>
          </table:table-cell>
          <table:table-cell office:value-type="string">
            <text:p>0C</text:p>
          </table:table-cell>
          <table:table-cell office:value-type="string">
            <text:p>24</text:p>
          </table:table-cell>
          <table:table-cell office:value-type="string">
            <text:p>2C</text:p>
          </table:table-cell>
          <table:table-cell office:value-type="string">
            <text:p>34</text:p>
          </table:table-cell>
          <table:table-cell office:value-type="string">
            <text:p>38</text:p>
          </table:table-cell>
          <table:table-cell table:number-columns-repeated="1015"/>
        </table:table-row>
        <table:table-row table:style-name="ro4">
          <table:table-cell office:value-type="string">
            <text:p>05</text:p>
          </table:table-cell>
          <table:table-cell office:value-type="string">
            <text:p>6B</text:p>
          </table:table-cell>
          <table:table-cell office:value-type="string">
            <text:p>36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office:value-type="string">
            <text:p>2D</text:p>
          </table:table-cell>
          <table:table-cell office:value-type="string">
            <text:p>27</text:p>
          </table:table-cell>
          <table:table-cell office:value-type="string">
            <text:p>39</text:p>
          </table:table-cell>
          <table:table-cell office:value-type="string">
            <text:p>36</text:p>
          </table:table-cell>
          <table:table-cell table:number-columns-repeated="1015"/>
        </table:table-row>
        <table:table-row table:style-name="ro4"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A5</text:p>
          </table:table-cell>
          <table:table-cell office:value-type="string">
            <text:p>0C</text:p>
          </table:table-cell>
          <table:table-cell office:value-type="string">
            <text:p>0A</text:p>
          </table:table-cell>
          <table:table-cell office:value-type="string">
            <text:p>36</text:p>
          </table:table-cell>
          <table:table-cell office:value-type="string">
            <text:p>3A</text:p>
          </table:table-cell>
          <table:table-cell office:value-type="string">
            <text:p>2E</text:p>
          </table:table-cell>
          <table:table-cell office:value-type="string">
            <text:p>24</text:p>
          </table:table-cell>
          <table:table-cell table:number-columns-repeated="1015"/>
        </table:table-row>
        <table:table-row table:style-name="ro4">
          <table:table-cell office:value-type="string">
            <text:p>07</text:p>
          </table:table-cell>
          <table:table-cell office:value-type="string">
            <text:p>C5</text:p>
          </table:table-cell>
          <table:table-cell office:value-type="string">
            <text:p>38</text:p>
          </table:table-cell>
          <table:table-cell office:value-type="string">
            <text:p>0E</text:p>
          </table:table-cell>
          <table:table-cell office:value-type="string">
            <text:p>09</text:p>
          </table:table-cell>
          <table:table-cell office:value-type="string">
            <text:p>3F</text:p>
          </table:table-cell>
          <table:table-cell office:value-type="string">
            <text:p>31</text:p>
          </table:table-cell>
          <table:table-cell office:value-type="string">
            <text:p>23</text:p>
          </table:table-cell>
          <table:table-cell office:value-type="string">
            <text:p>2A</text:p>
          </table:table-cell>
          <table:table-cell table:number-columns-repeated="1015"/>
        </table:table-row>
        <table:table-row table:style-name="ro4">
          <table:table-cell office:value-type="string">
            <text:p>08</text:p>
          </table:table-cell>
          <table:table-cell office:value-type="string">
            <text:p>30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48</text:p>
          </table:table-cell>
          <table:table-cell office:value-type="string">
            <text:p>58</text:p>
          </table:table-cell>
          <table:table-cell office:value-type="string">
            <text:p>68</text:p>
          </table:table-cell>
          <table:table-cell office:value-type="string">
            <text:p>70</text:p>
          </table:table-cell>
          <table:table-cell table:number-columns-repeated="1015"/>
        </table:table-row>
        <table:table-row table:style-name="ro4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office:value-type="string">
            <text:p>1B</text:p>
          </table:table-cell>
          <table:table-cell office:value-type="string">
            <text:p>41</text:p>
          </table:table-cell>
          <table:table-cell office:value-type="string">
            <text:p>53</text:p>
          </table:table-cell>
          <table:table-cell office:value-type="string">
            <text:p>65</text:p>
          </table:table-cell>
          <table:table-cell office:value-type="string">
            <text:p>7E</text:p>
          </table:table-cell>
          <table:table-cell table:number-columns-repeated="1015"/>
        </table:table-row>
        <table:table-row table:style-name="ro4">
          <table:table-cell office:value-type="string">
            <text:p>0A</text:p>
          </table:table-cell>
          <table:table-cell office:value-type="string">
            <text:p>67</text:p>
          </table:table-cell>
          <table:table-cell office:value-type="string">
            <text:p>A3</text:p>
          </table:table-cell>
          <table:table-cell office:value-type="string">
            <text:p>14</text:p>
          </table:table-cell>
          <table:table-cell office:value-type="string">
            <text:p>1E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string">
            <text:p>72</text:p>
          </table:table-cell>
          <table:table-cell office:value-type="string">
            <text:p>6C</text:p>
          </table:table-cell>
          <table:table-cell table:number-columns-repeated="1015"/>
        </table:table-row>
        <table:table-row table:style-name="ro4">
          <table:table-cell office:value-type="string">
            <text:p>0B</text:p>
          </table:table-cell>
          <table:table-cell office:value-type="string">
            <text:p>2B</text:p>
          </table:table-cell>
          <table:table-cell office:value-type="string">
            <text:p>9E</text:p>
          </table:table-cell>
          <table:table-cell office:value-type="string">
            <text:p>16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45</text:p>
          </table:table-cell>
          <table:table-cell office:value-type="string">
            <text:p>7F</text:p>
          </table:table-cell>
          <table:table-cell office:value-type="string">
            <text:p>62</text:p>
          </table:table-cell>
          <table:table-cell table:number-columns-repeated="1015"/>
        </table:table-row>
        <table:table-row table:style-name="ro4">
          <table:table-cell office:value-type="string">
            <text:p>0C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office:value-type="string">
            <text:p>6C</text:p>
          </table:table-cell>
          <table:table-cell office:value-type="string">
            <text:p>74</text:p>
          </table:table-cell>
          <table:table-cell office:value-type="string">
            <text:p>5C</text:p>
          </table:table-cell>
          <table:table-cell office:value-type="string">
            <text:p>48</text:p>
          </table:table-cell>
          <table:table-cell table:number-columns-repeated="1015"/>
        </table:table-row>
        <table:table-row table:style-name="ro4">
          <table:table-cell office:value-type="string">
            <text:p>0D</text:p>
          </table:table-cell>
          <table:table-cell office:value-type="string">
            <text:p>D7</text:p>
          </table:table-cell>
          <table:table-cell office:value-type="string">
            <text:p>F3</text:p>
          </table:table-cell>
          <table:table-cell office:value-type="string">
            <text:p>1A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7F</text:p>
          </table:table-cell>
          <table:table-cell office:value-type="string">
            <text:p>51</text:p>
          </table:table-cell>
          <table:table-cell office:value-type="string">
            <text:p>46</text:p>
          </table:table-cell>
          <table:table-cell table:number-columns-repeated="1015"/>
        </table:table-row>
        <table:table-row table:style-name="ro4">
          <table:table-cell office:value-type="string">
            <text:p>0E</text:p>
          </table:table-cell>
          <table:table-cell office:value-type="string">
            <text:p>AB</text:p>
          </table:table-cell>
          <table:table-cell office:value-type="string">
            <text:p>D7</text:p>
          </table:table-cell>
          <table:table-cell office:value-type="string">
            <text:p>1C</text:p>
          </table:table-cell>
          <table:table-cell office:value-type="string">
            <text:p>12</text:p>
          </table:table-cell>
          <table:table-cell office:value-type="string">
            <text:p>7E</text:p>
          </table:table-cell>
          <table:table-cell office:value-type="string">
            <text:p>62</text:p>
          </table:table-cell>
          <table:table-cell office:value-type="string">
            <text:p>46</text:p>
          </table:table-cell>
          <table:table-cell office:value-type="string">
            <text:p>54</text:p>
          </table:table-cell>
          <table:table-cell table:number-columns-repeated="1015"/>
        </table:table-row>
        <table:table-row table:style-name="ro4">
          <table:table-cell office:value-type="string">
            <text:p>0F</text:p>
          </table:table-cell>
          <table:table-cell office:value-type="string">
            <text:p>76</text:p>
          </table:table-cell>
          <table:table-cell office:value-type="string">
            <text:p>FB</text:p>
          </table:table-cell>
          <table:table-cell office:value-type="string">
            <text:p>1E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69</text:p>
          </table:table-cell>
          <table:table-cell office:value-type="string">
            <text:p>4B</text:p>
          </table:table-cell>
          <table:table-cell office:value-type="string">
            <text:p>5A</text:p>
          </table:table-cell>
          <table:table-cell table:number-columns-repeated="1015"/>
        </table:table-row>
        <table:table-row table:style-name="ro4">
          <table:table-cell office:value-type="string">
            <text:p>10</text:p>
          </table:table-cell>
          <table:table-cell office:value-type="string">
            <text:p>CA</text:p>
          </table:table-cell>
          <table:table-cell office:value-type="string">
            <text:p>7C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90</text:p>
          </table:table-cell>
          <table:table-cell office:value-type="string">
            <text:p>B0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table:number-columns-repeated="1015"/>
        </table:table-row>
        <table:table-row table:style-name="ro4"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E3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office:value-type="string">
            <text:p>99</text:p>
          </table:table-cell>
          <table:table-cell office:value-type="string">
            <text:p>BB</text:p>
          </table:table-cell>
          <table:table-cell office:value-type="string">
            <text:p>DD</text:p>
          </table:table-cell>
          <table:table-cell office:value-type="string">
            <text:p>EE</text:p>
          </table:table-cell>
          <table:table-cell table:number-columns-repeated="1015"/>
        </table:table-row>
        <table:table-row table:style-name="ro4">
          <table:table-cell office:value-type="string">
            <text:p>12</text:p>
          </table:table-cell>
          <table:table-cell office:value-type="string">
            <text:p>C9</text:p>
          </table:table-cell>
          <table:table-cell office:value-type="string">
            <text:p>39</text:p>
          </table:table-cell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82</text:p>
          </table:table-cell>
          <table:table-cell office:value-type="string">
            <text:p>A6</text:p>
          </table:table-cell>
          <table:table-cell office:value-type="string">
            <text:p>CA</text:p>
          </table:table-cell>
          <table:table-cell office:value-type="string">
            <text:p>FC</text:p>
          </table:table-cell>
          <table:table-cell table:number-columns-repeated="1015"/>
        </table:table-row>
        <table:table-row table:style-name="ro4">
          <table:table-cell office:value-type="string">
            <text:p>13</text:p>
          </table:table-cell>
          <table:table-cell office:value-type="string">
            <text:p>7D</text:p>
          </table:table-cell>
          <table:table-cell office:value-type="string">
            <text:p>82</text:p>
          </table:table-cell>
          <table:table-cell office:value-type="string">
            <text:p>26</text:p>
          </table:table-cell>
          <table:table-cell office:value-type="string">
            <text:p>35</text:p>
          </table:table-cell>
          <table:table-cell office:value-type="string">
            <text:p>8B</text:p>
          </table:table-cell>
          <table:table-cell office:value-type="string">
            <text:p>AD</text:p>
          </table:table-cell>
          <table:table-cell office:value-type="string">
            <text:p>C7</text:p>
          </table:table-cell>
          <table:table-cell office:value-type="string">
            <text:p>F2</text:p>
          </table:table-cell>
          <table:table-cell table:number-columns-repeated="1015"/>
        </table:table-row>
        <table:table-row table:style-name="ro4">
          <table:table-cell office:value-type="string">
            <text:p>14</text:p>
          </table:table-cell>
          <table:table-cell office:value-type="string">
            <text:p>FA</text:p>
          </table:table-cell>
          <table:table-cell office:value-type="string">
            <text:p>9B</text:p>
          </table:table-cell>
          <table:table-cell office:value-type="string">
            <text:p>28</text:p>
          </table:table-cell>
          <table:table-cell office:value-type="string">
            <text:p>3C</text:p>
          </table:table-cell>
          <table:table-cell office:value-type="string">
            <text:p>B4</text:p>
          </table:table-cell>
          <table:table-cell office:value-type="string">
            <text:p>9C</text:p>
          </table:table-cell>
          <table:table-cell office:value-type="string">
            <text:p>E4</text:p>
          </table:table-cell>
          <table:table-cell office:value-type="string">
            <text:p>D8</text:p>
          </table:table-cell>
          <table:table-cell table:number-columns-repeated="1015"/>
        </table:table-row>
        <table:table-row table:style-name="ro4"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2F</text:p>
          </table:table-cell>
          <table:table-cell office:value-type="string">
            <text:p>2A</text:p>
          </table:table-cell>
          <table:table-cell office:value-type="string">
            <text:p>3F</text:p>
          </table:table-cell>
          <table:table-cell office:value-type="string">
            <text:p>BD</text:p>
          </table:table-cell>
          <table:table-cell office:value-type="string">
            <text:p>97</text:p>
          </table:table-cell>
          <table:table-cell office:value-type="string">
            <text:p>E9</text:p>
          </table:table-cell>
          <table:table-cell office:value-type="string">
            <text:p>D6</text:p>
          </table:table-cell>
          <table:table-cell table:number-columns-repeated="1015"/>
        </table:table-row>
        <table:table-row table:style-name="ro4"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FF</text:p>
          </table:table-cell>
          <table:table-cell office:value-type="string">
            <text:p>2C</text:p>
          </table:table-cell>
          <table:table-cell office:value-type="string">
            <text:p>3A</text:p>
          </table:table-cell>
          <table:table-cell office:value-type="string">
            <text:p>A6</text:p>
          </table:table-cell>
          <table:table-cell office:value-type="string">
            <text:p>8A</text:p>
          </table:table-cell>
          <table:table-cell office:value-type="string">
            <text:p>FE</text:p>
          </table:table-cell>
          <table:table-cell office:value-type="string">
            <text:p>C4</text:p>
          </table:table-cell>
          <table:table-cell table:number-columns-repeated="1015"/>
        </table:table-row>
        <table:table-row table:style-name="ro4">
          <table:table-cell office:value-type="string">
            <text:p>17</text:p>
          </table:table-cell>
          <table:table-cell office:value-type="string">
            <text:p>F0</text:p>
          </table:table-cell>
          <table:table-cell office:value-type="string">
            <text:p>87</text:p>
          </table:table-cell>
          <table:table-cell office:value-type="string">
            <text:p>2E</text:p>
          </table:table-cell>
          <table:table-cell office:value-type="string">
            <text:p>39</text:p>
          </table:table-cell>
          <table:table-cell office:value-type="string">
            <text:p>AF</text:p>
          </table:table-cell>
          <table:table-cell office:value-type="string">
            <text:p>81</text:p>
          </table:table-cell>
          <table:table-cell office:value-type="string">
            <text:p>F3</text:p>
          </table:table-cell>
          <table:table-cell office:value-type="string">
            <text:p>CA</text:p>
          </table:table-cell>
          <table:table-cell table:number-columns-repeated="1015"/>
        </table:table-row>
        <table:table-row table:style-name="ro4">
          <table:table-cell office:value-type="string">
            <text:p>18</text:p>
          </table:table-cell>
          <table:table-cell office:value-type="string">
            <text:p>AD</text:p>
          </table:table-cell>
          <table:table-cell office:value-type="string">
            <text:p>34</text:p>
          </table:table-cell>
          <table:table-cell office:value-type="string">
            <text:p>30</text:p>
          </table:table-cell>
          <table:table-cell office:value-type="string">
            <text:p>2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string">
            <text:p>B8</text:p>
          </table:table-cell>
          <table:table-cell office:value-type="string">
            <text:p>90</text:p>
          </table:table-cell>
          <table:table-cell table:number-columns-repeated="1015"/>
        </table:table-row>
        <table:table-row table:style-name="ro4">
          <table:table-cell office:value-type="string">
            <text:p>19</text:p>
          </table:table-cell>
          <table:table-cell office:value-type="string">
            <text:p>D4</text:p>
          </table:table-cell>
          <table:table-cell office:value-type="string">
            <text:p>8E</text:p>
          </table:table-cell>
          <table:table-cell office:value-type="string">
            <text:p>32</text:p>
          </table:table-cell>
          <table:table-cell office:value-type="string">
            <text:p>2B</text:p>
          </table:table-cell>
          <table:table-cell office:value-type="string">
            <text:p>D1</text:p>
          </table:table-cell>
          <table:table-cell office:value-type="string">
            <text:p>E3</text:p>
          </table:table-cell>
          <table:table-cell office:value-type="string">
            <text:p>B5</text:p>
          </table:table-cell>
          <table:table-cell office:value-type="string">
            <text:p>9E</text:p>
          </table:table-cell>
          <table:table-cell table:number-columns-repeated="1015"/>
        </table:table-row>
        <table:table-row table:style-name="ro4">
          <table:table-cell office:value-type="string">
            <text:p>1A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34</text:p>
          </table:table-cell>
          <table:table-cell office:value-type="string">
            <text:p>2E</text:p>
          </table:table-cell>
          <table:table-cell office:value-type="string">
            <text:p>CA</text:p>
          </table:table-cell>
          <table:table-cell office:value-type="string">
            <text:p>FE</text:p>
          </table:table-cell>
          <table:table-cell office:value-type="string">
            <text:p>A2</text:p>
          </table:table-cell>
          <table:table-cell office:value-type="string">
            <text:p>8C</text:p>
          </table:table-cell>
          <table:table-cell table:number-columns-repeated="1015"/>
        </table:table-row>
        <table:table-row table:style-name="ro4">
          <table:table-cell office:value-type="string">
            <text:p>1B</text:p>
          </table:table-cell>
          <table:table-cell office:value-type="string">
            <text:p>AF</text:p>
          </table:table-cell>
          <table:table-cell office:value-type="string">
            <text:p>44</text:p>
          </table:table-cell>
          <table:table-cell office:value-type="string">
            <text:p>36</text:p>
          </table:table-cell>
          <table:table-cell office:value-type="string">
            <text:p>2D</text:p>
          </table:table-cell>
          <table:table-cell office:value-type="string">
            <text:p>C3</text:p>
          </table:table-cell>
          <table:table-cell office:value-type="string">
            <text:p>F5</text:p>
          </table:table-cell>
          <table:table-cell office:value-type="string">
            <text:p>AF</text:p>
          </table:table-cell>
          <table:table-cell office:value-type="string">
            <text:p>82</text:p>
          </table:table-cell>
          <table:table-cell table:number-columns-repeated="1015"/>
        </table:table-row>
        <table:table-row table:style-name="ro4">
          <table:table-cell office:value-type="string">
            <text:p>1C</text:p>
          </table:table-cell>
          <table:table-cell office:value-type="string">
            <text:p>9C</text:p>
          </table:table-cell>
          <table:table-cell office:value-type="string">
            <text:p>C4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office:value-type="string">
            <text:p>FC</text:p>
          </table:table-cell>
          <table:table-cell office:value-type="string">
            <text:p>C4</text:p>
          </table:table-cell>
          <table:table-cell office:value-type="string">
            <text:p>8C</text:p>
          </table:table-cell>
          <table:table-cell office:value-type="string">
            <text:p>A8</text:p>
          </table:table-cell>
          <table:table-cell table:number-columns-repeated="1015"/>
        </table:table-row>
        <table:table-row table:style-name="ro4">
          <table:table-cell office:value-type="string">
            <text:p>1D</text:p>
          </table:table-cell>
          <table:table-cell office:value-type="string">
            <text:p>A4</text:p>
          </table:table-cell>
          <table:table-cell office:value-type="string">
            <text:p>DE</text:p>
          </table:table-cell>
          <table:table-cell office:value-type="string">
            <text:p>3A</text:p>
          </table:table-cell>
          <table:table-cell office:value-type="string">
            <text:p>27</text:p>
          </table:table-cell>
          <table:table-cell office:value-type="string">
            <text:p>F5</text:p>
          </table:table-cell>
          <table:table-cell office:value-type="string">
            <text:p>CF</text:p>
          </table:table-cell>
          <table:table-cell office:value-type="string">
            <text:p>81</text:p>
          </table:table-cell>
          <table:table-cell office:value-type="string">
            <text:p>A6</text:p>
          </table:table-cell>
          <table:table-cell table:number-columns-repeated="1015"/>
        </table:table-row>
        <table:table-row table:style-name="ro4">
          <table:table-cell office:value-type="string">
            <text:p>1E</text:p>
          </table:table-cell>
          <table:table-cell office:value-type="string">
            <text:p>72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22</text:p>
          </table:table-cell>
          <table:table-cell office:value-type="string">
            <text:p>EE</text:p>
          </table:table-cell>
          <table:table-cell office:value-type="string">
            <text:p>D2</text:p>
          </table:table-cell>
          <table:table-cell office:value-type="string">
            <text:p>96</text:p>
          </table:table-cell>
          <table:table-cell office:value-type="string">
            <text:p>B4</text:p>
          </table:table-cell>
          <table:table-cell table:number-columns-repeated="1015"/>
        </table:table-row>
        <table:table-row table:style-name="ro4">
          <table:table-cell office:value-type="string">
            <text:p>1F</text:p>
          </table:table-cell>
          <table:table-cell office:value-type="string">
            <text:p>C0</text:p>
          </table:table-cell>
          <table:table-cell office:value-type="string">
            <text:p>CB</text:p>
          </table:table-cell>
          <table:table-cell office:value-type="string">
            <text:p>3E</text:p>
          </table:table-cell>
          <table:table-cell office:value-type="string">
            <text:p>21</text:p>
          </table:table-cell>
          <table:table-cell office:value-type="string">
            <text:p>E7</text:p>
          </table:table-cell>
          <table:table-cell office:value-type="string">
            <text:p>D9</text:p>
          </table:table-cell>
          <table:table-cell office:value-type="string">
            <text:p>9B</text:p>
          </table:table-cell>
          <table:table-cell office:value-type="string">
            <text:p>BA</text:p>
          </table:table-cell>
          <table:table-cell table:number-columns-repeated="1015"/>
        </table:table-row>
        <table:table-row table:style-name="ro4">
          <table:table-cell office:value-type="string">
            <text:p>20</text:p>
          </table:table-cell>
          <table:table-cell office:value-type="string">
            <text:p>B7</text:p>
          </table:table-cell>
          <table:table-cell office:value-type="string">
            <text:p>54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office:value-type="string">
            <text:p>3B</text:p>
          </table:table-cell>
          <table:table-cell office:value-type="string">
            <text:p>7B</text:p>
          </table:table-cell>
          <table:table-cell office:value-type="string">
            <text:p>BB</text:p>
          </table:table-cell>
          <table:table-cell office:value-type="string">
            <text:p>DB</text:p>
          </table:table-cell>
          <table:table-cell table:number-columns-repeated="1015"/>
        </table:table-row>
        <table:table-row table:style-name="ro4">
          <table:table-cell office:value-type="string">
            <text:p>21</text:p>
          </table:table-cell>
          <table:table-cell office:value-type="string">
            <text:p>FD</text:p>
          </table:table-cell>
          <table:table-cell office:value-type="string">
            <text:p>7B</text:p>
          </table:table-cell>
          <table:table-cell office:value-type="string">
            <text:p>42</text:p>
          </table:table-cell>
          <table:table-cell office:value-type="string">
            <text:p>63</text:p>
          </table:table-cell>
          <table:table-cell office:value-type="string">
            <text:p>32</text:p>
          </table:table-cell>
          <table:table-cell office:value-type="string">
            <text:p>70</text:p>
          </table:table-cell>
          <table:table-cell office:value-type="string">
            <text:p>B6</text:p>
          </table:table-cell>
          <table:table-cell office:value-type="string">
            <text:p>D5</text:p>
          </table:table-cell>
          <table:table-cell table:number-columns-repeated="1015"/>
        </table:table-row>
        <table:table-row table:style-name="ro4">
          <table:table-cell office:value-type="string">
            <text:p>22</text:p>
          </table:table-cell>
          <table:table-cell office:value-type="string">
            <text:p>93</text:p>
          </table:table-cell>
          <table:table-cell office:value-type="string">
            <text:p>94</text:p>
          </table:table-cell>
          <table:table-cell office:value-type="string">
            <text:p>44</text:p>
          </table:table-cell>
          <table:table-cell office:value-type="string">
            <text:p>66</text:p>
          </table:table-cell>
          <table:table-cell office:value-type="string">
            <text:p>29</text:p>
          </table:table-cell>
          <table:table-cell office:value-type="string">
            <text:p>6D</text:p>
          </table:table-cell>
          <table:table-cell office:value-type="string">
            <text:p>A1</text:p>
          </table:table-cell>
          <table:table-cell office:value-type="string">
            <text:p>C7</text:p>
          </table:table-cell>
          <table:table-cell table:number-columns-repeated="1015"/>
        </table:table-row>
        <table:table-row table:style-name="ro4"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46</text:p>
          </table:table-cell>
          <table:table-cell office:value-type="string">
            <text:p>65</text:p>
          </table:table-cell>
          <table:table-cell office:value-type="string">
            <text:p>20</text:p>
          </table:table-cell>
          <table:table-cell office:value-type="string">
            <text:p>66</text:p>
          </table:table-cell>
          <table:table-cell office:value-type="string">
            <text:p>AC</text:p>
          </table:table-cell>
          <table:table-cell office:value-type="string">
            <text:p>C9</text:p>
          </table:table-cell>
          <table:table-cell table:number-columns-repeated="1015"/>
        </table:table-row>
        <table:table-row table:style-name="ro4"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A6</text:p>
          </table:table-cell>
          <table:table-cell office:value-type="string">
            <text:p>48</text:p>
          </table:table-cell>
          <table:table-cell office:value-type="string">
            <text:p>6C</text:p>
          </table:table-cell>
          <table:table-cell office:value-type="string">
            <text:p>1F</text:p>
          </table:table-cell>
          <table:table-cell office:value-type="string">
            <text:p>57</text:p>
          </table:table-cell>
          <table:table-cell office:value-type="string">
            <text:p>8F</text:p>
          </table:table-cell>
          <table:table-cell office:value-type="string">
            <text:p>E3</text:p>
          </table:table-cell>
          <table:table-cell table:number-columns-repeated="1015"/>
        </table:table-row>
        <table:table-row table:style-name="ro4">
          <table:table-cell office:value-type="string">
            <text:p>25</text:p>
          </table:table-cell>
          <table:table-cell office:value-type="string">
            <text:p>3F</text:p>
          </table:table-cell>
          <table:table-cell office:value-type="string">
            <text:p>C2</text:p>
          </table:table-cell>
          <table:table-cell office:value-type="string">
            <text:p>4A</text:p>
          </table:table-cell>
          <table:table-cell office:value-type="string">
            <text:p>6F</text:p>
          </table:table-cell>
          <table:table-cell office:value-type="string">
            <text:p>16</text:p>
          </table:table-cell>
          <table:table-cell office:value-type="string">
            <text:p>5C</text:p>
          </table:table-cell>
          <table:table-cell office:value-type="string">
            <text:p>82</text:p>
          </table:table-cell>
          <table:table-cell office:value-type="string">
            <text:p>ED</text:p>
          </table:table-cell>
          <table:table-cell table:number-columns-repeated="1015"/>
        </table:table-row>
        <table:table-row table:style-name="ro4">
          <table:table-cell office:value-type="string">
            <text:p>26</text:p>
          </table:table-cell>
          <table:table-cell office:value-type="string">
            <text:p>F7</text:p>
          </table:table-cell>
          <table:table-cell office:value-type="string">
            <text:p>23</text:p>
          </table:table-cell>
          <table:table-cell office:value-type="string">
            <text:p>4C</text:p>
          </table:table-cell>
          <table:table-cell office:value-type="string">
            <text:p>6A</text:p>
          </table:table-cell>
          <table:table-cell office:value-type="string">
            <text:p>0D</text:p>
          </table:table-cell>
          <table:table-cell office:value-type="string">
            <text:p>41</text:p>
          </table:table-cell>
          <table:table-cell office:value-type="string">
            <text:p>95</text:p>
          </table:table-cell>
          <table:table-cell office:value-type="string">
            <text:p>FF</text:p>
          </table:table-cell>
          <table:table-cell table:number-columns-repeated="1015"/>
        </table:table-row>
        <table:table-row table:style-name="ro4">
          <table:table-cell office:value-type="string">
            <text:p>27</text:p>
          </table:table-cell>
          <table:table-cell office:value-type="string">
            <text:p>CC</text:p>
          </table:table-cell>
          <table:table-cell office:value-type="string">
            <text:p>3D</text:p>
          </table:table-cell>
          <table:table-cell office:value-type="string">
            <text:p>4E</text:p>
          </table:table-cell>
          <table:table-cell office:value-type="string">
            <text:p>69</text:p>
          </table:table-cell>
          <table:table-cell office:value-type="string">
            <text:p>04</text:p>
          </table:table-cell>
          <table:table-cell office:value-type="string">
            <text:p>4A</text:p>
          </table:table-cell>
          <table:table-cell office:value-type="string">
            <text:p>98</text:p>
          </table:table-cell>
          <table:table-cell office:value-type="string">
            <text:p>F1</text:p>
          </table:table-cell>
          <table:table-cell table:number-columns-repeated="1015"/>
        </table:table-row>
        <table:table-row table:style-name="ro4"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EE</text:p>
          </table:table-cell>
          <table:table-cell office:value-type="string">
            <text:p>50</text:p>
          </table:table-cell>
          <table:table-cell office:value-type="string">
            <text:p>78</text:p>
          </table:table-cell>
          <table:table-cell office:value-type="string">
            <text:p>73</text:p>
          </table:table-cell>
          <table:table-cell office:value-type="string">
            <text:p>23</text:p>
          </table:table-cell>
          <table:table-cell office:value-type="string">
            <text:p>D3</text:p>
          </table:table-cell>
          <table:table-cell office:value-type="string">
            <text:p>AB</text:p>
          </table:table-cell>
          <table:table-cell table:number-columns-repeated="1015"/>
        </table:table-row>
        <table:table-row table:style-name="ro4">
          <table:table-cell office:value-type="string">
            <text:p>29</text:p>
          </table:table-cell>
          <table:table-cell office:value-type="string">
            <text:p>A5</text:p>
          </table:table-cell>
          <table:table-cell office:value-type="string">
            <text:p>4C</text:p>
          </table:table-cell>
          <table:table-cell office:value-type="string">
            <text:p>52</text:p>
          </table:table-cell>
          <table:table-cell office:value-type="string">
            <text:p>7B</text:p>
          </table:table-cell>
          <table:table-cell office:value-type="string">
            <text:p>7A</text:p>
          </table:table-cell>
          <table:table-cell office:value-type="string">
            <text:p>28</text:p>
          </table:table-cell>
          <table:table-cell office:value-type="string">
            <text:p>DE</text:p>
          </table:table-cell>
          <table:table-cell office:value-type="string">
            <text:p>A5</text:p>
          </table:table-cell>
          <table:table-cell table:number-columns-repeated="1015"/>
        </table:table-row>
        <table:table-row table:style-name="ro4">
          <table:table-cell office:value-type="string">
            <text:p>2A</text:p>
          </table:table-cell>
          <table:table-cell office:value-type="string">
            <text:p>E5</text:p>
          </table:table-cell>
          <table:table-cell office:value-type="string">
            <text:p>95</text:p>
          </table:table-cell>
          <table:table-cell office:value-type="string">
            <text:p>54</text:p>
          </table:table-cell>
          <table:table-cell office:value-type="string">
            <text:p>7E</text:p>
          </table:table-cell>
          <table:table-cell office:value-type="string">
            <text:p>61</text:p>
          </table:table-cell>
          <table:table-cell office:value-type="string">
            <text:p>35</text:p>
          </table:table-cell>
          <table:table-cell office:value-type="string">
            <text:p>C9</text:p>
          </table:table-cell>
          <table:table-cell office:value-type="string">
            <text:p>B7</text:p>
          </table:table-cell>
          <table:table-cell table:number-columns-repeated="1015"/>
        </table:table-row>
        <table:table-row table:style-name="ro4">
          <table:table-cell office:value-type="string">
            <text:p>2B</text:p>
          </table:table-cell>
          <table:table-cell office:value-type="string">
            <text:p>F1</text:p>
          </table:table-cell>
          <table:table-cell office:value-type="string">
            <text:p>0B</text:p>
          </table:table-cell>
          <table:table-cell office:value-type="string">
            <text:p>56</text:p>
          </table:table-cell>
          <table:table-cell office:value-type="string">
            <text:p>7D</text:p>
          </table:table-cell>
          <table:table-cell office:value-type="string">
            <text:p>68</text:p>
          </table:table-cell>
          <table:table-cell office:value-type="string">
            <text:p>3E</text:p>
          </table:table-cell>
          <table:table-cell office:value-type="string">
            <text:p>C4</text:p>
          </table:table-cell>
          <table:table-cell office:value-type="string">
            <text:p>B9</text:p>
          </table:table-cell>
          <table:table-cell table:number-columns-repeated="1015"/>
        </table:table-row>
        <table:table-row table:style-name="ro4">
          <table:table-cell office:value-type="string">
            <text:p>2C</text:p>
          </table:table-cell>
          <table:table-cell office:value-type="string">
            <text:p>71</text:p>
          </table:table-cell>
          <table:table-cell office:value-type="string">
            <text:p>42</text:p>
          </table:table-cell>
          <table:table-cell office:value-type="string">
            <text:p>58</text:p>
          </table:table-cell>
          <table:table-cell office:value-type="string">
            <text:p>74</text:p>
          </table:table-cell>
          <table:table-cell office:value-type="string">
            <text:p>57</text:p>
          </table:table-cell>
          <table:table-cell office:value-type="string">
            <text:p>0F</text:p>
          </table:table-cell>
          <table:table-cell office:value-type="string">
            <text:p>E7</text:p>
          </table:table-cell>
          <table:table-cell office:value-type="string">
            <text:p>93</text:p>
          </table:table-cell>
          <table:table-cell table:number-columns-repeated="1015"/>
        </table:table-row>
        <table:table-row table:style-name="ro4">
          <table:table-cell office:value-type="string">
            <text:p>2D</text:p>
          </table:table-cell>
          <table:table-cell office:value-type="string">
            <text:p>D8</text:p>
          </table:table-cell>
          <table:table-cell office:value-type="string">
            <text:p>FA</text:p>
          </table:table-cell>
          <table:table-cell office:value-type="string">
            <text:p>5A</text:p>
          </table:table-cell>
          <table:table-cell office:value-type="string">
            <text:p>77</text:p>
          </table:table-cell>
          <table:table-cell office:value-type="string">
            <text:p>5E</text:p>
          </table:table-cell>
          <table:table-cell office:value-type="string">
            <text:p>04</text:p>
          </table:table-cell>
          <table:table-cell office:value-type="string">
            <text:p>EA</text:p>
          </table:table-cell>
          <table:table-cell office:value-type="string">
            <text:p>9D</text:p>
          </table:table-cell>
          <table:table-cell table:number-columns-repeated="1015"/>
        </table:table-row>
        <table:table-row table:style-name="ro4">
          <table:table-cell office:value-type="string">
            <text:p>2E</text:p>
          </table:table-cell>
          <table:table-cell office:value-type="string">
            <text:p>31</text:p>
          </table:table-cell>
          <table:table-cell office:value-type="string">
            <text:p>C3</text:p>
          </table:table-cell>
          <table:table-cell office:value-type="string">
            <text:p>5C</text:p>
          </table:table-cell>
          <table:table-cell office:value-type="string">
            <text:p>72</text:p>
          </table:table-cell>
          <table:table-cell office:value-type="string">
            <text:p>45</text:p>
          </table:table-cell>
          <table:table-cell office:value-type="string">
            <text:p>19</text:p>
          </table:table-cell>
          <table:table-cell office:value-type="string">
            <text:p>FD</text:p>
          </table:table-cell>
          <table:table-cell office:value-type="string">
            <text:p>8F</text:p>
          </table:table-cell>
          <table:table-cell table:number-columns-repeated="1015"/>
        </table:table-row>
        <table:table-row table:style-name="ro4">
          <table:table-cell office:value-type="string">
            <text:p>2F</text:p>
          </table:table-cell>
          <table:table-cell office:value-type="string">
            <text:p>15</text:p>
          </table:table-cell>
          <table:table-cell office:value-type="string">
            <text:p>4E</text:p>
          </table:table-cell>
          <table:table-cell office:value-type="string">
            <text:p>5E</text:p>
          </table:table-cell>
          <table:table-cell office:value-type="string">
            <text:p>71</text:p>
          </table:table-cell>
          <table:table-cell office:value-type="string">
            <text:p>4C</text:p>
          </table:table-cell>
          <table:table-cell office:value-type="string">
            <text:p>12</text:p>
          </table:table-cell>
          <table:table-cell office:value-type="string">
            <text:p>F0</text:p>
          </table:table-cell>
          <table:table-cell office:value-type="string">
            <text:p>81</text:p>
          </table:table-cell>
          <table:table-cell table:number-columns-repeated="1015"/>
        </table:table-row>
        <table:table-row table:style-name="ro4">
          <table:table-cell office:value-type="string">
            <text:p>30</text:p>
          </table:table-cell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60</text:p>
          </table:table-cell>
          <table:table-cell office:value-type="string">
            <text:p>50</text:p>
          </table:table-cell>
          <table:table-cell office:value-type="string">
            <text:p>AB</text:p>
          </table:table-cell>
          <table:table-cell office:value-type="string">
            <text:p>CB</text:p>
          </table:table-cell>
          <table:table-cell office:value-type="string">
            <text:p>6B</text:p>
          </table:table-cell>
          <table:table-cell office:value-type="string">
            <text:p>3B</text:p>
          </table:table-cell>
          <table:table-cell table:number-columns-repeated="1015"/>
        </table:table-row>
        <table:table-row table:style-name="ro4">
          <table:table-cell office:value-type="string">
            <text:p>31</text:p>
          </table:table-cell>
          <table:table-cell office:value-type="string">
            <text:p>C7</text:p>
          </table:table-cell>
          <table:table-cell office:value-type="string">
            <text:p>2E</text:p>
          </table:table-cell>
          <table:table-cell office:value-type="string">
            <text:p>62</text:p>
          </table:table-cell>
          <table:table-cell office:value-type="string">
            <text:p>53</text:p>
          </table:table-cell>
          <table:table-cell office:value-type="string">
            <text:p>A2</text:p>
          </table:table-cell>
          <table:table-cell office:value-type="string">
            <text:p>C0</text:p>
          </table:table-cell>
          <table:table-cell office:value-type="string">
            <text:p>66</text:p>
          </table:table-cell>
          <table:table-cell office:value-type="string">
            <text:p>35</text:p>
          </table:table-cell>
          <table:table-cell table:number-columns-repeated="1015"/>
        </table:table-row>
        <table:table-row table:style-name="ro4">
          <table:table-cell office:value-type="string">
            <text:p>32</text:p>
          </table:table-cell>
          <table:table-cell office:value-type="string">
            <text:p>23</text:p>
          </table:table-cell>
          <table:table-cell office:value-type="string">
            <text:p>A1</text:p>
          </table:table-cell>
          <table:table-cell office:value-type="string">
            <text:p>64</text:p>
          </table:table-cell>
          <table:table-cell office:value-type="string">
            <text:p>56</text:p>
          </table:table-cell>
          <table:table-cell office:value-type="string">
            <text:p>B9</text:p>
          </table:table-cell>
          <table:table-cell office:value-type="string">
            <text:p>DD</text:p>
          </table:table-cell>
          <table:table-cell office:value-type="string">
            <text:p>71</text:p>
          </table:table-cell>
          <table:table-cell office:value-type="string">
            <text:p>27</text:p>
          </table:table-cell>
          <table:table-cell table:number-columns-repeated="1015"/>
        </table:table-row>
        <table:table-row table:style-name="ro4">
          <table:table-cell office:value-type="string">
            <text:p>33</text:p>
          </table:table-cell>
          <table:table-cell office:value-type="string">
            <text:p>C3</text:p>
          </table:table-cell>
          <table:table-cell table:number-columns-repeated="2" office:value-type="string">
            <text:p>66</text:p>
          </table:table-cell>
          <table:table-cell office:value-type="string">
            <text:p>55</text:p>
          </table:table-cell>
          <table:table-cell office:value-type="string">
            <text:p>B0</text:p>
          </table:table-cell>
          <table:table-cell office:value-type="string">
            <text:p>D6</text:p>
          </table:table-cell>
          <table:table-cell office:value-type="string">
            <text:p>7C</text:p>
          </table:table-cell>
          <table:table-cell office:value-type="string">
            <text:p>29</text:p>
          </table:table-cell>
          <table:table-cell table:number-columns-repeated="1015"/>
        </table:table-row>
        <table:table-row table:style-name="ro4"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68</text:p>
          </table:table-cell>
          <table:table-cell office:value-type="string">
            <text:p>5C</text:p>
          </table:table-cell>
          <table:table-cell office:value-type="string">
            <text:p>8F</text:p>
          </table:table-cell>
          <table:table-cell office:value-type="string">
            <text:p>E7</text:p>
          </table:table-cell>
          <table:table-cell office:value-type="string">
            <text:p>5F</text:p>
          </table:table-cell>
          <table:table-cell office:value-type="string">
            <text:p>03</text:p>
          </table:table-cell>
          <table:table-cell table:number-columns-repeated="1015"/>
        </table:table-row>
        <table:table-row table:style-name="ro4">
          <table:table-cell office:value-type="string">
            <text:p>35</text:p>
          </table:table-cell>
          <table:table-cell office:value-type="string">
            <text:p>96</text:p>
          </table:table-cell>
          <table:table-cell office:value-type="string">
            <text:p>D9</text:p>
          </table:table-cell>
          <table:table-cell office:value-type="string">
            <text:p>6A</text:p>
          </table:table-cell>
          <table:table-cell office:value-type="string">
            <text:p>5F</text:p>
          </table:table-cell>
          <table:table-cell office:value-type="string">
            <text:p>86</text:p>
          </table:table-cell>
          <table:table-cell office:value-type="string">
            <text:p>EC</text:p>
          </table:table-cell>
          <table:table-cell office:value-type="string">
            <text:p>52</text:p>
          </table:table-cell>
          <table:table-cell office:value-type="string">
            <text:p>0D</text:p>
          </table:table-cell>
          <table:table-cell table:number-columns-repeated="1015"/>
        </table:table-row>
        <table:table-row table:style-name="ro4">
          <table:table-cell office:value-type="string">
            <text:p>36</text:p>
          </table:table-cell>
          <table:table-cell office:value-type="string">
            <text:p>05</text:p>
          </table:table-cell>
          <table:table-cell office:value-type="string">
            <text:p>24</text:p>
          </table:table-cell>
          <table:table-cell office:value-type="string">
            <text:p>6C</text:p>
          </table:table-cell>
          <table:table-cell office:value-type="string">
            <text:p>5A</text:p>
          </table:table-cell>
          <table:table-cell office:value-type="string">
            <text:p>9D</text:p>
          </table:table-cell>
          <table:table-cell office:value-type="string">
            <text:p>F1</text:p>
          </table:table-cell>
          <table:table-cell office:value-type="string">
            <text:p>45</text:p>
          </table:table-cell>
          <table:table-cell office:value-type="string">
            <text:p>1F</text:p>
          </table:table-cell>
          <table:table-cell table:number-columns-repeated="1015"/>
        </table:table-row>
        <table:table-row table:style-name="ro4">
          <table:table-cell office:value-type="string">
            <text:p>37</text:p>
          </table:table-cell>
          <table:table-cell office:value-type="string">
            <text:p>9A</text:p>
          </table:table-cell>
          <table:table-cell office:value-type="string">
            <text:p>B2</text:p>
          </table:table-cell>
          <table:table-cell office:value-type="string">
            <text:p>6E</text:p>
          </table:table-cell>
          <table:table-cell office:value-type="string">
            <text:p>59</text:p>
          </table:table-cell>
          <table:table-cell office:value-type="string">
            <text:p>94</text:p>
          </table:table-cell>
          <table:table-cell office:value-type="string">
            <text:p>FA</text:p>
          </table:table-cell>
          <table:table-cell office:value-type="string">
            <text:p>48</text:p>
          </table:table-cell>
          <table:table-cell office:value-type="string">
            <text:p>11</text:p>
          </table:table-cell>
          <table:table-cell table:number-columns-repeated="1015"/>
        </table:table-row>
        <table:table-row table:style-name="ro4">
          <table:table-cell office:value-type="string">
            <text:p>38</text:p>
          </table:table-cell>
          <table:table-cell office:value-type="string">
            <text:p>07</text:p>
          </table:table-cell>
          <table:table-cell office:value-type="string">
            <text:p>76</text:p>
          </table:table-cell>
          <table:table-cell office:value-type="string">
            <text:p>70</text:p>
          </table:table-cell>
          <table:table-cell office:value-type="string">
            <text:p>48</text:p>
          </table:table-cell>
          <table:table-cell office:value-type="string">
            <text:p>E3</text:p>
          </table:table-cell>
          <table:table-cell office:value-type="string">
            <text:p>93</text:p>
          </table:table-cell>
          <table:table-cell office:value-type="string">
            <text:p>03</text:p>
          </table:table-cell>
          <table:table-cell office:value-type="string">
            <text:p>4B</text:p>
          </table:table-cell>
          <table:table-cell table:number-columns-repeated="1015"/>
        </table:table-row>
        <table:table-row table:style-name="ro4">
          <table:table-cell office:value-type="string">
            <text:p>39</text:p>
          </table:table-cell>
          <table:table-cell office:value-type="string">
            <text:p>12</text:p>
          </table:table-cell>
          <table:table-cell office:value-type="string">
            <text:p>5B</text:p>
          </table:table-cell>
          <table:table-cell office:value-type="string">
            <text:p>72</text:p>
          </table:table-cell>
          <table:table-cell office:value-type="string">
            <text:p>4B</text:p>
          </table:table-cell>
          <table:table-cell office:value-type="string">
            <text:p>EA</text:p>
          </table:table-cell>
          <table:table-cell office:value-type="string">
            <text:p>98</text:p>
          </table:table-cell>
          <table:table-cell office:value-type="string">
            <text:p>0E</text:p>
          </table:table-cell>
          <table:table-cell office:value-type="string">
            <text:p>45</text:p>
          </table:table-cell>
          <table:table-cell table:number-columns-repeated="1015"/>
        </table:table-row>
        <table:table-row table:style-name="ro4">
          <table:table-cell office:value-type="string">
            <text:p>3A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office:value-type="string">
            <text:p>74</text:p>
          </table:table-cell>
          <table:table-cell office:value-type="string">
            <text:p>4E</text:p>
          </table:table-cell>
          <table:table-cell office:value-type="string">
            <text:p>F1</text:p>
          </table:table-cell>
          <table:table-cell office:value-type="string">
            <text:p>85</text:p>
          </table:table-cell>
          <table:table-cell office:value-type="string">
            <text:p>19</text:p>
          </table:table-cell>
          <table:table-cell office:value-type="string">
            <text:p>57</text:p>
          </table:table-cell>
          <table:table-cell table:number-columns-repeated="1015"/>
        </table:table-row>
        <table:table-row table:style-name="ro4">
          <table:table-cell office:value-type="string">
            <text:p>3B</text:p>
          </table:table-cell>
          <table:table-cell office:value-type="string">
            <text:p>E2</text:p>
          </table:table-cell>
          <table:table-cell office:value-type="string">
            <text:p>49</text:p>
          </table:table-cell>
          <table:table-cell office:value-type="string">
            <text:p>76</text:p>
          </table:table-cell>
          <table:table-cell office:value-type="string">
            <text:p>4D</text:p>
          </table:table-cell>
          <table:table-cell office:value-type="string">
            <text:p>F8</text:p>
          </table:table-cell>
          <table:table-cell office:value-type="string">
            <text:p>8E</text:p>
          </table:table-cell>
          <table:table-cell office:value-type="string">
            <text:p>14</text:p>
          </table:table-cell>
          <table:table-cell office:value-type="string">
            <text:p>59</text:p>
          </table:table-cell>
          <table:table-cell table:number-columns-repeated="1015"/>
        </table:table-row>
        <table:table-row table:style-name="ro4">
          <table:table-cell office:value-type="string">
            <text:p>3C</text:p>
          </table:table-cell>
          <table:table-cell office:value-type="string">
            <text:p>EB</text:p>
          </table:table-cell>
          <table:table-cell office:value-type="string">
            <text:p>6D</text:p>
          </table:table-cell>
          <table:table-cell office:value-type="string">
            <text:p>78</text:p>
          </table:table-cell>
          <table:table-cell office:value-type="string">
            <text:p>44</text:p>
          </table:table-cell>
          <table:table-cell office:value-type="string">
            <text:p>C7</text:p>
          </table:table-cell>
          <table:table-cell office:value-type="string">
            <text:p>BF</text:p>
          </table:table-cell>
          <table:table-cell office:value-type="string">
            <text:p>37</text:p>
          </table:table-cell>
          <table:table-cell office:value-type="string">
            <text:p>73</text:p>
          </table:table-cell>
          <table:table-cell table:number-columns-repeated="1015"/>
        </table:table-row>
        <table:table-row table:style-name="ro4">
          <table:table-cell office:value-type="string">
            <text:p>3D</text:p>
          </table:table-cell>
          <table:table-cell office:value-type="string">
            <text:p>27</text:p>
          </table:table-cell>
          <table:table-cell office:value-type="string">
            <text:p>8B</text:p>
          </table:table-cell>
          <table:table-cell office:value-type="string">
            <text:p>7A</text:p>
          </table:table-cell>
          <table:table-cell office:value-type="string">
            <text:p>47</text:p>
          </table:table-cell>
          <table:table-cell office:value-type="string">
            <text:p>CE</text:p>
          </table:table-cell>
          <table:table-cell office:value-type="string">
            <text:p>B4</text:p>
          </table:table-cell>
          <table:table-cell office:value-type="string">
            <text:p>3A</text:p>
          </table:table-cell>
          <table:table-cell office:value-type="string">
            <text:p>7D</text:p>
          </table:table-cell>
          <table:table-cell table:number-columns-repeated="1015"/>
        </table:table-row>
        <table:table-row table:style-name="ro4">
          <table:table-cell office:value-type="string">
            <text:p>3E</text:p>
          </table:table-cell>
          <table:table-cell office:value-type="string">
            <text:p>B2</text:p>
          </table:table-cell>
          <table:table-cell office:value-type="string">
            <text:p>D1</text:p>
          </table:table-cell>
          <table:table-cell office:value-type="string">
            <text:p>7C</text:p>
          </table:table-cell>
          <table:table-cell office:value-type="string">
            <text:p>42</text:p>
          </table:table-cell>
          <table:table-cell office:value-type="string">
            <text:p>D5</text:p>
          </table:table-cell>
          <table:table-cell office:value-type="string">
            <text:p>A9</text:p>
          </table:table-cell>
          <table:table-cell office:value-type="string">
            <text:p>2D</text:p>
          </table:table-cell>
          <table:table-cell office:value-type="string">
            <text:p>6F</text:p>
          </table:table-cell>
          <table:table-cell table:number-columns-repeated="1015"/>
        </table:table-row>
        <table:table-row table:style-name="ro4">
          <table:table-cell office:value-type="string">
            <text:p>3F</text:p>
          </table:table-cell>
          <table:table-cell office:value-type="string">
            <text:p>75</text:p>
          </table:table-cell>
          <table:table-cell office:value-type="string">
            <text:p>25</text:p>
          </table:table-cell>
          <table:table-cell office:value-type="string">
            <text:p>7E</text:p>
          </table:table-cell>
          <table:table-cell office:value-type="string">
            <text:p>41</text:p>
          </table:table-cell>
          <table:table-cell office:value-type="string">
            <text:p>DC</text:p>
          </table:table-cell>
          <table:table-cell office:value-type="string">
            <text:p>A2</text:p>
          </table:table-cell>
          <table:table-cell office:value-type="string">
            <text:p>20</text:p>
          </table:table-cell>
          <table:table-cell office:value-type="string">
            <text:p>61</text:p>
          </table:table-cell>
          <table:table-cell table:number-columns-repeated="1015"/>
        </table:table-row>
        <table:table-row table:style-name="ro4">
          <table:table-cell office:value-type="string">
            <text:p>40</text:p>
          </table:table-cell>
          <table:table-cell office:value-type="string">
            <text:p>09</text:p>
          </table:table-cell>
          <table:table-cell office:value-type="string">
            <text:p>72</text:p>
          </table:table-cell>
          <table:table-cell office:value-type="string">
            <text:p>80</text:p>
          </table:table-cell>
          <table:table-cell office:value-type="string">
            <text:p>C0</text:p>
          </table:table-cell>
          <table:table-cell office:value-type="string">
            <text:p>76</text:p>
          </table:table-cell>
          <table:table-cell office:value-type="string">
            <text:p>F6</text:p>
          </table:table-cell>
          <table:table-cell office:value-type="string">
            <text:p>6D</text:p>
          </table:table-cell>
          <table:table-cell office:value-type="string">
            <text:p>AD</text:p>
          </table:table-cell>
          <table:table-cell table:number-columns-repeated="1015"/>
        </table:table-row>
        <table:table-row table:style-name="ro4">
          <table:table-cell office:value-type="string">
            <text:p>41</text:p>
          </table:table-cell>
          <table:table-cell office:value-type="string">
            <text:p>83</text:p>
          </table:table-cell>
          <table:table-cell office:value-type="string">
            <text:p>F8</text:p>
          </table:table-cell>
          <table:table-cell office:value-type="string">
            <text:p>82</text:p>
          </table:table-cell>
          <table:table-cell office:value-type="string">
            <text:p>C3</text:p>
          </table:table-cell>
          <table:table-cell office:value-type="string">
            <text:p>7F</text:p>
          </table:table-cell>
          <table:table-cell office:value-type="string">
            <text:p>FD</text:p>
          </table:table-cell>
          <table:table-cell office:value-type="string">
            <text:p>60</text:p>
          </table:table-cell>
          <table:table-cell office:value-type="string">
            <text:p>A3</text:p>
          </table:table-cell>
          <table:table-cell table:number-columns-repeated="1015"/>
        </table:table-row>
        <table:table-row table:style-name="ro4">
          <table:table-cell office:value-type="string">
            <text:p>42</text:p>
          </table:table-cell>
          <table:table-cell office:value-type="string">
            <text:p>2C</text:p>
          </table:table-cell>
          <table:table-cell office:value-type="string">
            <text:p>F6</text:p>
          </table:table-cell>
          <table:table-cell office:value-type="string">
            <text:p>84</text:p>
          </table:table-cell>
          <table:table-cell office:value-type="string">
            <text:p>C6</text:p>
          </table:table-cell>
          <table:table-cell office:value-type="string">
            <text:p>64</text:p>
          </table:table-cell>
          <table:table-cell office:value-type="string">
            <text:p>E0</text:p>
          </table:table-cell>
          <table:table-cell office:value-type="string">
            <text:p>77</text:p>
          </table:table-cell>
          <table:table-cell office:value-type="string">
            <text:p>B1</text:p>
          </table:table-cell>
          <table:table-cell table:number-columns-repeated="1015"/>
        </table:table-row>
        <table:table-row table:style-name="ro4">
          <table:table-cell office:value-type="string">
            <text:p>43</text:p>
          </table:table-cell>
          <table:table-cell office:value-type="string">
            <text:p>1A</text:p>
          </table:table-cell>
          <table:table-cell office:value-type="string">
            <text:p>64</text:p>
          </table:table-cell>
          <table:table-cell office:value-type="string">
            <text:p>86</text:p>
          </table:table-cell>
          <table:table-cell office:value-type="string">
            <text:p>C5</text:p>
          </table:table-cell>
          <table:table-cell office:value-type="string">
            <text:p>6D</text:p>
          </table:table-cell>
          <table:table-cell office:value-type="string">
            <text:p>EB</text:p>
          </table:table-cell>
          <table:table-cell office:value-type="string">
            <text:p>7A</text:p>
          </table:table-cell>
          <table:table-cell office:value-type="string">
            <text:p>BF</text:p>
          </table:table-cell>
          <table:table-cell table:number-columns-repeated="1015"/>
        </table:table-row>
        <table:table-row table:style-name="ro4">
          <table:table-cell office:value-type="string">
            <text:p>44</text:p>
          </table:table-cell>
          <table:table-cell office:value-type="string">
            <text:p>1B</text:p>
          </table:table-cell>
          <table:table-cell office:value-type="string">
            <text:p>86</text:p>
          </table:table-cell>
          <table:table-cell office:value-type="string">
            <text:p>88</text:p>
          </table:table-cell>
          <table:table-cell office:value-type="string">
            <text:p>CC</text:p>
          </table:table-cell>
          <table:table-cell office:value-type="string">
            <text:p>52</text:p>
          </table:table-cell>
          <table:table-cell office:value-type="string">
            <text:p>DA</text:p>
          </table:table-cell>
          <table:table-cell office:value-type="string">
            <text:p>59</text:p>
          </table:table-cell>
          <table:table-cell office:value-type="string">
            <text:p>95</text:p>
          </table:table-cell>
          <table:table-cell table:number-columns-repeated="1015"/>
        </table:table-row>
        <table:table-row table:style-name="ro4">
          <table:table-cell office:value-type="string">
            <text:p>45</text:p>
          </table:table-cell>
          <table:table-cell office:value-type="string">
            <text:p>6E</text:p>
          </table:table-cell>
          <table:table-cell office:value-type="string">
            <text:p>68</text:p>
          </table:table-cell>
          <table:table-cell office:value-type="string">
            <text:p>8A</text:p>
          </table:table-cell>
          <table:table-cell office:value-type="string">
            <text:p>CF</text:p>
          </table:table-cell>
          <table:table-cell office:value-type="string">
            <text:p>5B</text:p>
          </table:table-cell>
          <table:table-cell office:value-type="string">
            <text:p>D1</text:p>
          </table:table-cell>
          <table:table-cell office:value-type="string">
            <text:p>54</text:p>
          </table:table-cell>
          <table:table-cell office:value-type="string">
            <text:p>9B</text:p>
          </table:table-cell>
          <table:table-cell table:number-columns-repeated="1015"/>
        </table:table-row>
        <table:table-row table:style-name="ro4">
          <table:table-cell office:value-type="string">
            <text:p>46</text:p>
          </table:table-cell>
          <table:table-cell office:value-type="string">
            <text:p>5A</text:p>
          </table:table-cell>
          <table:table-cell office:value-type="string">
            <text:p>98</text:p>
          </table:table-cell>
          <table:table-cell office:value-type="string">
            <text:p>8C</text:p>
          </table:table-cell>
          <table:table-cell office:value-type="string">
            <text:p>CA</text:p>
          </table:table-cell>
          <table:table-cell office:value-type="string">
            <text:p>40</text:p>
          </table:table-cell>
          <table:table-cell office:value-type="string">
            <text:p>CC</text:p>
          </table:table-cell>
          <table:table-cell office:value-type="string">
            <text:p>43</text:p>
          </table:table-cell>
          <table:table-cell office:value-type="string">
            <text:p>89</text:p>
          </table:table-cell>
          <table:table-cell table:number-columns-repeated="1015"/>
        </table:table-row>
        <table:table-row table:style-name="ro4">
          <table:table-cell office:value-type="string">
            <text:p>47</text:p>
          </table:table-cell>
          <table:table-cell office:value-type="string">
            <text:p>A0</text:p>
          </table:table-cell>
          <table:table-cell office:value-type="string">
            <text:p>16</text:p>
          </table:table-cell>
          <table:table-cell office:value-type="string">
            <text:p>8E</text:p>
          </table:table-cell>
          <table:table-cell office:value-type="string">
            <text:p>C9</text:p>
          </table:table-cell>
          <table:table-cell office:value-type="string">
            <text:p>49</text:p>
          </table:table-cell>
          <table:table-cell office:value-type="string">
            <text:p>C7</text:p>
          </table:table-cell>
          <table:table-cell office:value-type="string">
            <text:p>4E</text:p>
          </table:table-cell>
          <table:table-cell office:value-type="string">
            <text:p>87</text:p>
          </table:table-cell>
          <table:table-cell table:number-columns-repeated="1015"/>
        </table:table-row>
        <table:table-row table:style-name="ro4"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D4</text:p>
          </table:table-cell>
          <table:table-cell office:value-type="string">
            <text:p>90</text:p>
          </table:table-cell>
          <table:table-cell office:value-type="string">
            <text:p>D8</text:p>
          </table:table-cell>
          <table:table-cell office:value-type="string">
            <text:p>3E</text:p>
          </table:table-cell>
          <table:table-cell office:value-type="string">
            <text:p>AE</text:p>
          </table:table-cell>
          <table:table-cell office:value-type="string">
            <text:p>05</text:p>
          </table:table-cell>
          <table:table-cell office:value-type="string">
            <text:p>DD</text:p>
          </table:table-cell>
          <table:table-cell table:number-columns-repeated="1015"/>
        </table:table-row>
        <table:table-row table:style-name="ro4">
          <table:table-cell office:value-type="string">
            <text:p>49</text:p>
          </table:table-cell>
          <table:table-cell office:value-type="string">
            <text:p>3B</text:p>
          </table:table-cell>
          <table:table-cell office:value-type="string">
            <text:p>A4</text:p>
          </table:table-cell>
          <table:table-cell office:value-type="string">
            <text:p>92</text:p>
          </table:table-cell>
          <table:table-cell office:value-type="string">
            <text:p>DB</text:p>
          </table:table-cell>
          <table:table-cell office:value-type="string">
            <text:p>37</text:p>
          </table:table-cell>
          <table:table-cell office:value-type="string">
            <text:p>A5</text:p>
          </table:table-cell>
          <table:table-cell office:value-type="string">
            <text:p>08</text:p>
          </table:table-cell>
          <table:table-cell office:value-type="string">
            <text:p>D3</text:p>
          </table:table-cell>
          <table:table-cell table:number-columns-repeated="1015"/>
        </table:table-row>
        <table:table-row table:style-name="ro4">
          <table:table-cell office:value-type="string">
            <text:p>4A</text:p>
          </table:table-cell>
          <table:table-cell office:value-type="string">
            <text:p>D6</text:p>
          </table:table-cell>
          <table:table-cell office:value-type="string">
            <text:p>5C</text:p>
          </table:table-cell>
          <table:table-cell office:value-type="string">
            <text:p>94</text:p>
          </table:table-cell>
          <table:table-cell office:value-type="string">
            <text:p>DE</text:p>
          </table:table-cell>
          <table:table-cell office:value-type="string">
            <text:p>2C</text:p>
          </table:table-cell>
          <table:table-cell office:value-type="string">
            <text:p>B8</text:p>
          </table:table-cell>
          <table:table-cell office:value-type="string">
            <text:p>1F</text:p>
          </table:table-cell>
          <table:table-cell office:value-type="string">
            <text:p>C1</text:p>
          </table:table-cell>
          <table:table-cell table:number-columns-repeated="1015"/>
        </table:table-row>
        <table:table-row table:style-name="ro4">
          <table:table-cell office:value-type="string">
            <text:p>4B</text:p>
          </table:table-cell>
          <table:table-cell office:value-type="string">
            <text:p>B3</text:p>
          </table:table-cell>
          <table:table-cell office:value-type="string">
            <text:p>CC</text:p>
          </table:table-cell>
          <table:table-cell office:value-type="string">
            <text:p>96</text:p>
          </table:table-cell>
          <table:table-cell office:value-type="string">
            <text:p>DD</text:p>
          </table:table-cell>
          <table:table-cell office:value-type="string">
            <text:p>25</text:p>
          </table:table-cell>
          <table:table-cell office:value-type="string">
            <text:p>B3</text:p>
          </table:table-cell>
          <table:table-cell office:value-type="string">
            <text:p>12</text:p>
          </table:table-cell>
          <table:table-cell office:value-type="string">
            <text:p>CF</text:p>
          </table:table-cell>
          <table:table-cell table:number-columns-repeated="1015"/>
        </table:table-row>
        <table:table-row table:style-name="ro4">
          <table:table-cell office:value-type="string">
            <text:p>4C</text:p>
          </table:table-cell>
          <table:table-cell office:value-type="string">
            <text:p>29</text:p>
          </table:table-cell>
          <table:table-cell office:value-type="string">
            <text:p>5D</text:p>
          </table:table-cell>
          <table:table-cell office:value-type="string">
            <text:p>98</text:p>
          </table:table-cell>
          <table:table-cell office:value-type="string">
            <text:p>D4</text:p>
          </table:table-cell>
          <table:table-cell office:value-type="string">
            <text:p>1A</text:p>
          </table:table-cell>
          <table:table-cell office:value-type="string">
            <text:p>82</text:p>
          </table:table-cell>
          <table:table-cell office:value-type="string">
            <text:p>31</text:p>
          </table:table-cell>
          <table:table-cell office:value-type="string">
            <text:p>E5</text:p>
          </table:table-cell>
          <table:table-cell table:number-columns-repeated="1015"/>
        </table:table-row>
        <table:table-row table:style-name="ro4">
          <table:table-cell office:value-type="string">
            <text:p>4D</text:p>
          </table:table-cell>
          <table:table-cell office:value-type="string">
            <text:p>E3</text:p>
          </table:table-cell>
          <table:table-cell office:value-type="string">
            <text:p>65</text:p>
          </table:table-cell>
          <table:table-cell office:value-type="string">
            <text:p>9A</text:p>
          </table:table-cell>
          <table:table-cell office:value-type="string">
            <text:p>D7</text:p>
          </table:table-cell>
          <table:table-cell office:value-type="string">
            <text:p>13</text:p>
          </table:table-cell>
          <table:table-cell office:value-type="string">
            <text:p>89</text:p>
          </table:table-cell>
          <table:table-cell office:value-type="string">
            <text:p>3C</text:p>
          </table:table-cell>
          <table:table-cell office:value-type="string">
            <text:p>EB</text:p>
          </table:table-cell>
          <table:table-cell table:number-columns-repeated="1015"/>
        </table:table-row>
        <table:table-row table:style-name="ro4">
          <table:table-cell office:value-type="string">
            <text:p>4E</text:p>
          </table:table-cell>
          <table:table-cell office:value-type="string">
            <text:p>2F</text:p>
          </table:table-cell>
          <table:table-cell office:value-type="string">
            <text:p>B6</text:p>
          </table:table-cell>
          <table:table-cell office:value-type="string">
            <text:p>9C</text:p>
          </table:table-cell>
          <table:table-cell office:value-type="string">
            <text:p>D2</text:p>
          </table:table-cell>
          <table:table-cell office:value-type="string">
            <text:p>08</text:p>
          </table:table-cell>
          <table:table-cell office:value-type="string">
            <text:p>94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table:number-columns-repeated="1015"/>
        </table:table-row>
        <table:table-row table:style-name="ro4">
          <table:table-cell office:value-type="string">
            <text:p>4F</text:p>
          </table:table-cell>
          <table:table-cell office:value-type="string">
            <text:p>84</text:p>
          </table:table-cell>
          <table:table-cell office:value-type="string">
            <text:p>92</text:p>
          </table:table-cell>
          <table:table-cell office:value-type="string">
            <text:p>9E</text:p>
          </table:table-cell>
          <table:table-cell office:value-type="string">
            <text:p>D1</text:p>
          </table:table-cell>
          <table:table-cell office:value-type="string">
            <text:p>01</text:p>
          </table:table-cell>
          <table:table-cell office:value-type="string">
            <text:p>9F</text:p>
          </table:table-cell>
          <table:table-cell office:value-type="string">
            <text:p>26</text:p>
          </table:table-cell>
          <table:table-cell office:value-type="string">
            <text:p>F7</text:p>
          </table:table-cell>
          <table:table-cell table:number-columns-repeated="1015"/>
        </table:table-row>
        <table:table-row table:style-name="ro4"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6C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office:value-type="string">
            <text:p>E6</text:p>
          </table:table-cell>
          <table:table-cell office:value-type="string">
            <text:p>46</text:p>
          </table:table-cell>
          <table:table-cell office:value-type="string">
            <text:p>BD</text:p>
          </table:table-cell>
          <table:table-cell office:value-type="string">
            <text:p>4D</text:p>
          </table:table-cell>
          <table:table-cell table:number-columns-repeated="1015"/>
        </table:table-row>
        <table:table-row table:style-name="ro4">
          <table:table-cell office:value-type="string">
            <text:p>51</text:p>
          </table:table-cell>
          <table:table-cell office:value-type="string">
            <text:p>D1</text:p>
          </table:table-cell>
          <table:table-cell office:value-type="string">
            <text:p>70</text:p>
          </table:table-cell>
          <table:table-cell office:value-type="string">
            <text:p>A2</text:p>
          </table:table-cell>
          <table:table-cell office:value-type="string">
            <text:p>F3</text:p>
          </table:table-cell>
          <table:table-cell office:value-type="string">
            <text:p>EF</text:p>
          </table:table-cell>
          <table:table-cell office:value-type="string">
            <text:p>4D</text:p>
          </table:table-cell>
          <table:table-cell office:value-type="string">
            <text:p>B0</text:p>
          </table:table-cell>
          <table:table-cell office:value-type="string">
            <text:p>43</text:p>
          </table:table-cell>
          <table:table-cell table:number-columns-repeated="1015"/>
        </table:table-row>
        <table:table-row table:style-name="ro4">
          <table:table-cell office:value-type="string">
            <text:p>52</text:p>
          </table:table-cell>
          <table:table-cell office:value-type="string">
            <text:p>00</text:p>
          </table:table-cell>
          <table:table-cell office:value-type="string">
            <text:p>48</text:p>
          </table:table-cell>
          <table:table-cell office:value-type="string">
            <text:p>A4</text:p>
          </table:table-cell>
          <table:table-cell office:value-type="string">
            <text:p>F6</text:p>
          </table:table-cell>
          <table:table-cell office:value-type="string">
            <text:p>F4</text:p>
          </table:table-cell>
          <table:table-cell office:value-type="string">
            <text:p>50</text:p>
          </table:table-cell>
          <table:table-cell office:value-type="string">
            <text:p>A7</text:p>
          </table:table-cell>
          <table:table-cell office:value-type="string">
            <text:p>51</text:p>
          </table:table-cell>
          <table:table-cell table:number-columns-repeated="1015"/>
        </table:table-row>
        <table:table-row table:style-name="ro4">
          <table:table-cell office:value-type="string">
            <text:p>53</text:p>
          </table:table-cell>
          <table:table-cell office:value-type="string">
            <text:p>ED</text:p>
          </table:table-cell>
          <table:table-cell office:value-type="string">
            <text:p>50</text:p>
          </table:table-cell>
          <table:table-cell office:value-type="string">
            <text:p>A6</text:p>
          </table:table-cell>
          <table:table-cell office:value-type="string">
            <text:p>F5</text:p>
          </table:table-cell>
          <table:table-cell office:value-type="string">
            <text:p>FD</text:p>
          </table:table-cell>
          <table:table-cell office:value-type="string">
            <text:p>5B</text:p>
          </table:table-cell>
          <table:table-cell office:value-type="string">
            <text:p>AA</text:p>
          </table:table-cell>
          <table:table-cell office:value-type="string">
            <text:p>5F</text:p>
          </table:table-cell>
          <table:table-cell table:number-columns-repeated="1015"/>
        </table:table-row>
        <table:table-row table:style-name="ro4">
          <table:table-cell office:value-type="string">
            <text:p>54</text:p>
          </table:table-cell>
          <table:table-cell office:value-type="string">
            <text:p>20</text:p>
          </table:table-cell>
          <table:table-cell office:value-type="string">
            <text:p>FD</text:p>
          </table:table-cell>
          <table:table-cell office:value-type="string">
            <text:p>A8</text:p>
          </table:table-cell>
          <table:table-cell office:value-type="string">
            <text:p>FC</text:p>
          </table:table-cell>
          <table:table-cell office:value-type="string">
            <text:p>C2</text:p>
          </table:table-cell>
          <table:table-cell office:value-type="string">
            <text:p>6A</text:p>
          </table:table-cell>
          <table:table-cell office:value-type="string">
            <text:p>89</text:p>
          </table:table-cell>
          <table:table-cell office:value-type="string">
            <text:p>75</text:p>
          </table:table-cell>
          <table:table-cell table:number-columns-repeated="1015"/>
        </table:table-row>
        <table:table-row table:style-name="ro4">
          <table:table-cell office:value-type="string">
            <text:p>55</text:p>
          </table:table-cell>
          <table:table-cell office:value-type="string">
            <text:p>FC</text:p>
          </table:table-cell>
          <table:table-cell office:value-type="string">
            <text:p>ED</text:p>
          </table:table-cell>
          <table:table-cell office:value-type="string">
            <text:p>AA</text:p>
          </table:table-cell>
          <table:table-cell office:value-type="string">
            <text:p>FF</text:p>
          </table:table-cell>
          <table:table-cell office:value-type="string">
            <text:p>CB</text:p>
          </table:table-cell>
          <table:table-cell office:value-type="string">
            <text:p>61</text:p>
          </table:table-cell>
          <table:table-cell office:value-type="string">
            <text:p>84</text:p>
          </table:table-cell>
          <table:table-cell office:value-type="string">
            <text:p>7B</text:p>
          </table:table-cell>
          <table:table-cell table:number-columns-repeated="1015"/>
        </table:table-row>
        <table:table-row table:style-name="ro4">
          <table:table-cell office:value-type="string">
            <text:p>56</text:p>
          </table:table-cell>
          <table:table-cell office:value-type="string">
            <text:p>B1</text:p>
          </table:table-cell>
          <table:table-cell office:value-type="string">
            <text:p>B9</text:p>
          </table:table-cell>
          <table:table-cell office:value-type="string">
            <text:p>AC</text:p>
          </table:table-cell>
          <table:table-cell office:value-type="string">
            <text:p>FA</text:p>
          </table:table-cell>
          <table:table-cell office:value-type="string">
            <text:p>D0</text:p>
          </table:table-cell>
          <table:table-cell office:value-type="string">
            <text:p>7C</text:p>
          </table:table-cell>
          <table:table-cell office:value-type="string">
            <text:p>93</text:p>
          </table:table-cell>
          <table:table-cell office:value-type="string">
            <text:p>69</text:p>
          </table:table-cell>
          <table:table-cell table:number-columns-repeated="1015"/>
        </table:table-row>
        <table:table-row table:style-name="ro4">
          <table:table-cell office:value-type="string">
            <text:p>57</text:p>
          </table:table-cell>
          <table:table-cell office:value-type="string">
            <text:p>5B</text:p>
          </table:table-cell>
          <table:table-cell office:value-type="string">
            <text:p>DA</text:p>
          </table:table-cell>
          <table:table-cell office:value-type="string">
            <text:p>AE</text:p>
          </table:table-cell>
          <table:table-cell office:value-type="string">
            <text:p>F9</text:p>
          </table:table-cell>
          <table:table-cell office:value-type="string">
            <text:p>D9</text:p>
          </table:table-cell>
          <table:table-cell office:value-type="string">
            <text:p>77</text:p>
          </table:table-cell>
          <table:table-cell office:value-type="string">
            <text:p>9E</text:p>
          </table:table-cell>
          <table:table-cell office:value-type="string">
            <text:p>67</text:p>
          </table:table-cell>
          <table:table-cell table:number-columns-repeated="1015"/>
        </table:table-row>
        <table:table-row table:style-name="ro4">
          <table:table-cell office:value-type="string">
            <text:p>58</text:p>
          </table:table-cell>
          <table:table-cell office:value-type="string">
            <text:p>6A</text:p>
          </table:table-cell>
          <table:table-cell office:value-type="string">
            <text:p>5E</text:p>
          </table:table-cell>
          <table:table-cell office:value-type="string">
            <text:p>B0</text:p>
          </table:table-cell>
          <table:table-cell office:value-type="string">
            <text:p>E8</text:p>
          </table:table-cell>
          <table:table-cell office:value-type="string">
            <text:p>AE</text:p>
          </table:table-cell>
          <table:table-cell office:value-type="string">
            <text:p>1E</text:p>
          </table:table-cell>
          <table:table-cell office:value-type="string">
            <text:p>D5</text:p>
          </table:table-cell>
          <table:table-cell office:value-type="string">
            <text:p>3D</text:p>
          </table:table-cell>
          <table:table-cell table:number-columns-repeated="1015"/>
        </table:table-row>
        <table:table-row table:style-name="ro4">
          <table:table-cell office:value-type="string">
            <text:p>59</text:p>
          </table:table-cell>
          <table:table-cell office:value-type="string">
            <text:p>CB</text:p>
          </table:table-cell>
          <table:table-cell office:value-type="string">
            <text:p>15</text:p>
          </table:table-cell>
          <table:table-cell office:value-type="string">
            <text:p>B2</text:p>
          </table:table-cell>
          <table:table-cell office:value-type="string">
            <text:p>EB</text:p>
          </table:table-cell>
          <table:table-cell office:value-type="string">
            <text:p>A7</text:p>
          </table:table-cell>
          <table:table-cell office:value-type="string">
            <text:p>15</text:p>
          </table:table-cell>
          <table:table-cell office:value-type="string">
            <text:p>D8</text:p>
          </table:table-cell>
          <table:table-cell office:value-type="string">
            <text:p>33</text:p>
          </table:table-cell>
          <table:table-cell table:number-columns-repeated="1015"/>
        </table:table-row>
        <table:table-row table:style-name="ro4">
          <table:table-cell office:value-type="string">
            <text:p>5A</text:p>
          </table:table-cell>
          <table:table-cell office:value-type="string">
            <text:p>BE</text:p>
          </table:table-cell>
          <table:table-cell office:value-type="string">
            <text:p>46</text:p>
          </table:table-cell>
          <table:table-cell office:value-type="string">
            <text:p>B4</text:p>
          </table:table-cell>
          <table:table-cell office:value-type="string">
            <text:p>EE</text:p>
          </table:table-cell>
          <table:table-cell office:value-type="string">
            <text:p>BC</text:p>
          </table:table-cell>
          <table:table-cell office:value-type="string">
            <text:p>08</text:p>
          </table:table-cell>
          <table:table-cell office:value-type="string">
            <text:p>CF</text:p>
          </table:table-cell>
          <table:table-cell office:value-type="string">
            <text:p>21</text:p>
          </table:table-cell>
          <table:table-cell table:number-columns-repeated="1015"/>
        </table:table-row>
        <table:table-row table:style-name="ro4">
          <table:table-cell office:value-type="string">
            <text:p>5B</text:p>
          </table:table-cell>
          <table:table-cell office:value-type="string">
            <text:p>39</text:p>
          </table:table-cell>
          <table:table-cell office:value-type="string">
            <text:p>57</text:p>
          </table:table-cell>
          <table:table-cell office:value-type="string">
            <text:p>B6</text:p>
          </table:table-cell>
          <table:table-cell office:value-type="string">
            <text:p>ED</text:p>
          </table:table-cell>
          <table:table-cell office:value-type="string">
            <text:p>B5</text:p>
          </table:table-cell>
          <table:table-cell office:value-type="string">
            <text:p>03</text:p>
          </table:table-cell>
          <table:table-cell office:value-type="string">
            <text:p>C2</text:p>
          </table:table-cell>
          <table:table-cell office:value-type="string">
            <text:p>2F</text:p>
          </table:table-cell>
          <table:table-cell table:number-columns-repeated="1015"/>
        </table:table-row>
        <table:table-row table:style-name="ro4">
          <table:table-cell office:value-type="string">
            <text:p>5C</text:p>
          </table:table-cell>
          <table:table-cell office:value-type="string">
            <text:p>4A</text:p>
          </table:table-cell>
          <table:table-cell office:value-type="string">
            <text:p>A7</text:p>
          </table:table-cell>
          <table:table-cell office:value-type="string">
            <text:p>B8</text:p>
          </table:table-cell>
          <table:table-cell office:value-type="string">
            <text:p>E4</text:p>
          </table:table-cell>
          <table:table-cell office:value-type="string">
            <text:p>8A</text:p>
          </table:table-cell>
          <table:table-cell office:value-type="string">
            <text:p>32</text:p>
          </table:table-cell>
          <table:table-cell office:value-type="string">
            <text:p>E1</text:p>
          </table:table-cell>
          <table:table-cell office:value-type="string">
            <text:p>05</text:p>
          </table:table-cell>
          <table:table-cell table:number-columns-repeated="1015"/>
        </table:table-row>
        <table:table-row table:style-name="ro4">
          <table:table-cell office:value-type="string">
            <text:p>5D</text:p>
          </table:table-cell>
          <table:table-cell office:value-type="string">
            <text:p>4C</text:p>
          </table:table-cell>
          <table:table-cell office:value-type="string">
            <text:p>8D</text:p>
          </table:table-cell>
          <table:table-cell office:value-type="string">
            <text:p>BA</text:p>
          </table:table-cell>
          <table:table-cell office:value-type="string">
            <text:p>E7</text:p>
          </table:table-cell>
          <table:table-cell office:value-type="string">
            <text:p>83</text:p>
          </table:table-cell>
          <table:table-cell office:value-type="string">
            <text:p>39</text:p>
          </table:table-cell>
          <table:table-cell office:value-type="string">
            <text:p>EC</text:p>
          </table:table-cell>
          <table:table-cell office:value-type="string">
            <text:p>0B</text:p>
          </table:table-cell>
          <table:table-cell table:number-columns-repeated="1015"/>
        </table:table-row>
        <table:table-row table:style-name="ro4">
          <table:table-cell office:value-type="string">
            <text:p>5E</text:p>
          </table:table-cell>
          <table:table-cell office:value-type="string">
            <text:p>58</text:p>
          </table:table-cell>
          <table:table-cell office:value-type="string">
            <text:p>9D</text:p>
          </table:table-cell>
          <table:table-cell office:value-type="string">
            <text:p>BC</text:p>
          </table:table-cell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24</text:p>
          </table:table-cell>
          <table:table-cell office:value-type="string">
            <text:p>FB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4">
          <table:table-cell office:value-type="string">
            <text:p>5F</text:p>
          </table:table-cell>
          <table:table-cell office:value-type="string">
            <text:p>CF</text:p>
          </table:table-cell>
          <table:table-cell office:value-type="string">
            <text:p>84</text:p>
          </table:table-cell>
          <table:table-cell office:value-type="string">
            <text:p>BE</text:p>
          </table:table-cell>
          <table:table-cell office:value-type="string">
            <text:p>E1</text:p>
          </table:table-cell>
          <table:table-cell office:value-type="string">
            <text:p>91</text:p>
          </table:table-cell>
          <table:table-cell office:value-type="string">
            <text:p>2F</text:p>
          </table:table-cell>
          <table:table-cell office:value-type="string">
            <text:p>F6</text:p>
          </table:table-cell>
          <table:table-cell office:value-type="string">
            <text:p>17</text:p>
          </table:table-cell>
          <table:table-cell table:number-columns-repeated="1015"/>
        </table:table-row>
        <table:table-row table:style-name="ro4">
          <table:table-cell office:value-type="string">
            <text:p>60</text:p>
          </table:table-cell>
          <table:table-cell office:value-type="string">
            <text:p>D0</text:p>
          </table:table-cell>
          <table:table-cell office:value-type="string">
            <text:p>9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office:value-type="string">
            <text:p>4D</text:p>
          </table:table-cell>
          <table:table-cell office:value-type="string">
            <text:p>8D</text:p>
          </table:table-cell>
          <table:table-cell office:value-type="string">
            <text:p>D6</text:p>
          </table:table-cell>
          <table:table-cell office:value-type="string">
            <text:p>76</text:p>
          </table:table-cell>
          <table:table-cell table:number-columns-repeated="1015"/>
        </table:table-row>
        <table:table-row table:style-name="ro4">
          <table:table-cell office:value-type="string">
            <text:p>61</text:p>
          </table:table-cell>
          <table:table-cell office:value-type="string">
            <text:p>EF</text:p>
          </table:table-cell>
          <table:table-cell office:value-type="string">
            <text:p>D8</text:p>
          </table:table-cell>
          <table:table-cell office:value-type="string">
            <text:p>C2</text:p>
          </table:table-cell>
          <table:table-cell office:value-type="string">
            <text:p>A3</text:p>
          </table:table-cell>
          <table:table-cell office:value-type="string">
            <text:p>44</text:p>
          </table:table-cell>
          <table:table-cell office:value-type="string">
            <text:p>86</text:p>
          </table:table-cell>
          <table:table-cell office:value-type="string">
            <text:p>DB</text:p>
          </table:table-cell>
          <table:table-cell office:value-type="string">
            <text:p>78</text:p>
          </table:table-cell>
          <table:table-cell table:number-columns-repeated="1015"/>
        </table:table-row>
        <table:table-row table:style-name="ro4">
          <table:table-cell office:value-type="string">
            <text:p>62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C4</text:p>
          </table:table-cell>
          <table:table-cell office:value-type="string">
            <text:p>A6</text:p>
          </table:table-cell>
          <table:table-cell office:value-type="string">
            <text:p>5F</text:p>
          </table:table-cell>
          <table:table-cell office:value-type="string">
            <text:p>9B</text:p>
          </table:table-cell>
          <table:table-cell office:value-type="string">
            <text:p>CC</text:p>
          </table:table-cell>
          <table:table-cell office:value-type="string">
            <text:p>6A</text:p>
          </table:table-cell>
          <table:table-cell table:number-columns-repeated="1015"/>
        </table:table-row>
        <table:table-row table:style-name="ro4">
          <table:table-cell office:value-type="string">
            <text:p>63</text:p>
          </table:table-cell>
          <table:table-cell office:value-type="string">
            <text:p>FB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office:value-type="string">
            <text:p>A5</text:p>
          </table:table-cell>
          <table:table-cell office:value-type="string">
            <text:p>56</text:p>
          </table:table-cell>
          <table:table-cell office:value-type="string">
            <text:p>90</text:p>
          </table:table-cell>
          <table:table-cell office:value-type="string">
            <text:p>C1</text:p>
          </table:table-cell>
          <table:table-cell office:value-type="string">
            <text:p>64</text:p>
          </table:table-cell>
          <table:table-cell table:number-columns-repeated="1015"/>
        </table:table-row>
        <table:table-row table:style-name="ro4">
          <table:table-cell office:value-type="string">
            <text:p>64</text:p>
          </table:table-cell>
          <table:table-cell office:value-type="string">
            <text:p>43</text:p>
          </table:table-cell>
          <table:table-cell office:value-type="string">
            <text:p>8C</text:p>
          </table:table-cell>
          <table:table-cell office:value-type="string">
            <text:p>C8</text:p>
          </table:table-cell>
          <table:table-cell office:value-type="string">
            <text:p>AC</text:p>
          </table:table-cell>
          <table:table-cell office:value-type="string">
            <text:p>69</text:p>
          </table:table-cell>
          <table:table-cell office:value-type="string">
            <text:p>A1</text:p>
          </table:table-cell>
          <table:table-cell office:value-type="string">
            <text:p>E2</text:p>
          </table:table-cell>
          <table:table-cell office:value-type="string">
            <text:p>4E</text:p>
          </table:table-cell>
          <table:table-cell table:number-columns-repeated="1015"/>
        </table:table-row>
        <table:table-row table:style-name="ro4">
          <table:table-cell office:value-type="string">
            <text:p>65</text:p>
          </table:table-cell>
          <table:table-cell office:value-type="string">
            <text:p>4D</text:p>
          </table:table-cell>
          <table:table-cell office:value-type="string">
            <text:p>BC</text:p>
          </table:table-cell>
          <table:table-cell office:value-type="string">
            <text:p>CA</text:p>
          </table:table-cell>
          <table:table-cell office:value-type="string">
            <text:p>AF</text:p>
          </table:table-cell>
          <table:table-cell office:value-type="string">
            <text:p>60</text:p>
          </table:table-cell>
          <table:table-cell office:value-type="string">
            <text:p>AA</text:p>
          </table:table-cell>
          <table:table-cell office:value-type="string">
            <text:p>EF</text:p>
          </table:table-cell>
          <table:table-cell office:value-type="string">
            <text:p>40</text:p>
          </table:table-cell>
          <table:table-cell table:number-columns-repeated="1015"/>
        </table:table-row>
        <table:table-row table:style-name="ro4"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D3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office:value-type="string">
            <text:p>7B</text:p>
          </table:table-cell>
          <table:table-cell office:value-type="string">
            <text:p>B7</text:p>
          </table:table-cell>
          <table:table-cell office:value-type="string">
            <text:p>F8</text:p>
          </table:table-cell>
          <table:table-cell office:value-type="string">
            <text:p>52</text:p>
          </table:table-cell>
          <table:table-cell table:number-columns-repeated="1015"/>
        </table:table-row>
        <table:table-row table:style-name="ro4"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0A</text:p>
          </table:table-cell>
          <table:table-cell office:value-type="string">
            <text:p>CE</text:p>
          </table:table-cell>
          <table:table-cell office:value-type="string">
            <text:p>A9</text:p>
          </table:table-cell>
          <table:table-cell office:value-type="string">
            <text:p>72</text:p>
          </table:table-cell>
          <table:table-cell office:value-type="string">
            <text:p>BC</text:p>
          </table:table-cell>
          <table:table-cell office:value-type="string">
            <text:p>F5</text:p>
          </table:table-cell>
          <table:table-cell office:value-type="string">
            <text:p>5C</text:p>
          </table:table-cell>
          <table:table-cell table:number-columns-repeated="1015"/>
        </table:table-row>
        <table:table-row table:style-name="ro4"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F7</text:p>
          </table:table-cell>
          <table:table-cell office:value-type="string">
            <text:p>D0</text:p>
          </table:table-cell>
          <table:table-cell office:value-type="string">
            <text:p>B8</text:p>
          </table:table-cell>
          <table:table-cell office:value-type="string">
            <text:p>05</text:p>
          </table:table-cell>
          <table:table-cell office:value-type="string">
            <text:p>D5</text:p>
          </table:table-cell>
          <table:table-cell office:value-type="string">
            <text:p>BE</text:p>
          </table:table-cell>
          <table:table-cell office:value-type="string">
            <text:p>06</text:p>
          </table:table-cell>
          <table:table-cell table:number-columns-repeated="1015"/>
        </table:table-row>
        <table:table-row table:style-name="ro4">
          <table:table-cell office:value-type="string">
            <text:p>69</text:p>
          </table:table-cell>
          <table:table-cell office:value-type="string">
            <text:p>F9</text:p>
          </table:table-cell>
          <table:table-cell office:value-type="string">
            <text:p>E4</text:p>
          </table:table-cell>
          <table:table-cell office:value-type="string">
            <text:p>D2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DE</text:p>
          </table:table-cell>
          <table:table-cell office:value-type="string">
            <text:p>B3</text:p>
          </table:table-cell>
          <table:table-cell office:value-type="string">
            <text:p>08</text:p>
          </table:table-cell>
          <table:table-cell table:number-columns-repeated="1015"/>
        </table:table-row>
        <table:table-row table:style-name="ro4">
          <table:table-cell office:value-type="string">
            <text:p>6A</text:p>
          </table:table-cell>
          <table:table-cell office:value-type="string">
            <text:p>02</text:p>
          </table:table-cell>
          <table:table-cell office:value-type="string">
            <text:p>58</text:p>
          </table:table-cell>
          <table:table-cell office:value-type="string">
            <text:p>D4</text:p>
          </table:table-cell>
          <table:table-cell office:value-type="string">
            <text:p>BE</text:p>
          </table:table-cell>
          <table:table-cell office:value-type="string">
            <text:p>17</text:p>
          </table:table-cell>
          <table:table-cell office:value-type="string">
            <text:p>C3</text:p>
          </table:table-cell>
          <table:table-cell office:value-type="string">
            <text:p>A4</text:p>
          </table:table-cell>
          <table:table-cell office:value-type="string">
            <text:p>1A</text:p>
          </table:table-cell>
          <table:table-cell table:number-columns-repeated="1015"/>
        </table:table-row>
        <table:table-row table:style-name="ro4">
          <table:table-cell office:value-type="string">
            <text:p>6B</text:p>
          </table:table-cell>
          <table:table-cell office:value-type="string">
            <text:p>7F</text:p>
          </table:table-cell>
          <table:table-cell office:value-type="string">
            <text:p>05</text:p>
          </table:table-cell>
          <table:table-cell office:value-type="string">
            <text:p>D6</text:p>
          </table:table-cell>
          <table:table-cell office:value-type="string">
            <text:p>BD</text:p>
          </table:table-cell>
          <table:table-cell office:value-type="string">
            <text:p>1E</text:p>
          </table:table-cell>
          <table:table-cell office:value-type="string">
            <text:p>C8</text:p>
          </table:table-cell>
          <table:table-cell office:value-type="string">
            <text:p>A9</text:p>
          </table:table-cell>
          <table:table-cell office:value-type="string">
            <text:p>14</text:p>
          </table:table-cell>
          <table:table-cell table:number-columns-repeated="1015"/>
        </table:table-row>
        <table:table-row table:style-name="ro4">
          <table:table-cell office:value-type="string">
            <text:p>6C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D8</text:p>
          </table:table-cell>
          <table:table-cell office:value-type="string">
            <text:p>B4</text:p>
          </table:table-cell>
          <table:table-cell office:value-type="string">
            <text:p>21</text:p>
          </table:table-cell>
          <table:table-cell office:value-type="string">
            <text:p>F9</text:p>
          </table:table-cell>
          <table:table-cell office:value-type="string">
            <text:p>8A</text:p>
          </table:table-cell>
          <table:table-cell office:value-type="string">
            <text:p>3E</text:p>
          </table:table-cell>
          <table:table-cell table:number-columns-repeated="1015"/>
        </table:table-row>
        <table:table-row table:style-name="ro4">
          <table:table-cell office:value-type="string">
            <text:p>6D</text:p>
          </table:table-cell>
          <table:table-cell office:value-type="string">
            <text:p>3C</text:p>
          </table:table-cell>
          <table:table-cell office:value-type="string">
            <text:p>B3</text:p>
          </table:table-cell>
          <table:table-cell office:value-type="string">
            <text:p>DA</text:p>
          </table:table-cell>
          <table:table-cell office:value-type="string">
            <text:p>B7</text:p>
          </table:table-cell>
          <table:table-cell office:value-type="string">
            <text:p>28</text:p>
          </table:table-cell>
          <table:table-cell office:value-type="string">
            <text:p>F2</text:p>
          </table:table-cell>
          <table:table-cell office:value-type="string">
            <text:p>87</text:p>
          </table:table-cell>
          <table:table-cell office:value-type="string">
            <text:p>30</text:p>
          </table:table-cell>
          <table:table-cell table:number-columns-repeated="1015"/>
        </table:table-row>
        <table:table-row table:style-name="ro4">
          <table:table-cell office:value-type="string">
            <text:p>6E</text:p>
          </table:table-cell>
          <table:table-cell office:value-type="string">
            <text:p>9F</text:p>
          </table:table-cell>
          <table:table-cell office:value-type="string">
            <text:p>45</text:p>
          </table:table-cell>
          <table:table-cell office:value-type="string">
            <text:p>DC</text:p>
          </table:table-cell>
          <table:table-cell office:value-type="string">
            <text:p>B2</text:p>
          </table:table-cell>
          <table:table-cell office:value-type="string">
            <text:p>33</text:p>
          </table:table-cell>
          <table:table-cell office:value-type="string">
            <text:p>EF</text:p>
          </table:table-cell>
          <table:table-cell office:value-type="string">
            <text:p>90</text:p>
          </table:table-cell>
          <table:table-cell office:value-type="string">
            <text:p>22</text:p>
          </table:table-cell>
          <table:table-cell table:number-columns-repeated="1015"/>
        </table:table-row>
        <table:table-row table:style-name="ro4">
          <table:table-cell office:value-type="string">
            <text:p>6F</text:p>
          </table:table-cell>
          <table:table-cell office:value-type="string">
            <text:p>A8</text:p>
          </table:table-cell>
          <table:table-cell office:value-type="string">
            <text:p>06</text:p>
          </table:table-cell>
          <table:table-cell office:value-type="string">
            <text:p>DE</text:p>
          </table:table-cell>
          <table:table-cell office:value-type="string">
            <text:p>B1</text:p>
          </table:table-cell>
          <table:table-cell office:value-type="string">
            <text:p>3A</text:p>
          </table:table-cell>
          <table:table-cell office:value-type="string">
            <text:p>E4</text:p>
          </table:table-cell>
          <table:table-cell office:value-type="string">
            <text:p>9D</text:p>
          </table:table-cell>
          <table:table-cell office:value-type="string">
            <text:p>2C</text:p>
          </table:table-cell>
          <table:table-cell table:number-columns-repeated="1015"/>
        </table:table-row>
        <table:table-row table:style-name="ro4"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office:value-type="string">
            <text:p>90</text:p>
          </table:table-cell>
          <table:table-cell office:value-type="string">
            <text:p>DD</text:p>
          </table:table-cell>
          <table:table-cell office:value-type="string">
            <text:p>3D</text:p>
          </table:table-cell>
          <table:table-cell office:value-type="string">
            <text:p>06</text:p>
          </table:table-cell>
          <table:table-cell office:value-type="string">
            <text:p>96</text:p>
          </table:table-cell>
          <table:table-cell table:number-columns-repeated="1015"/>
        </table:table-row>
        <table:table-row table:style-name="ro4">
          <table:table-cell office:value-type="string">
            <text:p>71</text:p>
          </table:table-cell>
          <table:table-cell office:value-type="string">
            <text:p>A3</text:p>
          </table:table-cell>
          <table:table-cell office:value-type="string">
            <text:p>2C</text:p>
          </table:table-cell>
          <table:table-cell office:value-type="string">
            <text:p>E2</text:p>
          </table:table-cell>
          <table:table-cell office:value-type="string">
            <text:p>93</text:p>
          </table:table-cell>
          <table:table-cell office:value-type="string">
            <text:p>D4</text:p>
          </table:table-cell>
          <table:table-cell office:value-type="string">
            <text:p>36</text:p>
          </table:table-cell>
          <table:table-cell office:value-type="string">
            <text:p>0B</text:p>
          </table:table-cell>
          <table:table-cell office:value-type="string">
            <text:p>98</text:p>
          </table:table-cell>
          <table:table-cell table:number-columns-repeated="1015"/>
        </table:table-row>
        <table:table-row table:style-name="ro4">
          <table:table-cell office:value-type="string">
            <text:p>72</text:p>
          </table:table-cell>
          <table:table-cell office:value-type="string">
            <text:p>40</text:p>
          </table:table-cell>
          <table:table-cell office:value-type="string">
            <text:p>1E</text:p>
          </table:table-cell>
          <table:table-cell office:value-type="string">
            <text:p>E4</text:p>
          </table:table-cell>
          <table:table-cell office:value-type="string">
            <text:p>96</text:p>
          </table:table-cell>
          <table:table-cell office:value-type="string">
            <text:p>CF</text:p>
          </table:table-cell>
          <table:table-cell office:value-type="string">
            <text:p>2B</text:p>
          </table:table-cell>
          <table:table-cell office:value-type="string">
            <text:p>1C</text:p>
          </table:table-cell>
          <table:table-cell office:value-type="string">
            <text:p>8A</text:p>
          </table:table-cell>
          <table:table-cell table:number-columns-repeated="1015"/>
        </table:table-row>
        <table:table-row table:style-name="ro4">
          <table:table-cell office:value-type="string">
            <text:p>73</text:p>
          </table:table-cell>
          <table:table-cell table:number-columns-repeated="2" office:value-type="string">
            <text:p>8F</text:p>
          </table:table-cell>
          <table:table-cell office:value-type="string">
            <text:p>E6</text:p>
          </table:table-cell>
          <table:table-cell office:value-type="string">
            <text:p>95</text:p>
          </table:table-cell>
          <table:table-cell office:value-type="string">
            <text:p>C6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84</text:p>
          </table:table-cell>
          <table:table-cell table:number-columns-repeated="1015"/>
        </table:table-row>
        <table:table-row table:style-name="ro4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string">
            <text:p>CA</text:p>
          </table:table-cell>
          <table:table-cell office:value-type="string">
            <text:p>E8</text:p>
          </table:table-cell>
          <table:table-cell office:value-type="string">
            <text:p>9C</text:p>
          </table:table-cell>
          <table:table-cell office:value-type="string">
            <text:p>F9</text:p>
          </table:table-cell>
          <table:table-cell office:value-type="string">
            <text:p>11</text:p>
          </table:table-cell>
          <table:table-cell office:value-type="string">
            <text:p>32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4">
          <table:table-cell office:value-type="string">
            <text:p>75</text:p>
          </table:table-cell>
          <table:table-cell office:value-type="string">
            <text:p>9D</text:p>
          </table:table-cell>
          <table:table-cell office:value-type="string">
            <text:p>3F</text:p>
          </table:table-cell>
          <table:table-cell office:value-type="string">
            <text:p>EA</text:p>
          </table:table-cell>
          <table:table-cell office:value-type="string">
            <text:p>9F</text:p>
          </table:table-cell>
          <table:table-cell office:value-type="string">
            <text:p>F0</text:p>
          </table:table-cell>
          <table:table-cell office:value-type="string">
            <text:p>1A</text:p>
          </table:table-cell>
          <table:table-cell office:value-type="string">
            <text:p>3F</text:p>
          </table:table-cell>
          <table:table-cell office:value-type="string">
            <text:p>A0</text:p>
          </table:table-cell>
          <table:table-cell table:number-columns-repeated="1015"/>
        </table:table-row>
        <table:table-row table:style-name="ro4">
          <table:table-cell office:value-type="string">
            <text:p>7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office:value-type="string">
            <text:p>EC</text:p>
          </table:table-cell>
          <table:table-cell office:value-type="string">
            <text:p>9A</text:p>
          </table:table-cell>
          <table:table-cell office:value-type="string">
            <text:p>EB</text:p>
          </table:table-cell>
          <table:table-cell office:value-type="string">
            <text:p>07</text:p>
          </table:table-cell>
          <table:table-cell office:value-type="string">
            <text:p>28</text:p>
          </table:table-cell>
          <table:table-cell office:value-type="string">
            <text:p>B2</text:p>
          </table:table-cell>
          <table:table-cell table:number-columns-repeated="1015"/>
        </table:table-row>
        <table:table-row table:style-name="ro4">
          <table:table-cell office:value-type="string">
            <text:p>77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EE</text:p>
          </table:table-cell>
          <table:table-cell office:value-type="string">
            <text:p>99</text:p>
          </table:table-cell>
          <table:table-cell office:value-type="string">
            <text:p>E2</text:p>
          </table:table-cell>
          <table:table-cell office:value-type="string">
            <text:p>0C</text:p>
          </table:table-cell>
          <table:table-cell office:value-type="string">
            <text:p>25</text:p>
          </table:table-cell>
          <table:table-cell office:value-type="string">
            <text:p>BC</text:p>
          </table:table-cell>
          <table:table-cell table:number-columns-repeated="1015"/>
        </table:table-row>
        <table:table-row table:style-name="ro4">
          <table:table-cell office:value-type="string">
            <text:p>78</text:p>
          </table:table-cell>
          <table:table-cell office:value-type="string">
            <text:p>BC</text:p>
          </table:table-cell>
          <table:table-cell office:value-type="string">
            <text:p>C1</text:p>
          </table:table-cell>
          <table:table-cell office:value-type="string">
            <text:p>F0</text:p>
          </table:table-cell>
          <table:table-cell office:value-type="string">
            <text:p>88</text:p>
          </table:table-cell>
          <table:table-cell office:value-type="string">
            <text:p>95</text:p>
          </table:table-cell>
          <table:table-cell office:value-type="string">
            <text:p>65</text:p>
          </table:table-cell>
          <table:table-cell office:value-type="string">
            <text:p>6E</text:p>
          </table:table-cell>
          <table:table-cell office:value-type="string">
            <text:p>E6</text:p>
          </table:table-cell>
          <table:table-cell table:number-columns-repeated="1015"/>
        </table:table-row>
        <table:table-row table:style-name="ro4">
          <table:table-cell office:value-type="string">
            <text:p>79</text:p>
          </table:table-cell>
          <table:table-cell office:value-type="string">
            <text:p>B6</text:p>
          </table:table-cell>
          <table:table-cell office:value-type="string">
            <text:p>AF</text:p>
          </table:table-cell>
          <table:table-cell office:value-type="string">
            <text:p>F2</text:p>
          </table:table-cell>
          <table:table-cell office:value-type="string">
            <text:p>8B</text:p>
          </table:table-cell>
          <table:table-cell office:value-type="string">
            <text:p>9C</text:p>
          </table:table-cell>
          <table:table-cell office:value-type="string">
            <text:p>6E</text:p>
          </table:table-cell>
          <table:table-cell office:value-type="string">
            <text:p>63</text:p>
          </table:table-cell>
          <table:table-cell office:value-type="string">
            <text:p>E8</text:p>
          </table:table-cell>
          <table:table-cell table:number-columns-repeated="1015"/>
        </table:table-row>
        <table:table-row table:style-name="ro4">
          <table:table-cell office:value-type="string">
            <text:p>7A</text:p>
          </table:table-cell>
          <table:table-cell office:value-type="string">
            <text:p>DA</text:p>
          </table:table-cell>
          <table:table-cell office:value-type="string">
            <text:p>BD</text:p>
          </table:table-cell>
          <table:table-cell office:value-type="string">
            <text:p>F4</text:p>
          </table:table-cell>
          <table:table-cell office:value-type="string">
            <text:p>8E</text:p>
          </table:table-cell>
          <table:table-cell office:value-type="string">
            <text:p>87</text:p>
          </table:table-cell>
          <table:table-cell office:value-type="string">
            <text:p>73</text:p>
          </table:table-cell>
          <table:table-cell office:value-type="string">
            <text:p>74</text:p>
          </table:table-cell>
          <table:table-cell office:value-type="string">
            <text:p>FA</text:p>
          </table:table-cell>
          <table:table-cell table:number-columns-repeated="1015"/>
        </table:table-row>
        <table:table-row table:style-name="ro4">
          <table:table-cell office:value-type="string">
            <text:p>7B</text:p>
          </table:table-cell>
          <table:table-cell office:value-type="string">
            <text:p>21</text:p>
          </table:table-cell>
          <table:table-cell office:value-type="string">
            <text:p>03</text:p>
          </table:table-cell>
          <table:table-cell office:value-type="string">
            <text:p>F6</text:p>
          </table:table-cell>
          <table:table-cell office:value-type="string">
            <text:p>8D</text:p>
          </table:table-cell>
          <table:table-cell office:value-type="string">
            <text:p>8E</text:p>
          </table:table-cell>
          <table:table-cell office:value-type="string">
            <text:p>78</text:p>
          </table:table-cell>
          <table:table-cell office:value-type="string">
            <text:p>79</text:p>
          </table:table-cell>
          <table:table-cell office:value-type="string">
            <text:p>F4</text:p>
          </table:table-cell>
          <table:table-cell table:number-columns-repeated="1015"/>
        </table:table-row>
        <table:table-row table:style-name="ro4">
          <table:table-cell office:value-type="string">
            <text:p>7C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F8</text:p>
          </table:table-cell>
          <table:table-cell office:value-type="string">
            <text:p>84</text:p>
          </table:table-cell>
          <table:table-cell office:value-type="string">
            <text:p>B1</text:p>
          </table:table-cell>
          <table:table-cell office:value-type="string">
            <text:p>49</text:p>
          </table:table-cell>
          <table:table-cell office:value-type="string">
            <text:p>5A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4">
          <table:table-cell office:value-type="string">
            <text:p>7D</text:p>
          </table:table-cell>
          <table:table-cell office:value-type="string">
            <text:p>FF</text:p>
          </table:table-cell>
          <table:table-cell office:value-type="string">
            <text:p>13</text:p>
          </table:table-cell>
          <table:table-cell office:value-type="string">
            <text:p>FA</text:p>
          </table:table-cell>
          <table:table-cell office:value-type="string">
            <text:p>87</text:p>
          </table:table-cell>
          <table:table-cell office:value-type="string">
            <text:p>B8</text:p>
          </table:table-cell>
          <table:table-cell office:value-type="string">
            <text:p>42</text:p>
          </table:table-cell>
          <table:table-cell office:value-type="string">
            <text:p>57</text:p>
          </table:table-cell>
          <table:table-cell office:value-type="string">
            <text:p>D0</text:p>
          </table:table-cell>
          <table:table-cell table:number-columns-repeated="1015"/>
        </table:table-row>
        <table:table-row table:style-name="ro4">
          <table:table-cell office:value-type="string">
            <text:p>7E</text:p>
          </table:table-cell>
          <table:table-cell office:value-type="string">
            <text:p>F3</text:p>
          </table:table-cell>
          <table:table-cell office:value-type="string">
            <text:p>8A</text:p>
          </table:table-cell>
          <table:table-cell office:value-type="string">
            <text:p>FC</text:p>
          </table:table-cell>
          <table:table-cell office:value-type="string">
            <text:p>82</text:p>
          </table:table-cell>
          <table:table-cell office:value-type="string">
            <text:p>A3</text:p>
          </table:table-cell>
          <table:table-cell office:value-type="string">
            <text:p>5F</text:p>
          </table:table-cell>
          <table:table-cell office:value-type="string">
            <text:p>40</text:p>
          </table:table-cell>
          <table:table-cell office:value-type="string">
            <text:p>C2</text:p>
          </table:table-cell>
          <table:table-cell table:number-columns-repeated="1015"/>
        </table:table-row>
        <table:table-row table:style-name="ro4">
          <table:table-cell office:value-type="string">
            <text:p>7F</text:p>
          </table:table-cell>
          <table:table-cell office:value-type="string">
            <text:p>D2</text:p>
          </table:table-cell>
          <table:table-cell office:value-type="string">
            <text:p>6B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AA</text:p>
          </table:table-cell>
          <table:table-cell office:value-type="string">
            <text:p>54</text:p>
          </table:table-cell>
          <table:table-cell office:value-type="string">
            <text:p>4D</text:p>
          </table:table-cell>
          <table:table-cell office:value-type="string">
            <text:p>CC</text:p>
          </table:table-cell>
          <table:table-cell table:number-columns-repeated="1015"/>
        </table:table-row>
        <table:table-row table:style-name="ro4">
          <table:table-cell office:value-type="string">
            <text:p>80</text:p>
          </table:table-cell>
          <table:table-cell office:value-type="string">
            <text:p>CD</text:p>
          </table:table-cell>
          <table:table-cell office:value-type="string">
            <text:p>3A</text:p>
          </table:table-cell>
          <table:table-cell office:value-type="string">
            <text:p>1B</text:p>
          </table:table-cell>
          <table:table-cell office:value-type="string">
            <text:p>9B</text:p>
          </table:table-cell>
          <table:table-cell office:value-type="string">
            <text:p>EC</text:p>
          </table:table-cell>
          <table:table-cell office:value-type="string">
            <text:p>F7</text:p>
          </table:table-cell>
          <table:table-cell office:value-type="string">
            <text:p>DA</text:p>
          </table:table-cell>
          <table:table-cell office:value-type="string">
            <text:p>41</text:p>
          </table:table-cell>
          <table:table-cell table:number-columns-repeated="1015"/>
        </table:table-row>
        <table:table-row table:style-name="ro4">
          <table:table-cell office:value-type="string">
            <text:p>81</text:p>
          </table:table-cell>
          <table:table-cell office:value-type="string">
            <text:p>0C</text:p>
          </table:table-cell>
          <table:table-cell office:value-type="string">
            <text:p>91</text:p>
          </table:table-cell>
          <table:table-cell office:value-type="string">
            <text:p>19</text:p>
          </table:table-cell>
          <table:table-cell office:value-type="string">
            <text:p>98</text:p>
          </table:table-cell>
          <table:table-cell office:value-type="string">
            <text:p>E5</text:p>
          </table:table-cell>
          <table:table-cell office:value-type="string">
            <text:p>FC</text:p>
          </table:table-cell>
          <table:table-cell office:value-type="string">
            <text:p>D7</text:p>
          </table:table-cell>
          <table:table-cell office:value-type="string">
            <text:p>4F</text:p>
          </table:table-cell>
          <table:table-cell table:number-columns-repeated="1015"/>
        </table:table-row>
        <table:table-row table:style-name="ro4">
          <table:table-cell office:value-type="string">
            <text:p>82</text:p>
          </table:table-cell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1F</text:p>
          </table:table-cell>
          <table:table-cell office:value-type="string">
            <text:p>9D</text:p>
          </table:table-cell>
          <table:table-cell office:value-type="string">
            <text:p>FE</text:p>
          </table:table-cell>
          <table:table-cell office:value-type="string">
            <text:p>E1</text:p>
          </table:table-cell>
          <table:table-cell office:value-type="string">
            <text:p>C0</text:p>
          </table:table-cell>
          <table:table-cell office:value-type="string">
            <text:p>5D</text:p>
          </table:table-cell>
          <table:table-cell table:number-columns-repeated="1015"/>
        </table:table-row>
        <table:table-row table:style-name="ro4">
          <table:table-cell office:value-type="string">
            <text:p>83</text:p>
          </table:table-cell>
          <table:table-cell office:value-type="string">
            <text:p>EC</text:p>
          </table:table-cell>
          <table:table-cell office:value-type="string">
            <text:p>41</text:p>
          </table:table-cell>
          <table:table-cell office:value-type="string">
            <text:p>1D</text:p>
          </table:table-cell>
          <table:table-cell office:value-type="string">
            <text:p>9E</text:p>
          </table:table-cell>
          <table:table-cell office:value-type="string">
            <text:p>F7</text:p>
          </table:table-cell>
          <table:table-cell office:value-type="string">
            <text:p>EA</text:p>
          </table:table-cell>
          <table:table-cell office:value-type="string">
            <text:p>CD</text:p>
          </table:table-cell>
          <table:table-cell office:value-type="string">
            <text:p>53</text:p>
          </table:table-cell>
          <table:table-cell table:number-columns-repeated="1015"/>
        </table:table-row>
        <table:table-row table:style-name="ro4">
          <table:table-cell office:value-type="string">
            <text:p>84</text:p>
          </table:table-cell>
          <table:table-cell office:value-type="string">
            <text:p>5F</text:p>
          </table:table-cell>
          <table:table-cell office:value-type="string">
            <text:p>4F</text:p>
          </table:table-cell>
          <table:table-cell office:value-type="string">
            <text:p>13</text:p>
          </table:table-cell>
          <table:table-cell office:value-type="string">
            <text:p>97</text:p>
          </table:table-cell>
          <table:table-cell office:value-type="string">
            <text:p>C8</text:p>
          </table:table-cell>
          <table:table-cell office:value-type="string">
            <text:p>DB</text:p>
          </table:table-cell>
          <table:table-cell office:value-type="string">
            <text:p>EE</text:p>
          </table:table-cell>
          <table:table-cell office:value-type="string">
            <text:p>79</text:p>
          </table:table-cell>
          <table:table-cell table:number-columns-repeated="1015"/>
        </table:table-row>
        <table:table-row table:style-name="ro4">
          <table:table-cell office:value-type="string">
            <text:p>85</text:p>
          </table:table-cell>
          <table:table-cell office:value-type="string">
            <text:p>97</text:p>
          </table:table-cell>
          <table:table-cell office:value-type="string">
            <text:p>6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C1</text:p>
          </table:table-cell>
          <table:table-cell office:value-type="string">
            <text:p>D0</text:p>
          </table:table-cell>
          <table:table-cell office:value-type="string">
            <text:p>E3</text:p>
          </table:table-cell>
          <table:table-cell office:value-type="string">
            <text:p>77</text:p>
          </table:table-cell>
          <table:table-cell table:number-columns-repeated="1015"/>
        </table:table-row>
        <table:table-row table:style-name="ro4">
          <table:table-cell office:value-type="string">
            <text:p>86</text:p>
          </table:table-cell>
          <table:table-cell office:value-type="string">
            <text:p>44</text:p>
          </table:table-cell>
          <table:table-cell office:value-type="string">
            <text:p>DC</text:p>
          </table:table-cell>
          <table:table-cell office:value-type="string">
            <text:p>17</text:p>
          </table:table-cell>
          <table:table-cell office:value-type="string">
            <text:p>91</text:p>
          </table:table-cell>
          <table:table-cell office:value-type="string">
            <text:p>DA</text:p>
          </table:table-cell>
          <table:table-cell office:value-type="string">
            <text:p>CD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table:number-columns-repeated="1015"/>
        </table:table-row>
        <table:table-row table:style-name="ro4">
          <table:table-cell office:value-type="string">
            <text:p>87</text:p>
          </table:table-cell>
          <table:table-cell office:value-type="string">
            <text:p>17</text:p>
          </table:table-cell>
          <table:table-cell office:value-type="string">
            <text:p>EA</text:p>
          </table:table-cell>
          <table:table-cell office:value-type="string">
            <text:p>15</text:p>
          </table:table-cell>
          <table:table-cell office:value-type="string">
            <text:p>92</text:p>
          </table:table-cell>
          <table:table-cell office:value-type="string">
            <text:p>D3</text:p>
          </table:table-cell>
          <table:table-cell office:value-type="string">
            <text:p>C6</text:p>
          </table:table-cell>
          <table:table-cell office:value-type="string">
            <text:p>F9</text:p>
          </table:table-cell>
          <table:table-cell office:value-type="string">
            <text:p>6B</text:p>
          </table:table-cell>
          <table:table-cell table:number-columns-repeated="1015"/>
        </table:table-row>
        <table:table-row table:style-name="ro4">
          <table:table-cell office:value-type="string">
            <text:p>88</text:p>
          </table:table-cell>
          <table:table-cell office:value-type="string">
            <text:p>C4</text:p>
          </table:table-cell>
          <table:table-cell office:value-type="string">
            <text:p>97</text:p>
          </table:table-cell>
          <table:table-cell office:value-type="string">
            <text:p>0B</text:p>
          </table:table-cell>
          <table:table-cell office:value-type="string">
            <text:p>83</text:p>
          </table:table-cell>
          <table:table-cell office:value-type="string">
            <text:p>A4</text:p>
          </table:table-cell>
          <table:table-cell office:value-type="string">
            <text:p>AF</text:p>
          </table:table-cell>
          <table:table-cell office:value-type="string">
            <text:p>B2</text:p>
          </table:table-cell>
          <table:table-cell office:value-type="string">
            <text:p>31</text:p>
          </table:table-cell>
          <table:table-cell table:number-columns-repeated="1015"/>
        </table:table-row>
        <table:table-row table:style-name="ro4">
          <table:table-cell office:value-type="string">
            <text:p>89</text:p>
          </table:table-cell>
          <table:table-cell office:value-type="string">
            <text:p>A7</text:p>
          </table:table-cell>
          <table:table-cell office:value-type="string">
            <text:p>F2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office:value-type="string">
            <text:p>AD</text:p>
          </table:table-cell>
          <table:table-cell office:value-type="string">
            <text:p>A4</text:p>
          </table:table-cell>
          <table:table-cell office:value-type="string">
            <text:p>BF</text:p>
          </table:table-cell>
          <table:table-cell office:value-type="string">
            <text:p>3F</text:p>
          </table:table-cell>
          <table:table-cell table:number-columns-repeated="1015"/>
        </table:table-row>
        <table:table-row table:style-name="ro4">
          <table:table-cell office:value-type="string">
            <text:p>8A</text:p>
          </table:table-cell>
          <table:table-cell office:value-type="string">
            <text:p>7E</text:p>
          </table:table-cell>
          <table:table-cell office:value-type="string">
            <text:p>CF</text:p>
          </table:table-cell>
          <table:table-cell office:value-type="string">
            <text:p>0F</text:p>
          </table:table-cell>
          <table:table-cell office:value-type="string">
            <text:p>85</text:p>
          </table:table-cell>
          <table:table-cell office:value-type="string">
            <text:p>B6</text:p>
          </table:table-cell>
          <table:table-cell office:value-type="string">
            <text:p>B9</text:p>
          </table:table-cell>
          <table:table-cell office:value-type="string">
            <text:p>A8</text:p>
          </table:table-cell>
          <table:table-cell office:value-type="string">
            <text:p>2D</text:p>
          </table:table-cell>
          <table:table-cell table:number-columns-repeated="1015"/>
        </table:table-row>
        <table:table-row table:style-name="ro4">
          <table:table-cell office:value-type="string">
            <text:p>8B</text:p>
          </table:table-cell>
          <table:table-cell office:value-type="string">
            <text:p>3D</text:p>
          </table:table-cell>
          <table:table-cell office:value-type="string">
            <text:p>CE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BF</text:p>
          </table:table-cell>
          <table:table-cell office:value-type="string">
            <text:p>B2</text:p>
          </table:table-cell>
          <table:table-cell office:value-type="string">
            <text:p>A5</text:p>
          </table:table-cell>
          <table:table-cell office:value-type="string">
            <text:p>23</text:p>
          </table:table-cell>
          <table:table-cell table:number-columns-repeated="1015"/>
        </table:table-row>
        <table:table-row table:style-name="ro4">
          <table:table-cell office:value-type="string">
            <text:p>8C</text:p>
          </table:table-cell>
          <table:table-cell office:value-type="string">
            <text:p>64</text:p>
          </table:table-cell>
          <table:table-cell office:value-type="string">
            <text:p>F0</text:p>
          </table:table-cell>
          <table:table-cell office:value-type="string">
            <text:p>03</text:p>
          </table:table-cell>
          <table:table-cell office:value-type="string">
            <text:p>8F</text:p>
          </table:table-cell>
          <table:table-cell office:value-type="string">
            <text:p>80</text:p>
          </table:table-cell>
          <table:table-cell office:value-type="string">
            <text:p>83</text:p>
          </table:table-cell>
          <table:table-cell office:value-type="string">
            <text:p>86</text:p>
          </table:table-cell>
          <table:table-cell office:value-type="string">
            <text:p>09</text:p>
          </table:table-cell>
          <table:table-cell table:number-columns-repeated="1015"/>
        </table:table-row>
        <table:table-row table:style-name="ro4">
          <table:table-cell office:value-type="string">
            <text:p>8D</text:p>
          </table:table-cell>
          <table:table-cell office:value-type="string">
            <text:p>5D</text:p>
          </table:table-cell>
          <table:table-cell office:value-type="string">
            <text:p>B4</text:p>
          </table:table-cell>
          <table:table-cell office:value-type="string">
            <text:p>01</text:p>
          </table:table-cell>
          <table:table-cell office:value-type="string">
            <text:p>8C</text:p>
          </table:table-cell>
          <table:table-cell office:value-type="string">
            <text:p>89</text:p>
          </table:table-cell>
          <table:table-cell office:value-type="string">
            <text:p>88</text:p>
          </table:table-cell>
          <table:table-cell office:value-type="string">
            <text:p>8B</text:p>
          </table:table-cell>
          <table:table-cell office:value-type="string">
            <text:p>07</text:p>
          </table:table-cell>
          <table:table-cell table:number-columns-repeated="1015"/>
        </table:table-row>
        <table:table-row table:style-name="ro4">
          <table:table-cell office:value-type="string">
            <text:p>8E</text:p>
          </table:table-cell>
          <table:table-cell office:value-type="string">
            <text:p>19</text:p>
          </table:table-cell>
          <table:table-cell office:value-type="string">
            <text:p>E6</text:p>
          </table:table-cell>
          <table:table-cell office:value-type="string">
            <text:p>07</text:p>
          </table:table-cell>
          <table:table-cell office:value-type="string">
            <text:p>89</text:p>
          </table:table-cell>
          <table:table-cell office:value-type="string">
            <text:p>92</text:p>
          </table:table-cell>
          <table:table-cell office:value-type="string">
            <text:p>95</text:p>
          </table:table-cell>
          <table:table-cell office:value-type="string">
            <text:p>9C</text:p>
          </table:table-cell>
          <table:table-cell office:value-type="string">
            <text:p>15</text:p>
          </table:table-cell>
          <table:table-cell table:number-columns-repeated="1015"/>
        </table:table-row>
        <table:table-row table:style-name="ro4">
          <table:table-cell office:value-type="string">
            <text:p>8F</text:p>
          </table:table-cell>
          <table:table-cell table:number-columns-repeated="2" office:value-type="string">
            <text:p>73</text:p>
          </table:table-cell>
          <table:table-cell office:value-type="string">
            <text:p>05</text:p>
          </table:table-cell>
          <table:table-cell office:value-type="string">
            <text:p>8A</text:p>
          </table:table-cell>
          <table:table-cell office:value-type="string">
            <text:p>9B</text:p>
          </table:table-cell>
          <table:table-cell office:value-type="string">
            <text:p>9E</text:p>
          </table:table-cell>
          <table:table-cell office:value-type="string">
            <text:p>91</text:p>
          </table:table-cell>
          <table:table-cell office:value-type="string">
            <text:p>1B</text:p>
          </table:table-cell>
          <table:table-cell table:number-columns-repeated="1015"/>
        </table:table-row>
        <table:table-row table:style-name="ro4">
          <table:table-cell office:value-type="string">
            <text:p>90</text:p>
          </table:table-cell>
          <table:table-cell office:value-type="string">
            <text:p>60</text:p>
          </table:table-cell>
          <table:table-cell office:value-type="string">
            <text:p>96</text:p>
          </table:table-cell>
          <table:table-cell office:value-type="string">
            <text:p>3B</text:p>
          </table:table-cell>
          <table:table-cell office:value-type="string">
            <text:p>AB</text:p>
          </table:table-cell>
          <table:table-cell office:value-type="string">
            <text:p>7C</text:p>
          </table:table-cell>
          <table:table-cell office:value-type="string">
            <text:p>47</text:p>
          </table:table-cell>
          <table:table-cell office:value-type="string">
            <text:p>0A</text:p>
          </table:table-cell>
          <table:table-cell office:value-type="string">
            <text:p>A1</text:p>
          </table:table-cell>
          <table:table-cell table:number-columns-repeated="1015"/>
        </table:table-row>
        <table:table-row table:style-name="ro4">
          <table:table-cell office:value-type="string">
            <text:p>91</text:p>
          </table:table-cell>
          <table:table-cell office:value-type="string">
            <text:p>81</text:p>
          </table:table-cell>
          <table:table-cell office:value-type="string">
            <text:p>AC</text:p>
          </table:table-cell>
          <table:table-cell office:value-type="string">
            <text:p>39</text:p>
          </table:table-cell>
          <table:table-cell office:value-type="string">
            <text:p>A8</text:p>
          </table:table-cell>
          <table:table-cell office:value-type="string">
            <text:p>75</text:p>
          </table:table-cell>
          <table:table-cell office:value-type="string">
            <text:p>4C</text:p>
          </table:table-cell>
          <table:table-cell office:value-type="string">
            <text:p>07</text:p>
          </table:table-cell>
          <table:table-cell office:value-type="string">
            <text:p>AF</text:p>
          </table:table-cell>
          <table:table-cell table:number-columns-repeated="1015"/>
        </table:table-row>
        <table:table-row table:style-name="ro4">
          <table:table-cell office:value-type="string">
            <text:p>92</text:p>
          </table:table-cell>
          <table:table-cell office:value-type="string">
            <text:p>4F</text:p>
          </table:table-cell>
          <table:table-cell office:value-type="string">
            <text:p>74</text:p>
          </table:table-cell>
          <table:table-cell office:value-type="string">
            <text:p>3F</text:p>
          </table:table-cell>
          <table:table-cell office:value-type="string">
            <text:p>AD</text:p>
          </table:table-cell>
          <table:table-cell office:value-type="string">
            <text:p>6E</text:p>
          </table:table-cell>
          <table:table-cell office:value-type="string">
            <text:p>51</text:p>
          </table:table-cell>
          <table:table-cell office:value-type="string">
            <text:p>10</text:p>
          </table:table-cell>
          <table:table-cell office:value-type="string">
            <text:p>BD</text:p>
          </table:table-cell>
          <table:table-cell table:number-columns-repeated="1015"/>
        </table:table-row>
        <table:table-row table:style-name="ro4">
          <table:table-cell office:value-type="string">
            <text:p>93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3D</text:p>
          </table:table-cell>
          <table:table-cell office:value-type="string">
            <text:p>AE</text:p>
          </table:table-cell>
          <table:table-cell office:value-type="string">
            <text:p>67</text:p>
          </table:table-cell>
          <table:table-cell office:value-type="string">
            <text:p>5A</text:p>
          </table:table-cell>
          <table:table-cell office:value-type="string">
            <text:p>1D</text:p>
          </table:table-cell>
          <table:table-cell office:value-type="string">
            <text:p>B3</text:p>
          </table:table-cell>
          <table:table-cell table:number-columns-repeated="1015"/>
        </table:table-row>
        <table:table-row table:style-name="ro4">
          <table:table-cell office:value-type="string">
            <text:p>94</text:p>
          </table:table-cell>
          <table:table-cell office:value-type="string">
            <text:p>22</text:p>
          </table:table-cell>
          <table:table-cell office:value-type="string">
            <text:p>E7</text:p>
          </table:table-cell>
          <table:table-cell office:value-type="string">
            <text:p>33</text:p>
          </table:table-cell>
          <table:table-cell office:value-type="string">
            <text:p>A7</text:p>
          </table:table-cell>
          <table:table-cell office:value-type="string">
            <text:p>58</text:p>
          </table:table-cell>
          <table:table-cell office:value-type="string">
            <text:p>6B</text:p>
          </table:table-cell>
          <table:table-cell office:value-type="string">
            <text:p>3E</text:p>
          </table:table-cell>
          <table:table-cell office:value-type="string">
            <text:p>99</text:p>
          </table:table-cell>
          <table:table-cell table:number-columns-repeated="1015"/>
        </table:table-row>
        <table:table-row table:style-name="ro4">
          <table:table-cell office:value-type="string">
            <text:p>95</text:p>
          </table:table-cell>
          <table:table-cell office:value-type="string">
            <text:p>2A</text:p>
          </table:table-cell>
          <table:table-cell office:value-type="string">
            <text:p>AD</text:p>
          </table:table-cell>
          <table:table-cell office:value-type="string">
            <text:p>31</text:p>
          </table:table-cell>
          <table:table-cell office:value-type="string">
            <text:p>A4</text:p>
          </table:table-cell>
          <table:table-cell office:value-type="string">
            <text:p>51</text:p>
          </table:table-cell>
          <table:table-cell office:value-type="string">
            <text:p>60</text:p>
          </table:table-cell>
          <table:table-cell office:value-type="string">
            <text:p>33</text:p>
          </table:table-cell>
          <table:table-cell office:value-type="string">
            <text:p>97</text:p>
          </table:table-cell>
          <table:table-cell table:number-columns-repeated="1015"/>
        </table:table-row>
        <table:table-row table:style-name="ro4">
          <table:table-cell office:value-type="string">
            <text:p>96</text:p>
          </table:table-cell>
          <table:table-cell office:value-type="string">
            <text:p>90</text:p>
          </table:table-cell>
          <table:table-cell office:value-type="string">
            <text:p>35</text:p>
          </table:table-cell>
          <table:table-cell office:value-type="string">
            <text:p>37</text:p>
          </table:table-cell>
          <table:table-cell office:value-type="string">
            <text:p>A1</text:p>
          </table:table-cell>
          <table:table-cell office:value-type="string">
            <text:p>4A</text:p>
          </table:table-cell>
          <table:table-cell office:value-type="string">
            <text:p>7D</text:p>
          </table:table-cell>
          <table:table-cell office:value-type="string">
            <text:p>24</text:p>
          </table:table-cell>
          <table:table-cell office:value-type="string">
            <text:p>85</text:p>
          </table:table-cell>
          <table:table-cell table:number-columns-repeated="1015"/>
        </table:table-row>
        <table:table-row table:style-name="ro4">
          <table:table-cell office:value-type="string">
            <text:p>97</text:p>
          </table:table-cell>
          <table:table-cell office:value-type="string">
            <text:p>88</text:p>
          </table:table-cell>
          <table:table-cell office:value-type="string">
            <text:p>85</text:p>
          </table:table-cell>
          <table:table-cell office:value-type="string">
            <text:p>35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76</text:p>
          </table:table-cell>
          <table:table-cell office:value-type="string">
            <text:p>29</text:p>
          </table:table-cell>
          <table:table-cell office:value-type="string">
            <text:p>8B</text:p>
          </table:table-cell>
          <table:table-cell table:number-columns-repeated="1015"/>
        </table:table-row>
        <table:table-row table:style-name="ro4">
          <table:table-cell office:value-type="string">
            <text:p>98</text:p>
          </table:table-cell>
          <table:table-cell office:value-type="string">
            <text:p>46</text:p>
          </table:table-cell>
          <table:table-cell office:value-type="string">
            <text:p>E2</text:p>
          </table:table-cell>
          <table:table-cell office:value-type="string">
            <text:p>2B</text:p>
          </table:table-cell>
          <table:table-cell office:value-type="string">
            <text:p>B3</text:p>
          </table:table-cell>
          <table:table-cell office:value-type="string">
            <text:p>34</text:p>
          </table:table-cell>
          <table:table-cell office:value-type="string">
            <text:p>1F</text:p>
          </table:table-cell>
          <table:table-cell office:value-type="string">
            <text:p>62</text:p>
          </table:table-cell>
          <table:table-cell office:value-type="string">
            <text:p>D1</text:p>
          </table:table-cell>
          <table:table-cell table:number-columns-repeated="1015"/>
        </table:table-row>
        <table:table-row table:style-name="ro4">
          <table:table-cell office:value-type="string">
            <text:p>99</text:p>
          </table:table-cell>
          <table:table-cell office:value-type="string">
            <text:p>EE</text:p>
          </table:table-cell>
          <table:table-cell office:value-type="string">
            <text:p>F9</text:p>
          </table:table-cell>
          <table:table-cell office:value-type="string">
            <text:p>29</text:p>
          </table:table-cell>
          <table:table-cell office:value-type="string">
            <text:p>B0</text:p>
          </table:table-cell>
          <table:table-cell office:value-type="string">
            <text:p>3D</text:p>
          </table:table-cell>
          <table:table-cell office:value-type="string">
            <text:p>14</text:p>
          </table:table-cell>
          <table:table-cell office:value-type="string">
            <text:p>6F</text:p>
          </table:table-cell>
          <table:table-cell office:value-type="string">
            <text:p>DF</text:p>
          </table:table-cell>
          <table:table-cell table:number-columns-repeated="1015"/>
        </table:table-row>
        <table:table-row table:style-name="ro4">
          <table:table-cell office:value-type="string">
            <text:p>9A</text:p>
          </table:table-cell>
          <table:table-cell office:value-type="string">
            <text:p>B8</text:p>
          </table:table-cell>
          <table:table-cell office:value-type="string">
            <text:p>37</text:p>
          </table:table-cell>
          <table:table-cell office:value-type="string">
            <text:p>2F</text:p>
          </table:table-cell>
          <table:table-cell office:value-type="string">
            <text:p>B5</text:p>
          </table:table-cell>
          <table:table-cell office:value-type="string">
            <text:p>26</text:p>
          </table:table-cell>
          <table:table-cell office:value-type="string">
            <text:p>09</text:p>
          </table:table-cell>
          <table:table-cell office:value-type="string">
            <text:p>78</text:p>
          </table:table-cell>
          <table:table-cell office:value-type="string">
            <text:p>CD</text:p>
          </table:table-cell>
          <table:table-cell table:number-columns-repeated="1015"/>
        </table:table-row>
        <table:table-row table:style-name="ro4">
          <table:table-cell office:value-type="string">
            <text:p>9B</text:p>
          </table:table-cell>
          <table:table-cell office:value-type="string">
            <text:p>14</text:p>
          </table:table-cell>
          <table:table-cell office:value-type="string">
            <text:p>E8</text:p>
          </table:table-cell>
          <table:table-cell office:value-type="string">
            <text:p>2D</text:p>
          </table:table-cell>
          <table:table-cell office:value-type="string">
            <text:p>B6</text:p>
          </table:table-cell>
          <table:table-cell office:value-type="string">
            <text:p>2F</text:p>
          </table:table-cell>
          <table:table-cell office:value-type="string">
            <text:p>02</text:p>
          </table:table-cell>
          <table:table-cell office:value-type="string">
            <text:p>75</text:p>
          </table:table-cell>
          <table:table-cell office:value-type="string">
            <text:p>C3</text:p>
          </table:table-cell>
          <table:table-cell table:number-columns-repeated="1015"/>
        </table:table-row>
        <table:table-row table:style-name="ro4">
          <table:table-cell office:value-type="string">
            <text:p>9C</text:p>
          </table:table-cell>
          <table:table-cell office:value-type="string">
            <text:p>DE</text:p>
          </table:table-cell>
          <table:table-cell office:value-type="string">
            <text:p>1C</text:p>
          </table:table-cell>
          <table:table-cell office:value-type="string">
            <text:p>23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33</text:p>
          </table:table-cell>
          <table:table-cell office:value-type="string">
            <text:p>56</text:p>
          </table:table-cell>
          <table:table-cell office:value-type="string">
            <text:p>E9</text:p>
          </table:table-cell>
          <table:table-cell table:number-columns-repeated="1015"/>
        </table:table-row>
        <table:table-row table:style-name="ro4"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75</text:p>
          </table:table-cell>
          <table:table-cell office:value-type="string">
            <text:p>21</text:p>
          </table:table-cell>
          <table:table-cell office:value-type="string">
            <text:p>BC</text:p>
          </table:table-cell>
          <table:table-cell office:value-type="string">
            <text:p>19</text:p>
          </table:table-cell>
          <table:table-cell office:value-type="string">
            <text:p>38</text:p>
          </table:table-cell>
          <table:table-cell office:value-type="string">
            <text:p>5B</text:p>
          </table:table-cell>
          <table:table-cell office:value-type="string">
            <text:p>E7</text:p>
          </table:table-cell>
          <table:table-cell table:number-columns-repeated="1015"/>
        </table:table-row>
        <table:table-row table:style-name="ro4">
          <table:table-cell office:value-type="string">
            <text:p>9E</text:p>
          </table:table-cell>
          <table:table-cell office:value-type="string">
            <text:p>0B</text:p>
          </table:table-cell>
          <table:table-cell office:value-type="string">
            <text:p>DF</text:p>
          </table:table-cell>
          <table:table-cell office:value-type="string">
            <text:p>27</text:p>
          </table:table-cell>
          <table:table-cell office:value-type="string">
            <text:p>B9</text:p>
          </table:table-cell>
          <table:table-cell office:value-type="string">
            <text:p>02</text:p>
          </table:table-cell>
          <table:table-cell office:value-type="string">
            <text:p>25</text:p>
          </table:table-cell>
          <table:table-cell office:value-type="string">
            <text:p>4C</text:p>
          </table:table-cell>
          <table:table-cell office:value-type="string">
            <text:p>F5</text:p>
          </table:table-cell>
          <table:table-cell table:number-columns-repeated="1015"/>
        </table:table-row>
        <table:table-row table:style-name="ro4">
          <table:table-cell office:value-type="string">
            <text:p>9F</text:p>
          </table:table-cell>
          <table:table-cell office:value-type="string">
            <text:p>DB</text:p>
          </table:table-cell>
          <table:table-cell office:value-type="string">
            <text:p>6E</text:p>
          </table:table-cell>
          <table:table-cell office:value-type="string">
            <text:p>25</text:p>
          </table:table-cell>
          <table:table-cell office:value-type="string">
            <text:p>BA</text:p>
          </table:table-cell>
          <table:table-cell office:value-type="string">
            <text:p>0B</text:p>
          </table:table-cell>
          <table:table-cell office:value-type="string">
            <text:p>2E</text:p>
          </table:table-cell>
          <table:table-cell office:value-type="string">
            <text:p>41</text:p>
          </table:table-cell>
          <table:table-cell office:value-type="string">
            <text:p>FB</text:p>
          </table:table-cell>
          <table:table-cell table:number-columns-repeated="1015"/>
        </table:table-row>
        <table:table-row table:style-name="ro4">
          <table:table-cell office:value-type="string">
            <text:p>A0</text:p>
          </table:table-cell>
          <table:table-cell office:value-type="string">
            <text:p>E0</text:p>
          </table:table-cell>
          <table:table-cell office:value-type="string">
            <text:p>47</text:p>
          </table:table-cell>
          <table:table-cell office:value-type="string">
            <text:p>5B</text:p>
          </table:table-cell>
          <table:table-cell office:value-type="string">
            <text:p>FB</text:p>
          </table:table-cell>
          <table:table-cell office:value-type="string">
            <text:p>D7</text:p>
          </table:table-cell>
          <table:table-cell office:value-type="string">
            <text:p>8C</text:p>
          </table:table-cell>
          <table:table-cell office:value-type="string">
            <text:p>61</text:p>
          </table:table-cell>
          <table:table-cell office:value-type="string">
            <text:p>9A</text:p>
          </table:table-cell>
          <table:table-cell table:number-columns-repeated="1015"/>
        </table:table-row>
        <table:table-row table:style-name="ro4">
          <table:table-cell office:value-type="string">
            <text:p>A1</text:p>
          </table:table-cell>
          <table:table-cell office:value-type="string">
            <text:p>32</text:p>
          </table:table-cell>
          <table:table-cell office:value-type="string">
            <text:p>F1</text:p>
          </table:table-cell>
          <table:table-cell office:value-type="string">
            <text:p>59</text:p>
          </table:table-cell>
          <table:table-cell office:value-type="string">
            <text:p>F8</text:p>
          </table:table-cell>
          <table:table-cell office:value-type="string">
            <text:p>DE</text:p>
          </table:table-cell>
          <table:table-cell office:value-type="string">
            <text:p>87</text:p>
          </table:table-cell>
          <table:table-cell office:value-type="string">
            <text:p>6C</text:p>
          </table:table-cell>
          <table:table-cell office:value-type="string">
            <text:p>94</text:p>
          </table:table-cell>
          <table:table-cell table:number-columns-repeated="1015"/>
        </table:table-row>
        <table:table-row table:style-name="ro4">
          <table:table-cell office:value-type="string">
            <text:p>A2</text:p>
          </table:table-cell>
          <table:table-cell office:value-type="string">
            <text:p>3A</text:p>
          </table:table-cell>
          <table:table-cell office:value-type="string">
            <text:p>1A</text:p>
          </table:table-cell>
          <table:table-cell office:value-type="string">
            <text:p>5F</text:p>
          </table:table-cell>
          <table:table-cell office:value-type="string">
            <text:p>FD</text:p>
          </table:table-cell>
          <table:table-cell office:value-type="string">
            <text:p>C5</text:p>
          </table:table-cell>
          <table:table-cell office:value-type="string">
            <text:p>9A</text:p>
          </table:table-cell>
          <table:table-cell office:value-type="string">
            <text:p>7B</text:p>
          </table:table-cell>
          <table:table-cell office:value-type="string">
            <text:p>86</text:p>
          </table:table-cell>
          <table:table-cell table:number-columns-repeated="1015"/>
        </table:table-row>
        <table:table-row table:style-name="ro4">
          <table:table-cell office:value-type="string">
            <text:p>A3</text:p>
          </table:table-cell>
          <table:table-cell office:value-type="string">
            <text:p>0A</text:p>
          </table:table-cell>
          <table:table-cell office:value-type="string">
            <text:p>71</text:p>
          </table:table-cell>
          <table:table-cell office:value-type="string">
            <text:p>5D</text:p>
          </table:table-cell>
          <table:table-cell office:value-type="string">
            <text:p>FE</text:p>
          </table:table-cell>
          <table:table-cell office:value-type="string">
            <text:p>CC</text:p>
          </table:table-cell>
          <table:table-cell office:value-type="string">
            <text:p>91</text:p>
          </table:table-cell>
          <table:table-cell office:value-type="string">
            <text:p>76</text:p>
          </table:table-cell>
          <table:table-cell office:value-type="string">
            <text:p>88</text:p>
          </table:table-cell>
          <table:table-cell table:number-columns-repeated="1015"/>
        </table:table-row>
        <table:table-row table:style-name="ro4">
          <table:table-cell office:value-type="string">
            <text:p>A4</text:p>
          </table:table-cell>
          <table:table-cell office:value-type="string">
            <text:p>49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F7</text:p>
          </table:table-cell>
          <table:table-cell office:value-type="string">
            <text:p>F3</text:p>
          </table:table-cell>
          <table:table-cell office:value-type="string">
            <text:p>A0</text:p>
          </table:table-cell>
          <table:table-cell office:value-type="string">
            <text:p>55</text:p>
          </table:table-cell>
          <table:table-cell office:value-type="string">
            <text:p>A2</text:p>
          </table:table-cell>
          <table:table-cell table:number-columns-repeated="1015"/>
        </table:table-row>
        <table:table-row table:style-name="ro4">
          <table:table-cell office:value-type="string">
            <text:p>A5</text:p>
          </table:table-cell>
          <table:table-cell office:value-type="string">
            <text:p>06</text:p>
          </table:table-cell>
          <table:table-cell office:value-type="string">
            <text:p>29</text:p>
          </table:table-cell>
          <table:table-cell office:value-type="string">
            <text:p>51</text:p>
          </table:table-cell>
          <table:table-cell office:value-type="string">
            <text:p>F4</text:p>
          </table:table-cell>
          <table:table-cell office:value-type="string">
            <text:p>FA</text:p>
          </table:table-cell>
          <table:table-cell office:value-type="string">
            <text:p>AB</text:p>
          </table:table-cell>
          <table:table-cell office:value-type="string">
            <text:p>58</text:p>
          </table:table-cell>
          <table:table-cell office:value-type="string">
            <text:p>AC</text:p>
          </table:table-cell>
          <table:table-cell table:number-columns-repeated="1015"/>
        </table:table-row>
        <table:table-row table:style-name="ro4">
          <table:table-cell office:value-type="string">
            <text:p>A6</text:p>
          </table:table-cell>
          <table:table-cell office:value-type="string">
            <text:p>24</text:p>
          </table:table-cell>
          <table:table-cell office:value-type="string">
            <text:p>C5</text:p>
          </table:table-cell>
          <table:table-cell office:value-type="string">
            <text:p>57</text:p>
          </table:table-cell>
          <table:table-cell office:value-type="string">
            <text:p>F1</text:p>
          </table:table-cell>
          <table:table-cell office:value-type="string">
            <text:p>E1</text:p>
          </table:table-cell>
          <table:table-cell office:value-type="string">
            <text:p>B6</text:p>
          </table:table-cell>
          <table:table-cell office:value-type="string">
            <text:p>4F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4">
          <table:table-cell office:value-type="string">
            <text:p>A7</text:p>
          </table:table-cell>
          <table:table-cell office:value-type="string">
            <text:p>5C</text:p>
          </table:table-cell>
          <table:table-cell office:value-type="string">
            <text:p>89</text:p>
          </table:table-cell>
          <table:table-cell office:value-type="string">
            <text:p>55</text:p>
          </table:table-cell>
          <table:table-cell office:value-type="string">
            <text:p>F2</text:p>
          </table:table-cell>
          <table:table-cell office:value-type="string">
            <text:p>E8</text:p>
          </table:table-cell>
          <table:table-cell office:value-type="string">
            <text:p>BD</text:p>
          </table:table-cell>
          <table:table-cell office:value-type="string">
            <text:p>42</text:p>
          </table:table-cell>
          <table:table-cell office:value-type="string">
            <text:p>B0</text:p>
          </table:table-cell>
          <table:table-cell table:number-columns-repeated="1015"/>
        </table:table-row>
        <table:table-row table:style-name="ro4">
          <table:table-cell office:value-type="string">
            <text:p>A8</text:p>
          </table:table-cell>
          <table:table-cell office:value-type="string">
            <text:p>C2</text:p>
          </table:table-cell>
          <table:table-cell office:value-type="string">
            <text:p>6F</text:p>
          </table:table-cell>
          <table:table-cell office:value-type="string">
            <text:p>4B</text:p>
          </table:table-cell>
          <table:table-cell office:value-type="string">
            <text:p>E3</text:p>
          </table:table-cell>
          <table:table-cell office:value-type="string">
            <text:p>9F</text:p>
          </table:table-cell>
          <table:table-cell office:value-type="string">
            <text:p>D4</text:p>
          </table:table-cell>
          <table:table-cell office:value-type="string">
            <text:p>09</text:p>
          </table:table-cell>
          <table:table-cell office:value-type="string">
            <text:p>EA</text:p>
          </table:table-cell>
          <table:table-cell table:number-columns-repeated="1015"/>
        </table:table-row>
        <table:table-row table:style-name="ro4">
          <table:table-cell office:value-type="string">
            <text:p>A9</text:p>
          </table:table-cell>
          <table:table-cell office:value-type="string">
            <text:p>D3</text:p>
          </table:table-cell>
          <table:table-cell office:value-type="string">
            <text:p>B7</text:p>
          </table:table-cell>
          <table:table-cell office:value-type="string">
            <text:p>49</text:p>
          </table:table-cell>
          <table:table-cell office:value-type="string">
            <text:p>E0</text:p>
          </table:table-cell>
          <table:table-cell office:value-type="string">
            <text:p>96</text:p>
          </table:table-cell>
          <table:table-cell office:value-type="string">
            <text:p>DF</text:p>
          </table:table-cell>
          <table:table-cell office:value-type="string">
            <text:p>04</text:p>
          </table:table-cell>
          <table:table-cell office:value-type="string">
            <text:p>E4</text:p>
          </table:table-cell>
          <table:table-cell table:number-columns-repeated="1015"/>
        </table:table-row>
        <table:table-row table:style-name="ro4">
          <table:table-cell office:value-type="string">
            <text:p>AA</text:p>
          </table:table-cell>
          <table:table-cell office:value-type="string">
            <text:p>AC</text:p>
          </table:table-cell>
          <table:table-cell office:value-type="string">
            <text:p>62</text:p>
          </table:table-cell>
          <table:table-cell office:value-type="string">
            <text:p>4F</text:p>
          </table:table-cell>
          <table:table-cell office:value-type="string">
            <text:p>E5</text:p>
          </table:table-cell>
          <table:table-cell office:value-type="string">
            <text:p>8D</text:p>
          </table:table-cell>
          <table:table-cell office:value-type="string">
            <text:p>C2</text:p>
          </table:table-cell>
          <table:table-cell office:value-type="string">
            <text:p>13</text:p>
          </table:table-cell>
          <table:table-cell office:value-type="string">
            <text:p>F6</text:p>
          </table:table-cell>
          <table:table-cell table:number-columns-repeated="1015"/>
        </table:table-row>
        <table:table-row table:style-name="ro4">
          <table:table-cell office:value-type="string">
            <text:p>AB</text:p>
          </table:table-cell>
          <table:table-cell office:value-type="string">
            <text:p>62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E6</text:p>
          </table:table-cell>
          <table:table-cell office:value-type="string">
            <text:p>84</text:p>
          </table:table-cell>
          <table:table-cell office:value-type="string">
            <text:p>C9</text:p>
          </table:table-cell>
          <table:table-cell office:value-type="string">
            <text:p>1E</text:p>
          </table:table-cell>
          <table:table-cell office:value-type="string">
            <text:p>F8</text:p>
          </table:table-cell>
          <table:table-cell table:number-columns-repeated="1015"/>
        </table:table-row>
        <table:table-row table:style-name="ro4">
          <table:table-cell office:value-type="string">
            <text:p>AC</text:p>
          </table:table-cell>
          <table:table-cell office:value-type="string">
            <text:p>91</text:p>
          </table:table-cell>
          <table:table-cell office:value-type="string">
            <text:p>AA</text:p>
          </table:table-cell>
          <table:table-cell office:value-type="string">
            <text:p>43</text:p>
          </table:table-cell>
          <table:table-cell office:value-type="string">
            <text:p>EF</text:p>
          </table:table-cell>
          <table:table-cell office:value-type="string">
            <text:p>BB</text:p>
          </table:table-cell>
          <table:table-cell office:value-type="string">
            <text:p>F8</text:p>
          </table:table-cell>
          <table:table-cell office:value-type="string">
            <text:p>3D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4">
          <table:table-cell office:value-type="string">
            <text:p>AD</text:p>
          </table:table-cell>
          <table:table-cell office:value-type="string">
            <text:p>95</text:p>
          </table:table-cell>
          <table:table-cell office:value-type="string">
            <text:p>18</text:p>
          </table:table-cell>
          <table:table-cell office:value-type="string">
            <text:p>41</text:p>
          </table:table-cell>
          <table:table-cell office:value-type="string">
            <text:p>EC</text:p>
          </table:table-cell>
          <table:table-cell office:value-type="string">
            <text:p>B2</text:p>
          </table:table-cell>
          <table:table-cell office:value-type="string">
            <text:p>F3</text:p>
          </table:table-cell>
          <table:table-cell office:value-type="string">
            <text:p>30</text:p>
          </table:table-cell>
          <table:table-cell office:value-type="string">
            <text:p>DC</text:p>
          </table:table-cell>
          <table:table-cell table:number-columns-repeated="1015"/>
        </table:table-row>
        <table:table-row table:style-name="ro4">
          <table:table-cell office:value-type="string">
            <text:p>AE</text:p>
          </table:table-cell>
          <table:table-cell office:value-type="string">
            <text:p>E4</text:p>
          </table:table-cell>
          <table:table-cell office:value-type="string">
            <text:p>BE</text:p>
          </table:table-cell>
          <table:table-cell office:value-type="string">
            <text:p>47</text:p>
          </table:table-cell>
          <table:table-cell office:value-type="string">
            <text:p>E9</text:p>
          </table:table-cell>
          <table:table-cell office:value-type="string">
            <text:p>A9</text:p>
          </table:table-cell>
          <table:table-cell office:value-type="string">
            <text:p>EE</text:p>
          </table:table-cell>
          <table:table-cell office:value-type="string">
            <text:p>27</text:p>
          </table:table-cell>
          <table:table-cell office:value-type="string">
            <text:p>CE</text:p>
          </table:table-cell>
          <table:table-cell table:number-columns-repeated="1015"/>
        </table:table-row>
        <table:table-row table:style-name="ro4">
          <table:table-cell office:value-type="string">
            <text:p>AF</text:p>
          </table:table-cell>
          <table:table-cell office:value-type="string">
            <text:p>79</text:p>
          </table:table-cell>
          <table:table-cell office:value-type="string">
            <text:p>1B</text:p>
          </table:table-cell>
          <table:table-cell office:value-type="string">
            <text:p>45</text:p>
          </table:table-cell>
          <table:table-cell office:value-type="string">
            <text:p>EA</text:p>
          </table:table-cell>
          <table:table-cell office:value-type="string">
            <text:p>A0</text:p>
          </table:table-cell>
          <table:table-cell office:value-type="string">
            <text:p>E5</text:p>
          </table:table-cell>
          <table:table-cell office:value-type="string">
            <text:p>2A</text:p>
          </table:table-cell>
          <table:table-cell office:value-type="string">
            <text:p>C0</text:p>
          </table:table-cell>
          <table:table-cell table:number-columns-repeated="1015"/>
        </table:table-row>
        <table:table-row table:style-name="ro4">
          <table:table-cell office:value-type="string">
            <text:p>B0</text:p>
          </table:table-cell>
          <table:table-cell office:value-type="string">
            <text:p>E7</text:p>
          </table:table-cell>
          <table:table-cell office:value-type="string">
            <text:p>FC</text:p>
          </table:table-cell>
          <table:table-cell office:value-type="string">
            <text:p>7B</text:p>
          </table:table-cell>
          <table:table-cell office:value-type="string">
            <text:p>CB</text:p>
          </table:table-cell>
          <table:table-cell office:value-type="string">
            <text:p>47</text:p>
          </table:table-cell>
          <table:table-cell office:value-type="string">
            <text:p>3C</text:p>
          </table:table-cell>
          <table:table-cell office:value-type="string">
            <text:p>B1</text:p>
          </table:table-cell>
          <table:table-cell office:value-type="string">
            <text:p>7A</text:p>
          </table:table-cell>
          <table:table-cell table:number-columns-repeated="1015"/>
        </table:table-row>
        <table:table-row table:style-name="ro4">
          <table:table-cell office:value-type="string">
            <text:p>B1</text:p>
          </table:table-cell>
          <table:table-cell office:value-type="string">
            <text:p>C8</text:p>
          </table:table-cell>
          <table:table-cell office:value-type="string">
            <text:p>56</text:p>
          </table:table-cell>
          <table:table-cell office:value-type="string">
            <text:p>79</text:p>
          </table:table-cell>
          <table:table-cell office:value-type="string">
            <text:p>C8</text:p>
          </table:table-cell>
          <table:table-cell office:value-type="string">
            <text:p>4E</text:p>
          </table:table-cell>
          <table:table-cell office:value-type="string">
            <text:p>37</text:p>
          </table:table-cell>
          <table:table-cell office:value-type="string">
            <text:p>BC</text:p>
          </table:table-cell>
          <table:table-cell office:value-type="string">
            <text:p>74</text:p>
          </table:table-cell>
          <table:table-cell table:number-columns-repeated="1015"/>
        </table:table-row>
        <table:table-row table:style-name="ro4">
          <table:table-cell office:value-type="string">
            <text:p>B2</text:p>
          </table:table-cell>
          <table:table-cell office:value-type="string">
            <text:p>37</text:p>
          </table:table-cell>
          <table:table-cell office:value-type="string">
            <text:p>3E</text:p>
          </table:table-cell>
          <table:table-cell office:value-type="string">
            <text:p>7F</text:p>
          </table:table-cell>
          <table:table-cell office:value-type="string">
            <text:p>CD</text:p>
          </table:table-cell>
          <table:table-cell office:value-type="string">
            <text:p>55</text:p>
          </table:table-cell>
          <table:table-cell office:value-type="string">
            <text:p>2A</text:p>
          </table:table-cell>
          <table:table-cell office:value-type="string">
            <text:p>AB</text:p>
          </table:table-cell>
          <table:table-cell office:value-type="string">
            <text:p>66</text:p>
          </table:table-cell>
          <table:table-cell table:number-columns-repeated="1015"/>
        </table:table-row>
        <table:table-row table:style-name="ro4">
          <table:table-cell office:value-type="string">
            <text:p>B3</text:p>
          </table:table-cell>
          <table:table-cell office:value-type="string">
            <text:p>6D</text:p>
          </table:table-cell>
          <table:table-cell office:value-type="string">
            <text:p>4B</text:p>
          </table:table-cell>
          <table:table-cell office:value-type="string">
            <text:p>7D</text:p>
          </table:table-cell>
          <table:table-cell office:value-type="string">
            <text:p>CE</text:p>
          </table:table-cell>
          <table:table-cell office:value-type="string">
            <text:p>5C</text:p>
          </table:table-cell>
          <table:table-cell office:value-type="string">
            <text:p>21</text:p>
          </table:table-cell>
          <table:table-cell office:value-type="string">
            <text:p>A6</text:p>
          </table:table-cell>
          <table:table-cell office:value-type="string">
            <text:p>68</text:p>
          </table:table-cell>
          <table:table-cell table:number-columns-repeated="1015"/>
        </table:table-row>
        <table:table-row table:style-name="ro4">
          <table:table-cell office:value-type="string">
            <text:p>B4</text:p>
          </table:table-cell>
          <table:table-cell office:value-type="string">
            <text:p>8D</text:p>
          </table:table-cell>
          <table:table-cell office:value-type="string">
            <text:p>C6</text:p>
          </table:table-cell>
          <table:table-cell office:value-type="string">
            <text:p>73</text:p>
          </table:table-cell>
          <table:table-cell office:value-type="string">
            <text:p>C7</text:p>
          </table:table-cell>
          <table:table-cell office:value-type="string">
            <text:p>63</text:p>
          </table:table-cell>
          <table:table-cell office:value-type="string">
            <text:p>10</text:p>
          </table:table-cell>
          <table:table-cell office:value-type="string">
            <text:p>85</text:p>
          </table:table-cell>
          <table:table-cell office:value-type="string">
            <text:p>42</text:p>
          </table:table-cell>
          <table:table-cell table:number-columns-repeated="1015"/>
        </table:table-row>
        <table:table-row table:style-name="ro4">
          <table:table-cell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D2</text:p>
          </table:table-cell>
          <table:table-cell office:value-type="string">
            <text:p>71</text:p>
          </table:table-cell>
          <table:table-cell office:value-type="string">
            <text:p>C4</text:p>
          </table:table-cell>
          <table:table-cell office:value-type="string">
            <text:p>6A</text:p>
          </table:table-cell>
          <table:table-cell office:value-type="string">
            <text:p>1B</text:p>
          </table:table-cell>
          <table:table-cell office:value-type="string">
            <text:p>88</text:p>
          </table:table-cell>
          <table:table-cell office:value-type="string">
            <text:p>4C</text:p>
          </table:table-cell>
          <table:table-cell table:number-columns-repeated="1015"/>
        </table:table-row>
        <table:table-row table:style-name="ro4">
          <table:table-cell office:value-type="string">
            <text:p>B6</text:p>
          </table:table-cell>
          <table:table-cell office:value-type="string">
            <text:p>4E</text:p>
          </table:table-cell>
          <table:table-cell office:value-type="string">
            <text:p>79</text:p>
          </table:table-cell>
          <table:table-cell office:value-type="string">
            <text:p>77</text:p>
          </table:table-cell>
          <table:table-cell office:value-type="string">
            <text:p>C1</text:p>
          </table:table-cell>
          <table:table-cell office:value-type="string">
            <text:p>71</text:p>
          </table:table-cell>
          <table:table-cell office:value-type="string">
            <text:p>06</text:p>
          </table:table-cell>
          <table:table-cell office:value-type="string">
            <text:p>9F</text:p>
          </table:table-cell>
          <table:table-cell office:value-type="string">
            <text:p>5E</text:p>
          </table:table-cell>
          <table:table-cell table:number-columns-repeated="1015"/>
        </table:table-row>
        <table:table-row table:style-name="ro4">
          <table:table-cell office:value-type="string">
            <text:p>B7</text:p>
          </table:table-cell>
          <table:table-cell office:value-type="string">
            <text:p>A9</text:p>
          </table:table-cell>
          <table:table-cell office:value-type="string">
            <text:p>20</text:p>
          </table:table-cell>
          <table:table-cell office:value-type="string">
            <text:p>75</text:p>
          </table:table-cell>
          <table:table-cell office:value-type="string">
            <text:p>C2</text:p>
          </table:table-cell>
          <table:table-cell office:value-type="string">
            <text:p>78</text:p>
          </table:table-cell>
          <table:table-cell office:value-type="string">
            <text:p>0D</text:p>
          </table:table-cell>
          <table:table-cell office:value-type="string">
            <text:p>92</text:p>
          </table:table-cell>
          <table:table-cell office:value-type="string">
            <text:p>50</text:p>
          </table:table-cell>
          <table:table-cell table:number-columns-repeated="1015"/>
        </table:table-row>
        <table:table-row table:style-name="ro4">
          <table:table-cell office:value-type="string">
            <text:p>B8</text:p>
          </table:table-cell>
          <table:table-cell office:value-type="string">
            <text:p>6C</text:p>
          </table:table-cell>
          <table:table-cell office:value-type="string">
            <text:p>9A</text:p>
          </table:table-cell>
          <table:table-cell office:value-type="string">
            <text:p>6B</text:p>
          </table:table-cell>
          <table:table-cell office:value-type="string">
            <text:p>D3</text:p>
          </table:table-cell>
          <table:table-cell office:value-type="string">
            <text:p>0F</text:p>
          </table:table-cell>
          <table:table-cell office:value-type="string">
            <text:p>64</text:p>
          </table:table-cell>
          <table:table-cell office:value-type="string">
            <text:p>D9</text:p>
          </table:table-cell>
          <table:table-cell office:value-type="string">
            <text:p>0A</text:p>
          </table:table-cell>
          <table:table-cell table:number-columns-repeated="1015"/>
        </table:table-row>
        <table:table-row table:style-name="ro4">
          <table:table-cell office:value-type="string">
            <text:p>B9</text:p>
          </table:table-cell>
          <table:table-cell office:value-type="string">
            <text:p>56</text:p>
          </table:table-cell>
          <table:table-cell office:value-type="string">
            <text:p>DB</text:p>
          </table:table-cell>
          <table:table-cell office:value-type="string">
            <text:p>69</text:p>
          </table:table-cell>
          <table:table-cell office:value-type="string">
            <text:p>D0</text:p>
          </table:table-cell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D4</text:p>
          </table:table-cell>
          <table:table-cell office:value-type="string">
            <text:p>04</text:p>
          </table:table-cell>
          <table:table-cell table:number-columns-repeated="1015"/>
        </table:table-row>
        <table:table-row table:style-name="ro4">
          <table:table-cell office:value-type="string">
            <text:p>BA</text:p>
          </table:table-cell>
          <table:table-cell office:value-type="string">
            <text:p>F4</text:p>
          </table:table-cell>
          <table:table-cell office:value-type="string">
            <text:p>C0</text:p>
          </table:table-cell>
          <table:table-cell office:value-type="string">
            <text:p>6F</text:p>
          </table:table-cell>
          <table:table-cell office:value-type="string">
            <text:p>D5</text:p>
          </table:table-cell>
          <table:table-cell office:value-type="string">
            <text:p>1D</text:p>
          </table:table-cell>
          <table:table-cell office:value-type="string">
            <text:p>72</text:p>
          </table:table-cell>
          <table:table-cell office:value-type="string">
            <text:p>C3</text:p>
          </table:table-cell>
          <table:table-cell office:value-type="string">
            <text:p>16</text:p>
          </table:table-cell>
          <table:table-cell table:number-columns-repeated="1015"/>
        </table:table-row>
        <table:table-row table:style-name="ro4">
          <table:table-cell office:value-type="string">
            <text:p>BB</text:p>
          </table:table-cell>
          <table:table-cell office:value-type="string">
            <text:p>EA</text:p>
          </table:table-cell>
          <table:table-cell office:value-type="string">
            <text:p>FE</text:p>
          </table:table-cell>
          <table:table-cell office:value-type="string">
            <text:p>6D</text:p>
          </table:table-cell>
          <table:table-cell office:value-type="string">
            <text:p>D6</text:p>
          </table:table-cell>
          <table:table-cell office:value-type="string">
            <text:p>14</text:p>
          </table:table-cell>
          <table:table-cell office:value-type="string">
            <text:p>79</text:p>
          </table:table-cell>
          <table:table-cell office:value-type="string">
            <text:p>CE</text:p>
          </table:table-cell>
          <table:table-cell office:value-type="string">
            <text:p>18</text:p>
          </table:table-cell>
          <table:table-cell table:number-columns-repeated="1015"/>
        </table:table-row>
        <table:table-row table:style-name="ro4">
          <table:table-cell office:value-type="string">
            <text:p>BC</text:p>
          </table:table-cell>
          <table:table-cell office:value-type="string">
            <text:p>65</text:p>
          </table:table-cell>
          <table:table-cell office:value-type="string">
            <text:p>78</text:p>
          </table:table-cell>
          <table:table-cell office:value-type="string">
            <text:p>63</text:p>
          </table:table-cell>
          <table:table-cell office:value-type="string">
            <text:p>DF</text:p>
          </table:table-cell>
          <table:table-cell office:value-type="string">
            <text:p>2B</text:p>
          </table:table-cell>
          <table:table-cell office:value-type="string">
            <text:p>48</text:p>
          </table:table-cell>
          <table:table-cell office:value-type="string">
            <text:p>ED</text:p>
          </table:table-cell>
          <table:table-cell office:value-type="string">
            <text:p>32</text:p>
          </table:table-cell>
          <table:table-cell table:number-columns-repeated="1015"/>
        </table:table-row>
        <table:table-row table:style-name="ro4">
          <table:table-cell office:value-type="string">
            <text:p>BD</text:p>
          </table:table-cell>
          <table:table-cell office:value-type="string">
            <text:p>7A</text:p>
          </table:table-cell>
          <table:table-cell office:value-type="string">
            <text:p>CD</text:p>
          </table:table-cell>
          <table:table-cell office:value-type="string">
            <text:p>61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43</text:p>
          </table:table-cell>
          <table:table-cell office:value-type="string">
            <text:p>E0</text:p>
          </table:table-cell>
          <table:table-cell office:value-type="string">
            <text:p>3C</text:p>
          </table:table-cell>
          <table:table-cell table:number-columns-repeated="1015"/>
        </table:table-row>
        <table:table-row table:style-name="ro4"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5A</text:p>
          </table:table-cell>
          <table:table-cell office:value-type="string">
            <text:p>67</text:p>
          </table:table-cell>
          <table:table-cell office:value-type="string">
            <text:p>D9</text:p>
          </table:table-cell>
          <table:table-cell office:value-type="string">
            <text:p>39</text:p>
          </table:table-cell>
          <table:table-cell office:value-type="string">
            <text:p>5E</text:p>
          </table:table-cell>
          <table:table-cell office:value-type="string">
            <text:p>F7</text:p>
          </table:table-cell>
          <table:table-cell office:value-type="string">
            <text:p>2E</text:p>
          </table:table-cell>
          <table:table-cell table:number-columns-repeated="1015"/>
        </table:table-row>
        <table:table-row table:style-name="ro4"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office:value-type="string">
            <text:p>DA</text:p>
          </table:table-cell>
          <table:table-cell office:value-type="string">
            <text:p>30</text:p>
          </table:table-cell>
          <table:table-cell office:value-type="string">
            <text:p>55</text:p>
          </table:table-cell>
          <table:table-cell office:value-type="string">
            <text:p>FA</text:p>
          </table:table-cell>
          <table:table-cell office:value-type="string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C0</text:p>
          </table:table-cell>
          <table:table-cell office:value-type="string">
            <text:p>BA</text:p>
          </table:table-cell>
          <table:table-cell office:value-type="string">
            <text:p>1F</text:p>
          </table:table-cell>
          <table:table-cell office:value-type="string">
            <text:p>9B</text:p>
          </table:table-cell>
          <table:table-cell office:value-type="string">
            <text:p>5B</text:p>
          </table:table-cell>
          <table:table-cell office:value-type="string">
            <text:p>9A</text:p>
          </table:table-cell>
          <table:table-cell office:value-type="string">
            <text:p>01</text:p>
          </table:table-cell>
          <table:table-cell office:value-type="string">
            <text:p>B7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4">
          <table:table-cell office:value-type="string">
            <text:p>C1</text:p>
          </table:table-cell>
          <table:table-cell office:value-type="string">
            <text:p>78</text:p>
          </table:table-cell>
          <table:table-cell office:value-type="string">
            <text:p>DD</text:p>
          </table:table-cell>
          <table:table-cell office:value-type="string">
            <text:p>99</text:p>
          </table:table-cell>
          <table:table-cell office:value-type="string">
            <text:p>58</text:p>
          </table:table-cell>
          <table:table-cell office:value-type="string">
            <text:p>93</text:p>
          </table:table-cell>
          <table:table-cell office:value-type="string">
            <text:p>0A</text:p>
          </table:table-cell>
          <table:table-cell office:value-type="string">
            <text:p>BA</text:p>
          </table:table-cell>
          <table:table-cell office:value-type="string">
            <text:p>E2</text:p>
          </table:table-cell>
          <table:table-cell table:number-columns-repeated="1015"/>
        </table:table-row>
        <table:table-row table:style-name="ro4">
          <table:table-cell office:value-type="string">
            <text:p>C2</text:p>
          </table:table-cell>
          <table:table-cell office:value-type="string">
            <text:p>25</text:p>
          </table:table-cell>
          <table:table-cell office:value-type="string">
            <text:p>A8</text:p>
          </table:table-cell>
          <table:table-cell office:value-type="string">
            <text:p>9F</text:p>
          </table:table-cell>
          <table:table-cell office:value-type="string">
            <text:p>5D</text:p>
          </table:table-cell>
          <table:table-cell office:value-type="string">
            <text:p>88</text:p>
          </table:table-cell>
          <table:table-cell office:value-type="string">
            <text:p>17</text:p>
          </table:table-cell>
          <table:table-cell office:value-type="string">
            <text:p>AD</text:p>
          </table:table-cell>
          <table:table-cell office:value-type="string">
            <text:p>F0</text:p>
          </table:table-cell>
          <table:table-cell table:number-columns-repeated="1015"/>
        </table:table-row>
        <table:table-row table:style-name="ro4">
          <table:table-cell office:value-type="string">
            <text:p>C3</text:p>
          </table:table-cell>
          <table:table-cell office:value-type="string">
            <text:p>2E</text:p>
          </table:table-cell>
          <table:table-cell office:value-type="string">
            <text:p>33</text:p>
          </table:table-cell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81</text:p>
          </table:table-cell>
          <table:table-cell office:value-type="string">
            <text:p>1C</text:p>
          </table:table-cell>
          <table:table-cell office:value-type="string">
            <text:p>A0</text:p>
          </table:table-cell>
          <table:table-cell office:value-type="string">
            <text:p>FE</text:p>
          </table:table-cell>
          <table:table-cell table:number-columns-repeated="1015"/>
        </table:table-row>
        <table:table-row table:style-name="ro4">
          <table:table-cell office:value-type="string">
            <text:p>C4</text:p>
          </table:table-cell>
          <table:table-cell office:value-type="string">
            <text:p>1C</text:p>
          </table:table-cell>
          <table:table-cell office:value-type="string">
            <text:p>88</text:p>
          </table:table-cell>
          <table:table-cell office:value-type="string">
            <text:p>93</text:p>
          </table:table-cell>
          <table:table-cell office:value-type="string">
            <text:p>57</text:p>
          </table:table-cell>
          <table:table-cell office:value-type="string">
            <text:p>BE</text:p>
          </table:table-cell>
          <table:table-cell office:value-type="string">
            <text:p>2D</text:p>
          </table:table-cell>
          <table:table-cell office:value-type="string">
            <text:p>83</text:p>
          </table:table-cell>
          <table:table-cell office:value-type="string">
            <text:p>D4</text:p>
          </table:table-cell>
          <table:table-cell table:number-columns-repeated="1015"/>
        </table:table-row>
        <table:table-row table:style-name="ro4">
          <table:table-cell office:value-type="string">
            <text:p>C5</text:p>
          </table:table-cell>
          <table:table-cell office:value-type="string">
            <text:p>A6</text:p>
          </table:table-cell>
          <table:table-cell office:value-type="string">
            <text:p>07</text:p>
          </table:table-cell>
          <table:table-cell office:value-type="string">
            <text:p>91</text:p>
          </table:table-cell>
          <table:table-cell office:value-type="string">
            <text:p>54</text:p>
          </table:table-cell>
          <table:table-cell office:value-type="string">
            <text:p>B7</text:p>
          </table:table-cell>
          <table:table-cell office:value-type="string">
            <text:p>26</text:p>
          </table:table-cell>
          <table:table-cell office:value-type="string">
            <text:p>8E</text:p>
          </table:table-cell>
          <table:table-cell office:value-type="string">
            <text:p>DA</text:p>
          </table:table-cell>
          <table:table-cell table:number-columns-repeated="1015"/>
        </table:table-row>
        <table:table-row table:style-name="ro4">
          <table:table-cell office:value-type="string">
            <text:p>C6</text:p>
          </table:table-cell>
          <table:table-cell office:value-type="string">
            <text:p>B4</text:p>
          </table:table-cell>
          <table:table-cell office:value-type="string">
            <text:p>C7</text:p>
          </table:table-cell>
          <table:table-cell office:value-type="string">
            <text:p>97</text:p>
          </table:table-cell>
          <table:table-cell office:value-type="string">
            <text:p>51</text:p>
          </table:table-cell>
          <table:table-cell office:value-type="string">
            <text:p>AC</text:p>
          </table:table-cell>
          <table:table-cell office:value-type="string">
            <text:p>3B</text:p>
          </table:table-cell>
          <table:table-cell office:value-type="string">
            <text:p>99</text:p>
          </table:table-cell>
          <table:table-cell office:value-type="string">
            <text:p>C8</text:p>
          </table:table-cell>
          <table:table-cell table:number-columns-repeated="1015"/>
        </table:table-row>
        <table:table-row table:style-name="ro4">
          <table:table-cell office:value-type="string">
            <text:p>C7</text:p>
          </table:table-cell>
          <table:table-cell office:value-type="string">
            <text:p>C6</text:p>
          </table:table-cell>
          <table:table-cell office:value-type="string">
            <text:p>31</text:p>
          </table:table-cell>
          <table:table-cell office:value-type="string">
            <text:p>95</text:p>
          </table:table-cell>
          <table:table-cell office:value-type="string">
            <text:p>52</text:p>
          </table:table-cell>
          <table:table-cell office:value-type="string">
            <text:p>A5</text:p>
          </table:table-cell>
          <table:table-cell office:value-type="string">
            <text:p>30</text:p>
          </table:table-cell>
          <table:table-cell office:value-type="string">
            <text:p>94</text:p>
          </table:table-cell>
          <table:table-cell office:value-type="string">
            <text:p>C6</text:p>
          </table:table-cell>
          <table:table-cell table:number-columns-repeated="1015"/>
        </table:table-row>
        <table:table-row table:style-name="ro4">
          <table:table-cell office:value-type="string">
            <text:p>C8</text:p>
          </table:table-cell>
          <table:table-cell office:value-type="string">
            <text:p>E8</text:p>
          </table:table-cell>
          <table:table-cell office:value-type="string">
            <text:p>B1</text:p>
          </table:table-cell>
          <table:table-cell office:value-type="string">
            <text:p>8B</text:p>
          </table:table-cell>
          <table:table-cell office:value-type="string">
            <text:p>43</text:p>
          </table:table-cell>
          <table:table-cell office:value-type="string">
            <text:p>D2</text:p>
          </table:table-cell>
          <table:table-cell office:value-type="string">
            <text:p>59</text:p>
          </table:table-cell>
          <table:table-cell office:value-type="string">
            <text:p>DF</text:p>
          </table:table-cell>
          <table:table-cell office:value-type="string">
            <text:p>9C</text:p>
          </table:table-cell>
          <table:table-cell table:number-columns-repeated="1015"/>
        </table:table-row>
        <table:table-row table:style-name="ro4">
          <table:table-cell office:value-type="string">
            <text:p>C9</text:p>
          </table:table-cell>
          <table:table-cell office:value-type="string">
            <text:p>DD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office:value-type="string">
            <text:p>40</text:p>
          </table:table-cell>
          <table:table-cell office:value-type="string">
            <text:p>DB</text:p>
          </table:table-cell>
          <table:table-cell office:value-type="string">
            <text:p>52</text:p>
          </table:table-cell>
          <table:table-cell office:value-type="string">
            <text:p>D2</text:p>
          </table:table-cell>
          <table:table-cell office:value-type="string">
            <text:p>92</text:p>
          </table:table-cell>
          <table:table-cell table:number-columns-repeated="1015"/>
        </table:table-row>
        <table:table-row table:style-name="ro4">
          <table:table-cell office:value-type="string">
            <text:p>CA</text:p>
          </table:table-cell>
          <table:table-cell office:value-type="string">
            <text:p>74</text:p>
          </table:table-cell>
          <table:table-cell office:value-type="string">
            <text:p>10</text:p>
          </table:table-cell>
          <table:table-cell office:value-type="string">
            <text:p>8F</text:p>
          </table:table-cell>
          <table:table-cell office:value-type="string">
            <text:p>45</text:p>
          </table:table-cell>
          <table:table-cell office:value-type="string">
            <text:p>C0</text:p>
          </table:table-cell>
          <table:table-cell office:value-type="string">
            <text:p>4F</text:p>
          </table:table-cell>
          <table:table-cell office:value-type="string">
            <text:p>C5</text:p>
          </table:table-cell>
          <table:table-cell office:value-type="string">
            <text:p>80</text:p>
          </table:table-cell>
          <table:table-cell table:number-columns-repeated="1015"/>
        </table:table-row>
        <table:table-row table:style-name="ro4">
          <table:table-cell office:value-type="string">
            <text:p>CB</text:p>
          </table:table-cell>
          <table:table-cell office:value-type="string">
            <text:p>1F</text:p>
          </table:table-cell>
          <table:table-cell office:value-type="string">
            <text:p>59</text:p>
          </table:table-cell>
          <table:table-cell office:value-type="string">
            <text:p>8D</text:p>
          </table:table-cell>
          <table:table-cell office:value-type="string">
            <text:p>46</text:p>
          </table:table-cell>
          <table:table-cell office:value-type="string">
            <text:p>C9</text:p>
          </table:table-cell>
          <table:table-cell office:value-type="string">
            <text:p>44</text:p>
          </table:table-cell>
          <table:table-cell office:value-type="string">
            <text:p>C8</text:p>
          </table:table-cell>
          <table:table-cell office:value-type="string">
            <text:p>8E</text:p>
          </table:table-cell>
          <table:table-cell table:number-columns-repeated="1015"/>
        </table:table-row>
        <table:table-row table:style-name="ro4">
          <table:table-cell office:value-type="string">
            <text:p>CC</text:p>
          </table:table-cell>
          <table:table-cell office:value-type="string">
            <text:p>4B</text:p>
          </table:table-cell>
          <table:table-cell office:value-type="string">
            <text:p>27</text:p>
          </table:table-cell>
          <table:table-cell office:value-type="string">
            <text:p>83</text:p>
          </table:table-cell>
          <table:table-cell office:value-type="string">
            <text:p>4F</text:p>
          </table:table-cell>
          <table:table-cell office:value-type="string">
            <text:p>F6</text:p>
          </table:table-cell>
          <table:table-cell office:value-type="string">
            <text:p>75</text:p>
          </table:table-cell>
          <table:table-cell office:value-type="string">
            <text:p>EB</text:p>
          </table:table-cell>
          <table:table-cell office:value-type="string">
            <text:p>A4</text:p>
          </table:table-cell>
          <table:table-cell table:number-columns-repeated="1015"/>
        </table:table-row>
        <table:table-row table:style-name="ro4"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80</text:p>
          </table:table-cell>
          <table:table-cell office:value-type="string">
            <text:p>81</text:p>
          </table:table-cell>
          <table:table-cell office:value-type="string">
            <text:p>4C</text:p>
          </table:table-cell>
          <table:table-cell office:value-type="string">
            <text:p>FF</text:p>
          </table:table-cell>
          <table:table-cell office:value-type="string">
            <text:p>7E</text:p>
          </table:table-cell>
          <table:table-cell office:value-type="string">
            <text:p>E6</text:p>
          </table:table-cell>
          <table:table-cell office:value-type="string">
            <text:p>AA</text:p>
          </table:table-cell>
          <table:table-cell table:number-columns-repeated="1015"/>
        </table:table-row>
        <table:table-row table:style-name="ro4">
          <table:table-cell office:value-type="string">
            <text:p>CE</text:p>
          </table:table-cell>
          <table:table-cell office:value-type="string">
            <text:p>8B</text:p>
          </table:table-cell>
          <table:table-cell office:value-type="string">
            <text:p>EC</text:p>
          </table:table-cell>
          <table:table-cell office:value-type="string">
            <text:p>87</text:p>
          </table:table-cell>
          <table:table-cell office:value-type="string">
            <text:p>49</text:p>
          </table:table-cell>
          <table:table-cell office:value-type="string">
            <text:p>E4</text:p>
          </table:table-cell>
          <table:table-cell office:value-type="string">
            <text:p>63</text:p>
          </table:table-cell>
          <table:table-cell office:value-type="string">
            <text:p>F1</text:p>
          </table:table-cell>
          <table:table-cell office:value-type="string">
            <text:p>B8</text:p>
          </table:table-cell>
          <table:table-cell table:number-columns-repeated="1015"/>
        </table:table-row>
        <table:table-row table:style-name="ro4">
          <table:table-cell office:value-type="string">
            <text:p>CF</text:p>
          </table:table-cell>
          <table:table-cell office:value-type="string">
            <text:p>8A</text:p>
          </table:table-cell>
          <table:table-cell office:value-type="string">
            <text:p>5F</text:p>
          </table:table-cell>
          <table:table-cell office:value-type="string">
            <text:p>85</text:p>
          </table:table-cell>
          <table:table-cell office:value-type="string">
            <text:p>4A</text:p>
          </table:table-cell>
          <table:table-cell office:value-type="string">
            <text:p>ED</text:p>
          </table:table-cell>
          <table:table-cell office:value-type="string">
            <text:p>68</text:p>
          </table:table-cell>
          <table:table-cell office:value-type="string">
            <text:p>FC</text:p>
          </table:table-cell>
          <table:table-cell office:value-type="string">
            <text:p>B6</text:p>
          </table:table-cell>
          <table:table-cell table:number-columns-repeated="1015"/>
        </table:table-row>
        <table:table-row table:style-name="ro4">
          <table:table-cell office:value-type="string">
            <text:p>D0</text:p>
          </table:table-cell>
          <table:table-cell office:value-type="string">
            <text:p>70</text:p>
          </table:table-cell>
          <table:table-cell office:value-type="string">
            <text:p>60</text:p>
          </table:table-cell>
          <table:table-cell office:value-type="string">
            <text:p>BB</text:p>
          </table:table-cell>
          <table:table-cell office:value-type="string">
            <text:p>6B</text:p>
          </table:table-cell>
          <table:table-cell office:value-type="string">
            <text:p>0A</text:p>
          </table:table-cell>
          <table:table-cell office:value-type="string">
            <text:p>B1</text:p>
          </table:table-cell>
          <table:table-cell office:value-type="string">
            <text:p>67</text:p>
          </table:table-cell>
          <table:table-cell office:value-type="string">
            <text:p>0C</text:p>
          </table:table-cell>
          <table:table-cell table:number-columns-repeated="1015"/>
        </table:table-row>
        <table:table-row table:style-name="ro4">
          <table:table-cell office:value-type="string">
            <text:p>D1</text:p>
          </table:table-cell>
          <table:table-cell office:value-type="string">
            <text:p>3E</text:p>
          </table:table-cell>
          <table:table-cell office:value-type="string">
            <text:p>51</text:p>
          </table:table-cell>
          <table:table-cell office:value-type="string">
            <text:p>B9</text:p>
          </table:table-cell>
          <table:table-cell office:value-type="string">
            <text:p>68</text:p>
          </table:table-cell>
          <table:table-cell office:value-type="string">
            <text:p>03</text:p>
          </table:table-cell>
          <table:table-cell office:value-type="string">
            <text:p>BA</text:p>
          </table:table-cell>
          <table:table-cell office:value-type="string">
            <text:p>6A</text:p>
          </table:table-cell>
          <table:table-cell office:value-type="string">
            <text:p>02</text:p>
          </table:table-cell>
          <table:table-cell table:number-columns-repeated="1015"/>
        </table:table-row>
        <table:table-row table:style-name="ro4">
          <table:table-cell office:value-type="string">
            <text:p>D2</text:p>
          </table:table-cell>
          <table:table-cell office:value-type="string">
            <text:p>B5</text:p>
          </table:table-cell>
          <table:table-cell office:value-type="string">
            <text:p>7F</text:p>
          </table:table-cell>
          <table:table-cell office:value-type="string">
            <text:p>BF</text:p>
          </table:table-cell>
          <table:table-cell office:value-type="string">
            <text:p>6D</text:p>
          </table:table-cell>
          <table:table-cell office:value-type="string">
            <text:p>18</text:p>
          </table:table-cell>
          <table:table-cell office:value-type="string">
            <text:p>A7</text:p>
          </table:table-cell>
          <table:table-cell office:value-type="string">
            <text:p>7D</text:p>
          </table:table-cell>
          <table:table-cell office:value-type="string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D3</text:p>
          </table:table-cell>
          <table:table-cell office:value-type="string">
            <text:p>66</text:p>
          </table:table-cell>
          <table:table-cell office:value-type="string">
            <text:p>A9</text:p>
          </table:table-cell>
          <table:table-cell office:value-type="string">
            <text:p>BD</text:p>
          </table:table-cell>
          <table:table-cell office:value-type="string">
            <text:p>6E</text:p>
          </table:table-cell>
          <table:table-cell office:value-type="string">
            <text:p>11</text:p>
          </table:table-cell>
          <table:table-cell office:value-type="string">
            <text:p>AC</text:p>
          </table:table-cell>
          <table:table-cell office:value-type="string">
            <text:p>70</text:p>
          </table:table-cell>
          <table:table-cell office:value-type="string">
            <text:p>1E</text:p>
          </table:table-cell>
          <table:table-cell table:number-columns-repeated="1015"/>
        </table:table-row>
        <table:table-row table:style-name="ro4">
          <table:table-cell office:value-type="string">
            <text:p>D4</text:p>
          </table:table-cell>
          <table:table-cell office:value-type="string">
            <text:p>48</text:p>
          </table:table-cell>
          <table:table-cell office:value-type="string">
            <text:p>19</text:p>
          </table:table-cell>
          <table:table-cell office:value-type="string">
            <text:p>B3</text:p>
          </table:table-cell>
          <table:table-cell office:value-type="string">
            <text:p>67</text:p>
          </table:table-cell>
          <table:table-cell office:value-type="string">
            <text:p>2E</text:p>
          </table:table-cell>
          <table:table-cell office:value-type="string">
            <text:p>9D</text:p>
          </table:table-cell>
          <table:table-cell office:value-type="string">
            <text:p>53</text:p>
          </table:table-cell>
          <table:table-cell office:value-type="string">
            <text:p>34</text:p>
          </table:table-cell>
          <table:table-cell table:number-columns-repeated="1015"/>
        </table:table-row>
        <table:table-row table:style-name="ro4">
          <table:table-cell office:value-type="string">
            <text:p>D5</text:p>
          </table:table-cell>
          <table:table-cell office:value-type="string">
            <text:p>03</text:p>
          </table:table-cell>
          <table:table-cell office:value-type="string">
            <text:p>B5</text:p>
          </table:table-cell>
          <table:table-cell office:value-type="string">
            <text:p>B1</text:p>
          </table:table-cell>
          <table:table-cell office:value-type="string">
            <text:p>64</text:p>
          </table:table-cell>
          <table:table-cell office:value-type="string">
            <text:p>27</text:p>
          </table:table-cell>
          <table:table-cell office:value-type="string">
            <text:p>96</text:p>
          </table:table-cell>
          <table:table-cell office:value-type="string">
            <text:p>5E</text:p>
          </table:table-cell>
          <table:table-cell office:value-type="string">
            <text:p>3A</text:p>
          </table:table-cell>
          <table:table-cell table:number-columns-repeated="1015"/>
        </table:table-row>
        <table:table-row table:style-name="ro4">
          <table:table-cell office:value-type="string">
            <text:p>D6</text:p>
          </table:table-cell>
          <table:table-cell office:value-type="string">
            <text:p>F6</text:p>
          </table:table-cell>
          <table:table-cell office:value-type="string">
            <text:p>4A</text:p>
          </table:table-cell>
          <table:table-cell office:value-type="string">
            <text:p>B7</text:p>
          </table:table-cell>
          <table:table-cell office:value-type="string">
            <text:p>61</text:p>
          </table:table-cell>
          <table:table-cell office:value-type="string">
            <text:p>3C</text:p>
          </table:table-cell>
          <table:table-cell office:value-type="string">
            <text:p>8B</text:p>
          </table:table-cell>
          <table:table-cell office:value-type="string">
            <text:p>49</text:p>
          </table:table-cell>
          <table:table-cell office:value-type="string">
            <text:p>28</text:p>
          </table:table-cell>
          <table:table-cell table:number-columns-repeated="1015"/>
        </table:table-row>
        <table:table-row table:style-name="ro4">
          <table:table-cell office:value-type="string">
            <text:p>D7</text:p>
          </table:table-cell>
          <table:table-cell office:value-type="string">
            <text:p>0E</text:p>
          </table:table-cell>
          <table:table-cell office:value-type="string">
            <text:p>0D</text:p>
          </table:table-cell>
          <table:table-cell office:value-type="string">
            <text:p>B5</text:p>
          </table:table-cell>
          <table:table-cell office:value-type="string">
            <text:p>62</text:p>
          </table:table-cell>
          <table:table-cell office:value-type="string">
            <text:p>35</text:p>
          </table:table-cell>
          <table:table-cell office:value-type="string">
            <text:p>80</text:p>
          </table:table-cell>
          <table:table-cell office:value-type="string">
            <text:p>44</text:p>
          </table:table-cell>
          <table:table-cell office:value-type="string">
            <text:p>26</text:p>
          </table:table-cell>
          <table:table-cell table:number-columns-repeated="1015"/>
        </table:table-row>
        <table:table-row table:style-name="ro4">
          <table:table-cell office:value-type="string">
            <text:p>D8</text:p>
          </table:table-cell>
          <table:table-cell office:value-type="string">
            <text:p>61</text:p>
          </table:table-cell>
          <table:table-cell office:value-type="string">
            <text:p>2D</text:p>
          </table:table-cell>
          <table:table-cell office:value-type="string">
            <text:p>AB</text:p>
          </table:table-cell>
          <table:table-cell office:value-type="string">
            <text:p>73</text:p>
          </table:table-cell>
          <table:table-cell office:value-type="string">
            <text:p>42</text:p>
          </table:table-cell>
          <table:table-cell office:value-type="string">
            <text:p>E9</text:p>
          </table:table-cell>
          <table:table-cell office:value-type="string">
            <text:p>0F</text:p>
          </table:table-cell>
          <table:table-cell office:value-type="string">
            <text:p>7C</text:p>
          </table:table-cell>
          <table:table-cell table:number-columns-repeated="1015"/>
        </table:table-row>
        <table:table-row table:style-name="ro4">
          <table:table-cell office:value-type="string">
            <text:p>D9</text:p>
          </table:table-cell>
          <table:table-cell office:value-type="string">
            <text:p>35</text:p>
          </table:table-cell>
          <table:table-cell office:value-type="string">
            <text:p>E5</text:p>
          </table:table-cell>
          <table:table-cell office:value-type="string">
            <text:p>A9</text:p>
          </table:table-cell>
          <table:table-cell office:value-type="string">
            <text:p>70</text:p>
          </table:table-cell>
          <table:table-cell office:value-type="string">
            <text:p>4B</text:p>
          </table:table-cell>
          <table:table-cell office:value-type="string">
            <text:p>E2</text:p>
          </table:table-cell>
          <table:table-cell office:value-type="string">
            <text:p>02</text:p>
          </table:table-cell>
          <table:table-cell office:value-type="string">
            <text:p>72</text:p>
          </table:table-cell>
          <table:table-cell table:number-columns-repeated="1015"/>
        </table:table-row>
        <table:table-row table:style-name="ro4">
          <table:table-cell office:value-type="string">
            <text:p>DA</text:p>
          </table:table-cell>
          <table:table-cell office:value-type="string">
            <text:p>57</text:p>
          </table:table-cell>
          <table:table-cell office:value-type="string">
            <text:p>7A</text:p>
          </table:table-cell>
          <table:table-cell office:value-type="string">
            <text:p>AF</text:p>
          </table:table-cell>
          <table:table-cell office:value-type="string">
            <text:p>75</text:p>
          </table:table-cell>
          <table:table-cell office:value-type="string">
            <text:p>50</text:p>
          </table:table-cell>
          <table:table-cell office:value-type="string">
            <text:p>FF</text:p>
          </table:table-cell>
          <table:table-cell office:value-type="string">
            <text:p>15</text:p>
          </table:table-cell>
          <table:table-cell office:value-type="string">
            <text:p>60</text:p>
          </table:table-cell>
          <table:table-cell table:number-columns-repeated="1015"/>
        </table:table-row>
        <table:table-row table:style-name="ro4">
          <table:table-cell office:value-type="string">
            <text:p>DB</text:p>
          </table:table-cell>
          <table:table-cell office:value-type="string">
            <text:p>B9</text:p>
          </table:table-cell>
          <table:table-cell office:value-type="string">
            <text:p>9F</text:p>
          </table:table-cell>
          <table:table-cell office:value-type="string">
            <text:p>AD</text:p>
          </table:table-cell>
          <table:table-cell office:value-type="string">
            <text:p>76</text:p>
          </table:table-cell>
          <table:table-cell office:value-type="string">
            <text:p>59</text:p>
          </table:table-cell>
          <table:table-cell office:value-type="string">
            <text:p>F4</text:p>
          </table:table-cell>
          <table:table-cell office:value-type="string">
            <text:p>18</text:p>
          </table:table-cell>
          <table:table-cell office:value-type="string">
            <text:p>6E</text:p>
          </table:table-cell>
          <table:table-cell table:number-columns-repeated="1015"/>
        </table:table-row>
        <table:table-row table:style-name="ro4">
          <table:table-cell office:value-type="string">
            <text:p>DC</text:p>
          </table:table-cell>
          <table:table-cell office:value-type="string">
            <text:p>86</text:p>
          </table:table-cell>
          <table:table-cell office:value-type="string">
            <text:p>93</text:p>
          </table:table-cell>
          <table:table-cell office:value-type="string">
            <text:p>A3</text:p>
          </table:table-cell>
          <table:table-cell office:value-type="string">
            <text:p>7F</text:p>
          </table:table-cell>
          <table:table-cell office:value-type="string">
            <text:p>66</text:p>
          </table:table-cell>
          <table:table-cell office:value-type="string">
            <text:p>C5</text:p>
          </table:table-cell>
          <table:table-cell office:value-type="string">
            <text:p>3B</text:p>
          </table:table-cell>
          <table:table-cell office:value-type="string">
            <text:p>44</text:p>
          </table:table-cell>
          <table:table-cell table:number-columns-repeated="1015"/>
        </table:table-row>
        <table:table-row table:style-name="ro4">
          <table:table-cell office:value-type="string">
            <text:p>DD</text:p>
          </table:table-cell>
          <table:table-cell office:value-type="string">
            <text:p>C1</text:p>
          </table:table-cell>
          <table:table-cell office:value-type="string">
            <text:p>C9</text:p>
          </table:table-cell>
          <table:table-cell office:value-type="string">
            <text:p>A1</text:p>
          </table:table-cell>
          <table:table-cell office:value-type="string">
            <text:p>7C</text:p>
          </table:table-cell>
          <table:table-cell office:value-type="string">
            <text:p>6F</text:p>
          </table:table-cell>
          <table:table-cell office:value-type="string">
            <text:p>CE</text:p>
          </table:table-cell>
          <table:table-cell office:value-type="string">
            <text:p>36</text:p>
          </table:table-cell>
          <table:table-cell office:value-type="string">
            <text:p>4A</text:p>
          </table:table-cell>
          <table:table-cell table:number-columns-repeated="1015"/>
        </table:table-row>
        <table:table-row table:style-name="ro4">
          <table:table-cell office:value-type="string">
            <text:p>DE</text:p>
          </table:table-cell>
          <table:table-cell office:value-type="string">
            <text:p>1D</text:p>
          </table:table-cell>
          <table:table-cell office:value-type="string">
            <text:p>9C</text:p>
          </table:table-cell>
          <table:table-cell office:value-type="string">
            <text:p>A7</text:p>
          </table:table-cell>
          <table:table-cell office:value-type="string">
            <text:p>79</text:p>
          </table:table-cell>
          <table:table-cell office:value-type="string">
            <text:p>74</text:p>
          </table:table-cell>
          <table:table-cell office:value-type="string">
            <text:p>D3</text:p>
          </table:table-cell>
          <table:table-cell office:value-type="string">
            <text:p>21</text:p>
          </table:table-cell>
          <table:table-cell office:value-type="string">
            <text:p>58</text:p>
          </table:table-cell>
          <table:table-cell table:number-columns-repeated="1015"/>
        </table:table-row>
        <table:table-row table:style-name="ro4">
          <table:table-cell office:value-type="string">
            <text:p>DF</text:p>
          </table:table-cell>
          <table:table-cell office:value-type="string">
            <text:p>9E</text:p>
          </table:table-cell>
          <table:table-cell office:value-type="string">
            <text:p>EF</text:p>
          </table:table-cell>
          <table:table-cell office:value-type="string">
            <text:p>A5</text:p>
          </table:table-cell>
          <table:table-cell office:value-type="string">
            <text:p>7A</text:p>
          </table:table-cell>
          <table:table-cell office:value-type="string">
            <text:p>7D</text:p>
          </table:table-cell>
          <table:table-cell office:value-type="string">
            <text:p>D8</text:p>
          </table:table-cell>
          <table:table-cell office:value-type="string">
            <text:p>2C</text:p>
          </table:table-cell>
          <table:table-cell office:value-type="string">
            <text:p>56</text:p>
          </table:table-cell>
          <table:table-cell table:number-columns-repeated="1015"/>
        </table:table-row>
        <table:table-row table:style-name="ro4"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A0</text:p>
          </table:table-cell>
          <table:table-cell office:value-type="string">
            <text:p>DB</text:p>
          </table:table-cell>
          <table:table-cell office:value-type="string">
            <text:p>3B</text:p>
          </table:table-cell>
          <table:table-cell office:value-type="string">
            <text:p>A1</text:p>
          </table:table-cell>
          <table:table-cell office:value-type="string">
            <text:p>7A</text:p>
          </table:table-cell>
          <table:table-cell office:value-type="string">
            <text:p>0C</text:p>
          </table:table-cell>
          <table:table-cell office:value-type="string">
            <text:p>37</text:p>
          </table:table-cell>
          <table:table-cell table:number-columns-repeated="1015"/>
        </table:table-row>
        <table:table-row table:style-name="ro4">
          <table:table-cell office:value-type="string">
            <text:p>E1</text:p>
          </table:table-cell>
          <table:table-cell office:value-type="string">
            <text:p>F8</text:p>
          </table:table-cell>
          <table:table-cell office:value-type="string">
            <text:p>E0</text:p>
          </table:table-cell>
          <table:table-cell office:value-type="string">
            <text:p>D9</text:p>
          </table:table-cell>
          <table:table-cell office:value-type="string">
            <text:p>38</text:p>
          </table:table-cell>
          <table:table-cell office:value-type="string">
            <text:p>A8</text:p>
          </table:table-cell>
          <table:table-cell office:value-type="string">
            <text:p>71</text:p>
          </table:table-cell>
          <table:table-cell office:value-type="string">
            <text:p>01</text:p>
          </table:table-cell>
          <table:table-cell office:value-type="string">
            <text:p>39</text:p>
          </table:table-cell>
          <table:table-cell table:number-columns-repeated="1015"/>
        </table:table-row>
        <table:table-row table:style-name="ro4"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3B</text:p>
          </table:table-cell>
          <table:table-cell office:value-type="string">
            <text:p>DF</text:p>
          </table:table-cell>
          <table:table-cell office:value-type="string">
            <text:p>3D</text:p>
          </table:table-cell>
          <table:table-cell office:value-type="string">
            <text:p>B3</text:p>
          </table:table-cell>
          <table:table-cell office:value-type="string">
            <text:p>6C</text:p>
          </table:table-cell>
          <table:table-cell office:value-type="string">
            <text:p>16</text:p>
          </table:table-cell>
          <table:table-cell office:value-type="string">
            <text:p>2B</text:p>
          </table:table-cell>
          <table:table-cell table:number-columns-repeated="1015"/>
        </table:table-row>
        <table:table-row table:style-name="ro4">
          <table:table-cell office:value-type="string">
            <text:p>E3</text:p>
          </table:table-cell>
          <table:table-cell office:value-type="string">
            <text:p>11</text:p>
          </table:table-cell>
          <table:table-cell office:value-type="string">
            <text:p>4D</text:p>
          </table:table-cell>
          <table:table-cell office:value-type="string">
            <text:p>DD</text:p>
          </table:table-cell>
          <table:table-cell office:value-type="string">
            <text:p>3E</text:p>
          </table:table-cell>
          <table:table-cell office:value-type="string">
            <text:p>BA</text:p>
          </table:table-cell>
          <table:table-cell office:value-type="string">
            <text:p>67</text:p>
          </table:table-cell>
          <table:table-cell office:value-type="string">
            <text:p>1B</text:p>
          </table:table-cell>
          <table:table-cell office:value-type="string">
            <text:p>25</text:p>
          </table:table-cell>
          <table:table-cell table:number-columns-repeated="1015"/>
        </table:table-row>
        <table:table-row table:style-name="ro4">
          <table:table-cell office:value-type="string">
            <text:p>E4</text:p>
          </table:table-cell>
          <table:table-cell office:value-type="string">
            <text:p>69</text:p>
          </table:table-cell>
          <table:table-cell office:value-type="string">
            <text:p>AE</text:p>
          </table:table-cell>
          <table:table-cell office:value-type="string">
            <text:p>D3</text:p>
          </table:table-cell>
          <table:table-cell office:value-type="string">
            <text:p>37</text:p>
          </table:table-cell>
          <table:table-cell office:value-type="string">
            <text:p>85</text:p>
          </table:table-cell>
          <table:table-cell office:value-type="string">
            <text:p>5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table:number-columns-repeated="1015"/>
        </table:table-row>
        <table:table-row table:style-name="ro4">
          <table:table-cell office:value-type="string">
            <text:p>E5</text:p>
          </table:table-cell>
          <table:table-cell office:value-type="string">
            <text:p>D9</text:p>
          </table:table-cell>
          <table:table-cell office:value-type="string">
            <text:p>2A</text:p>
          </table:table-cell>
          <table:table-cell office:value-type="string">
            <text:p>D1</text:p>
          </table:table-cell>
          <table:table-cell office:value-type="string">
            <text:p>34</text:p>
          </table:table-cell>
          <table:table-cell office:value-type="string">
            <text:p>8C</text:p>
          </table:table-cell>
          <table:table-cell office:value-type="string">
            <text:p>5D</text:p>
          </table:table-cell>
          <table:table-cell office:value-type="string">
            <text:p>35</text:p>
          </table:table-cell>
          <table:table-cell office:value-type="string">
            <text:p>01</text:p>
          </table:table-cell>
          <table:table-cell table:number-columns-repeated="1015"/>
        </table:table-row>
        <table:table-row table:style-name="ro4">
          <table:table-cell office:value-type="string">
            <text:p>E6</text:p>
          </table:table-cell>
          <table:table-cell office:value-type="string">
            <text:p>8E</text:p>
          </table:table-cell>
          <table:table-cell office:value-type="string">
            <text:p>F5</text:p>
          </table:table-cell>
          <table:table-cell office:value-type="string">
            <text:p>D7</text:p>
          </table:table-cell>
          <table:table-cell office:value-type="string">
            <text:p>31</text:p>
          </table:table-cell>
          <table:table-cell office:value-type="string">
            <text:p>97</text:p>
          </table:table-cell>
          <table:table-cell office:value-type="string">
            <text:p>40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table:number-columns-repeated="1015"/>
        </table:table-row>
        <table:table-row table:style-name="ro4">
          <table:table-cell office:value-type="string">
            <text:p>E7</text:p>
          </table:table-cell>
          <table:table-cell office:value-type="string">
            <text:p>94</text:p>
          </table:table-cell>
          <table:table-cell office:value-type="string">
            <text:p>B0</text:p>
          </table:table-cell>
          <table:table-cell office:value-type="string">
            <text:p>D5</text:p>
          </table:table-cell>
          <table:table-cell office:value-type="string">
            <text:p>32</text:p>
          </table:table-cell>
          <table:table-cell office:value-type="string">
            <text:p>9E</text:p>
          </table:table-cell>
          <table:table-cell office:value-type="string">
            <text:p>4B</text:p>
          </table:table-cell>
          <table:table-cell office:value-type="string">
            <text:p>2F</text:p>
          </table:table-cell>
          <table:table-cell office:value-type="string">
            <text:p>1D</text:p>
          </table:table-cell>
          <table:table-cell table:number-columns-repeated="1015"/>
        </table:table-row>
        <table:table-row table:style-name="ro4">
          <table:table-cell office:value-type="string">
            <text:p>E8</text:p>
          </table:table-cell>
          <table:table-cell office:value-type="string">
            <text:p>9B</text:p>
          </table:table-cell>
          <table:table-cell office:value-type="string">
            <text:p>C8</text:p>
          </table:table-cell>
          <table:table-cell office:value-type="string">
            <text:p>CB</text:p>
          </table:table-cell>
          <table:table-cell office:value-type="string">
            <text:p>23</text:p>
          </table:table-cell>
          <table:table-cell office:value-type="string">
            <text:p>E9</text:p>
          </table:table-cell>
          <table:table-cell office:value-type="string">
            <text:p>22</text:p>
          </table:table-cell>
          <table:table-cell office:value-type="string">
            <text:p>64</text:p>
          </table:table-cell>
          <table:table-cell office:value-type="string">
            <text:p>47</text:p>
          </table:table-cell>
          <table:table-cell table:number-columns-repeated="1015"/>
        </table:table-row>
        <table:table-row table:style-name="ro4">
          <table:table-cell office:value-type="string">
            <text:p>E9</text:p>
          </table:table-cell>
          <table:table-cell office:value-type="string">
            <text:p>1E</text:p>
          </table:table-cell>
          <table:table-cell office:value-type="string">
            <text:p>EB</text:p>
          </table:table-cell>
          <table:table-cell office:value-type="string">
            <text:p>C9</text:p>
          </table:table-cell>
          <table:table-cell office:value-type="string">
            <text:p>20</text:p>
          </table:table-cell>
          <table:table-cell office:value-type="string">
            <text:p>E0</text:p>
          </table:table-cell>
          <table:table-cell office:value-type="string">
            <text:p>29</text:p>
          </table:table-cell>
          <table:table-cell office:value-type="string">
            <text:p>69</text:p>
          </table:table-cell>
          <table:table-cell office:value-type="string">
            <text:p>49</text:p>
          </table:table-cell>
          <table:table-cell table:number-columns-repeated="1015"/>
        </table:table-row>
        <table:table-row table:style-name="ro4">
          <table:table-cell office:value-type="string">
            <text:p>EA</text:p>
          </table:table-cell>
          <table:table-cell office:value-type="string">
            <text:p>87</text:p>
          </table:table-cell>
          <table:table-cell office:value-type="string">
            <text:p>BB</text:p>
          </table:table-cell>
          <table:table-cell office:value-type="string">
            <text:p>CF</text:p>
          </table:table-cell>
          <table:table-cell office:value-type="string">
            <text:p>25</text:p>
          </table:table-cell>
          <table:table-cell office:value-type="string">
            <text:p>FB</text:p>
          </table:table-cell>
          <table:table-cell office:value-type="string">
            <text:p>34</text:p>
          </table:table-cell>
          <table:table-cell office:value-type="string">
            <text:p>7E</text:p>
          </table:table-cell>
          <table:table-cell office:value-type="string">
            <text:p>5B</text:p>
          </table:table-cell>
          <table:table-cell table:number-columns-repeated="1015"/>
        </table:table-row>
        <table:table-row table:style-name="ro4">
          <table:table-cell office:value-type="string">
            <text:p>EB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CD</text:p>
          </table:table-cell>
          <table:table-cell office:value-type="string">
            <text:p>26</text:p>
          </table:table-cell>
          <table:table-cell office:value-type="string">
            <text:p>F2</text:p>
          </table:table-cell>
          <table:table-cell office:value-type="string">
            <text:p>3F</text:p>
          </table:table-cell>
          <table:table-cell office:value-type="string">
            <text:p>73</text:p>
          </table:table-cell>
          <table:table-cell office:value-type="string">
            <text:p>55</text:p>
          </table:table-cell>
          <table:table-cell table:number-columns-repeated="1015"/>
        </table:table-row>
        <table:table-row table:style-name="ro4">
          <table:table-cell office:value-type="string">
            <text:p>EC</text:p>
          </table:table-cell>
          <table:table-cell office:value-type="string">
            <text:p>CE</text:p>
          </table:table-cell>
          <table:table-cell office:value-type="string">
            <text:p>83</text:p>
          </table:table-cell>
          <table:table-cell office:value-type="string">
            <text:p>C3</text:p>
          </table:table-cell>
          <table:table-cell office:value-type="string">
            <text:p>2F</text:p>
          </table:table-cell>
          <table:table-cell office:value-type="string">
            <text:p>CD</text:p>
          </table:table-cell>
          <table:table-cell office:value-type="string">
            <text:p>0E</text:p>
          </table:table-cell>
          <table:table-cell office:value-type="string">
            <text:p>50</text:p>
          </table:table-cell>
          <table:table-cell office:value-type="string">
            <text:p>7F</text:p>
          </table:table-cell>
          <table:table-cell table:number-columns-repeated="1015"/>
        </table:table-row>
        <table:table-row table:style-name="ro4">
          <table:table-cell office:value-type="string">
            <text:p>ED</text:p>
          </table:table-cell>
          <table:table-cell office:value-type="string">
            <text:p>55</text:p>
          </table:table-cell>
          <table:table-cell office:value-type="string">
            <text:p>53</text:p>
          </table:table-cell>
          <table:table-cell office:value-type="string">
            <text:p>C1</text:p>
          </table:table-cell>
          <table:table-cell office:value-type="string">
            <text:p>2C</text:p>
          </table:table-cell>
          <table:table-cell office:value-type="string">
            <text:p>C4</text:p>
          </table:table-cell>
          <table:table-cell office:value-type="string">
            <text:p>05</text:p>
          </table:table-cell>
          <table:table-cell office:value-type="string">
            <text:p>5D</text:p>
          </table:table-cell>
          <table:table-cell office:value-type="string">
            <text:p>71</text:p>
          </table:table-cell>
          <table:table-cell table:number-columns-repeated="1015"/>
        </table:table-row>
        <table:table-row table:style-name="ro4">
          <table:table-cell office:value-type="string">
            <text:p>EE</text:p>
          </table:table-cell>
          <table:table-cell office:value-type="string">
            <text:p>28</text:p>
          </table:table-cell>
          <table:table-cell office:value-type="string">
            <text:p>99</text:p>
          </table:table-cell>
          <table:table-cell office:value-type="string">
            <text:p>C7</text:p>
          </table:table-cell>
          <table:table-cell office:value-type="string">
            <text:p>29</text:p>
          </table:table-cell>
          <table:table-cell office:value-type="string">
            <text:p>DF</text:p>
          </table:table-cell>
          <table:table-cell office:value-type="string">
            <text:p>18</text:p>
          </table:table-cell>
          <table:table-cell office:value-type="string">
            <text:p>4A</text:p>
          </table:table-cell>
          <table:table-cell office:value-type="string">
            <text:p>63</text:p>
          </table:table-cell>
          <table:table-cell table:number-columns-repeated="1015"/>
        </table:table-row>
        <table:table-row table:style-name="ro4">
          <table:table-cell office:value-type="string">
            <text:p>EF</text:p>
          </table:table-cell>
          <table:table-cell office:value-type="string">
            <text:p>DF</text:p>
          </table:table-cell>
          <table:table-cell office:value-type="string">
            <text:p>61</text:p>
          </table:table-cell>
          <table:table-cell office:value-type="string">
            <text:p>C5</text:p>
          </table:table-cell>
          <table:table-cell office:value-type="string">
            <text:p>2A</text:p>
          </table:table-cell>
          <table:table-cell office:value-type="string">
            <text:p>D6</text:p>
          </table:table-cell>
          <table:table-cell office:value-type="string">
            <text:p>13</text:p>
          </table:table-cell>
          <table:table-cell office:value-type="string">
            <text:p>47</text:p>
          </table:table-cell>
          <table:table-cell office:value-type="string">
            <text:p>6D</text:p>
          </table:table-cell>
          <table:table-cell table:number-columns-repeated="1015"/>
        </table:table-row>
        <table:table-row table:style-name="ro4">
          <table:table-cell office:value-type="string">
            <text:p>F0</text:p>
          </table:table-cell>
          <table:table-cell office:value-type="string">
            <text:p>8C</text:p>
          </table:table-cell>
          <table:table-cell office:value-type="string">
            <text:p>17</text:p>
          </table:table-cell>
          <table:table-cell office:value-type="string">
            <text:p>FB</text:p>
          </table:table-cell>
          <table:table-cell office:value-type="string">
            <text:p>0B</text:p>
          </table:table-cell>
          <table:table-cell office:value-type="string">
            <text:p>31</text:p>
          </table:table-cell>
          <table:table-cell office:value-type="string">
            <text:p>CA</text:p>
          </table:table-cell>
          <table:table-cell office:value-type="string">
            <text:p>DC</text:p>
          </table:table-cell>
          <table:table-cell office:value-type="string">
            <text:p>D7</text:p>
          </table:table-cell>
          <table:table-cell table:number-columns-repeated="1015"/>
        </table:table-row>
        <table:table-row table:style-name="ro4">
          <table:table-cell office:value-type="string">
            <text:p>F1</text:p>
          </table:table-cell>
          <table:table-cell office:value-type="string">
            <text:p>A1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office:value-type="string">
            <text:p>08</text:p>
          </table:table-cell>
          <table:table-cell office:value-type="string">
            <text:p>38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D9</text:p>
          </table:table-cell>
          <table:table-cell table:number-columns-repeated="1015"/>
        </table:table-row>
        <table:table-row table:style-name="ro4">
          <table:table-cell office:value-type="string">
            <text:p>F2</text:p>
          </table:table-cell>
          <table:table-cell office:value-type="string">
            <text:p>89</text:p>
          </table:table-cell>
          <table:table-cell office:value-type="string">
            <text:p>04</text:p>
          </table:table-cell>
          <table:table-cell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23</text:p>
          </table:table-cell>
          <table:table-cell office:value-type="string">
            <text:p>DC</text:p>
          </table:table-cell>
          <table:table-cell office:value-type="string">
            <text:p>C6</text:p>
          </table:table-cell>
          <table:table-cell office:value-type="string">
            <text:p>CB</text:p>
          </table:table-cell>
          <table:table-cell table:number-columns-repeated="1015"/>
        </table:table-row>
        <table:table-row table:style-name="ro4">
          <table:table-cell office:value-type="string">
            <text:p>F3</text:p>
          </table:table-cell>
          <table:table-cell office:value-type="string">
            <text:p>0D</text:p>
          </table:table-cell>
          <table:table-cell office:value-type="string">
            <text:p>7E</text:p>
          </table:table-cell>
          <table:table-cell office:value-type="string">
            <text:p>FD</text:p>
          </table:table-cell>
          <table:table-cell office:value-type="string">
            <text:p>0E</text:p>
          </table:table-cell>
          <table:table-cell office:value-type="string">
            <text:p>2A</text:p>
          </table:table-cell>
          <table:table-cell office:value-type="string">
            <text:p>D7</text:p>
          </table:table-cell>
          <table:table-cell office:value-type="string">
            <text:p>CB</text:p>
          </table:table-cell>
          <table:table-cell office:value-type="string">
            <text:p>C5</text:p>
          </table:table-cell>
          <table:table-cell table:number-columns-repeated="1015"/>
        </table:table-row>
        <table:table-row table:style-name="ro4">
          <table:table-cell office:value-type="string">
            <text:p>F4</text:p>
          </table:table-cell>
          <table:table-cell office:value-type="string">
            <text:p>BF</text:p>
          </table:table-cell>
          <table:table-cell office:value-type="string">
            <text:p>BA</text:p>
          </table:table-cell>
          <table:table-cell office:value-type="string">
            <text:p>F3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E6</text:p>
          </table:table-cell>
          <table:table-cell office:value-type="string">
            <text:p>E8</text:p>
          </table:table-cell>
          <table:table-cell office:value-type="string">
            <text:p>EF</text:p>
          </table:table-cell>
          <table:table-cell table:number-columns-repeated="1015"/>
        </table:table-row>
        <table:table-row table:style-name="ro4">
          <table:table-cell office:value-type="string">
            <text:p>F5</text:p>
          </table:table-cell>
          <table:table-cell office:value-type="string">
            <text:p>E6</text:p>
          </table:table-cell>
          <table:table-cell office:value-type="string">
            <text:p>77</text:p>
          </table:table-cell>
          <table:table-cell office:value-type="string">
            <text:p>F1</text:p>
          </table:table-cell>
          <table:table-cell office:value-type="string">
            <text:p>04</text:p>
          </table:table-cell>
          <table:table-cell office:value-type="string">
            <text:p>1C</text:p>
          </table:table-cell>
          <table:table-cell office:value-type="string">
            <text:p>ED</text:p>
          </table:table-cell>
          <table:table-cell office:value-type="string">
            <text:p>E5</text:p>
          </table:table-cell>
          <table:table-cell office:value-type="string">
            <text:p>E1</text:p>
          </table:table-cell>
          <table:table-cell table:number-columns-repeated="1015"/>
        </table:table-row>
        <table:table-row table:style-name="ro4">
          <table:table-cell office:value-type="string">
            <text:p>F6</text:p>
          </table:table-cell>
          <table:table-cell office:value-type="string">
            <text:p>42</text:p>
          </table:table-cell>
          <table:table-cell office:value-type="string">
            <text:p>D6</text:p>
          </table:table-cell>
          <table:table-cell office:value-type="string">
            <text:p>F7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F0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table:number-columns-repeated="1015"/>
        </table:table-row>
        <table:table-row table:style-name="ro4">
          <table:table-cell office:value-type="string">
            <text:p>F7</text:p>
          </table:table-cell>
          <table:table-cell office:value-type="string">
            <text:p>68</text:p>
          </table:table-cell>
          <table:table-cell office:value-type="string">
            <text:p>26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0E</text:p>
          </table:table-cell>
          <table:table-cell office:value-type="string">
            <text:p>FB</text:p>
          </table:table-cell>
          <table:table-cell office:value-type="string">
            <text:p>FF</text:p>
          </table:table-cell>
          <table:table-cell office:value-type="string">
            <text:p>FD</text:p>
          </table:table-cell>
          <table:table-cell table:number-columns-repeated="1015"/>
        </table:table-row>
        <table:table-row table:style-name="ro4">
          <table:table-cell office:value-type="string">
            <text:p>F8</text:p>
          </table:table-cell>
          <table:table-cell office:value-type="string">
            <text:p>41</text:p>
          </table:table-cell>
          <table:table-cell office:value-type="string">
            <text:p>E1</text:p>
          </table:table-cell>
          <table:table-cell office:value-type="string">
            <text:p>EB</text:p>
          </table:table-cell>
          <table:table-cell office:value-type="string">
            <text:p>13</text:p>
          </table:table-cell>
          <table:table-cell office:value-type="string">
            <text:p>79</text:p>
          </table:table-cell>
          <table:table-cell office:value-type="string">
            <text:p>92</text:p>
          </table:table-cell>
          <table:table-cell office:value-type="string">
            <text:p>B4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4">
          <table:table-cell office:value-type="string">
            <text:p>F9</text:p>
          </table:table-cell>
          <table:table-cell office:value-type="string">
            <text:p>99</text:p>
          </table:table-cell>
          <table:table-cell office:value-type="string">
            <text:p>69</text:p>
          </table:table-cell>
          <table:table-cell office:value-type="string">
            <text:p>E9</text:p>
          </table:table-cell>
          <table:table-cell office:value-type="string">
            <text:p>10</text:p>
          </table:table-cell>
          <table:table-cell office:value-type="string">
            <text:p>70</text:p>
          </table:table-cell>
          <table:table-cell office:value-type="string">
            <text:p>99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4">
          <table:table-cell office:value-type="string">
            <text:p>FA</text:p>
          </table:table-cell>
          <table:table-cell office:value-type="string">
            <text:p>2D</text:p>
          </table:table-cell>
          <table:table-cell office:value-type="string">
            <text:p>14</text:p>
          </table:table-cell>
          <table:table-cell office:value-type="string">
            <text:p>EF</text:p>
          </table:table-cell>
          <table:table-cell office:value-type="string">
            <text:p>15</text:p>
          </table:table-cell>
          <table:table-cell office:value-type="string">
            <text:p>6B</text:p>
          </table:table-cell>
          <table:table-cell office:value-type="string">
            <text:p>84</text:p>
          </table:table-cell>
          <table:table-cell office:value-type="string">
            <text:p>AE</text:p>
          </table:table-cell>
          <table:table-cell office:value-type="string">
            <text:p>BB</text:p>
          </table:table-cell>
          <table:table-cell table:number-columns-repeated="1015"/>
        </table:table-row>
        <table:table-row table:style-name="ro4">
          <table:table-cell office:value-type="string">
            <text:p>FB</text:p>
          </table:table-cell>
          <table:table-cell office:value-type="string">
            <text:p>0F</text:p>
          </table:table-cell>
          <table:table-cell office:value-type="string">
            <text:p>63</text:p>
          </table:table-cell>
          <table:table-cell office:value-type="string">
            <text:p>ED</text:p>
          </table:table-cell>
          <table:table-cell office:value-type="string">
            <text:p>16</text:p>
          </table:table-cell>
          <table:table-cell office:value-type="string">
            <text:p>62</text:p>
          </table:table-cell>
          <table:table-cell office:value-type="string">
            <text:p>8F</text:p>
          </table:table-cell>
          <table:table-cell office:value-type="string">
            <text:p>A3</text:p>
          </table:table-cell>
          <table:table-cell office:value-type="string">
            <text:p>B5</text:p>
          </table:table-cell>
          <table:table-cell table:number-columns-repeated="1015"/>
        </table:table-row>
        <table:table-row table:style-name="ro4">
          <table:table-cell office:value-type="string">
            <text:p>FC</text:p>
          </table:table-cell>
          <table:table-cell office:value-type="string">
            <text:p>B0</text:p>
          </table:table-cell>
          <table:table-cell office:value-type="string">
            <text:p>55</text:p>
          </table:table-cell>
          <table:table-cell office:value-type="string">
            <text:p>E3</text:p>
          </table:table-cell>
          <table:table-cell office:value-type="string">
            <text:p>1F</text:p>
          </table:table-cell>
          <table:table-cell office:value-type="string">
            <text:p>5D</text:p>
          </table:table-cell>
          <table:table-cell office:value-type="string">
            <text:p>BE</text:p>
          </table:table-cell>
          <table:table-cell office:value-type="string">
            <text:p>80</text:p>
          </table:table-cell>
          <table:table-cell office:value-type="string">
            <text:p>9F</text:p>
          </table:table-cell>
          <table:table-cell table:number-columns-repeated="1015"/>
        </table:table-row>
        <table:table-row table:style-name="ro4">
          <table:table-cell office:value-type="string">
            <text:p>FD</text:p>
          </table:table-cell>
          <table:table-cell office:value-type="string">
            <text:p>54</text:p>
          </table:table-cell>
          <table:table-cell office:value-type="string">
            <text:p>21</text:p>
          </table:table-cell>
          <table:table-cell office:value-type="string">
            <text:p>E1</text:p>
          </table:table-cell>
          <table:table-cell office:value-type="string">
            <text:p>1C</text:p>
          </table:table-cell>
          <table:table-cell office:value-type="string">
            <text:p>54</text:p>
          </table:table-cell>
          <table:table-cell office:value-type="string">
            <text:p>B5</text:p>
          </table:table-cell>
          <table:table-cell office:value-type="string">
            <text:p>8D</text:p>
          </table:table-cell>
          <table:table-cell office:value-type="string">
            <text:p>91</text:p>
          </table:table-cell>
          <table:table-cell table:number-columns-repeated="1015"/>
        </table:table-row>
        <table:table-row table:style-name="ro4">
          <table:table-cell office:value-type="string">
            <text:p>FE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E7</text:p>
          </table:table-cell>
          <table:table-cell office:value-type="string">
            <text:p>19</text:p>
          </table:table-cell>
          <table:table-cell office:value-type="string">
            <text:p>4F</text:p>
          </table:table-cell>
          <table:table-cell office:value-type="string">
            <text:p>A8</text:p>
          </table:table-cell>
          <table:table-cell office:value-type="string">
            <text:p>9A</text:p>
          </table:table-cell>
          <table:table-cell office:value-type="string">
            <text:p>83</text:p>
          </table:table-cell>
          <table:table-cell table:number-columns-repeated="1015"/>
        </table:table-row>
        <table:table-row table:style-name="ro4">
          <table:table-cell office:value-type="string">
            <text:p>FF</text:p>
          </table:table-cell>
          <table:table-cell office:value-type="string">
            <text:p>16</text:p>
          </table:table-cell>
          <table:table-cell office:value-type="string">
            <text:p>7D</text:p>
          </table:table-cell>
          <table:table-cell office:value-type="string">
            <text:p>E5</text:p>
          </table:table-cell>
          <table:table-cell office:value-type="string">
            <text:p>1A</text:p>
          </table:table-cell>
          <table:table-cell office:value-type="string">
            <text:p>46</text:p>
          </table:table-cell>
          <table:table-cell office:value-type="string">
            <text:p>A3</text:p>
          </table:table-cell>
          <table:table-cell office:value-type="string">
            <text:p>97</text:p>
          </table:table-cell>
          <table:table-cell office:value-type="string">
            <text:p>8D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00-00-00</text:date>, <text:time style:data-style-name="N2" text:time-value="20:56:44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4.3.2$Windows_x86 LibreOffice_project/88805f81e9fe61362df02b9941de8e38a9b5fd16</meta:generator>
    <meta:document-statistic meta:table-count="5" meta:cell-count="6458" meta:object-count="0"/>
  </office:meta>
</office:document-meta>
</file>